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tra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.03" calcext:value-type="float">
            <text:p>0,0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_max</text:p>
          </table:table-cell>
          <table:table-cell office:value-type="float" office:value="0.7" calcext:value-type="float">
            <text:p>0,7</text:p>
          </table:table-cell>
          <table:table-cell/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X1_min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2_max</text:p>
          </table:table-cell>
          <table:table-cell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2_min</text:p>
          </table:table-cell>
          <table:table-cell office:value-type="float" office:value="0.03" calcext:value-type="float">
            <text:p>0,0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_norm</text:p>
          </table:table-cell>
          <table:table-cell table:formula="of:=2*([.C3]-[.C7])/([.C6]-[.C7])-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2_norm</text:p>
          </table:table-cell>
          <table:table-cell table:formula="of:=2*([.C4]-[.C9])/([.C8]-[.C9])-1" office:value-type="float" office:value="-1" calcext:value-type="float">
            <text:p>-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aky RELU coef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style-name="ce1" table:formula="of:=[$salida.E72]" office:value-type="float" office:value="1940.00913262257" calcext:value-type="float">
            <text:p>1.940,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formula="of:=[$salida.F72]" office:value-type="float" office:value="78.2083984567046" calcext:value-type="float">
            <text:p>78,21</text:p>
          </table:table-cell>
          <table:table-cell table:number-columns-repeated="7"/>
        </table:table-row>
      </table:table>
      <table:table table:name="layer1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O TRASPONE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bias</text:p>
          </table:table-cell>
          <table:table-cell/>
          <table:table-cell table:style-name="ce2" office:value-type="string" calcext:value-type="string">
            <text:p>Salida layer 1</text:p>
          </table:table-cell>
          <table:table-cell table:style-name="ce2" office:value-type="string" calcext:value-type="string">
            <text:p>Activación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69064" calcext:value-type="float">
            <text:p>0,47769064</text:p>
          </table:table-cell>
          <table:table-cell office:value-type="float" office:value="1.6126684" calcext:value-type="float">
            <text:p>1,6126684</text:p>
          </table:table-cell>
          <table:table-cell office:value-type="float" office:value="0.17844316" calcext:value-type="float">
            <text:p>0,17844316</text:p>
          </table:table-cell>
          <table:table-cell/>
          <table:table-cell table:formula="of:=[.B3]*[entrada.$C$11]+[.C3]*[entrada.$C$12]+[.D3]" office:value-type="float" office:value="-0.9565346" calcext:value-type="float">
            <text:p>-0,9565346</text:p>
          </table:table-cell>
          <table:table-cell table:formula="of:=[.F3]" office:value-type="float" office:value="-0.9565346" calcext:value-type="float">
            <text:p>-0,9565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12838" calcext:value-type="float">
            <text:p>1,6112838</text:p>
          </table:table-cell>
          <table:table-cell office:value-type="float" office:value="-0.8011079" calcext:value-type="float">
            <text:p>-0,8011079</text:p>
          </table:table-cell>
          <table:table-cell office:value-type="float" office:value="-0.26528051" calcext:value-type="float">
            <text:p>-0,26528051</text:p>
          </table:table-cell>
          <table:table-cell/>
          <table:table-cell table:formula="of:=[.B4]*[entrada.$C$11]+[.C4]*[entrada.$C$12]+[.D4]" office:value-type="float" office:value="2.14711119" calcext:value-type="float">
            <text:p>2,14711119</text:p>
          </table:table-cell>
          <table:table-cell table:formula="of:=[.F4]" office:value-type="float" office:value="2.14711119" calcext:value-type="float">
            <text:p>2,14711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089579" calcext:value-type="float">
            <text:p>0,21089579</text:p>
          </table:table-cell>
          <table:table-cell office:value-type="float" office:value="-0.7091437" calcext:value-type="float">
            <text:p>-0,7091437</text:p>
          </table:table-cell>
          <table:table-cell office:value-type="float" office:value="1.1266015" calcext:value-type="float">
            <text:p>1,1266015</text:p>
          </table:table-cell>
          <table:table-cell/>
          <table:table-cell table:formula="of:=[.B5]*[entrada.$C$11]+[.C5]*[entrada.$C$12]+[.D5]" office:value-type="float" office:value="2.04664099" calcext:value-type="float">
            <text:p>2,04664099</text:p>
          </table:table-cell>
          <table:table-cell table:formula="of:=[.F5]" office:value-type="float" office:value="2.04664099" calcext:value-type="float">
            <text:p>2,04664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8489738" calcext:value-type="float">
            <text:p>-0,48489738</text:p>
          </table:table-cell>
          <table:table-cell office:value-type="float" office:value="0.38461715" calcext:value-type="float">
            <text:p>0,38461715</text:p>
          </table:table-cell>
          <table:table-cell office:value-type="float" office:value="1.4062543" calcext:value-type="float">
            <text:p>1,4062543</text:p>
          </table:table-cell>
          <table:table-cell/>
          <table:table-cell table:formula="of:=[.B6]*[entrada.$C$11]+[.C6]*[entrada.$C$12]+[.D6]" office:value-type="float" office:value="0.53673977" calcext:value-type="float">
            <text:p>0,53673977</text:p>
          </table:table-cell>
          <table:table-cell table:formula="of:=[.F6]" office:value-type="float" office:value="0.53673977" calcext:value-type="float">
            <text:p>0,53673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492455" calcext:value-type="float">
            <text:p>0,14492455</text:p>
          </table:table-cell>
          <table:table-cell office:value-type="float" office:value="1.0223306" calcext:value-type="float">
            <text:p>1,0223306</text:p>
          </table:table-cell>
          <table:table-cell office:value-type="float" office:value="-0.22381799" calcext:value-type="float">
            <text:p>-0,22381799</text:p>
          </table:table-cell>
          <table:table-cell/>
          <table:table-cell table:formula="of:=[.B7]*[entrada.$C$11]+[.C7]*[entrada.$C$12]+[.D7]" office:value-type="float" office:value="-1.10122404" calcext:value-type="float">
            <text:p>-1,10122404</text:p>
          </table:table-cell>
          <table:table-cell table:formula="of:=[.F7]" office:value-type="float" office:value="-1.10122404" calcext:value-type="float">
            <text:p>-1,10122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7467444" calcext:value-type="float">
            <text:p>-0,7467444</text:p>
          </table:table-cell>
          <table:table-cell office:value-type="float" office:value="1.0238895" calcext:value-type="float">
            <text:p>1,0238895</text:p>
          </table:table-cell>
          <table:table-cell office:value-type="float" office:value="1.7555526" calcext:value-type="float">
            <text:p>1,7555526</text:p>
          </table:table-cell>
          <table:table-cell/>
          <table:table-cell table:formula="of:=[.B8]*[entrada.$C$11]+[.C8]*[entrada.$C$12]+[.D8]" office:value-type="float" office:value="-0.0150812999999999" calcext:value-type="float">
            <text:p>-0,0150813</text:p>
          </table:table-cell>
          <table:table-cell table:formula="of:=[.F8]" office:value-type="float" office:value="-0.0150812999999999" calcext:value-type="float">
            <text:p>-0,01508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0181035" calcext:value-type="float">
            <text:p>-0,30181035</text:p>
          </table:table-cell>
          <table:table-cell office:value-type="float" office:value="1.4525768" calcext:value-type="float">
            <text:p>1,4525768</text:p>
          </table:table-cell>
          <table:table-cell office:value-type="float" office:value="0.28040704" calcext:value-type="float">
            <text:p>0,28040704</text:p>
          </table:table-cell>
          <table:table-cell/>
          <table:table-cell table:formula="of:=[.B9]*[entrada.$C$11]+[.C9]*[entrada.$C$12]+[.D9]" office:value-type="float" office:value="-1.47398011" calcext:value-type="float">
            <text:p>-1,47398011</text:p>
          </table:table-cell>
          <table:table-cell table:formula="of:=[.F9]" office:value-type="float" office:value="-1.47398011" calcext:value-type="float">
            <text:p>-1,47398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68759" calcext:value-type="float">
            <text:p>0,6768759</text:p>
          </table:table-cell>
          <table:table-cell office:value-type="float" office:value="-1.908076" calcext:value-type="float">
            <text:p>-1,908076</text:p>
          </table:table-cell>
          <table:table-cell office:value-type="float" office:value="-0.6845512" calcext:value-type="float">
            <text:p>-0,6845512</text:p>
          </table:table-cell>
          <table:table-cell/>
          <table:table-cell table:formula="of:=[.B10]*[entrada.$C$11]+[.C10]*[entrada.$C$12]+[.D10]" office:value-type="float" office:value="1.9004007" calcext:value-type="float">
            <text:p>1,9004007</text:p>
          </table:table-cell>
          <table:table-cell table:formula="of:=[.F10]" office:value-type="float" office:value="1.9004007" calcext:value-type="float">
            <text:p>1,9004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211275" calcext:value-type="float">
            <text:p>1,1211275</text:p>
          </table:table-cell>
          <table:table-cell office:value-type="float" office:value="-1.5022004" calcext:value-type="float">
            <text:p>-1,5022004</text:p>
          </table:table-cell>
          <table:table-cell office:value-type="float" office:value="-0.091466896" calcext:value-type="float">
            <text:p>-0,091466896</text:p>
          </table:table-cell>
          <table:table-cell/>
          <table:table-cell table:formula="of:=[.B11]*[entrada.$C$11]+[.C11]*[entrada.$C$12]+[.D11]" office:value-type="float" office:value="2.531861004" calcext:value-type="float">
            <text:p>2,531861004</text:p>
          </table:table-cell>
          <table:table-cell table:formula="of:=[.F11]" office:value-type="float" office:value="2.531861004" calcext:value-type="float">
            <text:p>2,531861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06828" calcext:value-type="float">
            <text:p>0,4206828</text:p>
          </table:table-cell>
          <table:table-cell office:value-type="float" office:value="-1.1560016" calcext:value-type="float">
            <text:p>-1,1560016</text:p>
          </table:table-cell>
          <table:table-cell office:value-type="float" office:value="0.84502834" calcext:value-type="float">
            <text:p>0,84502834</text:p>
          </table:table-cell>
          <table:table-cell/>
          <table:table-cell table:formula="of:=[.B12]*[entrada.$C$11]+[.C12]*[entrada.$C$12]+[.D12]" office:value-type="float" office:value="2.42171274" calcext:value-type="float">
            <text:p>2,42171274</text:p>
          </table:table-cell>
          <table:table-cell table:formula="of:=[.F12]" office:value-type="float" office:value="2.42171274" calcext:value-type="float">
            <text:p>2,42171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069878" calcext:value-type="float">
            <text:p>-0,9069878</text:p>
          </table:table-cell>
          <table:table-cell office:value-type="float" office:value="0.67299396" calcext:value-type="float">
            <text:p>0,67299396</text:p>
          </table:table-cell>
          <table:table-cell office:value-type="float" office:value="-0.2353044" calcext:value-type="float">
            <text:p>-0,2353044</text:p>
          </table:table-cell>
          <table:table-cell/>
          <table:table-cell table:formula="of:=[.B13]*[entrada.$C$11]+[.C13]*[entrada.$C$12]+[.D13]" office:value-type="float" office:value="-1.81528616" calcext:value-type="float">
            <text:p>-1,81528616</text:p>
          </table:table-cell>
          <table:table-cell table:formula="of:=[.F13]" office:value-type="float" office:value="-1.81528616" calcext:value-type="float">
            <text:p>-1,81528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7232594" calcext:value-type="float">
            <text:p>-1,7232594</text:p>
          </table:table-cell>
          <table:table-cell office:value-type="float" office:value="0.24562535" calcext:value-type="float">
            <text:p>0,24562535</text:p>
          </table:table-cell>
          <table:table-cell office:value-type="float" office:value="-0.008658777" calcext:value-type="float">
            <text:p>-0,008658777</text:p>
          </table:table-cell>
          <table:table-cell/>
          <table:table-cell table:formula="of:=[.B14]*[entrada.$C$11]+[.C14]*[entrada.$C$12]+[.D14]" office:value-type="float" office:value="-1.977543527" calcext:value-type="float">
            <text:p>-1,977543527</text:p>
          </table:table-cell>
          <table:table-cell table:formula="of:=[.F14]" office:value-type="float" office:value="-1.977543527" calcext:value-type="float">
            <text:p>-1,9775435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24009915" calcext:value-type="float">
            <text:p>-0,124009915</text:p>
          </table:table-cell>
          <table:table-cell office:value-type="float" office:value="-0.06236571" calcext:value-type="float">
            <text:p>-0,06236571</text:p>
          </table:table-cell>
          <table:table-cell office:value-type="float" office:value="-1.349508" calcext:value-type="float">
            <text:p>-1,349508</text:p>
          </table:table-cell>
          <table:table-cell/>
          <table:table-cell table:formula="of:=[.B15]*[entrada.$C$11]+[.C15]*[entrada.$C$12]+[.D15]" office:value-type="float" office:value="-1.411152205" calcext:value-type="float">
            <text:p>-1,411152205</text:p>
          </table:table-cell>
          <table:table-cell table:formula="of:=[.F15]" office:value-type="float" office:value="-1.411152205" calcext:value-type="float">
            <text:p>-1,411152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47237954" calcext:value-type="float">
            <text:p>-0,47237954</text:p>
          </table:table-cell>
          <table:table-cell office:value-type="float" office:value="-0.5982606" calcext:value-type="float">
            <text:p>-0,5982606</text:p>
          </table:table-cell>
          <table:table-cell office:value-type="float" office:value="-1.3892826" calcext:value-type="float">
            <text:p>-1,3892826</text:p>
          </table:table-cell>
          <table:table-cell/>
          <table:table-cell table:formula="of:=[.B16]*[entrada.$C$11]+[.C16]*[entrada.$C$12]+[.D16]" office:value-type="float" office:value="-1.26340154" calcext:value-type="float">
            <text:p>-1,26340154</text:p>
          </table:table-cell>
          <table:table-cell table:formula="of:=[.F16]" office:value-type="float" office:value="-1.26340154" calcext:value-type="float">
            <text:p>-1,26340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36903316" calcext:value-type="float">
            <text:p>-0,36903316</text:p>
          </table:table-cell>
          <table:table-cell office:value-type="float" office:value="-1.5208404" calcext:value-type="float">
            <text:p>-1,5208404</text:p>
          </table:table-cell>
          <table:table-cell office:value-type="float" office:value="-0.35463104" calcext:value-type="float">
            <text:p>-0,35463104</text:p>
          </table:table-cell>
          <table:table-cell/>
          <table:table-cell table:formula="of:=[.B17]*[entrada.$C$11]+[.C17]*[entrada.$C$12]+[.D17]" office:value-type="float" office:value="0.7971762" calcext:value-type="float">
            <text:p>0,7971762</text:p>
          </table:table-cell>
          <table:table-cell table:formula="of:=[.F17]" office:value-type="float" office:value="0.7971762" calcext:value-type="float">
            <text:p>0,7971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5133166" calcext:value-type="float">
            <text:p>-1,5133166</text:p>
          </table:table-cell>
          <table:table-cell office:value-type="float" office:value="0.38810232" calcext:value-type="float">
            <text:p>0,38810232</text:p>
          </table:table-cell>
          <table:table-cell office:value-type="float" office:value="-0.33265805" calcext:value-type="float">
            <text:p>-0,33265805</text:p>
          </table:table-cell>
          <table:table-cell/>
          <table:table-cell table:formula="of:=[.B18]*[entrada.$C$11]+[.C18]*[entrada.$C$12]+[.D18]" office:value-type="float" office:value="-2.23407697" calcext:value-type="float">
            <text:p>-2,23407697</text:p>
          </table:table-cell>
          <table:table-cell table:formula="of:=[.F18]" office:value-type="float" office:value="-2.23407697" calcext:value-type="float">
            <text:p>-2,23407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30182382" calcext:value-type="float">
            <text:p>-0,30182382</text:p>
          </table:table-cell>
          <table:table-cell office:value-type="float" office:value="-0.9496012" calcext:value-type="float">
            <text:p>-0,9496012</text:p>
          </table:table-cell>
          <table:table-cell office:value-type="float" office:value="-1.2643584" calcext:value-type="float">
            <text:p>-1,2643584</text:p>
          </table:table-cell>
          <table:table-cell/>
          <table:table-cell table:formula="of:=[.B19]*[entrada.$C$11]+[.C19]*[entrada.$C$12]+[.D19]" office:value-type="float" office:value="-0.61658102" calcext:value-type="float">
            <text:p>-0,61658102</text:p>
          </table:table-cell>
          <table:table-cell table:formula="of:=[.F19]" office:value-type="float" office:value="-0.61658102" calcext:value-type="float">
            <text:p>-0,61658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40262088" calcext:value-type="float">
            <text:p>-0,40262088</text:p>
          </table:table-cell>
          <table:table-cell office:value-type="float" office:value="1.4587557" calcext:value-type="float">
            <text:p>1,4587557</text:p>
          </table:table-cell>
          <table:table-cell office:value-type="float" office:value="-0.33726236" calcext:value-type="float">
            <text:p>-0,33726236</text:p>
          </table:table-cell>
          <table:table-cell/>
          <table:table-cell table:formula="of:=[.B20]*[entrada.$C$11]+[.C20]*[entrada.$C$12]+[.D20]" office:value-type="float" office:value="-2.19863894" calcext:value-type="float">
            <text:p>-2,19863894</text:p>
          </table:table-cell>
          <table:table-cell table:formula="of:=[.F20]" office:value-type="float" office:value="-2.19863894" calcext:value-type="float">
            <text:p>-2,19863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31887662" calcext:value-type="float">
            <text:p>-0,31887662</text:p>
          </table:table-cell>
          <table:table-cell office:value-type="float" office:value="-0.65954417" calcext:value-type="float">
            <text:p>-0,65954417</text:p>
          </table:table-cell>
          <table:table-cell office:value-type="float" office:value="1.0216311" calcext:value-type="float">
            <text:p>1,0216311</text:p>
          </table:table-cell>
          <table:table-cell/>
          <table:table-cell table:formula="of:=[.B21]*[entrada.$C$11]+[.C21]*[entrada.$C$12]+[.D21]" office:value-type="float" office:value="1.36229865" calcext:value-type="float">
            <text:p>1,36229865</text:p>
          </table:table-cell>
          <table:table-cell table:formula="of:=[.F21]" office:value-type="float" office:value="1.36229865" calcext:value-type="float">
            <text:p>1,362298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386622" calcext:value-type="float">
            <text:p>0,8386622</text:p>
          </table:table-cell>
          <table:table-cell office:value-type="float" office:value="1.3410184" calcext:value-type="float">
            <text:p>1,3410184</text:p>
          </table:table-cell>
          <table:table-cell office:value-type="float" office:value="-0.6892429" calcext:value-type="float">
            <text:p>-0,6892429</text:p>
          </table:table-cell>
          <table:table-cell/>
          <table:table-cell table:formula="of:=[.B22]*[entrada.$C$11]+[.C22]*[entrada.$C$12]+[.D22]" office:value-type="float" office:value="-1.1915991" calcext:value-type="float">
            <text:p>-1,1915991</text:p>
          </table:table-cell>
          <table:table-cell table:formula="of:=[.F22]" office:value-type="float" office:value="-1.1915991" calcext:value-type="float">
            <text:p>-1,1915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91063774" calcext:value-type="float">
            <text:p>-0,91063774</text:p>
          </table:table-cell>
          <table:table-cell office:value-type="float" office:value="0.21868578" calcext:value-type="float">
            <text:p>0,21868578</text:p>
          </table:table-cell>
          <table:table-cell office:value-type="float" office:value="-0.4932657" calcext:value-type="float">
            <text:p>-0,4932657</text:p>
          </table:table-cell>
          <table:table-cell/>
          <table:table-cell table:formula="of:=[.B23]*[entrada.$C$11]+[.C23]*[entrada.$C$12]+[.D23]" office:value-type="float" office:value="-1.62258922" calcext:value-type="float">
            <text:p>-1,62258922</text:p>
          </table:table-cell>
          <table:table-cell table:formula="of:=[.F23]" office:value-type="float" office:value="-1.62258922" calcext:value-type="float">
            <text:p>-1,62258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65670125" calcext:value-type="float">
            <text:p>-0,065670125</text:p>
          </table:table-cell>
          <table:table-cell office:value-type="float" office:value="1.8428352" calcext:value-type="float">
            <text:p>1,8428352</text:p>
          </table:table-cell>
          <table:table-cell office:value-type="float" office:value="0.5433202" calcext:value-type="float">
            <text:p>0,5433202</text:p>
          </table:table-cell>
          <table:table-cell/>
          <table:table-cell table:formula="of:=[.B24]*[entrada.$C$11]+[.C24]*[entrada.$C$12]+[.D24]" office:value-type="float" office:value="-1.365185125" calcext:value-type="float">
            <text:p>-1,365185125</text:p>
          </table:table-cell>
          <table:table-cell table:formula="of:=[.F24]" office:value-type="float" office:value="-1.365185125" calcext:value-type="float">
            <text:p>-1,365185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25714183" calcext:value-type="float">
            <text:p>-0,25714183</text:p>
          </table:table-cell>
          <table:table-cell office:value-type="float" office:value="-0.018600062" calcext:value-type="float">
            <text:p>-0,018600062</text:p>
          </table:table-cell>
          <table:table-cell office:value-type="float" office:value="1.4668819" calcext:value-type="float">
            <text:p>1,4668819</text:p>
          </table:table-cell>
          <table:table-cell/>
          <table:table-cell table:formula="of:=[.B25]*[entrada.$C$11]+[.C25]*[entrada.$C$12]+[.D25]" office:value-type="float" office:value="1.228340132" calcext:value-type="float">
            <text:p>1,228340132</text:p>
          </table:table-cell>
          <table:table-cell table:formula="of:=[.F25]" office:value-type="float" office:value="1.228340132" calcext:value-type="float">
            <text:p>1,2283401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992636" calcext:value-type="float">
            <text:p>0,14992636</text:p>
          </table:table-cell>
          <table:table-cell office:value-type="float" office:value="-0.16429558" calcext:value-type="float">
            <text:p>-0,16429558</text:p>
          </table:table-cell>
          <table:table-cell office:value-type="float" office:value="-1.2905493" calcext:value-type="float">
            <text:p>-1,2905493</text:p>
          </table:table-cell>
          <table:table-cell/>
          <table:table-cell table:formula="of:=[.B26]*[entrada.$C$11]+[.C26]*[entrada.$C$12]+[.D26]" office:value-type="float" office:value="-0.97632736" calcext:value-type="float">
            <text:p>-0,97632736</text:p>
          </table:table-cell>
          <table:table-cell table:formula="of:=[.F26]" office:value-type="float" office:value="-0.97632736" calcext:value-type="float">
            <text:p>-0,97632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3291038" calcext:value-type="float">
            <text:p>-0,3291038</text:p>
          </table:table-cell>
          <table:table-cell office:value-type="float" office:value="-1.2644738" calcext:value-type="float">
            <text:p>-1,2644738</text:p>
          </table:table-cell>
          <table:table-cell office:value-type="float" office:value="-0.39786187" calcext:value-type="float">
            <text:p>-0,39786187</text:p>
          </table:table-cell>
          <table:table-cell/>
          <table:table-cell table:formula="of:=[.B27]*[entrada.$C$11]+[.C27]*[entrada.$C$12]+[.D27]" office:value-type="float" office:value="0.53750813" calcext:value-type="float">
            <text:p>0,53750813</text:p>
          </table:table-cell>
          <table:table-cell table:formula="of:=[.F27]" office:value-type="float" office:value="0.53750813" calcext:value-type="float">
            <text:p>0,537508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6593744" calcext:value-type="float">
            <text:p>-1,6593744</text:p>
          </table:table-cell>
          <table:table-cell office:value-type="float" office:value="0.71956223" calcext:value-type="float">
            <text:p>0,71956223</text:p>
          </table:table-cell>
          <table:table-cell office:value-type="float" office:value="0.0815338" calcext:value-type="float">
            <text:p>0,0815338</text:p>
          </table:table-cell>
          <table:table-cell/>
          <table:table-cell table:formula="of:=[.B28]*[entrada.$C$11]+[.C28]*[entrada.$C$12]+[.D28]" office:value-type="float" office:value="-2.29740283" calcext:value-type="float">
            <text:p>-2,29740283</text:p>
          </table:table-cell>
          <table:table-cell table:formula="of:=[.F28]" office:value-type="float" office:value="-2.29740283" calcext:value-type="float">
            <text:p>-2,297402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616405" calcext:value-type="float">
            <text:p>0,90616405</text:p>
          </table:table-cell>
          <table:table-cell office:value-type="float" office:value="-1.6426412" calcext:value-type="float">
            <text:p>-1,6426412</text:p>
          </table:table-cell>
          <table:table-cell office:value-type="float" office:value="0.38456652" calcext:value-type="float">
            <text:p>0,38456652</text:p>
          </table:table-cell>
          <table:table-cell/>
          <table:table-cell table:formula="of:=[.B29]*[entrada.$C$11]+[.C29]*[entrada.$C$12]+[.D29]" office:value-type="float" office:value="2.93337177" calcext:value-type="float">
            <text:p>2,93337177</text:p>
          </table:table-cell>
          <table:table-cell table:formula="of:=[.F29]" office:value-type="float" office:value="2.93337177" calcext:value-type="float">
            <text:p>2,933371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065549" calcext:value-type="float">
            <text:p>0,6065549</text:p>
          </table:table-cell>
          <table:table-cell office:value-type="float" office:value="0.140646" calcext:value-type="float">
            <text:p>0,140646</text:p>
          </table:table-cell>
          <table:table-cell office:value-type="float" office:value="0.8315956" calcext:value-type="float">
            <text:p>0,8315956</text:p>
          </table:table-cell>
          <table:table-cell/>
          <table:table-cell table:formula="of:=[.B30]*[entrada.$C$11]+[.C30]*[entrada.$C$12]+[.D30]" office:value-type="float" office:value="1.2975045" calcext:value-type="float">
            <text:p>1,2975045</text:p>
          </table:table-cell>
          <table:table-cell table:formula="of:=[.F30]" office:value-type="float" office:value="1.2975045" calcext:value-type="float">
            <text:p>1,29750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050867" calcext:value-type="float">
            <text:p>1,2050867</text:p>
          </table:table-cell>
          <table:table-cell office:value-type="float" office:value="0.34633565" calcext:value-type="float">
            <text:p>0,34633565</text:p>
          </table:table-cell>
          <table:table-cell office:value-type="float" office:value="0.73601264" calcext:value-type="float">
            <text:p>0,73601264</text:p>
          </table:table-cell>
          <table:table-cell/>
          <table:table-cell table:formula="of:=[.B31]*[entrada.$C$11]+[.C31]*[entrada.$C$12]+[.D31]" office:value-type="float" office:value="1.59476369" calcext:value-type="float">
            <text:p>1,59476369</text:p>
          </table:table-cell>
          <table:table-cell table:formula="of:=[.F31]" office:value-type="float" office:value="1.59476369" calcext:value-type="float">
            <text:p>1,59476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2866149" calcext:value-type="float">
            <text:p>1,2866149</text:p>
          </table:table-cell>
          <table:table-cell office:value-type="float" office:value="-1.2456188" calcext:value-type="float">
            <text:p>-1,2456188</text:p>
          </table:table-cell>
          <table:table-cell office:value-type="float" office:value="0.54240495" calcext:value-type="float">
            <text:p>0,54240495</text:p>
          </table:table-cell>
          <table:table-cell/>
          <table:table-cell table:formula="of:=[.B32]*[entrada.$C$11]+[.C32]*[entrada.$C$12]+[.D32]" office:value-type="float" office:value="3.07463865" calcext:value-type="float">
            <text:p>3,07463865</text:p>
          </table:table-cell>
          <table:table-cell table:formula="of:=[.F32]" office:value-type="float" office:value="3.07463865" calcext:value-type="float">
            <text:p>3,074638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644317" calcext:value-type="float">
            <text:p>0,44644317</text:p>
          </table:table-cell>
          <table:table-cell office:value-type="float" office:value="-0.48712212" calcext:value-type="float">
            <text:p>-0,48712212</text:p>
          </table:table-cell>
          <table:table-cell office:value-type="float" office:value="-1.1814398" calcext:value-type="float">
            <text:p>-1,1814398</text:p>
          </table:table-cell>
          <table:table-cell/>
          <table:table-cell table:formula="of:=[.B33]*[entrada.$C$11]+[.C33]*[entrada.$C$12]+[.D33]" office:value-type="float" office:value="-0.24787451" calcext:value-type="float">
            <text:p>-0,24787451</text:p>
          </table:table-cell>
          <table:table-cell table:formula="of:=[.F33]" office:value-type="float" office:value="-0.24787451" calcext:value-type="float">
            <text:p>-0,24787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587213" calcext:value-type="float">
            <text:p>0,08587213</text:p>
          </table:table-cell>
          <table:table-cell office:value-type="float" office:value="-0.9124055" calcext:value-type="float">
            <text:p>-0,9124055</text:p>
          </table:table-cell>
          <table:table-cell office:value-type="float" office:value="-1.5824059" calcext:value-type="float">
            <text:p>-1,5824059</text:p>
          </table:table-cell>
          <table:table-cell/>
          <table:table-cell table:formula="of:=[.B34]*[entrada.$C$11]+[.C34]*[entrada.$C$12]+[.D34]" office:value-type="float" office:value="-0.58412827" calcext:value-type="float">
            <text:p>-0,58412827</text:p>
          </table:table-cell>
          <table:table-cell table:formula="of:=[.F34]" office:value-type="float" office:value="-0.58412827" calcext:value-type="float">
            <text:p>-0,58412827</text:p>
          </table:table-cell>
        </table:table-row>
      </table:table>
      <table:table table:name="layer2" table:style-name="ta1">
        <table:table-column table:style-name="co4" table:number-columns-repeated="38" table:default-cell-style-name="Default"/>
        <table:table-row table:style-name="ro1">
          <table:table-cell office:value-type="string" calcext:value-type="string">
            <text:p>TRASPONER</text:p>
          </table:table-cell>
          <table:table-cell table:number-columns-repeated="2"/>
          <table:table-cell table:style-name="ce2"/>
          <table:table-cell office:value-type="string" calcext:value-type="string">
            <text:p>Neurona 1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2" office:value-type="string" calcext:value-type="string">
            <text:p>w_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i</text:p>
          </table:table-cell>
          <table:table-cell table:formula="of:=[$layer1.G3]" office:value-type="float" office:value="-0.9565346" calcext:value-type="float">
            <text:p>-0,9565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49557647" calcext:value-type="float">
            <text:p>-0,49557647</text:p>
          </table:table-cell>
          <table:table-cell office:value-type="float" office:value="-1.1941597" calcext:value-type="float">
            <text:p>-1,1941597</text:p>
          </table:table-cell>
          <table:table-cell office:value-type="float" office:value="-0.5595417" calcext:value-type="float">
            <text:p>-0,5595417</text:p>
          </table:table-cell>
          <table:table-cell office:value-type="float" office:value="-0.12736848" calcext:value-type="float">
            <text:p>-0,12736848</text:p>
          </table:table-cell>
          <table:table-cell office:value-type="float" office:value="-0.2718104" calcext:value-type="float">
            <text:p>-0,2718104</text:p>
          </table:table-cell>
          <table:table-cell office:value-type="float" office:value="0.37775567" calcext:value-type="float">
            <text:p>0,37775567</text:p>
          </table:table-cell>
          <table:table-cell office:value-type="float" office:value="0.433989" calcext:value-type="float">
            <text:p>0,433989</text:p>
          </table:table-cell>
          <table:table-cell office:value-type="float" office:value="-0.94889116" calcext:value-type="float">
            <text:p>-0,94889116</text:p>
          </table:table-cell>
          <table:table-cell office:value-type="float" office:value="-0.81049687" calcext:value-type="float">
            <text:p>-0,81049687</text:p>
          </table:table-cell>
          <table:table-cell office:value-type="float" office:value="-0.43789154" calcext:value-type="float">
            <text:p>-0,43789154</text:p>
          </table:table-cell>
          <table:table-cell office:value-type="float" office:value="-0.6847718" calcext:value-type="float">
            <text:p>-0,6847718</text:p>
          </table:table-cell>
          <table:table-cell office:value-type="float" office:value="-0.18900394" calcext:value-type="float">
            <text:p>-0,18900394</text:p>
          </table:table-cell>
          <table:table-cell office:value-type="float" office:value="-0.5367307" calcext:value-type="float">
            <text:p>-0,5367307</text:p>
          </table:table-cell>
          <table:table-cell office:value-type="float" office:value="0.32148504" calcext:value-type="float">
            <text:p>0,32148504</text:p>
          </table:table-cell>
          <table:table-cell office:value-type="float" office:value="0.3605097" calcext:value-type="float">
            <text:p>0,3605097</text:p>
          </table:table-cell>
          <table:table-cell office:value-type="float" office:value="-0.79976445" calcext:value-type="float">
            <text:p>-0,79976445</text:p>
          </table:table-cell>
          <table:table-cell office:value-type="float" office:value="-0.46562487" calcext:value-type="float">
            <text:p>-0,46562487</text:p>
          </table:table-cell>
          <table:table-cell office:value-type="float" office:value="0.3229529" calcext:value-type="float">
            <text:p>0,3229529</text:p>
          </table:table-cell>
          <table:table-cell office:value-type="float" office:value="-0.48878822" calcext:value-type="float">
            <text:p>-0,48878822</text:p>
          </table:table-cell>
          <table:table-cell office:value-type="float" office:value="-0.7475594" calcext:value-type="float">
            <text:p>-0,7475594</text:p>
          </table:table-cell>
          <table:table-cell office:value-type="float" office:value="-0.3867209" calcext:value-type="float">
            <text:p>-0,3867209</text:p>
          </table:table-cell>
          <table:table-cell office:value-type="float" office:value="-0.3803358" calcext:value-type="float">
            <text:p>-0,3803358</text:p>
          </table:table-cell>
          <table:table-cell office:value-type="float" office:value="-0.56595147" calcext:value-type="float">
            <text:p>-0,56595147</text:p>
          </table:table-cell>
          <table:table-cell office:value-type="float" office:value="0.69372517" calcext:value-type="float">
            <text:p>0,69372517</text:p>
          </table:table-cell>
          <table:table-cell office:value-type="float" office:value="0.5632349" calcext:value-type="float">
            <text:p>0,5632349</text:p>
          </table:table-cell>
          <table:table-cell office:value-type="float" office:value="-0.02211216" calcext:value-type="float">
            <text:p>-0,02211216</text:p>
          </table:table-cell>
          <table:table-cell office:value-type="float" office:value="-0.45914078" calcext:value-type="float">
            <text:p>-0,45914078</text:p>
          </table:table-cell>
          <table:table-cell office:value-type="float" office:value="0.06438353" calcext:value-type="float">
            <text:p>0,06438353</text:p>
          </table:table-cell>
          <table:table-cell office:value-type="float" office:value="-0.7296795" calcext:value-type="float">
            <text:p>-0,7296795</text:p>
          </table:table-cell>
          <table:table-cell office:value-type="float" office:value="0.29582164" calcext:value-type="float">
            <text:p>0,29582164</text:p>
          </table:table-cell>
          <table:table-cell office:value-type="float" office:value="-0.46789876" calcext:value-type="float">
            <text:p>-0,46789876</text:p>
          </table:table-cell>
          <table:table-cell office:value-type="float" office:value="-0.11013288" calcext:value-type="float">
            <text:p>-0,11013288</text:p>
          </table:table-cell>
          <table:table-cell table:number-columns-repeated="2"/>
        </table:table-row>
        <table:table-row table:style-name="ro1">
          <table:table-cell/>
          <table:table-cell table:formula="of:=[$layer1.G4]" office:value-type="float" office:value="2.14711119" calcext:value-type="float">
            <text:p>2,14711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870339" calcext:value-type="float">
            <text:p>-0,08870339</text:p>
          </table:table-cell>
          <table:table-cell office:value-type="float" office:value="0.45217702" calcext:value-type="float">
            <text:p>0,45217702</text:p>
          </table:table-cell>
          <table:table-cell office:value-type="float" office:value="-0.17343986" calcext:value-type="float">
            <text:p>-0,17343986</text:p>
          </table:table-cell>
          <table:table-cell office:value-type="float" office:value="-0.024105728" calcext:value-type="float">
            <text:p>-0,024105728</text:p>
          </table:table-cell>
          <table:table-cell office:value-type="float" office:value="0.4551173" calcext:value-type="float">
            <text:p>0,4551173</text:p>
          </table:table-cell>
          <table:table-cell office:value-type="float" office:value="0.27815965" calcext:value-type="float">
            <text:p>0,27815965</text:p>
          </table:table-cell>
          <table:table-cell office:value-type="float" office:value="0.09507117" calcext:value-type="float">
            <text:p>0,09507117</text:p>
          </table:table-cell>
          <table:table-cell office:value-type="float" office:value="0.16914223" calcext:value-type="float">
            <text:p>0,16914223</text:p>
          </table:table-cell>
          <table:table-cell office:value-type="float" office:value="0.612656" calcext:value-type="float">
            <text:p>0,612656</text:p>
          </table:table-cell>
          <table:table-cell office:value-type="float" office:value="0.7114121" calcext:value-type="float">
            <text:p>0,7114121</text:p>
          </table:table-cell>
          <table:table-cell office:value-type="float" office:value="0.63775593" calcext:value-type="float">
            <text:p>0,63775593</text:p>
          </table:table-cell>
          <table:table-cell office:value-type="float" office:value="-0.30507973" calcext:value-type="float">
            <text:p>-0,30507973</text:p>
          </table:table-cell>
          <table:table-cell office:value-type="float" office:value="0.7936291" calcext:value-type="float">
            <text:p>0,7936291</text:p>
          </table:table-cell>
          <table:table-cell office:value-type="float" office:value="-0.014098508" calcext:value-type="float">
            <text:p>-0,014098508</text:p>
          </table:table-cell>
          <table:table-cell office:value-type="float" office:value="0.26513305" calcext:value-type="float">
            <text:p>0,26513305</text:p>
          </table:table-cell>
          <table:table-cell office:value-type="float" office:value="0.9099239" calcext:value-type="float">
            <text:p>0,9099239</text:p>
          </table:table-cell>
          <table:table-cell office:value-type="float" office:value="-0.1858658" calcext:value-type="float">
            <text:p>-0,1858658</text:p>
          </table:table-cell>
          <table:table-cell office:value-type="float" office:value="0.40310055" calcext:value-type="float">
            <text:p>0,40310055</text:p>
          </table:table-cell>
          <table:table-cell office:value-type="float" office:value="-0.0720069" calcext:value-type="float">
            <text:p>-0,0720069</text:p>
          </table:table-cell>
          <table:table-cell office:value-type="float" office:value="0.7184152" calcext:value-type="float">
            <text:p>0,7184152</text:p>
          </table:table-cell>
          <table:table-cell office:value-type="float" office:value="0.039768133" calcext:value-type="float">
            <text:p>0,039768133</text:p>
          </table:table-cell>
          <table:table-cell office:value-type="float" office:value="-0.05086775" calcext:value-type="float">
            <text:p>-0,05086775</text:p>
          </table:table-cell>
          <table:table-cell office:value-type="float" office:value="0.05607997" calcext:value-type="float">
            <text:p>0,05607997</text:p>
          </table:table-cell>
          <table:table-cell office:value-type="float" office:value="0.7360136" calcext:value-type="float">
            <text:p>0,7360136</text:p>
          </table:table-cell>
          <table:table-cell office:value-type="float" office:value="0.3651083" calcext:value-type="float">
            <text:p>0,3651083</text:p>
          </table:table-cell>
          <table:table-cell office:value-type="float" office:value="0.37273988" calcext:value-type="float">
            <text:p>0,37273988</text:p>
          </table:table-cell>
          <table:table-cell office:value-type="float" office:value="-0.4910381" calcext:value-type="float">
            <text:p>-0,4910381</text:p>
          </table:table-cell>
          <table:table-cell office:value-type="float" office:value="0.47120368" calcext:value-type="float">
            <text:p>0,47120368</text:p>
          </table:table-cell>
          <table:table-cell office:value-type="float" office:value="0.94132197" calcext:value-type="float">
            <text:p>0,94132197</text:p>
          </table:table-cell>
          <table:table-cell office:value-type="float" office:value="0.2292349" calcext:value-type="float">
            <text:p>0,2292349</text:p>
          </table:table-cell>
          <table:table-cell office:value-type="float" office:value="1.1359411" calcext:value-type="float">
            <text:p>1,1359411</text:p>
          </table:table-cell>
          <table:table-cell office:value-type="float" office:value="-0.27537656" calcext:value-type="float">
            <text:p>-0,27537656</text:p>
          </table:table-cell>
          <table:table-cell table:style-name="ce2" table:number-columns-repeated="2"/>
        </table:table-row>
        <table:table-row table:style-name="ro1">
          <table:table-cell/>
          <table:table-cell table:formula="of:=[$layer1.G5]" office:value-type="float" office:value="2.04664099" calcext:value-type="float">
            <text:p>2,046640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8726643" calcext:value-type="float">
            <text:p>0,038726643</text:p>
          </table:table-cell>
          <table:table-cell office:value-type="float" office:value="0.5657445" calcext:value-type="float">
            <text:p>0,5657445</text:p>
          </table:table-cell>
          <table:table-cell office:value-type="float" office:value="0.35081953" calcext:value-type="float">
            <text:p>0,35081953</text:p>
          </table:table-cell>
          <table:table-cell office:value-type="float" office:value="-0.13937351" calcext:value-type="float">
            <text:p>-0,13937351</text:p>
          </table:table-cell>
          <table:table-cell office:value-type="float" office:value="0.70962274" calcext:value-type="float">
            <text:p>0,70962274</text:p>
          </table:table-cell>
          <table:table-cell office:value-type="float" office:value="0.087809354" calcext:value-type="float">
            <text:p>0,087809354</text:p>
          </table:table-cell>
          <table:table-cell office:value-type="float" office:value="0.038920425" calcext:value-type="float">
            <text:p>0,038920425</text:p>
          </table:table-cell>
          <table:table-cell office:value-type="float" office:value="-0.34013787" calcext:value-type="float">
            <text:p>-0,34013787</text:p>
          </table:table-cell>
          <table:table-cell office:value-type="float" office:value="-0.09889238" calcext:value-type="float">
            <text:p>-0,09889238</text:p>
          </table:table-cell>
          <table:table-cell office:value-type="float" office:value="-0.06861875" calcext:value-type="float">
            <text:p>-0,06861875</text:p>
          </table:table-cell>
          <table:table-cell office:value-type="float" office:value="0.44645205" calcext:value-type="float">
            <text:p>0,44645205</text:p>
          </table:table-cell>
          <table:table-cell office:value-type="float" office:value="-0.36871096" calcext:value-type="float">
            <text:p>-0,36871096</text:p>
          </table:table-cell>
          <table:table-cell office:value-type="float" office:value="0.12922695" calcext:value-type="float">
            <text:p>0,12922695</text:p>
          </table:table-cell>
          <table:table-cell office:value-type="float" office:value="-0.25992563" calcext:value-type="float">
            <text:p>-0,25992563</text:p>
          </table:table-cell>
          <table:table-cell office:value-type="float" office:value="0.19902979" calcext:value-type="float">
            <text:p>0,19902979</text:p>
          </table:table-cell>
          <table:table-cell office:value-type="float" office:value="-0.23384388" calcext:value-type="float">
            <text:p>-0,23384388</text:p>
          </table:table-cell>
          <table:table-cell office:value-type="float" office:value="0.1067084" calcext:value-type="float">
            <text:p>0,1067084</text:p>
          </table:table-cell>
          <table:table-cell office:value-type="float" office:value="0.28105423" calcext:value-type="float">
            <text:p>0,28105423</text:p>
          </table:table-cell>
          <table:table-cell office:value-type="float" office:value="0.31598073" calcext:value-type="float">
            <text:p>0,31598073</text:p>
          </table:table-cell>
          <table:table-cell office:value-type="float" office:value="-0.3973296" calcext:value-type="float">
            <text:p>-0,3973296</text:p>
          </table:table-cell>
          <table:table-cell office:value-type="float" office:value="0.34287962" calcext:value-type="float">
            <text:p>0,34287962</text:p>
          </table:table-cell>
          <table:table-cell office:value-type="float" office:value="0.03281534" calcext:value-type="float">
            <text:p>0,03281534</text:p>
          </table:table-cell>
          <table:table-cell office:value-type="float" office:value="0.057155468" calcext:value-type="float">
            <text:p>0,057155468</text:p>
          </table:table-cell>
          <table:table-cell office:value-type="float" office:value="0.12938014" calcext:value-type="float">
            <text:p>0,12938014</text:p>
          </table:table-cell>
          <table:table-cell office:value-type="float" office:value="-0.298055" calcext:value-type="float">
            <text:p>-0,298055</text:p>
          </table:table-cell>
          <table:table-cell office:value-type="float" office:value="0.25628668" calcext:value-type="float">
            <text:p>0,25628668</text:p>
          </table:table-cell>
          <table:table-cell office:value-type="float" office:value="-0.06530299" calcext:value-type="float">
            <text:p>-0,06530299</text:p>
          </table:table-cell>
          <table:table-cell office:value-type="float" office:value="0.19940498" calcext:value-type="float">
            <text:p>0,19940498</text:p>
          </table:table-cell>
          <table:table-cell office:value-type="float" office:value="-0.42101675" calcext:value-type="float">
            <text:p>-0,42101675</text:p>
          </table:table-cell>
          <table:table-cell office:value-type="float" office:value="0.12696783" calcext:value-type="float">
            <text:p>0,12696783</text:p>
          </table:table-cell>
          <table:table-cell office:value-type="float" office:value="-0.6172835" calcext:value-type="float">
            <text:p>-0,6172835</text:p>
          </table:table-cell>
          <table:table-cell office:value-type="float" office:value="0.10979345" calcext:value-type="float">
            <text:p>0,10979345</text:p>
          </table:table-cell>
          <table:table-cell table:number-columns-repeated="2"/>
        </table:table-row>
        <table:table-row table:style-name="ro1">
          <table:table-cell/>
          <table:table-cell table:formula="of:=[$layer1.G6]" office:value-type="float" office:value="0.53673977" calcext:value-type="float">
            <text:p>0,536739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848102" calcext:value-type="float">
            <text:p>0,4848102</text:p>
          </table:table-cell>
          <table:table-cell office:value-type="float" office:value="0.15163651" calcext:value-type="float">
            <text:p>0,15163651</text:p>
          </table:table-cell>
          <table:table-cell office:value-type="float" office:value="0.3496064" calcext:value-type="float">
            <text:p>0,3496064</text:p>
          </table:table-cell>
          <table:table-cell office:value-type="float" office:value="-0.008188701" calcext:value-type="float">
            <text:p>-0,008188701</text:p>
          </table:table-cell>
          <table:table-cell office:value-type="float" office:value="0.2851157" calcext:value-type="float">
            <text:p>0,2851157</text:p>
          </table:table-cell>
          <table:table-cell office:value-type="float" office:value="0.2818404" calcext:value-type="float">
            <text:p>0,2818404</text:p>
          </table:table-cell>
          <table:table-cell office:value-type="float" office:value="0.55652994" calcext:value-type="float">
            <text:p>0,55652994</text:p>
          </table:table-cell>
          <table:table-cell office:value-type="float" office:value="-0.56374377" calcext:value-type="float">
            <text:p>-0,56374377</text:p>
          </table:table-cell>
          <table:table-cell office:value-type="float" office:value="-0.53624755" calcext:value-type="float">
            <text:p>-0,53624755</text:p>
          </table:table-cell>
          <table:table-cell office:value-type="float" office:value="-0.47189444" calcext:value-type="float">
            <text:p>-0,47189444</text:p>
          </table:table-cell>
          <table:table-cell office:value-type="float" office:value="-0.2968108" calcext:value-type="float">
            <text:p>-0,2968108</text:p>
          </table:table-cell>
          <table:table-cell office:value-type="float" office:value="-0.4805635" calcext:value-type="float">
            <text:p>-0,4805635</text:p>
          </table:table-cell>
          <table:table-cell office:value-type="float" office:value="-0.4122576" calcext:value-type="float">
            <text:p>-0,4122576</text:p>
          </table:table-cell>
          <table:table-cell office:value-type="float" office:value="-0.4017528" calcext:value-type="float">
            <text:p>-0,4017528</text:p>
          </table:table-cell>
          <table:table-cell office:value-type="float" office:value="0.43267247" calcext:value-type="float">
            <text:p>0,43267247</text:p>
          </table:table-cell>
          <table:table-cell office:value-type="float" office:value="-0.6991345" calcext:value-type="float">
            <text:p>-0,6991345</text:p>
          </table:table-cell>
          <table:table-cell office:value-type="float" office:value="0.46079275" calcext:value-type="float">
            <text:p>0,46079275</text:p>
          </table:table-cell>
          <table:table-cell office:value-type="float" office:value="0.51128745" calcext:value-type="float">
            <text:p>0,51128745</text:p>
          </table:table-cell>
          <table:table-cell office:value-type="float" office:value="0.47029784" calcext:value-type="float">
            <text:p>0,47029784</text:p>
          </table:table-cell>
          <table:table-cell office:value-type="float" office:value="-0.51293254" calcext:value-type="float">
            <text:p>-0,51293254</text:p>
          </table:table-cell>
          <table:table-cell office:value-type="float" office:value="0.4236025" calcext:value-type="float">
            <text:p>0,4236025</text:p>
          </table:table-cell>
          <table:table-cell office:value-type="float" office:value="0.1765466" calcext:value-type="float">
            <text:p>0,1765466</text:p>
          </table:table-cell>
          <table:table-cell office:value-type="float" office:value="0.23288274" calcext:value-type="float">
            <text:p>0,23288274</text:p>
          </table:table-cell>
          <table:table-cell office:value-type="float" office:value="-0.51165515" calcext:value-type="float">
            <text:p>-0,51165515</text:p>
          </table:table-cell>
          <table:table-cell office:value-type="float" office:value="-0.5497528" calcext:value-type="float">
            <text:p>-0,5497528</text:p>
          </table:table-cell>
          <table:table-cell office:value-type="float" office:value="0.29263765" calcext:value-type="float">
            <text:p>0,29263765</text:p>
          </table:table-cell>
          <table:table-cell office:value-type="float" office:value="-0.33931285" calcext:value-type="float">
            <text:p>-0,33931285</text:p>
          </table:table-cell>
          <table:table-cell office:value-type="float" office:value="0.4314012" calcext:value-type="float">
            <text:p>0,4314012</text:p>
          </table:table-cell>
          <table:table-cell office:value-type="float" office:value="-0.9972652" calcext:value-type="float">
            <text:p>-0,9972652</text:p>
          </table:table-cell>
          <table:table-cell office:value-type="float" office:value="0.22839445" calcext:value-type="float">
            <text:p>0,22839445</text:p>
          </table:table-cell>
          <table:table-cell office:value-type="float" office:value="-1.0999681" calcext:value-type="float">
            <text:p>-1,0999681</text:p>
          </table:table-cell>
          <table:table-cell office:value-type="float" office:value="0.09628111" calcext:value-type="float">
            <text:p>0,09628111</text:p>
          </table:table-cell>
          <table:table-cell table:number-columns-repeated="2"/>
        </table:table-row>
        <table:table-row table:style-name="ro1">
          <table:table-cell/>
          <table:table-cell table:formula="of:=[$layer1.G7]" office:value-type="float" office:value="-1.10122404" calcext:value-type="float">
            <text:p>-1,101224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28437427" calcext:value-type="float">
            <text:p>-0,28437427</text:p>
          </table:table-cell>
          <table:table-cell office:value-type="float" office:value="-0.6120936" calcext:value-type="float">
            <text:p>-0,6120936</text:p>
          </table:table-cell>
          <table:table-cell office:value-type="float" office:value="-0.37083802" calcext:value-type="float">
            <text:p>-0,37083802</text:p>
          </table:table-cell>
          <table:table-cell office:value-type="float" office:value="-0.20429228" calcext:value-type="float">
            <text:p>-0,20429228</text:p>
          </table:table-cell>
          <table:table-cell office:value-type="float" office:value="-0.5160011" calcext:value-type="float">
            <text:p>-0,5160011</text:p>
          </table:table-cell>
          <table:table-cell office:value-type="float" office:value="0.058544524" calcext:value-type="float">
            <text:p>0,058544524</text:p>
          </table:table-cell>
          <table:table-cell office:value-type="float" office:value="-0.036797486" calcext:value-type="float">
            <text:p>-0,036797486</text:p>
          </table:table-cell>
          <table:table-cell office:value-type="float" office:value="-0.38449076" calcext:value-type="float">
            <text:p>-0,38449076</text:p>
          </table:table-cell>
          <table:table-cell office:value-type="float" office:value="-0.40130347" calcext:value-type="float">
            <text:p>-0,40130347</text:p>
          </table:table-cell>
          <table:table-cell office:value-type="float" office:value="-0.27574024" calcext:value-type="float">
            <text:p>-0,27574024</text:p>
          </table:table-cell>
          <table:table-cell office:value-type="float" office:value="-0.58469135" calcext:value-type="float">
            <text:p>-0,58469135</text:p>
          </table:table-cell>
          <table:table-cell office:value-type="float" office:value="-0.11045754" calcext:value-type="float">
            <text:p>-0,11045754</text:p>
          </table:table-cell>
          <table:table-cell office:value-type="float" office:value="-0.10614587" calcext:value-type="float">
            <text:p>-0,10614587</text:p>
          </table:table-cell>
          <table:table-cell office:value-type="float" office:value="0.21049134" calcext:value-type="float">
            <text:p>0,21049134</text:p>
          </table:table-cell>
          <table:table-cell office:value-type="float" office:value="0.04332044" calcext:value-type="float">
            <text:p>0,04332044</text:p>
          </table:table-cell>
          <table:table-cell office:value-type="float" office:value="-0.23233512" calcext:value-type="float">
            <text:p>-0,23233512</text:p>
          </table:table-cell>
          <table:table-cell office:value-type="float" office:value="-0.40578175" calcext:value-type="float">
            <text:p>-0,40578175</text:p>
          </table:table-cell>
          <table:table-cell office:value-type="float" office:value="0.14842837" calcext:value-type="float">
            <text:p>0,14842837</text:p>
          </table:table-cell>
          <table:table-cell office:value-type="float" office:value="-0.4931988" calcext:value-type="float">
            <text:p>-0,4931988</text:p>
          </table:table-cell>
          <table:table-cell office:value-type="float" office:value="-0.29445592" calcext:value-type="float">
            <text:p>-0,29445592</text:p>
          </table:table-cell>
          <table:table-cell office:value-type="float" office:value="-0.4909599" calcext:value-type="float">
            <text:p>-0,4909599</text:p>
          </table:table-cell>
          <table:table-cell office:value-type="float" office:value="-0.31524298" calcext:value-type="float">
            <text:p>-0,31524298</text:p>
          </table:table-cell>
          <table:table-cell office:value-type="float" office:value="-0.44279188" calcext:value-type="float">
            <text:p>-0,44279188</text:p>
          </table:table-cell>
          <table:table-cell office:value-type="float" office:value="0.65806913" calcext:value-type="float">
            <text:p>0,65806913</text:p>
          </table:table-cell>
          <table:table-cell office:value-type="float" office:value="0.38027427" calcext:value-type="float">
            <text:p>0,38027427</text:p>
          </table:table-cell>
          <table:table-cell office:value-type="float" office:value="0.064683445" calcext:value-type="float">
            <text:p>0,064683445</text:p>
          </table:table-cell>
          <table:table-cell office:value-type="float" office:value="-0.08113801" calcext:value-type="float">
            <text:p>-0,08113801</text:p>
          </table:table-cell>
          <table:table-cell office:value-type="float" office:value="-0.29010636" calcext:value-type="float">
            <text:p>-0,29010636</text:p>
          </table:table-cell>
          <table:table-cell office:value-type="float" office:value="-0.08792947" calcext:value-type="float">
            <text:p>-0,08792947</text:p>
          </table:table-cell>
          <table:table-cell office:value-type="float" office:value="-0.057857774" calcext:value-type="float">
            <text:p>-0,057857774</text:p>
          </table:table-cell>
          <table:table-cell office:value-type="float" office:value="0.11178039" calcext:value-type="float">
            <text:p>0,11178039</text:p>
          </table:table-cell>
          <table:table-cell office:value-type="float" office:value="-0.09394401" calcext:value-type="float">
            <text:p>-0,09394401</text:p>
          </table:table-cell>
          <table:table-cell table:number-columns-repeated="2"/>
        </table:table-row>
        <table:table-row table:style-name="ro1">
          <table:table-cell/>
          <table:table-cell table:formula="of:=[$layer1.G8]" office:value-type="float" office:value="-0.0150812999999999" calcext:value-type="float">
            <text:p>-0,01508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559454" calcext:value-type="float">
            <text:p>0,5559454</text:p>
          </table:table-cell>
          <table:table-cell office:value-type="float" office:value="-0.1934375" calcext:value-type="float">
            <text:p>-0,1934375</text:p>
          </table:table-cell>
          <table:table-cell office:value-type="float" office:value="0.6178352" calcext:value-type="float">
            <text:p>0,6178352</text:p>
          </table:table-cell>
          <table:table-cell office:value-type="float" office:value="-0.35081238" calcext:value-type="float">
            <text:p>-0,35081238</text:p>
          </table:table-cell>
          <table:table-cell office:value-type="float" office:value="0.5134328" calcext:value-type="float">
            <text:p>0,5134328</text:p>
          </table:table-cell>
          <table:table-cell office:value-type="float" office:value="0.78990775" calcext:value-type="float">
            <text:p>0,78990775</text:p>
          </table:table-cell>
          <table:table-cell office:value-type="float" office:value="0.52811337" calcext:value-type="float">
            <text:p>0,52811337</text:p>
          </table:table-cell>
          <table:table-cell office:value-type="float" office:value="-0.8701502" calcext:value-type="float">
            <text:p>-0,8701502</text:p>
          </table:table-cell>
          <table:table-cell office:value-type="float" office:value="-0.90050423" calcext:value-type="float">
            <text:p>-0,90050423</text:p>
          </table:table-cell>
          <table:table-cell office:value-type="float" office:value="-1.0547767" calcext:value-type="float">
            <text:p>-1,0547767</text:p>
          </table:table-cell>
          <table:table-cell office:value-type="float" office:value="-0.39969522" calcext:value-type="float">
            <text:p>-0,39969522</text:p>
          </table:table-cell>
          <table:table-cell office:value-type="float" office:value="-0.65128666" calcext:value-type="float">
            <text:p>-0,65128666</text:p>
          </table:table-cell>
          <table:table-cell office:value-type="float" office:value="-0.63649184" calcext:value-type="float">
            <text:p>-0,63649184</text:p>
          </table:table-cell>
          <table:table-cell office:value-type="float" office:value="-0.36287007" calcext:value-type="float">
            <text:p>-0,36287007</text:p>
          </table:table-cell>
          <table:table-cell office:value-type="float" office:value="0.5000781" calcext:value-type="float">
            <text:p>0,5000781</text:p>
          </table:table-cell>
          <table:table-cell office:value-type="float" office:value="-1.1826944" calcext:value-type="float">
            <text:p>-1,1826944</text:p>
          </table:table-cell>
          <table:table-cell office:value-type="float" office:value="0.34130138" calcext:value-type="float">
            <text:p>0,34130138</text:p>
          </table:table-cell>
          <table:table-cell office:value-type="float" office:value="0.628189" calcext:value-type="float">
            <text:p>0,628189</text:p>
          </table:table-cell>
          <table:table-cell office:value-type="float" office:value="0.51390433" calcext:value-type="float">
            <text:p>0,51390433</text:p>
          </table:table-cell>
          <table:table-cell office:value-type="float" office:value="-1.0978124" calcext:value-type="float">
            <text:p>-1,0978124</text:p>
          </table:table-cell>
          <table:table-cell office:value-type="float" office:value="0.42404518" calcext:value-type="float">
            <text:p>0,42404518</text:p>
          </table:table-cell>
          <table:table-cell office:value-type="float" office:value="0.4318327" calcext:value-type="float">
            <text:p>0,4318327</text:p>
          </table:table-cell>
          <table:table-cell office:value-type="float" office:value="0.48521113" calcext:value-type="float">
            <text:p>0,48521113</text:p>
          </table:table-cell>
          <table:table-cell office:value-type="float" office:value="-0.3198136" calcext:value-type="float">
            <text:p>-0,3198136</text:p>
          </table:table-cell>
          <table:table-cell office:value-type="float" office:value="-0.71032053" calcext:value-type="float">
            <text:p>-0,71032053</text:p>
          </table:table-cell>
          <table:table-cell office:value-type="float" office:value="0.4818218" calcext:value-type="float">
            <text:p>0,4818218</text:p>
          </table:table-cell>
          <table:table-cell office:value-type="float" office:value="-0.35684797" calcext:value-type="float">
            <text:p>-0,35684797</text:p>
          </table:table-cell>
          <table:table-cell office:value-type="float" office:value="0.574832" calcext:value-type="float">
            <text:p>0,574832</text:p>
          </table:table-cell>
          <table:table-cell office:value-type="float" office:value="-1.0029981" calcext:value-type="float">
            <text:p>-1,0029981</text:p>
          </table:table-cell>
          <table:table-cell office:value-type="float" office:value="0.5292241" calcext:value-type="float">
            <text:p>0,5292241</text:p>
          </table:table-cell>
          <table:table-cell office:value-type="float" office:value="-1.6264125" calcext:value-type="float">
            <text:p>-1,6264125</text:p>
          </table:table-cell>
          <table:table-cell office:value-type="float" office:value="0.40810868" calcext:value-type="float">
            <text:p>0,40810868</text:p>
          </table:table-cell>
          <table:table-cell table:number-columns-repeated="2"/>
        </table:table-row>
        <table:table-row table:style-name="ro1">
          <table:table-cell/>
          <table:table-cell table:formula="of:=[$layer1.G9]" office:value-type="float" office:value="-1.47398011" calcext:value-type="float">
            <text:p>-1,473980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3741675" calcext:value-type="float">
            <text:p>-0,3741675</text:p>
          </table:table-cell>
          <table:table-cell office:value-type="float" office:value="-0.77568465" calcext:value-type="float">
            <text:p>-0,77568465</text:p>
          </table:table-cell>
          <table:table-cell office:value-type="float" office:value="-0.46761546" calcext:value-type="float">
            <text:p>-0,46761546</text:p>
          </table:table-cell>
          <table:table-cell office:value-type="float" office:value="-0.12334602" calcext:value-type="float">
            <text:p>-0,12334602</text:p>
          </table:table-cell>
          <table:table-cell office:value-type="float" office:value="-0.35727543" calcext:value-type="float">
            <text:p>-0,35727543</text:p>
          </table:table-cell>
          <table:table-cell office:value-type="float" office:value="0.123758726" calcext:value-type="float">
            <text:p>0,123758726</text:p>
          </table:table-cell>
          <table:table-cell office:value-type="float" office:value="0.3447556" calcext:value-type="float">
            <text:p>0,3447556</text:p>
          </table:table-cell>
          <table:table-cell office:value-type="float" office:value="-0.95039606" calcext:value-type="float">
            <text:p>-0,95039606</text:p>
          </table:table-cell>
          <table:table-cell office:value-type="float" office:value="-0.9921074" calcext:value-type="float">
            <text:p>-0,9921074</text:p>
          </table:table-cell>
          <table:table-cell office:value-type="float" office:value="-0.83647615" calcext:value-type="float">
            <text:p>-0,83647615</text:p>
          </table:table-cell>
          <table:table-cell office:value-type="float" office:value="-1.1719779" calcext:value-type="float">
            <text:p>-1,1719779</text:p>
          </table:table-cell>
          <table:table-cell office:value-type="float" office:value="-0.14540137" calcext:value-type="float">
            <text:p>-0,14540137</text:p>
          </table:table-cell>
          <table:table-cell office:value-type="float" office:value="-0.4899796" calcext:value-type="float">
            <text:p>-0,4899796</text:p>
          </table:table-cell>
          <table:table-cell office:value-type="float" office:value="0.20545237" calcext:value-type="float">
            <text:p>0,20545237</text:p>
          </table:table-cell>
          <table:table-cell office:value-type="float" office:value="0.24334034" calcext:value-type="float">
            <text:p>0,24334034</text:p>
          </table:table-cell>
          <table:table-cell office:value-type="float" office:value="-0.91102296" calcext:value-type="float">
            <text:p>-0,91102296</text:p>
          </table:table-cell>
          <table:table-cell office:value-type="float" office:value="-0.42060483" calcext:value-type="float">
            <text:p>-0,42060483</text:p>
          </table:table-cell>
          <table:table-cell office:value-type="float" office:value="0.18447459" calcext:value-type="float">
            <text:p>0,18447459</text:p>
          </table:table-cell>
          <table:table-cell office:value-type="float" office:value="-0.3640275" calcext:value-type="float">
            <text:p>-0,3640275</text:p>
          </table:table-cell>
          <table:table-cell office:value-type="float" office:value="-0.8663397" calcext:value-type="float">
            <text:p>-0,8663397</text:p>
          </table:table-cell>
          <table:table-cell office:value-type="float" office:value="-0.26502144" calcext:value-type="float">
            <text:p>-0,26502144</text:p>
          </table:table-cell>
          <table:table-cell office:value-type="float" office:value="-0.24368192" calcext:value-type="float">
            <text:p>-0,24368192</text:p>
          </table:table-cell>
          <table:table-cell office:value-type="float" office:value="-0.22160158" calcext:value-type="float">
            <text:p>-0,22160158</text:p>
          </table:table-cell>
          <table:table-cell office:value-type="float" office:value="0.3072117" calcext:value-type="float">
            <text:p>0,3072117</text:p>
          </table:table-cell>
          <table:table-cell office:value-type="float" office:value="0.09769516" calcext:value-type="float">
            <text:p>0,09769516</text:p>
          </table:table-cell>
          <table:table-cell office:value-type="float" office:value="-0.11088897" calcext:value-type="float">
            <text:p>-0,11088897</text:p>
          </table:table-cell>
          <table:table-cell office:value-type="float" office:value="-0.42595708" calcext:value-type="float">
            <text:p>-0,42595708</text:p>
          </table:table-cell>
          <table:table-cell office:value-type="float" office:value="-0.19775335" calcext:value-type="float">
            <text:p>-0,19775335</text:p>
          </table:table-cell>
          <table:table-cell office:value-type="float" office:value="-1.1134397" calcext:value-type="float">
            <text:p>-1,1134397</text:p>
          </table:table-cell>
          <table:table-cell office:value-type="float" office:value="0.14284232" calcext:value-type="float">
            <text:p>0,14284232</text:p>
          </table:table-cell>
          <table:table-cell office:value-type="float" office:value="-0.82061434" calcext:value-type="float">
            <text:p>-0,82061434</text:p>
          </table:table-cell>
          <table:table-cell office:value-type="float" office:value="0.12351927" calcext:value-type="float">
            <text:p>0,12351927</text:p>
          </table:table-cell>
          <table:table-cell table:number-columns-repeated="2"/>
        </table:table-row>
        <table:table-row table:style-name="ro1">
          <table:table-cell/>
          <table:table-cell table:formula="of:=[$layer1.G10]" office:value-type="float" office:value="1.9004007" calcext:value-type="float">
            <text:p>1,90040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6379848" calcext:value-type="float">
            <text:p>0,26379848</text:p>
          </table:table-cell>
          <table:table-cell office:value-type="float" office:value="0.9090331" calcext:value-type="float">
            <text:p>0,9090331</text:p>
          </table:table-cell>
          <table:table-cell office:value-type="float" office:value="0.15096818" calcext:value-type="float">
            <text:p>0,15096818</text:p>
          </table:table-cell>
          <table:table-cell office:value-type="float" office:value="0.10007239" calcext:value-type="float">
            <text:p>0,10007239</text:p>
          </table:table-cell>
          <table:table-cell office:value-type="float" office:value="0.2662215" calcext:value-type="float">
            <text:p>0,2662215</text:p>
          </table:table-cell>
          <table:table-cell office:value-type="float" office:value="-0.22435297" calcext:value-type="float">
            <text:p>-0,22435297</text:p>
          </table:table-cell>
          <table:table-cell office:value-type="float" office:value="-0.58007896" calcext:value-type="float">
            <text:p>-0,58007896</text:p>
          </table:table-cell>
          <table:table-cell office:value-type="float" office:value="1.4892853" calcext:value-type="float">
            <text:p>1,4892853</text:p>
          </table:table-cell>
          <table:table-cell office:value-type="float" office:value="1.4629687" calcext:value-type="float">
            <text:p>1,4629687</text:p>
          </table:table-cell>
          <table:table-cell office:value-type="float" office:value="1.1776763" calcext:value-type="float">
            <text:p>1,1776763</text:p>
          </table:table-cell>
          <table:table-cell office:value-type="float" office:value="1.2422793" calcext:value-type="float">
            <text:p>1,2422793</text:p>
          </table:table-cell>
          <table:table-cell office:value-type="float" office:value="0.3703038" calcext:value-type="float">
            <text:p>0,3703038</text:p>
          </table:table-cell>
          <table:table-cell office:value-type="float" office:value="0.9964688" calcext:value-type="float">
            <text:p>0,9964688</text:p>
          </table:table-cell>
          <table:table-cell office:value-type="float" office:value="0.028831165" calcext:value-type="float">
            <text:p>0,028831165</text:p>
          </table:table-cell>
          <table:table-cell office:value-type="float" office:value="-0.5841026" calcext:value-type="float">
            <text:p>-0,5841026</text:p>
          </table:table-cell>
          <table:table-cell office:value-type="float" office:value="1.2564849" calcext:value-type="float">
            <text:p>1,2564849</text:p>
          </table:table-cell>
          <table:table-cell office:value-type="float" office:value="0.08470551" calcext:value-type="float">
            <text:p>0,08470551</text:p>
          </table:table-cell>
          <table:table-cell office:value-type="float" office:value="-0.37138906" calcext:value-type="float">
            <text:p>-0,37138906</text:p>
          </table:table-cell>
          <table:table-cell office:value-type="float" office:value="0.24636808" calcext:value-type="float">
            <text:p>0,24636808</text:p>
          </table:table-cell>
          <table:table-cell office:value-type="float" office:value="1.2225777" calcext:value-type="float">
            <text:p>1,2225777</text:p>
          </table:table-cell>
          <table:table-cell office:value-type="float" office:value="0.23210134" calcext:value-type="float">
            <text:p>0,23210134</text:p>
          </table:table-cell>
          <table:table-cell office:value-type="float" office:value="-0.06558612" calcext:value-type="float">
            <text:p>-0,06558612</text:p>
          </table:table-cell>
          <table:table-cell office:value-type="float" office:value="0.34440723" calcext:value-type="float">
            <text:p>0,34440723</text:p>
          </table:table-cell>
          <table:table-cell office:value-type="float" office:value="-0.12511979" calcext:value-type="float">
            <text:p>-0,12511979</text:p>
          </table:table-cell>
          <table:table-cell office:value-type="float" office:value="-0.096778475" calcext:value-type="float">
            <text:p>-0,096778475</text:p>
          </table:table-cell>
          <table:table-cell office:value-type="float" office:value="-0.19663103" calcext:value-type="float">
            <text:p>-0,19663103</text:p>
          </table:table-cell>
          <table:table-cell office:value-type="float" office:value="0.33817655" calcext:value-type="float">
            <text:p>0,33817655</text:p>
          </table:table-cell>
          <table:table-cell office:value-type="float" office:value="-0.040583212" calcext:value-type="float">
            <text:p>-0,040583212</text:p>
          </table:table-cell>
          <table:table-cell office:value-type="float" office:value="1.4342327" calcext:value-type="float">
            <text:p>1,4342327</text:p>
          </table:table-cell>
          <table:table-cell office:value-type="float" office:value="-0.31265983" calcext:value-type="float">
            <text:p>-0,31265983</text:p>
          </table:table-cell>
          <table:table-cell office:value-type="float" office:value="1.1804264" calcext:value-type="float">
            <text:p>1,1804264</text:p>
          </table:table-cell>
          <table:table-cell office:value-type="float" office:value="-0.13446267" calcext:value-type="float">
            <text:p>-0,13446267</text:p>
          </table:table-cell>
          <table:table-cell table:number-columns-repeated="2"/>
        </table:table-row>
        <table:table-row table:style-name="ro1">
          <table:table-cell/>
          <table:table-cell table:formula="of:=[$layer1.G11]" office:value-type="float" office:value="2.531861004" calcext:value-type="float">
            <text:p>2,5318610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5199806" calcext:value-type="float">
            <text:p>0,035199806</text:p>
          </table:table-cell>
          <table:table-cell office:value-type="float" office:value="0.40923682" calcext:value-type="float">
            <text:p>0,40923682</text:p>
          </table:table-cell>
          <table:table-cell office:value-type="float" office:value="0.045316365" calcext:value-type="float">
            <text:p>0,045316365</text:p>
          </table:table-cell>
          <table:table-cell office:value-type="float" office:value="-0.1283093" calcext:value-type="float">
            <text:p>-0,1283093</text:p>
          </table:table-cell>
          <table:table-cell office:value-type="float" office:value="0.47211096" calcext:value-type="float">
            <text:p>0,47211096</text:p>
          </table:table-cell>
          <table:table-cell office:value-type="float" office:value="0.06080192" calcext:value-type="float">
            <text:p>0,06080192</text:p>
          </table:table-cell>
          <table:table-cell office:value-type="float" office:value="-0.30001846" calcext:value-type="float">
            <text:p>-0,30001846</text:p>
          </table:table-cell>
          <table:table-cell office:value-type="float" office:value="0.61684775" calcext:value-type="float">
            <text:p>0,61684775</text:p>
          </table:table-cell>
          <table:table-cell office:value-type="float" office:value="0.6723611" calcext:value-type="float">
            <text:p>0,6723611</text:p>
          </table:table-cell>
          <table:table-cell office:value-type="float" office:value="0.6439596" calcext:value-type="float">
            <text:p>0,6439596</text:p>
          </table:table-cell>
          <table:table-cell office:value-type="float" office:value="0.79956794" calcext:value-type="float">
            <text:p>0,79956794</text:p>
          </table:table-cell>
          <table:table-cell office:value-type="float" office:value="0.07263017" calcext:value-type="float">
            <text:p>0,07263017</text:p>
          </table:table-cell>
          <table:table-cell office:value-type="float" office:value="0.6370163" calcext:value-type="float">
            <text:p>0,6370163</text:p>
          </table:table-cell>
          <table:table-cell office:value-type="float" office:value="-0.039533984" calcext:value-type="float">
            <text:p>-0,039533984</text:p>
          </table:table-cell>
          <table:table-cell office:value-type="float" office:value="-0.25407755" calcext:value-type="float">
            <text:p>-0,25407755</text:p>
          </table:table-cell>
          <table:table-cell office:value-type="float" office:value="0.45745817" calcext:value-type="float">
            <text:p>0,45745817</text:p>
          </table:table-cell>
          <table:table-cell office:value-type="float" office:value="0.35672665" calcext:value-type="float">
            <text:p>0,35672665</text:p>
          </table:table-cell>
          <table:table-cell office:value-type="float" office:value="-0.015340185" calcext:value-type="float">
            <text:p>-0,015340185</text:p>
          </table:table-cell>
          <table:table-cell office:value-type="float" office:value="-0.021106882" calcext:value-type="float">
            <text:p>-0,021106882</text:p>
          </table:table-cell>
          <table:table-cell office:value-type="float" office:value="0.6408238" calcext:value-type="float">
            <text:p>0,6408238</text:p>
          </table:table-cell>
          <table:table-cell office:value-type="float" office:value="0.22379819" calcext:value-type="float">
            <text:p>0,22379819</text:p>
          </table:table-cell>
          <table:table-cell office:value-type="float" office:value="-0.11612254" calcext:value-type="float">
            <text:p>-0,11612254</text:p>
          </table:table-cell>
          <table:table-cell office:value-type="float" office:value="0.103774115" calcext:value-type="float">
            <text:p>0,103774115</text:p>
          </table:table-cell>
          <table:table-cell office:value-type="float" office:value="0.0811132" calcext:value-type="float">
            <text:p>0,0811132</text:p>
          </table:table-cell>
          <table:table-cell office:value-type="float" office:value="0.005973165" calcext:value-type="float">
            <text:p>0,005973165</text:p>
          </table:table-cell>
          <table:table-cell office:value-type="float" office:value="0.093346566" calcext:value-type="float">
            <text:p>0,093346566</text:p>
          </table:table-cell>
          <table:table-cell office:value-type="float" office:value="-0.24680887" calcext:value-type="float">
            <text:p>-0,24680887</text:p>
          </table:table-cell>
          <table:table-cell office:value-type="float" office:value="0.018006003" calcext:value-type="float">
            <text:p>0,018006003</text:p>
          </table:table-cell>
          <table:table-cell office:value-type="float" office:value="0.7222262" calcext:value-type="float">
            <text:p>0,7222262</text:p>
          </table:table-cell>
          <table:table-cell office:value-type="float" office:value="-0.05457423" calcext:value-type="float">
            <text:p>-0,05457423</text:p>
          </table:table-cell>
          <table:table-cell office:value-type="float" office:value="0.8498827" calcext:value-type="float">
            <text:p>0,8498827</text:p>
          </table:table-cell>
          <table:table-cell office:value-type="float" office:value="0.15910946" calcext:value-type="float">
            <text:p>0,15910946</text:p>
          </table:table-cell>
          <table:table-cell table:number-columns-repeated="2"/>
        </table:table-row>
        <table:table-row table:style-name="ro1">
          <table:table-cell/>
          <table:table-cell table:formula="of:=[$layer1.G12]" office:value-type="float" office:value="2.42171274" calcext:value-type="float">
            <text:p>2,421712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913249" calcext:value-type="float">
            <text:p>0,08913249</text:p>
          </table:table-cell>
          <table:table-cell office:value-type="float" office:value="0.571811" calcext:value-type="float">
            <text:p>0,571811</text:p>
          </table:table-cell>
          <table:table-cell office:value-type="float" office:value="0.33119968" calcext:value-type="float">
            <text:p>0,33119968</text:p>
          </table:table-cell>
          <table:table-cell office:value-type="float" office:value="-0.076685384" calcext:value-type="float">
            <text:p>-0,076685384</text:p>
          </table:table-cell>
          <table:table-cell office:value-type="float" office:value="0.7268104" calcext:value-type="float">
            <text:p>0,7268104</text:p>
          </table:table-cell>
          <table:table-cell office:value-type="float" office:value="-0.048276696" calcext:value-type="float">
            <text:p>-0,048276696</text:p>
          </table:table-cell>
          <table:table-cell office:value-type="float" office:value="0.04455901" calcext:value-type="float">
            <text:p>0,04455901</text:p>
          </table:table-cell>
          <table:table-cell office:value-type="float" office:value="0.16171448" calcext:value-type="float">
            <text:p>0,16171448</text:p>
          </table:table-cell>
          <table:table-cell office:value-type="float" office:value="0.1190972" calcext:value-type="float">
            <text:p>0,1190972</text:p>
          </table:table-cell>
          <table:table-cell office:value-type="float" office:value="0.10858253" calcext:value-type="float">
            <text:p>0,10858253</text:p>
          </table:table-cell>
          <table:table-cell office:value-type="float" office:value="0.67254335" calcext:value-type="float">
            <text:p>0,67254335</text:p>
          </table:table-cell>
          <table:table-cell office:value-type="float" office:value="-0.07112618" calcext:value-type="float">
            <text:p>-0,07112618</text:p>
          </table:table-cell>
          <table:table-cell office:value-type="float" office:value="0.071347445" calcext:value-type="float">
            <text:p>0,071347445</text:p>
          </table:table-cell>
          <table:table-cell office:value-type="float" office:value="-0.10027416" calcext:value-type="float">
            <text:p>-0,10027416</text:p>
          </table:table-cell>
          <table:table-cell office:value-type="float" office:value="-0.035107035" calcext:value-type="float">
            <text:p>-0,035107035</text:p>
          </table:table-cell>
          <table:table-cell office:value-type="float" office:value="-0.21878766" calcext:value-type="float">
            <text:p>-0,21878766</text:p>
          </table:table-cell>
          <table:table-cell office:value-type="float" office:value="0.35527164" calcext:value-type="float">
            <text:p>0,35527164</text:p>
          </table:table-cell>
          <table:table-cell office:value-type="float" office:value="0.1354752" calcext:value-type="float">
            <text:p>0,1354752</text:p>
          </table:table-cell>
          <table:table-cell office:value-type="float" office:value="0.3386572" calcext:value-type="float">
            <text:p>0,3386572</text:p>
          </table:table-cell>
          <table:table-cell office:value-type="float" office:value="0.003146485" calcext:value-type="float">
            <text:p>0,003146485</text:p>
          </table:table-cell>
          <table:table-cell office:value-type="float" office:value="0.25037456" calcext:value-type="float">
            <text:p>0,25037456</text:p>
          </table:table-cell>
          <table:table-cell office:value-type="float" office:value="0.14583962" calcext:value-type="float">
            <text:p>0,14583962</text:p>
          </table:table-cell>
          <table:table-cell office:value-type="float" office:value="0.29023045" calcext:value-type="float">
            <text:p>0,29023045</text:p>
          </table:table-cell>
          <table:table-cell office:value-type="float" office:value="0.24114153" calcext:value-type="float">
            <text:p>0,24114153</text:p>
          </table:table-cell>
          <table:table-cell office:value-type="float" office:value="-0.1839134" calcext:value-type="float">
            <text:p>-0,1839134</text:p>
          </table:table-cell>
          <table:table-cell office:value-type="float" office:value="0.044063505" calcext:value-type="float">
            <text:p>0,044063505</text:p>
          </table:table-cell>
          <table:table-cell office:value-type="float" office:value="0.01780365" calcext:value-type="float">
            <text:p>0,01780365</text:p>
          </table:table-cell>
          <table:table-cell office:value-type="float" office:value="-0.0051073595" calcext:value-type="float">
            <text:p>-0,0051073595</text:p>
          </table:table-cell>
          <table:table-cell office:value-type="float" office:value="-0.11766703" calcext:value-type="float">
            <text:p>-0,11766703</text:p>
          </table:table-cell>
          <table:table-cell office:value-type="float" office:value="-0.017264074" calcext:value-type="float">
            <text:p>-0,017264074</text:p>
          </table:table-cell>
          <table:table-cell office:value-type="float" office:value="-0.14201313" calcext:value-type="float">
            <text:p>-0,14201313</text:p>
          </table:table-cell>
          <table:table-cell office:value-type="float" office:value="0.18905886" calcext:value-type="float">
            <text:p>0,18905886</text:p>
          </table:table-cell>
          <table:table-cell table:number-columns-repeated="2"/>
        </table:table-row>
        <table:table-row table:style-name="ro1">
          <table:table-cell/>
          <table:table-cell table:formula="of:=[$layer1.G13]" office:value-type="float" office:value="-1.81528616" calcext:value-type="float">
            <text:p>-1,815286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78707546" calcext:value-type="float">
            <text:p>-0,078707546</text:p>
          </table:table-cell>
          <table:table-cell office:value-type="float" office:value="-0.27211887" calcext:value-type="float">
            <text:p>-0,27211887</text:p>
          </table:table-cell>
          <table:table-cell office:value-type="float" office:value="-0.26655003" calcext:value-type="float">
            <text:p>-0,26655003</text:p>
          </table:table-cell>
          <table:table-cell office:value-type="float" office:value="0.29433185" calcext:value-type="float">
            <text:p>0,29433185</text:p>
          </table:table-cell>
          <table:table-cell office:value-type="float" office:value="-0.56551874" calcext:value-type="float">
            <text:p>-0,56551874</text:p>
          </table:table-cell>
          <table:table-cell office:value-type="float" office:value="-0.32092026" calcext:value-type="float">
            <text:p>-0,32092026</text:p>
          </table:table-cell>
          <table:table-cell office:value-type="float" office:value="0.06270899" calcext:value-type="float">
            <text:p>0,06270899</text:p>
          </table:table-cell>
          <table:table-cell office:value-type="float" office:value="-0.038808465" calcext:value-type="float">
            <text:p>-0,038808465</text:p>
          </table:table-cell>
          <table:table-cell office:value-type="float" office:value="-0.0854204" calcext:value-type="float">
            <text:p>-0,0854204</text:p>
          </table:table-cell>
          <table:table-cell office:value-type="float" office:value="-0.01646029" calcext:value-type="float">
            <text:p>-0,01646029</text:p>
          </table:table-cell>
          <table:table-cell office:value-type="float" office:value="-0.6533094" calcext:value-type="float">
            <text:p>-0,6533094</text:p>
          </table:table-cell>
          <table:table-cell office:value-type="float" office:value="0.41514862" calcext:value-type="float">
            <text:p>0,41514862</text:p>
          </table:table-cell>
          <table:table-cell office:value-type="float" office:value="-0.47438526" calcext:value-type="float">
            <text:p>-0,47438526</text:p>
          </table:table-cell>
          <table:table-cell office:value-type="float" office:value="0.24375728" calcext:value-type="float">
            <text:p>0,24375728</text:p>
          </table:table-cell>
          <table:table-cell office:value-type="float" office:value="0.028232522" calcext:value-type="float">
            <text:p>0,028232522</text:p>
          </table:table-cell>
          <table:table-cell office:value-type="float" office:value="-0.011677268" calcext:value-type="float">
            <text:p>-0,011677268</text:p>
          </table:table-cell>
          <table:table-cell office:value-type="float" office:value="-0.21363656" calcext:value-type="float">
            <text:p>-0,21363656</text:p>
          </table:table-cell>
          <table:table-cell office:value-type="float" office:value="-0.09856676" calcext:value-type="float">
            <text:p>-0,09856676</text:p>
          </table:table-cell>
          <table:table-cell office:value-type="float" office:value="0.0049927537" calcext:value-type="float">
            <text:p>0,0049927537</text:p>
          </table:table-cell>
          <table:table-cell office:value-type="float" office:value="-0.25945342" calcext:value-type="float">
            <text:p>-0,25945342</text:p>
          </table:table-cell>
          <table:table-cell office:value-type="float" office:value="-0.09615164" calcext:value-type="float">
            <text:p>-0,09615164</text:p>
          </table:table-cell>
          <table:table-cell office:value-type="float" office:value="-0.21730627" calcext:value-type="float">
            <text:p>-0,21730627</text:p>
          </table:table-cell>
          <table:table-cell office:value-type="float" office:value="-0.296205" calcext:value-type="float">
            <text:p>-0,296205</text:p>
          </table:table-cell>
          <table:table-cell office:value-type="float" office:value="-0.07844253" calcext:value-type="float">
            <text:p>-0,07844253</text:p>
          </table:table-cell>
          <table:table-cell office:value-type="float" office:value="0.16846448" calcext:value-type="float">
            <text:p>0,16846448</text:p>
          </table:table-cell>
          <table:table-cell office:value-type="float" office:value="-0.32187843" calcext:value-type="float">
            <text:p>-0,32187843</text:p>
          </table:table-cell>
          <table:table-cell office:value-type="float" office:value="0.24646376" calcext:value-type="float">
            <text:p>0,24646376</text:p>
          </table:table-cell>
          <table:table-cell office:value-type="float" office:value="-0.37665987" calcext:value-type="float">
            <text:p>-0,37665987</text:p>
          </table:table-cell>
          <table:table-cell office:value-type="float" office:value="-0.0827094" calcext:value-type="float">
            <text:p>-0,0827094</text:p>
          </table:table-cell>
          <table:table-cell office:value-type="float" office:value="-0.09812893" calcext:value-type="float">
            <text:p>-0,09812893</text:p>
          </table:table-cell>
          <table:table-cell office:value-type="float" office:value="-0.35620922" calcext:value-type="float">
            <text:p>-0,35620922</text:p>
          </table:table-cell>
          <table:table-cell office:value-type="float" office:value="-0.042606197" calcext:value-type="float">
            <text:p>-0,042606197</text:p>
          </table:table-cell>
          <table:table-cell table:number-columns-repeated="2"/>
        </table:table-row>
        <table:table-row table:style-name="ro1">
          <table:table-cell/>
          <table:table-cell table:formula="of:=[$layer1.G14]" office:value-type="float" office:value="-1.977543527" calcext:value-type="float">
            <text:p>-1,9775435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895906" calcext:value-type="float">
            <text:p>0,28895906</text:p>
          </table:table-cell>
          <table:table-cell office:value-type="float" office:value="-0.25091916" calcext:value-type="float">
            <text:p>-0,25091916</text:p>
          </table:table-cell>
          <table:table-cell office:value-type="float" office:value="0.036224343" calcext:value-type="float">
            <text:p>0,036224343</text:p>
          </table:table-cell>
          <table:table-cell office:value-type="float" office:value="0.17464359" calcext:value-type="float">
            <text:p>0,17464359</text:p>
          </table:table-cell>
          <table:table-cell office:value-type="float" office:value="-0.563073" calcext:value-type="float">
            <text:p>-0,563073</text:p>
          </table:table-cell>
          <table:table-cell office:value-type="float" office:value="-0.62129873" calcext:value-type="float">
            <text:p>-0,62129873</text:p>
          </table:table-cell>
          <table:table-cell office:value-type="float" office:value="-0.33116838" calcext:value-type="float">
            <text:p>-0,33116838</text:p>
          </table:table-cell>
          <table:table-cell office:value-type="float" office:value="0.13313785" calcext:value-type="float">
            <text:p>0,13313785</text:p>
          </table:table-cell>
          <table:table-cell office:value-type="float" office:value="-0.022894653" calcext:value-type="float">
            <text:p>-0,022894653</text:p>
          </table:table-cell>
          <table:table-cell office:value-type="float" office:value="-0.3946389" calcext:value-type="float">
            <text:p>-0,3946389</text:p>
          </table:table-cell>
          <table:table-cell office:value-type="float" office:value="-0.64685565" calcext:value-type="float">
            <text:p>-0,64685565</text:p>
          </table:table-cell>
          <table:table-cell office:value-type="float" office:value="0.5217261" calcext:value-type="float">
            <text:p>0,5217261</text:p>
          </table:table-cell>
          <table:table-cell office:value-type="float" office:value="-0.6758646" calcext:value-type="float">
            <text:p>-0,6758646</text:p>
          </table:table-cell>
          <table:table-cell office:value-type="float" office:value="-0.11568771" calcext:value-type="float">
            <text:p>-0,11568771</text:p>
          </table:table-cell>
          <table:table-cell office:value-type="float" office:value="-0.3498262" calcext:value-type="float">
            <text:p>-0,3498262</text:p>
          </table:table-cell>
          <table:table-cell office:value-type="float" office:value="-0.20944595" calcext:value-type="float">
            <text:p>-0,20944595</text:p>
          </table:table-cell>
          <table:table-cell office:value-type="float" office:value="0.12542985" calcext:value-type="float">
            <text:p>0,12542985</text:p>
          </table:table-cell>
          <table:table-cell office:value-type="float" office:value="-0.607498" calcext:value-type="float">
            <text:p>-0,607498</text:p>
          </table:table-cell>
          <table:table-cell office:value-type="float" office:value="0.014651931" calcext:value-type="float">
            <text:p>0,014651931</text:p>
          </table:table-cell>
          <table:table-cell office:value-type="float" office:value="-0.26327196" calcext:value-type="float">
            <text:p>-0,26327196</text:p>
          </table:table-cell>
          <table:table-cell office:value-type="float" office:value="0.07430069" calcext:value-type="float">
            <text:p>0,07430069</text:p>
          </table:table-cell>
          <table:table-cell office:value-type="float" office:value="0.23251171" calcext:value-type="float">
            <text:p>0,23251171</text:p>
          </table:table-cell>
          <table:table-cell office:value-type="float" office:value="0.20388125" calcext:value-type="float">
            <text:p>0,20388125</text:p>
          </table:table-cell>
          <table:table-cell office:value-type="float" office:value="-0.7099842" calcext:value-type="float">
            <text:p>-0,7099842</text:p>
          </table:table-cell>
          <table:table-cell office:value-type="float" office:value="-0.40551966" calcext:value-type="float">
            <text:p>-0,40551966</text:p>
          </table:table-cell>
          <table:table-cell office:value-type="float" office:value="-0.4691696" calcext:value-type="float">
            <text:p>-0,4691696</text:p>
          </table:table-cell>
          <table:table-cell office:value-type="float" office:value="0.40874138" calcext:value-type="float">
            <text:p>0,40874138</text:p>
          </table:table-cell>
          <table:table-cell office:value-type="float" office:value="-0.5512063" calcext:value-type="float">
            <text:p>-0,5512063</text:p>
          </table:table-cell>
          <table:table-cell office:value-type="float" office:value="-0.41651088" calcext:value-type="float">
            <text:p>-0,41651088</text:p>
          </table:table-cell>
          <table:table-cell office:value-type="float" office:value="-0.5305073" calcext:value-type="float">
            <text:p>-0,5305073</text:p>
          </table:table-cell>
          <table:table-cell office:value-type="float" office:value="-0.98648846" calcext:value-type="float">
            <text:p>-0,98648846</text:p>
          </table:table-cell>
          <table:table-cell office:value-type="float" office:value="0.053331144" calcext:value-type="float">
            <text:p>0,053331144</text:p>
          </table:table-cell>
          <table:table-cell table:number-columns-repeated="2"/>
        </table:table-row>
        <table:table-row table:style-name="ro1">
          <table:table-cell/>
          <table:table-cell table:formula="of:=[$layer1.G15]" office:value-type="float" office:value="-1.411152205" calcext:value-type="float">
            <text:p>-1,4111522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34432188" calcext:value-type="float">
            <text:p>-0,34432188</text:p>
          </table:table-cell>
          <table:table-cell office:value-type="float" office:value="-0.27725238" calcext:value-type="float">
            <text:p>-0,27725238</text:p>
          </table:table-cell>
          <table:table-cell office:value-type="float" office:value="-0.08127077" calcext:value-type="float">
            <text:p>-0,08127077</text:p>
          </table:table-cell>
          <table:table-cell office:value-type="float" office:value="0.17896281" calcext:value-type="float">
            <text:p>0,17896281</text:p>
          </table:table-cell>
          <table:table-cell office:value-type="float" office:value="-0.27855888" calcext:value-type="float">
            <text:p>-0,27855888</text:p>
          </table:table-cell>
          <table:table-cell office:value-type="float" office:value="-0.42607558" calcext:value-type="float">
            <text:p>-0,42607558</text:p>
          </table:table-cell>
          <table:table-cell office:value-type="float" office:value="-0.32713696" calcext:value-type="float">
            <text:p>-0,32713696</text:p>
          </table:table-cell>
          <table:table-cell office:value-type="float" office:value="0.59440947" calcext:value-type="float">
            <text:p>0,59440947</text:p>
          </table:table-cell>
          <table:table-cell office:value-type="float" office:value="0.6270453" calcext:value-type="float">
            <text:p>0,6270453</text:p>
          </table:table-cell>
          <table:table-cell office:value-type="float" office:value="0.47313926" calcext:value-type="float">
            <text:p>0,47313926</text:p>
          </table:table-cell>
          <table:table-cell office:value-type="float" office:value="-0.11276426" calcext:value-type="float">
            <text:p>-0,11276426</text:p>
          </table:table-cell>
          <table:table-cell office:value-type="float" office:value="0.26599145" calcext:value-type="float">
            <text:p>0,26599145</text:p>
          </table:table-cell>
          <table:table-cell office:value-type="float" office:value="0.124546066" calcext:value-type="float">
            <text:p>0,124546066</text:p>
          </table:table-cell>
          <table:table-cell office:value-type="float" office:value="0.29450694" calcext:value-type="float">
            <text:p>0,29450694</text:p>
          </table:table-cell>
          <table:table-cell office:value-type="float" office:value="-0.31396782" calcext:value-type="float">
            <text:p>-0,31396782</text:p>
          </table:table-cell>
          <table:table-cell office:value-type="float" office:value="0.50759816" calcext:value-type="float">
            <text:p>0,50759816</text:p>
          </table:table-cell>
          <table:table-cell office:value-type="float" office:value="-0.2495144" calcext:value-type="float">
            <text:p>-0,2495144</text:p>
          </table:table-cell>
          <table:table-cell office:value-type="float" office:value="-0.47906137" calcext:value-type="float">
            <text:p>-0,47906137</text:p>
          </table:table-cell>
          <table:table-cell office:value-type="float" office:value="-0.3516006" calcext:value-type="float">
            <text:p>-0,3516006</text:p>
          </table:table-cell>
          <table:table-cell office:value-type="float" office:value="0.335754" calcext:value-type="float">
            <text:p>0,335754</text:p>
          </table:table-cell>
          <table:table-cell office:value-type="float" office:value="-0.3248623" calcext:value-type="float">
            <text:p>-0,3248623</text:p>
          </table:table-cell>
          <table:table-cell office:value-type="float" office:value="-0.08499175" calcext:value-type="float">
            <text:p>-0,08499175</text:p>
          </table:table-cell>
          <table:table-cell office:value-type="float" office:value="-0.02113253" calcext:value-type="float">
            <text:p>-0,02113253</text:p>
          </table:table-cell>
          <table:table-cell office:value-type="float" office:value="0.12704328" calcext:value-type="float">
            <text:p>0,12704328</text:p>
          </table:table-cell>
          <table:table-cell office:value-type="float" office:value="0.0901452" calcext:value-type="float">
            <text:p>0,0901452</text:p>
          </table:table-cell>
          <table:table-cell office:value-type="float" office:value="-0.49167612" calcext:value-type="float">
            <text:p>-0,49167612</text:p>
          </table:table-cell>
          <table:table-cell office:value-type="float" office:value="0.29627737" calcext:value-type="float">
            <text:p>0,29627737</text:p>
          </table:table-cell>
          <table:table-cell office:value-type="float" office:value="-0.31114537" calcext:value-type="float">
            <text:p>-0,31114537</text:p>
          </table:table-cell>
          <table:table-cell office:value-type="float" office:value="0.8422719" calcext:value-type="float">
            <text:p>0,8422719</text:p>
          </table:table-cell>
          <table:table-cell office:value-type="float" office:value="-0.21942285" calcext:value-type="float">
            <text:p>-0,21942285</text:p>
          </table:table-cell>
          <table:table-cell office:value-type="float" office:value="0.7491446" calcext:value-type="float">
            <text:p>0,7491446</text:p>
          </table:table-cell>
          <table:table-cell office:value-type="float" office:value="-0.12695378" calcext:value-type="float">
            <text:p>-0,12695378</text:p>
          </table:table-cell>
          <table:table-cell table:number-columns-repeated="2"/>
        </table:table-row>
        <table:table-row table:style-name="ro1">
          <table:table-cell/>
          <table:table-cell table:formula="of:=[$layer1.G16]" office:value-type="float" office:value="-1.26340154" calcext:value-type="float">
            <text:p>-1,263401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0.36824423" calcext:value-type="float">
            <text:p>-0,36824423</text:p>
          </table:table-cell>
          <table:table-cell office:value-type="float" office:value="-0.014030603" calcext:value-type="float">
            <text:p>-0,014030603</text:p>
          </table:table-cell>
          <table:table-cell office:value-type="float" office:value="-0.28736597" calcext:value-type="float">
            <text:p>-0,28736597</text:p>
          </table:table-cell>
          <table:table-cell office:value-type="float" office:value="0.51268554" calcext:value-type="float">
            <text:p>0,51268554</text:p>
          </table:table-cell>
          <table:table-cell office:value-type="float" office:value="-0.26974005" calcext:value-type="float">
            <text:p>-0,26974005</text:p>
          </table:table-cell>
          <table:table-cell office:value-type="float" office:value="-0.7347399" calcext:value-type="float">
            <text:p>-0,7347399</text:p>
          </table:table-cell>
          <table:table-cell office:value-type="float" office:value="-0.6831659" calcext:value-type="float">
            <text:p>-0,6831659</text:p>
          </table:table-cell>
          <table:table-cell office:value-type="float" office:value="0.6557339" calcext:value-type="float">
            <text:p>0,6557339</text:p>
          </table:table-cell>
          <table:table-cell office:value-type="float" office:value="0.55917007" calcext:value-type="float">
            <text:p>0,55917007</text:p>
          </table:table-cell>
          <table:table-cell office:value-type="float" office:value="0.5322381" calcext:value-type="float">
            <text:p>0,5322381</text:p>
          </table:table-cell>
          <table:table-cell office:value-type="float" office:value="0.10792953" calcext:value-type="float">
            <text:p>0,10792953</text:p>
          </table:table-cell>
          <table:table-cell office:value-type="float" office:value="0.66369003" calcext:value-type="float">
            <text:p>0,66369003</text:p>
          </table:table-cell>
          <table:table-cell office:value-type="float" office:value="0.14087476" calcext:value-type="float">
            <text:p>0,14087476</text:p>
          </table:table-cell>
          <table:table-cell office:value-type="float" office:value="0.34859958" calcext:value-type="float">
            <text:p>0,34859958</text:p>
          </table:table-cell>
          <table:table-cell office:value-type="float" office:value="-0.65739363" calcext:value-type="float">
            <text:p>-0,65739363</text:p>
          </table:table-cell>
          <table:table-cell office:value-type="float" office:value="0.8665339" calcext:value-type="float">
            <text:p>0,8665339</text:p>
          </table:table-cell>
          <table:table-cell office:value-type="float" office:value="-0.34127417" calcext:value-type="float">
            <text:p>-0,34127417</text:p>
          </table:table-cell>
          <table:table-cell office:value-type="float" office:value="-0.41124701" calcext:value-type="float">
            <text:p>-0,41124701</text:p>
          </table:table-cell>
          <table:table-cell office:value-type="float" office:value="-0.09614781" calcext:value-type="float">
            <text:p>-0,09614781</text:p>
          </table:table-cell>
          <table:table-cell office:value-type="float" office:value="0.74324715" calcext:value-type="float">
            <text:p>0,74324715</text:p>
          </table:table-cell>
          <table:table-cell office:value-type="float" office:value="-0.16355805" calcext:value-type="float">
            <text:p>-0,16355805</text:p>
          </table:table-cell>
          <table:table-cell office:value-type="float" office:value="-0.16271" calcext:value-type="float">
            <text:p>-0,16271</text:p>
          </table:table-cell>
          <table:table-cell office:value-type="float" office:value="-0.29506618" calcext:value-type="float">
            <text:p>-0,29506618</text:p>
          </table:table-cell>
          <table:table-cell office:value-type="float" office:value="-0.04849875" calcext:value-type="float">
            <text:p>-0,04849875</text:p>
          </table:table-cell>
          <table:table-cell office:value-type="float" office:value="0.014122707" calcext:value-type="float">
            <text:p>0,014122707</text:p>
          </table:table-cell>
          <table:table-cell office:value-type="float" office:value="-0.5959439" calcext:value-type="float">
            <text:p>-0,5959439</text:p>
          </table:table-cell>
          <table:table-cell office:value-type="float" office:value="0.88224703" calcext:value-type="float">
            <text:p>0,88224703</text:p>
          </table:table-cell>
          <table:table-cell office:value-type="float" office:value="-0.36917347" calcext:value-type="float">
            <text:p>-0,36917347</text:p>
          </table:table-cell>
          <table:table-cell office:value-type="float" office:value="0.82642585" calcext:value-type="float">
            <text:p>0,82642585</text:p>
          </table:table-cell>
          <table:table-cell office:value-type="float" office:value="-0.58577627" calcext:value-type="float">
            <text:p>-0,58577627</text:p>
          </table:table-cell>
          <table:table-cell office:value-type="float" office:value="0.78728235" calcext:value-type="float">
            <text:p>0,78728235</text:p>
          </table:table-cell>
          <table:table-cell office:value-type="float" office:value="-0.23566446" calcext:value-type="float">
            <text:p>-0,23566446</text:p>
          </table:table-cell>
          <table:table-cell table:number-columns-repeated="2"/>
        </table:table-row>
        <table:table-row table:style-name="ro1">
          <table:table-cell/>
          <table:table-cell table:formula="of:=[$layer1.G17]" office:value-type="float" office:value="0.7971762" calcext:value-type="float">
            <text:p>0,79717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757044" calcext:value-type="float">
            <text:p>0,5757044</text:p>
          </table:table-cell>
          <table:table-cell office:value-type="float" office:value="0.7852235" calcext:value-type="float">
            <text:p>0,7852235</text:p>
          </table:table-cell>
          <table:table-cell office:value-type="float" office:value="0.4723187" calcext:value-type="float">
            <text:p>0,4723187</text:p>
          </table:table-cell>
          <table:table-cell office:value-type="float" office:value="0.19339602" calcext:value-type="float">
            <text:p>0,19339602</text:p>
          </table:table-cell>
          <table:table-cell office:value-type="float" office:value="0.36253694" calcext:value-type="float">
            <text:p>0,36253694</text:p>
          </table:table-cell>
          <table:table-cell office:value-type="float" office:value="-0.3731102" calcext:value-type="float">
            <text:p>-0,3731102</text:p>
          </table:table-cell>
          <table:table-cell office:value-type="float" office:value="-0.32544488" calcext:value-type="float">
            <text:p>-0,32544488</text:p>
          </table:table-cell>
          <table:table-cell office:value-type="float" office:value="1.2538205" calcext:value-type="float">
            <text:p>1,2538205</text:p>
          </table:table-cell>
          <table:table-cell office:value-type="float" office:value="1.0587256" calcext:value-type="float">
            <text:p>1,0587256</text:p>
          </table:table-cell>
          <table:table-cell office:value-type="float" office:value="0.8628238" calcext:value-type="float">
            <text:p>0,8628238</text:p>
          </table:table-cell>
          <table:table-cell office:value-type="float" office:value="1.0364634" calcext:value-type="float">
            <text:p>1,0364634</text:p>
          </table:table-cell>
          <table:table-cell office:value-type="float" office:value="0.14949666" calcext:value-type="float">
            <text:p>0,14949666</text:p>
          </table:table-cell>
          <table:table-cell office:value-type="float" office:value="0.47517005" calcext:value-type="float">
            <text:p>0,47517005</text:p>
          </table:table-cell>
          <table:table-cell office:value-type="float" office:value="-0.33136335" calcext:value-type="float">
            <text:p>-0,33136335</text:p>
          </table:table-cell>
          <table:table-cell office:value-type="float" office:value="-0.3117434" calcext:value-type="float">
            <text:p>-0,3117434</text:p>
          </table:table-cell>
          <table:table-cell office:value-type="float" office:value="0.9401803" calcext:value-type="float">
            <text:p>0,9401803</text:p>
          </table:table-cell>
          <table:table-cell office:value-type="float" office:value="0.25789708" calcext:value-type="float">
            <text:p>0,25789708</text:p>
          </table:table-cell>
          <table:table-cell office:value-type="float" office:value="-0.20388167" calcext:value-type="float">
            <text:p>-0,20388167</text:p>
          </table:table-cell>
          <table:table-cell office:value-type="float" office:value="0.5698901" calcext:value-type="float">
            <text:p>0,5698901</text:p>
          </table:table-cell>
          <table:table-cell office:value-type="float" office:value="0.8290472" calcext:value-type="float">
            <text:p>0,8290472</text:p>
          </table:table-cell>
          <table:table-cell office:value-type="float" office:value="0.5850801" calcext:value-type="float">
            <text:p>0,5850801</text:p>
          </table:table-cell>
          <table:table-cell office:value-type="float" office:value="0.259199" calcext:value-type="float">
            <text:p>0,259199</text:p>
          </table:table-cell>
          <table:table-cell office:value-type="float" office:value="0.5816485" calcext:value-type="float">
            <text:p>0,5816485</text:p>
          </table:table-cell>
          <table:table-cell office:value-type="float" office:value="-0.6099716" calcext:value-type="float">
            <text:p>-0,6099716</text:p>
          </table:table-cell>
          <table:table-cell office:value-type="float" office:value="-0.43346718" calcext:value-type="float">
            <text:p>-0,43346718</text:p>
          </table:table-cell>
          <table:table-cell office:value-type="float" office:value="-0.12839608" calcext:value-type="float">
            <text:p>-0,12839608</text:p>
          </table:table-cell>
          <table:table-cell office:value-type="float" office:value="0.6178498" calcext:value-type="float">
            <text:p>0,6178498</text:p>
          </table:table-cell>
          <table:table-cell office:value-type="float" office:value="-0.1474702" calcext:value-type="float">
            <text:p>-0,1474702</text:p>
          </table:table-cell>
          <table:table-cell office:value-type="float" office:value="0.9375773" calcext:value-type="float">
            <text:p>0,9375773</text:p>
          </table:table-cell>
          <table:table-cell office:value-type="float" office:value="-0.15189202" calcext:value-type="float">
            <text:p>-0,15189202</text:p>
          </table:table-cell>
          <table:table-cell office:value-type="float" office:value="0.6127808" calcext:value-type="float">
            <text:p>0,6127808</text:p>
          </table:table-cell>
          <table:table-cell office:value-type="float" office:value="0.14942114" calcext:value-type="float">
            <text:p>0,14942114</text:p>
          </table:table-cell>
          <table:table-cell table:number-columns-repeated="2"/>
        </table:table-row>
        <table:table-row table:style-name="ro1">
          <table:table-cell/>
          <table:table-cell table:formula="of:=[$layer1.G18]" office:value-type="float" office:value="-2.23407697" calcext:value-type="float">
            <text:p>-2,234076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3629234" calcext:value-type="float">
            <text:p>0,053629234</text:p>
          </table:table-cell>
          <table:table-cell office:value-type="float" office:value="-0.33503506" calcext:value-type="float">
            <text:p>-0,33503506</text:p>
          </table:table-cell>
          <table:table-cell office:value-type="float" office:value="0.04982815" calcext:value-type="float">
            <text:p>0,04982815</text:p>
          </table:table-cell>
          <table:table-cell office:value-type="float" office:value="0.46053705" calcext:value-type="float">
            <text:p>0,46053705</text:p>
          </table:table-cell>
          <table:table-cell office:value-type="float" office:value="-0.34427443" calcext:value-type="float">
            <text:p>-0,34427443</text:p>
          </table:table-cell>
          <table:table-cell office:value-type="float" office:value="-0.2472348" calcext:value-type="float">
            <text:p>-0,2472348</text:p>
          </table:table-cell>
          <table:table-cell office:value-type="float" office:value="-0.33332676" calcext:value-type="float">
            <text:p>-0,33332676</text:p>
          </table:table-cell>
          <table:table-cell office:value-type="float" office:value="0.11814653" calcext:value-type="float">
            <text:p>0,11814653</text:p>
          </table:table-cell>
          <table:table-cell office:value-type="float" office:value="-0.2102915" calcext:value-type="float">
            <text:p>-0,2102915</text:p>
          </table:table-cell>
          <table:table-cell office:value-type="float" office:value="-0.13737951" calcext:value-type="float">
            <text:p>-0,13737951</text:p>
          </table:table-cell>
          <table:table-cell office:value-type="float" office:value="-0.55100536" calcext:value-type="float">
            <text:p>-0,55100536</text:p>
          </table:table-cell>
          <table:table-cell office:value-type="float" office:value="0.36089596" calcext:value-type="float">
            <text:p>0,36089596</text:p>
          </table:table-cell>
          <table:table-cell office:value-type="float" office:value="-0.3188136" calcext:value-type="float">
            <text:p>-0,3188136</text:p>
          </table:table-cell>
          <table:table-cell office:value-type="float" office:value="-0.07425367" calcext:value-type="float">
            <text:p>-0,07425367</text:p>
          </table:table-cell>
          <table:table-cell office:value-type="float" office:value="-0.18040204" calcext:value-type="float">
            <text:p>-0,18040204</text:p>
          </table:table-cell>
          <table:table-cell office:value-type="float" office:value="-0.18195584" calcext:value-type="float">
            <text:p>-0,18195584</text:p>
          </table:table-cell>
          <table:table-cell office:value-type="float" office:value="0.0336449" calcext:value-type="float">
            <text:p>0,0336449</text:p>
          </table:table-cell>
          <table:table-cell office:value-type="float" office:value="-0.50362784" calcext:value-type="float">
            <text:p>-0,50362784</text:p>
          </table:table-cell>
          <table:table-cell office:value-type="float" office:value="0.025662636" calcext:value-type="float">
            <text:p>0,025662636</text:p>
          </table:table-cell>
          <table:table-cell office:value-type="float" office:value="-0.1062134" calcext:value-type="float">
            <text:p>-0,1062134</text:p>
          </table:table-cell>
          <table:table-cell office:value-type="float" office:value="-0.04399943" calcext:value-type="float">
            <text:p>-0,04399943</text:p>
          </table:table-cell>
          <table:table-cell office:value-type="float" office:value="0.13107902" calcext:value-type="float">
            <text:p>0,13107902</text:p>
          </table:table-cell>
          <table:table-cell office:value-type="float" office:value="0.12716237" calcext:value-type="float">
            <text:p>0,12716237</text:p>
          </table:table-cell>
          <table:table-cell office:value-type="float" office:value="-0.4927297" calcext:value-type="float">
            <text:p>-0,4927297</text:p>
          </table:table-cell>
          <table:table-cell office:value-type="float" office:value="-0.17810178" calcext:value-type="float">
            <text:p>-0,17810178</text:p>
          </table:table-cell>
          <table:table-cell office:value-type="float" office:value="-0.38888243" calcext:value-type="float">
            <text:p>-0,38888243</text:p>
          </table:table-cell>
          <table:table-cell office:value-type="float" office:value="0.73796195" calcext:value-type="float">
            <text:p>0,73796195</text:p>
          </table:table-cell>
          <table:table-cell office:value-type="float" office:value="-0.5333234" calcext:value-type="float">
            <text:p>-0,5333234</text:p>
          </table:table-cell>
          <table:table-cell office:value-type="float" office:value="0.12751801" calcext:value-type="float">
            <text:p>0,12751801</text:p>
          </table:table-cell>
          <table:table-cell office:value-type="float" office:value="-0.48287767" calcext:value-type="float">
            <text:p>-0,48287767</text:p>
          </table:table-cell>
          <table:table-cell office:value-type="float" office:value="-0.5502034" calcext:value-type="float">
            <text:p>-0,5502034</text:p>
          </table:table-cell>
          <table:table-cell office:value-type="float" office:value="-0.21018606" calcext:value-type="float">
            <text:p>-0,21018606</text:p>
          </table:table-cell>
          <table:table-cell table:number-columns-repeated="2"/>
        </table:table-row>
        <table:table-row table:style-name="ro1">
          <table:table-cell/>
          <table:table-cell table:formula="of:=[$layer1.G19]" office:value-type="float" office:value="-0.61658102" calcext:value-type="float">
            <text:p>-0,616581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2843009" calcext:value-type="float">
            <text:p>-0,22843009</text:p>
          </table:table-cell>
          <table:table-cell office:value-type="float" office:value="0.37233293" calcext:value-type="float">
            <text:p>0,37233293</text:p>
          </table:table-cell>
          <table:table-cell office:value-type="float" office:value="-0.22434725" calcext:value-type="float">
            <text:p>-0,22434725</text:p>
          </table:table-cell>
          <table:table-cell office:value-type="float" office:value="0.59373343" calcext:value-type="float">
            <text:p>0,59373343</text:p>
          </table:table-cell>
          <table:table-cell office:value-type="float" office:value="-0.45880395" calcext:value-type="float">
            <text:p>-0,45880395</text:p>
          </table:table-cell>
          <table:table-cell office:value-type="float" office:value="-0.88714635" calcext:value-type="float">
            <text:p>-0,88714635</text:p>
          </table:table-cell>
          <table:table-cell office:value-type="float" office:value="-0.76462275" calcext:value-type="float">
            <text:p>-0,76462275</text:p>
          </table:table-cell>
          <table:table-cell office:value-type="float" office:value="1.1890793" calcext:value-type="float">
            <text:p>1,1890793</text:p>
          </table:table-cell>
          <table:table-cell office:value-type="float" office:value="1.1384006" calcext:value-type="float">
            <text:p>1,1384006</text:p>
          </table:table-cell>
          <table:table-cell office:value-type="float" office:value="1.0643619" calcext:value-type="float">
            <text:p>1,0643619</text:p>
          </table:table-cell>
          <table:table-cell office:value-type="float" office:value="0.46945432" calcext:value-type="float">
            <text:p>0,46945432</text:p>
          </table:table-cell>
          <table:table-cell office:value-type="float" office:value="0.7020748" calcext:value-type="float">
            <text:p>0,7020748</text:p>
          </table:table-cell>
          <table:table-cell office:value-type="float" office:value="0.5851843" calcext:value-type="float">
            <text:p>0,5851843</text:p>
          </table:table-cell>
          <table:table-cell office:value-type="float" office:value="0.37116176" calcext:value-type="float">
            <text:p>0,37116176</text:p>
          </table:table-cell>
          <table:table-cell office:value-type="float" office:value="-0.6969816" calcext:value-type="float">
            <text:p>-0,6969816</text:p>
          </table:table-cell>
          <table:table-cell office:value-type="float" office:value="1.3213022" calcext:value-type="float">
            <text:p>1,3213022</text:p>
          </table:table-cell>
          <table:table-cell office:value-type="float" office:value="-0.26643854" calcext:value-type="float">
            <text:p>-0,26643854</text:p>
          </table:table-cell>
          <table:table-cell office:value-type="float" office:value="-0.89013225" calcext:value-type="float">
            <text:p>-0,89013225</text:p>
          </table:table-cell>
          <table:table-cell office:value-type="float" office:value="-0.20099624" calcext:value-type="float">
            <text:p>-0,20099624</text:p>
          </table:table-cell>
          <table:table-cell office:value-type="float" office:value="1.0668712" calcext:value-type="float">
            <text:p>1,0668712</text:p>
          </table:table-cell>
          <table:table-cell office:value-type="float" office:value="-0.19731742" calcext:value-type="float">
            <text:p>-0,19731742</text:p>
          </table:table-cell>
          <table:table-cell office:value-type="float" office:value="-0.15540446" calcext:value-type="float">
            <text:p>-0,15540446</text:p>
          </table:table-cell>
          <table:table-cell office:value-type="float" office:value="-0.30245095" calcext:value-type="float">
            <text:p>-0,30245095</text:p>
          </table:table-cell>
          <table:table-cell office:value-type="float" office:value="0.0021502855" calcext:value-type="float">
            <text:p>0,0021502855</text:p>
          </table:table-cell>
          <table:table-cell office:value-type="float" office:value="0.23168613" calcext:value-type="float">
            <text:p>0,23168613</text:p>
          </table:table-cell>
          <table:table-cell office:value-type="float" office:value="-0.57841396" calcext:value-type="float">
            <text:p>-0,57841396</text:p>
          </table:table-cell>
          <table:table-cell office:value-type="float" office:value="0.8323599" calcext:value-type="float">
            <text:p>0,8323599</text:p>
          </table:table-cell>
          <table:table-cell office:value-type="float" office:value="-0.57602113" calcext:value-type="float">
            <text:p>-0,57602113</text:p>
          </table:table-cell>
          <table:table-cell office:value-type="float" office:value="1.3943052" calcext:value-type="float">
            <text:p>1,3943052</text:p>
          </table:table-cell>
          <table:table-cell office:value-type="float" office:value="-0.8346749" calcext:value-type="float">
            <text:p>-0,8346749</text:p>
          </table:table-cell>
          <table:table-cell office:value-type="float" office:value="0.9615586" calcext:value-type="float">
            <text:p>0,9615586</text:p>
          </table:table-cell>
          <table:table-cell office:value-type="float" office:value="-0.3781315" calcext:value-type="float">
            <text:p>-0,3781315</text:p>
          </table:table-cell>
          <table:table-cell table:number-columns-repeated="2"/>
        </table:table-row>
        <table:table-row table:style-name="ro1">
          <table:table-cell/>
          <table:table-cell table:formula="of:=[$layer1.G20]" office:value-type="float" office:value="-2.19863894" calcext:value-type="float">
            <text:p>-2,198638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0.27423242" calcext:value-type="float">
            <text:p>-0,27423242</text:p>
          </table:table-cell>
          <table:table-cell office:value-type="float" office:value="-0.7866527" calcext:value-type="float">
            <text:p>-0,7866527</text:p>
          </table:table-cell>
          <table:table-cell office:value-type="float" office:value="-0.2666569" calcext:value-type="float">
            <text:p>-0,2666569</text:p>
          </table:table-cell>
          <table:table-cell office:value-type="float" office:value="-0.0073758946" calcext:value-type="float">
            <text:p>-0,0073758946</text:p>
          </table:table-cell>
          <table:table-cell office:value-type="float" office:value="-0.6511277" calcext:value-type="float">
            <text:p>-0,6511277</text:p>
          </table:table-cell>
          <table:table-cell office:value-type="float" office:value="-0.02159657" calcext:value-type="float">
            <text:p>-0,02159657</text:p>
          </table:table-cell>
          <table:table-cell office:value-type="float" office:value="-0.023024198" calcext:value-type="float">
            <text:p>-0,023024198</text:p>
          </table:table-cell>
          <table:table-cell office:value-type="float" office:value="-0.5012036" calcext:value-type="float">
            <text:p>-0,5012036</text:p>
          </table:table-cell>
          <table:table-cell office:value-type="float" office:value="-0.4229548" calcext:value-type="float">
            <text:p>-0,4229548</text:p>
          </table:table-cell>
          <table:table-cell office:value-type="float" office:value="-0.33279788" calcext:value-type="float">
            <text:p>-0,33279788</text:p>
          </table:table-cell>
          <table:table-cell office:value-type="float" office:value="-0.7933849" calcext:value-type="float">
            <text:p>-0,7933849</text:p>
          </table:table-cell>
          <table:table-cell office:value-type="float" office:value="0.15227678" calcext:value-type="float">
            <text:p>0,15227678</text:p>
          </table:table-cell>
          <table:table-cell office:value-type="float" office:value="-0.41505617" calcext:value-type="float">
            <text:p>-0,41505617</text:p>
          </table:table-cell>
          <table:table-cell office:value-type="float" office:value="0.28213426" calcext:value-type="float">
            <text:p>0,28213426</text:p>
          </table:table-cell>
          <table:table-cell office:value-type="float" office:value="0.26709443" calcext:value-type="float">
            <text:p>0,26709443</text:p>
          </table:table-cell>
          <table:table-cell office:value-type="float" office:value="-0.40205872" calcext:value-type="float">
            <text:p>-0,40205872</text:p>
          </table:table-cell>
          <table:table-cell office:value-type="float" office:value="-0.2001547" calcext:value-type="float">
            <text:p>-0,2001547</text:p>
          </table:table-cell>
          <table:table-cell office:value-type="float" office:value="0.13078019" calcext:value-type="float">
            <text:p>0,13078019</text:p>
          </table:table-cell>
          <table:table-cell office:value-type="float" office:value="-0.16702631" calcext:value-type="float">
            <text:p>-0,16702631</text:p>
          </table:table-cell>
          <table:table-cell office:value-type="float" office:value="-0.33610207" calcext:value-type="float">
            <text:p>-0,33610207</text:p>
          </table:table-cell>
          <table:table-cell office:value-type="float" office:value="-0.13177717" calcext:value-type="float">
            <text:p>-0,13177717</text:p>
          </table:table-cell>
          <table:table-cell office:value-type="float" office:value="-0.29019216" calcext:value-type="float">
            <text:p>-0,29019216</text:p>
          </table:table-cell>
          <table:table-cell office:value-type="float" office:value="-0.060350038" calcext:value-type="float">
            <text:p>-0,060350038</text:p>
          </table:table-cell>
          <table:table-cell office:value-type="float" office:value="0.23058964" calcext:value-type="float">
            <text:p>0,23058964</text:p>
          </table:table-cell>
          <table:table-cell office:value-type="float" office:value="0.21446352" calcext:value-type="float">
            <text:p>0,21446352</text:p>
          </table:table-cell>
          <table:table-cell office:value-type="float" office:value="-0.09632268" calcext:value-type="float">
            <text:p>-0,09632268</text:p>
          </table:table-cell>
          <table:table-cell office:value-type="float" office:value="-0.11949285" calcext:value-type="float">
            <text:p>-0,11949285</text:p>
          </table:table-cell>
          <table:table-cell office:value-type="float" office:value="0.0036048114" calcext:value-type="float">
            <text:p>0,0036048114</text:p>
          </table:table-cell>
          <table:table-cell office:value-type="float" office:value="-0.39528847" calcext:value-type="float">
            <text:p>-0,39528847</text:p>
          </table:table-cell>
          <table:table-cell office:value-type="float" office:value="0.034668572" calcext:value-type="float">
            <text:p>0,034668572</text:p>
          </table:table-cell>
          <table:table-cell office:value-type="float" office:value="-0.05230048" calcext:value-type="float">
            <text:p>-0,05230048</text:p>
          </table:table-cell>
          <table:table-cell office:value-type="float" office:value="0.0005489227" calcext:value-type="float">
            <text:p>0,0005489227</text:p>
          </table:table-cell>
          <table:table-cell table:number-columns-repeated="2"/>
        </table:table-row>
        <table:table-row table:style-name="ro1">
          <table:table-cell/>
          <table:table-cell table:formula="of:=[$layer1.G21]" office:value-type="float" office:value="1.36229865" calcext:value-type="float">
            <text:p>1,362298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9662263" calcext:value-type="float">
            <text:p>0,39662263</text:p>
          </table:table-cell>
          <table:table-cell office:value-type="float" office:value="0.45195895" calcext:value-type="float">
            <text:p>0,45195895</text:p>
          </table:table-cell>
          <table:table-cell office:value-type="float" office:value="0.30003476" calcext:value-type="float">
            <text:p>0,30003476</text:p>
          </table:table-cell>
          <table:table-cell office:value-type="float" office:value="0.12770598" calcext:value-type="float">
            <text:p>0,12770598</text:p>
          </table:table-cell>
          <table:table-cell office:value-type="float" office:value="0.5085119" calcext:value-type="float">
            <text:p>0,5085119</text:p>
          </table:table-cell>
          <table:table-cell office:value-type="float" office:value="0.1963454" calcext:value-type="float">
            <text:p>0,1963454</text:p>
          </table:table-cell>
          <table:table-cell office:value-type="float" office:value="0.050317343" calcext:value-type="float">
            <text:p>0,050317343</text:p>
          </table:table-cell>
          <table:table-cell office:value-type="float" office:value="0.015480851" calcext:value-type="float">
            <text:p>0,015480851</text:p>
          </table:table-cell>
          <table:table-cell office:value-type="float" office:value="-0.16182567" calcext:value-type="float">
            <text:p>-0,16182567</text:p>
          </table:table-cell>
          <table:table-cell office:value-type="float" office:value="-0.116942" calcext:value-type="float">
            <text:p>-0,116942</text:p>
          </table:table-cell>
          <table:table-cell office:value-type="float" office:value="0.32047012" calcext:value-type="float">
            <text:p>0,32047012</text:p>
          </table:table-cell>
          <table:table-cell office:value-type="float" office:value="-0.15213601" calcext:value-type="float">
            <text:p>-0,15213601</text:p>
          </table:table-cell>
          <table:table-cell office:value-type="float" office:value="0.00010603556" calcext:value-type="float">
            <text:p>0,00010603556</text:p>
          </table:table-cell>
          <table:table-cell office:value-type="float" office:value="-0.24965578" calcext:value-type="float">
            <text:p>-0,24965578</text:p>
          </table:table-cell>
          <table:table-cell office:value-type="float" office:value="0.1408819" calcext:value-type="float">
            <text:p>0,1408819</text:p>
          </table:table-cell>
          <table:table-cell office:value-type="float" office:value="-0.49351525" calcext:value-type="float">
            <text:p>-0,49351525</text:p>
          </table:table-cell>
          <table:table-cell office:value-type="float" office:value="0.22600162" calcext:value-type="float">
            <text:p>0,22600162</text:p>
          </table:table-cell>
          <table:table-cell office:value-type="float" office:value="0.22453605" calcext:value-type="float">
            <text:p>0,22453605</text:p>
          </table:table-cell>
          <table:table-cell office:value-type="float" office:value="0.35248822" calcext:value-type="float">
            <text:p>0,35248822</text:p>
          </table:table-cell>
          <table:table-cell office:value-type="float" office:value="-0.24141979" calcext:value-type="float">
            <text:p>-0,24141979</text:p>
          </table:table-cell>
          <table:table-cell office:value-type="float" office:value="0.18131305" calcext:value-type="float">
            <text:p>0,18131305</text:p>
          </table:table-cell>
          <table:table-cell office:value-type="float" office:value="0.09661546" calcext:value-type="float">
            <text:p>0,09661546</text:p>
          </table:table-cell>
          <table:table-cell office:value-type="float" office:value="0.17544892" calcext:value-type="float">
            <text:p>0,17544892</text:p>
          </table:table-cell>
          <table:table-cell office:value-type="float" office:value="-0.073027685" calcext:value-type="float">
            <text:p>-0,073027685</text:p>
          </table:table-cell>
          <table:table-cell office:value-type="float" office:value="-0.46327826" calcext:value-type="float">
            <text:p>-0,46327826</text:p>
          </table:table-cell>
          <table:table-cell office:value-type="float" office:value="0.111857906" calcext:value-type="float">
            <text:p>0,111857906</text:p>
          </table:table-cell>
          <table:table-cell office:value-type="float" office:value="0.04540608" calcext:value-type="float">
            <text:p>0,04540608</text:p>
          </table:table-cell>
          <table:table-cell office:value-type="float" office:value="0.028354913" calcext:value-type="float">
            <text:p>0,028354913</text:p>
          </table:table-cell>
          <table:table-cell office:value-type="float" office:value="-0.41267964" calcext:value-type="float">
            <text:p>-0,41267964</text:p>
          </table:table-cell>
          <table:table-cell office:value-type="float" office:value="0.053962067" calcext:value-type="float">
            <text:p>0,053962067</text:p>
          </table:table-cell>
          <table:table-cell office:value-type="float" office:value="-0.74671936" calcext:value-type="float">
            <text:p>-0,74671936</text:p>
          </table:table-cell>
          <table:table-cell office:value-type="float" office:value="0.12615067" calcext:value-type="float">
            <text:p>0,12615067</text:p>
          </table:table-cell>
          <table:table-cell table:number-columns-repeated="2"/>
        </table:table-row>
        <table:table-row table:style-name="ro1">
          <table:table-cell/>
          <table:table-cell table:formula="of:=[$layer1.G22]" office:value-type="float" office:value="-1.1915991" calcext:value-type="float">
            <text:p>-1,19159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44908878" calcext:value-type="float">
            <text:p>-0,44908878</text:p>
          </table:table-cell>
          <table:table-cell office:value-type="float" office:value="-0.5396455" calcext:value-type="float">
            <text:p>-0,5396455</text:p>
          </table:table-cell>
          <table:table-cell office:value-type="float" office:value="-0.48372707" calcext:value-type="float">
            <text:p>-0,48372707</text:p>
          </table:table-cell>
          <table:table-cell office:value-type="float" office:value="-0.1524339" calcext:value-type="float">
            <text:p>-0,1524339</text:p>
          </table:table-cell>
          <table:table-cell office:value-type="float" office:value="-0.35476583" calcext:value-type="float">
            <text:p>-0,35476583</text:p>
          </table:table-cell>
          <table:table-cell office:value-type="float" office:value="0.07748143" calcext:value-type="float">
            <text:p>0,07748143</text:p>
          </table:table-cell>
          <table:table-cell office:value-type="float" office:value="0.1278298" calcext:value-type="float">
            <text:p>0,1278298</text:p>
          </table:table-cell>
          <table:table-cell office:value-type="float" office:value="-0.27639905" calcext:value-type="float">
            <text:p>-0,27639905</text:p>
          </table:table-cell>
          <table:table-cell office:value-type="float" office:value="0.003367568" calcext:value-type="float">
            <text:p>0,003367568</text:p>
          </table:table-cell>
          <table:table-cell office:value-type="float" office:value="-0.094251715" calcext:value-type="float">
            <text:p>-0,094251715</text:p>
          </table:table-cell>
          <table:table-cell office:value-type="float" office:value="-0.55423903" calcext:value-type="float">
            <text:p>-0,55423903</text:p>
          </table:table-cell>
          <table:table-cell office:value-type="float" office:value="-0.16286573" calcext:value-type="float">
            <text:p>-0,16286573</text:p>
          </table:table-cell>
          <table:table-cell office:value-type="float" office:value="-0.0019598985" calcext:value-type="float">
            <text:p>-0,0019598985</text:p>
          </table:table-cell>
          <table:table-cell office:value-type="float" office:value="0.34780768" calcext:value-type="float">
            <text:p>0,34780768</text:p>
          </table:table-cell>
          <table:table-cell office:value-type="float" office:value="0.07212308" calcext:value-type="float">
            <text:p>0,07212308</text:p>
          </table:table-cell>
          <table:table-cell office:value-type="float" office:value="-0.016072094" calcext:value-type="float">
            <text:p>-0,016072094</text:p>
          </table:table-cell>
          <table:table-cell office:value-type="float" office:value="-0.31979993" calcext:value-type="float">
            <text:p>-0,31979993</text:p>
          </table:table-cell>
          <table:table-cell office:value-type="float" office:value="0.1258334" calcext:value-type="float">
            <text:p>0,1258334</text:p>
          </table:table-cell>
          <table:table-cell office:value-type="float" office:value="-0.3726939" calcext:value-type="float">
            <text:p>-0,3726939</text:p>
          </table:table-cell>
          <table:table-cell office:value-type="float" office:value="0.027157027" calcext:value-type="float">
            <text:p>0,027157027</text:p>
          </table:table-cell>
          <table:table-cell office:value-type="float" office:value="-0.41888314" calcext:value-type="float">
            <text:p>-0,41888314</text:p>
          </table:table-cell>
          <table:table-cell office:value-type="float" office:value="-0.46742824" calcext:value-type="float">
            <text:p>-0,46742824</text:p>
          </table:table-cell>
          <table:table-cell office:value-type="float" office:value="-0.36903888" calcext:value-type="float">
            <text:p>-0,36903888</text:p>
          </table:table-cell>
          <table:table-cell office:value-type="float" office:value="0.7138308" calcext:value-type="float">
            <text:p>0,7138308</text:p>
          </table:table-cell>
          <table:table-cell office:value-type="float" office:value="0.62217176" calcext:value-type="float">
            <text:p>0,62217176</text:p>
          </table:table-cell>
          <table:table-cell office:value-type="float" office:value="-0.17430882" calcext:value-type="float">
            <text:p>-0,17430882</text:p>
          </table:table-cell>
          <table:table-cell office:value-type="float" office:value="-0.16060379" calcext:value-type="float">
            <text:p>-0,16060379</text:p>
          </table:table-cell>
          <table:table-cell office:value-type="float" office:value="-0.27523494" calcext:value-type="float">
            <text:p>-0,27523494</text:p>
          </table:table-cell>
          <table:table-cell office:value-type="float" office:value="-0.0117209535" calcext:value-type="float">
            <text:p>-0,0117209535</text:p>
          </table:table-cell>
          <table:table-cell office:value-type="float" office:value="-0.05786613" calcext:value-type="float">
            <text:p>-0,05786613</text:p>
          </table:table-cell>
          <table:table-cell office:value-type="float" office:value="0.5089646" calcext:value-type="float">
            <text:p>0,5089646</text:p>
          </table:table-cell>
          <table:table-cell office:value-type="float" office:value="-0.38497278" calcext:value-type="float">
            <text:p>-0,38497278</text:p>
          </table:table-cell>
          <table:table-cell table:number-columns-repeated="2"/>
        </table:table-row>
        <table:table-row table:style-name="ro1">
          <table:table-cell/>
          <table:table-cell table:formula="of:=[$layer1.G23]" office:value-type="float" office:value="-1.62258922" calcext:value-type="float">
            <text:p>-1,622589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5692233" calcext:value-type="float">
            <text:p>0,005692233</text:p>
          </table:table-cell>
          <table:table-cell office:value-type="float" office:value="-0.37591812" calcext:value-type="float">
            <text:p>-0,37591812</text:p>
          </table:table-cell>
          <table:table-cell office:value-type="float" office:value="-0.21630085" calcext:value-type="float">
            <text:p>-0,21630085</text:p>
          </table:table-cell>
          <table:table-cell office:value-type="float" office:value="0.52049303" calcext:value-type="float">
            <text:p>0,52049303</text:p>
          </table:table-cell>
          <table:table-cell office:value-type="float" office:value="-0.64890355" calcext:value-type="float">
            <text:p>-0,64890355</text:p>
          </table:table-cell>
          <table:table-cell office:value-type="float" office:value="-0.4901567" calcext:value-type="float">
            <text:p>-0,4901567</text:p>
          </table:table-cell>
          <table:table-cell office:value-type="float" office:value="-0.3846723" calcext:value-type="float">
            <text:p>-0,3846723</text:p>
          </table:table-cell>
          <table:table-cell office:value-type="float" office:value="0.18947893" calcext:value-type="float">
            <text:p>0,18947893</text:p>
          </table:table-cell>
          <table:table-cell office:value-type="float" office:value="-0.11456185" calcext:value-type="float">
            <text:p>-0,11456185</text:p>
          </table:table-cell>
          <table:table-cell office:value-type="float" office:value="0.08957756" calcext:value-type="float">
            <text:p>0,08957756</text:p>
          </table:table-cell>
          <table:table-cell office:value-type="float" office:value="-0.24353133" calcext:value-type="float">
            <text:p>-0,24353133</text:p>
          </table:table-cell>
          <table:table-cell office:value-type="float" office:value="0.55256945" calcext:value-type="float">
            <text:p>0,55256945</text:p>
          </table:table-cell>
          <table:table-cell office:value-type="float" office:value="-0.3164356" calcext:value-type="float">
            <text:p>-0,3164356</text:p>
          </table:table-cell>
          <table:table-cell office:value-type="float" office:value="0.033832114" calcext:value-type="float">
            <text:p>0,033832114</text:p>
          </table:table-cell>
          <table:table-cell office:value-type="float" office:value="-0.42493814" calcext:value-type="float">
            <text:p>-0,42493814</text:p>
          </table:table-cell>
          <table:table-cell office:value-type="float" office:value="0.2792202" calcext:value-type="float">
            <text:p>0,2792202</text:p>
          </table:table-cell>
          <table:table-cell office:value-type="float" office:value="0.06888243" calcext:value-type="float">
            <text:p>0,06888243</text:p>
          </table:table-cell>
          <table:table-cell office:value-type="float" office:value="-0.48586637" calcext:value-type="float">
            <text:p>-0,48586637</text:p>
          </table:table-cell>
          <table:table-cell office:value-type="float" office:value="-0.22353746" calcext:value-type="float">
            <text:p>-0,22353746</text:p>
          </table:table-cell>
          <table:table-cell office:value-type="float" office:value="0.27115136" calcext:value-type="float">
            <text:p>0,27115136</text:p>
          </table:table-cell>
          <table:table-cell office:value-type="float" office:value="-0.2796101" calcext:value-type="float">
            <text:p>-0,2796101</text:p>
          </table:table-cell>
          <table:table-cell office:value-type="float" office:value="-0.09016418" calcext:value-type="float">
            <text:p>-0,09016418</text:p>
          </table:table-cell>
          <table:table-cell office:value-type="float" office:value="0.014479965" calcext:value-type="float">
            <text:p>0,014479965</text:p>
          </table:table-cell>
          <table:table-cell office:value-type="float" office:value="-0.42101148" calcext:value-type="float">
            <text:p>-0,42101148</text:p>
          </table:table-cell>
          <table:table-cell office:value-type="float" office:value="-0.09404335" calcext:value-type="float">
            <text:p>-0,09404335</text:p>
          </table:table-cell>
          <table:table-cell office:value-type="float" office:value="-0.3457533" calcext:value-type="float">
            <text:p>-0,3457533</text:p>
          </table:table-cell>
          <table:table-cell office:value-type="float" office:value="0.75619453" calcext:value-type="float">
            <text:p>0,75619453</text:p>
          </table:table-cell>
          <table:table-cell office:value-type="float" office:value="-0.3314679" calcext:value-type="float">
            <text:p>-0,3314679</text:p>
          </table:table-cell>
          <table:table-cell office:value-type="float" office:value="0.3457179" calcext:value-type="float">
            <text:p>0,3457179</text:p>
          </table:table-cell>
          <table:table-cell office:value-type="float" office:value="-0.20515747" calcext:value-type="float">
            <text:p>-0,20515747</text:p>
          </table:table-cell>
          <table:table-cell office:value-type="float" office:value="0.031008288" calcext:value-type="float">
            <text:p>0,031008288</text:p>
          </table:table-cell>
          <table:table-cell office:value-type="float" office:value="0.008668327" calcext:value-type="float">
            <text:p>0,008668327</text:p>
          </table:table-cell>
          <table:table-cell table:number-columns-repeated="2"/>
        </table:table-row>
        <table:table-row table:style-name="ro1">
          <table:table-cell/>
          <table:table-cell table:formula="of:=[$layer1.G24]" office:value-type="float" office:value="-1.365185125" calcext:value-type="float">
            <text:p>-1,3651851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0.45091566" calcext:value-type="float">
            <text:p>-0,45091566</text:p>
          </table:table-cell>
          <table:table-cell office:value-type="float" office:value="-0.80743885" calcext:value-type="float">
            <text:p>-0,80743885</text:p>
          </table:table-cell>
          <table:table-cell office:value-type="float" office:value="-0.40105444" calcext:value-type="float">
            <text:p>-0,40105444</text:p>
          </table:table-cell>
          <table:table-cell office:value-type="float" office:value="-0.12145641" calcext:value-type="float">
            <text:p>-0,12145641</text:p>
          </table:table-cell>
          <table:table-cell office:value-type="float" office:value="-0.33986086" calcext:value-type="float">
            <text:p>-0,33986086</text:p>
          </table:table-cell>
          <table:table-cell office:value-type="float" office:value="0.41398847" calcext:value-type="float">
            <text:p>0,41398847</text:p>
          </table:table-cell>
          <table:table-cell office:value-type="float" office:value="0.45857468" calcext:value-type="float">
            <text:p>0,45857468</text:p>
          </table:table-cell>
          <table:table-cell office:value-type="float" office:value="-1.480032" calcext:value-type="float">
            <text:p>-1,480032</text:p>
          </table:table-cell>
          <table:table-cell office:value-type="float" office:value="-1.058042" calcext:value-type="float">
            <text:p>-1,058042</text:p>
          </table:table-cell>
          <table:table-cell office:value-type="float" office:value="-1.1386156" calcext:value-type="float">
            <text:p>-1,1386156</text:p>
          </table:table-cell>
          <table:table-cell office:value-type="float" office:value="-1.3571556" calcext:value-type="float">
            <text:p>-1,3571556</text:p>
          </table:table-cell>
          <table:table-cell office:value-type="float" office:value="-0.16925728" calcext:value-type="float">
            <text:p>-0,16925728</text:p>
          </table:table-cell>
          <table:table-cell office:value-type="float" office:value="-0.99493974" calcext:value-type="float">
            <text:p>-0,99493974</text:p>
          </table:table-cell>
          <table:table-cell office:value-type="float" office:value="0.34426737" calcext:value-type="float">
            <text:p>0,34426737</text:p>
          </table:table-cell>
          <table:table-cell office:value-type="float" office:value="0.3603571" calcext:value-type="float">
            <text:p>0,3603571</text:p>
          </table:table-cell>
          <table:table-cell office:value-type="float" office:value="-1.4100972" calcext:value-type="float">
            <text:p>-1,4100972</text:p>
          </table:table-cell>
          <table:table-cell office:value-type="float" office:value="-0.20378171" calcext:value-type="float">
            <text:p>-0,20378171</text:p>
          </table:table-cell>
          <table:table-cell office:value-type="float" office:value="0.22232167" calcext:value-type="float">
            <text:p>0,22232167</text:p>
          </table:table-cell>
          <table:table-cell office:value-type="float" office:value="-0.43316397" calcext:value-type="float">
            <text:p>-0,43316397</text:p>
          </table:table-cell>
          <table:table-cell office:value-type="float" office:value="-0.9849154" calcext:value-type="float">
            <text:p>-0,9849154</text:p>
          </table:table-cell>
          <table:table-cell office:value-type="float" office:value="-0.32568458" calcext:value-type="float">
            <text:p>-0,32568458</text:p>
          </table:table-cell>
          <table:table-cell office:value-type="float" office:value="-0.35473228" calcext:value-type="float">
            <text:p>-0,35473228</text:p>
          </table:table-cell>
          <table:table-cell office:value-type="float" office:value="-0.2604597" calcext:value-type="float">
            <text:p>-0,2604597</text:p>
          </table:table-cell>
          <table:table-cell office:value-type="float" office:value="0.38110495" calcext:value-type="float">
            <text:p>0,38110495</text:p>
          </table:table-cell>
          <table:table-cell office:value-type="float" office:value="0.17701153" calcext:value-type="float">
            <text:p>0,17701153</text:p>
          </table:table-cell>
          <table:table-cell office:value-type="float" office:value="0.22909287" calcext:value-type="float">
            <text:p>0,22909287</text:p>
          </table:table-cell>
          <table:table-cell office:value-type="float" office:value="-0.2758642" calcext:value-type="float">
            <text:p>-0,2758642</text:p>
          </table:table-cell>
          <table:table-cell office:value-type="float" office:value="0.060251758" calcext:value-type="float">
            <text:p>0,060251758</text:p>
          </table:table-cell>
          <table:table-cell office:value-type="float" office:value="-1.5036591" calcext:value-type="float">
            <text:p>-1,5036591</text:p>
          </table:table-cell>
          <table:table-cell office:value-type="float" office:value="0.31821957" calcext:value-type="float">
            <text:p>0,31821957</text:p>
          </table:table-cell>
          <table:table-cell office:value-type="float" office:value="-0.8444922" calcext:value-type="float">
            <text:p>-0,8444922</text:p>
          </table:table-cell>
          <table:table-cell office:value-type="float" office:value="0.044676367" calcext:value-type="float">
            <text:p>0,044676367</text:p>
          </table:table-cell>
          <table:table-cell table:number-columns-repeated="2"/>
        </table:table-row>
        <table:table-row table:style-name="ro1">
          <table:table-cell/>
          <table:table-cell table:formula="of:=[$layer1.G25]" office:value-type="float" office:value="1.228340132" calcext:value-type="float">
            <text:p>1,22834013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8108" calcext:value-type="float">
            <text:p>0,2778108</text:p>
          </table:table-cell>
          <table:table-cell office:value-type="float" office:value="0.39234576" calcext:value-type="float">
            <text:p>0,39234576</text:p>
          </table:table-cell>
          <table:table-cell office:value-type="float" office:value="0.40286487" calcext:value-type="float">
            <text:p>0,40286487</text:p>
          </table:table-cell>
          <table:table-cell office:value-type="float" office:value="-0.003747484" calcext:value-type="float">
            <text:p>-0,003747484</text:p>
          </table:table-cell>
          <table:table-cell office:value-type="float" office:value="0.55198896" calcext:value-type="float">
            <text:p>0,55198896</text:p>
          </table:table-cell>
          <table:table-cell office:value-type="float" office:value="0.36900854" calcext:value-type="float">
            <text:p>0,36900854</text:p>
          </table:table-cell>
          <table:table-cell office:value-type="float" office:value="0.22656325" calcext:value-type="float">
            <text:p>0,22656325</text:p>
          </table:table-cell>
          <table:table-cell office:value-type="float" office:value="-0.4398987" calcext:value-type="float">
            <text:p>-0,4398987</text:p>
          </table:table-cell>
          <table:table-cell office:value-type="float" office:value="-0.5027219" calcext:value-type="float">
            <text:p>-0,5027219</text:p>
          </table:table-cell>
          <table:table-cell office:value-type="float" office:value="-0.30878636" calcext:value-type="float">
            <text:p>-0,30878636</text:p>
          </table:table-cell>
          <table:table-cell office:value-type="float" office:value="0.18683681" calcext:value-type="float">
            <text:p>0,18683681</text:p>
          </table:table-cell>
          <table:table-cell office:value-type="float" office:value="-0.48121056" calcext:value-type="float">
            <text:p>-0,48121056</text:p>
          </table:table-cell>
          <table:table-cell office:value-type="float" office:value="-0.31827363" calcext:value-type="float">
            <text:p>-0,31827363</text:p>
          </table:table-cell>
          <table:table-cell office:value-type="float" office:value="-0.26129368" calcext:value-type="float">
            <text:p>-0,26129368</text:p>
          </table:table-cell>
          <table:table-cell office:value-type="float" office:value="0.3662109" calcext:value-type="float">
            <text:p>0,3662109</text:p>
          </table:table-cell>
          <table:table-cell office:value-type="float" office:value="-0.5127552" calcext:value-type="float">
            <text:p>-0,5127552</text:p>
          </table:table-cell>
          <table:table-cell office:value-type="float" office:value="0.07763835" calcext:value-type="float">
            <text:p>0,07763835</text:p>
          </table:table-cell>
          <table:table-cell office:value-type="float" office:value="0.17961264" calcext:value-type="float">
            <text:p>0,17961264</text:p>
          </table:table-cell>
          <table:table-cell office:value-type="float" office:value="0.38612315" calcext:value-type="float">
            <text:p>0,38612315</text:p>
          </table:table-cell>
          <table:table-cell office:value-type="float" office:value="-0.5825643" calcext:value-type="float">
            <text:p>-0,5825643</text:p>
          </table:table-cell>
          <table:table-cell office:value-type="float" office:value="0.11427855" calcext:value-type="float">
            <text:p>0,11427855</text:p>
          </table:table-cell>
          <table:table-cell office:value-type="float" office:value="0.022864915" calcext:value-type="float">
            <text:p>0,022864915</text:p>
          </table:table-cell>
          <table:table-cell office:value-type="float" office:value="0.29329818" calcext:value-type="float">
            <text:p>0,29329818</text:p>
          </table:table-cell>
          <table:table-cell office:value-type="float" office:value="-0.043492027" calcext:value-type="float">
            <text:p>-0,043492027</text:p>
          </table:table-cell>
          <table:table-cell office:value-type="float" office:value="-0.29400468" calcext:value-type="float">
            <text:p>-0,29400468</text:p>
          </table:table-cell>
          <table:table-cell office:value-type="float" office:value="0.13619184" calcext:value-type="float">
            <text:p>0,13619184</text:p>
          </table:table-cell>
          <table:table-cell office:value-type="float" office:value="-0.08817422" calcext:value-type="float">
            <text:p>-0,08817422</text:p>
          </table:table-cell>
          <table:table-cell office:value-type="float" office:value="0.13115317" calcext:value-type="float">
            <text:p>0,13115317</text:p>
          </table:table-cell>
          <table:table-cell office:value-type="float" office:value="-0.9272737" calcext:value-type="float">
            <text:p>-0,9272737</text:p>
          </table:table-cell>
          <table:table-cell office:value-type="float" office:value="0.26575804" calcext:value-type="float">
            <text:p>0,26575804</text:p>
          </table:table-cell>
          <table:table-cell office:value-type="float" office:value="-1.0698308" calcext:value-type="float">
            <text:p>-1,0698308</text:p>
          </table:table-cell>
          <table:table-cell office:value-type="float" office:value="0.27970442" calcext:value-type="float">
            <text:p>0,27970442</text:p>
          </table:table-cell>
          <table:table-cell table:number-columns-repeated="2"/>
        </table:table-row>
        <table:table-row table:style-name="ro1">
          <table:table-cell/>
          <table:table-cell table:formula="of:=[$layer1.G26]" office:value-type="float" office:value="-0.97632736" calcext:value-type="float">
            <text:p>-0,976327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0.19234088" calcext:value-type="float">
            <text:p>-0,19234088</text:p>
          </table:table-cell>
          <table:table-cell office:value-type="float" office:value="-0.3444726" calcext:value-type="float">
            <text:p>-0,3444726</text:p>
          </table:table-cell>
          <table:table-cell office:value-type="float" office:value="-0.2441173" calcext:value-type="float">
            <text:p>-0,2441173</text:p>
          </table:table-cell>
          <table:table-cell office:value-type="float" office:value="0.18011814" calcext:value-type="float">
            <text:p>0,18011814</text:p>
          </table:table-cell>
          <table:table-cell office:value-type="float" office:value="-0.26561928" calcext:value-type="float">
            <text:p>-0,26561928</text:p>
          </table:table-cell>
          <table:table-cell office:value-type="float" office:value="-0.47532496" calcext:value-type="float">
            <text:p>-0,47532496</text:p>
          </table:table-cell>
          <table:table-cell office:value-type="float" office:value="-0.21842703" calcext:value-type="float">
            <text:p>-0,21842703</text:p>
          </table:table-cell>
          <table:table-cell office:value-type="float" office:value="0.35619184" calcext:value-type="float">
            <text:p>0,35619184</text:p>
          </table:table-cell>
          <table:table-cell office:value-type="float" office:value="0.67229986" calcext:value-type="float">
            <text:p>0,67229986</text:p>
          </table:table-cell>
          <table:table-cell office:value-type="float" office:value="0.61060977" calcext:value-type="float">
            <text:p>0,61060977</text:p>
          </table:table-cell>
          <table:table-cell office:value-type="float" office:value="0.07976683" calcext:value-type="float">
            <text:p>0,07976683</text:p>
          </table:table-cell>
          <table:table-cell office:value-type="float" office:value="0.3999196" calcext:value-type="float">
            <text:p>0,3999196</text:p>
          </table:table-cell>
          <table:table-cell office:value-type="float" office:value="0.27508616" calcext:value-type="float">
            <text:p>0,27508616</text:p>
          </table:table-cell>
          <table:table-cell office:value-type="float" office:value="0.06525522" calcext:value-type="float">
            <text:p>0,06525522</text:p>
          </table:table-cell>
          <table:table-cell office:value-type="float" office:value="-0.29771098" calcext:value-type="float">
            <text:p>-0,29771098</text:p>
          </table:table-cell>
          <table:table-cell office:value-type="float" office:value="0.74599755" calcext:value-type="float">
            <text:p>0,74599755</text:p>
          </table:table-cell>
          <table:table-cell office:value-type="float" office:value="-0.11504522" calcext:value-type="float">
            <text:p>-0,11504522</text:p>
          </table:table-cell>
          <table:table-cell office:value-type="float" office:value="-0.4903954" calcext:value-type="float">
            <text:p>-0,4903954</text:p>
          </table:table-cell>
          <table:table-cell office:value-type="float" office:value="-0.29623199" calcext:value-type="float">
            <text:p>-0,29623199</text:p>
          </table:table-cell>
          <table:table-cell office:value-type="float" office:value="0.5624493" calcext:value-type="float">
            <text:p>0,5624493</text:p>
          </table:table-cell>
          <table:table-cell office:value-type="float" office:value="-0.2173451" calcext:value-type="float">
            <text:p>-0,2173451</text:p>
          </table:table-cell>
          <table:table-cell office:value-type="float" office:value="-0.31145152" calcext:value-type="float">
            <text:p>-0,31145152</text:p>
          </table:table-cell>
          <table:table-cell office:value-type="float" office:value="-0.3704447" calcext:value-type="float">
            <text:p>-0,3704447</text:p>
          </table:table-cell>
          <table:table-cell office:value-type="float" office:value="0.25848046" calcext:value-type="float">
            <text:p>0,25848046</text:p>
          </table:table-cell>
          <table:table-cell office:value-type="float" office:value="0.42553735" calcext:value-type="float">
            <text:p>0,42553735</text:p>
          </table:table-cell>
          <table:table-cell office:value-type="float" office:value="-0.30616832" calcext:value-type="float">
            <text:p>-0,30616832</text:p>
          </table:table-cell>
          <table:table-cell office:value-type="float" office:value="0.25614366" calcext:value-type="float">
            <text:p>0,25614366</text:p>
          </table:table-cell>
          <table:table-cell office:value-type="float" office:value="-0.28963596" calcext:value-type="float">
            <text:p>-0,28963596</text:p>
          </table:table-cell>
          <table:table-cell office:value-type="float" office:value="0.9431261" calcext:value-type="float">
            <text:p>0,9431261</text:p>
          </table:table-cell>
          <table:table-cell office:value-type="float" office:value="-0.28768328" calcext:value-type="float">
            <text:p>-0,28768328</text:p>
          </table:table-cell>
          <table:table-cell office:value-type="float" office:value="0.87659645" calcext:value-type="float">
            <text:p>0,87659645</text:p>
          </table:table-cell>
          <table:table-cell office:value-type="float" office:value="-0.2806179" calcext:value-type="float">
            <text:p>-0,2806179</text:p>
          </table:table-cell>
          <table:table-cell table:number-columns-repeated="2"/>
        </table:table-row>
        <table:table-row table:style-name="ro1">
          <table:table-cell/>
          <table:table-cell table:formula="of:=[$layer1.G27]" office:value-type="float" office:value="0.53750813" calcext:value-type="float">
            <text:p>0,537508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6168214" calcext:value-type="float">
            <text:p>0,46168214</text:p>
          </table:table-cell>
          <table:table-cell office:value-type="float" office:value="0.7367699" calcext:value-type="float">
            <text:p>0,7367699</text:p>
          </table:table-cell>
          <table:table-cell office:value-type="float" office:value="0.60387367" calcext:value-type="float">
            <text:p>0,60387367</text:p>
          </table:table-cell>
          <table:table-cell office:value-type="float" office:value="0.37086424" calcext:value-type="float">
            <text:p>0,37086424</text:p>
          </table:table-cell>
          <table:table-cell office:value-type="float" office:value="0.33437577" calcext:value-type="float">
            <text:p>0,33437577</text:p>
          </table:table-cell>
          <table:table-cell office:value-type="float" office:value="-0.15250762" calcext:value-type="float">
            <text:p>-0,15250762</text:p>
          </table:table-cell>
          <table:table-cell office:value-type="float" office:value="-0.2604695" calcext:value-type="float">
            <text:p>-0,2604695</text:p>
          </table:table-cell>
          <table:table-cell office:value-type="float" office:value="1.3234639" calcext:value-type="float">
            <text:p>1,3234639</text:p>
          </table:table-cell>
          <table:table-cell office:value-type="float" office:value="1.0581402" calcext:value-type="float">
            <text:p>1,0581402</text:p>
          </table:table-cell>
          <table:table-cell office:value-type="float" office:value="1.0310977" calcext:value-type="float">
            <text:p>1,0310977</text:p>
          </table:table-cell>
          <table:table-cell office:value-type="float" office:value="0.92796713" calcext:value-type="float">
            <text:p>0,92796713</text:p>
          </table:table-cell>
          <table:table-cell office:value-type="float" office:value="0.11532176" calcext:value-type="float">
            <text:p>0,11532176</text:p>
          </table:table-cell>
          <table:table-cell office:value-type="float" office:value="0.32542226" calcext:value-type="float">
            <text:p>0,32542226</text:p>
          </table:table-cell>
          <table:table-cell office:value-type="float" office:value="-0.47960556" calcext:value-type="float">
            <text:p>-0,47960556</text:p>
          </table:table-cell>
          <table:table-cell office:value-type="float" office:value="-0.24077761" calcext:value-type="float">
            <text:p>-0,24077761</text:p>
          </table:table-cell>
          <table:table-cell office:value-type="float" office:value="0.9165072" calcext:value-type="float">
            <text:p>0,9165072</text:p>
          </table:table-cell>
          <table:table-cell office:value-type="float" office:value="0.43113604" calcext:value-type="float">
            <text:p>0,43113604</text:p>
          </table:table-cell>
          <table:table-cell office:value-type="float" office:value="-0.22524615" calcext:value-type="float">
            <text:p>-0,22524615</text:p>
          </table:table-cell>
          <table:table-cell office:value-type="float" office:value="0.46369702" calcext:value-type="float">
            <text:p>0,46369702</text:p>
          </table:table-cell>
          <table:table-cell office:value-type="float" office:value="0.7900689" calcext:value-type="float">
            <text:p>0,7900689</text:p>
          </table:table-cell>
          <table:table-cell office:value-type="float" office:value="0.38039562" calcext:value-type="float">
            <text:p>0,38039562</text:p>
          </table:table-cell>
          <table:table-cell office:value-type="float" office:value="0.55509424" calcext:value-type="float">
            <text:p>0,55509424</text:p>
          </table:table-cell>
          <table:table-cell office:value-type="float" office:value="0.2700394" calcext:value-type="float">
            <text:p>0,2700394</text:p>
          </table:table-cell>
          <table:table-cell office:value-type="float" office:value="-0.7013659" calcext:value-type="float">
            <text:p>-0,7013659</text:p>
          </table:table-cell>
          <table:table-cell office:value-type="float" office:value="-0.3241661" calcext:value-type="float">
            <text:p>-0,3241661</text:p>
          </table:table-cell>
          <table:table-cell office:value-type="float" office:value="-0.0228656" calcext:value-type="float">
            <text:p>-0,0228656</text:p>
          </table:table-cell>
          <table:table-cell office:value-type="float" office:value="0.5415468" calcext:value-type="float">
            <text:p>0,5415468</text:p>
          </table:table-cell>
          <table:table-cell office:value-type="float" office:value="-0.13883097" calcext:value-type="float">
            <text:p>-0,13883097</text:p>
          </table:table-cell>
          <table:table-cell office:value-type="float" office:value="1.1141051" calcext:value-type="float">
            <text:p>1,1141051</text:p>
          </table:table-cell>
          <table:table-cell office:value-type="float" office:value="-0.2732074" calcext:value-type="float">
            <text:p>-0,2732074</text:p>
          </table:table-cell>
          <table:table-cell office:value-type="float" office:value="0.5983036" calcext:value-type="float">
            <text:p>0,5983036</text:p>
          </table:table-cell>
          <table:table-cell office:value-type="float" office:value="0.20044716" calcext:value-type="float">
            <text:p>0,20044716</text:p>
          </table:table-cell>
          <table:table-cell table:number-columns-repeated="2"/>
        </table:table-row>
        <table:table-row table:style-name="ro1">
          <table:table-cell/>
          <table:table-cell table:formula="of:=[$layer1.G28]" office:value-type="float" office:value="-2.29740283" calcext:value-type="float">
            <text:p>-2,2974028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036474198" calcext:value-type="float">
            <text:p>-0,036474198</text:p>
          </table:table-cell>
          <table:table-cell office:value-type="float" office:value="-0.1854079" calcext:value-type="float">
            <text:p>-0,1854079</text:p>
          </table:table-cell>
          <table:table-cell office:value-type="float" office:value="-0.07153327" calcext:value-type="float">
            <text:p>-0,07153327</text:p>
          </table:table-cell>
          <table:table-cell office:value-type="float" office:value="0.20159371" calcext:value-type="float">
            <text:p>0,20159371</text:p>
          </table:table-cell>
          <table:table-cell office:value-type="float" office:value="-0.42905045" calcext:value-type="float">
            <text:p>-0,42905045</text:p>
          </table:table-cell>
          <table:table-cell office:value-type="float" office:value="-0.38740566" calcext:value-type="float">
            <text:p>-0,38740566</text:p>
          </table:table-cell>
          <table:table-cell office:value-type="float" office:value="-0.2408128" calcext:value-type="float">
            <text:p>-0,2408128</text:p>
          </table:table-cell>
          <table:table-cell office:value-type="float" office:value="-0.0046821022" calcext:value-type="float">
            <text:p>-0,0046821022</text:p>
          </table:table-cell>
          <table:table-cell office:value-type="float" office:value="-0.5192177" calcext:value-type="float">
            <text:p>-0,5192177</text:p>
          </table:table-cell>
          <table:table-cell office:value-type="float" office:value="-0.47840825" calcext:value-type="float">
            <text:p>-0,47840825</text:p>
          </table:table-cell>
          <table:table-cell office:value-type="float" office:value="-0.45429328" calcext:value-type="float">
            <text:p>-0,45429328</text:p>
          </table:table-cell>
          <table:table-cell office:value-type="float" office:value="0.26629475" calcext:value-type="float">
            <text:p>0,26629475</text:p>
          </table:table-cell>
          <table:table-cell office:value-type="float" office:value="-0.61424494" calcext:value-type="float">
            <text:p>-0,61424494</text:p>
          </table:table-cell>
          <table:table-cell office:value-type="float" office:value="0.099748395" calcext:value-type="float">
            <text:p>0,099748395</text:p>
          </table:table-cell>
          <table:table-cell office:value-type="float" office:value="-0.13300382" calcext:value-type="float">
            <text:p>-0,13300382</text:p>
          </table:table-cell>
          <table:table-cell office:value-type="float" office:value="-0.5001913" calcext:value-type="float">
            <text:p>-0,5001913</text:p>
          </table:table-cell>
          <table:table-cell office:value-type="float" office:value="-0.007547052" calcext:value-type="float">
            <text:p>-0,007547052</text:p>
          </table:table-cell>
          <table:table-cell office:value-type="float" office:value="-0.3582007" calcext:value-type="float">
            <text:p>-0,3582007</text:p>
          </table:table-cell>
          <table:table-cell office:value-type="float" office:value="0.13400678" calcext:value-type="float">
            <text:p>0,13400678</text:p>
          </table:table-cell>
          <table:table-cell office:value-type="float" office:value="-0.49851316" calcext:value-type="float">
            <text:p>-0,49851316</text:p>
          </table:table-cell>
          <table:table-cell office:value-type="float" office:value="0.03845504" calcext:value-type="float">
            <text:p>0,03845504</text:p>
          </table:table-cell>
          <table:table-cell office:value-type="float" office:value="0.16024165" calcext:value-type="float">
            <text:p>0,16024165</text:p>
          </table:table-cell>
          <table:table-cell office:value-type="float" office:value="0.011759555" calcext:value-type="float">
            <text:p>0,011759555</text:p>
          </table:table-cell>
          <table:table-cell office:value-type="float" office:value="-0.5985059" calcext:value-type="float">
            <text:p>-0,5985059</text:p>
          </table:table-cell>
          <table:table-cell office:value-type="float" office:value="-0.026655525" calcext:value-type="float">
            <text:p>-0,026655525</text:p>
          </table:table-cell>
          <table:table-cell office:value-type="float" office:value="-0.25333378" calcext:value-type="float">
            <text:p>-0,25333378</text:p>
          </table:table-cell>
          <table:table-cell office:value-type="float" office:value="0.6116888" calcext:value-type="float">
            <text:p>0,6116888</text:p>
          </table:table-cell>
          <table:table-cell office:value-type="float" office:value="-0.5123289" calcext:value-type="float">
            <text:p>-0,5123289</text:p>
          </table:table-cell>
          <table:table-cell office:value-type="float" office:value="-0.5684337" calcext:value-type="float">
            <text:p>-0,5684337</text:p>
          </table:table-cell>
          <table:table-cell office:value-type="float" office:value="-0.45091286" calcext:value-type="float">
            <text:p>-0,45091286</text:p>
          </table:table-cell>
          <table:table-cell office:value-type="float" office:value="-1.0140827" calcext:value-type="float">
            <text:p>-1,0140827</text:p>
          </table:table-cell>
          <table:table-cell office:value-type="float" office:value="0.17157708" calcext:value-type="float">
            <text:p>0,17157708</text:p>
          </table:table-cell>
          <table:table-cell table:number-columns-repeated="2"/>
        </table:table-row>
        <table:table-row table:style-name="ro1">
          <table:table-cell/>
          <table:table-cell table:formula="of:=[$layer1.G29]" office:value-type="float" office:value="2.93337177" calcext:value-type="float">
            <text:p>2,933371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030253" calcext:value-type="float">
            <text:p>0,07030253</text:p>
          </table:table-cell>
          <table:table-cell office:value-type="float" office:value="0.3862414" calcext:value-type="float">
            <text:p>0,3862414</text:p>
          </table:table-cell>
          <table:table-cell office:value-type="float" office:value="-0.008422439" calcext:value-type="float">
            <text:p>-0,008422439</text:p>
          </table:table-cell>
          <table:table-cell office:value-type="float" office:value="0.09978141" calcext:value-type="float">
            <text:p>0,09978141</text:p>
          </table:table-cell>
          <table:table-cell office:value-type="float" office:value="0.5638865" calcext:value-type="float">
            <text:p>0,5638865</text:p>
          </table:table-cell>
          <table:table-cell office:value-type="float" office:value="0.03372851" calcext:value-type="float">
            <text:p>0,03372851</text:p>
          </table:table-cell>
          <table:table-cell office:value-type="float" office:value="0.013588449" calcext:value-type="float">
            <text:p>0,013588449</text:p>
          </table:table-cell>
          <table:table-cell office:value-type="float" office:value="0.3739613" calcext:value-type="float">
            <text:p>0,3739613</text:p>
          </table:table-cell>
          <table:table-cell office:value-type="float" office:value="0.27907205" calcext:value-type="float">
            <text:p>0,27907205</text:p>
          </table:table-cell>
          <table:table-cell office:value-type="float" office:value="0.15368053" calcext:value-type="float">
            <text:p>0,15368053</text:p>
          </table:table-cell>
          <table:table-cell office:value-type="float" office:value="0.678602" calcext:value-type="float">
            <text:p>0,678602</text:p>
          </table:table-cell>
          <table:table-cell office:value-type="float" office:value="-0.16825543" calcext:value-type="float">
            <text:p>-0,16825543</text:p>
          </table:table-cell>
          <table:table-cell office:value-type="float" office:value="0.20407562" calcext:value-type="float">
            <text:p>0,20407562</text:p>
          </table:table-cell>
          <table:table-cell office:value-type="float" office:value="-0.14295328" calcext:value-type="float">
            <text:p>-0,14295328</text:p>
          </table:table-cell>
          <table:table-cell office:value-type="float" office:value="-0.25090355" calcext:value-type="float">
            <text:p>-0,25090355</text:p>
          </table:table-cell>
          <table:table-cell office:value-type="float" office:value="0.3527968" calcext:value-type="float">
            <text:p>0,3527968</text:p>
          </table:table-cell>
          <table:table-cell office:value-type="float" office:value="0.18145639" calcext:value-type="float">
            <text:p>0,18145639</text:p>
          </table:table-cell>
          <table:table-cell office:value-type="float" office:value="-0.03507972" calcext:value-type="float">
            <text:p>-0,03507972</text:p>
          </table:table-cell>
          <table:table-cell office:value-type="float" office:value="0.15306993" calcext:value-type="float">
            <text:p>0,15306993</text:p>
          </table:table-cell>
          <table:table-cell office:value-type="float" office:value="0.43557703" calcext:value-type="float">
            <text:p>0,43557703</text:p>
          </table:table-cell>
          <table:table-cell office:value-type="float" office:value="0.31212547" calcext:value-type="float">
            <text:p>0,31212547</text:p>
          </table:table-cell>
          <table:table-cell office:value-type="float" office:value="-0.022611838" calcext:value-type="float">
            <text:p>-0,022611838</text:p>
          </table:table-cell>
          <table:table-cell office:value-type="float" office:value="0.023935663" calcext:value-type="float">
            <text:p>0,023935663</text:p>
          </table:table-cell>
          <table:table-cell office:value-type="float" office:value="0.12796406" calcext:value-type="float">
            <text:p>0,12796406</text:p>
          </table:table-cell>
          <table:table-cell office:value-type="float" office:value="-0.18472034" calcext:value-type="float">
            <text:p>-0,18472034</text:p>
          </table:table-cell>
          <table:table-cell office:value-type="float" office:value="0.06358781" calcext:value-type="float">
            <text:p>0,06358781</text:p>
          </table:table-cell>
          <table:table-cell office:value-type="float" office:value="0.0686016" calcext:value-type="float">
            <text:p>0,0686016</text:p>
          </table:table-cell>
          <table:table-cell office:value-type="float" office:value="0.11159597" calcext:value-type="float">
            <text:p>0,11159597</text:p>
          </table:table-cell>
          <table:table-cell office:value-type="float" office:value="0.41424686" calcext:value-type="float">
            <text:p>0,41424686</text:p>
          </table:table-cell>
          <table:table-cell office:value-type="float" office:value="0.15604533" calcext:value-type="float">
            <text:p>0,15604533</text:p>
          </table:table-cell>
          <table:table-cell office:value-type="float" office:value="0.30021212" calcext:value-type="float">
            <text:p>0,30021212</text:p>
          </table:table-cell>
          <table:table-cell office:value-type="float" office:value="-0.06165329" calcext:value-type="float">
            <text:p>-0,06165329</text:p>
          </table:table-cell>
          <table:table-cell table:number-columns-repeated="2"/>
        </table:table-row>
        <table:table-row table:style-name="ro1">
          <table:table-cell/>
          <table:table-cell table:formula="of:=[$layer1.G30]" office:value-type="float" office:value="1.2975045" calcext:value-type="float">
            <text:p>1,29750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1010114" calcext:value-type="float">
            <text:p>0,21010114</text:p>
          </table:table-cell>
          <table:table-cell office:value-type="float" office:value="0.23143163" calcext:value-type="float">
            <text:p>0,23143163</text:p>
          </table:table-cell>
          <table:table-cell office:value-type="float" office:value="0.246395" calcext:value-type="float">
            <text:p>0,246395</text:p>
          </table:table-cell>
          <table:table-cell office:value-type="float" office:value="-0.32758158" calcext:value-type="float">
            <text:p>-0,32758158</text:p>
          </table:table-cell>
          <table:table-cell office:value-type="float" office:value="0.54828614" calcext:value-type="float">
            <text:p>0,54828614</text:p>
          </table:table-cell>
          <table:table-cell office:value-type="float" office:value="0.6414322" calcext:value-type="float">
            <text:p>0,6414322</text:p>
          </table:table-cell>
          <table:table-cell office:value-type="float" office:value="0.6098334" calcext:value-type="float">
            <text:p>0,6098334</text:p>
          </table:table-cell>
          <table:table-cell office:value-type="float" office:value="-0.5893571" calcext:value-type="float">
            <text:p>-0,5893571</text:p>
          </table:table-cell>
          <table:table-cell office:value-type="float" office:value="-0.27116245" calcext:value-type="float">
            <text:p>-0,27116245</text:p>
          </table:table-cell>
          <table:table-cell office:value-type="float" office:value="-0.47590575" calcext:value-type="float">
            <text:p>-0,47590575</text:p>
          </table:table-cell>
          <table:table-cell office:value-type="float" office:value="0.08056968" calcext:value-type="float">
            <text:p>0,08056968</text:p>
          </table:table-cell>
          <table:table-cell office:value-type="float" office:value="-0.5684881" calcext:value-type="float">
            <text:p>-0,5684881</text:p>
          </table:table-cell>
          <table:table-cell office:value-type="float" office:value="-0.070068575" calcext:value-type="float">
            <text:p>-0,070068575</text:p>
          </table:table-cell>
          <table:table-cell office:value-type="float" office:value="-0.13903134" calcext:value-type="float">
            <text:p>-0,13903134</text:p>
          </table:table-cell>
          <table:table-cell office:value-type="float" office:value="0.44976863" calcext:value-type="float">
            <text:p>0,44976863</text:p>
          </table:table-cell>
          <table:table-cell office:value-type="float" office:value="-0.79930705" calcext:value-type="float">
            <text:p>-0,79930705</text:p>
          </table:table-cell>
          <table:table-cell office:value-type="float" office:value="0.16478069" calcext:value-type="float">
            <text:p>0,16478069</text:p>
          </table:table-cell>
          <table:table-cell office:value-type="float" office:value="0.5355211" calcext:value-type="float">
            <text:p>0,5355211</text:p>
          </table:table-cell>
          <table:table-cell office:value-type="float" office:value="0.17397225" calcext:value-type="float">
            <text:p>0,17397225</text:p>
          </table:table-cell>
          <table:table-cell office:value-type="float" office:value="-0.559787" calcext:value-type="float">
            <text:p>-0,559787</text:p>
          </table:table-cell>
          <table:table-cell office:value-type="float" office:value="0.1229529" calcext:value-type="float">
            <text:p>0,1229529</text:p>
          </table:table-cell>
          <table:table-cell office:value-type="float" office:value="0.20598751" calcext:value-type="float">
            <text:p>0,20598751</text:p>
          </table:table-cell>
          <table:table-cell office:value-type="float" office:value="0.14513555" calcext:value-type="float">
            <text:p>0,14513555</text:p>
          </table:table-cell>
          <table:table-cell office:value-type="float" office:value="0.28860733" calcext:value-type="float">
            <text:p>0,28860733</text:p>
          </table:table-cell>
          <table:table-cell office:value-type="float" office:value="-0.07807731" calcext:value-type="float">
            <text:p>-0,07807731</text:p>
          </table:table-cell>
          <table:table-cell office:value-type="float" office:value="0.30687246" calcext:value-type="float">
            <text:p>0,30687246</text:p>
          </table:table-cell>
          <table:table-cell office:value-type="float" office:value="-0.76080984" calcext:value-type="float">
            <text:p>-0,76080984</text:p>
          </table:table-cell>
          <table:table-cell office:value-type="float" office:value="0.57066905" calcext:value-type="float">
            <text:p>0,57066905</text:p>
          </table:table-cell>
          <table:table-cell office:value-type="float" office:value="-0.7038925" calcext:value-type="float">
            <text:p>-0,7038925</text:p>
          </table:table-cell>
          <table:table-cell office:value-type="float" office:value="0.5697979" calcext:value-type="float">
            <text:p>0,5697979</text:p>
          </table:table-cell>
          <table:table-cell office:value-type="float" office:value="-0.45564574" calcext:value-type="float">
            <text:p>-0,45564574</text:p>
          </table:table-cell>
          <table:table-cell office:value-type="float" office:value="-0.024348103" calcext:value-type="float">
            <text:p>-0,024348103</text:p>
          </table:table-cell>
          <table:table-cell table:number-columns-repeated="2"/>
        </table:table-row>
        <table:table-row table:style-name="ro1">
          <table:table-cell/>
          <table:table-cell table:formula="of:=[$layer1.G31]" office:value-type="float" office:value="1.59476369" calcext:value-type="float">
            <text:p>1,594763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1676357" calcext:value-type="float">
            <text:p>0,21676357</text:p>
          </table:table-cell>
          <table:table-cell office:value-type="float" office:value="0.050327767" calcext:value-type="float">
            <text:p>0,050327767</text:p>
          </table:table-cell>
          <table:table-cell office:value-type="float" office:value="-0.16248326" calcext:value-type="float">
            <text:p>-0,16248326</text:p>
          </table:table-cell>
          <table:table-cell office:value-type="float" office:value="-0.4843547" calcext:value-type="float">
            <text:p>-0,4843547</text:p>
          </table:table-cell>
          <table:table-cell office:value-type="float" office:value="0.43668184" calcext:value-type="float">
            <text:p>0,43668184</text:p>
          </table:table-cell>
          <table:table-cell office:value-type="float" office:value="0.6509683" calcext:value-type="float">
            <text:p>0,6509683</text:p>
          </table:table-cell>
          <table:table-cell office:value-type="float" office:value="0.4117181" calcext:value-type="float">
            <text:p>0,4117181</text:p>
          </table:table-cell>
          <table:table-cell office:value-type="float" office:value="-0.67521304" calcext:value-type="float">
            <text:p>-0,67521304</text:p>
          </table:table-cell>
          <table:table-cell office:value-type="float" office:value="-0.4881068" calcext:value-type="float">
            <text:p>-0,4881068</text:p>
          </table:table-cell>
          <table:table-cell office:value-type="float" office:value="-0.47029588" calcext:value-type="float">
            <text:p>-0,47029588</text:p>
          </table:table-cell>
          <table:table-cell office:value-type="float" office:value="0.0036116983" calcext:value-type="float">
            <text:p>0,0036116983</text:p>
          </table:table-cell>
          <table:table-cell office:value-type="float" office:value="-0.58854735" calcext:value-type="float">
            <text:p>-0,58854735</text:p>
          </table:table-cell>
          <table:table-cell office:value-type="float" office:value="-0.08863795" calcext:value-type="float">
            <text:p>-0,08863795</text:p>
          </table:table-cell>
          <table:table-cell office:value-type="float" office:value="-0.18538967" calcext:value-type="float">
            <text:p>-0,18538967</text:p>
          </table:table-cell>
          <table:table-cell office:value-type="float" office:value="0.5003478" calcext:value-type="float">
            <text:p>0,5003478</text:p>
          </table:table-cell>
          <table:table-cell office:value-type="float" office:value="-0.6237684" calcext:value-type="float">
            <text:p>-0,6237684</text:p>
          </table:table-cell>
          <table:table-cell office:value-type="float" office:value="-0.04983245" calcext:value-type="float">
            <text:p>-0,04983245</text:p>
          </table:table-cell>
          <table:table-cell office:value-type="float" office:value="0.81933624" calcext:value-type="float">
            <text:p>0,81933624</text:p>
          </table:table-cell>
          <table:table-cell office:value-type="float" office:value="0.10936223" calcext:value-type="float">
            <text:p>0,10936223</text:p>
          </table:table-cell>
          <table:table-cell office:value-type="float" office:value="-0.6366057" calcext:value-type="float">
            <text:p>-0,6366057</text:p>
          </table:table-cell>
          <table:table-cell office:value-type="float" office:value="0.029328298" calcext:value-type="float">
            <text:p>0,029328298</text:p>
          </table:table-cell>
          <table:table-cell office:value-type="float" office:value="0.121713884" calcext:value-type="float">
            <text:p>0,121713884</text:p>
          </table:table-cell>
          <table:table-cell office:value-type="float" office:value="0.038513854" calcext:value-type="float">
            <text:p>0,038513854</text:p>
          </table:table-cell>
          <table:table-cell office:value-type="float" office:value="0.245319" calcext:value-type="float">
            <text:p>0,245319</text:p>
          </table:table-cell>
          <table:table-cell office:value-type="float" office:value="0.18924953" calcext:value-type="float">
            <text:p>0,18924953</text:p>
          </table:table-cell>
          <table:table-cell office:value-type="float" office:value="0.4870297" calcext:value-type="float">
            <text:p>0,4870297</text:p>
          </table:table-cell>
          <table:table-cell office:value-type="float" office:value="-0.8396512" calcext:value-type="float">
            <text:p>-0,8396512</text:p>
          </table:table-cell>
          <table:table-cell office:value-type="float" office:value="0.5343496" calcext:value-type="float">
            <text:p>0,5343496</text:p>
          </table:table-cell>
          <table:table-cell office:value-type="float" office:value="-0.8472468" calcext:value-type="float">
            <text:p>-0,8472468</text:p>
          </table:table-cell>
          <table:table-cell office:value-type="float" office:value="0.59718406" calcext:value-type="float">
            <text:p>0,59718406</text:p>
          </table:table-cell>
          <table:table-cell office:value-type="float" office:value="-0.012807894" calcext:value-type="float">
            <text:p>-0,012807894</text:p>
          </table:table-cell>
          <table:table-cell office:value-type="float" office:value="-0.057141583" calcext:value-type="float">
            <text:p>-0,057141583</text:p>
          </table:table-cell>
          <table:table-cell table:number-columns-repeated="2"/>
        </table:table-row>
        <table:table-row table:style-name="ro1">
          <table:table-cell/>
          <table:table-cell table:formula="of:=[$layer1.G32]" office:value-type="float" office:value="3.07463865" calcext:value-type="float">
            <text:p>3,074638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0.040641055" calcext:value-type="float">
            <text:p>-0,040641055</text:p>
          </table:table-cell>
          <table:table-cell office:value-type="float" office:value="0.4382061" calcext:value-type="float">
            <text:p>0,4382061</text:p>
          </table:table-cell>
          <table:table-cell office:value-type="float" office:value="-0.0146194855" calcext:value-type="float">
            <text:p>-0,0146194855</text:p>
          </table:table-cell>
          <table:table-cell office:value-type="float" office:value="-0.09243198" calcext:value-type="float">
            <text:p>-0,09243198</text:p>
          </table:table-cell>
          <table:table-cell office:value-type="float" office:value="0.7192956" calcext:value-type="float">
            <text:p>0,7192956</text:p>
          </table:table-cell>
          <table:table-cell office:value-type="float" office:value="0.14932138" calcext:value-type="float">
            <text:p>0,14932138</text:p>
          </table:table-cell>
          <table:table-cell office:value-type="float" office:value="-0.0034729682" calcext:value-type="float">
            <text:p>-0,0034729682</text:p>
          </table:table-cell>
          <table:table-cell office:value-type="float" office:value="0.17964627" calcext:value-type="float">
            <text:p>0,17964627</text:p>
          </table:table-cell>
          <table:table-cell office:value-type="float" office:value="0.26092878" calcext:value-type="float">
            <text:p>0,26092878</text:p>
          </table:table-cell>
          <table:table-cell office:value-type="float" office:value="0.18219994" calcext:value-type="float">
            <text:p>0,18219994</text:p>
          </table:table-cell>
          <table:table-cell office:value-type="float" office:value="0.69589764" calcext:value-type="float">
            <text:p>0,69589764</text:p>
          </table:table-cell>
          <table:table-cell office:value-type="float" office:value="-0.16797419" calcext:value-type="float">
            <text:p>-0,16797419</text:p>
          </table:table-cell>
          <table:table-cell office:value-type="float" office:value="0.3837812" calcext:value-type="float">
            <text:p>0,3837812</text:p>
          </table:table-cell>
          <table:table-cell office:value-type="float" office:value="0.009752653" calcext:value-type="float">
            <text:p>0,009752653</text:p>
          </table:table-cell>
          <table:table-cell office:value-type="float" office:value="0.1969599" calcext:value-type="float">
            <text:p>0,1969599</text:p>
          </table:table-cell>
          <table:table-cell office:value-type="float" office:value="0.2480148" calcext:value-type="float">
            <text:p>0,2480148</text:p>
          </table:table-cell>
          <table:table-cell office:value-type="float" office:value="0.14285158" calcext:value-type="float">
            <text:p>0,14285158</text:p>
          </table:table-cell>
          <table:table-cell office:value-type="float" office:value="0.1260228" calcext:value-type="float">
            <text:p>0,1260228</text:p>
          </table:table-cell>
          <table:table-cell office:value-type="float" office:value="0.17288747" calcext:value-type="float">
            <text:p>0,17288747</text:p>
          </table:table-cell>
          <table:table-cell office:value-type="float" office:value="0.14720248" calcext:value-type="float">
            <text:p>0,14720248</text:p>
          </table:table-cell>
          <table:table-cell office:value-type="float" office:value="0.022703156" calcext:value-type="float">
            <text:p>0,022703156</text:p>
          </table:table-cell>
          <table:table-cell office:value-type="float" office:value="0.04422452" calcext:value-type="float">
            <text:p>0,04422452</text:p>
          </table:table-cell>
          <table:table-cell office:value-type="float" office:value="0.2906172" calcext:value-type="float">
            <text:p>0,2906172</text:p>
          </table:table-cell>
          <table:table-cell office:value-type="float" office:value="0.20143293" calcext:value-type="float">
            <text:p>0,20143293</text:p>
          </table:table-cell>
          <table:table-cell office:value-type="float" office:value="0.020413123" calcext:value-type="float">
            <text:p>0,020413123</text:p>
          </table:table-cell>
          <table:table-cell office:value-type="float" office:value="0.03972147" calcext:value-type="float">
            <text:p>0,03972147</text:p>
          </table:table-cell>
          <table:table-cell office:value-type="float" office:value="-0.16837728" calcext:value-type="float">
            <text:p>-0,16837728</text:p>
          </table:table-cell>
          <table:table-cell office:value-type="float" office:value="0.09469957" calcext:value-type="float">
            <text:p>0,09469957</text:p>
          </table:table-cell>
          <table:table-cell office:value-type="float" office:value="0.20101842" calcext:value-type="float">
            <text:p>0,20101842</text:p>
          </table:table-cell>
          <table:table-cell office:value-type="float" office:value="0.25766143" calcext:value-type="float">
            <text:p>0,25766143</text:p>
          </table:table-cell>
          <table:table-cell office:value-type="float" office:value="0.2816848" calcext:value-type="float">
            <text:p>0,2816848</text:p>
          </table:table-cell>
          <table:table-cell office:value-type="float" office:value="-0.08952705" calcext:value-type="float">
            <text:p>-0,08952705</text:p>
          </table:table-cell>
          <table:table-cell table:number-columns-repeated="2"/>
        </table:table-row>
        <table:table-row table:style-name="ro1">
          <table:table-cell/>
          <table:table-cell table:formula="of:=[$layer1.G33]" office:value-type="float" office:value="-0.24787451" calcext:value-type="float">
            <text:p>-0,247874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37349033" calcext:value-type="float">
            <text:p>-0,37349033</text:p>
          </table:table-cell>
          <table:table-cell office:value-type="float" office:value="-0.035096817" calcext:value-type="float">
            <text:p>-0,035096817</text:p>
          </table:table-cell>
          <table:table-cell office:value-type="float" office:value="-0.509723" calcext:value-type="float">
            <text:p>-0,509723</text:p>
          </table:table-cell>
          <table:table-cell office:value-type="float" office:value="0.052364904" calcext:value-type="float">
            <text:p>0,052364904</text:p>
          </table:table-cell>
          <table:table-cell office:value-type="float" office:value="-0.47896862" calcext:value-type="float">
            <text:p>-0,47896862</text:p>
          </table:table-cell>
          <table:table-cell office:value-type="float" office:value="-0.5626844" calcext:value-type="float">
            <text:p>-0,5626844</text:p>
          </table:table-cell>
          <table:table-cell office:value-type="float" office:value="-0.64670146" calcext:value-type="float">
            <text:p>-0,64670146</text:p>
          </table:table-cell>
          <table:table-cell office:value-type="float" office:value="0.7075103" calcext:value-type="float">
            <text:p>0,7075103</text:p>
          </table:table-cell>
          <table:table-cell office:value-type="float" office:value="0.9722232" calcext:value-type="float">
            <text:p>0,9722232</text:p>
          </table:table-cell>
          <table:table-cell office:value-type="float" office:value="0.6726691" calcext:value-type="float">
            <text:p>0,6726691</text:p>
          </table:table-cell>
          <table:table-cell office:value-type="float" office:value="0.42138174" calcext:value-type="float">
            <text:p>0,42138174</text:p>
          </table:table-cell>
          <table:table-cell office:value-type="float" office:value="0.3024752" calcext:value-type="float">
            <text:p>0,3024752</text:p>
          </table:table-cell>
          <table:table-cell office:value-type="float" office:value="0.43961963" calcext:value-type="float">
            <text:p>0,43961963</text:p>
          </table:table-cell>
          <table:table-cell office:value-type="float" office:value="0.47016612" calcext:value-type="float">
            <text:p>0,47016612</text:p>
          </table:table-cell>
          <table:table-cell office:value-type="float" office:value="-0.5267267" calcext:value-type="float">
            <text:p>-0,5267267</text:p>
          </table:table-cell>
          <table:table-cell office:value-type="float" office:value="0.86310464" calcext:value-type="float">
            <text:p>0,86310464</text:p>
          </table:table-cell>
          <table:table-cell office:value-type="float" office:value="-0.3740394" calcext:value-type="float">
            <text:p>-0,3740394</text:p>
          </table:table-cell>
          <table:table-cell office:value-type="float" office:value="-0.40071115" calcext:value-type="float">
            <text:p>-0,40071115</text:p>
          </table:table-cell>
          <table:table-cell office:value-type="float" office:value="-0.2630522" calcext:value-type="float">
            <text:p>-0,2630522</text:p>
          </table:table-cell>
          <table:table-cell office:value-type="float" office:value="0.77641886" calcext:value-type="float">
            <text:p>0,77641886</text:p>
          </table:table-cell>
          <table:table-cell office:value-type="float" office:value="-0.33125424" calcext:value-type="float">
            <text:p>-0,33125424</text:p>
          </table:table-cell>
          <table:table-cell office:value-type="float" office:value="-0.44144246" calcext:value-type="float">
            <text:p>-0,44144246</text:p>
          </table:table-cell>
          <table:table-cell office:value-type="float" office:value="-0.27742603" calcext:value-type="float">
            <text:p>-0,27742603</text:p>
          </table:table-cell>
          <table:table-cell office:value-type="float" office:value="0.375392" calcext:value-type="float">
            <text:p>0,375392</text:p>
          </table:table-cell>
          <table:table-cell office:value-type="float" office:value="0.3177615" calcext:value-type="float">
            <text:p>0,3177615</text:p>
          </table:table-cell>
          <table:table-cell office:value-type="float" office:value="-0.4173111" calcext:value-type="float">
            <text:p>-0,4173111</text:p>
          </table:table-cell>
          <table:table-cell office:value-type="float" office:value="0.22292188" calcext:value-type="float">
            <text:p>0,22292188</text:p>
          </table:table-cell>
          <table:table-cell office:value-type="float" office:value="-0.5620714" calcext:value-type="float">
            <text:p>-0,5620714</text:p>
          </table:table-cell>
          <table:table-cell office:value-type="float" office:value="1.1427824" calcext:value-type="float">
            <text:p>1,1427824</text:p>
          </table:table-cell>
          <table:table-cell office:value-type="float" office:value="-0.53092915" calcext:value-type="float">
            <text:p>-0,53092915</text:p>
          </table:table-cell>
          <table:table-cell office:value-type="float" office:value="1.5260177" calcext:value-type="float">
            <text:p>1,5260177</text:p>
          </table:table-cell>
          <table:table-cell office:value-type="float" office:value="-0.48466256" calcext:value-type="float">
            <text:p>-0,48466256</text:p>
          </table:table-cell>
          <table:table-cell table:number-columns-repeated="2"/>
        </table:table-row>
        <table:table-row table:style-name="ro1">
          <table:table-cell/>
          <table:table-cell table:formula="of:=[$layer1.G34]" office:value-type="float" office:value="-0.58412827" calcext:value-type="float">
            <text:p>-0,584128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0.28101102" calcext:value-type="float">
            <text:p>-0,28101102</text:p>
          </table:table-cell>
          <table:table-cell office:value-type="float" office:value="0.19135237" calcext:value-type="float">
            <text:p>0,19135237</text:p>
          </table:table-cell>
          <table:table-cell office:value-type="float" office:value="-0.41515777" calcext:value-type="float">
            <text:p>-0,41515777</text:p>
          </table:table-cell>
          <table:table-cell office:value-type="float" office:value="0.20952453" calcext:value-type="float">
            <text:p>0,20952453</text:p>
          </table:table-cell>
          <table:table-cell office:value-type="float" office:value="-0.5634949" calcext:value-type="float">
            <text:p>-0,5634949</text:p>
          </table:table-cell>
          <table:table-cell office:value-type="float" office:value="-0.7018462" calcext:value-type="float">
            <text:p>-0,7018462</text:p>
          </table:table-cell>
          <table:table-cell office:value-type="float" office:value="-0.77733994" calcext:value-type="float">
            <text:p>-0,77733994</text:p>
          </table:table-cell>
          <table:table-cell office:value-type="float" office:value="0.8736425" calcext:value-type="float">
            <text:p>0,8736425</text:p>
          </table:table-cell>
          <table:table-cell office:value-type="float" office:value="0.9556635" calcext:value-type="float">
            <text:p>0,9556635</text:p>
          </table:table-cell>
          <table:table-cell office:value-type="float" office:value="0.84451187" calcext:value-type="float">
            <text:p>0,84451187</text:p>
          </table:table-cell>
          <table:table-cell office:value-type="float" office:value="0.0950186" calcext:value-type="float">
            <text:p>0,0950186</text:p>
          </table:table-cell>
          <table:table-cell office:value-type="float" office:value="0.52151567" calcext:value-type="float">
            <text:p>0,52151567</text:p>
          </table:table-cell>
          <table:table-cell office:value-type="float" office:value="0.6704379" calcext:value-type="float">
            <text:p>0,6704379</text:p>
          </table:table-cell>
          <table:table-cell office:value-type="float" office:value="0.36034682" calcext:value-type="float">
            <text:p>0,36034682</text:p>
          </table:table-cell>
          <table:table-cell office:value-type="float" office:value="-0.58718324" calcext:value-type="float">
            <text:p>-0,58718324</text:p>
          </table:table-cell>
          <table:table-cell office:value-type="float" office:value="0.8635526" calcext:value-type="float">
            <text:p>0,8635526</text:p>
          </table:table-cell>
          <table:table-cell office:value-type="float" office:value="-0.20592485" calcext:value-type="float">
            <text:p>-0,20592485</text:p>
          </table:table-cell>
          <table:table-cell office:value-type="float" office:value="-0.7064654" calcext:value-type="float">
            <text:p>-0,7064654</text:p>
          </table:table-cell>
          <table:table-cell office:value-type="float" office:value="-0.44398355" calcext:value-type="float">
            <text:p>-0,44398355</text:p>
          </table:table-cell>
          <table:table-cell office:value-type="float" office:value="0.6797191" calcext:value-type="float">
            <text:p>0,6797191</text:p>
          </table:table-cell>
          <table:table-cell office:value-type="float" office:value="-0.46599007" calcext:value-type="float">
            <text:p>-0,46599007</text:p>
          </table:table-cell>
          <table:table-cell office:value-type="float" office:value="-0.39262378" calcext:value-type="float">
            <text:p>-0,39262378</text:p>
          </table:table-cell>
          <table:table-cell office:value-type="float" office:value="-0.45353305" calcext:value-type="float">
            <text:p>-0,45353305</text:p>
          </table:table-cell>
          <table:table-cell office:value-type="float" office:value="0.27962178" calcext:value-type="float">
            <text:p>0,27962178</text:p>
          </table:table-cell>
          <table:table-cell office:value-type="float" office:value="0.3613635" calcext:value-type="float">
            <text:p>0,3613635</text:p>
          </table:table-cell>
          <table:table-cell office:value-type="float" office:value="-0.7052494" calcext:value-type="float">
            <text:p>-0,7052494</text:p>
          </table:table-cell>
          <table:table-cell office:value-type="float" office:value="0.79966015" calcext:value-type="float">
            <text:p>0,79966015</text:p>
          </table:table-cell>
          <table:table-cell office:value-type="float" office:value="-0.5994095" calcext:value-type="float">
            <text:p>-0,5994095</text:p>
          </table:table-cell>
          <table:table-cell office:value-type="float" office:value="1.1635178" calcext:value-type="float">
            <text:p>1,1635178</text:p>
          </table:table-cell>
          <table:table-cell office:value-type="float" office:value="-0.48929116" calcext:value-type="float">
            <text:p>-0,48929116</text:p>
          </table:table-cell>
          <table:table-cell office:value-type="float" office:value="1.2871722" calcext:value-type="float">
            <text:p>1,2871722</text:p>
          </table:table-cell>
          <table:table-cell office:value-type="float" office:value="-0.33641014" calcext:value-type="float">
            <text:p>-0,33641014</text:p>
          </table:table-cell>
          <table:table-cell table:number-columns-repeated="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formula="of:=[.E3]*[.$B3]" office:value-type="float" office:value="0.474036040500862" calcext:value-type="float">
            <text:p>0,474036040500862</text:p>
          </table:table-cell>
          <table:table-cell table:formula="of:=[.F3]*[.$B3]" office:value-type="float" office:value="1.14225507097562" calcext:value-type="float">
            <text:p>1,14225507097562</text:p>
          </table:table-cell>
          <table:table-cell table:formula="of:=[.G3]*[.$B3]" office:value-type="float" office:value="0.53522099619282" calcext:value-type="float">
            <text:p>0,53522099619282</text:p>
          </table:table-cell>
          <table:table-cell table:formula="of:=[.H3]*[.$B3]" office:value-type="float" office:value="0.121832358069408" calcext:value-type="float">
            <text:p>0,121832358069408</text:p>
          </table:table-cell>
          <table:table-cell table:formula="of:=[.I3]*[.$B3]" office:value-type="float" office:value="0.25999605223984" calcext:value-type="float">
            <text:p>0,25999605223984</text:p>
          </table:table-cell>
          <table:table-cell table:formula="of:=[.J3]*[.$B3]" office:value-type="float" office:value="-0.361336368701182" calcext:value-type="float">
            <text:p>-0,361336368701182</text:p>
          </table:table-cell>
          <table:table-cell table:formula="of:=[.K3]*[.$B3]" office:value-type="float" office:value="-0.4151254945194" calcext:value-type="float">
            <text:p>-0,4151254945194</text:p>
          </table:table-cell>
          <table:table-cell table:formula="of:=[.L3]*[.$B3]" office:value-type="float" office:value="0.907647226174136" calcext:value-type="float">
            <text:p>0,907647226174136</text:p>
          </table:table-cell>
          <table:table-cell table:formula="of:=[.M3]*[.$B3]" office:value-type="float" office:value="0.775268299346702" calcext:value-type="float">
            <text:p>0,775268299346702</text:p>
          </table:table-cell>
          <table:table-cell table:formula="of:=[.N3]*[.$B3]" office:value-type="float" office:value="0.418858409057284" calcext:value-type="float">
            <text:p>0,418858409057284</text:p>
          </table:table-cell>
          <table:table-cell table:formula="of:=[.O3]*[.$B3]" office:value-type="float" office:value="0.65500791980428" calcext:value-type="float">
            <text:p>0,65500791980428</text:p>
          </table:table-cell>
          <table:table-cell table:formula="of:=[.P3]*[.$B3]" office:value-type="float" office:value="0.180788808146324" calcext:value-type="float">
            <text:p>0,180788808146324</text:p>
          </table:table-cell>
          <table:table-cell table:formula="of:=[.Q3]*[.$B3]" office:value-type="float" office:value="0.51340148543222" calcext:value-type="float">
            <text:p>0,51340148543222</text:p>
          </table:table-cell>
          <table:table-cell table:formula="of:=[.R3]*[.$B3]" office:value-type="float" office:value="-0.307511564142384" calcext:value-type="float">
            <text:p>-0,307511564142384</text:p>
          </table:table-cell>
          <table:table-cell table:formula="of:=[.S3]*[.$B3]" office:value-type="float" office:value="-0.34484000168562" calcext:value-type="float">
            <text:p>-0,34484000168562</text:p>
          </table:table-cell>
          <table:table-cell table:formula="of:=[.T3]*[.$B3]" office:value-type="float" office:value="0.76500236827497" calcext:value-type="float">
            <text:p>0,76500236827497</text:p>
          </table:table-cell>
          <table:table-cell table:formula="of:=[.U3]*[.$B3]" office:value-type="float" office:value="0.445386298775502" calcext:value-type="float">
            <text:p>0,445386298775502</text:p>
          </table:table-cell>
          <table:table-cell table:formula="of:=[.V3]*[.$B3]" office:value-type="float" office:value="-0.30891562302034" calcext:value-type="float">
            <text:p>-0,30891562302034</text:p>
          </table:table-cell>
          <table:table-cell table:formula="of:=[.W3]*[.$B3]" office:value-type="float" office:value="0.467542844502412" calcext:value-type="float">
            <text:p>0,467542844502412</text:p>
          </table:table-cell>
          <table:table-cell table:formula="of:=[.X3]*[.$B3]" office:value-type="float" office:value="0.71506643165524" calcext:value-type="float">
            <text:p>0,71506643165524</text:p>
          </table:table-cell>
          <table:table-cell table:formula="of:=[.Y3]*[.$B3]" office:value-type="float" office:value="0.36991192139314" calcext:value-type="float">
            <text:p>0,36991192139314</text:p>
          </table:table-cell>
          <table:table-cell table:formula="of:=[.Z3]*[.$B3]" office:value-type="float" office:value="0.36380435231868" calcext:value-type="float">
            <text:p>0,36380435231868</text:p>
          </table:table-cell>
          <table:table-cell table:formula="of:=[.AA3]*[.$B3]" office:value-type="float" office:value="0.541352162975862" calcext:value-type="float">
            <text:p>0,541352162975862</text:p>
          </table:table-cell>
          <table:table-cell table:formula="of:=[.AB3]*[.$B3]" office:value-type="float" office:value="-0.663572127995882" calcext:value-type="float">
            <text:p>-0,663572127995882</text:p>
          </table:table-cell>
          <table:table-cell table:formula="of:=[.AC3]*[.$B3]" office:value-type="float" office:value="-0.53875366977754" calcext:value-type="float">
            <text:p>-0,53875366977754</text:p>
          </table:table-cell>
          <table:table-cell table:formula="of:=[.AD3]*[.$B3]" office:value-type="float" office:value="0.021151046120736" calcext:value-type="float">
            <text:p>0,021151046120736</text:p>
          </table:table-cell>
          <table:table-cell table:formula="of:=[.AE3]*[.$B3]" office:value-type="float" office:value="0.439184042340988" calcext:value-type="float">
            <text:p>0,439184042340988</text:p>
          </table:table-cell>
          <table:table-cell table:formula="of:=[.AF3]*[.$B3]" office:value-type="float" office:value="-0.061585074115138" calcext:value-type="float">
            <text:p>-0,061585074115138</text:p>
          </table:table-cell>
          <table:table-cell table:formula="of:=[.AG3]*[.$B3]" office:value-type="float" office:value="0.6979636886607" calcext:value-type="float">
            <text:p>0,6979636886607</text:p>
          </table:table-cell>
          <table:table-cell table:formula="of:=[.AH3]*[.$B3]" office:value-type="float" office:value="-0.282963634088744" calcext:value-type="float">
            <text:p>-0,282963634088744</text:p>
          </table:table-cell>
          <table:table-cell table:formula="of:=[.AI3]*[.$B3]" office:value-type="float" office:value="0.447561353237096" calcext:value-type="float">
            <text:p>0,447561353237096</text:p>
          </table:table-cell>
          <table:table-cell table:formula="of:=[.AJ3]*[.$B3]" office:value-type="float" office:value="0.105345910317648" calcext:value-type="float">
            <text:p>0,10534591031764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]*[.$B4]" office:value-type="float" office:value="-0.190456041259934" calcext:value-type="float">
            <text:p>-0,190456041259934</text:p>
          </table:table-cell>
          <table:table-cell table:formula="of:=[.F4]*[.$B4]" office:value-type="float" office:value="0.970874339502853" calcext:value-type="float">
            <text:p>0,970874339502853</text:p>
          </table:table-cell>
          <table:table-cell table:formula="of:=[.G4]*[.$B4]" office:value-type="float" office:value="-0.372394664198033" calcext:value-type="float">
            <text:p>-0,372394664198033</text:p>
          </table:table-cell>
          <table:table-cell table:formula="of:=[.H4]*[.$B4]" office:value-type="float" office:value="-0.0517576783318963" calcext:value-type="float">
            <text:p>-0,051757678331896</text:p>
          </table:table-cell>
          <table:table-cell table:formula="of:=[.I4]*[.$B4]" office:value-type="float" office:value="0.977187447592587" calcext:value-type="float">
            <text:p>0,977187447592587</text:p>
          </table:table-cell>
          <table:table-cell table:formula="of:=[.J4]*[.$B4]" office:value-type="float" office:value="0.597239697121483" calcext:value-type="float">
            <text:p>0,597239697121483</text:p>
          </table:table-cell>
          <table:table-cell table:formula="of:=[.K4]*[.$B4]" office:value-type="float" office:value="0.204128372953392" calcext:value-type="float">
            <text:p>0,204128372953392</text:p>
          </table:table-cell>
          <table:table-cell table:formula="of:=[.L4]*[.$B4]" office:value-type="float" office:value="0.363167174734554" calcext:value-type="float">
            <text:p>0,363167174734554</text:p>
          </table:table-cell>
          <table:table-cell table:formula="of:=[.M4]*[.$B4]" office:value-type="float" office:value="1.31544055322064" calcext:value-type="float">
            <text:p>1,31544055322064</text:p>
          </table:table-cell>
          <table:table-cell table:formula="of:=[.N4]*[.$B4]" office:value-type="float" office:value="1.5274808806114" calcext:value-type="float">
            <text:p>1,5274808806114</text:p>
          </table:table-cell>
          <table:table-cell table:formula="of:=[.O4]*[.$B4]" office:value-type="float" office:value="1.36933289379186" calcext:value-type="float">
            <text:p>1,36933289379186</text:p>
          </table:table-cell>
          <table:table-cell table:formula="of:=[.P4]*[.$B4]" office:value-type="float" office:value="-0.655040102125178" calcext:value-type="float">
            <text:p>-0,655040102125178</text:p>
          </table:table-cell>
          <table:table-cell table:formula="of:=[.Q4]*[.$B4]" office:value-type="float" office:value="1.70400992131963" calcext:value-type="float">
            <text:p>1,70400992131963</text:p>
          </table:table-cell>
          <table:table-cell table:formula="of:=[.R4]*[.$B4]" office:value-type="float" office:value="-0.0302710642891045" calcext:value-type="float">
            <text:p>-0,030271064289105</text:p>
          </table:table-cell>
          <table:table-cell table:formula="of:=[.S4]*[.$B4]" office:value-type="float" office:value="0.569270138493829" calcext:value-type="float">
            <text:p>0,569270138493829</text:p>
          </table:table-cell>
          <table:table-cell table:formula="of:=[.T4]*[.$B4]" office:value-type="float" office:value="1.95370778773844" calcext:value-type="float">
            <text:p>1,95370778773844</text:p>
          </table:table-cell>
          <table:table-cell table:formula="of:=[.U4]*[.$B4]" office:value-type="float" office:value="-0.399074539018302" calcext:value-type="float">
            <text:p>-0,399074539018302</text:p>
          </table:table-cell>
          <table:table-cell table:formula="of:=[.V4]*[.$B4]" office:value-type="float" office:value="0.865501701600154" calcext:value-type="float">
            <text:p>0,865501701600154</text:p>
          </table:table-cell>
          <table:table-cell table:formula="of:=[.W4]*[.$B4]" office:value-type="float" office:value="-0.154606820747211" calcext:value-type="float">
            <text:p>-0,154606820747211</text:p>
          </table:table-cell>
          <table:table-cell table:formula="of:=[.X4]*[.$B4]" office:value-type="float" office:value="1.54251731498609" calcext:value-type="float">
            <text:p>1,54251731498609</text:p>
          </table:table-cell>
          <table:table-cell table:formula="of:=[.Y4]*[.$B4]" office:value-type="float" office:value="0.0853866033697083" calcext:value-type="float">
            <text:p>0,085386603369708</text:p>
          </table:table-cell>
          <table:table-cell table:formula="of:=[.Z4]*[.$B4]" office:value-type="float" office:value="-0.109218715235122" calcext:value-type="float">
            <text:p>-0,109218715235122</text:p>
          </table:table-cell>
          <table:table-cell table:formula="of:=[.AA4]*[.$B4]" office:value-type="float" office:value="0.120409931121864" calcext:value-type="float">
            <text:p>0,120409931121864</text:p>
          </table:table-cell>
          <table:table-cell table:formula="of:=[.AB4]*[.$B4]" office:value-type="float" office:value="1.58030303655218" calcext:value-type="float">
            <text:p>1,58030303655218</text:p>
          </table:table-cell>
          <table:table-cell table:formula="of:=[.AC4]*[.$B4]" office:value-type="float" office:value="0.783928116491877" calcext:value-type="float">
            <text:p>0,783928116491877</text:p>
          </table:table-cell>
          <table:table-cell table:formula="of:=[.AD4]*[.$B4]" office:value-type="float" office:value="0.800313967307257" calcext:value-type="float">
            <text:p>0,800313967307257</text:p>
          </table:table-cell>
          <table:table-cell table:formula="of:=[.AE4]*[.$B4]" office:value-type="float" office:value="-1.05431339922634" calcext:value-type="float">
            <text:p>-1,05431339922634</text:p>
          </table:table-cell>
          <table:table-cell table:formula="of:=[.AF4]*[.$B4]" office:value-type="float" office:value="1.01172669409718" calcext:value-type="float">
            <text:p>1,01172669409718</text:p>
          </table:table-cell>
          <table:table-cell table:formula="of:=[.AG4]*[.$B4]" office:value-type="float" office:value="2.02112293517984" calcext:value-type="float">
            <text:p>2,02112293517984</text:p>
          </table:table-cell>
          <table:table-cell table:formula="of:=[.AH4]*[.$B4]" office:value-type="float" office:value="0.492192818928531" calcext:value-type="float">
            <text:p>0,492192818928531</text:p>
          </table:table-cell>
          <table:table-cell table:formula="of:=[.AI4]*[.$B4]" office:value-type="float" office:value="2.43899184699091" calcext:value-type="float">
            <text:p>2,43899184699091</text:p>
          </table:table-cell>
          <table:table-cell table:formula="of:=[.AJ4]*[.$B4]" office:value-type="float" office:value="-0.591264093439706" calcext:value-type="float">
            <text:p>-0,59126409343970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5]*[.$B5]" office:value-type="float" office:value="0.0792595349688966" calcext:value-type="float">
            <text:p>0,079259534968897</text:p>
          </table:table-cell>
          <table:table-cell table:formula="of:=[.F5]*[.$B5]" office:value-type="float" office:value="1.15787588356706" calcext:value-type="float">
            <text:p>1,15787588356706</text:p>
          </table:table-cell>
          <table:table-cell table:formula="of:=[.G5]*[.$B5]" office:value-type="float" office:value="0.718001630190535" calcext:value-type="float">
            <text:p>0,718001630190535</text:p>
          </table:table-cell>
          <table:table-cell table:formula="of:=[.H5]*[.$B5]" office:value-type="float" office:value="-0.285247538486175" calcext:value-type="float">
            <text:p>-0,285247538486175</text:p>
          </table:table-cell>
          <table:table-cell table:formula="of:=[.I5]*[.$B5]" office:value-type="float" office:value="1.45234298712011" calcext:value-type="float">
            <text:p>1,45234298712011</text:p>
          </table:table-cell>
          <table:table-cell table:formula="of:=[.J5]*[.$B5]" office:value-type="float" office:value="0.17971422320182" calcext:value-type="float">
            <text:p>0,17971422320182</text:p>
          </table:table-cell>
          <table:table-cell table:formula="of:=[.K5]*[.$B5]" office:value-type="float" office:value="0.0796561371532208" calcext:value-type="float">
            <text:p>0,079656137153221</text:p>
          </table:table-cell>
          <table:table-cell table:formula="of:=[.L5]*[.$B5]" office:value-type="float" office:value="-0.696140106993291" calcext:value-type="float">
            <text:p>-0,696140106993291</text:p>
          </table:table-cell>
          <table:table-cell table:formula="of:=[.M5]*[.$B5]" office:value-type="float" office:value="-0.202397198506656" calcext:value-type="float">
            <text:p>-0,202397198506656</text:p>
          </table:table-cell>
          <table:table-cell table:formula="of:=[.N5]*[.$B5]" office:value-type="float" office:value="-0.140437946432563" calcext:value-type="float">
            <text:p>-0,140437946432563</text:p>
          </table:table-cell>
          <table:table-cell table:formula="of:=[.O5]*[.$B5]" office:value-type="float" office:value="0.913727065599529" calcext:value-type="float">
            <text:p>0,913727065599529</text:p>
          </table:table-cell>
          <table:table-cell table:formula="of:=[.P5]*[.$B5]" office:value-type="float" office:value="-0.754618964198251" calcext:value-type="float">
            <text:p>-0,754618964198251</text:p>
          </table:table-cell>
          <table:table-cell table:formula="of:=[.Q5]*[.$B5]" office:value-type="float" office:value="0.26448117288268" calcext:value-type="float">
            <text:p>0,26448117288268</text:p>
          </table:table-cell>
          <table:table-cell table:formula="of:=[.R5]*[.$B5]" office:value-type="float" office:value="-0.531974448709574" calcext:value-type="float">
            <text:p>-0,531974448709574</text:p>
          </table:table-cell>
          <table:table-cell table:formula="of:=[.S5]*[.$B5]" office:value-type="float" office:value="0.407342526445092" calcext:value-type="float">
            <text:p>0,407342526445092</text:p>
          </table:table-cell>
          <table:table-cell table:formula="of:=[.T5]*[.$B5]" office:value-type="float" office:value="-0.478594470068641" calcext:value-type="float">
            <text:p>-0,478594470068641</text:p>
          </table:table-cell>
          <table:table-cell table:formula="of:=[.U5]*[.$B5]" office:value-type="float" office:value="0.218393785417316" calcext:value-type="float">
            <text:p>0,218393785417316</text:p>
          </table:table-cell>
          <table:table-cell table:formula="of:=[.V5]*[.$B5]" office:value-type="float" office:value="0.575217107530888" calcext:value-type="float">
            <text:p>0,575217107530888</text:p>
          </table:table-cell>
          <table:table-cell table:formula="of:=[.W5]*[.$B5]" office:value-type="float" office:value="0.646699114068123" calcext:value-type="float">
            <text:p>0,646699114068123</text:p>
          </table:table-cell>
          <table:table-cell table:formula="of:=[.X5]*[.$B5]" office:value-type="float" office:value="-0.813191045900304" calcext:value-type="float">
            <text:p>-0,813191045900304</text:p>
          </table:table-cell>
          <table:table-cell table:formula="of:=[.Y5]*[.$B5]" office:value-type="float" office:value="0.701751484927624" calcext:value-type="float">
            <text:p>0,701751484927624</text:p>
          </table:table-cell>
          <table:table-cell table:formula="of:=[.Z5]*[.$B5]" office:value-type="float" office:value="0.0671612199447866" calcext:value-type="float">
            <text:p>0,067161219944787</text:p>
          </table:table-cell>
          <table:table-cell table:formula="of:=[.AA5]*[.$B5]" office:value-type="float" office:value="0.116976723611433" calcext:value-type="float">
            <text:p>0,116976723611433</text:p>
          </table:table-cell>
          <table:table-cell table:formula="of:=[.AB5]*[.$B5]" office:value-type="float" office:value="0.264794697815939" calcext:value-type="float">
            <text:p>0,264794697815939</text:p>
          </table:table-cell>
          <table:table-cell table:formula="of:=[.AC5]*[.$B5]" office:value-type="float" office:value="-0.61001158027445" calcext:value-type="float">
            <text:p>-0,61001158027445</text:p>
          </table:table-cell>
          <table:table-cell table:formula="of:=[.AD5]*[.$B5]" office:value-type="float" office:value="0.524526824479013" calcext:value-type="float">
            <text:p>0,524526824479013</text:p>
          </table:table-cell>
          <table:table-cell table:formula="of:=[.AE5]*[.$B5]" office:value-type="float" office:value="-0.13365177610356" calcext:value-type="float">
            <text:p>-0,13365177610356</text:p>
          </table:table-cell>
          <table:table-cell table:formula="of:=[.AF5]*[.$B5]" office:value-type="float" office:value="0.40811040567813" calcext:value-type="float">
            <text:p>0,40811040567813</text:p>
          </table:table-cell>
          <table:table-cell table:formula="of:=[.AG5]*[.$B5]" office:value-type="float" office:value="-0.861670138026583" calcext:value-type="float">
            <text:p>-0,861670138026583</text:p>
          </table:table-cell>
          <table:table-cell table:formula="of:=[.AH5]*[.$B5]" office:value-type="float" office:value="0.259857565289352" calcext:value-type="float">
            <text:p>0,259857565289352</text:p>
          </table:table-cell>
          <table:table-cell table:formula="of:=[.AI5]*[.$B5]" office:value-type="float" office:value="-1.26335771355067" calcext:value-type="float">
            <text:p>-1,26335771355067</text:p>
          </table:table-cell>
          <table:table-cell table:formula="of:=[.AJ5]*[.$B5]" office:value-type="float" office:value="0.224707775203515" calcext:value-type="float">
            <text:p>0,2247077752035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6]*[.$B6]" office:value-type="float" office:value="0.260216915241654" calcext:value-type="float">
            <text:p>0,260216915241654</text:p>
          </table:table-cell>
          <table:table-cell table:formula="of:=[.F6]*[.$B6]" office:value-type="float" office:value="0.0813893455010027" calcext:value-type="float">
            <text:p>0,081389345501003</text:p>
          </table:table-cell>
          <table:table-cell table:formula="of:=[.G6]*[.$B6]" office:value-type="float" office:value="0.187647658726528" calcext:value-type="float">
            <text:p>0,187647658726528</text:p>
          </table:table-cell>
          <table:table-cell table:formula="of:=[.H6]*[.$B6]" office:value-type="float" office:value="-0.00439520149133877" calcext:value-type="float">
            <text:p>-0,004395201491339</text:p>
          </table:table-cell>
          <table:table-cell table:formula="of:=[.I6]*[.$B6]" office:value-type="float" office:value="0.153032935241389" calcext:value-type="float">
            <text:p>0,153032935241389</text:p>
          </table:table-cell>
          <table:table-cell table:formula="of:=[.J6]*[.$B6]" office:value-type="float" office:value="0.151274951472708" calcext:value-type="float">
            <text:p>0,151274951472708</text:p>
          </table:table-cell>
          <table:table-cell table:formula="of:=[.K6]*[.$B6]" office:value-type="float" office:value="0.298711751993714" calcext:value-type="float">
            <text:p>0,298711751993714</text:p>
          </table:table-cell>
          <table:table-cell table:formula="of:=[.L6]*[.$B6]" office:value-type="float" office:value="-0.302583701448733" calcext:value-type="float">
            <text:p>-0,302583701448733</text:p>
          </table:table-cell>
          <table:table-cell table:formula="of:=[.M6]*[.$B6]" office:value-type="float" office:value="-0.287825386650064" calcext:value-type="float">
            <text:p>-0,287825386650064</text:p>
          </table:table-cell>
          <table:table-cell table:formula="of:=[.N6]*[.$B6]" office:value-type="float" office:value="-0.253284513189879" calcext:value-type="float">
            <text:p>-0,253284513189879</text:p>
          </table:table-cell>
          <table:table-cell table:formula="of:=[.O6]*[.$B6]" office:value-type="float" office:value="-0.159310160525516" calcext:value-type="float">
            <text:p>-0,159310160525516</text:p>
          </table:table-cell>
          <table:table-cell table:formula="of:=[.P6]*[.$B6]" office:value-type="float" office:value="-0.257937542460395" calcext:value-type="float">
            <text:p>-0,257937542460395</text:p>
          </table:table-cell>
          <table:table-cell table:formula="of:=[.Q6]*[.$B6]" office:value-type="float" office:value="-0.221275049404752" calcext:value-type="float">
            <text:p>-0,221275049404752</text:p>
          </table:table-cell>
          <table:table-cell table:formula="of:=[.R6]*[.$B6]" office:value-type="float" office:value="-0.215636705468856" calcext:value-type="float">
            <text:p>-0,215636705468856</text:p>
          </table:table-cell>
          <table:table-cell table:formula="of:=[.S6]*[.$B6]" office:value-type="float" office:value="0.232232522033132" calcext:value-type="float">
            <text:p>0,232232522033132</text:p>
          </table:table-cell>
          <table:table-cell table:formula="of:=[.T6]*[.$B6]" office:value-type="float" office:value="-0.375253290729065" calcext:value-type="float">
            <text:p>-0,375253290729065</text:p>
          </table:table-cell>
          <table:table-cell table:formula="of:=[.U6]*[.$B6]" office:value-type="float" office:value="0.247325794652668" calcext:value-type="float">
            <text:p>0,247325794652668</text:p>
          </table:table-cell>
          <table:table-cell table:formula="of:=[.V6]*[.$B6]" office:value-type="float" office:value="0.274428308316886" calcext:value-type="float">
            <text:p>0,274428308316886</text:p>
          </table:table-cell>
          <table:table-cell table:formula="of:=[.W6]*[.$B6]" office:value-type="float" office:value="0.252427554473097" calcext:value-type="float">
            <text:p>0,252427554473097</text:p>
          </table:table-cell>
          <table:table-cell table:formula="of:=[.X6]*[.$B6]" office:value-type="float" office:value="-0.275311293545116" calcext:value-type="float">
            <text:p>-0,275311293545116</text:p>
          </table:table-cell>
          <table:table-cell table:formula="of:=[.Y6]*[.$B6]" office:value-type="float" office:value="0.227364308421425" calcext:value-type="float">
            <text:p>0,227364308421425</text:p>
          </table:table-cell>
          <table:table-cell table:formula="of:=[.Z6]*[.$B6]" office:value-type="float" office:value="0.094759581478282" calcext:value-type="float">
            <text:p>0,094759581478282</text:p>
          </table:table-cell>
          <table:table-cell table:formula="of:=[.AA6]*[.$B6]" office:value-type="float" office:value="0.12499742830457" calcext:value-type="float">
            <text:p>0,12499742830457</text:p>
          </table:table-cell>
          <table:table-cell table:formula="of:=[.AB6]*[.$B6]" office:value-type="float" office:value="-0.274625667530316" calcext:value-type="float">
            <text:p>-0,274625667530316</text:p>
          </table:table-cell>
          <table:table-cell table:formula="of:=[.AC6]*[.$B6]" office:value-type="float" office:value="-0.295074191428856" calcext:value-type="float">
            <text:p>-0,295074191428856</text:p>
          </table:table-cell>
          <table:table-cell table:formula="of:=[.AD6]*[.$B6]" office:value-type="float" office:value="0.157070264954341" calcext:value-type="float">
            <text:p>0,157070264954341</text:p>
          </table:table-cell>
          <table:table-cell table:formula="of:=[.AE6]*[.$B6]" office:value-type="float" office:value="-0.182122701067044" calcext:value-type="float">
            <text:p>-0,182122701067044</text:p>
          </table:table-cell>
          <table:table-cell table:formula="of:=[.AF6]*[.$B6]" office:value-type="float" office:value="0.231550180865724" calcext:value-type="float">
            <text:p>0,231550180865724</text:p>
          </table:table-cell>
          <table:table-cell table:formula="of:=[.AG6]*[.$B6]" office:value-type="float" office:value="-0.535271894077004" calcext:value-type="float">
            <text:p>-0,535271894077004</text:p>
          </table:table-cell>
          <table:table-cell table:formula="of:=[.AH6]*[.$B6]" office:value-type="float" office:value="0.122588384562277" calcext:value-type="float">
            <text:p>0,122588384562277</text:p>
          </table:table-cell>
          <table:table-cell table:formula="of:=[.AI6]*[.$B6]" office:value-type="float" office:value="-0.590396625001337" calcext:value-type="float">
            <text:p>-0,590396625001337</text:p>
          </table:table-cell>
          <table:table-cell table:formula="of:=[.AJ6]*[.$B6]" office:value-type="float" office:value="0.0516779008367447" calcext:value-type="float">
            <text:p>0,05167790083674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7]*[.$B7]" office:value-type="float" office:value="0.313159782481451" calcext:value-type="float">
            <text:p>0,313159782481451</text:p>
          </table:table-cell>
          <table:table-cell table:formula="of:=[.F7]*[.$B7]" office:value-type="float" office:value="0.674052187050144" calcext:value-type="float">
            <text:p>0,674052187050144</text:p>
          </table:table-cell>
          <table:table-cell table:formula="of:=[.G7]*[.$B7]" office:value-type="float" office:value="0.408375742570001" calcext:value-type="float">
            <text:p>0,408375742570001</text:p>
          </table:table-cell>
          <table:table-cell table:formula="of:=[.H7]*[.$B7]" office:value-type="float" office:value="0.224971569922411" calcext:value-type="float">
            <text:p>0,224971569922411</text:p>
          </table:table-cell>
          <table:table-cell table:formula="of:=[.I7]*[.$B7]" office:value-type="float" office:value="0.568232815986444" calcext:value-type="float">
            <text:p>0,568232815986444</text:p>
          </table:table-cell>
          <table:table-cell table:formula="of:=[.J7]*[.$B7]" office:value-type="float" office:value="-0.064470637239157" calcext:value-type="float">
            <text:p>-0,064470637239157</text:p>
          </table:table-cell>
          <table:table-cell table:formula="of:=[.K7]*[.$B7]" office:value-type="float" office:value="0.0405222761947634" calcext:value-type="float">
            <text:p>0,040522276194764</text:p>
          </table:table-cell>
          <table:table-cell table:formula="of:=[.L7]*[.$B7]" office:value-type="float" office:value="0.42341046806987" calcext:value-type="float">
            <text:p>0,42341046806987</text:p>
          </table:table-cell>
          <table:table-cell table:formula="of:=[.M7]*[.$B7]" office:value-type="float" office:value="0.441925028499419" calcext:value-type="float">
            <text:p>0,441925028499419</text:p>
          </table:table-cell>
          <table:table-cell table:formula="of:=[.N7]*[.$B7]" office:value-type="float" office:value="0.30365178108337" calcext:value-type="float">
            <text:p>0,30365178108337</text:p>
          </table:table-cell>
          <table:table-cell table:formula="of:=[.O7]*[.$B7]" office:value-type="float" office:value="0.643876170600054" calcext:value-type="float">
            <text:p>0,643876170600054</text:p>
          </table:table-cell>
          <table:table-cell table:formula="of:=[.P7]*[.$B7]" office:value-type="float" office:value="0.121638498447262" calcext:value-type="float">
            <text:p>0,121638498447262</text:p>
          </table:table-cell>
          <table:table-cell table:formula="of:=[.Q7]*[.$B7]" office:value-type="float" office:value="0.116890383790715" calcext:value-type="float">
            <text:p>0,116890383790715</text:p>
          </table:table-cell>
          <table:table-cell table:formula="of:=[.R7]*[.$B7]" office:value-type="float" office:value="-0.231798123819814" calcext:value-type="float">
            <text:p>-0,231798123819814</text:p>
          </table:table-cell>
          <table:table-cell table:formula="of:=[.S7]*[.$B7]" office:value-type="float" office:value="-0.0477055099513776" calcext:value-type="float">
            <text:p>-0,047705509951378</text:p>
          </table:table-cell>
          <table:table-cell table:formula="of:=[.T7]*[.$B7]" office:value-type="float" office:value="0.255853019480285" calcext:value-type="float">
            <text:p>0,255853019480285</text:p>
          </table:table-cell>
          <table:table-cell table:formula="of:=[.U7]*[.$B7]" office:value-type="float" office:value="0.44685661809327" calcext:value-type="float">
            <text:p>0,44685661809327</text:p>
          </table:table-cell>
          <table:table-cell table:formula="of:=[.V7]*[.$B7]" office:value-type="float" office:value="-0.163452889262015" calcext:value-type="float">
            <text:p>-0,163452889262015</text:p>
          </table:table-cell>
          <table:table-cell table:formula="of:=[.W7]*[.$B7]" office:value-type="float" office:value="0.543122375059152" calcext:value-type="float">
            <text:p>0,543122375059152</text:p>
          </table:table-cell>
          <table:table-cell table:formula="of:=[.X7]*[.$B7]" office:value-type="float" office:value="0.324261937824317" calcext:value-type="float">
            <text:p>0,324261937824317</text:p>
          </table:table-cell>
          <table:table-cell table:formula="of:=[.Y7]*[.$B7]" office:value-type="float" office:value="0.540656844555996" calcext:value-type="float">
            <text:p>0,540656844555996</text:p>
          </table:table-cell>
          <table:table-cell table:formula="of:=[.Z7]*[.$B7]" office:value-type="float" office:value="0.347153148017239" calcext:value-type="float">
            <text:p>0,347153148017239</text:p>
          </table:table-cell>
          <table:table-cell table:formula="of:=[.AA7]*[.$B7]" office:value-type="float" office:value="0.487613062972795" calcext:value-type="float">
            <text:p>0,487613062972795</text:p>
          </table:table-cell>
          <table:table-cell table:formula="of:=[.AB7]*[.$B7]" office:value-type="float" office:value="-0.724681545937885" calcext:value-type="float">
            <text:p>-0,724681545937885</text:p>
          </table:table-cell>
          <table:table-cell table:formula="of:=[.AC7]*[.$B7]" office:value-type="float" office:value="-0.418767167917451" calcext:value-type="float">
            <text:p>-0,418767167917451</text:p>
          </table:table-cell>
          <table:table-cell table:formula="of:=[.AD7]*[.$B7]" office:value-type="float" office:value="-0.0712309646240178" calcext:value-type="float">
            <text:p>-0,071230964624018</text:p>
          </table:table-cell>
          <table:table-cell table:formula="of:=[.AE7]*[.$B7]" office:value-type="float" office:value="0.0893511271697604" calcext:value-type="float">
            <text:p>0,08935112716976</text:p>
          </table:table-cell>
          <table:table-cell table:formula="of:=[.AF7]*[.$B7]" office:value-type="float" office:value="0.319472097788894" calcext:value-type="float">
            <text:p>0,319472097788894</text:p>
          </table:table-cell>
          <table:table-cell table:formula="of:=[.AG7]*[.$B7]" office:value-type="float" office:value="0.0968300461884588" calcext:value-type="float">
            <text:p>0,096830046188459</text:p>
          </table:table-cell>
          <table:table-cell table:formula="of:=[.AH7]*[.$B7]" office:value-type="float" office:value="0.063714371629687" calcext:value-type="float">
            <text:p>0,063714371629687</text:p>
          </table:table-cell>
          <table:table-cell table:formula="of:=[.AI7]*[.$B7]" office:value-type="float" office:value="-0.123095252668576" calcext:value-type="float">
            <text:p>-0,123095252668576</text:p>
          </table:table-cell>
          <table:table-cell table:formula="of:=[.AJ7]*[.$B7]" office:value-type="float" office:value="0.103453402226" calcext:value-type="float">
            <text:p>0,10345340222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8]*[.$B8]" office:value-type="float" office:value="-0.00838437936101992" calcext:value-type="float">
            <text:p>-0,00838437936102</text:p>
          </table:table-cell>
          <table:table-cell table:formula="of:=[.F8]*[.$B8]" office:value-type="float" office:value="0.00291728896874997" calcext:value-type="float">
            <text:p>0,00291728896875</text:p>
          </table:table-cell>
          <table:table-cell table:formula="of:=[.G8]*[.$B8]" office:value-type="float" office:value="-0.00931775800175991" calcext:value-type="float">
            <text:p>-0,00931775800176</text:p>
          </table:table-cell>
          <table:table-cell table:formula="of:=[.H8]*[.$B8]" office:value-type="float" office:value="0.00529070674649395" calcext:value-type="float">
            <text:p>0,005290706746494</text:p>
          </table:table-cell>
          <table:table-cell table:formula="of:=[.I8]*[.$B8]" office:value-type="float" office:value="-0.00774323408663993" calcext:value-type="float">
            <text:p>-0,00774323408664</text:p>
          </table:table-cell>
          <table:table-cell table:formula="of:=[.J8]*[.$B8]" office:value-type="float" office:value="-0.0119128357500749" calcext:value-type="float">
            <text:p>-0,011912835750075</text:p>
          </table:table-cell>
          <table:table-cell table:formula="of:=[.K8]*[.$B8]" office:value-type="float" office:value="-0.00796463616698092" calcext:value-type="float">
            <text:p>-0,007964636166981</text:p>
          </table:table-cell>
          <table:table-cell table:formula="of:=[.L8]*[.$B8]" office:value-type="float" office:value="0.0131229962112599" calcext:value-type="float">
            <text:p>0,01312299621126</text:p>
          </table:table-cell>
          <table:table-cell table:formula="of:=[.M8]*[.$B8]" office:value-type="float" office:value="0.0135807744438989" calcext:value-type="float">
            <text:p>0,013580774443899</text:p>
          </table:table-cell>
          <table:table-cell table:formula="of:=[.N8]*[.$B8]" office:value-type="float" office:value="0.0159074038457098" calcext:value-type="float">
            <text:p>0,01590740384571</text:p>
          </table:table-cell>
          <table:table-cell table:formula="of:=[.O8]*[.$B8]" office:value-type="float" office:value="0.00602792352138594" calcext:value-type="float">
            <text:p>0,006027923521386</text:p>
          </table:table-cell>
          <table:table-cell table:formula="of:=[.P8]*[.$B8]" office:value-type="float" office:value="0.0098222495054579" calcext:value-type="float">
            <text:p>0,009822249505458</text:p>
          </table:table-cell>
          <table:table-cell table:formula="of:=[.Q8]*[.$B8]" office:value-type="float" office:value="0.00959912438659191" calcext:value-type="float">
            <text:p>0,009599124386592</text:p>
          </table:table-cell>
          <table:table-cell table:formula="of:=[.R8]*[.$B8]" office:value-type="float" office:value="0.00547255238669095" calcext:value-type="float">
            <text:p>0,005472552386691</text:p>
          </table:table-cell>
          <table:table-cell table:formula="of:=[.S8]*[.$B8]" office:value-type="float" office:value="-0.00754182784952993" calcext:value-type="float">
            <text:p>-0,00754182784953</text:p>
          </table:table-cell>
          <table:table-cell table:formula="of:=[.T8]*[.$B8]" office:value-type="float" office:value="0.0178365690547198" calcext:value-type="float">
            <text:p>0,01783656905472</text:p>
          </table:table-cell>
          <table:table-cell table:formula="of:=[.U8]*[.$B8]" office:value-type="float" office:value="-0.00514726850219395" calcext:value-type="float">
            <text:p>-0,005147268502194</text:p>
          </table:table-cell>
          <table:table-cell table:formula="of:=[.V8]*[.$B8]" office:value-type="float" office:value="-0.00947390676569991" calcext:value-type="float">
            <text:p>-0,0094739067657</text:p>
          </table:table-cell>
          <table:table-cell table:formula="of:=[.W8]*[.$B8]" office:value-type="float" office:value="-0.00775034537202892" calcext:value-type="float">
            <text:p>-0,007750345372029</text:p>
          </table:table-cell>
          <table:table-cell table:formula="of:=[.X8]*[.$B8]" office:value-type="float" office:value="0.0165564381481198" calcext:value-type="float">
            <text:p>0,01655643814812</text:p>
          </table:table-cell>
          <table:table-cell table:formula="of:=[.Y8]*[.$B8]" office:value-type="float" office:value="-0.00639515257313394" calcext:value-type="float">
            <text:p>-0,006395152573134</text:p>
          </table:table-cell>
          <table:table-cell table:formula="of:=[.Z8]*[.$B8]" office:value-type="float" office:value="-0.00651259849850994" calcext:value-type="float">
            <text:p>-0,00651259849851</text:p>
          </table:table-cell>
          <table:table-cell table:formula="of:=[.AA8]*[.$B8]" office:value-type="float" office:value="-0.00731761461486893" calcext:value-type="float">
            <text:p>-0,007317614614869</text:p>
          </table:table-cell>
          <table:table-cell table:formula="of:=[.AB8]*[.$B8]" office:value-type="float" office:value="0.00482320484567995" calcext:value-type="float">
            <text:p>0,00482320484568</text:p>
          </table:table-cell>
          <table:table-cell table:formula="of:=[.AC8]*[.$B8]" office:value-type="float" office:value="0.0107125570090889" calcext:value-type="float">
            <text:p>0,010712557009089</text:p>
          </table:table-cell>
          <table:table-cell table:formula="of:=[.AD8]*[.$B8]" office:value-type="float" office:value="-0.00726649911233993" calcext:value-type="float">
            <text:p>-0,00726649911234</text:p>
          </table:table-cell>
          <table:table-cell table:formula="of:=[.AE8]*[.$B8]" office:value-type="float" office:value="0.00538173128996095" calcext:value-type="float">
            <text:p>0,005381731289961</text:p>
          </table:table-cell>
          <table:table-cell table:formula="of:=[.AF8]*[.$B8]" office:value-type="float" office:value="-0.00866921384159991" calcext:value-type="float">
            <text:p>-0,0086692138416</text:p>
          </table:table-cell>
          <table:table-cell table:formula="of:=[.AG8]*[.$B8]" office:value-type="float" office:value="0.0151265152455299" calcext:value-type="float">
            <text:p>0,01512651524553</text:p>
          </table:table-cell>
          <table:table-cell table:formula="of:=[.AH8]*[.$B8]" office:value-type="float" office:value="-0.00798138741932992" calcext:value-type="float">
            <text:p>-0,00798138741933</text:p>
          </table:table-cell>
          <table:table-cell table:formula="of:=[.AI8]*[.$B8]" office:value-type="float" office:value="0.0245284148362498" calcext:value-type="float">
            <text:p>0,02452841483625</text:p>
          </table:table-cell>
          <table:table-cell table:formula="of:=[.AJ8]*[.$B8]" office:value-type="float" office:value="-0.00615480943568394" calcext:value-type="float">
            <text:p>-0,00615480943568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9]*[.$B9]" office:value-type="float" office:value="0.551515452808425" calcext:value-type="float">
            <text:p>0,551515452808425</text:p>
          </table:table-cell>
          <table:table-cell table:formula="of:=[.F9]*[.$B9]" office:value-type="float" office:value="1.14334374573231" calcext:value-type="float">
            <text:p>1,14334374573231</text:p>
          </table:table-cell>
          <table:table-cell table:formula="of:=[.G9]*[.$B9]" office:value-type="float" office:value="0.689255887168501" calcext:value-type="float">
            <text:p>0,689255887168501</text:p>
          </table:table-cell>
          <table:table-cell table:formula="of:=[.H9]*[.$B9]" office:value-type="float" office:value="0.181809580127662" calcext:value-type="float">
            <text:p>0,181809580127662</text:p>
          </table:table-cell>
          <table:table-cell table:formula="of:=[.I9]*[.$B9]" office:value-type="float" office:value="0.526616877611697" calcext:value-type="float">
            <text:p>0,526616877611697</text:p>
          </table:table-cell>
          <table:table-cell table:formula="of:=[.J9]*[.$B9]" office:value-type="float" office:value="-0.18241790056294" calcext:value-type="float">
            <text:p>-0,18241790056294</text:p>
          </table:table-cell>
          <table:table-cell table:formula="of:=[.K9]*[.$B9]" office:value-type="float" office:value="-0.508162897211116" calcext:value-type="float">
            <text:p>-0,508162897211116</text:p>
          </table:table-cell>
          <table:table-cell table:formula="of:=[.L9]*[.$B9]" office:value-type="float" office:value="1.40086488906237" calcext:value-type="float">
            <text:p>1,40086488906237</text:p>
          </table:table-cell>
          <table:table-cell table:formula="of:=[.M9]*[.$B9]" office:value-type="float" office:value="1.46234657458381" calcext:value-type="float">
            <text:p>1,46234657458381</text:p>
          </table:table-cell>
          <table:table-cell table:formula="of:=[.N9]*[.$B9]" office:value-type="float" office:value="1.23294920758938" calcext:value-type="float">
            <text:p>1,23294920758938</text:p>
          </table:table-cell>
          <table:table-cell table:formula="of:=[.O9]*[.$B9]" office:value-type="float" office:value="1.72747211395957" calcext:value-type="float">
            <text:p>1,72747211395957</text:p>
          </table:table-cell>
          <table:table-cell table:formula="of:=[.P9]*[.$B9]" office:value-type="float" office:value="0.214318727346751" calcext:value-type="float">
            <text:p>0,214318727346751</text:p>
          </table:table-cell>
          <table:table-cell table:formula="of:=[.Q9]*[.$B9]" office:value-type="float" office:value="0.722220184705756" calcext:value-type="float">
            <text:p>0,722220184705756</text:p>
          </table:table-cell>
          <table:table-cell table:formula="of:=[.R9]*[.$B9]" office:value-type="float" office:value="-0.302832706932361" calcext:value-type="float">
            <text:p>-0,302832706932361</text:p>
          </table:table-cell>
          <table:table-cell table:formula="of:=[.S9]*[.$B9]" office:value-type="float" office:value="-0.358678821120637" calcext:value-type="float">
            <text:p>-0,358678821120637</text:p>
          </table:table-cell>
          <table:table-cell table:formula="of:=[.T9]*[.$B9]" office:value-type="float" office:value="1.34282972279333" calcext:value-type="float">
            <text:p>1,34282972279333</text:p>
          </table:table-cell>
          <table:table-cell table:formula="of:=[.U9]*[.$B9]" office:value-type="float" office:value="0.619963153589931" calcext:value-type="float">
            <text:p>0,619963153589931</text:p>
          </table:table-cell>
          <table:table-cell table:formula="of:=[.V9]*[.$B9]" office:value-type="float" office:value="-0.271911876460405" calcext:value-type="float">
            <text:p>-0,271911876460405</text:p>
          </table:table-cell>
          <table:table-cell table:formula="of:=[.W9]*[.$B9]" office:value-type="float" office:value="0.536569294493025" calcext:value-type="float">
            <text:p>0,536569294493025</text:p>
          </table:table-cell>
          <table:table-cell table:formula="of:=[.X9]*[.$B9]" office:value-type="float" office:value="1.27696748630337" calcext:value-type="float">
            <text:p>1,27696748630337</text:p>
          </table:table-cell>
          <table:table-cell table:formula="of:=[.Y9]*[.$B9]" office:value-type="float" office:value="0.390636331283558" calcext:value-type="float">
            <text:p>0,390636331283558</text:p>
          </table:table-cell>
          <table:table-cell table:formula="of:=[.Z9]*[.$B9]" office:value-type="float" office:value="0.359182303246611" calcext:value-type="float">
            <text:p>0,359182303246611</text:p>
          </table:table-cell>
          <table:table-cell table:formula="of:=[.AA9]*[.$B9]" office:value-type="float" office:value="0.326636321264574" calcext:value-type="float">
            <text:p>0,326636321264574</text:p>
          </table:table-cell>
          <table:table-cell table:formula="of:=[.AB9]*[.$B9]" office:value-type="float" office:value="-0.452823935359287" calcext:value-type="float">
            <text:p>-0,452823935359287</text:p>
          </table:table-cell>
          <table:table-cell table:formula="of:=[.AC9]*[.$B9]" office:value-type="float" office:value="-0.144000722683268" calcext:value-type="float">
            <text:p>-0,144000722683268</text:p>
          </table:table-cell>
          <table:table-cell table:formula="of:=[.AD9]*[.$B9]" office:value-type="float" office:value="0.163448136198387" calcext:value-type="float">
            <text:p>0,163448136198387</text:p>
          </table:table-cell>
          <table:table-cell table:formula="of:=[.AE9]*[.$B9]" office:value-type="float" office:value="0.627852263633679" calcext:value-type="float">
            <text:p>0,627852263633679</text:p>
          </table:table-cell>
          <table:table-cell table:formula="of:=[.AF9]*[.$B9]" office:value-type="float" office:value="0.291484504585868" calcext:value-type="float">
            <text:p>0,291484504585868</text:p>
          </table:table-cell>
          <table:table-cell table:formula="of:=[.AG9]*[.$B9]" office:value-type="float" office:value="1.64118797148437" calcext:value-type="float">
            <text:p>1,64118797148437</text:p>
          </table:table-cell>
          <table:table-cell table:formula="of:=[.AH9]*[.$B9]" office:value-type="float" office:value="-0.210546738546255" calcext:value-type="float">
            <text:p>-0,210546738546255</text:p>
          </table:table-cell>
          <table:table-cell table:formula="of:=[.AI9]*[.$B9]" office:value-type="float" office:value="1.20956921514078" calcext:value-type="float">
            <text:p>1,20956921514078</text:p>
          </table:table-cell>
          <table:table-cell table:formula="of:=[.AJ9]*[.$B9]" office:value-type="float" office:value="-0.18206494718172" calcext:value-type="float">
            <text:p>-0,1820649471817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0]*[.$B10]" office:value-type="float" office:value="0.501322816050936" calcext:value-type="float">
            <text:p>0,501322816050936</text:p>
          </table:table-cell>
          <table:table-cell table:formula="of:=[.F10]*[.$B10]" office:value-type="float" office:value="1.72752713956317" calcext:value-type="float">
            <text:p>1,72752713956317</text:p>
          </table:table-cell>
          <table:table-cell table:formula="of:=[.G10]*[.$B10]" office:value-type="float" office:value="0.286900034949726" calcext:value-type="float">
            <text:p>0,286900034949726</text:p>
          </table:table-cell>
          <table:table-cell table:formula="of:=[.H10]*[.$B10]" office:value-type="float" office:value="0.190177640006673" calcext:value-type="float">
            <text:p>0,190177640006673</text:p>
          </table:table-cell>
          <table:table-cell table:formula="of:=[.I10]*[.$B10]" office:value-type="float" office:value="0.50592752495505" calcext:value-type="float">
            <text:p>0,50592752495505</text:p>
          </table:table-cell>
          <table:table-cell table:formula="of:=[.J10]*[.$B10]" office:value-type="float" office:value="-0.426360541235079" calcext:value-type="float">
            <text:p>-0,426360541235079</text:p>
          </table:table-cell>
          <table:table-cell table:formula="of:=[.K10]*[.$B10]" office:value-type="float" office:value="-1.10238246163927" calcext:value-type="float">
            <text:p>-1,10238246163927</text:p>
          </table:table-cell>
          <table:table-cell table:formula="of:=[.L10]*[.$B10]" office:value-type="float" office:value="2.83023882661971" calcext:value-type="float">
            <text:p>2,83023882661971</text:p>
          </table:table-cell>
          <table:table-cell table:formula="of:=[.M10]*[.$B10]" office:value-type="float" office:value="2.78022674155809" calcext:value-type="float">
            <text:p>2,78022674155809</text:p>
          </table:table-cell>
          <table:table-cell table:formula="of:=[.N10]*[.$B10]" office:value-type="float" office:value="2.23805686489341" calcext:value-type="float">
            <text:p>2,23805686489341</text:p>
          </table:table-cell>
          <table:table-cell table:formula="of:=[.O10]*[.$B10]" office:value-type="float" office:value="2.36082845131551" calcext:value-type="float">
            <text:p>2,36082845131551</text:p>
          </table:table-cell>
          <table:table-cell table:formula="of:=[.P10]*[.$B10]" office:value-type="float" office:value="0.70372560073266" calcext:value-type="float">
            <text:p>0,70372560073266</text:p>
          </table:table-cell>
          <table:table-cell table:formula="of:=[.Q10]*[.$B10]" office:value-type="float" office:value="1.89369000504816" calcext:value-type="float">
            <text:p>1,89369000504816</text:p>
          </table:table-cell>
          <table:table-cell table:formula="of:=[.R10]*[.$B10]" office:value-type="float" office:value="0.0547907661478155" calcext:value-type="float">
            <text:p>0,054790766147816</text:p>
          </table:table-cell>
          <table:table-cell table:formula="of:=[.S10]*[.$B10]" office:value-type="float" office:value="-1.11002898991182" calcext:value-type="float">
            <text:p>-1,11002898991182</text:p>
          </table:table-cell>
          <table:table-cell table:formula="of:=[.T10]*[.$B10]" office:value-type="float" office:value="2.38782478349943" calcext:value-type="float">
            <text:p>2,38782478349943</text:p>
          </table:table-cell>
          <table:table-cell table:formula="of:=[.U10]*[.$B10]" office:value-type="float" office:value="0.160974410497857" calcext:value-type="float">
            <text:p>0,160974410497857</text:p>
          </table:table-cell>
          <table:table-cell table:formula="of:=[.V10]*[.$B10]" office:value-type="float" office:value="-0.705788029596342" calcext:value-type="float">
            <text:p>-0,705788029596342</text:p>
          </table:table-cell>
          <table:table-cell table:formula="of:=[.W10]*[.$B10]" office:value-type="float" office:value="0.468198071689656" calcext:value-type="float">
            <text:p>0,468198071689656</text:p>
          </table:table-cell>
          <table:table-cell table:formula="of:=[.X10]*[.$B10]" office:value-type="float" office:value="2.32338751688439" calcext:value-type="float">
            <text:p>2,32338751688439</text:p>
          </table:table-cell>
          <table:table-cell table:formula="of:=[.Y10]*[.$B10]" office:value-type="float" office:value="0.441085549006938" calcext:value-type="float">
            <text:p>0,441085549006938</text:p>
          </table:table-cell>
          <table:table-cell table:formula="of:=[.Z10]*[.$B10]" office:value-type="float" office:value="-0.124639908358284" calcext:value-type="float">
            <text:p>-0,124639908358284</text:p>
          </table:table-cell>
          <table:table-cell table:formula="of:=[.AA10]*[.$B10]" office:value-type="float" office:value="0.654511740977061" calcext:value-type="float">
            <text:p>0,654511740977061</text:p>
          </table:table-cell>
          <table:table-cell table:formula="of:=[.AB10]*[.$B10]" office:value-type="float" office:value="-0.237777736499853" calcext:value-type="float">
            <text:p>-0,237777736499853</text:p>
          </table:table-cell>
          <table:table-cell table:formula="of:=[.AC10]*[.$B10]" office:value-type="float" office:value="-0.183917881634933" calcext:value-type="float">
            <text:p>-0,183917881634933</text:p>
          </table:table-cell>
          <table:table-cell table:formula="of:=[.AD10]*[.$B10]" office:value-type="float" office:value="-0.373677747053721" calcext:value-type="float">
            <text:p>-0,373677747053721</text:p>
          </table:table-cell>
          <table:table-cell table:formula="of:=[.AE10]*[.$B10]" office:value-type="float" office:value="0.642670952343585" calcext:value-type="float">
            <text:p>0,642670952343585</text:p>
          </table:table-cell>
          <table:table-cell table:formula="of:=[.AF10]*[.$B10]" office:value-type="float" office:value="-0.0771243644930484" calcext:value-type="float">
            <text:p>-0,077124364493048</text:p>
          </table:table-cell>
          <table:table-cell table:formula="of:=[.AG10]*[.$B10]" office:value-type="float" office:value="2.72561682704289" calcext:value-type="float">
            <text:p>2,72561682704289</text:p>
          </table:table-cell>
          <table:table-cell table:formula="of:=[.AH10]*[.$B10]" office:value-type="float" office:value="-0.594178959793881" calcext:value-type="float">
            <text:p>-0,594178959793881</text:p>
          </table:table-cell>
          <table:table-cell table:formula="of:=[.AI10]*[.$B10]" office:value-type="float" office:value="2.24328315685848" calcext:value-type="float">
            <text:p>2,24328315685848</text:p>
          </table:table-cell>
          <table:table-cell table:formula="of:=[.AJ10]*[.$B10]" office:value-type="float" office:value="-0.255532952191869" calcext:value-type="float">
            <text:p>-0,2555329521918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1]*[.$B11]" office:value-type="float" office:value="0.0891210161597652" calcext:value-type="float">
            <text:p>0,089121016159765</text:p>
          </table:table-cell>
          <table:table-cell table:formula="of:=[.F11]*[.$B11]" office:value-type="float" office:value="1.03613074595897" calcext:value-type="float">
            <text:p>1,03613074595897</text:p>
          </table:table-cell>
          <table:table-cell table:formula="of:=[.G11]*[.$B11]" office:value-type="float" office:value="0.11473473738653" calcext:value-type="float">
            <text:p>0,11473473738653</text:p>
          </table:table-cell>
          <table:table-cell table:formula="of:=[.H11]*[.$B11]" office:value-type="float" office:value="-0.324861313120537" calcext:value-type="float">
            <text:p>-0,324861313120537</text:p>
          </table:table-cell>
          <table:table-cell table:formula="of:=[.I11]*[.$B11]" office:value-type="float" office:value="1.195319329185" calcext:value-type="float">
            <text:p>1,195319329185</text:p>
          </table:table-cell>
          <table:table-cell table:formula="of:=[.J11]*[.$B11]" office:value-type="float" office:value="0.153942010216328" calcext:value-type="float">
            <text:p>0,153942010216328</text:p>
          </table:table-cell>
          <table:table-cell table:formula="of:=[.K11]*[.$B11]" office:value-type="float" office:value="-0.759605039354134" calcext:value-type="float">
            <text:p>-0,759605039354134</text:p>
          </table:table-cell>
          <table:table-cell table:formula="of:=[.L11]*[.$B11]" office:value-type="float" office:value="1.56177276363014" calcext:value-type="float">
            <text:p>1,56177276363014</text:p>
          </table:table-cell>
          <table:table-cell table:formula="of:=[.M11]*[.$B11]" office:value-type="float" office:value="1.70232484969654" calcext:value-type="float">
            <text:p>1,70232484969654</text:p>
          </table:table-cell>
          <table:table-cell table:formula="of:=[.N11]*[.$B11]" office:value-type="float" office:value="1.63041619939144" calcext:value-type="float">
            <text:p>1,63041619939144</text:p>
          </table:table-cell>
          <table:table-cell table:formula="of:=[.O11]*[.$B11]" office:value-type="float" office:value="2.02439488733461" calcext:value-type="float">
            <text:p>2,02439488733461</text:p>
          </table:table-cell>
          <table:table-cell table:formula="of:=[.P11]*[.$B11]" office:value-type="float" office:value="0.183889495136891" calcext:value-type="float">
            <text:p>0,183889495136891</text:p>
          </table:table-cell>
          <table:table-cell table:formula="of:=[.Q11]*[.$B11]" office:value-type="float" office:value="1.61283672888237" calcext:value-type="float">
            <text:p>1,61283672888237</text:p>
          </table:table-cell>
          <table:table-cell table:formula="of:=[.R11]*[.$B11]" office:value-type="float" office:value="-0.10009455242236" calcext:value-type="float">
            <text:p>-0,10009455242236</text:p>
          </table:table-cell>
          <table:table-cell table:formula="of:=[.S11]*[.$B11]" office:value-type="float" office:value="-0.64328904083686" calcext:value-type="float">
            <text:p>-0,64328904083686</text:p>
          </table:table-cell>
          <table:table-cell table:formula="of:=[.T11]*[.$B11]" office:value-type="float" office:value="1.1582205015842" calcext:value-type="float">
            <text:p>1,1582205015842</text:p>
          </table:table-cell>
          <table:table-cell table:formula="of:=[.U11]*[.$B11]" office:value-type="float" office:value="0.903182294222557" calcext:value-type="float">
            <text:p>0,903182294222557</text:p>
          </table:table-cell>
          <table:table-cell table:formula="of:=[.V11]*[.$B11]" office:value-type="float" office:value="-0.0388392161956457" calcext:value-type="float">
            <text:p>-0,038839216195646</text:p>
          </table:table-cell>
          <table:table-cell table:formula="of:=[.W11]*[.$B11]" office:value-type="float" office:value="-0.0534396914518295" calcext:value-type="float">
            <text:p>-0,05343969145183</text:p>
          </table:table-cell>
          <table:table-cell table:formula="of:=[.X11]*[.$B11]" office:value-type="float" office:value="1.6224767896551" calcext:value-type="float">
            <text:p>1,6224767896551</text:p>
          </table:table-cell>
          <table:table-cell table:formula="of:=[.Y11]*[.$B11]" office:value-type="float" office:value="0.566625910026783" calcext:value-type="float">
            <text:p>0,566625910026783</text:p>
          </table:table-cell>
          <table:table-cell table:formula="of:=[.Z11]*[.$B11]" office:value-type="float" office:value="-0.29400613071143" calcext:value-type="float">
            <text:p>-0,29400613071143</text:p>
          </table:table-cell>
          <table:table-cell table:formula="of:=[.AA11]*[.$B11]" office:value-type="float" office:value="0.262741634993111" calcext:value-type="float">
            <text:p>0,262741634993111</text:p>
          </table:table-cell>
          <table:table-cell table:formula="of:=[.AB11]*[.$B11]" office:value-type="float" office:value="0.205367347989653" calcext:value-type="float">
            <text:p>0,205367347989653</text:p>
          </table:table-cell>
          <table:table-cell table:formula="of:=[.AC11]*[.$B11]" office:value-type="float" office:value="0.0151232235339577" calcext:value-type="float">
            <text:p>0,015123223533958</text:p>
          </table:table-cell>
          <table:table-cell table:formula="of:=[.AD11]*[.$B11]" office:value-type="float" office:value="0.236340530312712" calcext:value-type="float">
            <text:p>0,236340530312712</text:p>
          </table:table-cell>
          <table:table-cell table:formula="of:=[.AE11]*[.$B11]" office:value-type="float" office:value="-0.624885753394306" calcext:value-type="float">
            <text:p>-0,624885753394306</text:p>
          </table:table-cell>
          <table:table-cell table:formula="of:=[.AF11]*[.$B11]" office:value-type="float" office:value="0.045588696833607" calcext:value-type="float">
            <text:p>0,045588696833607</text:p>
          </table:table-cell>
          <table:table-cell table:formula="of:=[.AG11]*[.$B11]" office:value-type="float" office:value="1.8285763518471" calcext:value-type="float">
            <text:p>1,8285763518471</text:p>
          </table:table-cell>
          <table:table-cell table:formula="of:=[.AH11]*[.$B11]" office:value-type="float" office:value="-0.138174364760327" calcext:value-type="float">
            <text:p>-0,138174364760327</text:p>
          </table:table-cell>
          <table:table-cell table:formula="of:=[.AI11]*[.$B11]" office:value-type="float" office:value="2.15178486610423" calcext:value-type="float">
            <text:p>2,15178486610423</text:p>
          </table:table-cell>
          <table:table-cell table:formula="of:=[.AJ11]*[.$B11]" office:value-type="float" office:value="0.402843037141498" calcext:value-type="float">
            <text:p>0,40284303714149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2]*[.$B12]" office:value-type="float" office:value="0.215853286580923" calcext:value-type="float">
            <text:p>0,215853286580923</text:p>
          </table:table-cell>
          <table:table-cell table:formula="of:=[.F12]*[.$B12]" office:value-type="float" office:value="1.38476198357214" calcext:value-type="float">
            <text:p>1,38476198357214</text:p>
          </table:table-cell>
          <table:table-cell table:formula="of:=[.G12]*[.$B12]" office:value-type="float" office:value="0.802070484539923" calcext:value-type="float">
            <text:p>0,802070484539923</text:p>
          </table:table-cell>
          <table:table-cell table:formula="of:=[.H12]*[.$B12]" office:value-type="float" office:value="-0.185709971404592" calcext:value-type="float">
            <text:p>-0,185709971404592</text:p>
          </table:table-cell>
          <table:table-cell table:formula="of:=[.I12]*[.$B12]" office:value-type="float" office:value="1.7601260052445" calcext:value-type="float">
            <text:p>1,7601260052445</text:p>
          </table:table-cell>
          <table:table-cell table:formula="of:=[.J12]*[.$B12]" office:value-type="float" office:value="-0.116912289748307" calcext:value-type="float">
            <text:p>-0,116912289748307</text:p>
          </table:table-cell>
          <table:table-cell table:formula="of:=[.K12]*[.$B12]" office:value-type="float" office:value="0.107909122198787" calcext:value-type="float">
            <text:p>0,107909122198787</text:p>
          </table:table-cell>
          <table:table-cell table:formula="of:=[.L12]*[.$B12]" office:value-type="float" office:value="0.391626016458475" calcext:value-type="float">
            <text:p>0,391626016458475</text:p>
          </table:table-cell>
          <table:table-cell table:formula="of:=[.M12]*[.$B12]" office:value-type="float" office:value="0.288419206538328" calcext:value-type="float">
            <text:p>0,288419206538328</text:p>
          </table:table-cell>
          <table:table-cell table:formula="of:=[.N12]*[.$B12]" office:value-type="float" office:value="0.262955696242432" calcext:value-type="float">
            <text:p>0,262955696242432</text:p>
          </table:table-cell>
          <table:table-cell table:formula="of:=[.O12]*[.$B12]" office:value-type="float" office:value="1.62870679889728" calcext:value-type="float">
            <text:p>1,62870679889728</text:p>
          </table:table-cell>
          <table:table-cell table:formula="of:=[.P12]*[.$B12]" office:value-type="float" office:value="-0.172247176253533" calcext:value-type="float">
            <text:p>-0,172247176253533</text:p>
          </table:table-cell>
          <table:table-cell table:formula="of:=[.Q12]*[.$B12]" office:value-type="float" office:value="0.172783016522949" calcext:value-type="float">
            <text:p>0,172783016522949</text:p>
          </table:table-cell>
          <table:table-cell table:formula="of:=[.R12]*[.$B12]" office:value-type="float" office:value="-0.242835210764798" calcext:value-type="float">
            <text:p>-0,242835210764798</text:p>
          </table:table-cell>
          <table:table-cell table:formula="of:=[.S12]*[.$B12]" office:value-type="float" office:value="-0.0850191539231259" calcext:value-type="float">
            <text:p>-0,085019153923126</text:p>
          </table:table-cell>
          <table:table-cell table:formula="of:=[.T12]*[.$B12]" office:value-type="float" office:value="-0.529840863576788" calcext:value-type="float">
            <text:p>-0,529840863576788</text:p>
          </table:table-cell>
          <table:table-cell table:formula="of:=[.U12]*[.$B12]" office:value-type="float" office:value="0.860365856748694" calcext:value-type="float">
            <text:p>0,860365856748694</text:p>
          </table:table-cell>
          <table:table-cell table:formula="of:=[.V12]*[.$B12]" office:value-type="float" office:value="0.328082017794048" calcext:value-type="float">
            <text:p>0,328082017794048</text:p>
          </table:table-cell>
          <table:table-cell table:formula="of:=[.W12]*[.$B12]" office:value-type="float" office:value="0.820130455732728" calcext:value-type="float">
            <text:p>0,820130455732728</text:p>
          </table:table-cell>
          <table:table-cell table:formula="of:=[.X12]*[.$B12]" office:value-type="float" office:value="0.0076198828107189" calcext:value-type="float">
            <text:p>0,007619882810719</text:p>
          </table:table-cell>
          <table:table-cell table:formula="of:=[.Y12]*[.$B12]" office:value-type="float" office:value="0.606335261723894" calcext:value-type="float">
            <text:p>0,606335261723894</text:p>
          </table:table-cell>
          <table:table-cell table:formula="of:=[.Z12]*[.$B12]" office:value-type="float" office:value="0.353181665750759" calcext:value-type="float">
            <text:p>0,353181665750759</text:p>
          </table:table-cell>
          <table:table-cell table:formula="of:=[.AA12]*[.$B12]" office:value-type="float" office:value="0.702854778300933" calcext:value-type="float">
            <text:p>0,702854778300933</text:p>
          </table:table-cell>
          <table:table-cell table:formula="of:=[.AB12]*[.$B12]" office:value-type="float" office:value="0.583975515344092" calcext:value-type="float">
            <text:p>0,583975515344092</text:p>
          </table:table-cell>
          <table:table-cell table:formula="of:=[.AC12]*[.$B12]" office:value-type="float" office:value="-0.445385423836716" calcext:value-type="float">
            <text:p>-0,445385423836716</text:p>
          </table:table-cell>
          <table:table-cell table:formula="of:=[.AD12]*[.$B12]" office:value-type="float" office:value="0.106709151427554" calcext:value-type="float">
            <text:p>0,106709151427554</text:p>
          </table:table-cell>
          <table:table-cell table:formula="of:=[.AE12]*[.$B12]" office:value-type="float" office:value="0.043115326023501" calcext:value-type="float">
            <text:p>0,043115326023501</text:p>
          </table:table-cell>
          <table:table-cell table:formula="of:=[.AF12]*[.$B12]" office:value-type="float" office:value="-0.01236855756891" calcext:value-type="float">
            <text:p>-0,01236855756891</text:p>
          </table:table-cell>
          <table:table-cell table:formula="of:=[.AG12]*[.$B12]" office:value-type="float" office:value="-0.284955745628962" calcext:value-type="float">
            <text:p>-0,284955745628962</text:p>
          </table:table-cell>
          <table:table-cell table:formula="of:=[.AH12]*[.$B12]" office:value-type="float" office:value="-0.0418086279501028" calcext:value-type="float">
            <text:p>-0,041808627950103</text:p>
          </table:table-cell>
          <table:table-cell table:formula="of:=[.AI12]*[.$B12]" office:value-type="float" office:value="-0.343915006168276" calcext:value-type="float">
            <text:p>-0,343915006168276</text:p>
          </table:table-cell>
          <table:table-cell table:formula="of:=[.AJ12]*[.$B12]" office:value-type="float" office:value="0.457846249871876" calcext:value-type="float">
            <text:p>0,45784624987187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3]*[.$B13]" office:value-type="float" office:value="0.142876718941363" calcext:value-type="float">
            <text:p>0,142876718941363</text:p>
          </table:table-cell>
          <table:table-cell table:formula="of:=[.F13]*[.$B13]" office:value-type="float" office:value="0.493973618585839" calcext:value-type="float">
            <text:p>0,493973618585839</text:p>
          </table:table-cell>
          <table:table-cell table:formula="of:=[.G13]*[.$B13]" office:value-type="float" office:value="0.483864580406585" calcext:value-type="float">
            <text:p>0,483864580406585</text:p>
          </table:table-cell>
          <table:table-cell table:formula="of:=[.H13]*[.$B13]" office:value-type="float" office:value="-0.534296533752196" calcext:value-type="float">
            <text:p>-0,534296533752196</text:p>
          </table:table-cell>
          <table:table-cell table:formula="of:=[.I13]*[.$B13]" office:value-type="float" office:value="1.02657834194264" calcext:value-type="float">
            <text:p>1,02657834194264</text:p>
          </table:table-cell>
          <table:table-cell table:formula="of:=[.J13]*[.$B13]" office:value-type="float" office:value="0.582562106441602" calcext:value-type="float">
            <text:p>0,582562106441602</text:p>
          </table:table-cell>
          <table:table-cell table:formula="of:=[.K13]*[.$B13]" office:value-type="float" office:value="-0.113834761654578" calcext:value-type="float">
            <text:p>-0,113834761654578</text:p>
          </table:table-cell>
          <table:table-cell table:formula="of:=[.L13]*[.$B13]" office:value-type="float" office:value="0.0704484694053444" calcext:value-type="float">
            <text:p>0,070448469405344</text:p>
          </table:table-cell>
          <table:table-cell table:formula="of:=[.M13]*[.$B13]" office:value-type="float" office:value="0.155062469901664" calcext:value-type="float">
            <text:p>0,155062469901664</text:p>
          </table:table-cell>
          <table:table-cell table:formula="of:=[.N13]*[.$B13]" office:value-type="float" office:value="0.0298801366265864" calcext:value-type="float">
            <text:p>0,029880136626586</text:p>
          </table:table-cell>
          <table:table-cell table:formula="of:=[.O13]*[.$B13]" office:value-type="float" office:value="1.1859435120179" calcext:value-type="float">
            <text:p>1,1859435120179</text:p>
          </table:table-cell>
          <table:table-cell table:formula="of:=[.P13]*[.$B13]" office:value-type="float" office:value="-0.753613544229099" calcext:value-type="float">
            <text:p>-0,753613544229099</text:p>
          </table:table-cell>
          <table:table-cell table:formula="of:=[.Q13]*[.$B13]" office:value-type="float" office:value="0.861144996986002" calcext:value-type="float">
            <text:p>0,861144996986002</text:p>
          </table:table-cell>
          <table:table-cell table:formula="of:=[.R13]*[.$B13]" office:value-type="float" office:value="-0.442489216783245" calcext:value-type="float">
            <text:p>-0,442489216783245</text:p>
          </table:table-cell>
          <table:table-cell table:formula="of:=[.S13]*[.$B13]" office:value-type="float" office:value="-0.0512501064484955" calcext:value-type="float">
            <text:p>-0,051250106448496</text:p>
          </table:table-cell>
          <table:table-cell table:formula="of:=[.T13]*[.$B13]" office:value-type="float" office:value="0.0211975829870109" calcext:value-type="float">
            <text:p>0,021197582987011</text:p>
          </table:table-cell>
          <table:table-cell table:formula="of:=[.U13]*[.$B13]" office:value-type="float" office:value="0.38781149063801" calcext:value-type="float">
            <text:p>0,38781149063801</text:p>
          </table:table-cell>
          <table:table-cell table:formula="of:=[.V13]*[.$B13]" office:value-type="float" office:value="0.178926875264042" calcext:value-type="float">
            <text:p>0,178926875264042</text:p>
          </table:table-cell>
          <table:table-cell table:formula="of:=[.W13]*[.$B13]" office:value-type="float" office:value="-0.00906327669189879" calcext:value-type="float">
            <text:p>-0,009063276691899</text:p>
          </table:table-cell>
          <table:table-cell table:formula="of:=[.X13]*[.$B13]" office:value-type="float" office:value="0.470982202490667" calcext:value-type="float">
            <text:p>0,470982202490667</text:p>
          </table:table-cell>
          <table:table-cell table:formula="of:=[.Y13]*[.$B13]" office:value-type="float" office:value="0.174542741353302" calcext:value-type="float">
            <text:p>0,174542741353302</text:p>
          </table:table-cell>
          <table:table-cell table:formula="of:=[.Z13]*[.$B13]" office:value-type="float" office:value="0.394473064412223" calcext:value-type="float">
            <text:p>0,394473064412223</text:p>
          </table:table-cell>
          <table:table-cell table:formula="of:=[.AA13]*[.$B13]" office:value-type="float" office:value="0.5376968370228" calcext:value-type="float">
            <text:p>0,5376968370228</text:p>
          </table:table-cell>
          <table:table-cell table:formula="of:=[.AB13]*[.$B13]" office:value-type="float" office:value="0.142395639064385" calcext:value-type="float">
            <text:p>0,142395639064385</text:p>
          </table:table-cell>
          <table:table-cell table:formula="of:=[.AC13]*[.$B13]" office:value-type="float" office:value="-0.305811238995597" calcext:value-type="float">
            <text:p>-0,305811238995597</text:p>
          </table:table-cell>
          <table:table-cell table:formula="of:=[.AD13]*[.$B13]" office:value-type="float" office:value="0.584301459181529" calcext:value-type="float">
            <text:p>0,584301459181529</text:p>
          </table:table-cell>
          <table:table-cell table:formula="of:=[.AE13]*[.$B13]" office:value-type="float" office:value="-0.447402252469562" calcext:value-type="float">
            <text:p>-0,447402252469562</text:p>
          </table:table-cell>
          <table:table-cell table:formula="of:=[.AF13]*[.$B13]" office:value-type="float" office:value="0.683745449038399" calcext:value-type="float">
            <text:p>0,683745449038399</text:p>
          </table:table-cell>
          <table:table-cell table:formula="of:=[.AG13]*[.$B13]" office:value-type="float" office:value="0.150141229121904" calcext:value-type="float">
            <text:p>0,150141229121904</text:p>
          </table:table-cell>
          <table:table-cell table:formula="of:=[.AH13]*[.$B13]" office:value-type="float" office:value="0.178132088524609" calcext:value-type="float">
            <text:p>0,178132088524609</text:p>
          </table:table-cell>
          <table:table-cell table:formula="of:=[.AI13]*[.$B13]" office:value-type="float" office:value="0.646621667130395" calcext:value-type="float">
            <text:p>0,646621667130395</text:p>
          </table:table-cell>
          <table:table-cell table:formula="of:=[.AJ13]*[.$B13]" office:value-type="float" office:value="0.0773424397443335" calcext:value-type="float">
            <text:p>0,0773424397443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4]*[.$B14]" office:value-type="float" office:value="-0.571429118671005" calcext:value-type="float">
            <text:p>-0,571429118671005</text:p>
          </table:table-cell>
          <table:table-cell table:formula="of:=[.F14]*[.$B14]" office:value-type="float" office:value="0.496203560658277" calcext:value-type="float">
            <text:p>0,496203560658277</text:p>
          </table:table-cell>
          <table:table-cell table:formula="of:=[.G14]*[.$B14]" office:value-type="float" office:value="-0.0716352150194778" calcext:value-type="float">
            <text:p>-0,071635215019478</text:p>
          </table:table-cell>
          <table:table-cell table:formula="of:=[.H14]*[.$B14]" office:value-type="float" office:value="-0.345365300936542" calcext:value-type="float">
            <text:p>-0,345365300936542</text:p>
          </table:table-cell>
          <table:table-cell table:formula="of:=[.I14]*[.$B14]" office:value-type="float" office:value="1.11350136637847" calcext:value-type="float">
            <text:p>1,11350136637847</text:p>
          </table:table-cell>
          <table:table-cell table:formula="of:=[.J14]*[.$B14]" office:value-type="float" office:value="1.22864528184482" calcext:value-type="float">
            <text:p>1,22864528184482</text:p>
          </table:table-cell>
          <table:table-cell table:formula="of:=[.K14]*[.$B14]" office:value-type="float" office:value="0.654899886216076" calcext:value-type="float">
            <text:p>0,654899886216076</text:p>
          </table:table-cell>
          <table:table-cell table:formula="of:=[.L14]*[.$B14]" office:value-type="float" office:value="-0.263285893466197" calcext:value-type="float">
            <text:p>-0,263285893466197</text:p>
          </table:table-cell>
          <table:table-cell table:formula="of:=[.M14]*[.$B14]" office:value-type="float" office:value="0.0452751728430611" calcext:value-type="float">
            <text:p>0,045275172843061</text:p>
          </table:table-cell>
          <table:table-cell table:formula="of:=[.N14]*[.$B14]" office:value-type="float" office:value="0.7804156021974" calcext:value-type="float">
            <text:p>0,7804156021974</text:p>
          </table:table-cell>
          <table:table-cell table:formula="of:=[.O14]*[.$B14]" office:value-type="float" office:value="1.27918520356088" calcext:value-type="float">
            <text:p>1,27918520356088</text:p>
          </table:table-cell>
          <table:table-cell table:formula="of:=[.P14]*[.$B14]" office:value-type="float" office:value="-1.03173607192195" calcext:value-type="float">
            <text:p>-1,03173607192195</text:p>
          </table:table-cell>
          <table:table-cell table:formula="of:=[.Q14]*[.$B14]" office:value-type="float" office:value="1.33655166485844" calcext:value-type="float">
            <text:p>1,33655166485844</text:p>
          </table:table-cell>
          <table:table-cell table:formula="of:=[.R14]*[.$B14]" office:value-type="float" office:value="0.228777482063953" calcext:value-type="float">
            <text:p>0,228777482063953</text:p>
          </table:table-cell>
          <table:table-cell table:formula="of:=[.S14]*[.$B14]" office:value-type="float" office:value="0.691796537385007" calcext:value-type="float">
            <text:p>0,691796537385007</text:p>
          </table:table-cell>
          <table:table-cell table:formula="of:=[.T14]*[.$B14]" office:value-type="float" office:value="0.414188482678866" calcext:value-type="float">
            <text:p>0,414188482678866</text:p>
          </table:table-cell>
          <table:table-cell table:formula="of:=[.U14]*[.$B14]" office:value-type="float" office:value="-0.248042987960081" calcext:value-type="float">
            <text:p>-0,248042987960081</text:p>
          </table:table-cell>
          <table:table-cell table:formula="of:=[.V14]*[.$B14]" office:value-type="float" office:value="1.20135373756545" calcext:value-type="float">
            <text:p>1,20135373756545</text:p>
          </table:table-cell>
          <table:table-cell table:formula="of:=[.W14]*[.$B14]" office:value-type="float" office:value="-0.0289748313071006" calcext:value-type="float">
            <text:p>-0,028974831307101</text:p>
          </table:table-cell>
          <table:table-cell table:formula="of:=[.X14]*[.$B14]" office:value-type="float" office:value="0.520631760338603" calcext:value-type="float">
            <text:p>0,520631760338603</text:p>
          </table:table-cell>
          <table:table-cell table:formula="of:=[.Y14]*[.$B14]" office:value-type="float" office:value="-0.146932848561134" calcext:value-type="float">
            <text:p>-0,146932848561134</text:p>
          </table:table-cell>
          <table:table-cell table:formula="of:=[.Z14]*[.$B14]" office:value-type="float" office:value="-0.459802027062201" calcext:value-type="float">
            <text:p>-0,459802027062201</text:p>
          </table:table-cell>
          <table:table-cell table:formula="of:=[.AA14]*[.$B14]" office:value-type="float" office:value="-0.403184046214169" calcext:value-type="float">
            <text:p>-0,403184046214169</text:p>
          </table:table-cell>
          <table:table-cell table:formula="of:=[.AB14]*[.$B14]" office:value-type="float" office:value="1.40402465898227" calcext:value-type="float">
            <text:p>1,40402465898227</text:p>
          </table:table-cell>
          <table:table-cell table:formula="of:=[.AC14]*[.$B14]" office:value-type="float" office:value="0.801932778704241" calcext:value-type="float">
            <text:p>0,801932778704241</text:p>
          </table:table-cell>
          <table:table-cell table:formula="of:=[.AD14]*[.$B14]" office:value-type="float" office:value="0.927803305545179" calcext:value-type="float">
            <text:p>0,927803305545179</text:p>
          </table:table-cell>
          <table:table-cell table:formula="of:=[.AE14]*[.$B14]" office:value-type="float" office:value="-0.808303870236047" calcext:value-type="float">
            <text:p>-0,808303870236047</text:p>
          </table:table-cell>
          <table:table-cell table:formula="of:=[.AF14]*[.$B14]" office:value-type="float" office:value="1.09003445060662" calcext:value-type="float">
            <text:p>1,09003445060662</text:p>
          </table:table-cell>
          <table:table-cell table:formula="of:=[.AG14]*[.$B14]" office:value-type="float" office:value="0.823668394669074" calcext:value-type="float">
            <text:p>0,823668394669074</text:p>
          </table:table-cell>
          <table:table-cell table:formula="of:=[.AH14]*[.$B14]" office:value-type="float" office:value="1.04910127714125" calcext:value-type="float">
            <text:p>1,04910127714125</text:p>
          </table:table-cell>
          <table:table-cell table:formula="of:=[.AI14]*[.$B14]" office:value-type="float" office:value="1.9508238685332" calcext:value-type="float">
            <text:p>1,9508238685332</text:p>
          </table:table-cell>
          <table:table-cell table:formula="of:=[.AJ14]*[.$B14]" office:value-type="float" office:value="-0.105464658604705" calcext:value-type="float">
            <text:p>-0,1054646586047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5]*[.$B15]" office:value-type="float" office:value="0.485890580191745" calcext:value-type="float">
            <text:p>0,485890580191745</text:p>
          </table:table-cell>
          <table:table-cell table:formula="of:=[.F15]*[.$B15]" office:value-type="float" office:value="0.391245307378498" calcext:value-type="float">
            <text:p>0,391245307378498</text:p>
          </table:table-cell>
          <table:table-cell table:formula="of:=[.G15]*[.$B15]" office:value-type="float" office:value="0.114685426287548" calcext:value-type="float">
            <text:p>0,114685426287548</text:p>
          </table:table-cell>
          <table:table-cell table:formula="of:=[.H15]*[.$B15]" office:value-type="float" office:value="-0.252543763944496" calcext:value-type="float">
            <text:p>-0,252543763944496</text:p>
          </table:table-cell>
          <table:table-cell table:formula="of:=[.I15]*[.$B15]" office:value-type="float" office:value="0.39308897773433" calcext:value-type="float">
            <text:p>0,39308897773433</text:p>
          </table:table-cell>
          <table:table-cell table:formula="of:=[.J15]*[.$B15]" office:value-type="float" office:value="0.601257494213654" calcext:value-type="float">
            <text:p>0,601257494213654</text:p>
          </table:table-cell>
          <table:table-cell table:formula="of:=[.K15]*[.$B15]" office:value-type="float" office:value="0.461640042440997" calcext:value-type="float">
            <text:p>0,461640042440997</text:p>
          </table:table-cell>
          <table:table-cell table:formula="of:=[.L15]*[.$B15]" office:value-type="float" office:value="-0.838802234263381" calcext:value-type="float">
            <text:p>-0,838802234263381</text:p>
          </table:table-cell>
          <table:table-cell table:formula="of:=[.M15]*[.$B15]" office:value-type="float" office:value="-0.884856357729886" calcext:value-type="float">
            <text:p>-0,884856357729886</text:p>
          </table:table-cell>
          <table:table-cell table:formula="of:=[.N15]*[.$B15]" office:value-type="float" office:value="-0.667671510021068" calcext:value-type="float">
            <text:p>-0,667671510021068</text:p>
          </table:table-cell>
          <table:table-cell table:formula="of:=[.O15]*[.$B15]" office:value-type="float" office:value="0.159127534144193" calcext:value-type="float">
            <text:p>0,159127534144193</text:p>
          </table:table-cell>
          <table:table-cell table:formula="of:=[.P15]*[.$B15]" office:value-type="float" office:value="-0.375354421178647" calcext:value-type="float">
            <text:p>-0,375354421178647</text:p>
          </table:table-cell>
          <table:table-cell table:formula="of:=[.Q15]*[.$B15]" office:value-type="float" office:value="-0.175753455659976" calcext:value-type="float">
            <text:p>-0,175753455659976</text:p>
          </table:table-cell>
          <table:table-cell table:formula="of:=[.R15]*[.$B15]" office:value-type="float" office:value="-0.415594117768803" calcext:value-type="float">
            <text:p>-0,415594117768803</text:p>
          </table:table-cell>
          <table:table-cell table:formula="of:=[.S15]*[.$B15]" office:value-type="float" office:value="0.443056381492043" calcext:value-type="float">
            <text:p>0,443056381492043</text:p>
          </table:table-cell>
          <table:table-cell table:formula="of:=[.T15]*[.$B15]" office:value-type="float" office:value="-0.716298262737943" calcext:value-type="float">
            <text:p>-0,716298262737943</text:p>
          </table:table-cell>
          <table:table-cell table:formula="of:=[.U15]*[.$B15]" office:value-type="float" office:value="0.352102795739252" calcext:value-type="float">
            <text:p>0,352102795739252</text:p>
          </table:table-cell>
          <table:table-cell table:formula="of:=[.V15]*[.$B15]" office:value-type="float" office:value="0.676028508605821" calcext:value-type="float">
            <text:p>0,676028508605821</text:p>
          </table:table-cell>
          <table:table-cell table:formula="of:=[.W15]*[.$B15]" office:value-type="float" office:value="0.496161961969323" calcext:value-type="float">
            <text:p>0,496161961969323</text:p>
          </table:table-cell>
          <table:table-cell table:formula="of:=[.X15]*[.$B15]" office:value-type="float" office:value="-0.47379999743757" calcext:value-type="float">
            <text:p>-0,47379999743757</text:p>
          </table:table-cell>
          <table:table-cell table:formula="of:=[.Y15]*[.$B15]" office:value-type="float" office:value="0.458430150966372" calcext:value-type="float">
            <text:p>0,458430150966372</text:p>
          </table:table-cell>
          <table:table-cell table:formula="of:=[.Z15]*[.$B15]" office:value-type="float" office:value="0.119936295419309" calcext:value-type="float">
            <text:p>0,119936295419309</text:p>
          </table:table-cell>
          <table:table-cell table:formula="of:=[.AA15]*[.$B15]" office:value-type="float" office:value="0.0298212163067286" calcext:value-type="float">
            <text:p>0,029821216306729</text:p>
          </table:table-cell>
          <table:table-cell table:formula="of:=[.AB15]*[.$B15]" office:value-type="float" office:value="-0.179277404702432" calcext:value-type="float">
            <text:p>-0,179277404702432</text:p>
          </table:table-cell>
          <table:table-cell table:formula="of:=[.AC15]*[.$B15]" office:value-type="float" office:value="-0.127208597750166" calcext:value-type="float">
            <text:p>-0,127208597750166</text:p>
          </table:table-cell>
          <table:table-cell table:formula="of:=[.AD15]*[.$B15]" office:value-type="float" office:value="0.693829840883845" calcext:value-type="float">
            <text:p>0,693829840883845</text:p>
          </table:table-cell>
          <table:table-cell table:formula="of:=[.AE15]*[.$B15]" office:value-type="float" office:value="-0.418092463967101" calcext:value-type="float">
            <text:p>-0,418092463967101</text:p>
          </table:table-cell>
          <table:table-cell table:formula="of:=[.AF15]*[.$B15]" office:value-type="float" office:value="0.439073474951041" calcext:value-type="float">
            <text:p>0,439073474951041</text:p>
          </table:table-cell>
          <table:table-cell table:formula="of:=[.AG15]*[.$B15]" office:value-type="float" office:value="-1.18857384889454" calcext:value-type="float">
            <text:p>-1,18857384889454</text:p>
          </table:table-cell>
          <table:table-cell table:formula="of:=[.AH15]*[.$B15]" office:value-type="float" office:value="0.309639038604884" calcext:value-type="float">
            <text:p>0,309639038604884</text:p>
          </table:table-cell>
          <table:table-cell table:formula="of:=[.AI15]*[.$B15]" office:value-type="float" office:value="-1.05715705415384" calcext:value-type="float">
            <text:p>-1,05715705415384</text:p>
          </table:table-cell>
          <table:table-cell table:formula="of:=[.AJ15]*[.$B15]" office:value-type="float" office:value="0.179151106580085" calcext:value-type="float">
            <text:p>0,17915110658008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6]*[.$B16]" office:value-type="float" office:value="0.465240327278114" calcext:value-type="float">
            <text:p>0,465240327278114</text:p>
          </table:table-cell>
          <table:table-cell table:formula="of:=[.F16]*[.$B16]" office:value-type="float" office:value="0.0177262854373286" calcext:value-type="float">
            <text:p>0,017726285437329</text:p>
          </table:table-cell>
          <table:table-cell table:formula="of:=[.G16]*[.$B16]" office:value-type="float" office:value="0.363058609041594" calcext:value-type="float">
            <text:p>0,363058609041594</text:p>
          </table:table-cell>
          <table:table-cell table:formula="of:=[.H16]*[.$B16]" office:value-type="float" office:value="-0.647727700771732" calcext:value-type="float">
            <text:p>-0,647727700771732</text:p>
          </table:table-cell>
          <table:table-cell table:formula="of:=[.I16]*[.$B16]" office:value-type="float" office:value="0.340789994569677" calcext:value-type="float">
            <text:p>0,340789994569677</text:p>
          </table:table-cell>
          <table:table-cell table:formula="of:=[.J16]*[.$B16]" office:value-type="float" office:value="0.928271521159446" calcext:value-type="float">
            <text:p>0,928271521159446</text:p>
          </table:table-cell>
          <table:table-cell table:formula="of:=[.K16]*[.$B16]" office:value-type="float" office:value="0.863112850135486" calcext:value-type="float">
            <text:p>0,863112850135486</text:p>
          </table:table-cell>
          <table:table-cell table:formula="of:=[.L16]*[.$B16]" office:value-type="float" office:value="-0.828455219090206" calcext:value-type="float">
            <text:p>-0,828455219090206</text:p>
          </table:table-cell>
          <table:table-cell table:formula="of:=[.M16]*[.$B16]" office:value-type="float" office:value="-0.706456327559908" calcext:value-type="float">
            <text:p>-0,706456327559908</text:p>
          </table:table-cell>
          <table:table-cell table:formula="of:=[.N16]*[.$B16]" office:value-type="float" office:value="-0.672430435186674" calcext:value-type="float">
            <text:p>-0,672430435186674</text:p>
          </table:table-cell>
          <table:table-cell table:formula="of:=[.O16]*[.$B16]" office:value-type="float" office:value="-0.136358334413476" calcext:value-type="float">
            <text:p>-0,136358334413476</text:p>
          </table:table-cell>
          <table:table-cell table:formula="of:=[.P16]*[.$B16]" office:value-type="float" office:value="-0.838507005984646" calcext:value-type="float">
            <text:p>-0,838507005984646</text:p>
          </table:table-cell>
          <table:table-cell table:formula="of:=[.Q16]*[.$B16]" office:value-type="float" office:value="-0.17798138873113" calcext:value-type="float">
            <text:p>-0,17798138873113</text:p>
          </table:table-cell>
          <table:table-cell table:formula="of:=[.R16]*[.$B16]" office:value-type="float" office:value="-0.440421246215353" calcext:value-type="float">
            <text:p>-0,440421246215353</text:p>
          </table:table-cell>
          <table:table-cell table:formula="of:=[.S16]*[.$B16]" office:value-type="float" office:value="0.83055212452819" calcext:value-type="float">
            <text:p>0,83055212452819</text:p>
          </table:table-cell>
          <table:table-cell table:formula="of:=[.T16]*[.$B16]" office:value-type="float" office:value="-1.09478026372221" calcext:value-type="float">
            <text:p>-1,09478026372221</text:p>
          </table:table-cell>
          <table:table-cell table:formula="of:=[.U16]*[.$B16]" office:value-type="float" office:value="0.431166311940222" calcext:value-type="float">
            <text:p>0,431166311940222</text:p>
          </table:table-cell>
          <table:table-cell table:formula="of:=[.V16]*[.$B16]" office:value-type="float" office:value="0.519570105754395" calcext:value-type="float">
            <text:p>0,519570105754395</text:p>
          </table:table-cell>
          <table:table-cell table:formula="of:=[.W16]*[.$B16]" office:value-type="float" office:value="0.121473291221627" calcext:value-type="float">
            <text:p>0,121473291221627</text:p>
          </table:table-cell>
          <table:table-cell table:formula="of:=[.X16]*[.$B16]" office:value-type="float" office:value="-0.939019593910611" calcext:value-type="float">
            <text:p>-0,939019593910611</text:p>
          </table:table-cell>
          <table:table-cell table:formula="of:=[.Y16]*[.$B16]" office:value-type="float" office:value="0.206639492249397" calcext:value-type="float">
            <text:p>0,206639492249397</text:p>
          </table:table-cell>
          <table:table-cell table:formula="of:=[.Z16]*[.$B16]" office:value-type="float" office:value="0.2055680645734" calcext:value-type="float">
            <text:p>0,2055680645734</text:p>
          </table:table-cell>
          <table:table-cell table:formula="of:=[.AA16]*[.$B16]" office:value-type="float" office:value="0.372787066213917" calcext:value-type="float">
            <text:p>0,372787066213917</text:p>
          </table:table-cell>
          <table:table-cell table:formula="of:=[.AB16]*[.$B16]" office:value-type="float" office:value="0.061273395438075" calcext:value-type="float">
            <text:p>0,061273395438075</text:p>
          </table:table-cell>
          <table:table-cell table:formula="of:=[.AC16]*[.$B16]" office:value-type="float" office:value="-0.0178426497727688" calcext:value-type="float">
            <text:p>-0,017842649772769</text:p>
          </table:table-cell>
          <table:table-cell table:formula="of:=[.AD16]*[.$B16]" office:value-type="float" office:value="0.752916441013606" calcext:value-type="float">
            <text:p>0,752916441013606</text:p>
          </table:table-cell>
          <table:table-cell table:formula="of:=[.AE16]*[.$B16]" office:value-type="float" office:value="-1.11463225636243" calcext:value-type="float">
            <text:p>-1,11463225636243</text:p>
          </table:table-cell>
          <table:table-cell table:formula="of:=[.AF16]*[.$B16]" office:value-type="float" office:value="0.466414330525144" calcext:value-type="float">
            <text:p>0,466414330525144</text:p>
          </table:table-cell>
          <table:table-cell table:formula="of:=[.AG16]*[.$B16]" office:value-type="float" office:value="-1.04410769158581" calcext:value-type="float">
            <text:p>-1,04410769158581</text:p>
          </table:table-cell>
          <table:table-cell table:formula="of:=[.AH16]*[.$B16]" office:value-type="float" office:value="0.740070641613456" calcext:value-type="float">
            <text:p>0,740070641613456</text:p>
          </table:table-cell>
          <table:table-cell table:formula="of:=[.AI16]*[.$B16]" office:value-type="float" office:value="-0.994653733404819" calcext:value-type="float">
            <text:p>-0,994653733404819</text:p>
          </table:table-cell>
          <table:table-cell table:formula="of:=[.AJ16]*[.$B16]" office:value-type="float" office:value="0.297738841687268" calcext:value-type="float">
            <text:p>0,2977388416872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7]*[.$B17]" office:value-type="float" office:value="0.45893784591528" calcext:value-type="float">
            <text:p>0,45893784591528</text:p>
          </table:table-cell>
          <table:table-cell table:formula="of:=[.F17]*[.$B17]" office:value-type="float" office:value="0.6259614858807" calcext:value-type="float">
            <text:p>0,6259614858807</text:p>
          </table:table-cell>
          <table:table-cell table:formula="of:=[.G17]*[.$B17]" office:value-type="float" office:value="0.37652122645494" calcext:value-type="float">
            <text:p>0,37652122645494</text:p>
          </table:table-cell>
          <table:table-cell table:formula="of:=[.H17]*[.$B17]" office:value-type="float" office:value="0.154170704318724" calcext:value-type="float">
            <text:p>0,154170704318724</text:p>
          </table:table-cell>
          <table:table-cell table:formula="of:=[.I17]*[.$B17]" office:value-type="float" office:value="0.289005820188828" calcext:value-type="float">
            <text:p>0,289005820188828</text:p>
          </table:table-cell>
          <table:table-cell table:formula="of:=[.J17]*[.$B17]" office:value-type="float" office:value="-0.29743457141724" calcext:value-type="float">
            <text:p>-0,29743457141724</text:p>
          </table:table-cell>
          <table:table-cell table:formula="of:=[.K17]*[.$B17]" office:value-type="float" office:value="-0.259436912747856" calcext:value-type="float">
            <text:p>-0,259436912747856</text:p>
          </table:table-cell>
          <table:table-cell table:formula="of:=[.L17]*[.$B17]" office:value-type="float" office:value="0.9995158616721" calcext:value-type="float">
            <text:p>0,9995158616721</text:p>
          </table:table-cell>
          <table:table-cell table:formula="of:=[.M17]*[.$B17]" office:value-type="float" office:value="0.84399085065072" calcext:value-type="float">
            <text:p>0,84399085065072</text:p>
          </table:table-cell>
          <table:table-cell table:formula="of:=[.N17]*[.$B17]" office:value-type="float" office:value="0.68782259815356" calcext:value-type="float">
            <text:p>0,68782259815356</text:p>
          </table:table-cell>
          <table:table-cell table:formula="of:=[.O17]*[.$B17]" office:value-type="float" office:value="0.82624395465108" calcext:value-type="float">
            <text:p>0,82624395465108</text:p>
          </table:table-cell>
          <table:table-cell table:formula="of:=[.P17]*[.$B17]" office:value-type="float" office:value="0.119175179331492" calcext:value-type="float">
            <text:p>0,119175179331492</text:p>
          </table:table-cell>
          <table:table-cell table:formula="of:=[.Q17]*[.$B17]" office:value-type="float" office:value="0.37879425481281" calcext:value-type="float">
            <text:p>0,37879425481281</text:p>
          </table:table-cell>
          <table:table-cell table:formula="of:=[.R17]*[.$B17]" office:value-type="float" office:value="-0.26415497617227" calcext:value-type="float">
            <text:p>-0,26415497617227</text:p>
          </table:table-cell>
          <table:table-cell table:formula="of:=[.S17]*[.$B17]" office:value-type="float" office:value="-0.24851441898708" calcext:value-type="float">
            <text:p>-0,24851441898708</text:p>
          </table:table-cell>
          <table:table-cell table:formula="of:=[.T17]*[.$B17]" office:value-type="float" office:value="0.74948935886886" calcext:value-type="float">
            <text:p>0,74948935886886</text:p>
          </table:table-cell>
          <table:table-cell table:formula="of:=[.U17]*[.$B17]" office:value-type="float" office:value="0.205589414225496" calcext:value-type="float">
            <text:p>0,205589414225496</text:p>
          </table:table-cell>
          <table:table-cell table:formula="of:=[.V17]*[.$B17]" office:value-type="float" office:value="-0.162529614940254" calcext:value-type="float">
            <text:p>-0,162529614940254</text:p>
          </table:table-cell>
          <table:table-cell table:formula="of:=[.W17]*[.$B17]" office:value-type="float" office:value="0.45430282433562" calcext:value-type="float">
            <text:p>0,45430282433562</text:p>
          </table:table-cell>
          <table:table-cell table:formula="of:=[.X17]*[.$B17]" office:value-type="float" office:value="0.66089669651664" calcext:value-type="float">
            <text:p>0,66089669651664</text:p>
          </table:table-cell>
          <table:table-cell table:formula="of:=[.Y17]*[.$B17]" office:value-type="float" office:value="0.46641193081362" calcext:value-type="float">
            <text:p>0,46641193081362</text:p>
          </table:table-cell>
          <table:table-cell table:formula="of:=[.Z17]*[.$B17]" office:value-type="float" office:value="0.2066272738638" calcext:value-type="float">
            <text:p>0,2066272738638</text:p>
          </table:table-cell>
          <table:table-cell table:formula="of:=[.AA17]*[.$B17]" office:value-type="float" office:value="0.4636763409657" calcext:value-type="float">
            <text:p>0,4636763409657</text:p>
          </table:table-cell>
          <table:table-cell table:formula="of:=[.AB17]*[.$B17]" office:value-type="float" office:value="-0.48625484219592" calcext:value-type="float">
            <text:p>-0,48625484219592</text:p>
          </table:table-cell>
          <table:table-cell table:formula="of:=[.AC17]*[.$B17]" office:value-type="float" office:value="-0.345549719377116" calcext:value-type="float">
            <text:p>-0,345549719377116</text:p>
          </table:table-cell>
          <table:table-cell table:formula="of:=[.AD17]*[.$B17]" office:value-type="float" office:value="-0.102354299149296" calcext:value-type="float">
            <text:p>-0,102354299149296</text:p>
          </table:table-cell>
          <table:table-cell table:formula="of:=[.AE17]*[.$B17]" office:value-type="float" office:value="0.49253515573476" calcext:value-type="float">
            <text:p>0,49253515573476</text:p>
          </table:table-cell>
          <table:table-cell table:formula="of:=[.AF17]*[.$B17]" office:value-type="float" office:value="-0.11755973364924" calcext:value-type="float">
            <text:p>-0,11755973364924</text:p>
          </table:table-cell>
          <table:table-cell table:formula="of:=[.AG17]*[.$B17]" office:value-type="float" office:value="0.74741430922026" calcext:value-type="float">
            <text:p>0,74741430922026</text:p>
          </table:table-cell>
          <table:table-cell table:formula="of:=[.AH17]*[.$B17]" office:value-type="float" office:value="-0.121084703313924" calcext:value-type="float">
            <text:p>-0,121084703313924</text:p>
          </table:table-cell>
          <table:table-cell table:formula="of:=[.AI17]*[.$B17]" office:value-type="float" office:value="0.48849426957696" calcext:value-type="float">
            <text:p>0,48849426957696</text:p>
          </table:table-cell>
          <table:table-cell table:formula="of:=[.AJ17]*[.$B17]" office:value-type="float" office:value="0.119114976584868" calcext:value-type="float">
            <text:p>0,1191149765848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8]*[.$B18]" office:value-type="float" office:value="-0.119811836598141" calcext:value-type="float">
            <text:p>-0,119811836598141</text:p>
          </table:table-cell>
          <table:table-cell table:formula="of:=[.F18]*[.$B18]" office:value-type="float" office:value="0.748494111688568" calcext:value-type="float">
            <text:p>0,748494111688568</text:p>
          </table:table-cell>
          <table:table-cell table:formula="of:=[.G18]*[.$B18]" office:value-type="float" office:value="-0.111319922372706" calcext:value-type="float">
            <text:p>-0,111319922372706</text:p>
          </table:table-cell>
          <table:table-cell table:formula="of:=[.H18]*[.$B18]" office:value-type="float" office:value="-1.02887521723674" calcext:value-type="float">
            <text:p>-1,02887521723674</text:p>
          </table:table-cell>
          <table:table-cell table:formula="of:=[.I18]*[.$B18]" office:value-type="float" office:value="0.769135575422877" calcext:value-type="float">
            <text:p>0,769135575422877</text:p>
          </table:table-cell>
          <table:table-cell table:formula="of:=[.J18]*[.$B18]" office:value-type="float" office:value="0.552341572862556" calcext:value-type="float">
            <text:p>0,552341572862556</text:p>
          </table:table-cell>
          <table:table-cell table:formula="of:=[.K18]*[.$B18]" office:value-type="float" office:value="0.744677638000717" calcext:value-type="float">
            <text:p>0,744677638000717</text:p>
          </table:table-cell>
          <table:table-cell table:formula="of:=[.L18]*[.$B18]" office:value-type="float" office:value="-0.263948441758414" calcext:value-type="float">
            <text:p>-0,263948441758414</text:p>
          </table:table-cell>
          <table:table-cell table:formula="of:=[.M18]*[.$B18]" office:value-type="float" office:value="0.469807397136755" calcext:value-type="float">
            <text:p>0,469807397136755</text:p>
          </table:table-cell>
          <table:table-cell table:formula="of:=[.N18]*[.$B18]" office:value-type="float" office:value="0.306916399440885" calcext:value-type="float">
            <text:p>0,306916399440885</text:p>
          </table:table-cell>
          <table:table-cell table:formula="of:=[.O18]*[.$B18]" office:value-type="float" office:value="1.23098838512256" calcext:value-type="float">
            <text:p>1,23098838512256</text:p>
          </table:table-cell>
          <table:table-cell table:formula="of:=[.P18]*[.$B18]" office:value-type="float" office:value="-0.806269352802041" calcext:value-type="float">
            <text:p>-0,806269352802041</text:p>
          </table:table-cell>
          <table:table-cell table:formula="of:=[.Q18]*[.$B18]" office:value-type="float" office:value="0.712254121482792" calcext:value-type="float">
            <text:p>0,712254121482792</text:p>
          </table:table-cell>
          <table:table-cell table:formula="of:=[.R18]*[.$B18]" office:value-type="float" office:value="0.16588841408498" calcext:value-type="float">
            <text:p>0,16588841408498</text:p>
          </table:table-cell>
          <table:table-cell table:formula="of:=[.S18]*[.$B18]" office:value-type="float" office:value="0.403032042905019" calcext:value-type="float">
            <text:p>0,403032042905019</text:p>
          </table:table-cell>
          <table:table-cell table:formula="of:=[.T18]*[.$B18]" office:value-type="float" office:value="0.406503351701005" calcext:value-type="float">
            <text:p>0,406503351701005</text:p>
          </table:table-cell>
          <table:table-cell table:formula="of:=[.U18]*[.$B18]" office:value-type="float" office:value="-0.075165296247953" calcext:value-type="float">
            <text:p>-0,075165296247953</text:p>
          </table:table-cell>
          <table:table-cell table:formula="of:=[.V18]*[.$B18]" office:value-type="float" office:value="1.12514335879484" calcext:value-type="float">
            <text:p>1,12514335879484</text:p>
          </table:table-cell>
          <table:table-cell table:formula="of:=[.W18]*[.$B18]" office:value-type="float" office:value="-0.0573323040770929" calcext:value-type="float">
            <text:p>-0,057332304077093</text:p>
          </table:table-cell>
          <table:table-cell table:formula="of:=[.X18]*[.$B18]" office:value-type="float" office:value="0.237288910845398" calcext:value-type="float">
            <text:p>0,237288910845398</text:p>
          </table:table-cell>
          <table:table-cell table:formula="of:=[.Y18]*[.$B18]" office:value-type="float" office:value="0.0982981132561271" calcext:value-type="float">
            <text:p>0,098298113256127</text:p>
          </table:table-cell>
          <table:table-cell table:formula="of:=[.Z18]*[.$B18]" office:value-type="float" office:value="-0.292840619832169" calcext:value-type="float">
            <text:p>-0,292840619832169</text:p>
          </table:table-cell>
          <table:table-cell table:formula="of:=[.AA18]*[.$B18]" office:value-type="float" office:value="-0.284090522267619" calcext:value-type="float">
            <text:p>-0,284090522267619</text:p>
          </table:table-cell>
          <table:table-cell table:formula="of:=[.AB18]*[.$B18]" office:value-type="float" office:value="1.10079607520501" calcext:value-type="float">
            <text:p>1,10079607520501</text:p>
          </table:table-cell>
          <table:table-cell table:formula="of:=[.AC18]*[.$B18]" office:value-type="float" office:value="0.397893085014007" calcext:value-type="float">
            <text:p>0,397893085014007</text:p>
          </table:table-cell>
          <table:table-cell table:formula="of:=[.AD18]*[.$B18]" office:value-type="float" office:value="0.868793280900637" calcext:value-type="float">
            <text:p>0,868793280900637</text:p>
          </table:table-cell>
          <table:table-cell table:formula="of:=[.AE18]*[.$B18]" office:value-type="float" office:value="-1.64866379723129" calcext:value-type="float">
            <text:p>-1,64866379723129</text:p>
          </table:table-cell>
          <table:table-cell table:formula="of:=[.AF18]*[.$B18]" office:value-type="float" office:value="1.1914855255021" calcext:value-type="float">
            <text:p>1,1914855255021</text:p>
          </table:table-cell>
          <table:table-cell table:formula="of:=[.AG18]*[.$B18]" office:value-type="float" office:value="-0.28488504940123" calcext:value-type="float">
            <text:p>-0,28488504940123</text:p>
          </table:table-cell>
          <table:table-cell table:formula="of:=[.AH18]*[.$B18]" office:value-type="float" office:value="1.07878588187426" calcext:value-type="float">
            <text:p>1,07878588187426</text:p>
          </table:table-cell>
          <table:table-cell table:formula="of:=[.AI18]*[.$B18]" office:value-type="float" office:value="1.2291967447557" calcext:value-type="float">
            <text:p>1,2291967447557</text:p>
          </table:table-cell>
          <table:table-cell table:formula="of:=[.AJ18]*[.$B18]" office:value-type="float" office:value="0.469571836061038" calcext:value-type="float">
            <text:p>0,46957183606103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9]*[.$B19]" office:value-type="float" office:value="0.140845657890892" calcext:value-type="float">
            <text:p>0,140845657890892</text:p>
          </table:table-cell>
          <table:table-cell table:formula="of:=[.F19]*[.$B19]" office:value-type="float" office:value="-0.229573417758989" calcext:value-type="float">
            <text:p>-0,229573417758989</text:p>
          </table:table-cell>
          <table:table-cell table:formula="of:=[.G19]*[.$B19]" office:value-type="float" office:value="0.138328256239195" calcext:value-type="float">
            <text:p>0,138328256239195</text:p>
          </table:table-cell>
          <table:table-cell table:formula="of:=[.H19]*[.$B19]" office:value-type="float" office:value="-0.366084763877499" calcext:value-type="float">
            <text:p>-0,366084763877499</text:p>
          </table:table-cell>
          <table:table-cell table:formula="of:=[.I19]*[.$B19]" office:value-type="float" office:value="0.282889807471029" calcext:value-type="float">
            <text:p>0,282889807471029</text:p>
          </table:table-cell>
          <table:table-cell table:formula="of:=[.J19]*[.$B19]" office:value-type="float" office:value="0.546997601372277" calcext:value-type="float">
            <text:p>0,546997601372277</text:p>
          </table:table-cell>
          <table:table-cell table:formula="of:=[.K19]*[.$B19]" office:value-type="float" office:value="0.471451875110205" calcext:value-type="float">
            <text:p>0,471451875110205</text:p>
          </table:table-cell>
          <table:table-cell table:formula="of:=[.L19]*[.$B19]" office:value-type="float" office:value="-0.733163727654886" calcext:value-type="float">
            <text:p>-0,733163727654886</text:p>
          </table:table-cell>
          <table:table-cell table:formula="of:=[.M19]*[.$B19]" office:value-type="float" office:value="-0.701916203116612" calcext:value-type="float">
            <text:p>-0,701916203116612</text:p>
          </table:table-cell>
          <table:table-cell table:formula="of:=[.N19]*[.$B19]" office:value-type="float" office:value="-0.656265345951138" calcext:value-type="float">
            <text:p>-0,656265345951138</text:p>
          </table:table-cell>
          <table:table-cell table:formula="of:=[.O19]*[.$B19]" office:value-type="float" office:value="-0.289456623469006" calcext:value-type="float">
            <text:p>-0,289456623469006</text:p>
          </table:table-cell>
          <table:table-cell table:formula="of:=[.P19]*[.$B19]" office:value-type="float" office:value="-0.432885996300296" calcext:value-type="float">
            <text:p>-0,432885996300296</text:p>
          </table:table-cell>
          <table:table-cell table:formula="of:=[.Q19]*[.$B19]" office:value-type="float" office:value="-0.360813532581986" calcext:value-type="float">
            <text:p>-0,360813532581986</text:p>
          </table:table-cell>
          <table:table-cell table:formula="of:=[.R19]*[.$B19]" office:value-type="float" office:value="-0.228851296565795" calcext:value-type="float">
            <text:p>-0,228851296565795</text:p>
          </table:table-cell>
          <table:table-cell table:formula="of:=[.S19]*[.$B19]" office:value-type="float" office:value="0.429745625849232" calcext:value-type="float">
            <text:p>0,429745625849232</text:p>
          </table:table-cell>
          <table:table-cell table:formula="of:=[.T19]*[.$B19]" office:value-type="float" office:value="-0.814689858204244" calcext:value-type="float">
            <text:p>-0,814689858204244</text:p>
          </table:table-cell>
          <table:table-cell table:formula="of:=[.U19]*[.$B19]" office:value-type="float" office:value="0.164280946760511" calcext:value-type="float">
            <text:p>0,164280946760511</text:p>
          </table:table-cell>
          <table:table-cell table:formula="of:=[.V19]*[.$B19]" office:value-type="float" office:value="0.548838650639895" calcext:value-type="float">
            <text:p>0,548838650639895</text:p>
          </table:table-cell>
          <table:table-cell table:formula="of:=[.W19]*[.$B19]" office:value-type="float" office:value="0.123930466675365" calcext:value-type="float">
            <text:p>0,123930466675365</text:p>
          </table:table-cell>
          <table:table-cell table:formula="of:=[.X19]*[.$B19]" office:value-type="float" office:value="-0.657812532704624" calcext:value-type="float">
            <text:p>-0,657812532704624</text:p>
          </table:table-cell>
          <table:table-cell table:formula="of:=[.Y19]*[.$B19]" office:value-type="float" office:value="0.121662176087368" calcext:value-type="float">
            <text:p>0,121662176087368</text:p>
          </table:table-cell>
          <table:table-cell table:formula="of:=[.Z19]*[.$B19]" office:value-type="float" office:value="0.0958194404593492" calcext:value-type="float">
            <text:p>0,095819440459349</text:p>
          </table:table-cell>
          <table:table-cell table:formula="of:=[.AA19]*[.$B19]" office:value-type="float" office:value="0.186485515250969" calcext:value-type="float">
            <text:p>0,186485515250969</text:p>
          </table:table-cell>
          <table:table-cell table:formula="of:=[.AB19]*[.$B19]" office:value-type="float" office:value="-0.00132582522688121" calcext:value-type="float">
            <text:p>-0,001325825226881</text:p>
          </table:table-cell>
          <table:table-cell table:formula="of:=[.AC19]*[.$B19]" office:value-type="float" office:value="-0.142853270355253" calcext:value-type="float">
            <text:p>-0,142853270355253</text:p>
          </table:table-cell>
          <table:table-cell table:formula="of:=[.AD19]*[.$B19]" office:value-type="float" office:value="0.356639069439039" calcext:value-type="float">
            <text:p>0,356639069439039</text:p>
          </table:table-cell>
          <table:table-cell table:formula="of:=[.AE19]*[.$B19]" office:value-type="float" office:value="-0.513217316149098" calcext:value-type="float">
            <text:p>-0,513217316149098</text:p>
          </table:table-cell>
          <table:table-cell table:formula="of:=[.AF19]*[.$B19]" office:value-type="float" office:value="0.355163695876953" calcext:value-type="float">
            <text:p>0,355163695876953</text:p>
          </table:table-cell>
          <table:table-cell table:formula="of:=[.AG19]*[.$B19]" office:value-type="float" office:value="-0.859702122407304" calcext:value-type="float">
            <text:p>-0,859702122407304</text:p>
          </table:table-cell>
          <table:table-cell table:formula="of:=[.AH19]*[.$B19]" office:value-type="float" office:value="0.514644701210398" calcext:value-type="float">
            <text:p>0,514644701210398</text:p>
          </table:table-cell>
          <table:table-cell table:formula="of:=[.AI19]*[.$B19]" office:value-type="float" office:value="-0.592878782377772" calcext:value-type="float">
            <text:p>-0,592878782377772</text:p>
          </table:table-cell>
          <table:table-cell table:formula="of:=[.AJ19]*[.$B19]" office:value-type="float" office:value="0.23314870596413" calcext:value-type="float">
            <text:p>0,2331487059641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0]*[.$B20]" office:value-type="float" office:value="0.602938077222435" calcext:value-type="float">
            <text:p>0,602938077222435</text:p>
          </table:table-cell>
          <table:table-cell table:formula="of:=[.F20]*[.$B20]" office:value-type="float" office:value="1.72956525847614" calcext:value-type="float">
            <text:p>1,72956525847614</text:p>
          </table:table-cell>
          <table:table-cell table:formula="of:=[.G20]*[.$B20]" office:value-type="float" office:value="0.586282243959686" calcext:value-type="float">
            <text:p>0,586282243959686</text:p>
          </table:table-cell>
          <table:table-cell table:formula="of:=[.H20]*[.$B20]" office:value-type="float" office:value="0.0162169290848957" calcext:value-type="float">
            <text:p>0,016216929084896</text:p>
          </table:table-cell>
          <table:table-cell table:formula="of:=[.I20]*[.$B20]" office:value-type="float" office:value="1.43159471613264" calcext:value-type="float">
            <text:p>1,43159471613264</text:p>
          </table:table-cell>
          <table:table-cell table:formula="of:=[.J20]*[.$B20]" office:value-type="float" office:value="0.0474830597724358" calcext:value-type="float">
            <text:p>0,047483059772436</text:p>
          </table:table-cell>
          <table:table-cell table:formula="of:=[.K20]*[.$B20]" office:value-type="float" office:value="0.0506218982850701" calcext:value-type="float">
            <text:p>0,05062189828507</text:p>
          </table:table-cell>
          <table:table-cell table:formula="of:=[.L20]*[.$B20]" office:value-type="float" office:value="1.10196575182818" calcext:value-type="float">
            <text:p>1,10196575182818</text:p>
          </table:table-cell>
          <table:table-cell table:formula="of:=[.M20]*[.$B20]" office:value-type="float" office:value="0.929924893139912" calcext:value-type="float">
            <text:p>0,929924893139912</text:p>
          </table:table-cell>
          <table:table-cell table:formula="of:=[.N20]*[.$B20]" office:value-type="float" office:value="0.731702378117447" calcext:value-type="float">
            <text:p>0,731702378117447</text:p>
          </table:table-cell>
          <table:table-cell table:formula="of:=[.O20]*[.$B20]" office:value-type="float" office:value="1.74436693554801" calcext:value-type="float">
            <text:p>1,74436693554801</text:p>
          </table:table-cell>
          <table:table-cell table:formula="of:=[.P20]*[.$B20]" office:value-type="float" office:value="-0.334801658165813" calcext:value-type="float">
            <text:p>-0,334801658165813</text:p>
          </table:table-cell>
          <table:table-cell table:formula="of:=[.Q20]*[.$B20]" office:value-type="float" office:value="0.91255865764926" calcext:value-type="float">
            <text:p>0,91255865764926</text:p>
          </table:table-cell>
          <table:table-cell table:formula="of:=[.R20]*[.$B20]" office:value-type="float" office:value="-0.620311370344084" calcext:value-type="float">
            <text:p>-0,620311370344084</text:p>
          </table:table-cell>
          <table:table-cell table:formula="of:=[.S20]*[.$B20]" office:value-type="float" office:value="-0.587244214455104" calcext:value-type="float">
            <text:p>-0,587244214455104</text:p>
          </table:table-cell>
          <table:table-cell table:formula="of:=[.T20]*[.$B20]" office:value-type="float" office:value="0.883981957958557" calcext:value-type="float">
            <text:p>0,883981957958557</text:p>
          </table:table-cell>
          <table:table-cell table:formula="of:=[.U20]*[.$B20]" office:value-type="float" office:value="0.440067917444018" calcext:value-type="float">
            <text:p>0,440067917444018</text:p>
          </table:table-cell>
          <table:table-cell table:formula="of:=[.V20]*[.$B20]" office:value-type="float" office:value="-0.287538418314599" calcext:value-type="float">
            <text:p>-0,287538418314599</text:p>
          </table:table-cell>
          <table:table-cell table:formula="of:=[.W20]*[.$B20]" office:value-type="float" office:value="0.367230549170511" calcext:value-type="float">
            <text:p>0,367230549170511</text:p>
          </table:table-cell>
          <table:table-cell table:formula="of:=[.X20]*[.$B20]" office:value-type="float" office:value="0.738967098916606" calcext:value-type="float">
            <text:p>0,738967098916606</text:p>
          </table:table-cell>
          <table:table-cell table:formula="of:=[.Y20]*[.$B20]" office:value-type="float" office:value="0.289730417365" calcext:value-type="float">
            <text:p>0,289730417365</text:p>
          </table:table-cell>
          <table:table-cell table:formula="of:=[.Z20]*[.$B20]" office:value-type="float" office:value="0.63802778305871" calcext:value-type="float">
            <text:p>0,63802778305871</text:p>
          </table:table-cell>
          <table:table-cell table:formula="of:=[.AA20]*[.$B20]" office:value-type="float" office:value="0.13268794357728" calcext:value-type="float">
            <text:p>0,13268794357728</text:p>
          </table:table-cell>
          <table:table-cell table:formula="of:=[.AB20]*[.$B20]" office:value-type="float" office:value="-0.506983361664582" calcext:value-type="float">
            <text:p>-0,506983361664582</text:p>
          </table:table-cell>
          <table:table-cell table:formula="of:=[.AC20]*[.$B20]" office:value-type="float" office:value="-0.471527846281469" calcext:value-type="float">
            <text:p>-0,471527846281469</text:p>
          </table:table-cell>
          <table:table-cell table:formula="of:=[.AD20]*[.$B20]" office:value-type="float" office:value="0.211778795053159" calcext:value-type="float">
            <text:p>0,211778795053159</text:p>
          </table:table-cell>
          <table:table-cell table:formula="of:=[.AE20]*[.$B20]" office:value-type="float" office:value="0.262721633061579" calcext:value-type="float">
            <text:p>0,262721633061579</text:p>
          </table:table-cell>
          <table:table-cell table:formula="of:=[.AF20]*[.$B20]" office:value-type="float" office:value="-0.00792567871539592" calcext:value-type="float">
            <text:p>-0,007925678715396</text:p>
          </table:table-cell>
          <table:table-cell table:formula="of:=[.AG20]*[.$B20]" office:value-type="float" office:value="0.869096622675022" calcext:value-type="float">
            <text:p>0,869096622675022</text:p>
          </table:table-cell>
          <table:table-cell table:formula="of:=[.AH20]*[.$B20]" office:value-type="float" office:value="-0.0762236723933937" calcext:value-type="float">
            <text:p>-0,076223672393394</text:p>
          </table:table-cell>
          <table:table-cell table:formula="of:=[.AI20]*[.$B20]" office:value-type="float" office:value="0.114989871908691" calcext:value-type="float">
            <text:p>0,114989871908691</text:p>
          </table:table-cell>
          <table:table-cell table:formula="of:=[.AJ20]*[.$B20]" office:value-type="float" office:value="-0.00120688282326994" calcext:value-type="float">
            <text:p>-0,0012068828232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1]*[.$B21]" office:value-type="float" office:value="0.54031847340845" calcext:value-type="float">
            <text:p>0,54031847340845</text:p>
          </table:table-cell>
          <table:table-cell table:formula="of:=[.F21]*[.$B21]" office:value-type="float" office:value="0.615703067440418" calcext:value-type="float">
            <text:p>0,615703067440418</text:p>
          </table:table-cell>
          <table:table-cell table:formula="of:=[.G21]*[.$B21]" office:value-type="float" office:value="0.408736948501074" calcext:value-type="float">
            <text:p>0,408736948501074</text:p>
          </table:table-cell>
          <table:table-cell table:formula="of:=[.H21]*[.$B21]" office:value-type="float" office:value="0.173973684150927" calcext:value-type="float">
            <text:p>0,173973684150927</text:p>
          </table:table-cell>
          <table:table-cell table:formula="of:=[.I21]*[.$B21]" office:value-type="float" office:value="0.692745074878935" calcext:value-type="float">
            <text:p>0,692745074878935</text:p>
          </table:table-cell>
          <table:table-cell table:formula="of:=[.J21]*[.$B21]" office:value-type="float" office:value="0.26748107335371" calcext:value-type="float">
            <text:p>0,26748107335371</text:p>
          </table:table-cell>
          <table:table-cell table:formula="of:=[.K21]*[.$B21]" office:value-type="float" office:value="0.068547248440487" calcext:value-type="float">
            <text:p>0,068547248440487</text:p>
          </table:table-cell>
          <table:table-cell table:formula="of:=[.L21]*[.$B21]" office:value-type="float" office:value="0.0210895424181512" calcext:value-type="float">
            <text:p>0,021089542418151</text:p>
          </table:table-cell>
          <table:table-cell table:formula="of:=[.M21]*[.$B21]" office:value-type="float" office:value="-0.220454891776345" calcext:value-type="float">
            <text:p>-0,220454891776345</text:p>
          </table:table-cell>
          <table:table-cell table:formula="of:=[.N21]*[.$B21]" office:value-type="float" office:value="-0.1593099287283" calcext:value-type="float">
            <text:p>-0,1593099287283</text:p>
          </table:table-cell>
          <table:table-cell table:formula="of:=[.O21]*[.$B21]" office:value-type="float" office:value="0.436576011841338" calcext:value-type="float">
            <text:p>0,436576011841338</text:p>
          </table:table-cell>
          <table:table-cell table:formula="of:=[.P21]*[.$B21]" office:value-type="float" office:value="-0.207254681039386" calcext:value-type="float">
            <text:p>-0,207254681039386</text:p>
          </table:table-cell>
          <table:table-cell table:formula="of:=[.Q21]*[.$B21]" office:value-type="float" office:value="0.000144452100239994" calcext:value-type="float">
            <text:p>0,00014445210024</text:p>
          </table:table-cell>
          <table:table-cell table:formula="of:=[.R21]*[.$B21]" office:value-type="float" office:value="-0.340105732058697" calcext:value-type="float">
            <text:p>-0,340105732058697</text:p>
          </table:table-cell>
          <table:table-cell table:formula="of:=[.S21]*[.$B21]" office:value-type="float" office:value="0.191923222179435" calcext:value-type="float">
            <text:p>0,191923222179435</text:p>
          </table:table-cell>
          <table:table-cell table:formula="of:=[.T21]*[.$B21]" office:value-type="float" office:value="-0.672315158829413" calcext:value-type="float">
            <text:p>-0,672315158829413</text:p>
          </table:table-cell>
          <table:table-cell table:formula="of:=[.U21]*[.$B21]" office:value-type="float" office:value="0.307881701823813" calcext:value-type="float">
            <text:p>0,307881701823813</text:p>
          </table:table-cell>
          <table:table-cell table:formula="of:=[.V21]*[.$B21]" office:value-type="float" office:value="0.305885157791332" calcext:value-type="float">
            <text:p>0,305885157791332</text:p>
          </table:table-cell>
          <table:table-cell table:formula="of:=[.W21]*[.$B21]" office:value-type="float" office:value="0.480194226246903" calcext:value-type="float">
            <text:p>0,480194226246903</text:p>
          </table:table-cell>
          <table:table-cell table:formula="of:=[.X21]*[.$B21]" office:value-type="float" office:value="-0.328885854000284" calcext:value-type="float">
            <text:p>-0,328885854000284</text:p>
          </table:table-cell>
          <table:table-cell table:formula="of:=[.Y21]*[.$B21]" office:value-type="float" office:value="0.247002523242382" calcext:value-type="float">
            <text:p>0,247002523242382</text:p>
          </table:table-cell>
          <table:table-cell table:formula="of:=[.Z21]*[.$B21]" office:value-type="float" office:value="0.131619110727129" calcext:value-type="float">
            <text:p>0,131619110727129</text:p>
          </table:table-cell>
          <table:table-cell table:formula="of:=[.AA21]*[.$B21]" office:value-type="float" office:value="0.239013826859958" calcext:value-type="float">
            <text:p>0,239013826859958</text:p>
          </table:table-cell>
          <table:table-cell table:formula="of:=[.AB21]*[.$B21]" office:value-type="float" office:value="-0.0994855166881253" calcext:value-type="float">
            <text:p>-0,099485516688125</text:p>
          </table:table-cell>
          <table:table-cell table:formula="of:=[.AC21]*[.$B21]" office:value-type="float" office:value="-0.631123348172349" calcext:value-type="float">
            <text:p>-0,631123348172349</text:p>
          </table:table-cell>
          <table:table-cell table:formula="of:=[.AD21]*[.$B21]" office:value-type="float" office:value="0.152383874335627" calcext:value-type="float">
            <text:p>0,152383874335627</text:p>
          </table:table-cell>
          <table:table-cell table:formula="of:=[.AE21]*[.$B21]" office:value-type="float" office:value="0.061856641485792" calcext:value-type="float">
            <text:p>0,061856641485792</text:p>
          </table:table-cell>
          <table:table-cell table:formula="of:=[.AF21]*[.$B21]" office:value-type="float" office:value="0.0386278597007675" calcext:value-type="float">
            <text:p>0,038627859700768</text:p>
          </table:table-cell>
          <table:table-cell table:formula="of:=[.AG21]*[.$B21]" office:value-type="float" office:value="-0.562192916454486" calcext:value-type="float">
            <text:p>-0,562192916454486</text:p>
          </table:table-cell>
          <table:table-cell table:formula="of:=[.AH21]*[.$B21]" office:value-type="float" office:value="0.0735124510253096" calcext:value-type="float">
            <text:p>0,07351245102531</text:p>
          </table:table-cell>
          <table:table-cell table:formula="of:=[.AI21]*[.$B21]" office:value-type="float" office:value="-1.01725477605686" calcext:value-type="float">
            <text:p>-1,01725477605686</text:p>
          </table:table-cell>
          <table:table-cell table:formula="of:=[.AJ21]*[.$B21]" office:value-type="float" office:value="0.171854887437596" calcext:value-type="float">
            <text:p>0,17185488743759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2]*[.$B22]" office:value-type="float" office:value="0.535133786068098" calcext:value-type="float">
            <text:p>0,535133786068098</text:p>
          </table:table-cell>
          <table:table-cell table:formula="of:=[.F22]*[.$B22]" office:value-type="float" office:value="0.64304109211905" calcext:value-type="float">
            <text:p>0,64304109211905</text:p>
          </table:table-cell>
          <table:table-cell table:formula="of:=[.G22]*[.$B22]" office:value-type="float" office:value="0.576408741257637" calcext:value-type="float">
            <text:p>0,576408741257637</text:p>
          </table:table-cell>
          <table:table-cell table:formula="of:=[.H22]*[.$B22]" office:value-type="float" office:value="0.18164009804949" calcext:value-type="float">
            <text:p>0,18164009804949</text:p>
          </table:table-cell>
          <table:table-cell table:formula="of:=[.I22]*[.$B22]" office:value-type="float" office:value="0.422738643738753" calcext:value-type="float">
            <text:p>0,422738643738753</text:p>
          </table:table-cell>
          <table:table-cell table:formula="of:=[.J22]*[.$B22]" office:value-type="float" office:value="-0.092326802254713" calcext:value-type="float">
            <text:p>-0,092326802254713</text:p>
          </table:table-cell>
          <table:table-cell table:formula="of:=[.K22]*[.$B22]" office:value-type="float" office:value="-0.15232187463318" calcext:value-type="float">
            <text:p>-0,15232187463318</text:p>
          </table:table-cell>
          <table:table-cell table:formula="of:=[.L22]*[.$B22]" office:value-type="float" office:value="0.329356859220855" calcext:value-type="float">
            <text:p>0,329356859220855</text:p>
          </table:table-cell>
          <table:table-cell table:formula="of:=[.M22]*[.$B22]" office:value-type="float" office:value="-0.0040127909979888" calcext:value-type="float">
            <text:p>-0,004012790997989</text:p>
          </table:table-cell>
          <table:table-cell table:formula="of:=[.N22]*[.$B22]" office:value-type="float" office:value="0.112310258767457" calcext:value-type="float">
            <text:p>0,112310258767457</text:p>
          </table:table-cell>
          <table:table-cell table:formula="of:=[.O22]*[.$B22]" office:value-type="float" office:value="0.660430729332873" calcext:value-type="float">
            <text:p>0,660430729332873</text:p>
          </table:table-cell>
          <table:table-cell table:formula="of:=[.P22]*[.$B22]" office:value-type="float" office:value="0.194070657288843" calcext:value-type="float">
            <text:p>0,194070657288843</text:p>
          </table:table-cell>
          <table:table-cell table:formula="of:=[.Q22]*[.$B22]" office:value-type="float" office:value="0.00233541328869135" calcext:value-type="float">
            <text:p>0,002335413288691</text:p>
          </table:table-cell>
          <table:table-cell table:formula="of:=[.R22]*[.$B22]" office:value-type="float" office:value="-0.414447318461088" calcext:value-type="float">
            <text:p>-0,414447318461088</text:p>
          </table:table-cell>
          <table:table-cell table:formula="of:=[.S22]*[.$B22]" office:value-type="float" office:value="-0.085941797217228" calcext:value-type="float">
            <text:p>-0,085941797217228</text:p>
          </table:table-cell>
          <table:table-cell table:formula="of:=[.T22]*[.$B22]" office:value-type="float" office:value="0.0191514927455154" calcext:value-type="float">
            <text:p>0,019151492745515</text:p>
          </table:table-cell>
          <table:table-cell table:formula="of:=[.U22]*[.$B22]" office:value-type="float" office:value="0.381073308768063" calcext:value-type="float">
            <text:p>0,381073308768063</text:p>
          </table:table-cell>
          <table:table-cell table:formula="of:=[.V22]*[.$B22]" office:value-type="float" office:value="-0.14994296618994" calcext:value-type="float">
            <text:p>-0,14994296618994</text:p>
          </table:table-cell>
          <table:table-cell table:formula="of:=[.W22]*[.$B22]" office:value-type="float" office:value="0.44410171581549" calcext:value-type="float">
            <text:p>0,44410171581549</text:p>
          </table:table-cell>
          <table:table-cell table:formula="of:=[.X22]*[.$B22]" office:value-type="float" office:value="-0.0323602889318757" calcext:value-type="float">
            <text:p>-0,032360288931876</text:p>
          </table:table-cell>
          <table:table-cell table:formula="of:=[.Y22]*[.$B22]" office:value-type="float" office:value="0.499140772629174" calcext:value-type="float">
            <text:p>0,499140772629174</text:p>
          </table:table-cell>
          <table:table-cell table:formula="of:=[.Z22]*[.$B22]" office:value-type="float" office:value="0.556987070098584" calcext:value-type="float">
            <text:p>0,556987070098584</text:p>
          </table:table-cell>
          <table:table-cell table:formula="of:=[.AA22]*[.$B22]" office:value-type="float" office:value="0.439746397273008" calcext:value-type="float">
            <text:p>0,439746397273008</text:p>
          </table:table-cell>
          <table:table-cell table:formula="of:=[.AB22]*[.$B22]" office:value-type="float" office:value="-0.85060013883228" calcext:value-type="float">
            <text:p>-0,85060013883228</text:p>
          </table:table-cell>
          <table:table-cell table:formula="of:=[.AC22]*[.$B22]" office:value-type="float" office:value="-0.741379309261416" calcext:value-type="float">
            <text:p>-0,741379309261416</text:p>
          </table:table-cell>
          <table:table-cell table:formula="of:=[.AD22]*[.$B22]" office:value-type="float" office:value="0.207706233034062" calcext:value-type="float">
            <text:p>0,207706233034062</text:p>
          </table:table-cell>
          <table:table-cell table:formula="of:=[.AE22]*[.$B22]" office:value-type="float" office:value="0.191375331620589" calcext:value-type="float">
            <text:p>0,191375331620589</text:p>
          </table:table-cell>
          <table:table-cell table:formula="of:=[.AF22]*[.$B22]" office:value-type="float" office:value="0.327969706792554" calcext:value-type="float">
            <text:p>0,327969706792554</text:p>
          </table:table-cell>
          <table:table-cell table:formula="of:=[.AG22]*[.$B22]" office:value-type="float" office:value="0.0139666776417419" calcext:value-type="float">
            <text:p>0,013966677641742</text:p>
          </table:table-cell>
          <table:table-cell table:formula="of:=[.AH22]*[.$B22]" office:value-type="float" office:value="0.068953228428483" calcext:value-type="float">
            <text:p>0,068953228428483</text:p>
          </table:table-cell>
          <table:table-cell table:formula="of:=[.AI22]*[.$B22]" office:value-type="float" office:value="-0.60648175929186" calcext:value-type="float">
            <text:p>-0,60648175929186</text:p>
          </table:table-cell>
          <table:table-cell table:formula="of:=[.AJ22]*[.$B22]" office:value-type="float" office:value="0.458733218172498" calcext:value-type="float">
            <text:p>0,45873321817249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3]*[.$B23]" office:value-type="float" office:value="-0.00923615590352826" calcext:value-type="float">
            <text:p>-0,009236155903528</text:p>
          </table:table-cell>
          <table:table-cell table:formula="of:=[.F23]*[.$B23]" office:value-type="float" office:value="0.609960689114666" calcext:value-type="float">
            <text:p>0,609960689114666</text:p>
          </table:table-cell>
          <table:table-cell table:formula="of:=[.G23]*[.$B23]" office:value-type="float" office:value="0.350967427486837" calcext:value-type="float">
            <text:p>0,350967427486837</text:p>
          </table:table-cell>
          <table:table-cell table:formula="of:=[.H23]*[.$B23]" office:value-type="float" office:value="-0.844546379563137" calcext:value-type="float">
            <text:p>-0,844546379563137</text:p>
          </table:table-cell>
          <table:table-cell table:formula="of:=[.I23]*[.$B23]" office:value-type="float" office:value="1.05290390504973" calcext:value-type="float">
            <text:p>1,05290390504973</text:p>
          </table:table-cell>
          <table:table-cell table:formula="of:=[.J23]*[.$B23]" office:value-type="float" office:value="0.795322977530774" calcext:value-type="float">
            <text:p>0,795322977530774</text:p>
          </table:table-cell>
          <table:table-cell table:formula="of:=[.K23]*[.$B23]" office:value-type="float" office:value="0.624165127212606" calcext:value-type="float">
            <text:p>0,624165127212606</text:p>
          </table:table-cell>
          <table:table-cell table:formula="of:=[.L23]*[.$B23]" office:value-type="float" office:value="-0.307446469235135" calcext:value-type="float">
            <text:p>-0,307446469235135</text:p>
          </table:table-cell>
          <table:table-cell table:formula="of:=[.M23]*[.$B23]" office:value-type="float" office:value="0.185886822833257" calcext:value-type="float">
            <text:p>0,185886822833257</text:p>
          </table:table-cell>
          <table:table-cell table:formula="of:=[.N23]*[.$B23]" office:value-type="float" office:value="-0.145347583209903" calcext:value-type="float">
            <text:p>-0,145347583209903</text:p>
          </table:table-cell>
          <table:table-cell table:formula="of:=[.O23]*[.$B23]" office:value-type="float" office:value="0.395151310790263" calcext:value-type="float">
            <text:p>0,395151310790263</text:p>
          </table:table-cell>
          <table:table-cell table:formula="of:=[.P23]*[.$B23]" office:value-type="float" office:value="-0.896593232871329" calcext:value-type="float">
            <text:p>-0,896593232871329</text:p>
          </table:table-cell>
          <table:table-cell table:formula="of:=[.Q23]*[.$B23]" office:value-type="float" office:value="0.513444993384232" calcext:value-type="float">
            <text:p>0,513444993384232</text:p>
          </table:table-cell>
          <table:table-cell table:formula="of:=[.R23]*[.$B23]" office:value-type="float" office:value="-0.0548956234662111" calcext:value-type="float">
            <text:p>-0,054895623466211</text:p>
          </table:table-cell>
          <table:table-cell table:formula="of:=[.S23]*[.$B23]" office:value-type="float" office:value="0.689500045130851" calcext:value-type="float">
            <text:p>0,689500045130851</text:p>
          </table:table-cell>
          <table:table-cell table:formula="of:=[.T23]*[.$B23]" office:value-type="float" office:value="-0.453059686526244" calcext:value-type="float">
            <text:p>-0,453059686526244</text:p>
          </table:table-cell>
          <table:table-cell table:formula="of:=[.U23]*[.$B23]" office:value-type="float" office:value="-0.111767888365405" calcext:value-type="float">
            <text:p>-0,111767888365405</text:p>
          </table:table-cell>
          <table:table-cell table:formula="of:=[.V23]*[.$B23]" office:value-type="float" office:value="0.788361534322531" calcext:value-type="float">
            <text:p>0,788361534322531</text:p>
          </table:table-cell>
          <table:table-cell table:formula="of:=[.W23]*[.$B23]" office:value-type="float" office:value="0.362709472862181" calcext:value-type="float">
            <text:p>0,362709472862181</text:p>
          </table:table-cell>
          <table:table-cell table:formula="of:=[.X23]*[.$B23]" office:value-type="float" office:value="-0.439967273724339" calcext:value-type="float">
            <text:p>-0,439967273724339</text:p>
          </table:table-cell>
          <table:table-cell table:formula="of:=[.Y23]*[.$B23]" office:value-type="float" office:value="0.453692334063122" calcext:value-type="float">
            <text:p>0,453692334063122</text:p>
          </table:table-cell>
          <table:table-cell table:formula="of:=[.Z23]*[.$B23]" office:value-type="float" office:value="0.14629942649814" calcext:value-type="float">
            <text:p>0,14629942649814</text:p>
          </table:table-cell>
          <table:table-cell table:formula="of:=[.AA23]*[.$B23]" office:value-type="float" office:value="-0.0234950351149773" calcext:value-type="float">
            <text:p>-0,023495035114977</text:p>
          </table:table-cell>
          <table:table-cell table:formula="of:=[.AB23]*[.$B23]" office:value-type="float" office:value="0.683128688944246" calcext:value-type="float">
            <text:p>0,683128688944246</text:p>
          </table:table-cell>
          <table:table-cell table:formula="of:=[.AC23]*[.$B23]" office:value-type="float" office:value="0.152593725922687" calcext:value-type="float">
            <text:p>0,152593725922687</text:p>
          </table:table-cell>
          <table:table-cell table:formula="of:=[.AD23]*[.$B23]" office:value-type="float" office:value="0.561015577359426" calcext:value-type="float">
            <text:p>0,561015577359426</text:p>
          </table:table-cell>
          <table:table-cell table:formula="of:=[.AE23]*[.$B23]" office:value-type="float" office:value="-1.22699309260097" calcext:value-type="float">
            <text:p>-1,22699309260097</text:p>
          </table:table-cell>
          <table:table-cell table:formula="of:=[.AF23]*[.$B23]" office:value-type="float" office:value="0.537836241316038" calcext:value-type="float">
            <text:p>0,537836241316038</text:p>
          </table:table-cell>
          <table:table-cell table:formula="of:=[.AG23]*[.$B23]" office:value-type="float" office:value="-0.560958137701038" calcext:value-type="float">
            <text:p>-0,560958137701038</text:p>
          </table:table-cell>
          <table:table-cell table:formula="of:=[.AH23]*[.$B23]" office:value-type="float" office:value="0.332886299224473" calcext:value-type="float">
            <text:p>0,332886299224473</text:p>
          </table:table-cell>
          <table:table-cell table:formula="of:=[.AI23]*[.$B23]" office:value-type="float" office:value="-0.0503137138394554" calcext:value-type="float">
            <text:p>-0,050313713839455</text:p>
          </table:table-cell>
          <table:table-cell table:formula="of:=[.AJ23]*[.$B23]" office:value-type="float" office:value="-0.0140651339456349" calcext:value-type="float">
            <text:p>-0,0140651339456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4]*[.$B24]" office:value-type="float" office:value="0.615583351661557" calcext:value-type="float">
            <text:p>0,615583351661557</text:p>
          </table:table-cell>
          <table:table-cell table:formula="of:=[.F24]*[.$B24]" office:value-type="float" office:value="1.10230350736711" calcext:value-type="float">
            <text:p>1,10230350736711</text:p>
          </table:table-cell>
          <table:table-cell table:formula="of:=[.G24]*[.$B24]" office:value-type="float" office:value="0.547513555803205" calcext:value-type="float">
            <text:p>0,547513555803205</text:p>
          </table:table-cell>
          <table:table-cell table:formula="of:=[.H24]*[.$B24]" office:value-type="float" office:value="0.165810484267901" calcext:value-type="float">
            <text:p>0,165810484267901</text:p>
          </table:table-cell>
          <table:table-cell table:formula="of:=[.I24]*[.$B24]" office:value-type="float" office:value="0.463972990641708" calcext:value-type="float">
            <text:p>0,463972990641708</text:p>
          </table:table-cell>
          <table:table-cell table:formula="of:=[.J24]*[.$B24]" office:value-type="float" office:value="-0.565170901165509" calcext:value-type="float">
            <text:p>-0,565170901165509</text:p>
          </table:table-cell>
          <table:table-cell table:formula="of:=[.K24]*[.$B24]" office:value-type="float" office:value="-0.626039331837635" calcext:value-type="float">
            <text:p>-0,626039331837635</text:p>
          </table:table-cell>
          <table:table-cell table:formula="of:=[.L24]*[.$B24]" office:value-type="float" office:value="2.020517670924" calcext:value-type="float">
            <text:p>2,020517670924</text:p>
          </table:table-cell>
          <table:table-cell table:formula="of:=[.M24]*[.$B24]" office:value-type="float" office:value="1.44442320002525" calcext:value-type="float">
            <text:p>1,44442320002525</text:p>
          </table:table-cell>
          <table:table-cell table:formula="of:=[.N24]*[.$B24]" office:value-type="float" office:value="1.55442108021295" calcext:value-type="float">
            <text:p>1,55442108021295</text:p>
          </table:table-cell>
          <table:table-cell table:formula="of:=[.O24]*[.$B24]" office:value-type="float" office:value="1.85276863743045" calcext:value-type="float">
            <text:p>1,85276863743045</text:p>
          </table:table-cell>
          <table:table-cell table:formula="of:=[.P24]*[.$B24]" office:value-type="float" office:value="0.23106752095396" calcext:value-type="float">
            <text:p>0,23106752095396</text:p>
          </table:table-cell>
          <table:table-cell table:formula="of:=[.Q24]*[.$B24]" office:value-type="float" office:value="1.35827693331937" calcext:value-type="float">
            <text:p>1,35827693331937</text:p>
          </table:table-cell>
          <table:table-cell table:formula="of:=[.R24]*[.$B24]" office:value-type="float" office:value="-0.469988692546871" calcext:value-type="float">
            <text:p>-0,469988692546871</text:p>
          </table:table-cell>
          <table:table-cell table:formula="of:=[.S24]*[.$B24]" office:value-type="float" office:value="-0.491954152608137" calcext:value-type="float">
            <text:p>-0,491954152608137</text:p>
          </table:table-cell>
          <table:table-cell table:formula="of:=[.T24]*[.$B24]" office:value-type="float" office:value="1.92504372224415" calcext:value-type="float">
            <text:p>1,92504372224415</text:p>
          </table:table-cell>
          <table:table-cell table:formula="of:=[.U24]*[.$B24]" office:value-type="float" office:value="0.278199759239064" calcext:value-type="float">
            <text:p>0,278199759239064</text:p>
          </table:table-cell>
          <table:table-cell table:formula="of:=[.V24]*[.$B24]" office:value-type="float" office:value="-0.303510236849159" calcext:value-type="float">
            <text:p>-0,303510236849159</text:p>
          </table:table-cell>
          <table:table-cell table:formula="of:=[.W24]*[.$B24]" office:value-type="float" office:value="0.591349008529946" calcext:value-type="float">
            <text:p>0,591349008529946</text:p>
          </table:table-cell>
          <table:table-cell table:formula="of:=[.X24]*[.$B24]" office:value-type="float" office:value="1.34459185346343" calcext:value-type="float">
            <text:p>1,34459185346343</text:p>
          </table:table-cell>
          <table:table-cell table:formula="of:=[.Y24]*[.$B24]" office:value-type="float" office:value="0.444619744057873" calcext:value-type="float">
            <text:p>0,444619744057873</text:p>
          </table:table-cell>
          <table:table-cell table:formula="of:=[.Z24]*[.$B24]" office:value-type="float" office:value="0.484275232013335" calcext:value-type="float">
            <text:p>0,484275232013335</text:p>
          </table:table-cell>
          <table:table-cell table:formula="of:=[.AA24]*[.$B24]" office:value-type="float" office:value="0.355575708101962" calcext:value-type="float">
            <text:p>0,355575708101962</text:p>
          </table:table-cell>
          <table:table-cell table:formula="of:=[.AB24]*[.$B24]" office:value-type="float" office:value="-0.520278808803869" calcext:value-type="float">
            <text:p>-0,520278808803869</text:p>
          </table:table-cell>
          <table:table-cell table:formula="of:=[.AC24]*[.$B24]" office:value-type="float" office:value="-0.241653507709491" calcext:value-type="float">
            <text:p>-0,241653507709491</text:p>
          </table:table-cell>
          <table:table-cell table:formula="of:=[.AD24]*[.$B24]" office:value-type="float" office:value="-0.312754178367559" calcext:value-type="float">
            <text:p>-0,312754178367559</text:p>
          </table:table-cell>
          <table:table-cell table:formula="of:=[.AE24]*[.$B24]" office:value-type="float" office:value="0.376605702360025" calcext:value-type="float">
            <text:p>0,376605702360025</text:p>
          </table:table-cell>
          <table:table-cell table:formula="of:=[.AF24]*[.$B24]" office:value-type="float" office:value="-0.0822548037766997" calcext:value-type="float">
            <text:p>-0,0822548037767</text:p>
          </table:table-cell>
          <table:table-cell table:formula="of:=[.AG24]*[.$B24]" office:value-type="float" office:value="2.05277303639089" calcext:value-type="float">
            <text:p>2,05277303639089</text:p>
          </table:table-cell>
          <table:table-cell table:formula="of:=[.AH24]*[.$B24]" office:value-type="float" office:value="-0.434428623447896" calcext:value-type="float">
            <text:p>-0,434428623447896</text:p>
          </table:table-cell>
          <table:table-cell table:formula="of:=[.AI24]*[.$B24]" office:value-type="float" office:value="1.15288818961852" calcext:value-type="float">
            <text:p>1,15288818961852</text:p>
          </table:table-cell>
          <table:table-cell table:formula="of:=[.AJ24]*[.$B24]" office:value-type="float" office:value="-0.0609915116674409" calcext:value-type="float">
            <text:p>-0,06099151166744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5]*[.$B25]" office:value-type="float" office:value="0.341246154743026" calcext:value-type="float">
            <text:p>0,341246154743026</text:p>
          </table:table-cell>
          <table:table-cell table:formula="of:=[.F25]*[.$B25]" office:value-type="float" office:value="0.48193404262804" calcext:value-type="float">
            <text:p>0,48193404262804</text:p>
          </table:table-cell>
          <table:table-cell table:formula="of:=[.G25]*[.$B25]" office:value-type="float" office:value="0.494855087593963" calcext:value-type="float">
            <text:p>0,494855087593963</text:p>
          </table:table-cell>
          <table:table-cell table:formula="of:=[.H25]*[.$B25]" office:value-type="float" office:value="-0.00460318499122789" calcext:value-type="float">
            <text:p>-0,004603184991228</text:p>
          </table:table-cell>
          <table:table-cell table:formula="of:=[.I25]*[.$B25]" office:value-type="float" office:value="0.678030191988943" calcext:value-type="float">
            <text:p>0,678030191988943</text:p>
          </table:table-cell>
          <table:table-cell table:formula="of:=[.J25]*[.$B25]" office:value-type="float" office:value="0.453267998732727" calcext:value-type="float">
            <text:p>0,453267998732727</text:p>
          </table:table-cell>
          <table:table-cell table:formula="of:=[.K25]*[.$B25]" office:value-type="float" office:value="0.278296732411349" calcext:value-type="float">
            <text:p>0,278296732411349</text:p>
          </table:table-cell>
          <table:table-cell table:formula="of:=[.L25]*[.$B25]" office:value-type="float" office:value="-0.540345227224628" calcext:value-type="float">
            <text:p>-0,540345227224628</text:p>
          </table:table-cell>
          <table:table-cell table:formula="of:=[.M25]*[.$B25]" office:value-type="float" office:value="-0.617513485005291" calcext:value-type="float">
            <text:p>-0,617513485005291</text:p>
          </table:table-cell>
          <table:table-cell table:formula="of:=[.N25]*[.$B25]" office:value-type="float" office:value="-0.3792946782022" calcext:value-type="float">
            <text:p>-0,3792946782022</text:p>
          </table:table-cell>
          <table:table-cell table:formula="of:=[.O25]*[.$B25]" office:value-type="float" office:value="0.229499151857859" calcext:value-type="float">
            <text:p>0,229499151857859</text:p>
          </table:table-cell>
          <table:table-cell table:formula="of:=[.P25]*[.$B25]" office:value-type="float" office:value="-0.591090242790194" calcext:value-type="float">
            <text:p>-0,591090242790194</text:p>
          </table:table-cell>
          <table:table-cell table:formula="of:=[.Q25]*[.$B25]" office:value-type="float" office:value="-0.390948272686319" calcext:value-type="float">
            <text:p>-0,390948272686319</text:p>
          </table:table-cell>
          <table:table-cell table:formula="of:=[.R25]*[.$B25]" office:value-type="float" office:value="-0.320957513381966" calcext:value-type="float">
            <text:p>-0,320957513381966</text:p>
          </table:table-cell>
          <table:table-cell table:formula="of:=[.S25]*[.$B25]" office:value-type="float" office:value="0.449831545245839" calcext:value-type="float">
            <text:p>0,449831545245839</text:p>
          </table:table-cell>
          <table:table-cell table:formula="of:=[.T25]*[.$B25]" office:value-type="float" office:value="-0.629837790051686" calcext:value-type="float">
            <text:p>-0,629837790051686</text:p>
          </table:table-cell>
          <table:table-cell table:formula="of:=[.U25]*[.$B25]" office:value-type="float" office:value="0.0953663010872622" calcext:value-type="float">
            <text:p>0,095366301087262</text:p>
          </table:table-cell>
          <table:table-cell table:formula="of:=[.V25]*[.$B25]" office:value-type="float" office:value="0.220625413926468" calcext:value-type="float">
            <text:p>0,220625413926468</text:p>
          </table:table-cell>
          <table:table-cell table:formula="of:=[.W25]*[.$B25]" office:value-type="float" office:value="0.474290561039256" calcext:value-type="float">
            <text:p>0,474290561039256</text:p>
          </table:table-cell>
          <table:table-cell table:formula="of:=[.X25]*[.$B25]" office:value-type="float" office:value="-0.715587109160488" calcext:value-type="float">
            <text:p>-0,715587109160488</text:p>
          </table:table-cell>
          <table:table-cell table:formula="of:=[.Y25]*[.$B25]" office:value-type="float" office:value="0.140372929191769" calcext:value-type="float">
            <text:p>0,140372929191769</text:p>
          </table:table-cell>
          <table:table-cell table:formula="of:=[.Z25]*[.$B25]" office:value-type="float" office:value="0.0280858927092688" calcext:value-type="float">
            <text:p>0,028085892709269</text:p>
          </table:table-cell>
          <table:table-cell table:formula="of:=[.AA25]*[.$B25]" office:value-type="float" office:value="0.36026992513656" calcext:value-type="float">
            <text:p>0,36026992513656</text:p>
          </table:table-cell>
          <table:table-cell table:formula="of:=[.AB25]*[.$B25]" office:value-type="float" office:value="-0.0534230021861276" calcext:value-type="float">
            <text:p>-0,053423002186128</text:p>
          </table:table-cell>
          <table:table-cell table:formula="of:=[.AC25]*[.$B25]" office:value-type="float" office:value="-0.361137747439818" calcext:value-type="float">
            <text:p>-0,361137747439818</text:p>
          </table:table-cell>
          <table:table-cell table:formula="of:=[.AD25]*[.$B25]" office:value-type="float" office:value="0.167289902722923" calcext:value-type="float">
            <text:p>0,167289902722923</text:p>
          </table:table-cell>
          <table:table-cell table:formula="of:=[.AE25]*[.$B25]" office:value-type="float" office:value="-0.108307933033797" calcext:value-type="float">
            <text:p>-0,108307933033797</text:p>
          </table:table-cell>
          <table:table-cell table:formula="of:=[.AF25]*[.$B25]" office:value-type="float" office:value="0.161100702150018" calcext:value-type="float">
            <text:p>0,161100702150018</text:p>
          </table:table-cell>
          <table:table-cell table:formula="of:=[.AG25]*[.$B25]" office:value-type="float" office:value="-1.13900749905813" calcext:value-type="float">
            <text:p>-1,13900749905813</text:p>
          </table:table-cell>
          <table:table-cell table:formula="of:=[.AH25]*[.$B25]" office:value-type="float" office:value="0.326441265933661" calcext:value-type="float">
            <text:p>0,326441265933661</text:p>
          </table:table-cell>
          <table:table-cell table:formula="of:=[.AI25]*[.$B25]" office:value-type="float" office:value="-1.31411610608967" calcext:value-type="float">
            <text:p>-1,31411610608967</text:p>
          </table:table-cell>
          <table:table-cell table:formula="of:=[.AJ25]*[.$B25]" office:value-type="float" office:value="0.343572164183783" calcext:value-type="float">
            <text:p>0,34357216418378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6]*[.$B26]" office:value-type="float" office:value="0.187787663590477" calcext:value-type="float">
            <text:p>0,187787663590477</text:p>
          </table:table-cell>
          <table:table-cell table:formula="of:=[.F26]*[.$B26]" office:value-type="float" office:value="0.336318024150336" calcext:value-type="float">
            <text:p>0,336318024150336</text:p>
          </table:table-cell>
          <table:table-cell table:formula="of:=[.G26]*[.$B26]" office:value-type="float" office:value="0.238338399039328" calcext:value-type="float">
            <text:p>0,238338399039328</text:p>
          </table:table-cell>
          <table:table-cell table:formula="of:=[.H26]*[.$B26]" office:value-type="float" office:value="-0.17585426811431" calcext:value-type="float">
            <text:p>-0,17585426811431</text:p>
          </table:table-cell>
          <table:table-cell table:formula="of:=[.I26]*[.$B26]" office:value-type="float" office:value="0.259331370407501" calcext:value-type="float">
            <text:p>0,259331370407501</text:p>
          </table:table-cell>
          <table:table-cell table:formula="of:=[.J26]*[.$B26]" office:value-type="float" office:value="0.464072763338906" calcext:value-type="float">
            <text:p>0,464072763338906</text:p>
          </table:table-cell>
          <table:table-cell table:formula="of:=[.K26]*[.$B26]" office:value-type="float" office:value="0.213256285552541" calcext:value-type="float">
            <text:p>0,213256285552541</text:p>
          </table:table-cell>
          <table:table-cell table:formula="of:=[.L26]*[.$B26]" office:value-type="float" office:value="-0.347759838800742" calcext:value-type="float">
            <text:p>-0,347759838800742</text:p>
          </table:table-cell>
          <table:table-cell table:formula="of:=[.M26]*[.$B26]" office:value-type="float" office:value="-0.656384747442169" calcext:value-type="float">
            <text:p>-0,656384747442169</text:p>
          </table:table-cell>
          <table:table-cell table:formula="of:=[.N26]*[.$B26]" office:value-type="float" office:value="-0.596155024734307" calcext:value-type="float">
            <text:p>-0,596155024734307</text:p>
          </table:table-cell>
          <table:table-cell table:formula="of:=[.O26]*[.$B26]" office:value-type="float" office:value="-0.0778785385494688" calcext:value-type="float">
            <text:p>-0,077878538549469</text:p>
          </table:table-cell>
          <table:table-cell table:formula="of:=[.P26]*[.$B26]" office:value-type="float" office:value="-0.390452447280256" calcext:value-type="float">
            <text:p>-0,390452447280256</text:p>
          </table:table-cell>
          <table:table-cell table:formula="of:=[.Q26]*[.$B26]" office:value-type="float" office:value="-0.268574144365338" calcext:value-type="float">
            <text:p>-0,268574144365338</text:p>
          </table:table-cell>
          <table:table-cell table:formula="of:=[.R26]*[.$B26]" office:value-type="float" office:value="-0.0637104566688192" calcext:value-type="float">
            <text:p>-0,063710456668819</text:p>
          </table:table-cell>
          <table:table-cell table:formula="of:=[.S26]*[.$B26]" office:value-type="float" office:value="0.290663375146413" calcext:value-type="float">
            <text:p>0,290663375146413</text:p>
          </table:table-cell>
          <table:table-cell table:formula="of:=[.T26]*[.$B26]" office:value-type="float" office:value="-0.728337818557968" calcext:value-type="float">
            <text:p>-0,728337818557968</text:p>
          </table:table-cell>
          <table:table-cell table:formula="of:=[.U26]*[.$B26]" office:value-type="float" office:value="0.112321795923219" calcext:value-type="float">
            <text:p>0,112321795923219</text:p>
          </table:table-cell>
          <table:table-cell table:formula="of:=[.V26]*[.$B26]" office:value-type="float" office:value="0.478786446238144" calcext:value-type="float">
            <text:p>0,478786446238144</text:p>
          </table:table-cell>
          <table:table-cell table:formula="of:=[.W26]*[.$B26]" office:value-type="float" office:value="0.289219396744246" calcext:value-type="float">
            <text:p>0,289219396744246</text:p>
          </table:table-cell>
          <table:table-cell table:formula="of:=[.X26]*[.$B26]" office:value-type="float" office:value="-0.549134640202848" calcext:value-type="float">
            <text:p>-0,549134640202848</text:p>
          </table:table-cell>
          <table:table-cell table:formula="of:=[.Y26]*[.$B26]" office:value-type="float" office:value="0.212199967691936" calcext:value-type="float">
            <text:p>0,212199967691936</text:p>
          </table:table-cell>
          <table:table-cell table:formula="of:=[.Z26]*[.$B26]" office:value-type="float" office:value="0.304078640289587" calcext:value-type="float">
            <text:p>0,304078640289587</text:p>
          </table:table-cell>
          <table:table-cell table:formula="of:=[.AA26]*[.$B26]" office:value-type="float" office:value="0.361675295976992" calcext:value-type="float">
            <text:p>0,361675295976992</text:p>
          </table:table-cell>
          <table:table-cell table:formula="of:=[.AB26]*[.$B26]" office:value-type="float" office:value="-0.252361545123386" calcext:value-type="float">
            <text:p>-0,252361545123386</text:p>
          </table:table-cell>
          <table:table-cell table:formula="of:=[.AC26]*[.$B26]" office:value-type="float" office:value="-0.415463757506896" calcext:value-type="float">
            <text:p>-0,415463757506896</text:p>
          </table:table-cell>
          <table:table-cell table:formula="of:=[.AD26]*[.$B26]" office:value-type="float" office:value="0.298920507581235" calcext:value-type="float">
            <text:p>0,298920507581235</text:p>
          </table:table-cell>
          <table:table-cell table:formula="of:=[.AE26]*[.$B26]" office:value-type="float" office:value="-0.250080063348538" calcext:value-type="float">
            <text:p>-0,250080063348538</text:p>
          </table:table-cell>
          <table:table-cell table:formula="of:=[.AF26]*[.$B26]" office:value-type="float" office:value="0.282779512187866" calcext:value-type="float">
            <text:p>0,282779512187866</text:p>
          </table:table-cell>
          <table:table-cell table:formula="of:=[.AG26]*[.$B26]" office:value-type="float" office:value="-0.920799815360096" calcext:value-type="float">
            <text:p>-0,920799815360096</text:p>
          </table:table-cell>
          <table:table-cell table:formula="of:=[.AH26]*[.$B26]" office:value-type="float" office:value="0.280873057278541" calcext:value-type="float">
            <text:p>0,280873057278541</text:p>
          </table:table-cell>
          <table:table-cell table:formula="of:=[.AI26]*[.$B26]" office:value-type="float" office:value="-0.855845097813872" calcext:value-type="float">
            <text:p>-0,855845097813872</text:p>
          </table:table-cell>
          <table:table-cell table:formula="of:=[.AJ26]*[.$B26]" office:value-type="float" office:value="0.273974933475744" calcext:value-type="float">
            <text:p>0,2739749334757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7]*[.$B27]" office:value-type="float" office:value="0.248157903725798" calcext:value-type="float">
            <text:p>0,248157903725798</text:p>
          </table:table-cell>
          <table:table-cell table:formula="of:=[.F27]*[.$B27]" office:value-type="float" office:value="0.396019811189287" calcext:value-type="float">
            <text:p>0,396019811189287</text:p>
          </table:table-cell>
          <table:table-cell table:formula="of:=[.G27]*[.$B27]" office:value-type="float" office:value="0.324587007117937" calcext:value-type="float">
            <text:p>0,324587007117937</text:p>
          </table:table-cell>
          <table:table-cell table:formula="of:=[.H27]*[.$B27]" office:value-type="float" office:value="0.199342544126271" calcext:value-type="float">
            <text:p>0,199342544126271</text:p>
          </table:table-cell>
          <table:table-cell table:formula="of:=[.I27]*[.$B27]" office:value-type="float" office:value="0.17972969485001" calcext:value-type="float">
            <text:p>0,17972969485001</text:p>
          </table:table-cell>
          <table:table-cell table:formula="of:=[.J27]*[.$B27]" office:value-type="float" office:value="-0.0819740856369506" calcext:value-type="float">
            <text:p>-0,081974085636951</text:p>
          </table:table-cell>
          <table:table-cell table:formula="of:=[.K27]*[.$B27]" office:value-type="float" office:value="-0.140004473867035" calcext:value-type="float">
            <text:p>-0,140004473867035</text:p>
          </table:table-cell>
          <table:table-cell table:formula="of:=[.L27]*[.$B27]" office:value-type="float" office:value="0.711372606011507" calcext:value-type="float">
            <text:p>0,711372606011507</text:p>
          </table:table-cell>
          <table:table-cell table:formula="of:=[.M27]*[.$B27]" office:value-type="float" office:value="0.568758960179826" calcext:value-type="float">
            <text:p>0,568758960179826</text:p>
          </table:table-cell>
          <table:table-cell table:formula="of:=[.N27]*[.$B27]" office:value-type="float" office:value="0.554223396574301" calcext:value-type="float">
            <text:p>0,554223396574301</text:p>
          </table:table-cell>
          <table:table-cell table:formula="of:=[.O27]*[.$B27]" office:value-type="float" office:value="0.498789876747767" calcext:value-type="float">
            <text:p>0,498789876747767</text:p>
          </table:table-cell>
          <table:table-cell table:formula="of:=[.P27]*[.$B27]" office:value-type="float" office:value="0.0619863835659088" calcext:value-type="float">
            <text:p>0,061986383565909</text:p>
          </table:table-cell>
          <table:table-cell table:formula="of:=[.Q27]*[.$B27]" office:value-type="float" office:value="0.174917110432974" calcext:value-type="float">
            <text:p>0,174917110432974</text:p>
          </table:table-cell>
          <table:table-cell table:formula="of:=[.R27]*[.$B27]" office:value-type="float" office:value="-0.257791887693203" calcext:value-type="float">
            <text:p>-0,257791887693203</text:p>
          </table:table-cell>
          <table:table-cell table:formula="of:=[.S27]*[.$B27]" office:value-type="float" office:value="-0.129419922896969" calcext:value-type="float">
            <text:p>-0,129419922896969</text:p>
          </table:table-cell>
          <table:table-cell table:formula="of:=[.T27]*[.$B27]" office:value-type="float" office:value="0.492630071203536" calcext:value-type="float">
            <text:p>0,492630071203536</text:p>
          </table:table-cell>
          <table:table-cell table:formula="of:=[.U27]*[.$B27]" office:value-type="float" office:value="0.231739126636005" calcext:value-type="float">
            <text:p>0,231739126636005</text:p>
          </table:table-cell>
          <table:table-cell table:formula="of:=[.V27]*[.$B27]" office:value-type="float" office:value="-0.121071636876199" calcext:value-type="float">
            <text:p>-0,121071636876199</text:p>
          </table:table-cell>
          <table:table-cell table:formula="of:=[.W27]*[.$B27]" office:value-type="float" office:value="0.249240918106773" calcext:value-type="float">
            <text:p>0,249240918106773</text:p>
          </table:table-cell>
          <table:table-cell table:formula="of:=[.X27]*[.$B27]" office:value-type="float" office:value="0.424668457010157" calcext:value-type="float">
            <text:p>0,424668457010157</text:p>
          </table:table-cell>
          <table:table-cell table:formula="of:=[.Y27]*[.$B27]" office:value-type="float" office:value="0.204465738366391" calcext:value-type="float">
            <text:p>0,204465738366391</text:p>
          </table:table-cell>
          <table:table-cell table:formula="of:=[.Z27]*[.$B27]" office:value-type="float" office:value="0.298367666916171" calcext:value-type="float">
            <text:p>0,298367666916171</text:p>
          </table:table-cell>
          <table:table-cell table:formula="of:=[.AA27]*[.$B27]" office:value-type="float" office:value="0.145148372920322" calcext:value-type="float">
            <text:p>0,145148372920322</text:p>
          </table:table-cell>
          <table:table-cell table:formula="of:=[.AB27]*[.$B27]" office:value-type="float" office:value="-0.376989873354767" calcext:value-type="float">
            <text:p>-0,376989873354767</text:p>
          </table:table-cell>
          <table:table-cell table:formula="of:=[.AC27]*[.$B27]" office:value-type="float" office:value="-0.174241914220393" calcext:value-type="float">
            <text:p>-0,174241914220393</text:p>
          </table:table-cell>
          <table:table-cell table:formula="of:=[.AD27]*[.$B27]" office:value-type="float" office:value="-0.012290445897328" calcext:value-type="float">
            <text:p>-0,012290445897328</text:p>
          </table:table-cell>
          <table:table-cell table:formula="of:=[.AE27]*[.$B27]" office:value-type="float" office:value="0.291085807775484" calcext:value-type="float">
            <text:p>0,291085807775484</text:p>
          </table:table-cell>
          <table:table-cell table:formula="of:=[.AF27]*[.$B27]" office:value-type="float" office:value="-0.0746227750707861" calcext:value-type="float">
            <text:p>-0,074622775070786</text:p>
          </table:table-cell>
          <table:table-cell table:formula="of:=[.AG27]*[.$B27]" office:value-type="float" office:value="0.598840548924463" calcext:value-type="float">
            <text:p>0,598840548924463</text:p>
          </table:table-cell>
          <table:table-cell table:formula="of:=[.AH27]*[.$B27]" office:value-type="float" office:value="-0.146851198676162" calcext:value-type="float">
            <text:p>-0,146851198676162</text:p>
          </table:table-cell>
          <table:table-cell table:formula="of:=[.AI27]*[.$B27]" office:value-type="float" office:value="0.321593049208268" calcext:value-type="float">
            <text:p>0,321593049208268</text:p>
          </table:table-cell>
          <table:table-cell table:formula="of:=[.AJ27]*[.$B27]" office:value-type="float" office:value="0.107741978135411" calcext:value-type="float">
            <text:p>0,10774197813541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8]*[.$B28]" office:value-type="float" office:value="0.0837959257071804" calcext:value-type="float">
            <text:p>0,08379592570718</text:p>
          </table:table-cell>
          <table:table-cell table:formula="of:=[.F28]*[.$B28]" office:value-type="float" office:value="0.425956634164357" calcext:value-type="float">
            <text:p>0,425956634164357</text:p>
          </table:table-cell>
          <table:table-cell table:formula="of:=[.G28]*[.$B28]" office:value-type="float" office:value="0.164340736937154" calcext:value-type="float">
            <text:p>0,164340736937154</text:p>
          </table:table-cell>
          <table:table-cell table:formula="of:=[.H28]*[.$B28]" office:value-type="float" office:value="-0.463141959864199" calcext:value-type="float">
            <text:p>-0,463141959864199</text:p>
          </table:table-cell>
          <table:table-cell table:formula="of:=[.I28]*[.$B28]" office:value-type="float" office:value="0.985701718042774" calcext:value-type="float">
            <text:p>0,985701718042774</text:p>
          </table:table-cell>
          <table:table-cell table:formula="of:=[.J28]*[.$B28]" office:value-type="float" office:value="0.890026859642018" calcext:value-type="float">
            <text:p>0,890026859642018</text:p>
          </table:table-cell>
          <table:table-cell table:formula="of:=[.K28]*[.$B28]" office:value-type="float" office:value="0.553244008220224" calcext:value-type="float">
            <text:p>0,553244008220224</text:p>
          </table:table-cell>
          <table:table-cell table:formula="of:=[.L28]*[.$B28]" office:value-type="float" office:value="0.0107566748446292" calcext:value-type="float">
            <text:p>0,010756674844629</text:p>
          </table:table-cell>
          <table:table-cell table:formula="of:=[.M28]*[.$B28]" office:value-type="float" office:value="1.19285221336609" calcext:value-type="float">
            <text:p>1,19285221336609</text:p>
          </table:table-cell>
          <table:table-cell table:formula="of:=[.N28]*[.$B28]" office:value-type="float" office:value="1.09909646744535" calcext:value-type="float">
            <text:p>1,09909646744535</text:p>
          </table:table-cell>
          <table:table-cell table:formula="of:=[.O28]*[.$B28]" office:value-type="float" office:value="1.04369466712198" calcext:value-type="float">
            <text:p>1,04369466712198</text:p>
          </table:table-cell>
          <table:table-cell table:formula="of:=[.P28]*[.$B28]" office:value-type="float" office:value="-0.611786312264143" calcext:value-type="float">
            <text:p>-0,611786312264143</text:p>
          </table:table-cell>
          <table:table-cell table:formula="of:=[.Q28]*[.$B28]" office:value-type="float" office:value="1.41116806346918" calcext:value-type="float">
            <text:p>1,41116806346918</text:p>
          </table:table-cell>
          <table:table-cell table:formula="of:=[.R28]*[.$B28]" office:value-type="float" office:value="-0.229162244960958" calcext:value-type="float">
            <text:p>-0,229162244960958</text:p>
          </table:table-cell>
          <table:table-cell table:formula="of:=[.S28]*[.$B28]" office:value-type="float" office:value="0.305563352468811" calcext:value-type="float">
            <text:p>0,305563352468811</text:p>
          </table:table-cell>
          <table:table-cell table:formula="of:=[.T28]*[.$B28]" office:value-type="float" office:value="1.14914090816138" calcext:value-type="float">
            <text:p>1,14914090816138</text:p>
          </table:table-cell>
          <table:table-cell table:formula="of:=[.U28]*[.$B28]" office:value-type="float" office:value="0.0173386186229572" calcext:value-type="float">
            <text:p>0,017338618622957</text:p>
          </table:table-cell>
          <table:table-cell table:formula="of:=[.V28]*[.$B28]" office:value-type="float" office:value="0.822931301887981" calcext:value-type="float">
            <text:p>0,822931301887981</text:p>
          </table:table-cell>
          <table:table-cell table:formula="of:=[.W28]*[.$B28]" office:value-type="float" office:value="-0.307867555611187" calcext:value-type="float">
            <text:p>-0,307867555611187</text:p>
          </table:table-cell>
          <table:table-cell table:formula="of:=[.X28]*[.$B28]" office:value-type="float" office:value="1.14528554457624" calcext:value-type="float">
            <text:p>1,14528554457624</text:p>
          </table:table-cell>
          <table:table-cell table:formula="of:=[.Y28]*[.$B28]" office:value-type="float" office:value="-0.0883467177237632" calcext:value-type="float">
            <text:p>-0,088346717723763</text:p>
          </table:table-cell>
          <table:table-cell table:formula="of:=[.Z28]*[.$B28]" office:value-type="float" office:value="-0.36813962019387" calcext:value-type="float">
            <text:p>-0,36813962019387</text:p>
          </table:table-cell>
          <table:table-cell table:formula="of:=[.AA28]*[.$B28]" office:value-type="float" office:value="-0.0270164349365407" calcext:value-type="float">
            <text:p>-0,027016434936541</text:p>
          </table:table-cell>
          <table:table-cell table:formula="of:=[.AB28]*[.$B28]" office:value-type="float" office:value="1.3750091484317" calcext:value-type="float">
            <text:p>1,3750091484317</text:p>
          </table:table-cell>
          <table:table-cell table:formula="of:=[.AC28]*[.$B28]" office:value-type="float" office:value="0.0612384785701358" calcext:value-type="float">
            <text:p>0,061238478570136</text:p>
          </table:table-cell>
          <table:table-cell table:formula="of:=[.AD28]*[.$B28]" office:value-type="float" office:value="0.582009743106597" calcext:value-type="float">
            <text:p>0,582009743106597</text:p>
          </table:table-cell>
          <table:table-cell table:formula="of:=[.AE28]*[.$B28]" office:value-type="float" office:value="-1.4052955801993" calcext:value-type="float">
            <text:p>-1,4052955801993</text:p>
          </table:table-cell>
          <table:table-cell table:formula="of:=[.AF28]*[.$B28]" office:value-type="float" office:value="1.17702586475079" calcext:value-type="float">
            <text:p>1,17702586475079</text:p>
          </table:table-cell>
          <table:table-cell table:formula="of:=[.AG28]*[.$B28]" office:value-type="float" office:value="1.30592119104737" calcext:value-type="float">
            <text:p>1,30592119104737</text:p>
          </table:table-cell>
          <table:table-cell table:formula="of:=[.AH28]*[.$B28]" office:value-type="float" office:value="1.03592848064739" calcext:value-type="float">
            <text:p>1,03592848064739</text:p>
          </table:table-cell>
          <table:table-cell table:formula="of:=[.AI28]*[.$B28]" office:value-type="float" office:value="2.32975646483404" calcext:value-type="float">
            <text:p>2,32975646483404</text:p>
          </table:table-cell>
          <table:table-cell table:formula="of:=[.AJ28]*[.$B28]" office:value-type="float" office:value="-0.394181669155136" calcext:value-type="float">
            <text:p>-0,3941816691551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9]*[.$B29]" office:value-type="float" office:value="0.206223456861578" calcext:value-type="float">
            <text:p>0,206223456861578</text:p>
          </table:table-cell>
          <table:table-cell table:formula="of:=[.F29]*[.$B29]" office:value-type="float" office:value="1.13298961916528" calcext:value-type="float">
            <text:p>1,13298961916528</text:p>
          </table:table-cell>
          <table:table-cell table:formula="of:=[.G29]*[.$B29]" office:value-type="float" office:value="-0.024706144797147" calcext:value-type="float">
            <text:p>-0,024706144797147</text:p>
          </table:table-cell>
          <table:table-cell table:formula="of:=[.H29]*[.$B29]" office:value-type="float" office:value="0.292695971264796" calcext:value-type="float">
            <text:p>0,292695971264796</text:p>
          </table:table-cell>
          <table:table-cell table:formula="of:=[.I29]*[.$B29]" office:value-type="float" office:value="1.65408874058411" calcext:value-type="float">
            <text:p>1,65408874058411</text:p>
          </table:table-cell>
          <table:table-cell table:formula="of:=[.J29]*[.$B29]" office:value-type="float" office:value="0.0989382590781627" calcext:value-type="float">
            <text:p>0,098938259078163</text:p>
          </table:table-cell>
          <table:table-cell table:formula="of:=[.K29]*[.$B29]" office:value-type="float" office:value="0.0398599726946847" calcext:value-type="float">
            <text:p>0,039859972694685</text:p>
          </table:table-cell>
          <table:table-cell table:formula="of:=[.L29]*[.$B29]" office:value-type="float" office:value="1.0969675204925" calcext:value-type="float">
            <text:p>1,0969675204925</text:p>
          </table:table-cell>
          <table:table-cell table:formula="of:=[.M29]*[.$B29]" office:value-type="float" office:value="0.818622073266029" calcext:value-type="float">
            <text:p>0,818622073266029</text:p>
          </table:table-cell>
          <table:table-cell table:formula="of:=[.N29]*[.$B29]" office:value-type="float" office:value="0.450802128300638" calcext:value-type="float">
            <text:p>0,450802128300638</text:p>
          </table:table-cell>
          <table:table-cell table:formula="of:=[.O29]*[.$B29]" office:value-type="float" office:value="1.99059194986554" calcext:value-type="float">
            <text:p>1,99059194986554</text:p>
          </table:table-cell>
          <table:table-cell table:formula="of:=[.P29]*[.$B29]" office:value-type="float" office:value="-0.493555728511211" calcext:value-type="float">
            <text:p>-0,493555728511211</text:p>
          </table:table-cell>
          <table:table-cell table:formula="of:=[.Q29]*[.$B29]" office:value-type="float" office:value="0.598629662653247" calcext:value-type="float">
            <text:p>0,598629662653247</text:p>
          </table:table-cell>
          <table:table-cell table:formula="of:=[.R29]*[.$B29]" office:value-type="float" office:value="-0.419335115980906" calcext:value-type="float">
            <text:p>-0,419335115980906</text:p>
          </table:table-cell>
          <table:table-cell table:formula="of:=[.S29]*[.$B29]" office:value-type="float" office:value="-0.735993390562784" calcext:value-type="float">
            <text:p>-0,735993390562784</text:p>
          </table:table-cell>
          <table:table-cell table:formula="of:=[.T29]*[.$B29]" office:value-type="float" office:value="1.03488417366634" calcext:value-type="float">
            <text:p>1,03488417366634</text:p>
          </table:table-cell>
          <table:table-cell table:formula="of:=[.U29]*[.$B29]" office:value-type="float" office:value="0.53227905191211" calcext:value-type="float">
            <text:p>0,53227905191211</text:p>
          </table:table-cell>
          <table:table-cell table:formula="of:=[.V29]*[.$B29]" office:value-type="float" office:value="-0.102901860347504" calcext:value-type="float">
            <text:p>-0,102901860347504</text:p>
          </table:table-cell>
          <table:table-cell table:formula="of:=[.W29]*[.$B29]" office:value-type="float" office:value="0.449011011497876" calcext:value-type="float">
            <text:p>0,449011011497876</text:p>
          </table:table-cell>
          <table:table-cell table:formula="of:=[.X29]*[.$B29]" office:value-type="float" office:value="1.27770936346244" calcext:value-type="float">
            <text:p>1,27770936346244</text:p>
          </table:table-cell>
          <table:table-cell table:formula="of:=[.Y29]*[.$B29]" office:value-type="float" office:value="0.915580042395982" calcext:value-type="float">
            <text:p>0,915580042395982</text:p>
          </table:table-cell>
          <table:table-cell table:formula="of:=[.Z29]*[.$B29]" office:value-type="float" office:value="-0.0663289272570133" calcext:value-type="float">
            <text:p>-0,066328927257013</text:p>
          </table:table-cell>
          <table:table-cell table:formula="of:=[.AA29]*[.$B29]" office:value-type="float" office:value="0.0702121981404335" calcext:value-type="float">
            <text:p>0,070212198140434</text:p>
          </table:table-cell>
          <table:table-cell table:formula="of:=[.AB29]*[.$B29]" office:value-type="float" office:value="0.375366161178586" calcext:value-type="float">
            <text:p>0,375366161178586</text:p>
          </table:table-cell>
          <table:table-cell table:formula="of:=[.AC29]*[.$B29]" office:value-type="float" office:value="-0.541853430700802" calcext:value-type="float">
            <text:p>-0,541853430700802</text:p>
          </table:table-cell>
          <table:table-cell table:formula="of:=[.AD29]*[.$B29]" office:value-type="float" office:value="0.186526686770124" calcext:value-type="float">
            <text:p>0,186526686770124</text:p>
          </table:table-cell>
          <table:table-cell table:formula="of:=[.AE29]*[.$B29]" office:value-type="float" office:value="0.201233996816832" calcext:value-type="float">
            <text:p>0,201233996816832</text:p>
          </table:table-cell>
          <table:table-cell table:formula="of:=[.AF29]*[.$B29]" office:value-type="float" office:value="0.327352468043767" calcext:value-type="float">
            <text:p>0,327352468043767</text:p>
          </table:table-cell>
          <table:table-cell table:formula="of:=[.AG29]*[.$B29]" office:value-type="float" office:value="1.21514004493514" calcext:value-type="float">
            <text:p>1,21514004493514</text:p>
          </table:table-cell>
          <table:table-cell table:formula="of:=[.AH29]*[.$B29]" office:value-type="float" office:value="0.457738965862334" calcext:value-type="float">
            <text:p>0,457738965862334</text:p>
          </table:table-cell>
          <table:table-cell table:formula="of:=[.AI29]*[.$B29]" office:value-type="float" office:value="0.880633757819852" calcext:value-type="float">
            <text:p>0,880633757819852</text:p>
          </table:table-cell>
          <table:table-cell table:formula="of:=[.AJ29]*[.$B29]" office:value-type="float" office:value="-0.180852020413623" calcext:value-type="float">
            <text:p>-0,18085202041362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0]*[.$B30]" office:value-type="float" office:value="0.27260717460513" calcext:value-type="float">
            <text:p>0,27260717460513</text:p>
          </table:table-cell>
          <table:table-cell table:formula="of:=[.F30]*[.$B30]" office:value-type="float" office:value="0.300283581367335" calcext:value-type="float">
            <text:p>0,300283581367335</text:p>
          </table:table-cell>
          <table:table-cell table:formula="of:=[.G30]*[.$B30]" office:value-type="float" office:value="0.3196986212775" calcext:value-type="float">
            <text:p>0,3196986212775</text:p>
          </table:table-cell>
          <table:table-cell table:formula="of:=[.H30]*[.$B30]" office:value-type="float" office:value="-0.42503857416711" calcext:value-type="float">
            <text:p>-0,42503857416711</text:p>
          </table:table-cell>
          <table:table-cell table:formula="of:=[.I30]*[.$B30]" office:value-type="float" office:value="0.71140373393763" calcext:value-type="float">
            <text:p>0,71140373393763</text:p>
          </table:table-cell>
          <table:table-cell table:formula="of:=[.J30]*[.$B30]" office:value-type="float" office:value="0.8322611659449" calcext:value-type="float">
            <text:p>0,8322611659449</text:p>
          </table:table-cell>
          <table:table-cell table:formula="of:=[.K30]*[.$B30]" office:value-type="float" office:value="0.7912615807503" calcext:value-type="float">
            <text:p>0,7912615807503</text:p>
          </table:table-cell>
          <table:table-cell table:formula="of:=[.L30]*[.$B30]" office:value-type="float" office:value="-0.76469348935695" calcext:value-type="float">
            <text:p>-0,76469348935695</text:p>
          </table:table-cell>
          <table:table-cell table:formula="of:=[.M30]*[.$B30]" office:value-type="float" office:value="-0.351834499106025" calcext:value-type="float">
            <text:p>-0,351834499106025</text:p>
          </table:table-cell>
          <table:table-cell table:formula="of:=[.N30]*[.$B30]" office:value-type="float" office:value="-0.617489852200875" calcext:value-type="float">
            <text:p>-0,617489852200875</text:p>
          </table:table-cell>
          <table:table-cell table:formula="of:=[.O30]*[.$B30]" office:value-type="float" office:value="0.10453952236356" calcext:value-type="float">
            <text:p>0,10453952236356</text:p>
          </table:table-cell>
          <table:table-cell table:formula="of:=[.P30]*[.$B30]" office:value-type="float" office:value="-0.73761586794645" calcext:value-type="float">
            <text:p>-0,73761586794645</text:p>
          </table:table-cell>
          <table:table-cell table:formula="of:=[.Q30]*[.$B30]" office:value-type="float" office:value="-0.0909142913710875" calcext:value-type="float">
            <text:p>-0,090914291371088</text:p>
          </table:table-cell>
          <table:table-cell table:formula="of:=[.R30]*[.$B30]" office:value-type="float" office:value="-0.18039378929103" calcext:value-type="float">
            <text:p>-0,18039378929103</text:p>
          </table:table-cell>
          <table:table-cell table:formula="of:=[.S30]*[.$B30]" office:value-type="float" office:value="0.583576821383835" calcext:value-type="float">
            <text:p>0,583576821383835</text:p>
          </table:table-cell>
          <table:table-cell table:formula="of:=[.T30]*[.$B30]" office:value-type="float" office:value="-1.03710449425673" calcext:value-type="float">
            <text:p>-1,03710449425673</text:p>
          </table:table-cell>
          <table:table-cell table:formula="of:=[.U30]*[.$B30]" office:value-type="float" office:value="0.213803686788105" calcext:value-type="float">
            <text:p>0,213803686788105</text:p>
          </table:table-cell>
          <table:table-cell table:formula="of:=[.V30]*[.$B30]" office:value-type="float" office:value="0.69484103709495" calcext:value-type="float">
            <text:p>0,69484103709495</text:p>
          </table:table-cell>
          <table:table-cell table:formula="of:=[.W30]*[.$B30]" office:value-type="float" office:value="0.225729777250125" calcext:value-type="float">
            <text:p>0,225729777250125</text:p>
          </table:table-cell>
          <table:table-cell table:formula="of:=[.X30]*[.$B30]" office:value-type="float" office:value="-0.7263261515415" calcext:value-type="float">
            <text:p>-0,7263261515415</text:p>
          </table:table-cell>
          <table:table-cell table:formula="of:=[.Y30]*[.$B30]" office:value-type="float" office:value="0.15953194103805" calcext:value-type="float">
            <text:p>0,15953194103805</text:p>
          </table:table-cell>
          <table:table-cell table:formula="of:=[.Z30]*[.$B30]" office:value-type="float" office:value="0.267269721168795" calcext:value-type="float">
            <text:p>0,267269721168795</text:p>
          </table:table-cell>
          <table:table-cell table:formula="of:=[.AA30]*[.$B30]" office:value-type="float" office:value="0.188314029234975" calcext:value-type="float">
            <text:p>0,188314029234975</text:p>
          </table:table-cell>
          <table:table-cell table:formula="of:=[.AB30]*[.$B30]" office:value-type="float" office:value="0.374469309407985" calcext:value-type="float">
            <text:p>0,374469309407985</text:p>
          </table:table-cell>
          <table:table-cell table:formula="of:=[.AC30]*[.$B30]" office:value-type="float" office:value="-0.101305661072895" calcext:value-type="float">
            <text:p>-0,101305661072895</text:p>
          </table:table-cell>
          <table:table-cell table:formula="of:=[.AD30]*[.$B30]" office:value-type="float" office:value="0.39816839777607" calcext:value-type="float">
            <text:p>0,39816839777607</text:p>
          </table:table-cell>
          <table:table-cell table:formula="of:=[.AE30]*[.$B30]" office:value-type="float" office:value="-0.98715419104428" calcext:value-type="float">
            <text:p>-0,98715419104428</text:p>
          </table:table-cell>
          <table:table-cell table:formula="of:=[.AF30]*[.$B30]" office:value-type="float" office:value="0.740445660385725" calcext:value-type="float">
            <text:p>0,740445660385725</text:p>
          </table:table-cell>
          <table:table-cell table:formula="of:=[.AG30]*[.$B30]" office:value-type="float" office:value="-0.91330368626625" calcext:value-type="float">
            <text:p>-0,91330368626625</text:p>
          </table:table-cell>
          <table:table-cell table:formula="of:=[.AH30]*[.$B30]" office:value-type="float" office:value="0.73931533934055" calcext:value-type="float">
            <text:p>0,73931533934055</text:p>
          </table:table-cell>
          <table:table-cell table:formula="of:=[.AI30]*[.$B30]" office:value-type="float" office:value="-0.59120239805583" calcext:value-type="float">
            <text:p>-0,59120239805583</text:p>
          </table:table-cell>
          <table:table-cell table:formula="of:=[.AJ30]*[.$B30]" office:value-type="float" office:value="-0.0315917732089635" calcext:value-type="float">
            <text:p>-0,03159177320896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1]*[.$B31]" office:value-type="float" office:value="0.345686670750773" calcext:value-type="float">
            <text:p>0,345686670750773</text:p>
          </table:table-cell>
          <table:table-cell table:formula="of:=[.F31]*[.$B31]" office:value-type="float" office:value="0.0802608954103802" calcext:value-type="float">
            <text:p>0,08026089541038</text:p>
          </table:table-cell>
          <table:table-cell table:formula="of:=[.G31]*[.$B31]" office:value-type="float" office:value="-0.259122403280829" calcext:value-type="float">
            <text:p>-0,259122403280829</text:p>
          </table:table-cell>
          <table:table-cell table:formula="of:=[.H31]*[.$B31]" office:value-type="float" office:value="-0.772431288640843" calcext:value-type="float">
            <text:p>-0,772431288640843</text:p>
          </table:table-cell>
          <table:table-cell table:formula="of:=[.I31]*[.$B31]" office:value-type="float" office:value="0.69640434251439" calcext:value-type="float">
            <text:p>0,69640434251439</text:p>
          </table:table-cell>
          <table:table-cell table:formula="of:=[.J31]*[.$B31]" office:value-type="float" office:value="1.03814060818103" calcext:value-type="float">
            <text:p>1,03814060818103</text:p>
          </table:table-cell>
          <table:table-cell table:formula="of:=[.K31]*[.$B31]" office:value-type="float" office:value="0.656593076395789" calcext:value-type="float">
            <text:p>0,656593076395789</text:p>
          </table:table-cell>
          <table:table-cell table:formula="of:=[.L31]*[.$B31]" office:value-type="float" office:value="-1.07680523920652" calcext:value-type="float">
            <text:p>-1,07680523920652</text:p>
          </table:table-cell>
          <table:table-cell table:formula="of:=[.M31]*[.$B31]" office:value-type="float" office:value="-0.778415001482092" calcext:value-type="float">
            <text:p>-0,778415001482092</text:p>
          </table:table-cell>
          <table:table-cell table:formula="of:=[.N31]*[.$B31]" office:value-type="float" office:value="-0.750010792980597" calcext:value-type="float">
            <text:p>-0,750010792980597</text:p>
          </table:table-cell>
          <table:table-cell table:formula="of:=[.O31]*[.$B31]" office:value-type="float" office:value="0.00575980530807473" calcext:value-type="float">
            <text:p>0,005759805308075</text:p>
          </table:table-cell>
          <table:table-cell table:formula="of:=[.P31]*[.$B31]" office:value-type="float" office:value="-0.938593943625722" calcext:value-type="float">
            <text:p>-0,938593943625722</text:p>
          </table:table-cell>
          <table:table-cell table:formula="of:=[.Q31]*[.$B31]" office:value-type="float" office:value="-0.141356584216036" calcext:value-type="float">
            <text:p>-0,141356584216036</text:p>
          </table:table-cell>
          <table:table-cell table:formula="of:=[.R31]*[.$B31]" office:value-type="float" office:value="-0.295652714217082" calcext:value-type="float">
            <text:p>-0,295652714217082</text:p>
          </table:table-cell>
          <table:table-cell table:formula="of:=[.S31]*[.$B31]" office:value-type="float" office:value="0.797936503811382" calcext:value-type="float">
            <text:p>0,797936503811382</text:p>
          </table:table-cell>
          <table:table-cell table:formula="of:=[.T31]*[.$B31]" office:value-type="float" office:value="-0.994763195289396" calcext:value-type="float">
            <text:p>-0,994763195289396</text:p>
          </table:table-cell>
          <table:table-cell table:formula="of:=[.U31]*[.$B31]" office:value-type="float" office:value="-0.0794709818437405" calcext:value-type="float">
            <text:p>-0,079470981843741</text:p>
          </table:table-cell>
          <table:table-cell table:formula="of:=[.V31]*[.$B31]" office:value-type="float" office:value="1.30664768545313" calcext:value-type="float">
            <text:p>1,30664768545313</text:p>
          </table:table-cell>
          <table:table-cell table:formula="of:=[.W31]*[.$B31]" office:value-type="float" office:value="0.174406913461429" calcext:value-type="float">
            <text:p>0,174406913461429</text:p>
          </table:table-cell>
          <table:table-cell table:formula="of:=[.X31]*[.$B31]" office:value-type="float" office:value="-1.01523565520703" calcext:value-type="float">
            <text:p>-1,01523565520703</text:p>
          </table:table-cell>
          <table:table-cell table:formula="of:=[.Y31]*[.$B31]" office:value-type="float" office:value="0.0467717047398996" calcext:value-type="float">
            <text:p>0,0467717047399</text:p>
          </table:table-cell>
          <table:table-cell table:formula="of:=[.Z31]*[.$B31]" office:value-type="float" office:value="0.194104882772072" calcext:value-type="float">
            <text:p>0,194104882772072</text:p>
          </table:table-cell>
          <table:table-cell table:formula="of:=[.AA31]*[.$B31]" office:value-type="float" office:value="0.0614204959211613" calcext:value-type="float">
            <text:p>0,061420495921161</text:p>
          </table:table-cell>
          <table:table-cell table:formula="of:=[.AB31]*[.$B31]" office:value-type="float" office:value="0.39122583366711" calcext:value-type="float">
            <text:p>0,39122583366711</text:p>
          </table:table-cell>
          <table:table-cell table:formula="of:=[.AC31]*[.$B31]" office:value-type="float" office:value="0.301808278793566" calcext:value-type="float">
            <text:p>0,301808278793566</text:p>
          </table:table-cell>
          <table:table-cell table:formula="of:=[.AD31]*[.$B31]" office:value-type="float" office:value="0.776697281511593" calcext:value-type="float">
            <text:p>0,776697281511593</text:p>
          </table:table-cell>
          <table:table-cell table:formula="of:=[.AE31]*[.$B31]" office:value-type="float" office:value="-1.33904524602493" calcext:value-type="float">
            <text:p>-1,33904524602493</text:p>
          </table:table-cell>
          <table:table-cell table:formula="of:=[.AF31]*[.$B31]" office:value-type="float" office:value="0.852161339846024" calcext:value-type="float">
            <text:p>0,852161339846024</text:p>
          </table:table-cell>
          <table:table-cell table:formula="of:=[.AG31]*[.$B31]" office:value-type="float" office:value="-1.35115843310869" calcext:value-type="float">
            <text:p>-1,35115843310869</text:p>
          </table:table-cell>
          <table:table-cell table:formula="of:=[.AH31]*[.$B31]" office:value-type="float" office:value="0.952367455134782" calcext:value-type="float">
            <text:p>0,952367455134782</text:p>
          </table:table-cell>
          <table:table-cell table:formula="of:=[.AI31]*[.$B31]" office:value-type="float" office:value="-0.0204255642965689" calcext:value-type="float">
            <text:p>-0,020425564296569</text:p>
          </table:table-cell>
          <table:table-cell table:formula="of:=[.AJ31]*[.$B31]" office:value-type="float" office:value="-0.0911273217575213" calcext:value-type="float">
            <text:p>-0,0911273217575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2]*[.$B32]" office:value-type="float" office:value="-0.124956558479776" calcext:value-type="float">
            <text:p>-0,124956558479776</text:p>
          </table:table-cell>
          <table:table-cell table:formula="of:=[.F32]*[.$B32]" office:value-type="float" office:value="1.34732541172577" calcext:value-type="float">
            <text:p>1,34732541172577</text:p>
          </table:table-cell>
          <table:table-cell table:formula="of:=[.G32]*[.$B32]" office:value-type="float" office:value="-0.0449496351614146" calcext:value-type="float">
            <text:p>-0,044949635161415</text:p>
          </table:table-cell>
          <table:table-cell table:formula="of:=[.H32]*[.$B32]" office:value-type="float" office:value="-0.284194938204027" calcext:value-type="float">
            <text:p>-0,284194938204027</text:p>
          </table:table-cell>
          <table:table-cell table:formula="of:=[.I32]*[.$B32]" office:value-type="float" office:value="2.21157405253494" calcext:value-type="float">
            <text:p>2,21157405253494</text:p>
          </table:table-cell>
          <table:table-cell table:formula="of:=[.J32]*[.$B32]" office:value-type="float" office:value="0.459109286219337" calcext:value-type="float">
            <text:p>0,459109286219337</text:p>
          </table:table-cell>
          <table:table-cell table:formula="of:=[.K32]*[.$B32]" office:value-type="float" office:value="-0.0106781222579409" calcext:value-type="float">
            <text:p>-0,010678122257941</text:p>
          </table:table-cell>
          <table:table-cell table:formula="of:=[.L32]*[.$B32]" office:value-type="float" office:value="0.552347365070335" calcext:value-type="float">
            <text:p>0,552347365070335</text:p>
          </table:table-cell>
          <table:table-cell table:formula="of:=[.M32]*[.$B32]" office:value-type="float" office:value="0.802261711885347" calcext:value-type="float">
            <text:p>0,802261711885347</text:p>
          </table:table-cell>
          <table:table-cell table:formula="of:=[.N32]*[.$B32]" office:value-type="float" office:value="0.560198977551681" calcext:value-type="float">
            <text:p>0,560198977551681</text:p>
          </table:table-cell>
          <table:table-cell table:formula="of:=[.O32]*[.$B32]" office:value-type="float" office:value="2.13963378038779" calcext:value-type="float">
            <text:p>2,13963378038779</text:p>
          </table:table-cell>
          <table:table-cell table:formula="of:=[.P32]*[.$B32]" office:value-type="float" office:value="-0.516459936776443" calcext:value-type="float">
            <text:p>-0,516459936776443</text:p>
          </table:table-cell>
          <table:table-cell table:formula="of:=[.Q32]*[.$B32]" office:value-type="float" office:value="1.17998851066338" calcext:value-type="float">
            <text:p>1,17998851066338</text:p>
          </table:table-cell>
          <table:table-cell table:formula="of:=[.R32]*[.$B32]" office:value-type="float" office:value="0.0299858838538384" calcext:value-type="float">
            <text:p>0,029985883853839</text:p>
          </table:table-cell>
          <table:table-cell table:formula="of:=[.S32]*[.$B32]" office:value-type="float" office:value="0.605580521040135" calcext:value-type="float">
            <text:p>0,605580521040135</text:p>
          </table:table-cell>
          <table:table-cell table:formula="of:=[.T32]*[.$B32]" office:value-type="float" office:value="0.76255588985202" calcext:value-type="float">
            <text:p>0,76255588985202</text:p>
          </table:table-cell>
          <table:table-cell table:formula="of:=[.U32]*[.$B32]" office:value-type="float" office:value="0.439216989081567" calcext:value-type="float">
            <text:p>0,439216989081567</text:p>
          </table:table-cell>
          <table:table-cell table:formula="of:=[.V32]*[.$B32]" office:value-type="float" office:value="0.38747457166122" calcext:value-type="float">
            <text:p>0,38747457166122</text:p>
          </table:table-cell>
          <table:table-cell table:formula="of:=[.W32]*[.$B32]" office:value-type="float" office:value="0.531566497362716" calcext:value-type="float">
            <text:p>0,531566497362716</text:p>
          </table:table-cell>
          <table:table-cell table:formula="of:=[.X32]*[.$B32]" office:value-type="float" office:value="0.452594434383852" calcext:value-type="float">
            <text:p>0,452594434383852</text:p>
          </table:table-cell>
          <table:table-cell table:formula="of:=[.Y32]*[.$B32]" office:value-type="float" office:value="0.0698040009145794" calcext:value-type="float">
            <text:p>0,069804000914579</text:p>
          </table:table-cell>
          <table:table-cell table:formula="of:=[.Z32]*[.$B32]" office:value-type="float" office:value="0.135974418469698" calcext:value-type="float">
            <text:p>0,135974418469698</text:p>
          </table:table-cell>
          <table:table-cell table:formula="of:=[.AA32]*[.$B32]" office:value-type="float" office:value="0.89354287547478" calcext:value-type="float">
            <text:p>0,89354287547478</text:p>
          </table:table-cell>
          <table:table-cell table:formula="of:=[.AB32]*[.$B32]" office:value-type="float" office:value="0.619333471960745" calcext:value-type="float">
            <text:p>0,619333471960745</text:p>
          </table:table-cell>
          <table:table-cell table:formula="of:=[.AC32]*[.$B32]" office:value-type="float" office:value="0.0627629769430039" calcext:value-type="float">
            <text:p>0,062762976943004</text:p>
          </table:table-cell>
          <table:table-cell table:formula="of:=[.AD32]*[.$B32]" office:value-type="float" office:value="0.122129166896815" calcext:value-type="float">
            <text:p>0,122129166896815</text:p>
          </table:table-cell>
          <table:table-cell table:formula="of:=[.AE32]*[.$B32]" office:value-type="float" office:value="-0.517699292869872" calcext:value-type="float">
            <text:p>-0,517699292869872</text:p>
          </table:table-cell>
          <table:table-cell table:formula="of:=[.AF32]*[.$B32]" office:value-type="float" office:value="0.29116695806038" calcext:value-type="float">
            <text:p>0,29116695806038</text:p>
          </table:table-cell>
          <table:table-cell table:formula="of:=[.AG32]*[.$B32]" office:value-type="float" office:value="0.618059003493933" calcext:value-type="float">
            <text:p>0,618059003493933</text:p>
          </table:table-cell>
          <table:table-cell table:formula="of:=[.AH32]*[.$B32]" office:value-type="float" office:value="0.792215791292269" calcext:value-type="float">
            <text:p>0,792215791292269</text:p>
          </table:table-cell>
          <table:table-cell table:formula="of:=[.AI32]*[.$B32]" office:value-type="float" office:value="0.86607897319752" calcext:value-type="float">
            <text:p>0,86607897319752</text:p>
          </table:table-cell>
          <table:table-cell table:formula="of:=[.AJ32]*[.$B32]" office:value-type="float" office:value="-0.275263328150482" calcext:value-type="float">
            <text:p>-0,27526332815048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3]*[.$B33]" office:value-type="float" office:value="0.0925787325384883" calcext:value-type="float">
            <text:p>0,092578732538488</text:p>
          </table:table-cell>
          <table:table-cell table:formula="of:=[.F33]*[.$B33]" office:value-type="float" office:value="0.00869960631643467" calcext:value-type="float">
            <text:p>0,008699606316435</text:p>
          </table:table-cell>
          <table:table-cell table:formula="of:=[.G33]*[.$B33]" office:value-type="float" office:value="0.12634733886073" calcext:value-type="float">
            <text:p>0,12634733886073</text:p>
          </table:table-cell>
          <table:table-cell table:formula="of:=[.H33]*[.$B33]" office:value-type="float" office:value="-0.012979924920197" calcext:value-type="float">
            <text:p>-0,012979924920197</text:p>
          </table:table-cell>
          <table:table-cell table:formula="of:=[.I33]*[.$B33]" office:value-type="float" office:value="0.118724111987876" calcext:value-type="float">
            <text:p>0,118724111987876</text:p>
          </table:table-cell>
          <table:table-cell table:formula="of:=[.J33]*[.$B33]" office:value-type="float" office:value="0.139475119934644" calcext:value-type="float">
            <text:p>0,139475119934644</text:p>
          </table:table-cell>
          <table:table-cell table:formula="of:=[.K33]*[.$B33]" office:value-type="float" office:value="0.160300807513785" calcext:value-type="float">
            <text:p>0,160300807513785</text:p>
          </table:table-cell>
          <table:table-cell table:formula="of:=[.L33]*[.$B33]" office:value-type="float" office:value="-0.175373768932453" calcext:value-type="float">
            <text:p>-0,175373768932453</text:p>
          </table:table-cell>
          <table:table-cell table:formula="of:=[.M33]*[.$B33]" office:value-type="float" office:value="-0.240989349310632" calcext:value-type="float">
            <text:p>-0,240989349310632</text:p>
          </table:table-cell>
          <table:table-cell table:formula="of:=[.N33]*[.$B33]" office:value-type="float" office:value="-0.166737523554641" calcext:value-type="float">
            <text:p>-0,166737523554641</text:p>
          </table:table-cell>
          <table:table-cell table:formula="of:=[.O33]*[.$B33]" office:value-type="float" office:value="-0.104449792325447" calcext:value-type="float">
            <text:p>-0,104449792325447</text:p>
          </table:table-cell>
          <table:table-cell table:formula="of:=[.P33]*[.$B33]" office:value-type="float" office:value="-0.074975891987152" calcext:value-type="float">
            <text:p>-0,074975891987152</text:p>
          </table:table-cell>
          <table:table-cell table:formula="of:=[.Q33]*[.$B33]" office:value-type="float" office:value="-0.108970500372631" calcext:value-type="float">
            <text:p>-0,108970500372631</text:p>
          </table:table-cell>
          <table:table-cell table:formula="of:=[.R33]*[.$B33]" office:value-type="float" office:value="-0.116542196613601" calcext:value-type="float">
            <text:p>-0,116542196613601</text:p>
          </table:table-cell>
          <table:table-cell table:formula="of:=[.S33]*[.$B33]" office:value-type="float" office:value="0.130562122666417" calcext:value-type="float">
            <text:p>0,130562122666417</text:p>
          </table:table-cell>
          <table:table-cell table:formula="of:=[.T33]*[.$B33]" office:value-type="float" office:value="-0.213941639718726" calcext:value-type="float">
            <text:p>-0,213941639718726</text:p>
          </table:table-cell>
          <table:table-cell table:formula="of:=[.U33]*[.$B33]" office:value-type="float" office:value="0.092714832995694" calcext:value-type="float">
            <text:p>0,092714832995694</text:p>
          </table:table-cell>
          <table:table-cell table:formula="of:=[.V33]*[.$B33]" office:value-type="float" office:value="0.0993260799577865" calcext:value-type="float">
            <text:p>0,099326079957787</text:p>
          </table:table-cell>
          <table:table-cell table:formula="of:=[.W33]*[.$B33]" office:value-type="float" office:value="0.065203935179422" calcext:value-type="float">
            <text:p>0,065203935179422</text:p>
          </table:table-cell>
          <table:table-cell table:formula="of:=[.X33]*[.$B33]" office:value-type="float" office:value="-0.192454444477259" calcext:value-type="float">
            <text:p>-0,192454444477259</text:p>
          </table:table-cell>
          <table:table-cell table:formula="of:=[.Y33]*[.$B33]" office:value-type="float" office:value="0.0821094824254224" calcext:value-type="float">
            <text:p>0,082109482425422</text:p>
          </table:table-cell>
          <table:table-cell table:formula="of:=[.Z33]*[.$B33]" office:value-type="float" office:value="0.109422333465695" calcext:value-type="float">
            <text:p>0,109422333465695</text:p>
          </table:table-cell>
          <table:table-cell table:formula="of:=[.AA33]*[.$B33]" office:value-type="float" office:value="0.0687668412474953" calcext:value-type="float">
            <text:p>0,068766841247495</text:p>
          </table:table-cell>
          <table:table-cell table:formula="of:=[.AB33]*[.$B33]" office:value-type="float" office:value="-0.09305010805792" calcext:value-type="float">
            <text:p>-0,09305010805792</text:p>
          </table:table-cell>
          <table:table-cell table:formula="of:=[.AC33]*[.$B33]" office:value-type="float" office:value="-0.078764976109365" calcext:value-type="float">
            <text:p>-0,078764976109365</text:p>
          </table:table-cell>
          <table:table-cell table:formula="of:=[.AD33]*[.$B33]" office:value-type="float" office:value="0.103440784430061" calcext:value-type="float">
            <text:p>0,103440784430061</text:p>
          </table:table-cell>
          <table:table-cell table:formula="of:=[.AE33]*[.$B33]" office:value-type="float" office:value="-0.0552566517732788" calcext:value-type="float">
            <text:p>-0,055256651773279</text:p>
          </table:table-cell>
          <table:table-cell table:formula="of:=[.AF33]*[.$B33]" office:value-type="float" office:value="0.139323172860014" calcext:value-type="float">
            <text:p>0,139323172860014</text:p>
          </table:table-cell>
          <table:table-cell table:formula="of:=[.AG33]*[.$B33]" office:value-type="float" office:value="-0.283266627436624" calcext:value-type="float">
            <text:p>-0,283266627436624</text:p>
          </table:table-cell>
          <table:table-cell table:formula="of:=[.AH33]*[.$B33]" office:value-type="float" office:value="0.131603802900966" calcext:value-type="float">
            <text:p>0,131603802900966</text:p>
          </table:table-cell>
          <table:table-cell table:formula="of:=[.AI33]*[.$B33]" office:value-type="float" office:value="-0.378260889638827" calcext:value-type="float">
            <text:p>-0,378260889638827</text:p>
          </table:table-cell>
          <table:table-cell table:formula="of:=[.AJ33]*[.$B33]" office:value-type="float" office:value="0.120135494575346" calcext:value-type="float">
            <text:p>0,12013549457534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4]*[.$B34]" office:value-type="float" office:value="0.164146480963535" calcext:value-type="float">
            <text:p>0,164146480963535</text:p>
          </table:table-cell>
          <table:table-cell table:formula="of:=[.F34]*[.$B34]" office:value-type="float" office:value="-0.1117743288485" calcext:value-type="float">
            <text:p>-0,1117743288485</text:p>
          </table:table-cell>
          <table:table-cell table:formula="of:=[.G34]*[.$B34]" office:value-type="float" office:value="0.242505389967158" calcext:value-type="float">
            <text:p>0,242505389967158</text:p>
          </table:table-cell>
          <table:table-cell table:formula="of:=[.H34]*[.$B34]" office:value-type="float" office:value="-0.122389201231463" calcext:value-type="float">
            <text:p>-0,122389201231463</text:p>
          </table:table-cell>
          <table:table-cell table:formula="of:=[.I34]*[.$B34]" office:value-type="float" office:value="0.329153301090823" calcext:value-type="float">
            <text:p>0,329153301090823</text:p>
          </table:table-cell>
          <table:table-cell table:formula="of:=[.J34]*[.$B34]" office:value-type="float" office:value="0.409968206612074" calcext:value-type="float">
            <text:p>0,409968206612074</text:p>
          </table:table-cell>
          <table:table-cell table:formula="of:=[.K34]*[.$B34]" office:value-type="float" office:value="0.454066234354104" calcext:value-type="float">
            <text:p>0,454066234354104</text:p>
          </table:table-cell>
          <table:table-cell table:formula="of:=[.L34]*[.$B34]" office:value-type="float" office:value="-0.510319282123475" calcext:value-type="float">
            <text:p>-0,510319282123475</text:p>
          </table:table-cell>
          <table:table-cell table:formula="of:=[.M34]*[.$B34]" office:value-type="float" office:value="-0.558230066957145" calcext:value-type="float">
            <text:p>-0,558230066957145</text:p>
          </table:table-cell>
          <table:table-cell table:formula="of:=[.N34]*[.$B34]" office:value-type="float" office:value="-0.493303257617565" calcext:value-type="float">
            <text:p>-0,493303257617565</text:p>
          </table:table-cell>
          <table:table-cell table:formula="of:=[.O34]*[.$B34]" office:value-type="float" office:value="-0.055503050435822" calcext:value-type="float">
            <text:p>-0,055503050435822</text:p>
          </table:table-cell>
          <table:table-cell table:formula="of:=[.P34]*[.$B34]" office:value-type="float" office:value="-0.304632046094991" calcext:value-type="float">
            <text:p>-0,304632046094991</text:p>
          </table:table-cell>
          <table:table-cell table:formula="of:=[.Q34]*[.$B34]" office:value-type="float" office:value="-0.391621730669433" calcext:value-type="float">
            <text:p>-0,391621730669433</text:p>
          </table:table-cell>
          <table:table-cell table:formula="of:=[.R34]*[.$B34]" office:value-type="float" office:value="-0.210488764566601" calcext:value-type="float">
            <text:p>-0,210488764566601</text:p>
          </table:table-cell>
          <table:table-cell table:formula="of:=[.S34]*[.$B34]" office:value-type="float" office:value="0.342990330154195" calcext:value-type="float">
            <text:p>0,342990330154195</text:p>
          </table:table-cell>
          <table:table-cell table:formula="of:=[.T34]*[.$B34]" office:value-type="float" office:value="-0.504425486292002" calcext:value-type="float">
            <text:p>-0,504425486292002</text:p>
          </table:table-cell>
          <table:table-cell table:formula="of:=[.U34]*[.$B34]" office:value-type="float" office:value="0.120286526380509" calcext:value-type="float">
            <text:p>0,120286526380509</text:p>
          </table:table-cell>
          <table:table-cell table:formula="of:=[.V34]*[.$B34]" office:value-type="float" office:value="0.412666411916858" calcext:value-type="float">
            <text:p>0,412666411916858</text:p>
          </table:table-cell>
          <table:table-cell table:formula="of:=[.W34]*[.$B34]" office:value-type="float" office:value="0.259343342969958" calcext:value-type="float">
            <text:p>0,259343342969958</text:p>
          </table:table-cell>
          <table:table-cell table:formula="of:=[.X34]*[.$B34]" office:value-type="float" office:value="-0.397043141968957" calcext:value-type="float">
            <text:p>-0,397043141968957</text:p>
          </table:table-cell>
          <table:table-cell table:formula="of:=[.Y34]*[.$B34]" office:value-type="float" office:value="0.272197973426279" calcext:value-type="float">
            <text:p>0,272197973426279</text:p>
          </table:table-cell>
          <table:table-cell table:formula="of:=[.Z34]*[.$B34]" office:value-type="float" office:value="0.229342649372261" calcext:value-type="float">
            <text:p>0,229342649372261</text:p>
          </table:table-cell>
          <table:table-cell table:formula="of:=[.AA34]*[.$B34]" office:value-type="float" office:value="0.264921475884323" calcext:value-type="float">
            <text:p>0,264921475884323</text:p>
          </table:table-cell>
          <table:table-cell table:formula="of:=[.AB34]*[.$B34]" office:value-type="float" office:value="-0.163334986605721" calcext:value-type="float">
            <text:p>-0,163334986605721</text:p>
          </table:table-cell>
          <table:table-cell table:formula="of:=[.AC34]*[.$B34]" office:value-type="float" office:value="-0.211082636096145" calcext:value-type="float">
            <text:p>-0,211082636096145</text:p>
          </table:table-cell>
          <table:table-cell table:formula="of:=[.AD34]*[.$B34]" office:value-type="float" office:value="0.411956111940538" calcext:value-type="float">
            <text:p>0,411956111940538</text:p>
          </table:table-cell>
          <table:table-cell table:formula="of:=[.AE34]*[.$B34]" office:value-type="float" office:value="-0.46710410000744" calcext:value-type="float">
            <text:p>-0,46710410000744</text:p>
          </table:table-cell>
          <table:table-cell table:formula="of:=[.AF34]*[.$B34]" office:value-type="float" office:value="0.350132034256565" calcext:value-type="float">
            <text:p>0,350132034256565</text:p>
          </table:table-cell>
          <table:table-cell table:formula="of:=[.AG34]*[.$B34]" office:value-type="float" office:value="-0.679643639628206" calcext:value-type="float">
            <text:p>-0,679643639628206</text:p>
          </table:table-cell>
          <table:table-cell table:formula="of:=[.AH34]*[.$B34]" office:value-type="float" office:value="0.285808798817093" calcext:value-type="float">
            <text:p>0,285808798817093</text:p>
          </table:table-cell>
          <table:table-cell table:formula="of:=[.AI34]*[.$B34]" office:value-type="float" office:value="-0.751873670378094" calcext:value-type="float">
            <text:p>-0,751873670378094</text:p>
          </table:table-cell>
          <table:table-cell table:formula="of:=[.AJ34]*[.$B34]" office:value-type="float" office:value="0.196506673088658" calcext:value-type="float">
            <text:p>0,196506673088658</text:p>
          </table:table-cell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biases</text:p>
          </table:table-cell>
          <table:table-cell office:value-type="float" office:value="0.3798068" calcext:value-type="float">
            <text:p>0,3798068</text:p>
          </table:table-cell>
          <table:table-cell office:value-type="float" office:value="0.1741453" calcext:value-type="float">
            <text:p>0,1741453</text:p>
          </table:table-cell>
          <table:table-cell office:value-type="float" office:value="0.1716024" calcext:value-type="float">
            <text:p>0,1716024</text:p>
          </table:table-cell>
          <table:table-cell office:value-type="float" office:value="-0.20327316" calcext:value-type="float">
            <text:p>-0,20327316</text:p>
          </table:table-cell>
          <table:table-cell office:value-type="float" office:value="0.41395247" calcext:value-type="float">
            <text:p>0,41395247</text:p>
          </table:table-cell>
          <table:table-cell office:value-type="float" office:value="0.30380782" calcext:value-type="float">
            <text:p>0,30380782</text:p>
          </table:table-cell>
          <table:table-cell office:value-type="float" office:value="0.2898274" calcext:value-type="float">
            <text:p>0,2898274</text:p>
          </table:table-cell>
          <table:table-cell office:value-type="float" office:value="-0.44871184" calcext:value-type="float">
            <text:p>-0,44871184</text:p>
          </table:table-cell>
          <table:table-cell office:value-type="float" office:value="-0.48813766" calcext:value-type="float">
            <text:p>-0,48813766</text:p>
          </table:table-cell>
          <table:table-cell office:value-type="float" office:value="-0.22660254" calcext:value-type="float">
            <text:p>-0,22660254</text:p>
          </table:table-cell>
          <table:table-cell office:value-type="float" office:value="0.19256985" calcext:value-type="float">
            <text:p>0,19256985</text:p>
          </table:table-cell>
          <table:table-cell office:value-type="float" office:value="-0.4530157" calcext:value-type="float">
            <text:p>-0,4530157</text:p>
          </table:table-cell>
          <table:table-cell office:value-type="float" office:value="-0.1967599" calcext:value-type="float">
            <text:p>-0,1967599</text:p>
          </table:table-cell>
          <table:table-cell office:value-type="float" office:value="-0.30941266" calcext:value-type="float">
            <text:p>-0,30941266</text:p>
          </table:table-cell>
          <table:table-cell office:value-type="float" office:value="0.11433575" calcext:value-type="float">
            <text:p>0,11433575</text:p>
          </table:table-cell>
          <table:table-cell office:value-type="float" office:value="-0.65363306" calcext:value-type="float">
            <text:p>-0,65363306</text:p>
          </table:table-cell>
          <table:table-cell office:value-type="float" office:value="0.38516045" calcext:value-type="float">
            <text:p>0,38516045</text:p>
          </table:table-cell>
          <table:table-cell office:value-type="float" office:value="0.3806317" calcext:value-type="float">
            <text:p>0,3806317</text:p>
          </table:table-cell>
          <table:table-cell office:value-type="float" office:value="0.048304923" calcext:value-type="float">
            <text:p>0,048304923</text:p>
          </table:table-cell>
          <table:table-cell office:value-type="float" office:value="-0.4378146" calcext:value-type="float">
            <text:p>-0,4378146</text:p>
          </table:table-cell>
          <table:table-cell office:value-type="float" office:value="0.27833444" calcext:value-type="float">
            <text:p>0,27833444</text:p>
          </table:table-cell>
          <table:table-cell office:value-type="float" office:value="0.13053766" calcext:value-type="float">
            <text:p>0,13053766</text:p>
          </table:table-cell>
          <table:table-cell office:value-type="float" office:value="0.25619498" calcext:value-type="float">
            <text:p>0,25619498</text:p>
          </table:table-cell>
          <table:table-cell office:value-type="float" office:value="-0.07780916" calcext:value-type="float">
            <text:p>-0,07780916</text:p>
          </table:table-cell>
          <table:table-cell office:value-type="float" office:value="-0.27254397" calcext:value-type="float">
            <text:p>-0,27254397</text:p>
          </table:table-cell>
          <table:table-cell office:value-type="float" office:value="0.21477363" calcext:value-type="float">
            <text:p>0,21477363</text:p>
          </table:table-cell>
          <table:table-cell office:value-type="float" office:value="-0.01549295" calcext:value-type="float">
            <text:p>-0,01549295</text:p>
          </table:table-cell>
          <table:table-cell office:value-type="float" office:value="0.31145543" calcext:value-type="float">
            <text:p>0,31145543</text:p>
          </table:table-cell>
          <table:table-cell office:value-type="float" office:value="-0.7736638" calcext:value-type="float">
            <text:p>-0,7736638</text:p>
          </table:table-cell>
          <table:table-cell office:value-type="float" office:value="0.31184977" calcext:value-type="float">
            <text:p>0,31184977</text:p>
          </table:table-cell>
          <table:table-cell office:value-type="float" office:value="-0.93619066" calcext:value-type="float">
            <text:p>-0,93619066</text:p>
          </table:table-cell>
          <table:table-cell office:value-type="float" office:value="0.06432416" calcext:value-type="float">
            <text:p>0,06432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alida layer</text:p>
          </table:table-cell>
          <table:table-cell table:formula="of:=SUM([.E38:.E69])+[.E71]" office:value-type="float" office:value="7.77001253658343" calcext:value-type="float">
            <text:p>7,77001253658343</text:p>
          </table:table-cell>
          <table:table-cell table:formula="of:=SUM([.F38:.F69])+[.F71]" office:value-type="float" office:value="21.1378908940483" calcext:value-type="float">
            <text:p>21,1378908940483</text:p>
          </table:table-cell>
          <table:table-cell table:formula="of:=SUM([.G38:.G69])+[.G71]" office:value-type="float" office:value="8.87740342512526" calcext:value-type="float">
            <text:p>8,87740342512526</text:p>
          </table:table-cell>
          <table:table-cell table:formula="of:=SUM([.H38:.H69])+[.H71]" office:value-type="float" office:value="-5.4273855929146" calcext:value-type="float">
            <text:p>-5,4273855929146</text:p>
          </table:table-cell>
          <table:table-cell table:formula="of:=SUM([.I38:.I69])+[.I71]" office:value-type="float" office:value="23.9080776831786" calcext:value-type="float">
            <text:p>23,9080776831786</text:p>
          </table:table-cell>
          <table:table-cell table:formula="of:=SUM([.J38:.J69])+[.J71]" office:value-type="float" office:value="9.52128472453626" calcext:value-type="float">
            <text:p>9,52128472453626</text:p>
          </table:table-cell>
          <table:table-cell table:formula="of:=SUM([.K38:.K69])+[.K71]" office:value-type="float" office:value="4.01119431833917" calcext:value-type="float">
            <text:p>4,01119431833917</text:p>
          </table:table-cell>
          <table:table-cell table:formula="of:=SUM([.L38:.L69])+[.L71]" office:value-type="float" office:value="6.70835420329311" calcext:value-type="float">
            <text:p>6,70835420329311</text:p>
          </table:table-cell>
          <table:table-cell table:formula="of:=SUM([.M38:.M69])+[.M71]" office:value-type="float" office:value="9.53697382747453" calcext:value-type="float">
            <text:p>9,53697382747453</text:p>
          </table:table-cell>
          <table:table-cell table:formula="of:=SUM([.N38:.N69])+[.N71]" office:value-type="float" office:value="8.57372493409296" calcext:value-type="float">
            <text:p>8,57372493409296</text:p>
          </table:table-cell>
          <table:table-cell table:formula="of:=SUM([.O38:.O69])+[.O71]" office:value-type="float" office:value="26.4822785431975" calcext:value-type="float">
            <text:p>26,4822785431975</text:p>
          </table:table-cell>
          <table:table-cell table:formula="of:=SUM([.P38:.P69])+[.P71]" office:value-type="float" office:value="-10.6085547463516" calcext:value-type="float">
            <text:p>-10,6085547463516</text:p>
          </table:table-cell>
          <table:table-cell table:formula="of:=SUM([.Q38:.Q69])+[.Q71]" office:value-type="float" office:value="13.925152008013" calcext:value-type="float">
            <text:p>13,925152008013</text:p>
          </table:table-cell>
          <table:table-cell table:formula="of:=SUM([.R38:.R69])+[.R71]" office:value-type="float" office:value="-7.57274621176856" calcext:value-type="float">
            <text:p>-7,57274621176856</text:p>
          </table:table-cell>
          <table:table-cell table:formula="of:=SUM([.S38:.S69])+[.S71]" office:value-type="float" office:value="3.58207013990409" calcext:value-type="float">
            <text:p>3,58207013990409</text:p>
          </table:table-cell>
          <table:table-cell table:formula="of:=SUM([.T38:.T69])+[.T71]" office:value-type="float" office:value="5.84316640593156" calcext:value-type="float">
            <text:p>5,84316640593156</text:p>
          </table:table-cell>
          <table:table-cell table:formula="of:=SUM([.U38:.U69])+[.U71]" office:value-type="float" office:value="8.172180276066" calcext:value-type="float">
            <text:p>8,172180276066</text:p>
          </table:table-cell>
          <table:table-cell table:formula="of:=SUM([.V38:.V69])+[.V71]" office:value-type="float" office:value="9.56539143729871" calcext:value-type="float">
            <text:p>9,56539143729871</text:p>
          </table:table-cell>
          <table:table-cell table:formula="of:=SUM([.W38:.W69])+[.W71]" office:value-type="float" office:value="9.32342567819861" calcext:value-type="float">
            <text:p>9,32342567819861</text:p>
          </table:table-cell>
          <table:table-cell table:formula="of:=SUM([.X38:.X69])+[.X71]" office:value-type="float" office:value="7.10852649755856" calcext:value-type="float">
            <text:p>7,10852649755856</text:p>
          </table:table-cell>
          <table:table-cell table:formula="of:=SUM([.Y38:.Y69])+[.Y71]" office:value-type="float" office:value="9.52961811212508" calcext:value-type="float">
            <text:p>9,52961811212508</text:p>
          </table:table-cell>
          <table:table-cell table:formula="of:=SUM([.Z38:.Z69])+[.Z71]" office:value-type="float" office:value="4.54057034989528" calcext:value-type="float">
            <text:p>4,54057034989528</text:p>
          </table:table-cell>
          <table:table-cell table:formula="of:=SUM([.AA38:.AA69])+[.AA71]" office:value-type="float" office:value="8.02094747288339" calcext:value-type="float">
            <text:p>8,02094747288339</text:p>
          </table:table-cell>
          <table:table-cell table:formula="of:=SUM([.AB38:.AB69])+[.AB71]" office:value-type="float" office:value="3.15163059806243" calcext:value-type="float">
            <text:p>3,15163059806243</text:p>
          </table:table-cell>
          <table:table-cell table:formula="of:=SUM([.AC38:.AC69])+[.AC71]" office:value-type="float" office:value="-5.22926099739259" calcext:value-type="float">
            <text:p>-5,22926099739259</text:p>
          </table:table-cell>
          <table:table-cell table:formula="of:=SUM([.AD38:.AD69])+[.AD71]" office:value-type="float" office:value="9.70906587607781" calcext:value-type="float">
            <text:p>9,70906587607781</text:p>
          </table:table-cell>
          <table:table-cell table:formula="of:=SUM([.AE38:.AE69])+[.AE71]" office:value-type="float" office:value="-9.59274497545264" calcext:value-type="float">
            <text:p>-9,59274497545264</text:p>
          </table:table-cell>
          <table:table-cell table:formula="of:=SUM([.AF38:.AF69])+[.AF71]" office:value-type="float" office:value="11.6291162554693" calcext:value-type="float">
            <text:p>11,6291162554693</text:p>
          </table:table-cell>
          <table:table-cell table:formula="of:=SUM([.AG38:.AG69])+[.AG71]" office:value-type="float" office:value="5.17828434873374" calcext:value-type="float">
            <text:p>5,17828434873374</text:p>
          </table:table-cell>
          <table:table-cell table:formula="of:=SUM([.AH38:.AH69])+[.AH71]" office:value-type="float" office:value="8.54397956487454" calcext:value-type="float">
            <text:p>8,54397956487454</text:p>
          </table:table-cell>
          <table:table-cell table:formula="of:=SUM([.AI38:.AI69])+[.AI71]" office:value-type="float" office:value="7.00937690696456" calcext:value-type="float">
            <text:p>7,00937690696456</text:p>
          </table:table-cell>
          <table:table-cell table:formula="of:=SUM([.AJ38:.AJ69])+[.AJ71]" office:value-type="float" office:value="2.26902458931228" calcext:value-type="float">
            <text:p>2,269024589312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ctivación</text:p>
          </table:table-cell>
          <table:table-cell table:formula="of:=IF([.E72]&lt;0;[$entrada.$C$16]*[.E72];[.E72])" office:value-type="float" office:value="7.77001253658343" calcext:value-type="float">
            <text:p>7,77001253658343</text:p>
          </table:table-cell>
          <table:table-cell table:formula="of:=IF([.F72]&lt;0;[$entrada.$C$16]*[.F72];[.F72])" office:value-type="float" office:value="21.1378908940483" calcext:value-type="float">
            <text:p>21,1378908940483</text:p>
          </table:table-cell>
          <table:table-cell table:formula="of:=IF([.G72]&lt;0;[$entrada.$C$16]*[.G72];[.G72])" office:value-type="float" office:value="8.87740342512526" calcext:value-type="float">
            <text:p>8,87740342512526</text:p>
          </table:table-cell>
          <table:table-cell table:formula="of:=IF([.H72]&lt;0;[$entrada.$C$16]*[.H72];[.H72])" office:value-type="float" office:value="-0.054273855929146" calcext:value-type="float">
            <text:p>-0,054273855929146</text:p>
          </table:table-cell>
          <table:table-cell table:formula="of:=IF([.I72]&lt;0;[$entrada.$C$16]*[.I72];[.I72])" office:value-type="float" office:value="23.9080776831786" calcext:value-type="float">
            <text:p>23,9080776831786</text:p>
          </table:table-cell>
          <table:table-cell table:formula="of:=IF([.J72]&lt;0;[$entrada.$C$16]*[.J72];[.J72])" office:value-type="float" office:value="9.52128472453626" calcext:value-type="float">
            <text:p>9,52128472453626</text:p>
          </table:table-cell>
          <table:table-cell table:formula="of:=IF([.K72]&lt;0;[$entrada.$C$16]*[.K72];[.K72])" office:value-type="float" office:value="4.01119431833917" calcext:value-type="float">
            <text:p>4,01119431833917</text:p>
          </table:table-cell>
          <table:table-cell table:formula="of:=IF([.L72]&lt;0;[$entrada.$C$16]*[.L72];[.L72])" office:value-type="float" office:value="6.70835420329311" calcext:value-type="float">
            <text:p>6,70835420329311</text:p>
          </table:table-cell>
          <table:table-cell table:formula="of:=IF([.M72]&lt;0;[$entrada.$C$16]*[.M72];[.M72])" office:value-type="float" office:value="9.53697382747453" calcext:value-type="float">
            <text:p>9,53697382747453</text:p>
          </table:table-cell>
          <table:table-cell table:formula="of:=IF([.N72]&lt;0;[$entrada.$C$16]*[.N72];[.N72])" office:value-type="float" office:value="8.57372493409296" calcext:value-type="float">
            <text:p>8,57372493409296</text:p>
          </table:table-cell>
          <table:table-cell table:formula="of:=IF([.O72]&lt;0;[$entrada.$C$16]*[.O72];[.O72])" office:value-type="float" office:value="26.4822785431975" calcext:value-type="float">
            <text:p>26,4822785431975</text:p>
          </table:table-cell>
          <table:table-cell table:formula="of:=IF([.P72]&lt;0;[$entrada.$C$16]*[.P72];[.P72])" office:value-type="float" office:value="-0.106085547463516" calcext:value-type="float">
            <text:p>-0,106085547463516</text:p>
          </table:table-cell>
          <table:table-cell table:formula="of:=IF([.Q72]&lt;0;[$entrada.$C$16]*[.Q72];[.Q72])" office:value-type="float" office:value="13.925152008013" calcext:value-type="float">
            <text:p>13,925152008013</text:p>
          </table:table-cell>
          <table:table-cell table:formula="of:=IF([.R72]&lt;0;[$entrada.$C$16]*[.R72];[.R72])" office:value-type="float" office:value="-0.0757274621176856" calcext:value-type="float">
            <text:p>-0,075727462117686</text:p>
          </table:table-cell>
          <table:table-cell table:formula="of:=IF([.S72]&lt;0;[$entrada.$C$16]*[.S72];[.S72])" office:value-type="float" office:value="3.58207013990409" calcext:value-type="float">
            <text:p>3,58207013990409</text:p>
          </table:table-cell>
          <table:table-cell table:formula="of:=IF([.T72]&lt;0;[$entrada.$C$16]*[.T72];[.T72])" office:value-type="float" office:value="5.84316640593156" calcext:value-type="float">
            <text:p>5,84316640593156</text:p>
          </table:table-cell>
          <table:table-cell table:formula="of:=IF([.U72]&lt;0;[$entrada.$C$16]*[.U72];[.U72])" office:value-type="float" office:value="8.172180276066" calcext:value-type="float">
            <text:p>8,172180276066</text:p>
          </table:table-cell>
          <table:table-cell table:formula="of:=IF([.V72]&lt;0;[$entrada.$C$16]*[.V72];[.V72])" office:value-type="float" office:value="9.56539143729871" calcext:value-type="float">
            <text:p>9,56539143729871</text:p>
          </table:table-cell>
          <table:table-cell table:formula="of:=IF([.W72]&lt;0;[$entrada.$C$16]*[.W72];[.W72])" office:value-type="float" office:value="9.32342567819861" calcext:value-type="float">
            <text:p>9,32342567819861</text:p>
          </table:table-cell>
          <table:table-cell table:formula="of:=IF([.X72]&lt;0;[$entrada.$C$16]*[.X72];[.X72])" office:value-type="float" office:value="7.10852649755856" calcext:value-type="float">
            <text:p>7,10852649755856</text:p>
          </table:table-cell>
          <table:table-cell table:formula="of:=IF([.Y72]&lt;0;[$entrada.$C$16]*[.Y72];[.Y72])" office:value-type="float" office:value="9.52961811212508" calcext:value-type="float">
            <text:p>9,52961811212508</text:p>
          </table:table-cell>
          <table:table-cell table:formula="of:=IF([.Z72]&lt;0;[$entrada.$C$16]*[.Z72];[.Z72])" office:value-type="float" office:value="4.54057034989528" calcext:value-type="float">
            <text:p>4,54057034989528</text:p>
          </table:table-cell>
          <table:table-cell table:formula="of:=IF([.AA72]&lt;0;[$entrada.$C$16]*[.AA72];[.AA72])" office:value-type="float" office:value="8.02094747288339" calcext:value-type="float">
            <text:p>8,02094747288339</text:p>
          </table:table-cell>
          <table:table-cell table:formula="of:=IF([.AB72]&lt;0;[$entrada.$C$16]*[.AB72];[.AB72])" office:value-type="float" office:value="3.15163059806243" calcext:value-type="float">
            <text:p>3,15163059806243</text:p>
          </table:table-cell>
          <table:table-cell table:formula="of:=IF([.AC72]&lt;0;[$entrada.$C$16]*[.AC72];[.AC72])" office:value-type="float" office:value="-0.0522926099739259" calcext:value-type="float">
            <text:p>-0,052292609973926</text:p>
          </table:table-cell>
          <table:table-cell table:formula="of:=IF([.AD72]&lt;0;[$entrada.$C$16]*[.AD72];[.AD72])" office:value-type="float" office:value="9.70906587607781" calcext:value-type="float">
            <text:p>9,70906587607781</text:p>
          </table:table-cell>
          <table:table-cell table:formula="of:=IF([.AE72]&lt;0;[$entrada.$C$16]*[.AE72];[.AE72])" office:value-type="float" office:value="-0.0959274497545264" calcext:value-type="float">
            <text:p>-0,095927449754527</text:p>
          </table:table-cell>
          <table:table-cell table:formula="of:=IF([.AF72]&lt;0;[$entrada.$C$16]*[.AF72];[.AF72])" office:value-type="float" office:value="11.6291162554693" calcext:value-type="float">
            <text:p>11,6291162554693</text:p>
          </table:table-cell>
          <table:table-cell table:formula="of:=IF([.AG72]&lt;0;[$entrada.$C$16]*[.AG72];[.AG72])" office:value-type="float" office:value="5.17828434873374" calcext:value-type="float">
            <text:p>5,17828434873374</text:p>
          </table:table-cell>
          <table:table-cell table:formula="of:=IF([.AH72]&lt;0;[$entrada.$C$16]*[.AH72];[.AH72])" office:value-type="float" office:value="8.54397956487454" calcext:value-type="float">
            <text:p>8,54397956487454</text:p>
          </table:table-cell>
          <table:table-cell table:formula="of:=IF([.AI72]&lt;0;[$entrada.$C$16]*[.AI72];[.AI72])" office:value-type="float" office:value="7.00937690696456" calcext:value-type="float">
            <text:p>7,00937690696456</text:p>
          </table:table-cell>
          <table:table-cell table:formula="of:=IF([.AJ72]&lt;0;[$entrada.$C$16]*[.AJ72];[.AJ72])" office:value-type="float" office:value="2.26902458931228" calcext:value-type="float">
            <text:p>2,26902458931228</text:p>
          </table:table-cell>
          <table:table-cell table:number-columns-repeated="2"/>
        </table:table-row>
      </table:table>
      <table:table table:name="layer3" table:style-name="ta1">
        <table:table-column table:style-name="co4" table:number-columns-repeated="72" table:default-cell-style-name="Default"/>
        <table:table-row table:style-name="ro1">
          <table:table-cell office:value-type="string" calcext:value-type="string">
            <text:p>NO TRASPONER</text:p>
          </table:table-cell>
          <table:table-cell table:number-columns-repeated="2"/>
          <table:table-cell table:style-name="ce2"/>
          <table:table-cell table:formula="of:=[$layer2.E73]" office:value-type="float" office:value="7.77001253658343" calcext:value-type="float">
            <text:p>7,77001253658343</text:p>
          </table:table-cell>
          <table:table-cell table:formula="of:=[$layer2.F73]" office:value-type="float" office:value="21.1378908940483" calcext:value-type="float">
            <text:p>21,1378908940483</text:p>
          </table:table-cell>
          <table:table-cell table:formula="of:=[$layer2.G73]" office:value-type="float" office:value="8.87740342512526" calcext:value-type="float">
            <text:p>8,87740342512526</text:p>
          </table:table-cell>
          <table:table-cell table:formula="of:=[$layer2.H73]" office:value-type="float" office:value="-0.054273855929146" calcext:value-type="float">
            <text:p>-0,054273855929146</text:p>
          </table:table-cell>
          <table:table-cell table:formula="of:=[$layer2.I73]" office:value-type="float" office:value="23.9080776831786" calcext:value-type="float">
            <text:p>23,9080776831786</text:p>
          </table:table-cell>
          <table:table-cell table:formula="of:=[$layer2.J73]" office:value-type="float" office:value="9.52128472453626" calcext:value-type="float">
            <text:p>9,52128472453626</text:p>
          </table:table-cell>
          <table:table-cell table:formula="of:=[$layer2.K73]" office:value-type="float" office:value="4.01119431833917" calcext:value-type="float">
            <text:p>4,01119431833917</text:p>
          </table:table-cell>
          <table:table-cell table:formula="of:=[$layer2.L73]" office:value-type="float" office:value="6.70835420329311" calcext:value-type="float">
            <text:p>6,70835420329311</text:p>
          </table:table-cell>
          <table:table-cell table:formula="of:=[$layer2.M73]" office:value-type="float" office:value="9.53697382747453" calcext:value-type="float">
            <text:p>9,53697382747453</text:p>
          </table:table-cell>
          <table:table-cell table:formula="of:=[$layer2.N73]" office:value-type="float" office:value="8.57372493409296" calcext:value-type="float">
            <text:p>8,57372493409296</text:p>
          </table:table-cell>
          <table:table-cell table:formula="of:=[$layer2.O73]" office:value-type="float" office:value="26.4822785431975" calcext:value-type="float">
            <text:p>26,4822785431975</text:p>
          </table:table-cell>
          <table:table-cell table:formula="of:=[$layer2.P73]" office:value-type="float" office:value="-0.106085547463516" calcext:value-type="float">
            <text:p>-0,106085547463516</text:p>
          </table:table-cell>
          <table:table-cell table:formula="of:=[$layer2.Q73]" office:value-type="float" office:value="13.925152008013" calcext:value-type="float">
            <text:p>13,925152008013</text:p>
          </table:table-cell>
          <table:table-cell table:formula="of:=[$layer2.R73]" office:value-type="float" office:value="-0.0757274621176856" calcext:value-type="float">
            <text:p>-0,075727462117686</text:p>
          </table:table-cell>
          <table:table-cell table:formula="of:=[$layer2.S73]" office:value-type="float" office:value="3.58207013990409" calcext:value-type="float">
            <text:p>3,58207013990409</text:p>
          </table:table-cell>
          <table:table-cell table:formula="of:=[$layer2.T73]" office:value-type="float" office:value="5.84316640593156" calcext:value-type="float">
            <text:p>5,84316640593156</text:p>
          </table:table-cell>
          <table:table-cell table:formula="of:=[$layer2.U73]" office:value-type="float" office:value="8.172180276066" calcext:value-type="float">
            <text:p>8,172180276066</text:p>
          </table:table-cell>
          <table:table-cell table:formula="of:=[$layer2.V73]" office:value-type="float" office:value="9.56539143729871" calcext:value-type="float">
            <text:p>9,56539143729871</text:p>
          </table:table-cell>
          <table:table-cell table:formula="of:=[$layer2.W73]" office:value-type="float" office:value="9.32342567819861" calcext:value-type="float">
            <text:p>9,32342567819861</text:p>
          </table:table-cell>
          <table:table-cell table:formula="of:=[$layer2.X73]" office:value-type="float" office:value="7.10852649755856" calcext:value-type="float">
            <text:p>7,10852649755856</text:p>
          </table:table-cell>
          <table:table-cell table:formula="of:=[$layer2.Y73]" office:value-type="float" office:value="9.52961811212508" calcext:value-type="float">
            <text:p>9,52961811212508</text:p>
          </table:table-cell>
          <table:table-cell table:formula="of:=[$layer2.Z73]" office:value-type="float" office:value="4.54057034989528" calcext:value-type="float">
            <text:p>4,54057034989528</text:p>
          </table:table-cell>
          <table:table-cell table:formula="of:=[$layer2.AA73]" office:value-type="float" office:value="8.02094747288339" calcext:value-type="float">
            <text:p>8,02094747288339</text:p>
          </table:table-cell>
          <table:table-cell table:formula="of:=[$layer2.AB73]" office:value-type="float" office:value="3.15163059806243" calcext:value-type="float">
            <text:p>3,15163059806243</text:p>
          </table:table-cell>
          <table:table-cell table:formula="of:=[$layer2.AC73]" office:value-type="float" office:value="-0.0522926099739259" calcext:value-type="float">
            <text:p>-0,052292609973926</text:p>
          </table:table-cell>
          <table:table-cell table:formula="of:=[$layer2.AD73]" office:value-type="float" office:value="9.70906587607781" calcext:value-type="float">
            <text:p>9,70906587607781</text:p>
          </table:table-cell>
          <table:table-cell table:formula="of:=[$layer2.AE73]" office:value-type="float" office:value="-0.0959274497545264" calcext:value-type="float">
            <text:p>-0,095927449754527</text:p>
          </table:table-cell>
          <table:table-cell table:formula="of:=[$layer2.AF73]" office:value-type="float" office:value="11.6291162554693" calcext:value-type="float">
            <text:p>11,6291162554693</text:p>
          </table:table-cell>
          <table:table-cell table:formula="of:=[$layer2.AG73]" office:value-type="float" office:value="5.17828434873374" calcext:value-type="float">
            <text:p>5,17828434873374</text:p>
          </table:table-cell>
          <table:table-cell table:formula="of:=[$layer2.AH73]" office:value-type="float" office:value="8.54397956487454" calcext:value-type="float">
            <text:p>8,54397956487454</text:p>
          </table:table-cell>
          <table:table-cell table:formula="of:=[$layer2.AI73]" office:value-type="float" office:value="7.00937690696456" calcext:value-type="float">
            <text:p>7,00937690696456</text:p>
          </table:table-cell>
          <table:table-cell table:formula="of:=[$layer2.AJ73]" office:value-type="float" office:value="2.26902458931228" calcext:value-type="float">
            <text:p>2,26902458931228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/>
          <table:table-cell table:style-name="ce2" office:value-type="string" calcext:value-type="string">
            <text:p>w_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4"/>
          <table:table-cell office:value-type="string" calcext:value-type="string">
            <text:p>salida layer</text:p>
          </table:table-cell>
          <table:table-cell office:value-type="string" calcext:value-type="string">
            <text:p>Activacion </text:p>
          </table:table-cell>
        </table:table-row>
        <table:table-row table:style-name="ro1">
          <table:table-cell/>
          <table:table-cell office:value-type="float" office:value="0.13269861" calcext:value-type="float">
            <text:p>0,132698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12927" calcext:value-type="float">
            <text:p>0,2512927</text:p>
          </table:table-cell>
          <table:table-cell office:value-type="float" office:value="0.33458412" calcext:value-type="float">
            <text:p>0,33458412</text:p>
          </table:table-cell>
          <table:table-cell office:value-type="float" office:value="0.22258553" calcext:value-type="float">
            <text:p>0,22258553</text:p>
          </table:table-cell>
          <table:table-cell office:value-type="float" office:value="-0.11458481" calcext:value-type="float">
            <text:p>-0,11458481</text:p>
          </table:table-cell>
          <table:table-cell office:value-type="float" office:value="0.8243811" calcext:value-type="float">
            <text:p>0,8243811</text:p>
          </table:table-cell>
          <table:table-cell office:value-type="float" office:value="0.23865679" calcext:value-type="float">
            <text:p>0,23865679</text:p>
          </table:table-cell>
          <table:table-cell office:value-type="float" office:value="0.26301563" calcext:value-type="float">
            <text:p>0,26301563</text:p>
          </table:table-cell>
          <table:table-cell office:value-type="float" office:value="0.23980285" calcext:value-type="float">
            <text:p>0,23980285</text:p>
          </table:table-cell>
          <table:table-cell office:value-type="float" office:value="0.63183767" calcext:value-type="float">
            <text:p>0,63183767</text:p>
          </table:table-cell>
          <table:table-cell office:value-type="float" office:value="0.5110401" calcext:value-type="float">
            <text:p>0,5110401</text:p>
          </table:table-cell>
          <table:table-cell office:value-type="float" office:value="0.44394752" calcext:value-type="float">
            <text:p>0,44394752</text:p>
          </table:table-cell>
          <table:table-cell office:value-type="float" office:value="0.07552954" calcext:value-type="float">
            <text:p>0,07552954</text:p>
          </table:table-cell>
          <table:table-cell office:value-type="float" office:value="0.34280527" calcext:value-type="float">
            <text:p>0,34280527</text:p>
          </table:table-cell>
          <table:table-cell office:value-type="float" office:value="-0.26057494" calcext:value-type="float">
            <text:p>-0,26057494</text:p>
          </table:table-cell>
          <table:table-cell office:value-type="float" office:value="0.072959065" calcext:value-type="float">
            <text:p>0,072959065</text:p>
          </table:table-cell>
          <table:table-cell office:value-type="float" office:value="0.7382659" calcext:value-type="float">
            <text:p>0,7382659</text:p>
          </table:table-cell>
          <table:table-cell office:value-type="float" office:value="-0.020920582" calcext:value-type="float">
            <text:p>-0,020920582</text:p>
          </table:table-cell>
          <table:table-cell office:value-type="float" office:value="0.0132607585" calcext:value-type="float">
            <text:p>0,0132607585</text:p>
          </table:table-cell>
          <table:table-cell office:value-type="float" office:value="0.10222978" calcext:value-type="float">
            <text:p>0,10222978</text:p>
          </table:table-cell>
          <table:table-cell office:value-type="float" office:value="0.6933829" calcext:value-type="float">
            <text:p>0,6933829</text:p>
          </table:table-cell>
          <table:table-cell office:value-type="float" office:value="0.10996726" calcext:value-type="float">
            <text:p>0,10996726</text:p>
          </table:table-cell>
          <table:table-cell office:value-type="float" office:value="0.14290325" calcext:value-type="float">
            <text:p>0,14290325</text:p>
          </table:table-cell>
          <table:table-cell office:value-type="float" office:value="0.035272736" calcext:value-type="float">
            <text:p>0,035272736</text:p>
          </table:table-cell>
          <table:table-cell office:value-type="float" office:value="-0.21361895" calcext:value-type="float">
            <text:p>-0,21361895</text:p>
          </table:table-cell>
          <table:table-cell office:value-type="float" office:value="0.08779554" calcext:value-type="float">
            <text:p>0,08779554</text:p>
          </table:table-cell>
          <table:table-cell office:value-type="float" office:value="0.27399507" calcext:value-type="float">
            <text:p>0,27399507</text:p>
          </table:table-cell>
          <table:table-cell office:value-type="float" office:value="-0.72204024" calcext:value-type="float">
            <text:p>-0,72204024</text:p>
          </table:table-cell>
          <table:table-cell office:value-type="float" office:value="0.25322405" calcext:value-type="float">
            <text:p>0,25322405</text:p>
          </table:table-cell>
          <table:table-cell office:value-type="float" office:value="0.95014566" calcext:value-type="float">
            <text:p>0,95014566</text:p>
          </table:table-cell>
          <table:table-cell office:value-type="float" office:value="0.22173117" calcext:value-type="float">
            <text:p>0,22173117</text:p>
          </table:table-cell>
          <table:table-cell office:value-type="float" office:value="1.1730464" calcext:value-type="float">
            <text:p>1,1730464</text:p>
          </table:table-cell>
          <table:table-cell office:value-type="float" office:value="0.358173" calcext:value-type="float">
            <text:p>0,358173</text:p>
          </table:table-cell>
          <table:table-cell/>
          <table:table-cell table:formula="of:=[.E3]*[.E$1]" office:value-type="float" office:value="1.9525474293519" calcext:value-type="float">
            <text:p>1,9525474293519</text:p>
          </table:table-cell>
          <table:table-cell table:formula="of:=[.F3]*[.F$1]" office:value-type="float" office:value="7.07240262344117" calcext:value-type="float">
            <text:p>7,07240262344117</text:p>
          </table:table-cell>
          <table:table-cell table:formula="of:=[.G3]*[.G$1]" office:value-type="float" office:value="1.97598154640532" calcext:value-type="float">
            <text:p>1,97598154640532</text:p>
          </table:table-cell>
          <table:table-cell table:formula="of:=[.H3]*[.H$1]" office:value-type="float" office:value="0.00621895946960857" calcext:value-type="float">
            <text:p>0,006218959469609</text:p>
          </table:table-cell>
          <table:table-cell table:formula="of:=[.I3]*[.I$1]" office:value-type="float" office:value="19.7093673793442" calcext:value-type="float">
            <text:p>19,7093673793442</text:p>
          </table:table-cell>
          <table:table-cell table:formula="of:=[.J3]*[.J$1]" office:value-type="float" office:value="2.27231924903386" calcext:value-type="float">
            <text:p>2,27231924903386</text:p>
          </table:table-cell>
          <table:table-cell table:formula="of:=[.K3]*[.K$1]" office:value-type="float" office:value="1.0550068006904" calcext:value-type="float">
            <text:p>1,0550068006904</text:p>
          </table:table-cell>
          <table:table-cell table:formula="of:=[.L3]*[.L$1]" office:value-type="float" office:value="1.60868245675917" calcext:value-type="float">
            <text:p>1,60868245675917</text:p>
          </table:table-cell>
          <table:table-cell table:formula="of:=[.M3]*[.M$1]" office:value-type="float" office:value="6.02581932200249" calcext:value-type="float">
            <text:p>6,02581932200249</text:p>
          </table:table-cell>
          <table:table-cell table:formula="of:=[.N3]*[.N$1]" office:value-type="float" office:value="4.38151724769136" calcext:value-type="float">
            <text:p>4,38151724769136</text:p>
          </table:table-cell>
          <table:table-cell table:formula="of:=[.O3]*[.O$1]" office:value-type="float" office:value="11.7567418832017" calcext:value-type="float">
            <text:p>11,7567418832017</text:p>
          </table:table-cell>
          <table:table-cell table:formula="of:=[.P3]*[.P$1]" office:value-type="float" office:value="-0.00801259260056752" calcext:value-type="float">
            <text:p>-0,008012592600568</text:p>
          </table:table-cell>
          <table:table-cell table:formula="of:=[.Q3]*[.Q$1]" office:value-type="float" office:value="4.77361549389794" calcext:value-type="float">
            <text:p>4,77361549389794</text:p>
          </table:table-cell>
          <table:table-cell table:formula="of:=[.R3]*[.R$1]" office:value-type="float" office:value="0.0197326788976682" calcext:value-type="float">
            <text:p>0,019732678897668</text:p>
          </table:table-cell>
          <table:table-cell table:formula="of:=[.S3]*[.S$1]" office:value-type="float" office:value="0.261344488171821" calcext:value-type="float">
            <text:p>0,261344488171821</text:p>
          </table:table-cell>
          <table:table-cell table:formula="of:=[.T3]*[.T$1]" office:value-type="float" office:value="4.31381050552483" calcext:value-type="float">
            <text:p>4,31381050552483</text:p>
          </table:table-cell>
          <table:table-cell table:formula="of:=[.U3]*[.U$1]" office:value-type="float" office:value="-0.170966767584221" calcext:value-type="float">
            <text:p>-0,170966767584221</text:p>
          </table:table-cell>
          <table:table-cell table:formula="of:=[.V3]*[.V$1]" office:value-type="float" office:value="0.126844345807986" calcext:value-type="float">
            <text:p>0,126844345807986</text:p>
          </table:table-cell>
          <table:table-cell table:formula="of:=[.W3]*[.W$1]" office:value-type="float" office:value="0.953131755928595" calcext:value-type="float">
            <text:p>0,953131755928595</text:p>
          </table:table-cell>
          <table:table-cell table:formula="of:=[.X3]*[.X$1]" office:value-type="float" office:value="4.928930717604" calcext:value-type="float">
            <text:p>4,928930717604</text:p>
          </table:table-cell>
          <table:table-cell table:formula="of:=[.Y3]*[.Y$1]" office:value-type="float" office:value="1.04794599263677" calcext:value-type="float">
            <text:p>1,04794599263677</text:p>
          </table:table-cell>
          <table:table-cell table:formula="of:=[.Z3]*[.Z$1]" office:value-type="float" office:value="0.648862259853673" calcext:value-type="float">
            <text:p>0,648862259853673</text:p>
          </table:table-cell>
          <table:table-cell table:formula="of:=[.AA3]*[.AA$1]" office:value-type="float" office:value="0.282920762680883" calcext:value-type="float">
            <text:p>0,282920762680883</text:p>
          </table:table-cell>
          <table:table-cell table:formula="of:=[.AB3]*[.AB$1]" office:value-type="float" office:value="-0.673248019145967" calcext:value-type="float">
            <text:p>-0,673248019145967</text:p>
          </table:table-cell>
          <table:table-cell table:formula="of:=[.AC3]*[.AC$1]" office:value-type="float" office:value="-0.00459105793067021" calcext:value-type="float">
            <text:p>-0,00459105793067</text:p>
          </table:table-cell>
          <table:table-cell table:formula="of:=[.AD3]*[.AD$1]" office:value-type="float" office:value="2.66023618435055" calcext:value-type="float">
            <text:p>2,66023618435055</text:p>
          </table:table-cell>
          <table:table-cell table:formula="of:=[.AE3]*[.AE$1]" office:value-type="float" office:value="0.0692634788433462" calcext:value-type="float">
            <text:p>0,069263478843346</text:p>
          </table:table-cell>
          <table:table-cell table:formula="of:=[.AF3]*[.AF$1]" office:value-type="float" office:value="2.94477191613078" calcext:value-type="float">
            <text:p>2,94477191613078</text:p>
          </table:table-cell>
          <table:table-cell table:formula="of:=[.AG3]*[.AG$1]" office:value-type="float" office:value="4.92012440019529" calcext:value-type="float">
            <text:p>4,92012440019529</text:p>
          </table:table-cell>
          <table:table-cell table:formula="of:=[.AH3]*[.AH$1]" office:value-type="float" office:value="1.89446658537572" calcext:value-type="float">
            <text:p>1,89446658537572</text:p>
          </table:table-cell>
          <table:table-cell table:formula="of:=[.AI3]*[.AI$1]" office:value-type="float" office:value="8.22232434695792" calcext:value-type="float">
            <text:p>8,22232434695792</text:p>
          </table:table-cell>
          <table:table-cell table:formula="of:=[.AJ3]*[.AJ$1]" office:value-type="float" office:value="0.812703344227749" calcext:value-type="float">
            <text:p>0,812703344227749</text:p>
          </table:table-cell>
          <table:table-cell/>
          <table:table-cell table:formula="of:=SUM([.AL3:.BQ3])+[.B3]" office:value-type="float" office:value="95.9735143272153" calcext:value-type="float">
            <text:p>95,9735143272153</text:p>
          </table:table-cell>
          <table:table-cell table:formula="of:=IF([.BS3]&lt;0;[$entrada.$C$16]*[.BS3];[.BS3])" office:value-type="float" office:value="95.9735143272153" calcext:value-type="float">
            <text:p>95,9735143272153</text:p>
          </table:table-cell>
        </table:table-row>
        <table:table-row table:style-name="ro1">
          <table:table-cell/>
          <table:table-cell office:value-type="float" office:value="0.07641898" calcext:value-type="float">
            <text:p>0,07641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9287524" calcext:value-type="float">
            <text:p>0,049287524</text:p>
          </table:table-cell>
          <table:table-cell office:value-type="float" office:value="0.32768387" calcext:value-type="float">
            <text:p>0,32768387</text:p>
          </table:table-cell>
          <table:table-cell office:value-type="float" office:value="-0.0054502226" calcext:value-type="float">
            <text:p>-0,0054502226</text:p>
          </table:table-cell>
          <table:table-cell office:value-type="float" office:value="-0.1670513" calcext:value-type="float">
            <text:p>-0,1670513</text:p>
          </table:table-cell>
          <table:table-cell office:value-type="float" office:value="0.83479464" calcext:value-type="float">
            <text:p>0,83479464</text:p>
          </table:table-cell>
          <table:table-cell office:value-type="float" office:value="0.3067052" calcext:value-type="float">
            <text:p>0,3067052</text:p>
          </table:table-cell>
          <table:table-cell office:value-type="float" office:value="0.3288041" calcext:value-type="float">
            <text:p>0,3288041</text:p>
          </table:table-cell>
          <table:table-cell office:value-type="float" office:value="0.48188" calcext:value-type="float">
            <text:p>0,48188</text:p>
          </table:table-cell>
          <table:table-cell office:value-type="float" office:value="0.8787281" calcext:value-type="float">
            <text:p>0,8787281</text:p>
          </table:table-cell>
          <table:table-cell office:value-type="float" office:value="0.6568084" calcext:value-type="float">
            <text:p>0,6568084</text:p>
          </table:table-cell>
          <table:table-cell office:value-type="float" office:value="0.36690006" calcext:value-type="float">
            <text:p>0,36690006</text:p>
          </table:table-cell>
          <table:table-cell office:value-type="float" office:value="-0.28360823" calcext:value-type="float">
            <text:p>-0,28360823</text:p>
          </table:table-cell>
          <table:table-cell office:value-type="float" office:value="0.27373433" calcext:value-type="float">
            <text:p>0,27373433</text:p>
          </table:table-cell>
          <table:table-cell office:value-type="float" office:value="0.03644629" calcext:value-type="float">
            <text:p>0,03644629</text:p>
          </table:table-cell>
          <table:table-cell office:value-type="float" office:value="0.18361911" calcext:value-type="float">
            <text:p>0,18361911</text:p>
          </table:table-cell>
          <table:table-cell office:value-type="float" office:value="0.91047144" calcext:value-type="float">
            <text:p>0,91047144</text:p>
          </table:table-cell>
          <table:table-cell office:value-type="float" office:value="0.017945895" calcext:value-type="float">
            <text:p>0,017945895</text:p>
          </table:table-cell>
          <table:table-cell office:value-type="float" office:value="0.32685965" calcext:value-type="float">
            <text:p>0,32685965</text:p>
          </table:table-cell>
          <table:table-cell office:value-type="float" office:value="0.039414864" calcext:value-type="float">
            <text:p>0,039414864</text:p>
          </table:table-cell>
          <table:table-cell office:value-type="float" office:value="0.8093736" calcext:value-type="float">
            <text:p>0,8093736</text:p>
          </table:table-cell>
          <table:table-cell office:value-type="float" office:value="0.21554673" calcext:value-type="float">
            <text:p>0,21554673</text:p>
          </table:table-cell>
          <table:table-cell office:value-type="float" office:value="0.28292382" calcext:value-type="float">
            <text:p>0,28292382</text:p>
          </table:table-cell>
          <table:table-cell office:value-type="float" office:value="0.05136659" calcext:value-type="float">
            <text:p>0,05136659</text:p>
          </table:table-cell>
          <table:table-cell office:value-type="float" office:value="-0.31949142" calcext:value-type="float">
            <text:p>-0,31949142</text:p>
          </table:table-cell>
          <table:table-cell office:value-type="float" office:value="0.12255894" calcext:value-type="float">
            <text:p>0,12255894</text:p>
          </table:table-cell>
          <table:table-cell office:value-type="float" office:value="0.1986182" calcext:value-type="float">
            <text:p>0,1986182</text:p>
          </table:table-cell>
          <table:table-cell office:value-type="float" office:value="-0.6322009" calcext:value-type="float">
            <text:p>-0,6322009</text:p>
          </table:table-cell>
          <table:table-cell office:value-type="float" office:value="-0.003837419" calcext:value-type="float">
            <text:p>-0,003837419</text:p>
          </table:table-cell>
          <table:table-cell office:value-type="float" office:value="1.2635653" calcext:value-type="float">
            <text:p>1,2635653</text:p>
          </table:table-cell>
          <table:table-cell office:value-type="float" office:value="0.04745227" calcext:value-type="float">
            <text:p>0,04745227</text:p>
          </table:table-cell>
          <table:table-cell office:value-type="float" office:value="1.0833327" calcext:value-type="float">
            <text:p>1,0833327</text:p>
          </table:table-cell>
          <table:table-cell office:value-type="float" office:value="0.2644185" calcext:value-type="float">
            <text:p>0,2644185</text:p>
          </table:table-cell>
          <table:table-cell table:style-name="ce2"/>
          <table:table-cell table:formula="of:=[.E4]*[.E$1]" office:value-type="float" office:value="0.382964679377157" calcext:value-type="float">
            <text:p>0,382964679377157</text:p>
          </table:table-cell>
          <table:table-cell table:formula="of:=[.F4]*[.F$1]" office:value-type="float" office:value="6.92654589179952" calcext:value-type="float">
            <text:p>6,92654589179952</text:p>
          </table:table-cell>
          <table:table-cell table:formula="of:=[.G4]*[.G$1]" office:value-type="float" office:value="-0.0483838247769351" calcext:value-type="float">
            <text:p>-0,048383824776935</text:p>
          </table:table-cell>
          <table:table-cell table:formula="of:=[.H4]*[.H$1]" office:value-type="float" office:value="0.00906651818897655" calcext:value-type="float">
            <text:p>0,009066518188977</text:p>
          </table:table-cell>
          <table:table-cell table:formula="of:=[.I4]*[.I$1]" office:value-type="float" office:value="19.9583351026211" calcext:value-type="float">
            <text:p>19,9583351026211</text:p>
          </table:table-cell>
          <table:table-cell table:formula="of:=[.J4]*[.J$1]" office:value-type="float" office:value="2.92022753569584" calcext:value-type="float">
            <text:p>2,92022753569584</text:p>
          </table:table-cell>
          <table:table-cell table:formula="of:=[.K4]*[.K$1]" office:value-type="float" office:value="1.31889713776662" calcext:value-type="float">
            <text:p>1,31889713776662</text:p>
          </table:table-cell>
          <table:table-cell table:formula="of:=[.L4]*[.L$1]" office:value-type="float" office:value="3.23262172348288" calcext:value-type="float">
            <text:p>3,23262172348288</text:p>
          </table:table-cell>
          <table:table-cell table:formula="of:=[.M4]*[.M$1]" office:value-type="float" office:value="8.38040689116643" calcext:value-type="float">
            <text:p>8,38040689116643</text:p>
          </table:table-cell>
          <table:table-cell table:formula="of:=[.N4]*[.N$1]" office:value-type="float" office:value="5.6312945560017" calcext:value-type="float">
            <text:p>5,6312945560017</text:p>
          </table:table-cell>
          <table:table-cell table:formula="of:=[.O4]*[.O$1]" office:value-type="float" office:value="9.71634958643586" calcext:value-type="float">
            <text:p>9,71634958643586</text:p>
          </table:table-cell>
          <table:table-cell table:formula="of:=[.P4]*[.P$1]" office:value-type="float" office:value="0.0300867343447087" calcext:value-type="float">
            <text:p>0,030086734344709</text:p>
          </table:table-cell>
          <table:table-cell table:formula="of:=[.Q4]*[.Q$1]" office:value-type="float" office:value="3.81179215506159" calcext:value-type="float">
            <text:p>3,81179215506159</text:p>
          </table:table-cell>
          <table:table-cell table:formula="of:=[.R4]*[.R$1]" office:value-type="float" office:value="-0.00275998504530518" calcext:value-type="float">
            <text:p>-0,002759985045305</text:p>
          </table:table-cell>
          <table:table-cell table:formula="of:=[.S4]*[.S$1]" office:value-type="float" office:value="0.657736531046764" calcext:value-type="float">
            <text:p>0,657736531046764</text:p>
          </table:table-cell>
          <table:table-cell table:formula="of:=[.T4]*[.T$1]" office:value-type="float" office:value="5.32003613176813" calcext:value-type="float">
            <text:p>5,32003613176813</text:p>
          </table:table-cell>
          <table:table-cell table:formula="of:=[.U4]*[.U$1]" office:value-type="float" office:value="0.146657089155351" calcext:value-type="float">
            <text:p>0,146657089155351</text:p>
          </table:table-cell>
          <table:table-cell table:formula="of:=[.V4]*[.V$1]" office:value-type="float" office:value="3.12654049730845" calcext:value-type="float">
            <text:p>3,12654049730845</text:p>
          </table:table-cell>
          <table:table-cell table:formula="of:=[.W4]*[.W$1]" office:value-type="float" office:value="0.367481555120306" calcext:value-type="float">
            <text:p>0,367481555120306</text:p>
          </table:table-cell>
          <table:table-cell table:formula="of:=[.X4]*[.X$1]" office:value-type="float" office:value="5.75345368202436" calcext:value-type="float">
            <text:p>5,75345368202436</text:p>
          </table:table-cell>
          <table:table-cell table:formula="of:=[.Y4]*[.Y$1]" office:value-type="float" office:value="2.05407802221733" calcext:value-type="float">
            <text:p>2,05407802221733</text:p>
          </table:table-cell>
          <table:table-cell table:formula="of:=[.Z4]*[.Z$1]" office:value-type="float" office:value="1.28463550837111" calcext:value-type="float">
            <text:p>1,28463550837111</text:p>
          </table:table-cell>
          <table:table-cell table:formula="of:=[.AA4]*[.AA$1]" office:value-type="float" office:value="0.412008720251137" calcext:value-type="float">
            <text:p>0,412008720251137</text:p>
          </table:table-cell>
          <table:table-cell table:formula="of:=[.AB4]*[.AB$1]" office:value-type="float" office:value="-1.00691893509041" calcext:value-type="float">
            <text:p>-1,00691893509041</text:p>
          </table:table-cell>
          <table:table-cell table:formula="of:=[.AC4]*[.AC$1]" office:value-type="float" office:value="-0.00640892684823778" calcext:value-type="float">
            <text:p>-0,006408926848238</text:p>
          </table:table-cell>
          <table:table-cell table:formula="of:=[.AD4]*[.AD$1]" office:value-type="float" office:value="1.928397187988" calcext:value-type="float">
            <text:p>1,928397187988</text:p>
          </table:table-cell>
          <table:table-cell table:formula="of:=[.AE4]*[.AE$1]" office:value-type="float" office:value="0.0606454200695164" calcext:value-type="float">
            <text:p>0,060645420069516</text:p>
          </table:table-cell>
          <table:table-cell table:formula="of:=[.AF4]*[.AF$1]" office:value-type="float" office:value="-0.0446257916719469" calcext:value-type="float">
            <text:p>-0,044625791671947</text:p>
          </table:table-cell>
          <table:table-cell table:formula="of:=[.AG4]*[.AG$1]" office:value-type="float" office:value="6.54310041659306" calcext:value-type="float">
            <text:p>6,54310041659306</text:p>
          </table:table-cell>
          <table:table-cell table:formula="of:=[.AH4]*[.AH$1]" office:value-type="float" office:value="0.405431225186909" calcext:value-type="float">
            <text:p>0,405431225186909</text:p>
          </table:table-cell>
          <table:table-cell table:formula="of:=[.AI4]*[.AI$1]" office:value-type="float" office:value="7.59348720993957" calcext:value-type="float">
            <text:p>7,59348720993957</text:p>
          </table:table-cell>
          <table:table-cell table:formula="of:=[.AJ4]*[.AJ$1]" office:value-type="float" office:value="0.59997207836907" calcext:value-type="float">
            <text:p>0,59997207836907</text:p>
          </table:table-cell>
          <table:table-cell/>
          <table:table-cell table:formula="of:=SUM([.AL4:.BQ4])+[.B4]" office:value-type="float" office:value="97.5395713039186" calcext:value-type="float">
            <text:p>97,5395713039186</text:p>
          </table:table-cell>
          <table:table-cell table:formula="of:=IF([.BS4]&lt;0;[$entrada.$C$16]*[.BS4];[.BS4])" office:value-type="float" office:value="97.5395713039186" calcext:value-type="float">
            <text:p>97,5395713039186</text:p>
          </table:table-cell>
        </table:table-row>
        <table:table-row table:style-name="ro1">
          <table:table-cell/>
          <table:table-cell office:value-type="float" office:value="0.1652204" calcext:value-type="float">
            <text:p>0,16522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8488474" calcext:value-type="float">
            <text:p>0,18488474</text:p>
          </table:table-cell>
          <table:table-cell office:value-type="float" office:value="0.38753965" calcext:value-type="float">
            <text:p>0,38753965</text:p>
          </table:table-cell>
          <table:table-cell office:value-type="float" office:value="0.19603387" calcext:value-type="float">
            <text:p>0,19603387</text:p>
          </table:table-cell>
          <table:table-cell office:value-type="float" office:value="-0.19519253" calcext:value-type="float">
            <text:p>-0,19519253</text:p>
          </table:table-cell>
          <table:table-cell office:value-type="float" office:value="0.9019088" calcext:value-type="float">
            <text:p>0,9019088</text:p>
          </table:table-cell>
          <table:table-cell office:value-type="float" office:value="0.13574146" calcext:value-type="float">
            <text:p>0,13574146</text:p>
          </table:table-cell>
          <table:table-cell office:value-type="float" office:value="0.40506715" calcext:value-type="float">
            <text:p>0,40506715</text:p>
          </table:table-cell>
          <table:table-cell office:value-type="float" office:value="0.13228136" calcext:value-type="float">
            <text:p>0,13228136</text:p>
          </table:table-cell>
          <table:table-cell office:value-type="float" office:value="1.0459692" calcext:value-type="float">
            <text:p>1,0459692</text:p>
          </table:table-cell>
          <table:table-cell office:value-type="float" office:value="0.6393114" calcext:value-type="float">
            <text:p>0,6393114</text:p>
          </table:table-cell>
          <table:table-cell office:value-type="float" office:value="0.78592855" calcext:value-type="float">
            <text:p>0,78592855</text:p>
          </table:table-cell>
          <table:table-cell office:value-type="float" office:value="-0.06668742" calcext:value-type="float">
            <text:p>-0,06668742</text:p>
          </table:table-cell>
          <table:table-cell office:value-type="float" office:value="0.4059986" calcext:value-type="float">
            <text:p>0,4059986</text:p>
          </table:table-cell>
          <table:table-cell office:value-type="float" office:value="-0.2163748" calcext:value-type="float">
            <text:p>-0,2163748</text:p>
          </table:table-cell>
          <table:table-cell office:value-type="float" office:value="0.2733701" calcext:value-type="float">
            <text:p>0,2733701</text:p>
          </table:table-cell>
          <table:table-cell office:value-type="float" office:value="1.2145184" calcext:value-type="float">
            <text:p>1,2145184</text:p>
          </table:table-cell>
          <table:table-cell office:value-type="float" office:value="0.38831267" calcext:value-type="float">
            <text:p>0,38831267</text:p>
          </table:table-cell>
          <table:table-cell office:value-type="float" office:value="0.34958172" calcext:value-type="float">
            <text:p>0,34958172</text:p>
          </table:table-cell>
          <table:table-cell office:value-type="float" office:value="0.34463897" calcext:value-type="float">
            <text:p>0,34463897</text:p>
          </table:table-cell>
          <table:table-cell office:value-type="float" office:value="1.1415448" calcext:value-type="float">
            <text:p>1,1415448</text:p>
          </table:table-cell>
          <table:table-cell office:value-type="float" office:value="0.30783224" calcext:value-type="float">
            <text:p>0,30783224</text:p>
          </table:table-cell>
          <table:table-cell office:value-type="float" office:value="0.28111622" calcext:value-type="float">
            <text:p>0,28111622</text:p>
          </table:table-cell>
          <table:table-cell office:value-type="float" office:value="0.38628188" calcext:value-type="float">
            <text:p>0,38628188</text:p>
          </table:table-cell>
          <table:table-cell office:value-type="float" office:value="-0.32064462" calcext:value-type="float">
            <text:p>-0,32064462</text:p>
          </table:table-cell>
          <table:table-cell office:value-type="float" office:value="-0.15038985" calcext:value-type="float">
            <text:p>-0,15038985</text:p>
          </table:table-cell>
          <table:table-cell office:value-type="float" office:value="0.096223086" calcext:value-type="float">
            <text:p>0,096223086</text:p>
          </table:table-cell>
          <table:table-cell office:value-type="float" office:value="-0.58856255" calcext:value-type="float">
            <text:p>-0,58856255</text:p>
          </table:table-cell>
          <table:table-cell office:value-type="float" office:value="0.19593365" calcext:value-type="float">
            <text:p>0,19593365</text:p>
          </table:table-cell>
          <table:table-cell office:value-type="float" office:value="1.1557345" calcext:value-type="float">
            <text:p>1,1557345</text:p>
          </table:table-cell>
          <table:table-cell office:value-type="float" office:value="0.27471232" calcext:value-type="float">
            <text:p>0,27471232</text:p>
          </table:table-cell>
          <table:table-cell office:value-type="float" office:value="1.0796596" calcext:value-type="float">
            <text:p>1,0796596</text:p>
          </table:table-cell>
          <table:table-cell office:value-type="float" office:value="0.22405836" calcext:value-type="float">
            <text:p>0,22405836</text:p>
          </table:table-cell>
          <table:table-cell/>
          <table:table-cell table:formula="of:=[.E5]*[.E$1]" office:value-type="float" office:value="1.43655674762297" calcext:value-type="float">
            <text:p>1,43655674762297</text:p>
          </table:table-cell>
          <table:table-cell table:formula="of:=[.F5]*[.F$1]" office:value-type="float" office:value="8.19177083881768" calcext:value-type="float">
            <text:p>8,19177083881768</text:p>
          </table:table-cell>
          <table:table-cell table:formula="of:=[.G5]*[.G$1]" office:value-type="float" office:value="1.74027174897856" calcext:value-type="float">
            <text:p>1,74027174897856</text:p>
          </table:table-cell>
          <table:table-cell table:formula="of:=[.H5]*[.H$1]" office:value-type="float" office:value="0.0105938512516655" calcext:value-type="float">
            <text:p>0,010593851251666</text:p>
          </table:table-cell>
          <table:table-cell table:formula="of:=[.I5]*[.I$1]" office:value-type="float" office:value="21.5629056535424" calcext:value-type="float">
            <text:p>21,5629056535424</text:p>
          </table:table-cell>
          <table:table-cell table:formula="of:=[.J5]*[.J$1]" office:value-type="float" office:value="1.29243308958425" calcext:value-type="float">
            <text:p>1,29243308958425</text:p>
          </table:table-cell>
          <table:table-cell table:formula="of:=[.K5]*[.K$1]" office:value-type="float" office:value="1.62480305062584" calcext:value-type="float">
            <text:p>1,62480305062584</text:p>
          </table:table-cell>
          <table:table-cell table:formula="of:=[.L5]*[.L$1]" office:value-type="float" office:value="0.887390217373329" calcext:value-type="float">
            <text:p>0,887390217373329</text:p>
          </table:table-cell>
          <table:table-cell table:formula="of:=[.M5]*[.M$1]" office:value-type="float" office:value="9.97538088474448" calcext:value-type="float">
            <text:p>9,97538088474448</text:p>
          </table:table-cell>
          <table:table-cell table:formula="of:=[.N5]*[.N$1]" office:value-type="float" office:value="5.48128009082988" calcext:value-type="float">
            <text:p>5,48128009082988</text:p>
          </table:table-cell>
          <table:table-cell table:formula="of:=[.O5]*[.O$1]" office:value-type="float" office:value="20.8131787761513" calcext:value-type="float">
            <text:p>20,8131787761513</text:p>
          </table:table-cell>
          <table:table-cell table:formula="of:=[.P5]*[.P$1]" office:value-type="float" office:value="0.00707457145962942" calcext:value-type="float">
            <text:p>0,007074571459629</text:p>
          </table:table-cell>
          <table:table-cell table:formula="of:=[.Q5]*[.Q$1]" office:value-type="float" office:value="5.65359222004047" calcext:value-type="float">
            <text:p>5,65359222004047</text:p>
          </table:table-cell>
          <table:table-cell table:formula="of:=[.R5]*[.R$1]" office:value-type="float" office:value="0.0163855144702218" calcext:value-type="float">
            <text:p>0,016385514470222</text:p>
          </table:table-cell>
          <table:table-cell table:formula="of:=[.S5]*[.S$1]" office:value-type="float" office:value="0.979230872352594" calcext:value-type="float">
            <text:p>0,979230872352594</text:p>
          </table:table-cell>
          <table:table-cell table:formula="of:=[.T5]*[.T$1]" office:value-type="float" office:value="7.09663311426575" calcext:value-type="float">
            <text:p>7,09663311426575</text:p>
          </table:table-cell>
          <table:table-cell table:formula="of:=[.U5]*[.U$1]" office:value-type="float" office:value="3.17336114272052" calcext:value-type="float">
            <text:p>3,17336114272052</text:p>
          </table:table-cell>
          <table:table-cell table:formula="of:=[.V5]*[.V$1]" office:value-type="float" office:value="3.34388599112416" calcext:value-type="float">
            <text:p>3,34388599112416</text:p>
          </table:table-cell>
          <table:table-cell table:formula="of:=[.W5]*[.W$1]" office:value-type="float" office:value="3.21321582260592" calcext:value-type="float">
            <text:p>3,21321582260592</text:p>
          </table:table-cell>
          <table:table-cell table:formula="of:=[.X5]*[.X$1]" office:value-type="float" office:value="8.11470145895019" calcext:value-type="float">
            <text:p>8,11470145895019</text:p>
          </table:table-cell>
          <table:table-cell table:formula="of:=[.Y5]*[.Y$1]" office:value-type="float" office:value="2.93352368980003" calcext:value-type="float">
            <text:p>2,93352368980003</text:p>
          </table:table-cell>
          <table:table-cell table:formula="of:=[.Z5]*[.Z$1]" office:value-type="float" office:value="1.27642797340664" calcext:value-type="float">
            <text:p>1,27642797340664</text:p>
          </table:table-cell>
          <table:table-cell table:formula="of:=[.AA5]*[.AA$1]" office:value-type="float" office:value="3.09834666920665" calcext:value-type="float">
            <text:p>3,09834666920665</text:p>
          </table:table-cell>
          <table:table-cell table:formula="of:=[.AB5]*[.AB$1]" office:value-type="float" office:value="-1.0105533954961" calcext:value-type="float">
            <text:p>-1,0105533954961</text:p>
          </table:table-cell>
          <table:table-cell table:formula="of:=[.AC5]*[.AC$1]" office:value-type="float" office:value="0.00786427777008722" calcext:value-type="float">
            <text:p>0,007864277770087</text:p>
          </table:table-cell>
          <table:table-cell table:formula="of:=[.AD5]*[.AD$1]" office:value-type="float" office:value="0.9342362807735" calcext:value-type="float">
            <text:p>0,9342362807735</text:p>
          </table:table-cell>
          <table:table-cell table:formula="of:=[.AE5]*[.AE$1]" office:value-type="float" office:value="0.0564593044425209" calcext:value-type="float">
            <text:p>0,056459304442521</text:p>
          </table:table-cell>
          <table:table-cell table:formula="of:=[.AF5]*[.AF$1]" office:value-type="float" office:value="2.27853519420844" calcext:value-type="float">
            <text:p>2,27853519420844</text:p>
          </table:table-cell>
          <table:table-cell table:formula="of:=[.AG5]*[.AG$1]" office:value-type="float" office:value="5.98472187264162" calcext:value-type="float">
            <text:p>5,98472187264162</text:p>
          </table:table-cell>
          <table:table-cell table:formula="of:=[.AH5]*[.AH$1]" office:value-type="float" office:value="2.34713644829928" calcext:value-type="float">
            <text:p>2,34713644829928</text:p>
          </table:table-cell>
          <table:table-cell table:formula="of:=[.AI5]*[.AI$1]" office:value-type="float" office:value="7.5677410676226" calcext:value-type="float">
            <text:p>7,5677410676226</text:p>
          </table:table-cell>
          <table:table-cell table:formula="of:=[.AJ5]*[.AJ$1]" office:value-type="float" office:value="0.508393928280984" calcext:value-type="float">
            <text:p>0,508393928280984</text:p>
          </table:table-cell>
          <table:table-cell/>
          <table:table-cell table:formula="of:=SUM([.AL5:.BQ5])+[.B5]" office:value-type="float" office:value="130.762699368468" calcext:value-type="float">
            <text:p>130,762699368468</text:p>
          </table:table-cell>
          <table:table-cell table:formula="of:=IF([.BS5]&lt;0;[$entrada.$C$16]*[.BS5];[.BS5])" office:value-type="float" office:value="130.762699368468" calcext:value-type="float">
            <text:p>130,762699368468</text:p>
          </table:table-cell>
        </table:table-row>
        <table:table-row table:style-name="ro1">
          <table:table-cell/>
          <table:table-cell office:value-type="float" office:value="0.12761053" calcext:value-type="float">
            <text:p>0,127610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636389" calcext:value-type="float">
            <text:p>0,11636389</text:p>
          </table:table-cell>
          <table:table-cell office:value-type="float" office:value="0.6548778" calcext:value-type="float">
            <text:p>0,6548778</text:p>
          </table:table-cell>
          <table:table-cell office:value-type="float" office:value="0.10966435" calcext:value-type="float">
            <text:p>0,10966435</text:p>
          </table:table-cell>
          <table:table-cell office:value-type="float" office:value="0.002568852" calcext:value-type="float">
            <text:p>0,002568852</text:p>
          </table:table-cell>
          <table:table-cell office:value-type="float" office:value="0.47841346" calcext:value-type="float">
            <text:p>0,47841346</text:p>
          </table:table-cell>
          <table:table-cell office:value-type="float" office:value="0.10516536" calcext:value-type="float">
            <text:p>0,10516536</text:p>
          </table:table-cell>
          <table:table-cell office:value-type="float" office:value="0.47896135" calcext:value-type="float">
            <text:p>0,47896135</text:p>
          </table:table-cell>
          <table:table-cell office:value-type="float" office:value="1.0995941" calcext:value-type="float">
            <text:p>1,0995941</text:p>
          </table:table-cell>
          <table:table-cell office:value-type="float" office:value="0.6495013" calcext:value-type="float">
            <text:p>0,6495013</text:p>
          </table:table-cell>
          <table:table-cell office:value-type="float" office:value="0.63594437" calcext:value-type="float">
            <text:p>0,63594437</text:p>
          </table:table-cell>
          <table:table-cell office:value-type="float" office:value="0.40276104" calcext:value-type="float">
            <text:p>0,40276104</text:p>
          </table:table-cell>
          <table:table-cell office:value-type="float" office:value="-0.30375153" calcext:value-type="float">
            <text:p>-0,30375153</text:p>
          </table:table-cell>
          <table:table-cell office:value-type="float" office:value="0.33812276" calcext:value-type="float">
            <text:p>0,33812276</text:p>
          </table:table-cell>
          <table:table-cell office:value-type="float" office:value="0.017334858" calcext:value-type="float">
            <text:p>0,017334858</text:p>
          </table:table-cell>
          <table:table-cell office:value-type="float" office:value="0.23194124" calcext:value-type="float">
            <text:p>0,23194124</text:p>
          </table:table-cell>
          <table:table-cell office:value-type="float" office:value="0.50540286" calcext:value-type="float">
            <text:p>0,50540286</text:p>
          </table:table-cell>
          <table:table-cell office:value-type="float" office:value="0.20018597" calcext:value-type="float">
            <text:p>0,20018597</text:p>
          </table:table-cell>
          <table:table-cell office:value-type="float" office:value="0.16533121" calcext:value-type="float">
            <text:p>0,16533121</text:p>
          </table:table-cell>
          <table:table-cell office:value-type="float" office:value="0.3197881" calcext:value-type="float">
            <text:p>0,3197881</text:p>
          </table:table-cell>
          <table:table-cell office:value-type="float" office:value="0.48021162" calcext:value-type="float">
            <text:p>0,48021162</text:p>
          </table:table-cell>
          <table:table-cell office:value-type="float" office:value="0.15825062" calcext:value-type="float">
            <text:p>0,15825062</text:p>
          </table:table-cell>
          <table:table-cell office:value-type="float" office:value="0.2567002" calcext:value-type="float">
            <text:p>0,2567002</text:p>
          </table:table-cell>
          <table:table-cell office:value-type="float" office:value="0.34739292" calcext:value-type="float">
            <text:p>0,34739292</text:p>
          </table:table-cell>
          <table:table-cell office:value-type="float" office:value="-0.1024169" calcext:value-type="float">
            <text:p>-0,1024169</text:p>
          </table:table-cell>
          <table:table-cell office:value-type="float" office:value="-0.28358427" calcext:value-type="float">
            <text:p>-0,28358427</text:p>
          </table:table-cell>
          <table:table-cell office:value-type="float" office:value="0.19170712" calcext:value-type="float">
            <text:p>0,19170712</text:p>
          </table:table-cell>
          <table:table-cell office:value-type="float" office:value="0.228799" calcext:value-type="float">
            <text:p>0,228799</text:p>
          </table:table-cell>
          <table:table-cell office:value-type="float" office:value="0.2450651" calcext:value-type="float">
            <text:p>0,2450651</text:p>
          </table:table-cell>
          <table:table-cell office:value-type="float" office:value="0.7083533" calcext:value-type="float">
            <text:p>0,7083533</text:p>
          </table:table-cell>
          <table:table-cell office:value-type="float" office:value="0.2923168" calcext:value-type="float">
            <text:p>0,2923168</text:p>
          </table:table-cell>
          <table:table-cell office:value-type="float" office:value="1.6605237" calcext:value-type="float">
            <text:p>1,6605237</text:p>
          </table:table-cell>
          <table:table-cell office:value-type="float" office:value="0.008306637" calcext:value-type="float">
            <text:p>0,008306637</text:p>
          </table:table-cell>
          <table:table-cell/>
          <table:table-cell table:formula="of:=[.E6]*[.E$1]" office:value-type="float" office:value="0.904148884105615" calcext:value-type="float">
            <text:p>0,904148884105615</text:p>
          </table:table-cell>
          <table:table-cell table:formula="of:=[.F6]*[.F$1]" office:value-type="float" office:value="13.8427354853344" calcext:value-type="float">
            <text:p>13,8427354853344</text:p>
          </table:table-cell>
          <table:table-cell table:formula="of:=[.G6]*[.G$1]" office:value-type="float" office:value="0.973534676304136" calcext:value-type="float">
            <text:p>0,973534676304136</text:p>
          </table:table-cell>
          <table:table-cell table:formula="of:=[.H6]*[.H$1]" office:value-type="float" office:value="-0.000139421503351299" calcext:value-type="float">
            <text:p>-0,000139421503351</text:p>
          </table:table-cell>
          <table:table-cell table:formula="of:=[.I6]*[.I$1]" office:value-type="float" office:value="11.4379461663583" calcext:value-type="float">
            <text:p>11,4379461663583</text:p>
          </table:table-cell>
          <table:table-cell table:formula="of:=[.J6]*[.J$1]" office:value-type="float" office:value="1.00130933571836" calcext:value-type="float">
            <text:p>1,00130933571836</text:p>
          </table:table-cell>
          <table:table-cell table:formula="of:=[.K6]*[.K$1]" office:value-type="float" office:value="1.92120704582406" calcext:value-type="float">
            <text:p>1,92120704582406</text:p>
          </table:table-cell>
          <table:table-cell table:formula="of:=[.L6]*[.L$1]" office:value-type="float" office:value="7.3764667026513" calcext:value-type="float">
            <text:p>7,3764667026513</text:p>
          </table:table-cell>
          <table:table-cell table:formula="of:=[.M6]*[.M$1]" office:value-type="float" office:value="6.19427689901068" calcext:value-type="float">
            <text:p>6,19427689901068</text:p>
          </table:table-cell>
          <table:table-cell table:formula="of:=[.N6]*[.N$1]" office:value-type="float" office:value="5.45241210176504" calcext:value-type="float">
            <text:p>5,45241210176504</text:p>
          </table:table-cell>
          <table:table-cell table:formula="of:=[.O6]*[.O$1]" office:value-type="float" office:value="10.6660300476279" calcext:value-type="float">
            <text:p>10,6660300476279</text:p>
          </table:table-cell>
          <table:table-cell table:formula="of:=[.P6]*[.P$1]" office:value-type="float" office:value="0.0322236473529306" calcext:value-type="float">
            <text:p>0,032223647352931</text:p>
          </table:table-cell>
          <table:table-cell table:formula="of:=[.Q6]*[.Q$1]" office:value-type="float" office:value="4.7084108303689" calcext:value-type="float">
            <text:p>4,7084108303689</text:p>
          </table:table-cell>
          <table:table-cell table:formula="of:=[.R6]*[.R$1]" office:value-type="float" office:value="-0.00131272480251046" calcext:value-type="float">
            <text:p>-0,00131272480251</text:p>
          </table:table-cell>
          <table:table-cell table:formula="of:=[.S6]*[.S$1]" office:value-type="float" office:value="0.830829790016328" calcext:value-type="float">
            <text:p>0,830829790016328</text:p>
          </table:table-cell>
          <table:table-cell table:formula="of:=[.T6]*[.T$1]" office:value-type="float" office:value="2.95315301301373" calcext:value-type="float">
            <text:p>2,95315301301373</text:p>
          </table:table-cell>
          <table:table-cell table:formula="of:=[.U6]*[.U$1]" office:value-type="float" office:value="1.63595583557914" calcext:value-type="float">
            <text:p>1,63595583557914</text:p>
          </table:table-cell>
          <table:table-cell table:formula="of:=[.V6]*[.V$1]" office:value-type="float" office:value="1.58145774045224" calcext:value-type="float">
            <text:p>1,58145774045224</text:p>
          </table:table-cell>
          <table:table-cell table:formula="of:=[.W6]*[.W$1]" office:value-type="float" office:value="2.98152058312234" calcext:value-type="float">
            <text:p>2,98152058312234</text:p>
          </table:table-cell>
          <table:table-cell table:formula="of:=[.X6]*[.X$1]" office:value-type="float" office:value="3.41359702520552" calcext:value-type="float">
            <text:p>3,41359702520552</text:p>
          </table:table-cell>
          <table:table-cell table:formula="of:=[.Y6]*[.Y$1]" office:value-type="float" office:value="1.50806797460702" calcext:value-type="float">
            <text:p>1,50806797460702</text:p>
          </table:table-cell>
          <table:table-cell table:formula="of:=[.Z6]*[.Z$1]" office:value-type="float" office:value="1.16556531693219" calcext:value-type="float">
            <text:p>1,16556531693219</text:p>
          </table:table-cell>
          <table:table-cell table:formula="of:=[.AA6]*[.AA$1]" office:value-type="float" office:value="2.78642036377158" calcext:value-type="float">
            <text:p>2,78642036377158</text:p>
          </table:table-cell>
          <table:table-cell table:formula="of:=[.AB6]*[.AB$1]" office:value-type="float" office:value="-0.3227802357987" calcext:value-type="float">
            <text:p>-0,3227802357987</text:p>
          </table:table-cell>
          <table:table-cell table:formula="of:=[.AC6]*[.AC$1]" office:value-type="float" office:value="0.0148293616258505" calcext:value-type="float">
            <text:p>0,014829361625851</text:p>
          </table:table-cell>
          <table:table-cell table:formula="of:=[.AD6]*[.AD$1]" office:value-type="float" office:value="1.86129705699315" calcext:value-type="float">
            <text:p>1,86129705699315</text:p>
          </table:table-cell>
          <table:table-cell table:formula="of:=[.AE6]*[.AE$1]" office:value-type="float" office:value="-0.0219481045763859" calcext:value-type="float">
            <text:p>-0,021948104576386</text:p>
          </table:table-cell>
          <table:table-cell table:formula="of:=[.AF6]*[.AF$1]" office:value-type="float" office:value="2.84989053805822" calcext:value-type="float">
            <text:p>2,84989053805822</text:p>
          </table:table-cell>
          <table:table-cell table:formula="of:=[.AG6]*[.AG$1]" office:value-type="float" office:value="3.6680548067639" calcext:value-type="float">
            <text:p>3,6680548067639</text:p>
          </table:table-cell>
          <table:table-cell table:formula="of:=[.AH6]*[.AH$1]" office:value-type="float" office:value="2.49754876566952" calcext:value-type="float">
            <text:p>2,49754876566952</text:p>
          </table:table-cell>
          <table:table-cell table:formula="of:=[.AI6]*[.AI$1]" office:value-type="float" office:value="11.6392364762474" calcext:value-type="float">
            <text:p>11,6392364762474</text:p>
          </table:table-cell>
          <table:table-cell table:formula="of:=[.AJ6]*[.AJ$1]" office:value-type="float" office:value="0.0188479636074912" calcext:value-type="float">
            <text:p>0,018847963607491</text:p>
          </table:table-cell>
          <table:table-cell/>
          <table:table-cell table:formula="of:=SUM([.AL6:.BQ6])+[.B6]" office:value-type="float" office:value="105.698404477406" calcext:value-type="float">
            <text:p>105,698404477406</text:p>
          </table:table-cell>
          <table:table-cell table:formula="of:=IF([.BS6]&lt;0;[$entrada.$C$16]*[.BS6];[.BS6])" office:value-type="float" office:value="105.698404477406" calcext:value-type="float">
            <text:p>105,698404477406</text:p>
          </table:table-cell>
        </table:table-row>
        <table:table-row table:style-name="ro1">
          <table:table-cell/>
          <table:table-cell office:value-type="float" office:value="0.07149795" calcext:value-type="float">
            <text:p>0,071497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6616699" calcext:value-type="float">
            <text:p>0,26616699</text:p>
          </table:table-cell>
          <table:table-cell office:value-type="float" office:value="0.48046753" calcext:value-type="float">
            <text:p>0,48046753</text:p>
          </table:table-cell>
          <table:table-cell office:value-type="float" office:value="0.34900546" calcext:value-type="float">
            <text:p>0,34900546</text:p>
          </table:table-cell>
          <table:table-cell office:value-type="float" office:value="-0.24143386" calcext:value-type="float">
            <text:p>-0,24143386</text:p>
          </table:table-cell>
          <table:table-cell office:value-type="float" office:value="0.3851948" calcext:value-type="float">
            <text:p>0,3851948</text:p>
          </table:table-cell>
          <table:table-cell office:value-type="float" office:value="0.34567985" calcext:value-type="float">
            <text:p>0,34567985</text:p>
          </table:table-cell>
          <table:table-cell office:value-type="float" office:value="0.33912218" calcext:value-type="float">
            <text:p>0,33912218</text:p>
          </table:table-cell>
          <table:table-cell office:value-type="float" office:value="1.0582563" calcext:value-type="float">
            <text:p>1,0582563</text:p>
          </table:table-cell>
          <table:table-cell office:value-type="float" office:value="0.50730604" calcext:value-type="float">
            <text:p>0,50730604</text:p>
          </table:table-cell>
          <table:table-cell office:value-type="float" office:value="0.6265364" calcext:value-type="float">
            <text:p>0,6265364</text:p>
          </table:table-cell>
          <table:table-cell office:value-type="float" office:value="0.35891148" calcext:value-type="float">
            <text:p>0,35891148</text:p>
          </table:table-cell>
          <table:table-cell office:value-type="float" office:value="-0.26693273" calcext:value-type="float">
            <text:p>-0,26693273</text:p>
          </table:table-cell>
          <table:table-cell office:value-type="float" office:value="0.3953705" calcext:value-type="float">
            <text:p>0,3953705</text:p>
          </table:table-cell>
          <table:table-cell office:value-type="float" office:value="-0.15212902" calcext:value-type="float">
            <text:p>-0,15212902</text:p>
          </table:table-cell>
          <table:table-cell office:value-type="float" office:value="0.2757024" calcext:value-type="float">
            <text:p>0,2757024</text:p>
          </table:table-cell>
          <table:table-cell office:value-type="float" office:value="0.5074084" calcext:value-type="float">
            <text:p>0,5074084</text:p>
          </table:table-cell>
          <table:table-cell office:value-type="float" office:value="0.12840582" calcext:value-type="float">
            <text:p>0,12840582</text:p>
          </table:table-cell>
          <table:table-cell office:value-type="float" office:value="0.39337364" calcext:value-type="float">
            <text:p>0,39337364</text:p>
          </table:table-cell>
          <table:table-cell office:value-type="float" office:value="0.2907707" calcext:value-type="float">
            <text:p>0,2907707</text:p>
          </table:table-cell>
          <table:table-cell office:value-type="float" office:value="0.48306397" calcext:value-type="float">
            <text:p>0,48306397</text:p>
          </table:table-cell>
          <table:table-cell office:value-type="float" office:value="0.37308696" calcext:value-type="float">
            <text:p>0,37308696</text:p>
          </table:table-cell>
          <table:table-cell office:value-type="float" office:value="0.31022072" calcext:value-type="float">
            <text:p>0,31022072</text:p>
          </table:table-cell>
          <table:table-cell office:value-type="float" office:value="0.06418426" calcext:value-type="float">
            <text:p>0,06418426</text:p>
          </table:table-cell>
          <table:table-cell office:value-type="float" office:value="-0.15558773" calcext:value-type="float">
            <text:p>-0,15558773</text:p>
          </table:table-cell>
          <table:table-cell office:value-type="float" office:value="-0.14242275" calcext:value-type="float">
            <text:p>-0,14242275</text:p>
          </table:table-cell>
          <table:table-cell office:value-type="float" office:value="0.21030347" calcext:value-type="float">
            <text:p>0,21030347</text:p>
          </table:table-cell>
          <table:table-cell office:value-type="float" office:value="0.45693454" calcext:value-type="float">
            <text:p>0,45693454</text:p>
          </table:table-cell>
          <table:table-cell office:value-type="float" office:value="0.22000924" calcext:value-type="float">
            <text:p>0,22000924</text:p>
          </table:table-cell>
          <table:table-cell office:value-type="float" office:value="0.72094053" calcext:value-type="float">
            <text:p>0,72094053</text:p>
          </table:table-cell>
          <table:table-cell office:value-type="float" office:value="0.25930953" calcext:value-type="float">
            <text:p>0,25930953</text:p>
          </table:table-cell>
          <table:table-cell office:value-type="float" office:value="1.3984612" calcext:value-type="float">
            <text:p>1,3984612</text:p>
          </table:table-cell>
          <table:table-cell office:value-type="float" office:value="0.15731668" calcext:value-type="float">
            <text:p>0,15731668</text:p>
          </table:table-cell>
          <table:table-cell/>
          <table:table-cell table:formula="of:=[.E7]*[.E$1]" office:value-type="float" office:value="2.06812084912468" calcext:value-type="float">
            <text:p>2,06812084912468</text:p>
          </table:table-cell>
          <table:table-cell table:formula="of:=[.F7]*[.F$1]" office:value-type="float" office:value="10.1560702272729" calcext:value-type="float">
            <text:p>10,1560702272729</text:p>
          </table:table-cell>
          <table:table-cell table:formula="of:=[.G7]*[.G$1]" office:value-type="float" office:value="3.09826226599142" calcext:value-type="float">
            <text:p>3,09826226599142</text:p>
          </table:table-cell>
          <table:table-cell table:formula="of:=[.H7]*[.H$1]" office:value-type="float" office:value="0.0131035465340576" calcext:value-type="float">
            <text:p>0,013103546534058</text:p>
          </table:table-cell>
          <table:table-cell table:formula="of:=[.I7]*[.I$1]" office:value-type="float" office:value="9.20926720155644" calcext:value-type="float">
            <text:p>9,20926720155644</text:p>
          </table:table-cell>
          <table:table-cell table:formula="of:=[.J7]*[.J$1]" office:value-type="float" office:value="3.29131627538499" calcext:value-type="float">
            <text:p>3,29131627538499</text:p>
          </table:table-cell>
          <table:table-cell table:formula="of:=[.K7]*[.K$1]" office:value-type="float" office:value="1.36028496163879" calcext:value-type="float">
            <text:p>1,36028496163879</text:p>
          </table:table-cell>
          <table:table-cell table:formula="of:=[.L7]*[.L$1]" office:value-type="float" office:value="7.09915809826641" calcext:value-type="float">
            <text:p>7,09915809826641</text:p>
          </table:table-cell>
          <table:table-cell table:formula="of:=[.M7]*[.M$1]" office:value-type="float" office:value="4.83816442599975" calcext:value-type="float">
            <text:p>4,83816442599975</text:p>
          </table:table-cell>
          <table:table-cell table:formula="of:=[.N7]*[.N$1]" office:value-type="float" office:value="5.37175075479684" calcext:value-type="float">
            <text:p>5,37175075479684</text:p>
          </table:table-cell>
          <table:table-cell table:formula="of:=[.O7]*[.O$1]" office:value-type="float" office:value="9.50479378571124" calcext:value-type="float">
            <text:p>9,50479378571124</text:p>
          </table:table-cell>
          <table:table-cell table:formula="of:=[.P7]*[.P$1]" office:value-type="float" office:value="0.0283177047979809" calcext:value-type="float">
            <text:p>0,028317704797981</text:p>
          </table:table-cell>
          <table:table-cell table:formula="of:=[.Q7]*[.Q$1]" office:value-type="float" office:value="5.5055943119841" calcext:value-type="float">
            <text:p>5,5055943119841</text:p>
          </table:table-cell>
          <table:table-cell table:formula="of:=[.R7]*[.R$1]" office:value-type="float" office:value="0.0115203445990506" calcext:value-type="float">
            <text:p>0,011520344599051</text:p>
          </table:table-cell>
          <table:table-cell table:formula="of:=[.S7]*[.S$1]" office:value-type="float" office:value="0.987585334539893" calcext:value-type="float">
            <text:p>0,987585334539893</text:p>
          </table:table-cell>
          <table:table-cell table:formula="of:=[.T7]*[.T$1]" office:value-type="float" office:value="2.96487171696748" calcext:value-type="float">
            <text:p>2,96487171696748</text:p>
          </table:table-cell>
          <table:table-cell table:formula="of:=[.U7]*[.U$1]" office:value-type="float" office:value="1.04935550953608" calcext:value-type="float">
            <text:p>1,04935550953608</text:p>
          </table:table-cell>
          <table:table-cell table:formula="of:=[.V7]*[.V$1]" office:value-type="float" office:value="3.76277284771503" calcext:value-type="float">
            <text:p>3,76277284771503</text:p>
          </table:table-cell>
          <table:table-cell table:formula="of:=[.W7]*[.W$1]" office:value-type="float" office:value="2.71097901084778" calcext:value-type="float">
            <text:p>2,71097901084778</text:p>
          </table:table-cell>
          <table:table-cell table:formula="of:=[.X7]*[.X$1]" office:value-type="float" office:value="3.43387303076083" calcext:value-type="float">
            <text:p>3,43387303076083</text:p>
          </table:table-cell>
          <table:table-cell table:formula="of:=[.Y7]*[.Y$1]" office:value-type="float" office:value="3.55537625141369" calcext:value-type="float">
            <text:p>3,55537625141369</text:p>
          </table:table-cell>
          <table:table-cell table:formula="of:=[.Z7]*[.Z$1]" office:value-type="float" office:value="1.40857900315517" calcext:value-type="float">
            <text:p>1,40857900315517</text:p>
          </table:table-cell>
          <table:table-cell table:formula="of:=[.AA7]*[.AA$1]" office:value-type="float" office:value="0.514818578045891" calcext:value-type="float">
            <text:p>0,514818578045891</text:p>
          </table:table-cell>
          <table:table-cell table:formula="of:=[.AB7]*[.AB$1]" office:value-type="float" office:value="-0.490355050551075" calcext:value-type="float">
            <text:p>-0,490355050551075</text:p>
          </table:table-cell>
          <table:table-cell table:formula="of:=[.AC7]*[.AC$1]" office:value-type="float" office:value="0.00744765731716395" calcext:value-type="float">
            <text:p>0,007447657317164</text:p>
          </table:table-cell>
          <table:table-cell table:formula="of:=[.AD7]*[.AD$1]" office:value-type="float" office:value="2.04185024419775" calcext:value-type="float">
            <text:p>2,04185024419775</text:p>
          </table:table-cell>
          <table:table-cell table:formula="of:=[.AE7]*[.AE$1]" office:value-type="float" office:value="-0.0438325651269576" calcext:value-type="float">
            <text:p>-0,043832565126958</text:p>
          </table:table-cell>
          <table:table-cell table:formula="of:=[.AF7]*[.AF$1]" office:value-type="float" office:value="2.55851302923746" calcext:value-type="float">
            <text:p>2,55851302923746</text:p>
          </table:table-cell>
          <table:table-cell table:formula="of:=[.AG7]*[.AG$1]" office:value-type="float" office:value="3.73323506286681" calcext:value-type="float">
            <text:p>3,73323506286681</text:p>
          </table:table-cell>
          <table:table-cell table:formula="of:=[.AH7]*[.AH$1]" office:value-type="float" office:value="2.21553532529722" calcext:value-type="float">
            <text:p>2,21553532529722</text:p>
          </table:table-cell>
          <table:table-cell table:formula="of:=[.AI7]*[.AI$1]" office:value-type="float" office:value="9.80234164056595" calcext:value-type="float">
            <text:p>9,80234164056595</text:p>
          </table:table-cell>
          <table:table-cell table:formula="of:=[.AJ7]*[.AJ$1]" office:value-type="float" office:value="0.356955415228972" calcext:value-type="float">
            <text:p>0,356955415228972</text:p>
          </table:table-cell>
          <table:table-cell/>
          <table:table-cell table:formula="of:=SUM([.AL7:.BQ7])+[.B7]" office:value-type="float" office:value="102.197124745674" calcext:value-type="float">
            <text:p>102,197124745674</text:p>
          </table:table-cell>
          <table:table-cell table:formula="of:=IF([.BS7]&lt;0;[$entrada.$C$16]*[.BS7];[.BS7])" office:value-type="float" office:value="102.197124745674" calcext:value-type="float">
            <text:p>102,197124745674</text:p>
          </table:table-cell>
        </table:table-row>
        <table:table-row table:style-name="ro1">
          <table:table-cell/>
          <table:table-cell office:value-type="float" office:value="0.16015905" calcext:value-type="float">
            <text:p>0,160159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6633" calcext:value-type="float">
            <text:p>0,206633</text:p>
          </table:table-cell>
          <table:table-cell office:value-type="float" office:value="0.3165925" calcext:value-type="float">
            <text:p>0,3165925</text:p>
          </table:table-cell>
          <table:table-cell office:value-type="float" office:value="0.109464824" calcext:value-type="float">
            <text:p>0,109464824</text:p>
          </table:table-cell>
          <table:table-cell office:value-type="float" office:value="-0.25253856" calcext:value-type="float">
            <text:p>-0,25253856</text:p>
          </table:table-cell>
          <table:table-cell office:value-type="float" office:value="0.48033726" calcext:value-type="float">
            <text:p>0,48033726</text:p>
          </table:table-cell>
          <table:table-cell office:value-type="float" office:value="0.11053218" calcext:value-type="float">
            <text:p>0,11053218</text:p>
          </table:table-cell>
          <table:table-cell office:value-type="float" office:value="0.3279183" calcext:value-type="float">
            <text:p>0,3279183</text:p>
          </table:table-cell>
          <table:table-cell office:value-type="float" office:value="0.6385337" calcext:value-type="float">
            <text:p>0,6385337</text:p>
          </table:table-cell>
          <table:table-cell office:value-type="float" office:value="0.75794315" calcext:value-type="float">
            <text:p>0,75794315</text:p>
          </table:table-cell>
          <table:table-cell office:value-type="float" office:value="0.72842014" calcext:value-type="float">
            <text:p>0,72842014</text:p>
          </table:table-cell>
          <table:table-cell office:value-type="float" office:value="0.31075907" calcext:value-type="float">
            <text:p>0,31075907</text:p>
          </table:table-cell>
          <table:table-cell office:value-type="float" office:value="-0.25253755" calcext:value-type="float">
            <text:p>-0,25253755</text:p>
          </table:table-cell>
          <table:table-cell office:value-type="float" office:value="0.3144423" calcext:value-type="float">
            <text:p>0,3144423</text:p>
          </table:table-cell>
          <table:table-cell office:value-type="float" office:value="-0.22055818" calcext:value-type="float">
            <text:p>-0,22055818</text:p>
          </table:table-cell>
          <table:table-cell office:value-type="float" office:value="0.3089441" calcext:value-type="float">
            <text:p>0,3089441</text:p>
          </table:table-cell>
          <table:table-cell office:value-type="float" office:value="0.6411732" calcext:value-type="float">
            <text:p>0,6411732</text:p>
          </table:table-cell>
          <table:table-cell office:value-type="float" office:value="0.14280778" calcext:value-type="float">
            <text:p>0,14280778</text:p>
          </table:table-cell>
          <table:table-cell office:value-type="float" office:value="0.32972306" calcext:value-type="float">
            <text:p>0,32972306</text:p>
          </table:table-cell>
          <table:table-cell office:value-type="float" office:value="0.2467149" calcext:value-type="float">
            <text:p>0,2467149</text:p>
          </table:table-cell>
          <table:table-cell office:value-type="float" office:value="0.6499817" calcext:value-type="float">
            <text:p>0,6499817</text:p>
          </table:table-cell>
          <table:table-cell office:value-type="float" office:value="0.19014212" calcext:value-type="float">
            <text:p>0,19014212</text:p>
          </table:table-cell>
          <table:table-cell office:value-type="float" office:value="0.13956515" calcext:value-type="float">
            <text:p>0,13956515</text:p>
          </table:table-cell>
          <table:table-cell office:value-type="float" office:value="0.12714249" calcext:value-type="float">
            <text:p>0,12714249</text:p>
          </table:table-cell>
          <table:table-cell office:value-type="float" office:value="-0.31785858" calcext:value-type="float">
            <text:p>-0,31785858</text:p>
          </table:table-cell>
          <table:table-cell office:value-type="float" office:value="-0.0976981" calcext:value-type="float">
            <text:p>-0,0976981</text:p>
          </table:table-cell>
          <table:table-cell office:value-type="float" office:value="0.11046398" calcext:value-type="float">
            <text:p>0,11046398</text:p>
          </table:table-cell>
          <table:table-cell office:value-type="float" office:value="0.30080116" calcext:value-type="float">
            <text:p>0,30080116</text:p>
          </table:table-cell>
          <table:table-cell office:value-type="float" office:value="0.20868684" calcext:value-type="float">
            <text:p>0,20868684</text:p>
          </table:table-cell>
          <table:table-cell office:value-type="float" office:value="0.88360626" calcext:value-type="float">
            <text:p>0,88360626</text:p>
          </table:table-cell>
          <table:table-cell office:value-type="float" office:value="0.08740274" calcext:value-type="float">
            <text:p>0,08740274</text:p>
          </table:table-cell>
          <table:table-cell office:value-type="float" office:value="1.4415026" calcext:value-type="float">
            <text:p>1,4415026</text:p>
          </table:table-cell>
          <table:table-cell office:value-type="float" office:value="0.040908344" calcext:value-type="float">
            <text:p>0,040908344</text:p>
          </table:table-cell>
          <table:table-cell/>
          <table:table-cell table:formula="of:=[.E8]*[.E$1]" office:value-type="float" office:value="1.60554100047184" calcext:value-type="float">
            <text:p>1,60554100047184</text:p>
          </table:table-cell>
          <table:table-cell table:formula="of:=[.F8]*[.F$1]" office:value-type="float" office:value="6.692097722874" calcext:value-type="float">
            <text:p>6,692097722874</text:p>
          </table:table-cell>
          <table:table-cell table:formula="of:=[.G8]*[.G$1]" office:value-type="float" office:value="0.971763403508334" calcext:value-type="float">
            <text:p>0,971763403508334</text:p>
          </table:table-cell>
          <table:table-cell table:formula="of:=[.H8]*[.H$1]" office:value-type="float" office:value="0.013706241421994" calcext:value-type="float">
            <text:p>0,013706241421994</text:p>
          </table:table-cell>
          <table:table-cell table:formula="of:=[.I8]*[.I$1]" office:value-type="float" office:value="11.4839405262052" calcext:value-type="float">
            <text:p>11,4839405262052</text:p>
          </table:table-cell>
          <table:table-cell table:formula="of:=[.J8]*[.J$1]" office:value-type="float" office:value="1.05240835700369" calcext:value-type="float">
            <text:p>1,05240835700369</text:p>
          </table:table-cell>
          <table:table-cell table:formula="of:=[.K8]*[.K$1]" office:value-type="float" office:value="1.31534402183944" calcext:value-type="float">
            <text:p>1,31534402183944</text:p>
          </table:table-cell>
          <table:table-cell table:formula="of:=[.L8]*[.L$1]" office:value-type="float" office:value="4.2835102303393" calcext:value-type="float">
            <text:p>4,2835102303393</text:p>
          </table:table-cell>
          <table:table-cell table:formula="of:=[.M8]*[.M$1]" office:value-type="float" office:value="7.2284839842636" calcext:value-type="float">
            <text:p>7,2284839842636</text:p>
          </table:table-cell>
          <table:table-cell table:formula="of:=[.N8]*[.N$1]" office:value-type="float" office:value="6.24527391681349" calcext:value-type="float">
            <text:p>6,24527391681349</text:p>
          </table:table-cell>
          <table:table-cell table:formula="of:=[.O8]*[.O$1]" office:value-type="float" office:value="8.229608251565" calcext:value-type="float">
            <text:p>8,229608251565</text:p>
          </table:table-cell>
          <table:table-cell table:formula="of:=[.P8]*[.P$1]" office:value-type="float" office:value="0.026790584246845" calcext:value-type="float">
            <text:p>0,026790584246845</text:p>
          </table:table-cell>
          <table:table-cell table:formula="of:=[.Q8]*[.Q$1]" office:value-type="float" office:value="4.37865682524923" calcext:value-type="float">
            <text:p>4,37865682524923</text:p>
          </table:table-cell>
          <table:table-cell table:formula="of:=[.R8]*[.R$1]" office:value-type="float" office:value="0.0167023112206957" calcext:value-type="float">
            <text:p>0,016702311220696</text:p>
          </table:table-cell>
          <table:table-cell table:formula="of:=[.S8]*[.S$1]" office:value-type="float" office:value="1.10665943550954" calcext:value-type="float">
            <text:p>1,10665943550954</text:p>
          </table:table-cell>
          <table:table-cell table:formula="of:=[.T8]*[.T$1]" office:value-type="float" office:value="3.74648170262364" calcext:value-type="float">
            <text:p>3,74648170262364</text:p>
          </table:table-cell>
          <table:table-cell table:formula="of:=[.U8]*[.U$1]" office:value-type="float" office:value="1.16705092298477" calcext:value-type="float">
            <text:p>1,16705092298477</text:p>
          </table:table-cell>
          <table:table-cell table:formula="of:=[.V8]*[.V$1]" office:value-type="float" office:value="3.15393013480393" calcext:value-type="float">
            <text:p>3,15393013480393</text:p>
          </table:table-cell>
          <table:table-cell table:formula="of:=[.W8]*[.W$1]" office:value-type="float" office:value="2.3002280338542" calcext:value-type="float">
            <text:p>2,3002280338542</text:p>
          </table:table-cell>
          <table:table-cell table:formula="of:=[.X8]*[.X$1]" office:value-type="float" office:value="4.62041213737816" calcext:value-type="float">
            <text:p>4,62041213737816</text:p>
          </table:table-cell>
          <table:table-cell table:formula="of:=[.Y8]*[.Y$1]" office:value-type="float" office:value="1.81198179062986" calcext:value-type="float">
            <text:p>1,81198179062986</text:p>
          </table:table-cell>
          <table:table-cell table:formula="of:=[.Z8]*[.Z$1]" office:value-type="float" office:value="0.633705381968688" calcext:value-type="float">
            <text:p>0,633705381968688</text:p>
          </table:table-cell>
          <table:table-cell table:formula="of:=[.AA8]*[.AA$1]" office:value-type="float" office:value="1.0198032338616" calcext:value-type="float">
            <text:p>1,0198032338616</text:p>
          </table:table-cell>
          <table:table-cell table:formula="of:=[.AB8]*[.AB$1]" office:value-type="float" office:value="-1.00177282658467" calcext:value-type="float">
            <text:p>-1,00177282658467</text:p>
          </table:table-cell>
          <table:table-cell table:formula="of:=[.AC8]*[.AC$1]" office:value-type="float" office:value="0.00510888863849361" calcext:value-type="float">
            <text:p>0,005108888638494</text:p>
          </table:table-cell>
          <table:table-cell table:formula="of:=[.AD8]*[.AD$1]" office:value-type="float" office:value="1.07250205875374" calcext:value-type="float">
            <text:p>1,07250205875374</text:p>
          </table:table-cell>
          <table:table-cell table:formula="of:=[.AE8]*[.AE$1]" office:value-type="float" office:value="-0.0288550881620033" calcext:value-type="float">
            <text:p>-0,028855088162003</text:p>
          </table:table-cell>
          <table:table-cell table:formula="of:=[.AF8]*[.AF$1]" office:value-type="float" office:value="2.42684352334653" calcext:value-type="float">
            <text:p>2,42684352334653</text:p>
          </table:table-cell>
          <table:table-cell table:formula="of:=[.AG8]*[.AG$1]" office:value-type="float" office:value="4.57556446660116" calcext:value-type="float">
            <text:p>4,57556446660116</text:p>
          </table:table-cell>
          <table:table-cell table:formula="of:=[.AH8]*[.AH$1]" office:value-type="float" office:value="0.746767224474043" calcext:value-type="float">
            <text:p>0,746767224474043</text:p>
          </table:table-cell>
          <table:table-cell table:formula="of:=[.AI8]*[.AI$1]" office:value-type="float" office:value="10.1040350357694" calcext:value-type="float">
            <text:p>10,1040350357694</text:p>
          </table:table-cell>
          <table:table-cell table:formula="of:=[.AJ8]*[.AJ$1]" office:value-type="float" office:value="0.0928220384440457" calcext:value-type="float">
            <text:p>0,092822038444046</text:p>
          </table:table-cell>
          <table:table-cell/>
          <table:table-cell table:formula="of:=SUM([.AL8:.BQ8])+[.B8]" office:value-type="float" office:value="91.2572545219177" calcext:value-type="float">
            <text:p>91,2572545219177</text:p>
          </table:table-cell>
          <table:table-cell table:formula="of:=IF([.BS8]&lt;0;[$entrada.$C$16]*[.BS8];[.BS8])" office:value-type="float" office:value="91.2572545219177" calcext:value-type="float">
            <text:p>91,2572545219177</text:p>
          </table:table-cell>
        </table:table-row>
        <table:table-row table:style-name="ro1">
          <table:table-cell/>
          <table:table-cell office:value-type="float" office:value="0.26097322" calcext:value-type="float">
            <text:p>0,260973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6427623" calcext:value-type="float">
            <text:p>0,36427623</text:p>
          </table:table-cell>
          <table:table-cell office:value-type="float" office:value="0.42010522" calcext:value-type="float">
            <text:p>0,42010522</text:p>
          </table:table-cell>
          <table:table-cell office:value-type="float" office:value="0.05203775" calcext:value-type="float">
            <text:p>0,05203775</text:p>
          </table:table-cell>
          <table:table-cell office:value-type="float" office:value="-0.25745863" calcext:value-type="float">
            <text:p>-0,25745863</text:p>
          </table:table-cell>
          <table:table-cell office:value-type="float" office:value="0.7151295" calcext:value-type="float">
            <text:p>0,7151295</text:p>
          </table:table-cell>
          <table:table-cell office:value-type="float" office:value="0.23468265" calcext:value-type="float">
            <text:p>0,23468265</text:p>
          </table:table-cell>
          <table:table-cell office:value-type="float" office:value="0.5169825" calcext:value-type="float">
            <text:p>0,5169825</text:p>
          </table:table-cell>
          <table:table-cell office:value-type="float" office:value="0.37057012" calcext:value-type="float">
            <text:p>0,37057012</text:p>
          </table:table-cell>
          <table:table-cell office:value-type="float" office:value="1.0486112" calcext:value-type="float">
            <text:p>1,0486112</text:p>
          </table:table-cell>
          <table:table-cell office:value-type="float" office:value="0.8637353" calcext:value-type="float">
            <text:p>0,8637353</text:p>
          </table:table-cell>
          <table:table-cell office:value-type="float" office:value="0.5543394" calcext:value-type="float">
            <text:p>0,5543394</text:p>
          </table:table-cell>
          <table:table-cell office:value-type="float" office:value="-0.20753744" calcext:value-type="float">
            <text:p>-0,20753744</text:p>
          </table:table-cell>
          <table:table-cell office:value-type="float" office:value="0.4256458" calcext:value-type="float">
            <text:p>0,4256458</text:p>
          </table:table-cell>
          <table:table-cell office:value-type="float" office:value="-0.43392155" calcext:value-type="float">
            <text:p>-0,43392155</text:p>
          </table:table-cell>
          <table:table-cell office:value-type="float" office:value="0.5218594" calcext:value-type="float">
            <text:p>0,5218594</text:p>
          </table:table-cell>
          <table:table-cell office:value-type="float" office:value="1.3193198" calcext:value-type="float">
            <text:p>1,3193198</text:p>
          </table:table-cell>
          <table:table-cell office:value-type="float" office:value="0.23931906" calcext:value-type="float">
            <text:p>0,23931906</text:p>
          </table:table-cell>
          <table:table-cell office:value-type="float" office:value="0.33881453" calcext:value-type="float">
            <text:p>0,33881453</text:p>
          </table:table-cell>
          <table:table-cell office:value-type="float" office:value="0.08264541" calcext:value-type="float">
            <text:p>0,08264541</text:p>
          </table:table-cell>
          <table:table-cell office:value-type="float" office:value="1.2276425" calcext:value-type="float">
            <text:p>1,2276425</text:p>
          </table:table-cell>
          <table:table-cell office:value-type="float" office:value="0.1364339" calcext:value-type="float">
            <text:p>0,1364339</text:p>
          </table:table-cell>
          <table:table-cell office:value-type="float" office:value="0.2607106" calcext:value-type="float">
            <text:p>0,2607106</text:p>
          </table:table-cell>
          <table:table-cell office:value-type="float" office:value="0.16442285" calcext:value-type="float">
            <text:p>0,16442285</text:p>
          </table:table-cell>
          <table:table-cell office:value-type="float" office:value="-0.6013212" calcext:value-type="float">
            <text:p>-0,6013212</text:p>
          </table:table-cell>
          <table:table-cell office:value-type="float" office:value="-0.115917355" calcext:value-type="float">
            <text:p>-0,115917355</text:p>
          </table:table-cell>
          <table:table-cell office:value-type="float" office:value="0.40483734" calcext:value-type="float">
            <text:p>0,40483734</text:p>
          </table:table-cell>
          <table:table-cell office:value-type="float" office:value="-0.90139043" calcext:value-type="float">
            <text:p>-0,90139043</text:p>
          </table:table-cell>
          <table:table-cell office:value-type="float" office:value="0.13371256" calcext:value-type="float">
            <text:p>0,13371256</text:p>
          </table:table-cell>
          <table:table-cell office:value-type="float" office:value="1.3244013" calcext:value-type="float">
            <text:p>1,3244013</text:p>
          </table:table-cell>
          <table:table-cell office:value-type="float" office:value="0.34881324" calcext:value-type="float">
            <text:p>0,34881324</text:p>
          </table:table-cell>
          <table:table-cell office:value-type="float" office:value="0.9165179" calcext:value-type="float">
            <text:p>0,9165179</text:p>
          </table:table-cell>
          <table:table-cell office:value-type="float" office:value="0.23724885" calcext:value-type="float">
            <text:p>0,23724885</text:p>
          </table:table-cell>
          <table:table-cell/>
          <table:table-cell table:formula="of:=[.E9]*[.E$1]" office:value-type="float" office:value="2.83043087387935" calcext:value-type="float">
            <text:p>2,83043087387935</text:p>
          </table:table-cell>
          <table:table-cell table:formula="of:=[.F9]*[.F$1]" office:value-type="float" office:value="8.88013830438017" calcext:value-type="float">
            <text:p>8,88013830438017</text:p>
          </table:table-cell>
          <table:table-cell table:formula="of:=[.G9]*[.G$1]" office:value-type="float" office:value="0.461960100085812" calcext:value-type="float">
            <text:p>0,461960100085812</text:p>
          </table:table-cell>
          <table:table-cell table:formula="of:=[.H9]*[.H$1]" office:value-type="float" office:value="0.0139732725923353" calcext:value-type="float">
            <text:p>0,013973272592335</text:p>
          </table:table-cell>
          <table:table-cell table:formula="of:=[.I9]*[.I$1]" office:value-type="float" office:value="17.0973716395327" calcext:value-type="float">
            <text:p>17,0973716395327</text:p>
          </table:table-cell>
          <table:table-cell table:formula="of:=[.J9]*[.J$1]" office:value-type="float" office:value="2.23448033055869" calcext:value-type="float">
            <text:p>2,23448033055869</text:p>
          </table:table-cell>
          <table:table-cell table:formula="of:=[.K9]*[.K$1]" office:value-type="float" office:value="2.07371726668078" calcext:value-type="float">
            <text:p>2,07371726668078</text:p>
          </table:table-cell>
          <table:table-cell table:formula="of:=[.L9]*[.L$1]" office:value-type="float" office:value="2.48591562211683" calcext:value-type="float">
            <text:p>2,48591562211683</text:p>
          </table:table-cell>
          <table:table-cell table:formula="of:=[.M9]*[.M$1]" office:value-type="float" office:value="10.0005775695967" calcext:value-type="float">
            <text:p>10,0005775695967</text:p>
          </table:table-cell>
          <table:table-cell table:formula="of:=[.N9]*[.N$1]" office:value-type="float" office:value="7.40542887806626" calcext:value-type="float">
            <text:p>7,40542887806626</text:p>
          </table:table-cell>
          <table:table-cell table:formula="of:=[.O9]*[.O$1]" office:value-type="float" office:value="14.680170398269" calcext:value-type="float">
            <text:p>14,680170398269</text:p>
          </table:table-cell>
          <table:table-cell table:formula="of:=[.P9]*[.P$1]" office:value-type="float" office:value="0.0220167229415766" calcext:value-type="float">
            <text:p>0,022016722941577</text:p>
          </table:table-cell>
          <table:table-cell table:formula="of:=[.Q9]*[.Q$1]" office:value-type="float" office:value="5.9271824665723" calcext:value-type="float">
            <text:p>5,9271824665723</text:p>
          </table:table-cell>
          <table:table-cell table:formula="of:=[.R9]*[.R$1]" office:value-type="float" office:value="0.0328597777396724" calcext:value-type="float">
            <text:p>0,032859777739673</text:p>
          </table:table-cell>
          <table:table-cell table:formula="of:=[.S9]*[.S$1]" office:value-type="float" office:value="1.86933697396826" calcext:value-type="float">
            <text:p>1,86933697396826</text:p>
          </table:table-cell>
          <table:table-cell table:formula="of:=[.T9]*[.T$1]" office:value-type="float" office:value="7.70900513404034" calcext:value-type="float">
            <text:p>7,70900513404034</text:p>
          </table:table-cell>
          <table:table-cell table:formula="of:=[.U9]*[.U$1]" office:value-type="float" office:value="1.95575850181865" calcext:value-type="float">
            <text:p>1,95575850181865</text:p>
          </table:table-cell>
          <table:table-cell table:formula="of:=[.V9]*[.V$1]" office:value-type="float" office:value="3.24089360409439" calcext:value-type="float">
            <text:p>3,24089360409439</text:p>
          </table:table-cell>
          <table:table-cell table:formula="of:=[.W9]*[.W$1]" office:value-type="float" office:value="0.770538337779252" calcext:value-type="float">
            <text:p>0,770538337779252</text:p>
          </table:table-cell>
          <table:table-cell table:formula="of:=[.X9]*[.X$1]" office:value-type="float" office:value="8.72672924077903" calcext:value-type="float">
            <text:p>8,72672924077903</text:p>
          </table:table-cell>
          <table:table-cell table:formula="of:=[.Y9]*[.Y$1]" office:value-type="float" office:value="1.30016296454786" calcext:value-type="float">
            <text:p>1,30016296454786</text:p>
          </table:table-cell>
          <table:table-cell table:formula="of:=[.Z9]*[.Z$1]" office:value-type="float" office:value="1.18377482026341" calcext:value-type="float">
            <text:p>1,18377482026341</text:p>
          </table:table-cell>
          <table:table-cell table:formula="of:=[.AA9]*[.AA$1]" office:value-type="float" office:value="1.31882704319179" calcext:value-type="float">
            <text:p>1,31882704319179</text:p>
          </table:table-cell>
          <table:table-cell table:formula="of:=[.AB9]*[.AB$1]" office:value-type="float" office:value="-1.89514229318362" calcext:value-type="float">
            <text:p>-1,89514229318362</text:p>
          </table:table-cell>
          <table:table-cell table:formula="of:=[.AC9]*[.AC$1]" office:value-type="float" office:value="0.00606162103422411" calcext:value-type="float">
            <text:p>0,006061621034224</text:p>
          </table:table-cell>
          <table:table-cell table:formula="of:=[.AD9]*[.AD$1]" office:value-type="float" office:value="3.93059240315611" calcext:value-type="float">
            <text:p>3,93059240315611</text:p>
          </table:table-cell>
          <table:table-cell table:formula="of:=[.AE9]*[.AE$1]" office:value-type="float" office:value="0.086468085183036" calcext:value-type="float">
            <text:p>0,086468085183036</text:p>
          </table:table-cell>
          <table:table-cell table:formula="of:=[.AF9]*[.AF$1]" office:value-type="float" office:value="1.55495890505642" calcext:value-type="float">
            <text:p>1,55495890505642</text:p>
          </table:table-cell>
          <table:table-cell table:formula="of:=[.AG9]*[.AG$1]" office:value-type="float" office:value="6.85812652323262" calcext:value-type="float">
            <text:p>6,85812652323262</text:p>
          </table:table-cell>
          <table:table-cell table:formula="of:=[.AH9]*[.AH$1]" office:value-type="float" office:value="2.98025319451768" calcext:value-type="float">
            <text:p>2,98025319451768</text:p>
          </table:table-cell>
          <table:table-cell table:formula="of:=[.AI9]*[.AI$1]" office:value-type="float" office:value="6.42421940307966" calcext:value-type="float">
            <text:p>6,42421940307966</text:p>
          </table:table-cell>
          <table:table-cell table:formula="of:=[.AJ9]*[.AJ$1]" office:value-type="float" office:value="0.538323474436062" calcext:value-type="float">
            <text:p>0,538323474436062</text:p>
          </table:table-cell>
          <table:table-cell/>
          <table:table-cell table:formula="of:=SUM([.AL9:.BQ9])+[.B9]" office:value-type="float" office:value="122.966084380007" calcext:value-type="float">
            <text:p>122,966084380007</text:p>
          </table:table-cell>
          <table:table-cell table:formula="of:=IF([.BS9]&lt;0;[$entrada.$C$16]*[.BS9];[.BS9])" office:value-type="float" office:value="122.966084380007" calcext:value-type="float">
            <text:p>122,966084380007</text:p>
          </table:table-cell>
        </table:table-row>
        <table:table-row table:style-name="ro1">
          <table:table-cell/>
          <table:table-cell office:value-type="float" office:value="0.08411247" calcext:value-type="float">
            <text:p>0,084112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952743" calcext:value-type="float">
            <text:p>0,19952743</text:p>
          </table:table-cell>
          <table:table-cell office:value-type="float" office:value="0.13667636" calcext:value-type="float">
            <text:p>0,13667636</text:p>
          </table:table-cell>
          <table:table-cell office:value-type="float" office:value="0.025779031" calcext:value-type="float">
            <text:p>0,025779031</text:p>
          </table:table-cell>
          <table:table-cell office:value-type="float" office:value="-0.19809851" calcext:value-type="float">
            <text:p>-0,19809851</text:p>
          </table:table-cell>
          <table:table-cell office:value-type="float" office:value="0.58454293" calcext:value-type="float">
            <text:p>0,58454293</text:p>
          </table:table-cell>
          <table:table-cell office:value-type="float" office:value="0.218898" calcext:value-type="float">
            <text:p>0,218898</text:p>
          </table:table-cell>
          <table:table-cell office:value-type="float" office:value="0.04848637" calcext:value-type="float">
            <text:p>0,04848637</text:p>
          </table:table-cell>
          <table:table-cell office:value-type="float" office:value="0.32457322" calcext:value-type="float">
            <text:p>0,32457322</text:p>
          </table:table-cell>
          <table:table-cell office:value-type="float" office:value="0.7621854" calcext:value-type="float">
            <text:p>0,7621854</text:p>
          </table:table-cell>
          <table:table-cell office:value-type="float" office:value="0.4837059" calcext:value-type="float">
            <text:p>0,4837059</text:p>
          </table:table-cell>
          <table:table-cell office:value-type="float" office:value="0.52417743" calcext:value-type="float">
            <text:p>0,52417743</text:p>
          </table:table-cell>
          <table:table-cell office:value-type="float" office:value="-0.20246637" calcext:value-type="float">
            <text:p>-0,20246637</text:p>
          </table:table-cell>
          <table:table-cell office:value-type="float" office:value="0.49687043" calcext:value-type="float">
            <text:p>0,49687043</text:p>
          </table:table-cell>
          <table:table-cell office:value-type="float" office:value="-0.07499915" calcext:value-type="float">
            <text:p>-0,07499915</text:p>
          </table:table-cell>
          <table:table-cell office:value-type="float" office:value="0.14197026" calcext:value-type="float">
            <text:p>0,14197026</text:p>
          </table:table-cell>
          <table:table-cell office:value-type="float" office:value="1.045876" calcext:value-type="float">
            <text:p>1,045876</text:p>
          </table:table-cell>
          <table:table-cell office:value-type="float" office:value="0.14314114" calcext:value-type="float">
            <text:p>0,14314114</text:p>
          </table:table-cell>
          <table:table-cell office:value-type="float" office:value="0.23694798" calcext:value-type="float">
            <text:p>0,23694798</text:p>
          </table:table-cell>
          <table:table-cell office:value-type="float" office:value="0.111771934" calcext:value-type="float">
            <text:p>0,111771934</text:p>
          </table:table-cell>
          <table:table-cell office:value-type="float" office:value="0.7566706" calcext:value-type="float">
            <text:p>0,7566706</text:p>
          </table:table-cell>
          <table:table-cell office:value-type="float" office:value="0.25645408" calcext:value-type="float">
            <text:p>0,25645408</text:p>
          </table:table-cell>
          <table:table-cell office:value-type="float" office:value="0.15182216" calcext:value-type="float">
            <text:p>0,15182216</text:p>
          </table:table-cell>
          <table:table-cell office:value-type="float" office:value="0.20820458" calcext:value-type="float">
            <text:p>0,20820458</text:p>
          </table:table-cell>
          <table:table-cell office:value-type="float" office:value="-0.45504546" calcext:value-type="float">
            <text:p>-0,45504546</text:p>
          </table:table-cell>
          <table:table-cell office:value-type="float" office:value="0.042102918" calcext:value-type="float">
            <text:p>0,042102918</text:p>
          </table:table-cell>
          <table:table-cell office:value-type="float" office:value="0.20267472" calcext:value-type="float">
            <text:p>0,20267472</text:p>
          </table:table-cell>
          <table:table-cell office:value-type="float" office:value="-0.6199754" calcext:value-type="float">
            <text:p>-0,6199754</text:p>
          </table:table-cell>
          <table:table-cell office:value-type="float" office:value="0.27809078" calcext:value-type="float">
            <text:p>0,27809078</text:p>
          </table:table-cell>
          <table:table-cell office:value-type="float" office:value="1.0474474" calcext:value-type="float">
            <text:p>1,0474474</text:p>
          </table:table-cell>
          <table:table-cell office:value-type="float" office:value="0.033037223" calcext:value-type="float">
            <text:p>0,033037223</text:p>
          </table:table-cell>
          <table:table-cell office:value-type="float" office:value="0.9343202" calcext:value-type="float">
            <text:p>0,9343202</text:p>
          </table:table-cell>
          <table:table-cell office:value-type="float" office:value="0.24636607" calcext:value-type="float">
            <text:p>0,24636607</text:p>
          </table:table-cell>
          <table:table-cell/>
          <table:table-cell table:formula="of:=[.E10]*[.E$1]" office:value-type="float" office:value="1.55033063249227" calcext:value-type="float">
            <text:p>1,55033063249227</text:p>
          </table:table-cell>
          <table:table-cell table:formula="of:=[.F10]*[.F$1]" office:value-type="float" office:value="2.88904998547567" calcext:value-type="float">
            <text:p>2,88904998547567</text:p>
          </table:table-cell>
          <table:table-cell table:formula="of:=[.G10]*[.G$1]" office:value-type="float" office:value="0.22885085809581" calcext:value-type="float">
            <text:p>0,22885085809581</text:p>
          </table:table-cell>
          <table:table-cell table:formula="of:=[.H10]*[.H$1]" office:value-type="float" office:value="0.0107515699915185" calcext:value-type="float">
            <text:p>0,010751569991519</text:p>
          </table:table-cell>
          <table:table-cell table:formula="of:=[.I10]*[.I$1]" office:value-type="float" office:value="13.9752977795928" calcext:value-type="float">
            <text:p>13,9752977795928</text:p>
          </table:table-cell>
          <table:table-cell table:formula="of:=[.J10]*[.J$1]" office:value-type="float" office:value="2.08419018363154" calcext:value-type="float">
            <text:p>2,08419018363154</text:p>
          </table:table-cell>
          <table:table-cell table:formula="of:=[.K10]*[.K$1]" office:value-type="float" office:value="0.194488251860891" calcext:value-type="float">
            <text:p>0,194488251860891</text:p>
          </table:table-cell>
          <table:table-cell table:formula="of:=[.L10]*[.L$1]" office:value-type="float" office:value="2.17735212466338" calcext:value-type="float">
            <text:p>2,17735212466338</text:p>
          </table:table-cell>
          <table:table-cell table:formula="of:=[.M10]*[.M$1]" office:value-type="float" office:value="7.26894221148321" calcext:value-type="float">
            <text:p>7,26894221148321</text:p>
          </table:table-cell>
          <table:table-cell table:formula="of:=[.N10]*[.N$1]" office:value-type="float" office:value="4.14716133559788" calcext:value-type="float">
            <text:p>4,14716133559788</text:p>
          </table:table-cell>
          <table:table-cell table:formula="of:=[.O10]*[.O$1]" office:value-type="float" office:value="13.8814127073174" calcext:value-type="float">
            <text:p>13,8814127073174</text:p>
          </table:table-cell>
          <table:table-cell table:formula="of:=[.P10]*[.P$1]" office:value-type="float" office:value="0.0214787557044008" calcext:value-type="float">
            <text:p>0,021478755704401</text:p>
          </table:table-cell>
          <table:table-cell table:formula="of:=[.Q10]*[.Q$1]" office:value-type="float" office:value="6.91899626603678" calcext:value-type="float">
            <text:p>6,91899626603678</text:p>
          </table:table-cell>
          <table:table-cell table:formula="of:=[.R10]*[.R$1]" office:value-type="float" office:value="0.00567949529048362" calcext:value-type="float">
            <text:p>0,005679495290484</text:p>
          </table:table-cell>
          <table:table-cell table:formula="of:=[.S10]*[.S$1]" office:value-type="float" office:value="0.50854742910042" calcext:value-type="float">
            <text:p>0,50854742910042</text:p>
          </table:table-cell>
          <table:table-cell table:formula="of:=[.T10]*[.T$1]" office:value-type="float" office:value="6.11122750797008" calcext:value-type="float">
            <text:p>6,11122750797008</text:p>
          </table:table-cell>
          <table:table-cell table:formula="of:=[.U10]*[.U$1]" office:value-type="float" office:value="1.1697752010016" calcext:value-type="float">
            <text:p>1,1697752010016</text:p>
          </table:table-cell>
          <table:table-cell table:formula="of:=[.V10]*[.V$1]" office:value-type="float" office:value="2.26650017897723" calcext:value-type="float">
            <text:p>2,26650017897723</text:p>
          </table:table-cell>
          <table:table-cell table:formula="of:=[.W10]*[.W$1]" office:value-type="float" office:value="1.04209731955752" calcext:value-type="float">
            <text:p>1,04209731955752</text:p>
          </table:table-cell>
          <table:table-cell table:formula="of:=[.X10]*[.X$1]" office:value-type="float" office:value="5.37881301002354" calcext:value-type="float">
            <text:p>5,37881301002354</text:p>
          </table:table-cell>
          <table:table-cell table:formula="of:=[.Y10]*[.Y$1]" office:value-type="float" office:value="2.44390944569637" calcext:value-type="float">
            <text:p>2,44390944569637</text:p>
          </table:table-cell>
          <table:table-cell table:formula="of:=[.Z10]*[.Z$1]" office:value-type="float" office:value="0.689359198153058" calcext:value-type="float">
            <text:p>0,689359198153058</text:p>
          </table:table-cell>
          <table:table-cell table:formula="of:=[.AA10]*[.AA$1]" office:value-type="float" office:value="1.66999799979375" calcext:value-type="float">
            <text:p>1,66999799979375</text:p>
          </table:table-cell>
          <table:table-cell table:formula="of:=[.AB10]*[.AB$1]" office:value-type="float" office:value="-1.43413519524539" calcext:value-type="float">
            <text:p>-1,43413519524539</text:p>
          </table:table-cell>
          <table:table-cell table:formula="of:=[.AC10]*[.AC$1]" office:value-type="float" office:value="-0.00220167146973818" calcext:value-type="float">
            <text:p>-0,002201671469738</text:p>
          </table:table-cell>
          <table:table-cell table:formula="of:=[.AD10]*[.AD$1]" office:value-type="float" office:value="1.96778220789562" calcext:value-type="float">
            <text:p>1,96778220789562</text:p>
          </table:table-cell>
          <table:table-cell table:formula="of:=[.AE10]*[.AE$1]" office:value-type="float" office:value="0.0594726590325424" calcext:value-type="float">
            <text:p>0,059472659032543</text:p>
          </table:table-cell>
          <table:table-cell table:formula="of:=[.AF10]*[.AF$1]" office:value-type="float" office:value="3.23395001019415" calcext:value-type="float">
            <text:p>3,23395001019415</text:p>
          </table:table-cell>
          <table:table-cell table:formula="of:=[.AG10]*[.AG$1]" office:value-type="float" office:value="5.42398047754185" calcext:value-type="float">
            <text:p>5,42398047754185</text:p>
          </table:table-cell>
          <table:table-cell table:formula="of:=[.AH10]*[.AH$1]" office:value-type="float" office:value="0.282269358192203" calcext:value-type="float">
            <text:p>0,282269358192203</text:p>
          </table:table-cell>
          <table:table-cell table:formula="of:=[.AI10]*[.AI$1]" office:value-type="float" office:value="6.54900243359051" calcext:value-type="float">
            <text:p>6,54900243359051</text:p>
          </table:table-cell>
          <table:table-cell table:formula="of:=[.AJ10]*[.AJ$1]" office:value-type="float" office:value="0.559010670802231" calcext:value-type="float">
            <text:p>0,559010670802231</text:p>
          </table:table-cell>
          <table:table-cell/>
          <table:table-cell table:formula="of:=SUM([.AL10:.BQ10])+[.B10]" office:value-type="float" office:value="93.3574528680416" calcext:value-type="float">
            <text:p>93,3574528680416</text:p>
          </table:table-cell>
          <table:table-cell table:formula="of:=IF([.BS10]&lt;0;[$entrada.$C$16]*[.BS10];[.BS10])" office:value-type="float" office:value="93.3574528680416" calcext:value-type="float">
            <text:p>93,3574528680416</text:p>
          </table:table-cell>
        </table:table-row>
        <table:table-row table:style-name="ro1">
          <table:table-cell/>
          <table:table-cell office:value-type="float" office:value="0.21322373" calcext:value-type="float">
            <text:p>0,213223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4913653" calcext:value-type="float">
            <text:p>0,34913653</text:p>
          </table:table-cell>
          <table:table-cell office:value-type="float" office:value="0.7386265" calcext:value-type="float">
            <text:p>0,7386265</text:p>
          </table:table-cell>
          <table:table-cell office:value-type="float" office:value="0.36416578" calcext:value-type="float">
            <text:p>0,36416578</text:p>
          </table:table-cell>
          <table:table-cell office:value-type="float" office:value="-0.1525022" calcext:value-type="float">
            <text:p>-0,1525022</text:p>
          </table:table-cell>
          <table:table-cell office:value-type="float" office:value="0.379023" calcext:value-type="float">
            <text:p>0,379023</text:p>
          </table:table-cell>
          <table:table-cell office:value-type="float" office:value="0.18115377" calcext:value-type="float">
            <text:p>0,18115377</text:p>
          </table:table-cell>
          <table:table-cell office:value-type="float" office:value="0.41728273" calcext:value-type="float">
            <text:p>0,41728273</text:p>
          </table:table-cell>
          <table:table-cell office:value-type="float" office:value="1.2313746" calcext:value-type="float">
            <text:p>1,2313746</text:p>
          </table:table-cell>
          <table:table-cell office:value-type="float" office:value="0.4499141" calcext:value-type="float">
            <text:p>0,4499141</text:p>
          </table:table-cell>
          <table:table-cell office:value-type="float" office:value="0.6954524" calcext:value-type="float">
            <text:p>0,6954524</text:p>
          </table:table-cell>
          <table:table-cell office:value-type="float" office:value="0.10888497" calcext:value-type="float">
            <text:p>0,10888497</text:p>
          </table:table-cell>
          <table:table-cell office:value-type="float" office:value="-0.115490384" calcext:value-type="float">
            <text:p>-0,115490384</text:p>
          </table:table-cell>
          <table:table-cell office:value-type="float" office:value="0.5676418" calcext:value-type="float">
            <text:p>0,5676418</text:p>
          </table:table-cell>
          <table:table-cell office:value-type="float" office:value="-0.298471" calcext:value-type="float">
            <text:p>-0,298471</text:p>
          </table:table-cell>
          <table:table-cell office:value-type="float" office:value="0.2745069" calcext:value-type="float">
            <text:p>0,2745069</text:p>
          </table:table-cell>
          <table:table-cell office:value-type="float" office:value="0.6980632" calcext:value-type="float">
            <text:p>0,6980632</text:p>
          </table:table-cell>
          <table:table-cell office:value-type="float" office:value="0.1297113" calcext:value-type="float">
            <text:p>0,1297113</text:p>
          </table:table-cell>
          <table:table-cell office:value-type="float" office:value="0.32477522" calcext:value-type="float">
            <text:p>0,32477522</text:p>
          </table:table-cell>
          <table:table-cell office:value-type="float" office:value="0.33195862" calcext:value-type="float">
            <text:p>0,33195862</text:p>
          </table:table-cell>
          <table:table-cell office:value-type="float" office:value="0.21700612" calcext:value-type="float">
            <text:p>0,21700612</text:p>
          </table:table-cell>
          <table:table-cell office:value-type="float" office:value="0.048879325" calcext:value-type="float">
            <text:p>0,048879325</text:p>
          </table:table-cell>
          <table:table-cell office:value-type="float" office:value="0.17820045" calcext:value-type="float">
            <text:p>0,17820045</text:p>
          </table:table-cell>
          <table:table-cell office:value-type="float" office:value="0.18876216" calcext:value-type="float">
            <text:p>0,18876216</text:p>
          </table:table-cell>
          <table:table-cell office:value-type="float" office:value="-0.045167644" calcext:value-type="float">
            <text:p>-0,045167644</text:p>
          </table:table-cell>
          <table:table-cell office:value-type="float" office:value="-0.28998885" calcext:value-type="float">
            <text:p>-0,28998885</text:p>
          </table:table-cell>
          <table:table-cell office:value-type="float" office:value="0.13703859" calcext:value-type="float">
            <text:p>0,13703859</text:p>
          </table:table-cell>
          <table:table-cell office:value-type="float" office:value="0.47277614" calcext:value-type="float">
            <text:p>0,47277614</text:p>
          </table:table-cell>
          <table:table-cell office:value-type="float" office:value="0.09208023" calcext:value-type="float">
            <text:p>0,09208023</text:p>
          </table:table-cell>
          <table:table-cell office:value-type="float" office:value="0.64386845" calcext:value-type="float">
            <text:p>0,64386845</text:p>
          </table:table-cell>
          <table:table-cell office:value-type="float" office:value="0.18462336" calcext:value-type="float">
            <text:p>0,18462336</text:p>
          </table:table-cell>
          <table:table-cell office:value-type="float" office:value="1.4180912" calcext:value-type="float">
            <text:p>1,4180912</text:p>
          </table:table-cell>
          <table:table-cell office:value-type="float" office:value="0.14074858" calcext:value-type="float">
            <text:p>0,14074858</text:p>
          </table:table-cell>
          <table:table-cell/>
          <table:table-cell table:formula="of:=[.E11]*[.E$1]" office:value-type="float" office:value="2.71279521507924" calcext:value-type="float">
            <text:p>2,71279521507924</text:p>
          </table:table-cell>
          <table:table-cell table:formula="of:=[.F11]*[.F$1]" office:value-type="float" office:value="15.6130063684528" calcext:value-type="float">
            <text:p>15,6130063684528</text:p>
          </table:table-cell>
          <table:table-cell table:formula="of:=[.G11]*[.G$1]" office:value-type="float" office:value="3.23284654268541" calcext:value-type="float">
            <text:p>3,23284654268541</text:p>
          </table:table-cell>
          <table:table-cell table:formula="of:=[.H11]*[.H$1]" office:value-type="float" office:value="0.00827688243167781" calcext:value-type="float">
            <text:p>0,008276882431678</text:p>
          </table:table-cell>
          <table:table-cell table:formula="of:=[.I11]*[.I$1]" office:value-type="float" office:value="9.0617113277114" calcext:value-type="float">
            <text:p>9,0617113277114</text:p>
          </table:table-cell>
          <table:table-cell table:formula="of:=[.J11]*[.J$1]" office:value-type="float" office:value="1.72481662309316" calcext:value-type="float">
            <text:p>1,72481662309316</text:p>
          </table:table-cell>
          <table:table-cell table:formula="of:=[.K11]*[.K$1]" office:value-type="float" office:value="1.67380211571706" calcext:value-type="float">
            <text:p>1,67380211571706</text:p>
          </table:table-cell>
          <table:table-cell table:formula="of:=[.L11]*[.L$1]" office:value-type="float" office:value="8.26049697373837" calcext:value-type="float">
            <text:p>8,26049697373837</text:p>
          </table:table-cell>
          <table:table-cell table:formula="of:=[.M11]*[.M$1]" office:value-type="float" office:value="4.29081899631176" calcext:value-type="float">
            <text:p>4,29081899631176</text:p>
          </table:table-cell>
          <table:table-cell table:formula="of:=[.N11]*[.N$1]" office:value-type="float" office:value="5.96261758235479" calcext:value-type="float">
            <text:p>5,96261758235479</text:p>
          </table:table-cell>
          <table:table-cell table:formula="of:=[.O11]*[.O$1]" office:value-type="float" office:value="2.8835221047077" calcext:value-type="float">
            <text:p>2,8835221047077</text:p>
          </table:table-cell>
          <table:table-cell table:formula="of:=[.P11]*[.P$1]" office:value-type="float" office:value="0.0122518606134117" calcext:value-type="float">
            <text:p>0,012251860613412</text:p>
          </table:table-cell>
          <table:table-cell table:formula="of:=[.Q11]*[.Q$1]" office:value-type="float" office:value="7.90449835110211" calcext:value-type="float">
            <text:p>7,90449835110211</text:p>
          </table:table-cell>
          <table:table-cell table:formula="of:=[.R11]*[.R$1]" office:value-type="float" office:value="0.0226024513457277" calcext:value-type="float">
            <text:p>0,022602451345728</text:p>
          </table:table-cell>
          <table:table-cell table:formula="of:=[.S11]*[.S$1]" office:value-type="float" office:value="0.983302969687637" calcext:value-type="float">
            <text:p>0,983302969687637</text:p>
          </table:table-cell>
          <table:table-cell table:formula="of:=[.T11]*[.T$1]" office:value-type="float" office:value="4.07889943945708" calcext:value-type="float">
            <text:p>4,07889943945708</text:p>
          </table:table-cell>
          <table:table-cell table:formula="of:=[.U11]*[.U$1]" office:value-type="float" office:value="1.06002412744288" calcext:value-type="float">
            <text:p>1,06002412744288</text:p>
          </table:table-cell>
          <table:table-cell table:formula="of:=[.V11]*[.V$1]" office:value-type="float" office:value="3.10660210843481" calcext:value-type="float">
            <text:p>3,10660210843481</text:p>
          </table:table-cell>
          <table:table-cell table:formula="of:=[.W11]*[.W$1]" office:value-type="float" office:value="3.09499152180737" calcext:value-type="float">
            <text:p>3,09499152180737</text:p>
          </table:table-cell>
          <table:table-cell table:formula="of:=[.X11]*[.X$1]" office:value-type="float" office:value="1.54259375415237" calcext:value-type="float">
            <text:p>1,54259375415237</text:p>
          </table:table-cell>
          <table:table-cell table:formula="of:=[.Y11]*[.Y$1]" office:value-type="float" office:value="0.465801300828448" calcext:value-type="float">
            <text:p>0,465801300828448</text:p>
          </table:table-cell>
          <table:table-cell table:formula="of:=[.Z11]*[.Z$1]" office:value-type="float" office:value="0.809131679607997" calcext:value-type="float">
            <text:p>0,809131679607997</text:p>
          </table:table-cell>
          <table:table-cell table:formula="of:=[.AA11]*[.AA$1]" office:value-type="float" office:value="1.51405137022801" calcext:value-type="float">
            <text:p>1,51405137022801</text:p>
          </table:table-cell>
          <table:table-cell table:formula="of:=[.AB11]*[.AB$1]" office:value-type="float" office:value="-0.142351728872791" calcext:value-type="float">
            <text:p>-0,142351728872791</text:p>
          </table:table-cell>
          <table:table-cell table:formula="of:=[.AC11]*[.AC$1]" office:value-type="float" office:value="0.0151642738298373" calcext:value-type="float">
            <text:p>0,015164273829837</text:p>
          </table:table-cell>
          <table:table-cell table:formula="of:=[.AD11]*[.AD$1]" office:value-type="float" office:value="1.33051669787482" calcext:value-type="float">
            <text:p>1,33051669787482</text:p>
          </table:table-cell>
          <table:table-cell table:formula="of:=[.AE11]*[.AE$1]" office:value-type="float" office:value="-0.0453522094149889" calcext:value-type="float">
            <text:p>-0,045352209414989</text:p>
          </table:table-cell>
          <table:table-cell table:formula="of:=[.AF11]*[.AF$1]" office:value-type="float" office:value="1.07081169950036" calcext:value-type="float">
            <text:p>1,07081169950036</text:p>
          </table:table-cell>
          <table:table-cell table:formula="of:=[.AG11]*[.AG$1]" office:value-type="float" office:value="3.33413391727845" calcext:value-type="float">
            <text:p>3,33413391727845</text:p>
          </table:table-cell>
          <table:table-cell table:formula="of:=[.AH11]*[.AH$1]" office:value-type="float" office:value="1.57741821503848" calcext:value-type="float">
            <text:p>1,57741821503848</text:p>
          </table:table-cell>
          <table:table-cell table:formula="of:=[.AI11]*[.AI$1]" office:value-type="float" office:value="9.93993570924967" calcext:value-type="float">
            <text:p>9,93993570924967</text:p>
          </table:table-cell>
          <table:table-cell table:formula="of:=[.AJ11]*[.AJ$1]" office:value-type="float" office:value="0.319361988930787" calcext:value-type="float">
            <text:p>0,319361988930787</text:p>
          </table:table-cell>
          <table:table-cell/>
          <table:table-cell table:formula="of:=SUM([.AL11:.BQ11])+[.B11]" office:value-type="float" office:value="97.6323239604058" calcext:value-type="float">
            <text:p>97,6323239604058</text:p>
          </table:table-cell>
          <table:table-cell table:formula="of:=IF([.BS11]&lt;0;[$entrada.$C$16]*[.BS11];[.BS11])" office:value-type="float" office:value="97.6323239604058" calcext:value-type="float">
            <text:p>97,6323239604058</text:p>
          </table:table-cell>
        </table:table-row>
        <table:table-row table:style-name="ro1">
          <table:table-cell/>
          <table:table-cell office:value-type="float" office:value="0.1661027" calcext:value-type="float">
            <text:p>0,16610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904321" calcext:value-type="float">
            <text:p>0,13904321</text:p>
          </table:table-cell>
          <table:table-cell office:value-type="float" office:value="-0.5154603" calcext:value-type="float">
            <text:p>-0,5154603</text:p>
          </table:table-cell>
          <table:table-cell office:value-type="float" office:value="0.30801773" calcext:value-type="float">
            <text:p>0,30801773</text:p>
          </table:table-cell>
          <table:table-cell office:value-type="float" office:value="0.10965082" calcext:value-type="float">
            <text:p>0,10965082</text:p>
          </table:table-cell>
          <table:table-cell office:value-type="float" office:value="-0.46479124" calcext:value-type="float">
            <text:p>-0,46479124</text:p>
          </table:table-cell>
          <table:table-cell office:value-type="float" office:value="-0.19709468" calcext:value-type="float">
            <text:p>-0,19709468</text:p>
          </table:table-cell>
          <table:table-cell office:value-type="float" office:value="-0.6340838" calcext:value-type="float">
            <text:p>-0,6340838</text:p>
          </table:table-cell>
          <table:table-cell office:value-type="float" office:value="0.011153171" calcext:value-type="float">
            <text:p>0,011153171</text:p>
          </table:table-cell>
          <table:table-cell office:value-type="float" office:value="-1.1372397" calcext:value-type="float">
            <text:p>-1,1372397</text:p>
          </table:table-cell>
          <table:table-cell office:value-type="float" office:value="-0.5878322" calcext:value-type="float">
            <text:p>-0,5878322</text:p>
          </table:table-cell>
          <table:table-cell office:value-type="float" office:value="-0.49643308" calcext:value-type="float">
            <text:p>-0,49643308</text:p>
          </table:table-cell>
          <table:table-cell office:value-type="float" office:value="0.39179003" calcext:value-type="float">
            <text:p>0,39179003</text:p>
          </table:table-cell>
          <table:table-cell office:value-type="float" office:value="-0.8399833" calcext:value-type="float">
            <text:p>-0,8399833</text:p>
          </table:table-cell>
          <table:table-cell office:value-type="float" office:value="-0.12174139" calcext:value-type="float">
            <text:p>-0,12174139</text:p>
          </table:table-cell>
          <table:table-cell office:value-type="float" office:value="-0.053264007" calcext:value-type="float">
            <text:p>-0,053264007</text:p>
          </table:table-cell>
          <table:table-cell office:value-type="float" office:value="-1.164276" calcext:value-type="float">
            <text:p>-1,164276</text:p>
          </table:table-cell>
          <table:table-cell office:value-type="float" office:value="-0.13702202" calcext:value-type="float">
            <text:p>-0,13702202</text:p>
          </table:table-cell>
          <table:table-cell office:value-type="float" office:value="-0.30628586" calcext:value-type="float">
            <text:p>-0,30628586</text:p>
          </table:table-cell>
          <table:table-cell office:value-type="float" office:value="0.12355206" calcext:value-type="float">
            <text:p>0,12355206</text:p>
          </table:table-cell>
          <table:table-cell office:value-type="float" office:value="-1.3603576" calcext:value-type="float">
            <text:p>-1,3603576</text:p>
          </table:table-cell>
          <table:table-cell office:value-type="float" office:value="0.067144506" calcext:value-type="float">
            <text:p>0,067144506</text:p>
          </table:table-cell>
          <table:table-cell office:value-type="float" office:value="0.13104005" calcext:value-type="float">
            <text:p>0,13104005</text:p>
          </table:table-cell>
          <table:table-cell office:value-type="float" office:value="0.30069667" calcext:value-type="float">
            <text:p>0,30069667</text:p>
          </table:table-cell>
          <table:table-cell office:value-type="float" office:value="0.21391638" calcext:value-type="float">
            <text:p>0,21391638</text:p>
          </table:table-cell>
          <table:table-cell office:value-type="float" office:value="-0.076898985" calcext:value-type="float">
            <text:p>-0,076898985</text:p>
          </table:table-cell>
          <table:table-cell office:value-type="float" office:value="-0.34934697" calcext:value-type="float">
            <text:p>-0,34934697</text:p>
          </table:table-cell>
          <table:table-cell office:value-type="float" office:value="0.3588843" calcext:value-type="float">
            <text:p>0,3588843</text:p>
          </table:table-cell>
          <table:table-cell office:value-type="float" office:value="-0.32449004" calcext:value-type="float">
            <text:p>-0,32449004</text:p>
          </table:table-cell>
          <table:table-cell office:value-type="float" office:value="-1.2864906" calcext:value-type="float">
            <text:p>-1,2864906</text:p>
          </table:table-cell>
          <table:table-cell office:value-type="float" office:value="-0.18426675" calcext:value-type="float">
            <text:p>-0,18426675</text:p>
          </table:table-cell>
          <table:table-cell office:value-type="float" office:value="-0.73175204" calcext:value-type="float">
            <text:p>-0,73175204</text:p>
          </table:table-cell>
          <table:table-cell office:value-type="float" office:value="0.007512121" calcext:value-type="float">
            <text:p>0,007512121</text:p>
          </table:table-cell>
          <table:table-cell/>
          <table:table-cell table:formula="of:=[.E12]*[.E$1]" office:value-type="float" office:value="1.0803674848268" calcext:value-type="float">
            <text:p>1,0803674848268</text:p>
          </table:table-cell>
          <table:table-cell table:formula="of:=[.F12]*[.F$1]" office:value-type="float" office:value="-10.8957435816134" calcext:value-type="float">
            <text:p>-10,8957435816134</text:p>
          </table:table-cell>
          <table:table-cell table:formula="of:=[.G12]*[.G$1]" office:value-type="float" office:value="2.73439765130131" calcext:value-type="float">
            <text:p>2,73439765130131</text:p>
          </table:table-cell>
          <table:table-cell table:formula="of:=[.H12]*[.H$1]" office:value-type="float" office:value="-0.00595117280719272" calcext:value-type="float">
            <text:p>-0,005951172807193</text:p>
          </table:table-cell>
          <table:table-cell table:formula="of:=[.I12]*[.I$1]" office:value-type="float" office:value="-11.1122650723809" calcext:value-type="float">
            <text:p>-11,1122650723809</text:p>
          </table:table-cell>
          <table:table-cell table:formula="of:=[.J12]*[.J$1]" office:value-type="float" office:value="-1.87659456597136" calcext:value-type="float">
            <text:p>-1,87659456597136</text:p>
          </table:table-cell>
          <table:table-cell table:formula="of:=[.K12]*[.K$1]" office:value-type="float" office:value="-2.54343333591091" calcext:value-type="float">
            <text:p>-2,54343333591091</text:p>
          </table:table-cell>
          <table:table-cell table:formula="of:=[.L12]*[.L$1]" office:value-type="float" office:value="0.0748194215578968" calcext:value-type="float">
            <text:p>0,074819421557897</text:p>
          </table:table-cell>
          <table:table-cell table:formula="of:=[.M12]*[.M$1]" office:value-type="float" office:value="-10.845825254465" calcext:value-type="float">
            <text:p>-10,845825254465</text:p>
          </table:table-cell>
          <table:table-cell table:formula="of:=[.N12]*[.N$1]" office:value-type="float" office:value="-5.03991159020272" calcext:value-type="float">
            <text:p>-5,03991159020272</text:p>
          </table:table-cell>
          <table:table-cell table:formula="of:=[.O12]*[.O$1]" office:value-type="float" office:value="-13.1466791026174" calcext:value-type="float">
            <text:p>-13,1466791026174</text:p>
          </table:table-cell>
          <table:table-cell table:formula="of:=[.P12]*[.P$1]" office:value-type="float" office:value="-0.0415632598232973" calcext:value-type="float">
            <text:p>-0,041563259823297</text:p>
          </table:table-cell>
          <table:table-cell table:formula="of:=[.Q12]*[.Q$1]" office:value-type="float" office:value="-11.6968951366924" calcext:value-type="float">
            <text:p>-11,6968951366924</text:p>
          </table:table-cell>
          <table:table-cell table:formula="of:=[.R12]*[.R$1]" office:value-type="float" office:value="0.00921916649937939" calcext:value-type="float">
            <text:p>0,009219166499379</text:p>
          </table:table-cell>
          <table:table-cell table:formula="of:=[.S12]*[.S$1]" office:value-type="float" office:value="-0.190795409006342" calcext:value-type="float">
            <text:p>-0,190795409006342</text:p>
          </table:table-cell>
          <table:table-cell table:formula="of:=[.T12]*[.T$1]" office:value-type="float" office:value="-6.80305841043237" calcext:value-type="float">
            <text:p>-6,80305841043237</text:p>
          </table:table-cell>
          <table:table-cell table:formula="of:=[.U12]*[.U$1]" office:value-type="float" office:value="-1.11976864923072" calcext:value-type="float">
            <text:p>-1,11976864923072</text:p>
          </table:table-cell>
          <table:table-cell table:formula="of:=[.V12]*[.V$1]" office:value-type="float" office:value="-2.92974414260967" calcext:value-type="float">
            <text:p>-2,92974414260967</text:p>
          </table:table-cell>
          <table:table-cell table:formula="of:=[.W12]*[.W$1]" office:value-type="float" office:value="1.15192844879834" calcext:value-type="float">
            <text:p>1,15192844879834</text:p>
          </table:table-cell>
          <table:table-cell table:formula="of:=[.X12]*[.X$1]" office:value-type="float" office:value="-9.67013804575517" calcext:value-type="float">
            <text:p>-9,67013804575517</text:p>
          </table:table-cell>
          <table:table-cell table:formula="of:=[.Y12]*[.Y$1]" office:value-type="float" office:value="0.639861500507291" calcext:value-type="float">
            <text:p>0,639861500507291</text:p>
          </table:table-cell>
          <table:table-cell table:formula="of:=[.Z12]*[.Z$1]" office:value-type="float" office:value="0.594996565678795" calcext:value-type="float">
            <text:p>0,594996565678795</text:p>
          </table:table-cell>
          <table:table-cell table:formula="of:=[.AA12]*[.AA$1]" office:value-type="float" office:value="2.41187219534095" calcext:value-type="float">
            <text:p>2,41187219534095</text:p>
          </table:table-cell>
          <table:table-cell table:formula="of:=[.AB12]*[.AB$1]" office:value-type="float" office:value="0.674185408634749" calcext:value-type="float">
            <text:p>0,674185408634749</text:p>
          </table:table-cell>
          <table:table-cell table:formula="of:=[.AC12]*[.AC$1]" office:value-type="float" office:value="0.00402124862999578" calcext:value-type="float">
            <text:p>0,004021248629996</text:p>
          </table:table-cell>
          <table:table-cell table:formula="of:=[.AD12]*[.AD$1]" office:value-type="float" office:value="-3.39183274533818" calcext:value-type="float">
            <text:p>-3,39183274533818</text:p>
          </table:table-cell>
          <table:table-cell table:formula="of:=[.AE12]*[.AE$1]" office:value-type="float" office:value="-0.0344268556559384" calcext:value-type="float">
            <text:p>-0,034426855655938</text:p>
          </table:table-cell>
          <table:table-cell table:formula="of:=[.AF12]*[.AF$1]" office:value-type="float" office:value="-3.7735323989019" calcext:value-type="float">
            <text:p>-3,7735323989019</text:p>
          </table:table-cell>
          <table:table-cell table:formula="of:=[.AG12]*[.AG$1]" office:value-type="float" office:value="-6.66181413877308" calcext:value-type="float">
            <text:p>-6,66181413877308</text:p>
          </table:table-cell>
          <table:table-cell table:formula="of:=[.AH12]*[.AH$1]" office:value-type="float" office:value="-1.57437134648585" calcext:value-type="float">
            <text:p>-1,57437134648585</text:p>
          </table:table-cell>
          <table:table-cell table:formula="of:=[.AI12]*[.AI$1]" office:value-type="float" office:value="-5.12912585080021" calcext:value-type="float">
            <text:p>-5,12912585080021</text:p>
          </table:table-cell>
          <table:table-cell table:formula="of:=[.AJ12]*[.AJ$1]" office:value-type="float" office:value="0.0170451872668892" calcext:value-type="float">
            <text:p>0,017045187266889</text:p>
          </table:table-cell>
          <table:table-cell/>
          <table:table-cell table:formula="of:=SUM([.AL12:.BQ12])+[.B12]" office:value-type="float" office:value="-98.9246530864316" calcext:value-type="float">
            <text:p>-98,9246530864316</text:p>
          </table:table-cell>
          <table:table-cell table:formula="of:=IF([.BS12]&lt;0;[$entrada.$C$16]*[.BS12];[.BS12])" office:value-type="float" office:value="-0.989246530864316" calcext:value-type="float">
            <text:p>-0,989246530864316</text:p>
          </table:table-cell>
        </table:table-row>
        <table:table-row table:style-name="ro1">
          <table:table-cell/>
          <table:table-cell office:value-type="float" office:value="0.010418811" calcext:value-type="float">
            <text:p>0,0104188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2218832" calcext:value-type="float">
            <text:p>0,052218832</text:p>
          </table:table-cell>
          <table:table-cell office:value-type="float" office:value="0.6382423" calcext:value-type="float">
            <text:p>0,6382423</text:p>
          </table:table-cell>
          <table:table-cell office:value-type="float" office:value="0.3922323" calcext:value-type="float">
            <text:p>0,3922323</text:p>
          </table:table-cell>
          <table:table-cell office:value-type="float" office:value="-0.23530687" calcext:value-type="float">
            <text:p>-0,23530687</text:p>
          </table:table-cell>
          <table:table-cell office:value-type="float" office:value="0.5376973" calcext:value-type="float">
            <text:p>0,5376973</text:p>
          </table:table-cell>
          <table:table-cell office:value-type="float" office:value="0.2911063" calcext:value-type="float">
            <text:p>0,2911063</text:p>
          </table:table-cell>
          <table:table-cell office:value-type="float" office:value="0.25998852" calcext:value-type="float">
            <text:p>0,25998852</text:p>
          </table:table-cell>
          <table:table-cell office:value-type="float" office:value="0.72473365" calcext:value-type="float">
            <text:p>0,72473365</text:p>
          </table:table-cell>
          <table:table-cell office:value-type="float" office:value="0.3860228" calcext:value-type="float">
            <text:p>0,3860228</text:p>
          </table:table-cell>
          <table:table-cell office:value-type="float" office:value="0.6141371" calcext:value-type="float">
            <text:p>0,6141371</text:p>
          </table:table-cell>
          <table:table-cell office:value-type="float" office:value="0.078564405" calcext:value-type="float">
            <text:p>0,078564405</text:p>
          </table:table-cell>
          <table:table-cell office:value-type="float" office:value="-0.017958181" calcext:value-type="float">
            <text:p>-0,017958181</text:p>
          </table:table-cell>
          <table:table-cell office:value-type="float" office:value="0.3452907" calcext:value-type="float">
            <text:p>0,3452907</text:p>
          </table:table-cell>
          <table:table-cell office:value-type="float" office:value="-0.14438713" calcext:value-type="float">
            <text:p>-0,14438713</text:p>
          </table:table-cell>
          <table:table-cell office:value-type="float" office:value="0.13442886" calcext:value-type="float">
            <text:p>0,13442886</text:p>
          </table:table-cell>
          <table:table-cell office:value-type="float" office:value="0.6254632" calcext:value-type="float">
            <text:p>0,6254632</text:p>
          </table:table-cell>
          <table:table-cell office:value-type="float" office:value="0.12466279" calcext:value-type="float">
            <text:p>0,12466279</text:p>
          </table:table-cell>
          <table:table-cell office:value-type="float" office:value="0.2212816" calcext:value-type="float">
            <text:p>0,2212816</text:p>
          </table:table-cell>
          <table:table-cell office:value-type="float" office:value="0.31401002" calcext:value-type="float">
            <text:p>0,31401002</text:p>
          </table:table-cell>
          <table:table-cell office:value-type="float" office:value="0.47664604" calcext:value-type="float">
            <text:p>0,47664604</text:p>
          </table:table-cell>
          <table:table-cell office:value-type="float" office:value="0.19235998" calcext:value-type="float">
            <text:p>0,19235998</text:p>
          </table:table-cell>
          <table:table-cell office:value-type="float" office:value="0.34245345" calcext:value-type="float">
            <text:p>0,34245345</text:p>
          </table:table-cell>
          <table:table-cell office:value-type="float" office:value="0.33587787" calcext:value-type="float">
            <text:p>0,33587787</text:p>
          </table:table-cell>
          <table:table-cell office:value-type="float" office:value="-0.36913645" calcext:value-type="float">
            <text:p>-0,36913645</text:p>
          </table:table-cell>
          <table:table-cell office:value-type="float" office:value="-0.22212805" calcext:value-type="float">
            <text:p>-0,22212805</text:p>
          </table:table-cell>
          <table:table-cell office:value-type="float" office:value="0.0852497" calcext:value-type="float">
            <text:p>0,0852497</text:p>
          </table:table-cell>
          <table:table-cell office:value-type="float" office:value="0.03430398" calcext:value-type="float">
            <text:p>0,03430398</text:p>
          </table:table-cell>
          <table:table-cell office:value-type="float" office:value="-0.016386181" calcext:value-type="float">
            <text:p>-0,016386181</text:p>
          </table:table-cell>
          <table:table-cell office:value-type="float" office:value="0.60151076" calcext:value-type="float">
            <text:p>0,60151076</text:p>
          </table:table-cell>
          <table:table-cell office:value-type="float" office:value="0.12308206" calcext:value-type="float">
            <text:p>0,12308206</text:p>
          </table:table-cell>
          <table:table-cell office:value-type="float" office:value="1.447483" calcext:value-type="float">
            <text:p>1,447483</text:p>
          </table:table-cell>
          <table:table-cell office:value-type="float" office:value="0.27909124" calcext:value-type="float">
            <text:p>0,27909124</text:p>
          </table:table-cell>
          <table:table-cell/>
          <table:table-cell table:formula="of:=[.E13]*[.E$1]" office:value-type="float" office:value="0.405740979285744" calcext:value-type="float">
            <text:p>0,405740979285744</text:p>
          </table:table-cell>
          <table:table-cell table:formula="of:=[.F13]*[.F$1]" office:value-type="float" office:value="13.4910961013665" calcext:value-type="float">
            <text:p>13,4910961013665</text:p>
          </table:table-cell>
          <table:table-cell table:formula="of:=[.G13]*[.G$1]" office:value-type="float" office:value="3.48200436346476" calcext:value-type="float">
            <text:p>3,48200436346476</text:p>
          </table:table-cell>
          <table:table-cell table:formula="of:=[.H13]*[.H$1]" office:value-type="float" office:value="0.0127710111615183" calcext:value-type="float">
            <text:p>0,012771011161518</text:p>
          </table:table-cell>
          <table:table-cell table:formula="of:=[.I13]*[.I$1]" office:value-type="float" office:value="12.8553088184354" calcext:value-type="float">
            <text:p>12,8553088184354</text:p>
          </table:table-cell>
          <table:table-cell table:formula="of:=[.J13]*[.J$1]" office:value-type="float" office:value="2.77170596740627" calcext:value-type="float">
            <text:p>2,77170596740627</text:p>
          </table:table-cell>
          <table:table-cell table:formula="of:=[.K13]*[.K$1]" office:value-type="float" office:value="1.04286447425741" calcext:value-type="float">
            <text:p>1,04286447425741</text:p>
          </table:table-cell>
          <table:table-cell table:formula="of:=[.L13]*[.L$1]" office:value-type="float" office:value="4.86177002724546" calcext:value-type="float">
            <text:p>4,86177002724546</text:p>
          </table:table-cell>
          <table:table-cell table:formula="of:=[.M13]*[.M$1]" office:value-type="float" office:value="3.68148934040844" calcext:value-type="float">
            <text:p>3,68148934040844</text:p>
          </table:table-cell>
          <table:table-cell table:formula="of:=[.N13]*[.N$1]" office:value-type="float" office:value="5.26544256722154" calcext:value-type="float">
            <text:p>5,26544256722154</text:p>
          </table:table-cell>
          <table:table-cell table:formula="of:=[.O13]*[.O$1]" office:value-type="float" office:value="2.08056445679057" calcext:value-type="float">
            <text:p>2,08056445679057</text:p>
          </table:table-cell>
          <table:table-cell table:formula="of:=[.P13]*[.P$1]" office:value-type="float" office:value="0.00190510346283391" calcext:value-type="float">
            <text:p>0,001905103462834</text:p>
          </table:table-cell>
          <table:table-cell table:formula="of:=[.Q13]*[.Q$1]" office:value-type="float" office:value="4.80822548445321" calcext:value-type="float">
            <text:p>4,80822548445321</text:p>
          </table:table-cell>
          <table:table-cell table:formula="of:=[.R13]*[.R$1]" office:value-type="float" office:value="0.0109340709173563" calcext:value-type="float">
            <text:p>0,010934070917356</text:p>
          </table:table-cell>
          <table:table-cell table:formula="of:=[.S13]*[.S$1]" office:value-type="float" office:value="0.481533605347347" calcext:value-type="float">
            <text:p>0,481533605347347</text:p>
          </table:table-cell>
          <table:table-cell table:formula="of:=[.T13]*[.T$1]" office:value-type="float" office:value="3.65468555838645" calcext:value-type="float">
            <text:p>3,65468555838645</text:p>
          </table:table-cell>
          <table:table-cell table:formula="of:=[.U13]*[.U$1]" office:value-type="float" office:value="1.01876679359736" calcext:value-type="float">
            <text:p>1,01876679359736</text:p>
          </table:table-cell>
          <table:table-cell table:formula="of:=[.V13]*[.V$1]" office:value-type="float" office:value="2.11664512187176" calcext:value-type="float">
            <text:p>2,11664512187176</text:p>
          </table:table-cell>
          <table:table-cell table:formula="of:=[.W13]*[.W$1]" office:value-type="float" office:value="2.92764908367966" calcext:value-type="float">
            <text:p>2,92764908367966</text:p>
          </table:table-cell>
          <table:table-cell table:formula="of:=[.X13]*[.X$1]" office:value-type="float" office:value="3.38825100529636" calcext:value-type="float">
            <text:p>3,38825100529636</text:p>
          </table:table-cell>
          <table:table-cell table:formula="of:=[.Y13]*[.Y$1]" office:value-type="float" office:value="1.83311714945602" calcext:value-type="float">
            <text:p>1,83311714945602</text:p>
          </table:table-cell>
          <table:table-cell table:formula="of:=[.Z13]*[.Z$1]" office:value-type="float" office:value="1.55493398128935" calcext:value-type="float">
            <text:p>1,55493398128935</text:p>
          </table:table-cell>
          <table:table-cell table:formula="of:=[.AA13]*[.AA$1]" office:value-type="float" office:value="2.69405875257396" calcext:value-type="float">
            <text:p>2,69405875257396</text:p>
          </table:table-cell>
          <table:table-cell table:formula="of:=[.AB13]*[.AB$1]" office:value-type="float" office:value="-1.16338173068014" calcext:value-type="float">
            <text:p>-1,16338173068014</text:p>
          </table:table-cell>
          <table:table-cell table:formula="of:=[.AC13]*[.AC$1]" office:value-type="float" office:value="0.0116156554829187" calcext:value-type="float">
            <text:p>0,011615655482919</text:p>
          </table:table-cell>
          <table:table-cell table:formula="of:=[.AD13]*[.AD$1]" office:value-type="float" office:value="0.82769495321587" calcext:value-type="float">
            <text:p>0,82769495321587</text:p>
          </table:table-cell>
          <table:table-cell table:formula="of:=[.AE13]*[.AE$1]" office:value-type="float" office:value="-0.00329069331783028" calcext:value-type="float">
            <text:p>-0,00329069331783</text:p>
          </table:table-cell>
          <table:table-cell table:formula="of:=[.AF13]*[.AF$1]" office:value-type="float" office:value="-0.190556803832163" calcext:value-type="float">
            <text:p>-0,190556803832163</text:p>
          </table:table-cell>
          <table:table-cell table:formula="of:=[.AG13]*[.AG$1]" office:value-type="float" office:value="3.11479375410294" calcext:value-type="float">
            <text:p>3,11479375410294</text:p>
          </table:table-cell>
          <table:table-cell table:formula="of:=[.AH13]*[.AH$1]" office:value-type="float" office:value="1.05161060544266" calcext:value-type="float">
            <text:p>1,05161060544266</text:p>
          </table:table-cell>
          <table:table-cell table:formula="of:=[.AI13]*[.AI$1]" office:value-type="float" office:value="10.1459539134238" calcext:value-type="float">
            <text:p>10,1459539134238</text:p>
          </table:table-cell>
          <table:table-cell table:formula="of:=[.AJ13]*[.AJ$1]" office:value-type="float" office:value="0.633264886221656" calcext:value-type="float">
            <text:p>0,633264886221656</text:p>
          </table:table-cell>
          <table:table-cell/>
          <table:table-cell table:formula="of:=SUM([.AL13:.BQ13])+[.B13]" office:value-type="float" office:value="88.8795871684349" calcext:value-type="float">
            <text:p>88,8795871684349</text:p>
          </table:table-cell>
          <table:table-cell table:formula="of:=IF([.BS13]&lt;0;[$entrada.$C$16]*[.BS13];[.BS13])" office:value-type="float" office:value="88.8795871684349" calcext:value-type="float">
            <text:p>88,8795871684349</text:p>
          </table:table-cell>
        </table:table-row>
        <table:table-row table:style-name="ro1">
          <table:table-cell/>
          <table:table-cell office:value-type="float" office:value="0.06846947" calcext:value-type="float">
            <text:p>0,068469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094014" calcext:value-type="float">
            <text:p>0,94094014</text:p>
          </table:table-cell>
          <table:table-cell office:value-type="float" office:value="0.06012359" calcext:value-type="float">
            <text:p>0,06012359</text:p>
          </table:table-cell>
          <table:table-cell office:value-type="float" office:value="0.8467405" calcext:value-type="float">
            <text:p>0,8467405</text:p>
          </table:table-cell>
          <table:table-cell office:value-type="float" office:value="0.5364638" calcext:value-type="float">
            <text:p>0,5364638</text:p>
          </table:table-cell>
          <table:table-cell office:value-type="float" office:value="0.43861267" calcext:value-type="float">
            <text:p>0,43861267</text:p>
          </table:table-cell>
          <table:table-cell office:value-type="float" office:value="-1.188894" calcext:value-type="float">
            <text:p>-1,188894</text:p>
          </table:table-cell>
          <table:table-cell office:value-type="float" office:value="-0.89864564" calcext:value-type="float">
            <text:p>-0,89864564</text:p>
          </table:table-cell>
          <table:table-cell office:value-type="float" office:value="0.69015235" calcext:value-type="float">
            <text:p>0,69015235</text:p>
          </table:table-cell>
          <table:table-cell office:value-type="float" office:value="-0.19701271" calcext:value-type="float">
            <text:p>-0,19701271</text:p>
          </table:table-cell>
          <table:table-cell office:value-type="float" office:value="0.3244367" calcext:value-type="float">
            <text:p>0,3244367</text:p>
          </table:table-cell>
          <table:table-cell office:value-type="float" office:value="0.8496888" calcext:value-type="float">
            <text:p>0,8496888</text:p>
          </table:table-cell>
          <table:table-cell office:value-type="float" office:value="0.7570552" calcext:value-type="float">
            <text:p>0,7570552</text:p>
          </table:table-cell>
          <table:table-cell office:value-type="float" office:value="0.23744826" calcext:value-type="float">
            <text:p>0,23744826</text:p>
          </table:table-cell>
          <table:table-cell office:value-type="float" office:value="-0.273055" calcext:value-type="float">
            <text:p>-0,273055</text:p>
          </table:table-cell>
          <table:table-cell office:value-type="float" office:value="-0.66230696" calcext:value-type="float">
            <text:p>-0,66230696</text:p>
          </table:table-cell>
          <table:table-cell office:value-type="float" office:value="-0.63517356" calcext:value-type="float">
            <text:p>-0,63517356</text:p>
          </table:table-cell>
          <table:table-cell office:value-type="float" office:value="0.64150465" calcext:value-type="float">
            <text:p>0,64150465</text:p>
          </table:table-cell>
          <table:table-cell office:value-type="float" office:value="-1.1760159" calcext:value-type="float">
            <text:p>-1,1760159</text:p>
          </table:table-cell>
          <table:table-cell office:value-type="float" office:value="0.8255988" calcext:value-type="float">
            <text:p>0,8255988</text:p>
          </table:table-cell>
          <table:table-cell office:value-type="float" office:value="-0.5040775" calcext:value-type="float">
            <text:p>-0,5040775</text:p>
          </table:table-cell>
          <table:table-cell office:value-type="float" office:value="0.76839584" calcext:value-type="float">
            <text:p>0,76839584</text:p>
          </table:table-cell>
          <table:table-cell office:value-type="float" office:value="0.62138486" calcext:value-type="float">
            <text:p>0,62138486</text:p>
          </table:table-cell>
          <table:table-cell office:value-type="float" office:value="0.6296529" calcext:value-type="float">
            <text:p>0,6296529</text:p>
          </table:table-cell>
          <table:table-cell office:value-type="float" office:value="-0.35825118" calcext:value-type="float">
            <text:p>-0,35825118</text:p>
          </table:table-cell>
          <table:table-cell office:value-type="float" office:value="-1.0378786" calcext:value-type="float">
            <text:p>-1,0378786</text:p>
          </table:table-cell>
          <table:table-cell office:value-type="float" office:value="-0.6741721" calcext:value-type="float">
            <text:p>-0,6741721</text:p>
          </table:table-cell>
          <table:table-cell office:value-type="float" office:value="1.1814251" calcext:value-type="float">
            <text:p>1,1814251</text:p>
          </table:table-cell>
          <table:table-cell office:value-type="float" office:value="-0.6001544" calcext:value-type="float">
            <text:p>-0,6001544</text:p>
          </table:table-cell>
          <table:table-cell office:value-type="float" office:value="-0.9020257" calcext:value-type="float">
            <text:p>-0,9020257</text:p>
          </table:table-cell>
          <table:table-cell office:value-type="float" office:value="-0.8024095" calcext:value-type="float">
            <text:p>-0,8024095</text:p>
          </table:table-cell>
          <table:table-cell office:value-type="float" office:value="-0.5314974" calcext:value-type="float">
            <text:p>-0,5314974</text:p>
          </table:table-cell>
          <table:table-cell office:value-type="float" office:value="0.3737348" calcext:value-type="float">
            <text:p>0,3737348</text:p>
          </table:table-cell>
          <table:table-cell/>
          <table:table-cell table:formula="of:=[.E14]*[.E$1]" office:value-type="float" office:value="7.31111668397457" calcext:value-type="float">
            <text:p>7,31111668397457</text:p>
          </table:table-cell>
          <table:table-cell table:formula="of:=[.F14]*[.F$1]" office:value-type="float" office:value="1.2708858855785" calcext:value-type="float">
            <text:p>1,2708858855785</text:p>
          </table:table-cell>
          <table:table-cell table:formula="of:=[.G14]*[.G$1]" office:value-type="float" office:value="7.51685701489228" calcext:value-type="float">
            <text:p>7,51685701489228</text:p>
          </table:table-cell>
          <table:table-cell table:formula="of:=[.H14]*[.H$1]" office:value-type="float" office:value="-0.0291159589924022" calcext:value-type="float">
            <text:p>-0,029115958992402</text:p>
          </table:table-cell>
          <table:table-cell table:formula="of:=[.I14]*[.I$1]" office:value-type="float" office:value="10.4863857871864" calcext:value-type="float">
            <text:p>10,4863857871864</text:p>
          </table:table-cell>
          <table:table-cell table:formula="of:=[.J14]*[.J$1]" office:value-type="float" office:value="-11.3197982812928" calcext:value-type="float">
            <text:p>-11,3197982812928</text:p>
          </table:table-cell>
          <table:table-cell table:formula="of:=[.K14]*[.K$1]" office:value-type="float" office:value="-3.60464228536827" calcext:value-type="float">
            <text:p>-3,60464228536827</text:p>
          </table:table-cell>
          <table:table-cell table:formula="of:=[.L14]*[.L$1]" office:value-type="float" office:value="4.62978641803512" calcext:value-type="float">
            <text:p>4,62978641803512</text:p>
          </table:table-cell>
          <table:table-cell table:formula="of:=[.M14]*[.M$1]" office:value-type="float" office:value="-1.87890505894983" calcext:value-type="float">
            <text:p>-1,87890505894983</text:p>
          </table:table-cell>
          <table:table-cell table:formula="of:=[.N14]*[.N$1]" office:value-type="float" office:value="2.78163102432484" calcext:value-type="float">
            <text:p>2,78163102432484</text:p>
          </table:table-cell>
          <table:table-cell table:formula="of:=[.O14]*[.O$1]" office:value-type="float" office:value="22.5016954766352" calcext:value-type="float">
            <text:p>22,5016954766352</text:p>
          </table:table-cell>
          <table:table-cell table:formula="of:=[.P14]*[.P$1]" office:value-type="float" office:value="-0.0803126153521015" calcext:value-type="float">
            <text:p>-0,080312615352102</text:p>
          </table:table-cell>
          <table:table-cell table:formula="of:=[.Q14]*[.Q$1]" office:value-type="float" office:value="3.30650311453819" calcext:value-type="float">
            <text:p>3,30650311453819</text:p>
          </table:table-cell>
          <table:table-cell table:formula="of:=[.R14]*[.R$1]" office:value-type="float" office:value="0.0206777621685446" calcext:value-type="float">
            <text:p>0,020677762168545</text:p>
          </table:table-cell>
          <table:table-cell table:formula="of:=[.S14]*[.S$1]" office:value-type="float" office:value="-2.37242998486665" calcext:value-type="float">
            <text:p>-2,37242998486665</text:p>
          </table:table-cell>
          <table:table-cell table:formula="of:=[.T14]*[.T$1]" office:value-type="float" office:value="-3.71142480772795" calcext:value-type="float">
            <text:p>-3,71142480772795</text:p>
          </table:table-cell>
          <table:table-cell table:formula="of:=[.U14]*[.U$1]" office:value-type="float" office:value="5.24249164773462" calcext:value-type="float">
            <text:p>5,24249164773462</text:p>
          </table:table-cell>
          <table:table-cell table:formula="of:=[.V14]*[.V$1]" office:value-type="float" office:value="-11.2490524199871" calcext:value-type="float">
            <text:p>-11,2490524199871</text:p>
          </table:table-cell>
          <table:table-cell table:formula="of:=[.W14]*[.W$1]" office:value-type="float" office:value="7.69740905180996" calcext:value-type="float">
            <text:p>7,69740905180996</text:p>
          </table:table-cell>
          <table:table-cell table:formula="of:=[.X14]*[.X$1]" office:value-type="float" office:value="-3.58324826557308" calcext:value-type="float">
            <text:p>-3,58324826557308</text:p>
          </table:table-cell>
          <table:table-cell table:formula="of:=[.Y14]*[.Y$1]" office:value-type="float" office:value="7.32251891414557" calcext:value-type="float">
            <text:p>7,32251891414557</text:p>
          </table:table-cell>
          <table:table-cell table:formula="of:=[.Z14]*[.Z$1]" office:value-type="float" office:value="2.82144167118983" calcext:value-type="float">
            <text:p>2,82144167118983</text:p>
          </table:table-cell>
          <table:table-cell table:formula="of:=[.AA14]*[.AA$1]" office:value-type="float" office:value="5.0504128370487" calcext:value-type="float">
            <text:p>5,0504128370487</text:p>
          </table:table-cell>
          <table:table-cell table:formula="of:=[.AB14]*[.AB$1]" office:value-type="float" office:value="-1.12907538067997" calcext:value-type="float">
            <text:p>-1,12907538067997</text:p>
          </table:table-cell>
          <table:table-cell table:formula="of:=[.AC14]*[.AC$1]" office:value-type="float" office:value="0.0542733808300842" calcext:value-type="float">
            <text:p>0,054273380830084</text:p>
          </table:table-cell>
          <table:table-cell table:formula="of:=[.AD14]*[.AD$1]" office:value-type="float" office:value="-6.54558133071371" calcext:value-type="float">
            <text:p>-6,54558133071371</text:p>
          </table:table-cell>
          <table:table-cell table:formula="of:=[.AE14]*[.AE$1]" office:value-type="float" office:value="-0.113331096918986" calcext:value-type="float">
            <text:p>-0,113331096918986</text:p>
          </table:table-cell>
          <table:table-cell table:formula="of:=[.AF14]*[.AF$1]" office:value-type="float" office:value="-6.97926528883145" calcext:value-type="float">
            <text:p>-6,97926528883145</text:p>
          </table:table-cell>
          <table:table-cell table:formula="of:=[.AG14]*[.AG$1]" office:value-type="float" office:value="-4.6709455644656" calcext:value-type="float">
            <text:p>-4,6709455644656</text:p>
          </table:table-cell>
          <table:table-cell table:formula="of:=[.AH14]*[.AH$1]" office:value-type="float" office:value="-6.8557703706612" calcext:value-type="float">
            <text:p>-6,8557703706612</text:p>
          </table:table-cell>
          <table:table-cell table:formula="of:=[.AI14]*[.AI$1]" office:value-type="float" office:value="-3.72546560167171" calcext:value-type="float">
            <text:p>-3,72546560167171</text:p>
          </table:table-cell>
          <table:table-cell table:formula="of:=[.AJ14]*[.AJ$1]" office:value-type="float" office:value="0.848013451081709" calcext:value-type="float">
            <text:p>0,848013451081709</text:p>
          </table:table-cell>
          <table:table-cell/>
          <table:table-cell table:formula="of:=SUM([.AL14:.BQ14])+[.B14]" office:value-type="float" office:value="21.0822052791212" calcext:value-type="float">
            <text:p>21,0822052791212</text:p>
          </table:table-cell>
          <table:table-cell table:formula="of:=IF([.BS14]&lt;0;[$entrada.$C$16]*[.BS14];[.BS14])" office:value-type="float" office:value="21.0822052791212" calcext:value-type="float">
            <text:p>21,0822052791212</text:p>
          </table:table-cell>
        </table:table-row>
        <table:table-row table:style-name="ro1">
          <table:table-cell/>
          <table:table-cell office:value-type="float" office:value="0.12086095" calcext:value-type="float">
            <text:p>0,120860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613426" calcext:value-type="float">
            <text:p>0,2613426</text:p>
          </table:table-cell>
          <table:table-cell office:value-type="float" office:value="0.43519917" calcext:value-type="float">
            <text:p>0,43519917</text:p>
          </table:table-cell>
          <table:table-cell office:value-type="float" office:value="0.33596057" calcext:value-type="float">
            <text:p>0,33596057</text:p>
          </table:table-cell>
          <table:table-cell office:value-type="float" office:value="0.0334911" calcext:value-type="float">
            <text:p>0,0334911</text:p>
          </table:table-cell>
          <table:table-cell office:value-type="float" office:value="0.5159289" calcext:value-type="float">
            <text:p>0,5159289</text:p>
          </table:table-cell>
          <table:table-cell office:value-type="float" office:value="0.28885883" calcext:value-type="float">
            <text:p>0,28885883</text:p>
          </table:table-cell>
          <table:table-cell office:value-type="float" office:value="0.32578486" calcext:value-type="float">
            <text:p>0,32578486</text:p>
          </table:table-cell>
          <table:table-cell office:value-type="float" office:value="0.94239396" calcext:value-type="float">
            <text:p>0,94239396</text:p>
          </table:table-cell>
          <table:table-cell office:value-type="float" office:value="0.56157404" calcext:value-type="float">
            <text:p>0,56157404</text:p>
          </table:table-cell>
          <table:table-cell office:value-type="float" office:value="0.39997202" calcext:value-type="float">
            <text:p>0,39997202</text:p>
          </table:table-cell>
          <table:table-cell office:value-type="float" office:value="0.22410725" calcext:value-type="float">
            <text:p>0,22410725</text:p>
          </table:table-cell>
          <table:table-cell office:value-type="float" office:value="-0.018147027" calcext:value-type="float">
            <text:p>-0,018147027</text:p>
          </table:table-cell>
          <table:table-cell office:value-type="float" office:value="0.47668165" calcext:value-type="float">
            <text:p>0,47668165</text:p>
          </table:table-cell>
          <table:table-cell office:value-type="float" office:value="-0.18932079" calcext:value-type="float">
            <text:p>-0,18932079</text:p>
          </table:table-cell>
          <table:table-cell office:value-type="float" office:value="0.18166511" calcext:value-type="float">
            <text:p>0,18166511</text:p>
          </table:table-cell>
          <table:table-cell office:value-type="float" office:value="0.51663935" calcext:value-type="float">
            <text:p>0,51663935</text:p>
          </table:table-cell>
          <table:table-cell office:value-type="float" office:value="0.1813327" calcext:value-type="float">
            <text:p>0,1813327</text:p>
          </table:table-cell>
          <table:table-cell office:value-type="float" office:value="0.234744" calcext:value-type="float">
            <text:p>0,234744</text:p>
          </table:table-cell>
          <table:table-cell office:value-type="float" office:value="0.20986813" calcext:value-type="float">
            <text:p>0,20986813</text:p>
          </table:table-cell>
          <table:table-cell office:value-type="float" office:value="0.27857888" calcext:value-type="float">
            <text:p>0,27857888</text:p>
          </table:table-cell>
          <table:table-cell office:value-type="float" office:value="0.25763825" calcext:value-type="float">
            <text:p>0,25763825</text:p>
          </table:table-cell>
          <table:table-cell office:value-type="float" office:value="0.18682908" calcext:value-type="float">
            <text:p>0,18682908</text:p>
          </table:table-cell>
          <table:table-cell office:value-type="float" office:value="0.1652472" calcext:value-type="float">
            <text:p>0,1652472</text:p>
          </table:table-cell>
          <table:table-cell office:value-type="float" office:value="-0.31262782" calcext:value-type="float">
            <text:p>-0,31262782</text:p>
          </table:table-cell>
          <table:table-cell office:value-type="float" office:value="-0.28353044" calcext:value-type="float">
            <text:p>-0,28353044</text:p>
          </table:table-cell>
          <table:table-cell office:value-type="float" office:value="0.15277903" calcext:value-type="float">
            <text:p>0,15277903</text:p>
          </table:table-cell>
          <table:table-cell office:value-type="float" office:value="0.2941295" calcext:value-type="float">
            <text:p>0,2941295</text:p>
          </table:table-cell>
          <table:table-cell office:value-type="float" office:value="0.27961546" calcext:value-type="float">
            <text:p>0,27961546</text:p>
          </table:table-cell>
          <table:table-cell office:value-type="float" office:value="0.77975684" calcext:value-type="float">
            <text:p>0,77975684</text:p>
          </table:table-cell>
          <table:table-cell office:value-type="float" office:value="0.19173783" calcext:value-type="float">
            <text:p>0,19173783</text:p>
          </table:table-cell>
          <table:table-cell office:value-type="float" office:value="1.4837885" calcext:value-type="float">
            <text:p>1,4837885</text:p>
          </table:table-cell>
          <table:table-cell office:value-type="float" office:value="0.25678986" calcext:value-type="float">
            <text:p>0,25678986</text:p>
          </table:table-cell>
          <table:table-cell/>
          <table:table-cell table:formula="of:=[.E15]*[.E$1]" office:value-type="float" office:value="2.03063527834331" calcext:value-type="float">
            <text:p>2,03063527834331</text:p>
          </table:table-cell>
          <table:table-cell table:formula="of:=[.F15]*[.F$1]" office:value-type="float" office:value="9.19919257264039" calcext:value-type="float">
            <text:p>9,19919257264039</text:p>
          </table:table-cell>
          <table:table-cell table:formula="of:=[.G15]*[.G$1]" office:value-type="float" office:value="2.98245751482504" calcext:value-type="float">
            <text:p>2,98245751482504</text:p>
          </table:table-cell>
          <table:table-cell table:formula="of:=[.H15]*[.H$1]" office:value-type="float" office:value="-0.00181769113630862" calcext:value-type="float">
            <text:p>-0,001817691136309</text:p>
          </table:table-cell>
          <table:table-cell table:formula="of:=[.I15]*[.I$1]" office:value-type="float" office:value="12.3348682201969" calcext:value-type="float">
            <text:p>12,3348682201969</text:p>
          </table:table-cell>
          <table:table-cell table:formula="of:=[.J15]*[.J$1]" office:value-type="float" office:value="2.75030716562642" calcext:value-type="float">
            <text:p>2,75030716562642</text:p>
          </table:table-cell>
          <table:table-cell table:formula="of:=[.K15]*[.K$1]" office:value-type="float" office:value="1.30678637943292" calcext:value-type="float">
            <text:p>1,30678637943292</text:p>
          </table:table-cell>
          <table:table-cell table:formula="of:=[.L15]*[.L$1]" office:value-type="float" office:value="6.32191248272404" calcext:value-type="float">
            <text:p>6,32191248272404</text:p>
          </table:table-cell>
          <table:table-cell table:formula="of:=[.M15]*[.M$1]" office:value-type="float" office:value="5.35571692166914" calcext:value-type="float">
            <text:p>5,35571692166914</text:p>
          </table:table-cell>
          <table:table-cell table:formula="of:=[.N15]*[.N$1]" office:value-type="float" office:value="3.42925008081353" calcext:value-type="float">
            <text:p>3,42925008081353</text:p>
          </table:table-cell>
          <table:table-cell table:formula="of:=[.O15]*[.O$1]" office:value-type="float" office:value="5.93487061804999" calcext:value-type="float">
            <text:p>5,93487061804999</text:p>
          </table:table-cell>
          <table:table-cell table:formula="of:=[.P15]*[.P$1]" office:value-type="float" office:value="0.0019251372941302" calcext:value-type="float">
            <text:p>0,00192513729413</text:p>
          </table:table-cell>
          <table:table-cell table:formula="of:=[.Q15]*[.Q$1]" office:value-type="float" office:value="6.63786443568045" calcext:value-type="float">
            <text:p>6,63786443568045</text:p>
          </table:table-cell>
          <table:table-cell table:formula="of:=[.R15]*[.R$1]" office:value-type="float" office:value="0.0143367829528153" calcext:value-type="float">
            <text:p>0,014336782952815</text:p>
          </table:table-cell>
          <table:table-cell table:formula="of:=[.S15]*[.S$1]" office:value-type="float" office:value="0.650737165993391" calcext:value-type="float">
            <text:p>0,650737165993391</text:p>
          </table:table-cell>
          <table:table-cell table:formula="of:=[.T15]*[.T$1]" office:value-type="float" office:value="3.01880969390232" calcext:value-type="float">
            <text:p>3,01880969390232</text:p>
          </table:table-cell>
          <table:table-cell table:formula="of:=[.U15]*[.U$1]" office:value-type="float" office:value="1.48188351434579" calcext:value-type="float">
            <text:p>1,48188351434579</text:p>
          </table:table-cell>
          <table:table-cell table:formula="of:=[.V15]*[.V$1]" office:value-type="float" office:value="2.24541824755725" calcext:value-type="float">
            <text:p>2,24541824755725</text:p>
          </table:table-cell>
          <table:table-cell table:formula="of:=[.W15]*[.W$1]" office:value-type="float" office:value="1.95668991227752" calcext:value-type="float">
            <text:p>1,95668991227752</text:p>
          </table:table-cell>
          <table:table-cell table:formula="of:=[.X15]*[.X$1]" office:value-type="float" office:value="1.98028535014019" calcext:value-type="float">
            <text:p>1,98028535014019</text:p>
          </table:table-cell>
          <table:table-cell table:formula="of:=[.Y15]*[.Y$1]" office:value-type="float" office:value="2.45519413357621" calcext:value-type="float">
            <text:p>2,45519413357621</text:p>
          </table:table-cell>
          <table:table-cell table:formula="of:=[.Z15]*[.Z$1]" office:value-type="float" office:value="0.848310581146214" calcext:value-type="float">
            <text:p>0,848310581146214</text:p>
          </table:table-cell>
          <table:table-cell table:formula="of:=[.AA15]*[.AA$1]" office:value-type="float" office:value="1.32543911124106" calcext:value-type="float">
            <text:p>1,32543911124106</text:p>
          </table:table-cell>
          <table:table-cell table:formula="of:=[.AB15]*[.AB$1]" office:value-type="float" office:value="-0.985287403317552" calcext:value-type="float">
            <text:p>-0,985287403317552</text:p>
          </table:table-cell>
          <table:table-cell table:formula="of:=[.AC15]*[.AC$1]" office:value-type="float" office:value="0.0148265467146556" calcext:value-type="float">
            <text:p>0,014826546714656</text:p>
          </table:table-cell>
          <table:table-cell table:formula="of:=[.AD15]*[.AD$1]" office:value-type="float" office:value="1.48334166675327" calcext:value-type="float">
            <text:p>1,48334166675327</text:p>
          </table:table-cell>
          <table:table-cell table:formula="of:=[.AE15]*[.AE$1]" office:value-type="float" office:value="-0.028215092832574" calcext:value-type="float">
            <text:p>-0,028215092832574</text:p>
          </table:table-cell>
          <table:table-cell table:formula="of:=[.AF15]*[.AF$1]" office:value-type="float" office:value="3.25168069116654" calcext:value-type="float">
            <text:p>3,25168069116654</text:p>
          </table:table-cell>
          <table:table-cell table:formula="of:=[.AG15]*[.AG$1]" office:value-type="float" office:value="4.03780264039008" calcext:value-type="float">
            <text:p>4,03780264039008</text:p>
          </table:table-cell>
          <table:table-cell table:formula="of:=[.AH15]*[.AH$1]" office:value-type="float" office:value="1.63820410133339" calcext:value-type="float">
            <text:p>1,63820410133339</text:p>
          </table:table-cell>
          <table:table-cell table:formula="of:=[.AI15]*[.AI$1]" office:value-type="float" office:value="10.4004328467196" calcext:value-type="float">
            <text:p>10,4004328467196</text:p>
          </table:table-cell>
          <table:table-cell table:formula="of:=[.AJ15]*[.AJ$1]" office:value-type="float" office:value="0.582662506626059" calcext:value-type="float">
            <text:p>0,582662506626059</text:p>
          </table:table-cell>
          <table:table-cell/>
          <table:table-cell table:formula="of:=SUM([.AL15:.BQ15])+[.B15]" office:value-type="float" office:value="94.7773830628461" calcext:value-type="float">
            <text:p>94,7773830628461</text:p>
          </table:table-cell>
          <table:table-cell table:formula="of:=IF([.BS15]&lt;0;[$entrada.$C$16]*[.BS15];[.BS15])" office:value-type="float" office:value="94.7773830628461" calcext:value-type="float">
            <text:p>94,7773830628461</text:p>
          </table:table-cell>
        </table:table-row>
        <table:table-row table:style-name="ro1">
          <table:table-cell/>
          <table:table-cell office:value-type="float" office:value="0.29597083" calcext:value-type="float">
            <text:p>0,295970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4027126" calcext:value-type="float">
            <text:p>0,44027126</text:p>
          </table:table-cell>
          <table:table-cell office:value-type="float" office:value="0.52317244" calcext:value-type="float">
            <text:p>0,52317244</text:p>
          </table:table-cell>
          <table:table-cell office:value-type="float" office:value="0.43616435" calcext:value-type="float">
            <text:p>0,43616435</text:p>
          </table:table-cell>
          <table:table-cell office:value-type="float" office:value="-0.26876926" calcext:value-type="float">
            <text:p>-0,26876926</text:p>
          </table:table-cell>
          <table:table-cell office:value-type="float" office:value="0.36831543" calcext:value-type="float">
            <text:p>0,36831543</text:p>
          </table:table-cell>
          <table:table-cell office:value-type="float" office:value="0.13409273" calcext:value-type="float">
            <text:p>0,13409273</text:p>
          </table:table-cell>
          <table:table-cell office:value-type="float" office:value="0.18874592" calcext:value-type="float">
            <text:p>0,18874592</text:p>
          </table:table-cell>
          <table:table-cell office:value-type="float" office:value="1.1954507" calcext:value-type="float">
            <text:p>1,1954507</text:p>
          </table:table-cell>
          <table:table-cell office:value-type="float" office:value="0.30304408" calcext:value-type="float">
            <text:p>0,30304408</text:p>
          </table:table-cell>
          <table:table-cell office:value-type="float" office:value="0.5694375" calcext:value-type="float">
            <text:p>0,5694375</text:p>
          </table:table-cell>
          <table:table-cell office:value-type="float" office:value="0.2652375" calcext:value-type="float">
            <text:p>0,2652375</text:p>
          </table:table-cell>
          <table:table-cell office:value-type="float" office:value="0.0067053745" calcext:value-type="float">
            <text:p>0,0067053745</text:p>
          </table:table-cell>
          <table:table-cell office:value-type="float" office:value="0.44858918" calcext:value-type="float">
            <text:p>0,44858918</text:p>
          </table:table-cell>
          <table:table-cell office:value-type="float" office:value="-0.18830985" calcext:value-type="float">
            <text:p>-0,18830985</text:p>
          </table:table-cell>
          <table:table-cell office:value-type="float" office:value="0.21572034" calcext:value-type="float">
            <text:p>0,21572034</text:p>
          </table:table-cell>
          <table:table-cell office:value-type="float" office:value="0.61748314" calcext:value-type="float">
            <text:p>0,61748314</text:p>
          </table:table-cell>
          <table:table-cell office:value-type="float" office:value="0.41540724" calcext:value-type="float">
            <text:p>0,41540724</text:p>
          </table:table-cell>
          <table:table-cell office:value-type="float" office:value="0.1658934" calcext:value-type="float">
            <text:p>0,1658934</text:p>
          </table:table-cell>
          <table:table-cell office:value-type="float" office:value="0.3545058" calcext:value-type="float">
            <text:p>0,3545058</text:p>
          </table:table-cell>
          <table:table-cell office:value-type="float" office:value="0.28446862" calcext:value-type="float">
            <text:p>0,28446862</text:p>
          </table:table-cell>
          <table:table-cell office:value-type="float" office:value="0.13013043" calcext:value-type="float">
            <text:p>0,13013043</text:p>
          </table:table-cell>
          <table:table-cell office:value-type="float" office:value="0.3636747" calcext:value-type="float">
            <text:p>0,3636747</text:p>
          </table:table-cell>
          <table:table-cell office:value-type="float" office:value="0.23831533" calcext:value-type="float">
            <text:p>0,23831533</text:p>
          </table:table-cell>
          <table:table-cell office:value-type="float" office:value="-0.53978115" calcext:value-type="float">
            <text:p>-0,53978115</text:p>
          </table:table-cell>
          <table:table-cell office:value-type="float" office:value="-0.45565975" calcext:value-type="float">
            <text:p>-0,45565975</text:p>
          </table:table-cell>
          <table:table-cell office:value-type="float" office:value="0.32109588" calcext:value-type="float">
            <text:p>0,32109588</text:p>
          </table:table-cell>
          <table:table-cell office:value-type="float" office:value="0.4651833" calcext:value-type="float">
            <text:p>0,4651833</text:p>
          </table:table-cell>
          <table:table-cell office:value-type="float" office:value="0.06757485" calcext:value-type="float">
            <text:p>0,06757485</text:p>
          </table:table-cell>
          <table:table-cell office:value-type="float" office:value="0.6803119" calcext:value-type="float">
            <text:p>0,6803119</text:p>
          </table:table-cell>
          <table:table-cell office:value-type="float" office:value="0.32529387" calcext:value-type="float">
            <text:p>0,32529387</text:p>
          </table:table-cell>
          <table:table-cell office:value-type="float" office:value="1.4024625" calcext:value-type="float">
            <text:p>1,4024625</text:p>
          </table:table-cell>
          <table:table-cell office:value-type="float" office:value="0.43258482" calcext:value-type="float">
            <text:p>0,43258482</text:p>
          </table:table-cell>
          <table:table-cell/>
          <table:table-cell table:formula="of:=[.E16]*[.E$1]" office:value-type="float" office:value="3.42091320969738" calcext:value-type="float">
            <text:p>3,42091320969738</text:p>
          </table:table-cell>
          <table:table-cell table:formula="of:=[.F16]*[.F$1]" office:value-type="float" office:value="11.058761955493" calcext:value-type="float">
            <text:p>11,058761955493</text:p>
          </table:table-cell>
          <table:table-cell table:formula="of:=[.G16]*[.G$1]" office:value-type="float" office:value="3.87200689460753" calcext:value-type="float">
            <text:p>3,87200689460753</text:p>
          </table:table-cell>
          <table:table-cell table:formula="of:=[.H16]*[.H$1]" office:value-type="float" office:value="0.0145871440954232" calcext:value-type="float">
            <text:p>0,014587144095423</text:p>
          </table:table-cell>
          <table:table-cell table:formula="of:=[.I16]*[.I$1]" office:value-type="float" office:value="8.80571391235333" calcext:value-type="float">
            <text:p>8,80571391235333</text:p>
          </table:table-cell>
          <table:table-cell table:formula="of:=[.J16]*[.J$1]" office:value-type="float" office:value="1.27673506182037" calcext:value-type="float">
            <text:p>1,27673506182037</text:p>
          </table:table-cell>
          <table:table-cell table:formula="of:=[.K16]*[.K$1]" office:value-type="float" office:value="0.757096561913699" calcext:value-type="float">
            <text:p>0,757096561913699</text:p>
          </table:table-cell>
          <table:table-cell table:formula="of:=[.L16]*[.L$1]" office:value-type="float" office:value="8.01950672817469" calcext:value-type="float">
            <text:p>8,01950672817469</text:p>
          </table:table-cell>
          <table:table-cell table:formula="of:=[.M16]*[.M$1]" office:value-type="float" office:value="2.8901234595311" calcext:value-type="float">
            <text:p>2,8901234595311</text:p>
          </table:table-cell>
          <table:table-cell table:formula="of:=[.N16]*[.N$1]" office:value-type="float" office:value="4.88220049215756" calcext:value-type="float">
            <text:p>4,88220049215756</text:p>
          </table:table-cell>
          <table:table-cell table:formula="of:=[.O16]*[.O$1]" office:value-type="float" office:value="7.02409335510134" calcext:value-type="float">
            <text:p>7,02409335510134</text:p>
          </table:table-cell>
          <table:table-cell table:formula="of:=[.P16]*[.P$1]" office:value-type="float" office:value="-0.000711343324780399" calcext:value-type="float">
            <text:p>-0,00071134332478</text:p>
          </table:table-cell>
          <table:table-cell table:formula="of:=[.Q16]*[.Q$1]" office:value-type="float" office:value="6.2466725206499" calcext:value-type="float">
            <text:p>6,2466725206499</text:p>
          </table:table-cell>
          <table:table-cell table:formula="of:=[.R16]*[.R$1]" office:value-type="float" office:value="0.0142602270322621" calcext:value-type="float">
            <text:p>0,014260227032262</text:p>
          </table:table-cell>
          <table:table-cell table:formula="of:=[.S16]*[.S$1]" office:value-type="float" office:value="0.772725388483957" calcext:value-type="float">
            <text:p>0,772725388483957</text:p>
          </table:table-cell>
          <table:table-cell table:formula="of:=[.T16]*[.T$1]" office:value-type="float" office:value="3.60805673987713" calcext:value-type="float">
            <text:p>3,60805673987713</text:p>
          </table:table-cell>
          <table:table-cell table:formula="of:=[.U16]*[.U$1]" office:value-type="float" office:value="3.39478285326301" calcext:value-type="float">
            <text:p>3,39478285326301</text:p>
          </table:table-cell>
          <table:table-cell table:formula="of:=[.V16]*[.V$1]" office:value-type="float" office:value="1.58683530786437" calcext:value-type="float">
            <text:p>1,58683530786437</text:p>
          </table:table-cell>
          <table:table-cell table:formula="of:=[.W16]*[.W$1]" office:value-type="float" office:value="3.30520847879034" calcext:value-type="float">
            <text:p>3,30520847879034</text:p>
          </table:table-cell>
          <table:table-cell table:formula="of:=[.X16]*[.X$1]" office:value-type="float" office:value="2.02215272299392" calcext:value-type="float">
            <text:p>2,02215272299392</text:p>
          </table:table-cell>
          <table:table-cell table:formula="of:=[.Y16]*[.Y$1]" office:value-type="float" office:value="1.24009330266663" calcext:value-type="float">
            <text:p>1,24009330266663</text:p>
          </table:table-cell>
          <table:table-cell table:formula="of:=[.Z16]*[.Z$1]" office:value-type="float" office:value="1.65129055982706" calcext:value-type="float">
            <text:p>1,65129055982706</text:p>
          </table:table-cell>
          <table:table-cell table:formula="of:=[.AA16]*[.AA$1]" office:value-type="float" office:value="1.91151474391287" calcext:value-type="float">
            <text:p>1,91151474391287</text:p>
          </table:table-cell>
          <table:table-cell table:formula="of:=[.AB16]*[.AB$1]" office:value-type="float" office:value="-1.70119078859732" calcext:value-type="float">
            <text:p>-1,70119078859732</text:p>
          </table:table-cell>
          <table:table-cell table:formula="of:=[.AC16]*[.AC$1]" office:value-type="float" office:value="0.0238276375875666" calcext:value-type="float">
            <text:p>0,023827637587567</text:p>
          </table:table-cell>
          <table:table-cell table:formula="of:=[.AD16]*[.AD$1]" office:value-type="float" office:value="3.11754105145717" calcext:value-type="float">
            <text:p>3,11754105145717</text:p>
          </table:table-cell>
          <table:table-cell table:formula="of:=[.AE16]*[.AE$1]" office:value-type="float" office:value="-0.0446238476373948" calcext:value-type="float">
            <text:p>-0,044623847637395</text:p>
          </table:table-cell>
          <table:table-cell table:formula="of:=[.AF16]*[.AF$1]" office:value-type="float" office:value="0.785835786595902" calcext:value-type="float">
            <text:p>0,785835786595902</text:p>
          </table:table-cell>
          <table:table-cell table:formula="of:=[.AG16]*[.AG$1]" office:value-type="float" office:value="3.52284846402731" calcext:value-type="float">
            <text:p>3,52284846402731</text:p>
          </table:table-cell>
          <table:table-cell table:formula="of:=[.AH16]*[.AH$1]" office:value-type="float" office:value="2.77930417785896" calcext:value-type="float">
            <text:p>2,77930417785896</text:p>
          </table:table-cell>
          <table:table-cell table:formula="of:=[.AI16]*[.AI$1]" office:value-type="float" office:value="9.83038826038379" calcext:value-type="float">
            <text:p>9,83038826038379</text:p>
          </table:table-cell>
          <table:table-cell table:formula="of:=[.AJ16]*[.AJ$1]" office:value-type="float" office:value="0.981545593543228" calcext:value-type="float">
            <text:p>0,981545593543228</text:p>
          </table:table-cell>
          <table:table-cell/>
          <table:table-cell table:formula="of:=SUM([.AL16:.BQ16])+[.B16]" office:value-type="float" office:value="97.3660674422014" calcext:value-type="float">
            <text:p>97,3660674422014</text:p>
          </table:table-cell>
          <table:table-cell table:formula="of:=IF([.BS16]&lt;0;[$entrada.$C$16]*[.BS16];[.BS16])" office:value-type="float" office:value="97.3660674422014" calcext:value-type="float">
            <text:p>97,3660674422014</text:p>
          </table:table-cell>
        </table:table-row>
        <table:table-row table:style-name="ro1">
          <table:table-cell/>
          <table:table-cell office:value-type="float" office:value="0.30113685" calcext:value-type="float">
            <text:p>0,301136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758889" calcext:value-type="float">
            <text:p>0,10758889</text:p>
          </table:table-cell>
          <table:table-cell office:value-type="float" office:value="0.43788037" calcext:value-type="float">
            <text:p>0,43788037</text:p>
          </table:table-cell>
          <table:table-cell office:value-type="float" office:value="0.07564693" calcext:value-type="float">
            <text:p>0,07564693</text:p>
          </table:table-cell>
          <table:table-cell office:value-type="float" office:value="-0.4230062" calcext:value-type="float">
            <text:p>-0,4230062</text:p>
          </table:table-cell>
          <table:table-cell office:value-type="float" office:value="0.5186863" calcext:value-type="float">
            <text:p>0,5186863</text:p>
          </table:table-cell>
          <table:table-cell office:value-type="float" office:value="0.17649683" calcext:value-type="float">
            <text:p>0,17649683</text:p>
          </table:table-cell>
          <table:table-cell office:value-type="float" office:value="0.2925008" calcext:value-type="float">
            <text:p>0,2925008</text:p>
          </table:table-cell>
          <table:table-cell office:value-type="float" office:value="0.06226033" calcext:value-type="float">
            <text:p>0,06226033</text:p>
          </table:table-cell>
          <table:table-cell office:value-type="float" office:value="0.82314134" calcext:value-type="float">
            <text:p>0,82314134</text:p>
          </table:table-cell>
          <table:table-cell office:value-type="float" office:value="0.812284" calcext:value-type="float">
            <text:p>0,812284</text:p>
          </table:table-cell>
          <table:table-cell office:value-type="float" office:value="0.5611464" calcext:value-type="float">
            <text:p>0,5611464</text:p>
          </table:table-cell>
          <table:table-cell office:value-type="float" office:value="-0.41238394" calcext:value-type="float">
            <text:p>-0,41238394</text:p>
          </table:table-cell>
          <table:table-cell office:value-type="float" office:value="0.49370894" calcext:value-type="float">
            <text:p>0,49370894</text:p>
          </table:table-cell>
          <table:table-cell office:value-type="float" office:value="-0.23039423" calcext:value-type="float">
            <text:p>-0,23039423</text:p>
          </table:table-cell>
          <table:table-cell office:value-type="float" office:value="0.21459946" calcext:value-type="float">
            <text:p>0,21459946</text:p>
          </table:table-cell>
          <table:table-cell office:value-type="float" office:value="1.2965659" calcext:value-type="float">
            <text:p>1,2965659</text:p>
          </table:table-cell>
          <table:table-cell office:value-type="float" office:value="0.21733823" calcext:value-type="float">
            <text:p>0,21733823</text:p>
          </table:table-cell>
          <table:table-cell office:value-type="float" office:value="0.42622456" calcext:value-type="float">
            <text:p>0,42622456</text:p>
          </table:table-cell>
          <table:table-cell office:value-type="float" office:value="0.2853757" calcext:value-type="float">
            <text:p>0,2853757</text:p>
          </table:table-cell>
          <table:table-cell office:value-type="float" office:value="0.99933505" calcext:value-type="float">
            <text:p>0,99933505</text:p>
          </table:table-cell>
          <table:table-cell office:value-type="float" office:value="0.17228113" calcext:value-type="float">
            <text:p>0,17228113</text:p>
          </table:table-cell>
          <table:table-cell office:value-type="float" office:value="0.05577436" calcext:value-type="float">
            <text:p>0,05577436</text:p>
          </table:table-cell>
          <table:table-cell office:value-type="float" office:value="0.23165552" calcext:value-type="float">
            <text:p>0,23165552</text:p>
          </table:table-cell>
          <table:table-cell office:value-type="float" office:value="-0.34185368" calcext:value-type="float">
            <text:p>-0,34185368</text:p>
          </table:table-cell>
          <table:table-cell office:value-type="float" office:value="-0.027461212" calcext:value-type="float">
            <text:p>-0,027461212</text:p>
          </table:table-cell>
          <table:table-cell office:value-type="float" office:value="0.30437955" calcext:value-type="float">
            <text:p>0,30437955</text:p>
          </table:table-cell>
          <table:table-cell office:value-type="float" office:value="-0.5526614" calcext:value-type="float">
            <text:p>-0,5526614</text:p>
          </table:table-cell>
          <table:table-cell office:value-type="float" office:value="0.26495126" calcext:value-type="float">
            <text:p>0,26495126</text:p>
          </table:table-cell>
          <table:table-cell office:value-type="float" office:value="1.2348677" calcext:value-type="float">
            <text:p>1,2348677</text:p>
          </table:table-cell>
          <table:table-cell office:value-type="float" office:value="0.39301988" calcext:value-type="float">
            <text:p>0,39301988</text:p>
          </table:table-cell>
          <table:table-cell office:value-type="float" office:value="0.81286377" calcext:value-type="float">
            <text:p>0,81286377</text:p>
          </table:table-cell>
          <table:table-cell office:value-type="float" office:value="0.023866713" calcext:value-type="float">
            <text:p>0,023866713</text:p>
          </table:table-cell>
          <table:table-cell/>
          <table:table-cell table:formula="of:=[.E17]*[.E$1]" office:value-type="float" office:value="0.835967024097096" calcext:value-type="float">
            <text:p>0,835967024097096</text:p>
          </table:table-cell>
          <table:table-cell table:formula="of:=[.F17]*[.F$1]" office:value-type="float" office:value="9.25586748570551" calcext:value-type="float">
            <text:p>9,25586748570551</text:p>
          </table:table-cell>
          <table:table-cell table:formula="of:=[.G17]*[.G$1]" office:value-type="float" office:value="0.671548315482211" calcext:value-type="float">
            <text:p>0,671548315482211</text:p>
          </table:table-cell>
          <table:table-cell table:formula="of:=[.H17]*[.H$1]" office:value-type="float" office:value="0.0229581775559355" calcext:value-type="float">
            <text:p>0,022958177555936</text:p>
          </table:table-cell>
          <table:table-cell table:formula="of:=[.I17]*[.I$1]" office:value-type="float" office:value="12.4007923536005" calcext:value-type="float">
            <text:p>12,4007923536005</text:p>
          </table:table-cell>
          <table:table-cell table:formula="of:=[.J17]*[.J$1]" office:value-type="float" office:value="1.68047657140807" calcext:value-type="float">
            <text:p>1,68047657140807</text:p>
          </table:table-cell>
          <table:table-cell table:formula="of:=[.K17]*[.K$1]" office:value-type="float" office:value="1.17327754706966" calcext:value-type="float">
            <text:p>1,17327754706966</text:p>
          </table:table-cell>
          <table:table-cell table:formula="of:=[.L17]*[.L$1]" office:value-type="float" office:value="0.417664346453916" calcext:value-type="float">
            <text:p>0,417664346453916</text:p>
          </table:table-cell>
          <table:table-cell table:formula="of:=[.M17]*[.M$1]" office:value-type="float" office:value="7.85027741589232" calcext:value-type="float">
            <text:p>7,85027741589232</text:p>
          </table:table-cell>
          <table:table-cell table:formula="of:=[.N17]*[.N$1]" office:value-type="float" office:value="6.96429958436477" calcext:value-type="float">
            <text:p>6,96429958436477</text:p>
          </table:table-cell>
          <table:table-cell table:formula="of:=[.O17]*[.O$1]" office:value-type="float" office:value="14.8604352683125" calcext:value-type="float">
            <text:p>14,8604352683125</text:p>
          </table:table-cell>
          <table:table-cell table:formula="of:=[.P17]*[.P$1]" office:value-type="float" office:value="0.0437479760400617" calcext:value-type="float">
            <text:p>0,043747976040062</text:p>
          </table:table-cell>
          <table:table-cell table:formula="of:=[.Q17]*[.Q$1]" office:value-type="float" office:value="6.87497203721497" calcext:value-type="float">
            <text:p>6,87497203721497</text:p>
          </table:table-cell>
          <table:table-cell table:formula="of:=[.R17]*[.R$1]" office:value-type="float" office:value="0.0174471703244583" calcext:value-type="float">
            <text:p>0,017447170324458</text:p>
          </table:table-cell>
          <table:table-cell table:formula="of:=[.S17]*[.S$1]" office:value-type="float" office:value="0.768710317705542" calcext:value-type="float">
            <text:p>0,768710317705542</text:p>
          </table:table-cell>
          <table:table-cell table:formula="of:=[.T17]*[.T$1]" office:value-type="float" office:value="7.57605030995642" calcext:value-type="float">
            <text:p>7,57605030995642</text:p>
          </table:table-cell>
          <table:table-cell table:formula="of:=[.U17]*[.U$1]" office:value-type="float" office:value="1.77612719644109" calcext:value-type="float">
            <text:p>1,77612719644109</text:p>
          </table:table-cell>
          <table:table-cell table:formula="of:=[.V17]*[.V$1]" office:value-type="float" office:value="4.07700475659041" calcext:value-type="float">
            <text:p>4,07700475659041</text:p>
          </table:table-cell>
          <table:table-cell table:formula="of:=[.W17]*[.W$1]" office:value-type="float" office:value="2.6606791293139" calcext:value-type="float">
            <text:p>2,6606791293139</text:p>
          </table:table-cell>
          <table:table-cell table:formula="of:=[.X17]*[.X$1]" office:value-type="float" office:value="7.10379968286401" calcext:value-type="float">
            <text:p>7,10379968286401</text:p>
          </table:table-cell>
          <table:table-cell table:formula="of:=[.Y17]*[.Y$1]" office:value-type="float" office:value="1.64177337682538" calcext:value-type="float">
            <text:p>1,64177337682538</text:p>
          </table:table-cell>
          <table:table-cell table:formula="of:=[.Z17]*[.Z$1]" office:value-type="float" office:value="0.253247405300386" calcext:value-type="float">
            <text:p>0,253247405300386</text:p>
          </table:table-cell>
          <table:table-cell table:formula="of:=[.AA17]*[.AA$1]" office:value-type="float" office:value="1.85809675772349" calcext:value-type="float">
            <text:p>1,85809675772349</text:p>
          </table:table-cell>
          <table:table-cell table:formula="of:=[.AB17]*[.AB$1]" office:value-type="float" office:value="-1.07739651794824" calcext:value-type="float">
            <text:p>-1,07739651794824</text:p>
          </table:table-cell>
          <table:table-cell table:formula="of:=[.AC17]*[.AC$1]" office:value-type="float" office:value="0.00143601844852729" calcext:value-type="float">
            <text:p>0,001436018448527</text:p>
          </table:table-cell>
          <table:table-cell table:formula="of:=[.AD17]*[.AD$1]" office:value-type="float" office:value="2.95524110228092" calcext:value-type="float">
            <text:p>2,95524110228092</text:p>
          </table:table-cell>
          <table:table-cell table:formula="of:=[.AE17]*[.AE$1]" office:value-type="float" office:value="0.0530153986797662" calcext:value-type="float">
            <text:p>0,053015398679766</text:p>
          </table:table-cell>
          <table:table-cell table:formula="of:=[.AF17]*[.AF$1]" office:value-type="float" office:value="3.08114900457308" calcext:value-type="float">
            <text:p>3,08114900457308</text:p>
          </table:table-cell>
          <table:table-cell table:formula="of:=[.AG17]*[.AG$1]" office:value-type="float" office:value="6.39449608366683" calcext:value-type="float">
            <text:p>6,39449608366683</text:p>
          </table:table-cell>
          <table:table-cell table:formula="of:=[.AH17]*[.AH$1]" office:value-type="float" office:value="3.35795382330944" calcext:value-type="float">
            <text:p>3,35795382330944</text:p>
          </table:table-cell>
          <table:table-cell table:formula="of:=[.AI17]*[.AI$1]" office:value-type="float" office:value="5.69766853794615" calcext:value-type="float">
            <text:p>5,69766853794615</text:p>
          </table:table-cell>
          <table:table-cell table:formula="of:=[.AJ17]*[.AJ$1]" office:value-type="float" office:value="0.0541541586630592" calcext:value-type="float">
            <text:p>0,054154158663059</text:p>
          </table:table-cell>
          <table:table-cell/>
          <table:table-cell table:formula="of:=SUM([.AL17:.BQ17])+[.B17]" office:value-type="float" office:value="111.604074665862" calcext:value-type="float">
            <text:p>111,604074665862</text:p>
          </table:table-cell>
          <table:table-cell table:formula="of:=IF([.BS17]&lt;0;[$entrada.$C$16]*[.BS17];[.BS17])" office:value-type="float" office:value="111.604074665862" calcext:value-type="float">
            <text:p>111,604074665862</text:p>
          </table:table-cell>
        </table:table-row>
        <table:table-row table:style-name="ro1">
          <table:table-cell/>
          <table:table-cell office:value-type="float" office:value="0.03288841" calcext:value-type="float">
            <text:p>0,032888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0220572" calcext:value-type="float">
            <text:p>0,030220572</text:p>
          </table:table-cell>
          <table:table-cell office:value-type="float" office:value="0.34083334" calcext:value-type="float">
            <text:p>0,34083334</text:p>
          </table:table-cell>
          <table:table-cell office:value-type="float" office:value="0.10948403" calcext:value-type="float">
            <text:p>0,10948403</text:p>
          </table:table-cell>
          <table:table-cell office:value-type="float" office:value="-0.18234335" calcext:value-type="float">
            <text:p>-0,18234335</text:p>
          </table:table-cell>
          <table:table-cell office:value-type="float" office:value="0.8755068" calcext:value-type="float">
            <text:p>0,8755068</text:p>
          </table:table-cell>
          <table:table-cell office:value-type="float" office:value="0.32521573" calcext:value-type="float">
            <text:p>0,32521573</text:p>
          </table:table-cell>
          <table:table-cell office:value-type="float" office:value="0.17913264" calcext:value-type="float">
            <text:p>0,17913264</text:p>
          </table:table-cell>
          <table:table-cell office:value-type="float" office:value="0.48444715" calcext:value-type="float">
            <text:p>0,48444715</text:p>
          </table:table-cell>
          <table:table-cell office:value-type="float" office:value="0.8981371" calcext:value-type="float">
            <text:p>0,8981371</text:p>
          </table:table-cell>
          <table:table-cell office:value-type="float" office:value="0.6518009" calcext:value-type="float">
            <text:p>0,6518009</text:p>
          </table:table-cell>
          <table:table-cell office:value-type="float" office:value="0.5112355" calcext:value-type="float">
            <text:p>0,5112355</text:p>
          </table:table-cell>
          <table:table-cell office:value-type="float" office:value="-0.052845467" calcext:value-type="float">
            <text:p>-0,052845467</text:p>
          </table:table-cell>
          <table:table-cell office:value-type="float" office:value="0.52202964" calcext:value-type="float">
            <text:p>0,52202964</text:p>
          </table:table-cell>
          <table:table-cell office:value-type="float" office:value="-0.051010672" calcext:value-type="float">
            <text:p>-0,051010672</text:p>
          </table:table-cell>
          <table:table-cell office:value-type="float" office:value="0.14881733" calcext:value-type="float">
            <text:p>0,14881733</text:p>
          </table:table-cell>
          <table:table-cell office:value-type="float" office:value="1.1318918" calcext:value-type="float">
            <text:p>1,1318918</text:p>
          </table:table-cell>
          <table:table-cell office:value-type="float" office:value="0.16233298" calcext:value-type="float">
            <text:p>0,16233298</text:p>
          </table:table-cell>
          <table:table-cell office:value-type="float" office:value="0.38139573" calcext:value-type="float">
            <text:p>0,38139573</text:p>
          </table:table-cell>
          <table:table-cell office:value-type="float" office:value="0.10213533" calcext:value-type="float">
            <text:p>0,10213533</text:p>
          </table:table-cell>
          <table:table-cell office:value-type="float" office:value="1.0169749" calcext:value-type="float">
            <text:p>1,0169749</text:p>
          </table:table-cell>
          <table:table-cell office:value-type="float" office:value="0.029493941" calcext:value-type="float">
            <text:p>0,029493941</text:p>
          </table:table-cell>
          <table:table-cell office:value-type="float" office:value="0.34351102" calcext:value-type="float">
            <text:p>0,34351102</text:p>
          </table:table-cell>
          <table:table-cell office:value-type="float" office:value="0.17000651" calcext:value-type="float">
            <text:p>0,17000651</text:p>
          </table:table-cell>
          <table:table-cell office:value-type="float" office:value="-0.33963397" calcext:value-type="float">
            <text:p>-0,33963397</text:p>
          </table:table-cell>
          <table:table-cell office:value-type="float" office:value="-0.094513096" calcext:value-type="float">
            <text:p>-0,094513096</text:p>
          </table:table-cell>
          <table:table-cell office:value-type="float" office:value="0.094759256" calcext:value-type="float">
            <text:p>0,094759256</text:p>
          </table:table-cell>
          <table:table-cell office:value-type="float" office:value="-0.7620412" calcext:value-type="float">
            <text:p>-0,7620412</text:p>
          </table:table-cell>
          <table:table-cell office:value-type="float" office:value="0.10945191" calcext:value-type="float">
            <text:p>0,10945191</text:p>
          </table:table-cell>
          <table:table-cell office:value-type="float" office:value="1.2033046" calcext:value-type="float">
            <text:p>1,2033046</text:p>
          </table:table-cell>
          <table:table-cell office:value-type="float" office:value="0.00915376" calcext:value-type="float">
            <text:p>0,00915376</text:p>
          </table:table-cell>
          <table:table-cell office:value-type="float" office:value="0.85097027" calcext:value-type="float">
            <text:p>0,85097027</text:p>
          </table:table-cell>
          <table:table-cell office:value-type="float" office:value="0.34359404" calcext:value-type="float">
            <text:p>0,34359404</text:p>
          </table:table-cell>
          <table:table-cell/>
          <table:table-cell table:formula="of:=[.E18]*[.E$1]" office:value-type="float" office:value="0.234814223302722" calcext:value-type="float">
            <text:p>0,234814223302722</text:p>
          </table:table-cell>
          <table:table-cell table:formula="of:=[.F18]*[.F$1]" office:value-type="float" office:value="7.20449795397408" calcext:value-type="float">
            <text:p>7,20449795397408</text:p>
          </table:table-cell>
          <table:table-cell table:formula="of:=[.G18]*[.G$1]" office:value-type="float" office:value="0.971933902918517" calcext:value-type="float">
            <text:p>0,971933902918517</text:p>
          </table:table-cell>
          <table:table-cell table:formula="of:=[.H18]*[.H$1]" office:value-type="float" office:value="0.00989647670753785" calcext:value-type="float">
            <text:p>0,009896476707538</text:p>
          </table:table-cell>
          <table:table-cell table:formula="of:=[.I18]*[.I$1]" office:value-type="float" office:value="20.9316845865511" calcext:value-type="float">
            <text:p>20,9316845865511</text:p>
          </table:table-cell>
          <table:table-cell table:formula="of:=[.J18]*[.J$1]" office:value-type="float" office:value="3.09647156222791" calcext:value-type="float">
            <text:p>3,09647156222791</text:p>
          </table:table-cell>
          <table:table-cell table:formula="of:=[.K18]*[.K$1]" office:value-type="float" office:value="0.718535827797096" calcext:value-type="float">
            <text:p>0,718535827797096</text:p>
          </table:table-cell>
          <table:table-cell table:formula="of:=[.L18]*[.L$1]" office:value-type="float" office:value="3.24984307497587" calcext:value-type="float">
            <text:p>3,24984307497587</text:p>
          </table:table-cell>
          <table:table-cell table:formula="of:=[.M18]*[.M$1]" office:value-type="float" office:value="8.56551001618388" calcext:value-type="float">
            <text:p>8,56551001618388</text:p>
          </table:table-cell>
          <table:table-cell table:formula="of:=[.N18]*[.N$1]" office:value-type="float" office:value="5.58836162839423" calcext:value-type="float">
            <text:p>5,58836162839423</text:p>
          </table:table-cell>
          <table:table-cell table:formula="of:=[.O18]*[.O$1]" office:value-type="float" office:value="13.5386809121708" calcext:value-type="float">
            <text:p>13,5386809121708</text:p>
          </table:table-cell>
          <table:table-cell table:formula="of:=[.P18]*[.P$1]" office:value-type="float" office:value="0.00560614029766016" calcext:value-type="float">
            <text:p>0,00560614029766</text:p>
          </table:table-cell>
          <table:table-cell table:formula="of:=[.Q18]*[.Q$1]" office:value-type="float" office:value="7.2693420896883" calcext:value-type="float">
            <text:p>7,2693420896883</text:p>
          </table:table-cell>
          <table:table-cell table:formula="of:=[.R18]*[.R$1]" office:value-type="float" office:value="0.00386290873147768" calcext:value-type="float">
            <text:p>0,003862908731478</text:p>
          </table:table-cell>
          <table:table-cell table:formula="of:=[.S18]*[.S$1]" office:value-type="float" office:value="0.533074114093253" calcext:value-type="float">
            <text:p>0,533074114093253</text:p>
          </table:table-cell>
          <table:table-cell table:formula="of:=[.T18]*[.T$1]" office:value-type="float" office:value="6.6138321409094" calcext:value-type="float">
            <text:p>6,6138321409094</text:p>
          </table:table-cell>
          <table:table-cell table:formula="of:=[.U18]*[.U$1]" office:value-type="float" office:value="1.32661437731102" calcext:value-type="float">
            <text:p>1,32661437731102</text:p>
          </table:table-cell>
          <table:table-cell table:formula="of:=[.V18]*[.V$1]" office:value-type="float" office:value="3.64819944996429" calcext:value-type="float">
            <text:p>3,64819944996429</text:p>
          </table:table-cell>
          <table:table-cell table:formula="of:=[.W18]*[.W$1]" office:value-type="float" office:value="0.952251158373289" calcext:value-type="float">
            <text:p>0,952251158373289</text:p>
          </table:table-cell>
          <table:table-cell table:formula="of:=[.X18]*[.X$1]" office:value-type="float" office:value="7.22919302400197" calcext:value-type="float">
            <text:p>7,22919302400197</text:p>
          </table:table-cell>
          <table:table-cell table:formula="of:=[.Y18]*[.Y$1]" office:value-type="float" office:value="0.281065994351549" calcext:value-type="float">
            <text:p>0,281065994351549</text:p>
          </table:table-cell>
          <table:table-cell table:formula="of:=[.Z18]*[.Z$1]" office:value-type="float" office:value="1.55973595227429" calcext:value-type="float">
            <text:p>1,55973595227429</text:p>
          </table:table-cell>
          <table:table-cell table:formula="of:=[.AA18]*[.AA$1]" office:value-type="float" office:value="1.36361328675823" calcext:value-type="float">
            <text:p>1,36361328675823</text:p>
          </table:table-cell>
          <table:table-cell table:formula="of:=[.AB18]*[.AB$1]" office:value-type="float" office:value="-1.07040081199342" calcext:value-type="float">
            <text:p>-1,07040081199342</text:p>
          </table:table-cell>
          <table:table-cell table:formula="of:=[.AC18]*[.AC$1]" office:value-type="float" office:value="0.00494233646655622" calcext:value-type="float">
            <text:p>0,004942336466556</text:p>
          </table:table-cell>
          <table:table-cell table:formula="of:=[.AD18]*[.AD$1]" office:value-type="float" office:value="0.920023858872121" calcext:value-type="float">
            <text:p>0,920023858872121</text:p>
          </table:table-cell>
          <table:table-cell table:formula="of:=[.AE18]*[.AE$1]" office:value-type="float" office:value="0.073100668923879" calcext:value-type="float">
            <text:p>0,073100668923879</text:p>
          </table:table-cell>
          <table:table-cell table:formula="of:=[.AF18]*[.AF$1]" office:value-type="float" office:value="1.27282898577317" calcext:value-type="float">
            <text:p>1,27282898577317</text:p>
          </table:table-cell>
          <table:table-cell table:formula="of:=[.AG18]*[.AG$1]" office:value-type="float" office:value="6.23105337693932" calcext:value-type="float">
            <text:p>6,23105337693932</text:p>
          </table:table-cell>
          <table:table-cell table:formula="of:=[.AH18]*[.AH$1]" office:value-type="float" office:value="0.078209538381766" calcext:value-type="float">
            <text:p>0,078209538381766</text:p>
          </table:table-cell>
          <table:table-cell table:formula="of:=[.AI18]*[.AI$1]" office:value-type="float" office:value="5.9647713590514" calcext:value-type="float">
            <text:p>5,9647713590514</text:p>
          </table:table-cell>
          <table:table-cell table:formula="of:=[.AJ18]*[.AJ$1]" office:value-type="float" office:value="0.779623325501149" calcext:value-type="float">
            <text:p>0,779623325501149</text:p>
          </table:table-cell>
          <table:table-cell/>
          <table:table-cell table:formula="of:=SUM([.AL18:.BQ18])+[.B18]" office:value-type="float" office:value="109.183661849874" calcext:value-type="float">
            <text:p>109,183661849874</text:p>
          </table:table-cell>
          <table:table-cell table:formula="of:=IF([.BS18]&lt;0;[$entrada.$C$16]*[.BS18];[.BS18])" office:value-type="float" office:value="109.183661849874" calcext:value-type="float">
            <text:p>109,183661849874</text:p>
          </table:table-cell>
        </table:table-row>
        <table:table-row table:style-name="ro1">
          <table:table-cell/>
          <table:table-cell office:value-type="float" office:value="0.24384773" calcext:value-type="float">
            <text:p>0,243847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539835" calcext:value-type="float">
            <text:p>0,3539835</text:p>
          </table:table-cell>
          <table:table-cell office:value-type="float" office:value="0.38925803" calcext:value-type="float">
            <text:p>0,38925803</text:p>
          </table:table-cell>
          <table:table-cell office:value-type="float" office:value="0.27909544" calcext:value-type="float">
            <text:p>0,27909544</text:p>
          </table:table-cell>
          <table:table-cell office:value-type="float" office:value="-0.32128796" calcext:value-type="float">
            <text:p>-0,32128796</text:p>
          </table:table-cell>
          <table:table-cell office:value-type="float" office:value="0.64942473" calcext:value-type="float">
            <text:p>0,64942473</text:p>
          </table:table-cell>
          <table:table-cell office:value-type="float" office:value="0.17388979" calcext:value-type="float">
            <text:p>0,17388979</text:p>
          </table:table-cell>
          <table:table-cell office:value-type="float" office:value="0.3891451" calcext:value-type="float">
            <text:p>0,3891451</text:p>
          </table:table-cell>
          <table:table-cell office:value-type="float" office:value="0.35158727" calcext:value-type="float">
            <text:p>0,35158727</text:p>
          </table:table-cell>
          <table:table-cell office:value-type="float" office:value="0.7195792" calcext:value-type="float">
            <text:p>0,7195792</text:p>
          </table:table-cell>
          <table:table-cell office:value-type="float" office:value="0.6271043" calcext:value-type="float">
            <text:p>0,6271043</text:p>
          </table:table-cell>
          <table:table-cell office:value-type="float" office:value="0.5819704" calcext:value-type="float">
            <text:p>0,5819704</text:p>
          </table:table-cell>
          <table:table-cell office:value-type="float" office:value="-0.25854352" calcext:value-type="float">
            <text:p>-0,25854352</text:p>
          </table:table-cell>
          <table:table-cell office:value-type="float" office:value="0.2346701" calcext:value-type="float">
            <text:p>0,2346701</text:p>
          </table:table-cell>
          <table:table-cell office:value-type="float" office:value="-0.24329276" calcext:value-type="float">
            <text:p>-0,24329276</text:p>
          </table:table-cell>
          <table:table-cell office:value-type="float" office:value="0.29494148" calcext:value-type="float">
            <text:p>0,29494148</text:p>
          </table:table-cell>
          <table:table-cell office:value-type="float" office:value="1.0202302" calcext:value-type="float">
            <text:p>1,0202302</text:p>
          </table:table-cell>
          <table:table-cell office:value-type="float" office:value="0.18579149" calcext:value-type="float">
            <text:p>0,18579149</text:p>
          </table:table-cell>
          <table:table-cell office:value-type="float" office:value="0.16112646" calcext:value-type="float">
            <text:p>0,16112646</text:p>
          </table:table-cell>
          <table:table-cell office:value-type="float" office:value="0.121635966" calcext:value-type="float">
            <text:p>0,121635966</text:p>
          </table:table-cell>
          <table:table-cell office:value-type="float" office:value="1.0140742" calcext:value-type="float">
            <text:p>1,0140742</text:p>
          </table:table-cell>
          <table:table-cell office:value-type="float" office:value="0.28150082" calcext:value-type="float">
            <text:p>0,28150082</text:p>
          </table:table-cell>
          <table:table-cell office:value-type="float" office:value="0.1388099" calcext:value-type="float">
            <text:p>0,1388099</text:p>
          </table:table-cell>
          <table:table-cell office:value-type="float" office:value="0.24326563" calcext:value-type="float">
            <text:p>0,24326563</text:p>
          </table:table-cell>
          <table:table-cell office:value-type="float" office:value="-0.3209365" calcext:value-type="float">
            <text:p>-0,3209365</text:p>
          </table:table-cell>
          <table:table-cell office:value-type="float" office:value="-0.019470004" calcext:value-type="float">
            <text:p>-0,019470004</text:p>
          </table:table-cell>
          <table:table-cell office:value-type="float" office:value="0.22137924" calcext:value-type="float">
            <text:p>0,22137924</text:p>
          </table:table-cell>
          <table:table-cell office:value-type="float" office:value="-0.51877683" calcext:value-type="float">
            <text:p>-0,51877683</text:p>
          </table:table-cell>
          <table:table-cell office:value-type="float" office:value="0.20107672" calcext:value-type="float">
            <text:p>0,20107672</text:p>
          </table:table-cell>
          <table:table-cell office:value-type="float" office:value="1.2420036" calcext:value-type="float">
            <text:p>1,2420036</text:p>
          </table:table-cell>
          <table:table-cell office:value-type="float" office:value="0.06930767" calcext:value-type="float">
            <text:p>0,06930767</text:p>
          </table:table-cell>
          <table:table-cell office:value-type="float" office:value="0.8535272" calcext:value-type="float">
            <text:p>0,8535272</text:p>
          </table:table-cell>
          <table:table-cell office:value-type="float" office:value="0.22557838" calcext:value-type="float">
            <text:p>0,22557838</text:p>
          </table:table-cell>
          <table:table-cell/>
          <table:table-cell table:formula="of:=[.E19]*[.E$1]" office:value-type="float" office:value="2.75045623274368" calcext:value-type="float">
            <text:p>2,75045623274368</text:p>
          </table:table-cell>
          <table:table-cell table:formula="of:=[.F19]*[.F$1]" office:value-type="float" office:value="8.22809376777219" calcext:value-type="float">
            <text:p>8,22809376777219</text:p>
          </table:table-cell>
          <table:table-cell table:formula="of:=[.G19]*[.G$1]" office:value-type="float" office:value="2.47764281499284" calcext:value-type="float">
            <text:p>2,47764281499284</text:p>
          </table:table-cell>
          <table:table-cell table:formula="of:=[.H19]*[.H$1]" office:value-type="float" office:value="0.0174375364528092" calcext:value-type="float">
            <text:p>0,017437536452809</text:p>
          </table:table-cell>
          <table:table-cell table:formula="of:=[.I19]*[.I$1]" office:value-type="float" office:value="15.5264968942173" calcext:value-type="float">
            <text:p>15,5264968942173</text:p>
          </table:table-cell>
          <table:table-cell table:formula="of:=[.J19]*[.J$1]" office:value-type="float" office:value="1.65565420127982" calcext:value-type="float">
            <text:p>1,65565420127982</text:p>
          </table:table-cell>
          <table:table-cell table:formula="of:=[.K19]*[.K$1]" office:value-type="float" office:value="1.56093661412953" calcext:value-type="float">
            <text:p>1,56093661412953</text:p>
          </table:table-cell>
          <table:table-cell table:formula="of:=[.L19]*[.L$1]" office:value-type="float" office:value="2.35857194052885" calcext:value-type="float">
            <text:p>2,35857194052885</text:p>
          </table:table-cell>
          <table:table-cell table:formula="of:=[.M19]*[.M$1]" office:value-type="float" office:value="6.86260799719506" calcext:value-type="float">
            <text:p>6,86260799719506</text:p>
          </table:table-cell>
          <table:table-cell table:formula="of:=[.N19]*[.N$1]" office:value-type="float" office:value="5.37661977318691" calcext:value-type="float">
            <text:p>5,37661977318691</text:p>
          </table:table-cell>
          <table:table-cell table:formula="of:=[.O19]*[.O$1]" office:value-type="float" office:value="15.411902236696" calcext:value-type="float">
            <text:p>15,411902236696</text:p>
          </table:table-cell>
          <table:table-cell table:formula="of:=[.P19]*[.P$1]" office:value-type="float" office:value="0.0274277308623445" calcext:value-type="float">
            <text:p>0,027427730862345</text:p>
          </table:table-cell>
          <table:table-cell table:formula="of:=[.Q19]*[.Q$1]" office:value-type="float" office:value="3.26781681423561" calcext:value-type="float">
            <text:p>3,26781681423561</text:p>
          </table:table-cell>
          <table:table-cell table:formula="of:=[.R19]*[.R$1]" office:value-type="float" office:value="0.0184239432664072" calcext:value-type="float">
            <text:p>0,018423943266407</text:p>
          </table:table-cell>
          <table:table-cell table:formula="of:=[.S19]*[.S$1]" office:value-type="float" office:value="1.05650106852712" calcext:value-type="float">
            <text:p>1,05650106852712</text:p>
          </table:table-cell>
          <table:table-cell table:formula="of:=[.T19]*[.T$1]" office:value-type="float" office:value="5.96137483095684" calcext:value-type="float">
            <text:p>5,96137483095684</text:p>
          </table:table-cell>
          <table:table-cell table:formula="of:=[.U19]*[.U$1]" office:value-type="float" office:value="1.51832155003891" calcext:value-type="float">
            <text:p>1,51832155003891</text:p>
          </table:table-cell>
          <table:table-cell table:formula="of:=[.V19]*[.V$1]" office:value-type="float" office:value="1.54123766080625" calcext:value-type="float">
            <text:p>1,54123766080625</text:p>
          </table:table-cell>
          <table:table-cell table:formula="of:=[.W19]*[.W$1]" office:value-type="float" office:value="1.13406388879689" calcext:value-type="float">
            <text:p>1,13406388879689</text:p>
          </table:table-cell>
          <table:table-cell table:formula="of:=[.X19]*[.X$1]" office:value-type="float" office:value="7.2085733211905" calcext:value-type="float">
            <text:p>7,2085733211905</text:p>
          </table:table-cell>
          <table:table-cell table:formula="of:=[.Y19]*[.Y$1]" office:value-type="float" office:value="2.68259531285006" calcext:value-type="float">
            <text:p>2,68259531285006</text:p>
          </table:table-cell>
          <table:table-cell table:formula="of:=[.Z19]*[.Z$1]" office:value-type="float" office:value="0.630276116211929" calcext:value-type="float">
            <text:p>0,630276116211929</text:p>
          </table:table-cell>
          <table:table-cell table:formula="of:=[.AA19]*[.AA$1]" office:value-type="float" office:value="1.95122084018789" calcext:value-type="float">
            <text:p>1,95122084018789</text:p>
          </table:table-cell>
          <table:table-cell table:formula="of:=[.AB19]*[.AB$1]" office:value-type="float" office:value="-1.01147329343506" calcext:value-type="float">
            <text:p>-1,01147329343506</text:p>
          </table:table-cell>
          <table:table-cell table:formula="of:=[.AC19]*[.AC$1]" office:value-type="float" office:value="0.00101813732536278" calcext:value-type="float">
            <text:p>0,001018137325363</text:p>
          </table:table-cell>
          <table:table-cell table:formula="of:=[.AD19]*[.AD$1]" office:value-type="float" office:value="2.14938562475604" calcext:value-type="float">
            <text:p>2,14938562475604</text:p>
          </table:table-cell>
          <table:table-cell table:formula="of:=[.AE19]*[.AE$1]" office:value-type="float" office:value="0.0497649382936375" calcext:value-type="float">
            <text:p>0,049764938293638</text:p>
          </table:table-cell>
          <table:table-cell table:formula="of:=[.AF19]*[.AF$1]" office:value-type="float" office:value="2.33834455314846" calcext:value-type="float">
            <text:p>2,33834455314846</text:p>
          </table:table-cell>
          <table:table-cell table:formula="of:=[.AG19]*[.AG$1]" office:value-type="float" office:value="6.43144780295096" calcext:value-type="float">
            <text:p>6,43144780295096</text:p>
          </table:table-cell>
          <table:table-cell table:formula="of:=[.AH19]*[.AH$1]" office:value-type="float" office:value="0.592163316169068" calcext:value-type="float">
            <text:p>0,592163316169068</text:p>
          </table:table-cell>
          <table:table-cell table:formula="of:=[.AI19]*[.AI$1]" office:value-type="float" office:value="5.98269384514612" calcext:value-type="float">
            <text:p>5,98269384514612</text:p>
          </table:table-cell>
          <table:table-cell table:formula="of:=[.AJ19]*[.AJ$1]" office:value-type="float" office:value="0.51184289103723" calcext:value-type="float">
            <text:p>0,51184289103723</text:p>
          </table:table-cell>
          <table:table-cell/>
          <table:table-cell table:formula="of:=SUM([.AL19:.BQ19])+[.B19]" office:value-type="float" office:value="106.513288632518" calcext:value-type="float">
            <text:p>106,513288632518</text:p>
          </table:table-cell>
          <table:table-cell table:formula="of:=IF([.BS19]&lt;0;[$entrada.$C$16]*[.BS19];[.BS19])" office:value-type="float" office:value="106.513288632518" calcext:value-type="float">
            <text:p>106,513288632518</text:p>
          </table:table-cell>
        </table:table-row>
        <table:table-row table:style-name="ro1">
          <table:table-cell/>
          <table:table-cell office:value-type="float" office:value="0.10274917" calcext:value-type="float">
            <text:p>0,102749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0.06651924" calcext:value-type="float">
            <text:p>-0,06651924</text:p>
          </table:table-cell>
          <table:table-cell office:value-type="float" office:value="0.14199865" calcext:value-type="float">
            <text:p>0,14199865</text:p>
          </table:table-cell>
          <table:table-cell office:value-type="float" office:value="0.080192655" calcext:value-type="float">
            <text:p>0,080192655</text:p>
          </table:table-cell>
          <table:table-cell office:value-type="float" office:value="-0.093605556" calcext:value-type="float">
            <text:p>-0,093605556</text:p>
          </table:table-cell>
          <table:table-cell office:value-type="float" office:value="0.64658535" calcext:value-type="float">
            <text:p>0,64658535</text:p>
          </table:table-cell>
          <table:table-cell office:value-type="float" office:value="0.15818751" calcext:value-type="float">
            <text:p>0,15818751</text:p>
          </table:table-cell>
          <table:table-cell office:value-type="float" office:value="0.35600302" calcext:value-type="float">
            <text:p>0,35600302</text:p>
          </table:table-cell>
          <table:table-cell office:value-type="float" office:value="0.65230256" calcext:value-type="float">
            <text:p>0,65230256</text:p>
          </table:table-cell>
          <table:table-cell office:value-type="float" office:value="0.7222518" calcext:value-type="float">
            <text:p>0,7222518</text:p>
          </table:table-cell>
          <table:table-cell office:value-type="float" office:value="0.6316707" calcext:value-type="float">
            <text:p>0,6316707</text:p>
          </table:table-cell>
          <table:table-cell office:value-type="float" office:value="0.47245634" calcext:value-type="float">
            <text:p>0,47245634</text:p>
          </table:table-cell>
          <table:table-cell office:value-type="float" office:value="-0.15304309" calcext:value-type="float">
            <text:p>-0,15304309</text:p>
          </table:table-cell>
          <table:table-cell office:value-type="float" office:value="0.22375695" calcext:value-type="float">
            <text:p>0,22375695</text:p>
          </table:table-cell>
          <table:table-cell office:value-type="float" office:value="-0.10090137" calcext:value-type="float">
            <text:p>-0,10090137</text:p>
          </table:table-cell>
          <table:table-cell office:value-type="float" office:value="0.25934866" calcext:value-type="float">
            <text:p>0,25934866</text:p>
          </table:table-cell>
          <table:table-cell office:value-type="float" office:value="0.8059597" calcext:value-type="float">
            <text:p>0,8059597</text:p>
          </table:table-cell>
          <table:table-cell office:value-type="float" office:value="0.21436012" calcext:value-type="float">
            <text:p>0,21436012</text:p>
          </table:table-cell>
          <table:table-cell office:value-type="float" office:value="0.36124715" calcext:value-type="float">
            <text:p>0,36124715</text:p>
          </table:table-cell>
          <table:table-cell office:value-type="float" office:value="0.076110356" calcext:value-type="float">
            <text:p>0,076110356</text:p>
          </table:table-cell>
          <table:table-cell office:value-type="float" office:value="0.58695614" calcext:value-type="float">
            <text:p>0,58695614</text:p>
          </table:table-cell>
          <table:table-cell office:value-type="float" office:value="-0.023782918" calcext:value-type="float">
            <text:p>-0,023782918</text:p>
          </table:table-cell>
          <table:table-cell office:value-type="float" office:value="0.29964238" calcext:value-type="float">
            <text:p>0,29964238</text:p>
          </table:table-cell>
          <table:table-cell office:value-type="float" office:value="-0.009926355" calcext:value-type="float">
            <text:p>-0,009926355</text:p>
          </table:table-cell>
          <table:table-cell office:value-type="float" office:value="-0.3659368" calcext:value-type="float">
            <text:p>-0,3659368</text:p>
          </table:table-cell>
          <table:table-cell office:value-type="float" office:value="-0.102802865" calcext:value-type="float">
            <text:p>-0,102802865</text:p>
          </table:table-cell>
          <table:table-cell office:value-type="float" office:value="0.17823133" calcext:value-type="float">
            <text:p>0,17823133</text:p>
          </table:table-cell>
          <table:table-cell office:value-type="float" office:value="-0.71134263" calcext:value-type="float">
            <text:p>-0,71134263</text:p>
          </table:table-cell>
          <table:table-cell office:value-type="float" office:value="0.2878869" calcext:value-type="float">
            <text:p>0,2878869</text:p>
          </table:table-cell>
          <table:table-cell office:value-type="float" office:value="1.1872412" calcext:value-type="float">
            <text:p>1,1872412</text:p>
          </table:table-cell>
          <table:table-cell office:value-type="float" office:value="0.32693425" calcext:value-type="float">
            <text:p>0,32693425</text:p>
          </table:table-cell>
          <table:table-cell office:value-type="float" office:value="1.3627077" calcext:value-type="float">
            <text:p>1,3627077</text:p>
          </table:table-cell>
          <table:table-cell office:value-type="float" office:value="0.0968386" calcext:value-type="float">
            <text:p>0,0968386</text:p>
          </table:table-cell>
          <table:table-cell/>
          <table:table-cell table:formula="of:=[.E20]*[.E$1]" office:value-type="float" office:value="-0.516855328724002" calcext:value-type="float">
            <text:p>-0,516855328724002</text:p>
          </table:table-cell>
          <table:table-cell table:formula="of:=[.F20]*[.F$1]" office:value-type="float" office:value="3.00155197080216" calcext:value-type="float">
            <text:p>3,00155197080216</text:p>
          </table:table-cell>
          <table:table-cell table:formula="of:=[.G20]*[.G$1]" office:value-type="float" office:value="0.711902550166889" calcext:value-type="float">
            <text:p>0,711902550166889</text:p>
          </table:table-cell>
          <table:table-cell table:formula="of:=[.H20]*[.H$1]" office:value-type="float" office:value="0.00508033446051161" calcext:value-type="float">
            <text:p>0,005080334460512</text:p>
          </table:table-cell>
          <table:table-cell table:formula="of:=[.I20]*[.I$1]" office:value-type="float" office:value="15.4586127766052" calcext:value-type="float">
            <text:p>15,4586127766052</text:p>
          </table:table-cell>
          <table:table-cell table:formula="of:=[.J20]*[.J$1]" office:value-type="float" office:value="1.50614832257543" calcext:value-type="float">
            <text:p>1,50614832257543</text:p>
          </table:table-cell>
          <table:table-cell table:formula="of:=[.K20]*[.K$1]" office:value-type="float" office:value="1.42799729113559" calcext:value-type="float">
            <text:p>1,42799729113559</text:p>
          </table:table-cell>
          <table:table-cell table:formula="of:=[.L20]*[.L$1]" office:value-type="float" office:value="4.37587662019486" calcext:value-type="float">
            <text:p>4,37587662019486</text:p>
          </table:table-cell>
          <table:table-cell table:formula="of:=[.M20]*[.M$1]" office:value-type="float" office:value="6.88809651344637" calcext:value-type="float">
            <text:p>6,88809651344637</text:p>
          </table:table-cell>
          <table:table-cell table:formula="of:=[.N20]*[.N$1]" office:value-type="float" office:value="5.41577083072595" calcext:value-type="float">
            <text:p>5,41577083072595</text:p>
          </table:table-cell>
          <table:table-cell table:formula="of:=[.O20]*[.O$1]" office:value-type="float" office:value="12.5117203953796" calcext:value-type="float">
            <text:p>12,5117203953796</text:p>
          </table:table-cell>
          <table:table-cell table:formula="of:=[.P20]*[.P$1]" office:value-type="float" office:value="0.0162356599881581" calcext:value-type="float">
            <text:p>0,016235659988158</text:p>
          </table:table-cell>
          <table:table-cell table:formula="of:=[.Q20]*[.Q$1]" office:value-type="float" office:value="3.11584954159936" calcext:value-type="float">
            <text:p>3,11584954159936</text:p>
          </table:table-cell>
          <table:table-cell table:formula="of:=[.R20]*[.R$1]" office:value-type="float" office:value="0.00764100467429758" calcext:value-type="float">
            <text:p>0,007641004674298</text:p>
          </table:table-cell>
          <table:table-cell table:formula="of:=[.S20]*[.S$1]" office:value-type="float" office:value="0.929005090810138" calcext:value-type="float">
            <text:p>0,929005090810138</text:p>
          </table:table-cell>
          <table:table-cell table:formula="of:=[.T20]*[.T$1]" office:value-type="float" office:value="4.70935664357468" calcext:value-type="float">
            <text:p>4,70935664357468</text:p>
          </table:table-cell>
          <table:table-cell table:formula="of:=[.U20]*[.U$1]" office:value-type="float" office:value="1.75178954463914" calcext:value-type="float">
            <text:p>1,75178954463914</text:p>
          </table:table-cell>
          <table:table-cell table:formula="of:=[.V20]*[.V$1]" office:value-type="float" office:value="3.45547039535856" calcext:value-type="float">
            <text:p>3,45547039535856</text:p>
          </table:table-cell>
          <table:table-cell table:formula="of:=[.W20]*[.W$1]" office:value-type="float" office:value="0.709609247507238" calcext:value-type="float">
            <text:p>0,709609247507238</text:p>
          </table:table-cell>
          <table:table-cell table:formula="of:=[.X20]*[.X$1]" office:value-type="float" office:value="4.17239327409469" calcext:value-type="float">
            <text:p>4,17239327409469</text:p>
          </table:table-cell>
          <table:table-cell table:formula="of:=[.Y20]*[.Y$1]" office:value-type="float" office:value="-0.226642126131986" calcext:value-type="float">
            <text:p>-0,226642126131986</text:p>
          </table:table-cell>
          <table:table-cell table:formula="of:=[.Z20]*[.Z$1]" office:value-type="float" office:value="1.36054730620006" calcext:value-type="float">
            <text:p>1,36054730620006</text:p>
          </table:table-cell>
          <table:table-cell table:formula="of:=[.AA20]*[.AA$1]" office:value-type="float" office:value="-0.0796187720521935" calcext:value-type="float">
            <text:p>-0,079618772052194</text:p>
          </table:table-cell>
          <table:table-cell table:formula="of:=[.AB20]*[.AB$1]" office:value-type="float" office:value="-1.15329761583705" calcext:value-type="float">
            <text:p>-1,15329761583705</text:p>
          </table:table-cell>
          <table:table-cell table:formula="of:=[.AC20]*[.AC$1]" office:value-type="float" office:value="0.00537583012364716" calcext:value-type="float">
            <text:p>0,005375830123647</text:p>
          </table:table-cell>
          <table:table-cell table:formula="of:=[.AD20]*[.AD$1]" office:value-type="float" office:value="1.73045972415096" calcext:value-type="float">
            <text:p>1,73045972415096</text:p>
          </table:table-cell>
          <table:table-cell table:formula="of:=[.AE20]*[.AE$1]" office:value-type="float" office:value="0.0682372843975777" calcext:value-type="float">
            <text:p>0,068237284397578</text:p>
          </table:table-cell>
          <table:table-cell table:formula="of:=[.AF20]*[.AF$1]" office:value-type="float" office:value="3.34787022852668" calcext:value-type="float">
            <text:p>3,34787022852668</text:p>
          </table:table-cell>
          <table:table-cell table:formula="of:=[.AG20]*[.AG$1]" office:value-type="float" office:value="6.14787252413187" calcext:value-type="float">
            <text:p>6,14787252413187</text:p>
          </table:table-cell>
          <table:table-cell table:formula="of:=[.AH20]*[.AH$1]" office:value-type="float" office:value="2.79331955105758" calcext:value-type="float">
            <text:p>2,79331955105758</text:p>
          </table:table-cell>
          <table:table-cell table:formula="of:=[.AI20]*[.AI$1]" office:value-type="float" office:value="9.55173188332279" calcext:value-type="float">
            <text:p>9,55173188332279</text:p>
          </table:table-cell>
          <table:table-cell table:formula="of:=[.AJ20]*[.AJ$1]" office:value-type="float" office:value="0.219729164594577" calcext:value-type="float">
            <text:p>0,219729164594577</text:p>
          </table:table-cell>
          <table:table-cell/>
          <table:table-cell table:formula="of:=SUM([.AL20:.BQ20])+[.B20]" office:value-type="float" office:value="93.5215868314993" calcext:value-type="float">
            <text:p>93,5215868314993</text:p>
          </table:table-cell>
          <table:table-cell table:formula="of:=IF([.BS20]&lt;0;[$entrada.$C$16]*[.BS20];[.BS20])" office:value-type="float" office:value="93.5215868314993" calcext:value-type="float">
            <text:p>93,5215868314993</text:p>
          </table:table-cell>
        </table:table-row>
        <table:table-row table:style-name="ro1">
          <table:table-cell/>
          <table:table-cell office:value-type="float" office:value="0.13688828" calcext:value-type="float">
            <text:p>0,136888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3690501" calcext:value-type="float">
            <text:p>0,13690501</text:p>
          </table:table-cell>
          <table:table-cell office:value-type="float" office:value="0.45167515" calcext:value-type="float">
            <text:p>0,45167515</text:p>
          </table:table-cell>
          <table:table-cell office:value-type="float" office:value="0.13484445" calcext:value-type="float">
            <text:p>0,13484445</text:p>
          </table:table-cell>
          <table:table-cell office:value-type="float" office:value="-0.21293338" calcext:value-type="float">
            <text:p>-0,21293338</text:p>
          </table:table-cell>
          <table:table-cell office:value-type="float" office:value="0.5584475" calcext:value-type="float">
            <text:p>0,5584475</text:p>
          </table:table-cell>
          <table:table-cell office:value-type="float" office:value="0.33309457" calcext:value-type="float">
            <text:p>0,33309457</text:p>
          </table:table-cell>
          <table:table-cell office:value-type="float" office:value="0.3773223" calcext:value-type="float">
            <text:p>0,3773223</text:p>
          </table:table-cell>
          <table:table-cell office:value-type="float" office:value="0.93268496" calcext:value-type="float">
            <text:p>0,93268496</text:p>
          </table:table-cell>
          <table:table-cell office:value-type="float" office:value="0.41522065" calcext:value-type="float">
            <text:p>0,41522065</text:p>
          </table:table-cell>
          <table:table-cell office:value-type="float" office:value="0.59832245" calcext:value-type="float">
            <text:p>0,59832245</text:p>
          </table:table-cell>
          <table:table-cell office:value-type="float" office:value="0.21379575" calcext:value-type="float">
            <text:p>0,21379575</text:p>
          </table:table-cell>
          <table:table-cell office:value-type="float" office:value="-0.28825358" calcext:value-type="float">
            <text:p>-0,28825358</text:p>
          </table:table-cell>
          <table:table-cell office:value-type="float" office:value="0.3141416" calcext:value-type="float">
            <text:p>0,3141416</text:p>
          </table:table-cell>
          <table:table-cell office:value-type="float" office:value="-0.18613838" calcext:value-type="float">
            <text:p>-0,18613838</text:p>
          </table:table-cell>
          <table:table-cell office:value-type="float" office:value="0.12504384" calcext:value-type="float">
            <text:p>0,12504384</text:p>
          </table:table-cell>
          <table:table-cell office:value-type="float" office:value="0.51454693" calcext:value-type="float">
            <text:p>0,51454693</text:p>
          </table:table-cell>
          <table:table-cell office:value-type="float" office:value="0.21291037" calcext:value-type="float">
            <text:p>0,21291037</text:p>
          </table:table-cell>
          <table:table-cell office:value-type="float" office:value="0.2050577" calcext:value-type="float">
            <text:p>0,2050577</text:p>
          </table:table-cell>
          <table:table-cell office:value-type="float" office:value="0.34492898" calcext:value-type="float">
            <text:p>0,34492898</text:p>
          </table:table-cell>
          <table:table-cell office:value-type="float" office:value="0.24763803" calcext:value-type="float">
            <text:p>0,24763803</text:p>
          </table:table-cell>
          <table:table-cell office:value-type="float" office:value="0.3366503" calcext:value-type="float">
            <text:p>0,3366503</text:p>
          </table:table-cell>
          <table:table-cell office:value-type="float" office:value="0.3344688" calcext:value-type="float">
            <text:p>0,3344688</text:p>
          </table:table-cell>
          <table:table-cell office:value-type="float" office:value="0.32721636" calcext:value-type="float">
            <text:p>0,32721636</text:p>
          </table:table-cell>
          <table:table-cell office:value-type="float" office:value="-0.21680307" calcext:value-type="float">
            <text:p>-0,21680307</text:p>
          </table:table-cell>
          <table:table-cell office:value-type="float" office:value="-0.38562363" calcext:value-type="float">
            <text:p>-0,38562363</text:p>
          </table:table-cell>
          <table:table-cell office:value-type="float" office:value="0.30099568" calcext:value-type="float">
            <text:p>0,30099568</text:p>
          </table:table-cell>
          <table:table-cell office:value-type="float" office:value="0.20681642" calcext:value-type="float">
            <text:p>0,20681642</text:p>
          </table:table-cell>
          <table:table-cell office:value-type="float" office:value="0.087849766" calcext:value-type="float">
            <text:p>0,087849766</text:p>
          </table:table-cell>
          <table:table-cell office:value-type="float" office:value="0.73170143" calcext:value-type="float">
            <text:p>0,73170143</text:p>
          </table:table-cell>
          <table:table-cell office:value-type="float" office:value="0.37893996" calcext:value-type="float">
            <text:p>0,37893996</text:p>
          </table:table-cell>
          <table:table-cell office:value-type="float" office:value="1.4069693" calcext:value-type="float">
            <text:p>1,4069693</text:p>
          </table:table-cell>
          <table:table-cell office:value-type="float" office:value="0.20906466" calcext:value-type="float">
            <text:p>0,20906466</text:p>
          </table:table-cell>
          <table:table-cell/>
          <table:table-cell table:formula="of:=[.E21]*[.E$1]" office:value-type="float" office:value="1.06375364402108" calcext:value-type="float">
            <text:p>1,06375364402108</text:p>
          </table:table-cell>
          <table:table-cell table:formula="of:=[.F21]*[.F$1]" office:value-type="float" office:value="9.54746004025291" calcext:value-type="float">
            <text:p>9,54746004025291</text:p>
          </table:table-cell>
          <table:table-cell table:formula="of:=[.G21]*[.G$1]" office:value-type="float" office:value="1.19706858228913" calcext:value-type="float">
            <text:p>1,19706858228913</text:p>
          </table:table-cell>
          <table:table-cell table:formula="of:=[.H21]*[.H$1]" office:value-type="float" office:value="0.0115567155886261" calcext:value-type="float">
            <text:p>0,011556715588626</text:p>
          </table:table-cell>
          <table:table-cell table:formula="of:=[.I21]*[.I$1]" office:value-type="float" office:value="13.3514062119769" calcext:value-type="float">
            <text:p>13,3514062119769</text:p>
          </table:table-cell>
          <table:table-cell table:formula="of:=[.J21]*[.J$1]" office:value-type="float" office:value="3.17148824116697" calcext:value-type="float">
            <text:p>3,17148824116697</text:p>
          </table:table-cell>
          <table:table-cell table:formula="of:=[.K21]*[.K$1]" office:value-type="float" office:value="1.51351306594267" calcext:value-type="float">
            <text:p>1,51351306594267</text:p>
          </table:table-cell>
          <table:table-cell table:formula="of:=[.L21]*[.L$1]" office:value-type="float" office:value="6.25678107176427" calcext:value-type="float">
            <text:p>6,25678107176427</text:p>
          </table:table-cell>
          <table:table-cell table:formula="of:=[.M21]*[.M$1]" office:value-type="float" office:value="3.95994847167696" calcext:value-type="float">
            <text:p>3,95994847167696</text:p>
          </table:table-cell>
          <table:table-cell table:formula="of:=[.N21]*[.N$1]" office:value-type="float" office:value="5.12985210819259" calcext:value-type="float">
            <text:p>5,12985210819259</text:p>
          </table:table-cell>
          <table:table-cell table:formula="of:=[.O21]*[.O$1]" office:value-type="float" office:value="5.66179860285181" calcext:value-type="float">
            <text:p>5,66179860285181</text:p>
          </table:table-cell>
          <table:table-cell table:formula="of:=[.P21]*[.P$1]" office:value-type="float" office:value="0.0305795388426184" calcext:value-type="float">
            <text:p>0,030579538842618</text:p>
          </table:table-cell>
          <table:table-cell table:formula="of:=[.Q21]*[.Q$1]" office:value-type="float" office:value="4.37446953204042" calcext:value-type="float">
            <text:p>4,37446953204042</text:p>
          </table:table-cell>
          <table:table-cell table:formula="of:=[.R21]*[.R$1]" office:value-type="float" office:value="0.0140957871200974" calcext:value-type="float">
            <text:p>0,014095787120097</text:p>
          </table:table-cell>
          <table:table-cell table:formula="of:=[.S21]*[.S$1]" office:value-type="float" office:value="0.447915805442944" calcext:value-type="float">
            <text:p>0,447915805442944</text:p>
          </table:table-cell>
          <table:table-cell table:formula="of:=[.T21]*[.T$1]" office:value-type="float" office:value="3.00658333565122" calcext:value-type="float">
            <text:p>3,00658333565122</text:p>
          </table:table-cell>
          <table:table-cell table:formula="of:=[.U21]*[.U$1]" office:value-type="float" office:value="1.73994192628391" calcext:value-type="float">
            <text:p>1,73994192628391</text:p>
          </table:table-cell>
          <table:table-cell table:formula="of:=[.V21]*[.V$1]" office:value-type="float" office:value="1.96145716773217" calcext:value-type="float">
            <text:p>1,96145716773217</text:p>
          </table:table-cell>
          <table:table-cell table:formula="of:=[.W21]*[.W$1]" office:value-type="float" office:value="3.21591970928685" calcext:value-type="float">
            <text:p>3,21591970928685</text:p>
          </table:table-cell>
          <table:table-cell table:formula="of:=[.X21]*[.X$1]" office:value-type="float" office:value="1.7603414980582" calcext:value-type="float">
            <text:p>1,7603414980582</text:p>
          </table:table-cell>
          <table:table-cell table:formula="of:=[.Y21]*[.Y$1]" office:value-type="float" office:value="3.20814879633234" calcext:value-type="float">
            <text:p>3,20814879633234</text:p>
          </table:table-cell>
          <table:table-cell table:formula="of:=[.Z21]*[.Z$1]" office:value-type="float" office:value="1.51867911624506" calcext:value-type="float">
            <text:p>1,51867911624506</text:p>
          </table:table-cell>
          <table:table-cell table:formula="of:=[.AA21]*[.AA$1]" office:value-type="float" office:value="2.6245852358281" calcext:value-type="float">
            <text:p>2,6245852358281</text:p>
          </table:table-cell>
          <table:table-cell table:formula="of:=[.AB21]*[.AB$1]" office:value-type="float" office:value="-0.68328318916587" calcext:value-type="float">
            <text:p>-0,68328318916587</text:p>
          </table:table-cell>
          <table:table-cell table:formula="of:=[.AC21]*[.AC$1]" office:value-type="float" office:value="0.0201652660803195" calcext:value-type="float">
            <text:p>0,02016526608032</text:p>
          </table:table-cell>
          <table:table-cell table:formula="of:=[.AD21]*[.AD$1]" office:value-type="float" office:value="2.92238688553483" calcext:value-type="float">
            <text:p>2,92238688553483</text:p>
          </table:table-cell>
          <table:table-cell table:formula="of:=[.AE21]*[.AE$1]" office:value-type="float" office:value="-0.019839371737961" calcext:value-type="float">
            <text:p>-0,019839371737961</text:p>
          </table:table-cell>
          <table:table-cell table:formula="of:=[.AF21]*[.AF$1]" office:value-type="float" office:value="1.02161514182978" calcext:value-type="float">
            <text:p>1,02161514182978</text:p>
          </table:table-cell>
          <table:table-cell table:formula="of:=[.AG21]*[.AG$1]" office:value-type="float" office:value="3.7889580629151" calcext:value-type="float">
            <text:p>3,7889580629151</text:p>
          </table:table-cell>
          <table:table-cell table:formula="of:=[.AH21]*[.AH$1]" office:value-type="float" office:value="3.23765527455438" calcext:value-type="float">
            <text:p>3,23765527455438</text:p>
          </table:table-cell>
          <table:table-cell table:formula="of:=[.AI21]*[.AI$1]" office:value-type="float" office:value="9.8619781202281" calcext:value-type="float">
            <text:p>9,8619781202281</text:p>
          </table:table-cell>
          <table:table-cell table:formula="of:=[.AJ21]*[.AJ$1]" office:value-type="float" office:value="0.474372854296212" calcext:value-type="float">
            <text:p>0,474372854296212</text:p>
          </table:table-cell>
          <table:table-cell/>
          <table:table-cell table:formula="of:=SUM([.AL21:.BQ21])+[.B21]" office:value-type="float" office:value="95.5282415291227" calcext:value-type="float">
            <text:p>95,5282415291227</text:p>
          </table:table-cell>
          <table:table-cell table:formula="of:=IF([.BS21]&lt;0;[$entrada.$C$16]*[.BS21];[.BS21])" office:value-type="float" office:value="95.5282415291227" calcext:value-type="float">
            <text:p>95,5282415291227</text:p>
          </table:table-cell>
        </table:table-row>
        <table:table-row table:style-name="ro1">
          <table:table-cell/>
          <table:table-cell office:value-type="float" office:value="0.2522274" calcext:value-type="float">
            <text:p>0,25222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2201407" calcext:value-type="float">
            <text:p>0,12201407</text:p>
          </table:table-cell>
          <table:table-cell office:value-type="float" office:value="0.46582186" calcext:value-type="float">
            <text:p>0,46582186</text:p>
          </table:table-cell>
          <table:table-cell office:value-type="float" office:value="0.40175912" calcext:value-type="float">
            <text:p>0,40175912</text:p>
          </table:table-cell>
          <table:table-cell office:value-type="float" office:value="-0.19814387" calcext:value-type="float">
            <text:p>-0,19814387</text:p>
          </table:table-cell>
          <table:table-cell office:value-type="float" office:value="0.72253567" calcext:value-type="float">
            <text:p>0,72253567</text:p>
          </table:table-cell>
          <table:table-cell office:value-type="float" office:value="0.35544354" calcext:value-type="float">
            <text:p>0,35544354</text:p>
          </table:table-cell>
          <table:table-cell office:value-type="float" office:value="0.4055145" calcext:value-type="float">
            <text:p>0,4055145</text:p>
          </table:table-cell>
          <table:table-cell office:value-type="float" office:value="0.24309213" calcext:value-type="float">
            <text:p>0,24309213</text:p>
          </table:table-cell>
          <table:table-cell office:value-type="float" office:value="0.74263424" calcext:value-type="float">
            <text:p>0,74263424</text:p>
          </table:table-cell>
          <table:table-cell office:value-type="float" office:value="0.66423756" calcext:value-type="float">
            <text:p>0,66423756</text:p>
          </table:table-cell>
          <table:table-cell office:value-type="float" office:value="0.45801508" calcext:value-type="float">
            <text:p>0,45801508</text:p>
          </table:table-cell>
          <table:table-cell office:value-type="float" office:value="-0.27486125" calcext:value-type="float">
            <text:p>-0,27486125</text:p>
          </table:table-cell>
          <table:table-cell office:value-type="float" office:value="0.378568" calcext:value-type="float">
            <text:p>0,378568</text:p>
          </table:table-cell>
          <table:table-cell office:value-type="float" office:value="-0.25494108" calcext:value-type="float">
            <text:p>-0,25494108</text:p>
          </table:table-cell>
          <table:table-cell office:value-type="float" office:value="0.26227593" calcext:value-type="float">
            <text:p>0,26227593</text:p>
          </table:table-cell>
          <table:table-cell office:value-type="float" office:value="1.1774168" calcext:value-type="float">
            <text:p>1,1774168</text:p>
          </table:table-cell>
          <table:table-cell office:value-type="float" office:value="0.20520337" calcext:value-type="float">
            <text:p>0,20520337</text:p>
          </table:table-cell>
          <table:table-cell office:value-type="float" office:value="0.30135435" calcext:value-type="float">
            <text:p>0,30135435</text:p>
          </table:table-cell>
          <table:table-cell office:value-type="float" office:value="0.16936173" calcext:value-type="float">
            <text:p>0,16936173</text:p>
          </table:table-cell>
          <table:table-cell office:value-type="float" office:value="1.1488718" calcext:value-type="float">
            <text:p>1,1488718</text:p>
          </table:table-cell>
          <table:table-cell office:value-type="float" office:value="0.4261442" calcext:value-type="float">
            <text:p>0,4261442</text:p>
          </table:table-cell>
          <table:table-cell office:value-type="float" office:value="0.13725224" calcext:value-type="float">
            <text:p>0,13725224</text:p>
          </table:table-cell>
          <table:table-cell office:value-type="float" office:value="0.2378346" calcext:value-type="float">
            <text:p>0,2378346</text:p>
          </table:table-cell>
          <table:table-cell office:value-type="float" office:value="-0.49971366" calcext:value-type="float">
            <text:p>-0,49971366</text:p>
          </table:table-cell>
          <table:table-cell office:value-type="float" office:value="-0.16340117" calcext:value-type="float">
            <text:p>-0,16340117</text:p>
          </table:table-cell>
          <table:table-cell office:value-type="float" office:value="0.0756097" calcext:value-type="float">
            <text:p>0,0756097</text:p>
          </table:table-cell>
          <table:table-cell office:value-type="float" office:value="-0.8015466" calcext:value-type="float">
            <text:p>-0,8015466</text:p>
          </table:table-cell>
          <table:table-cell office:value-type="float" office:value="0.031044472" calcext:value-type="float">
            <text:p>0,031044472</text:p>
          </table:table-cell>
          <table:table-cell office:value-type="float" office:value="1.30356" calcext:value-type="float">
            <text:p>1,30356</text:p>
          </table:table-cell>
          <table:table-cell office:value-type="float" office:value="0.14661475" calcext:value-type="float">
            <text:p>0,14661475</text:p>
          </table:table-cell>
          <table:table-cell office:value-type="float" office:value="1.1308383" calcext:value-type="float">
            <text:p>1,1308383</text:p>
          </table:table-cell>
          <table:table-cell office:value-type="float" office:value="0.379547" calcext:value-type="float">
            <text:p>0,379547</text:p>
          </table:table-cell>
          <table:table-cell/>
          <table:table-cell table:formula="of:=[.E22]*[.E$1]" office:value-type="float" office:value="0.948050853539568" calcext:value-type="float">
            <text:p>0,948050853539568</text:p>
          </table:table-cell>
          <table:table-cell table:formula="of:=[.F22]*[.F$1]" office:value-type="float" office:value="9.84649165274266" calcext:value-type="float">
            <text:p>9,84649165274266</text:p>
          </table:table-cell>
          <table:table-cell table:formula="of:=[.G22]*[.G$1]" office:value-type="float" office:value="3.56657778796331" calcext:value-type="float">
            <text:p>3,56657778796331</text:p>
          </table:table-cell>
          <table:table-cell table:formula="of:=[.H22]*[.H$1]" office:value-type="float" office:value="0.0107540318536234" calcext:value-type="float">
            <text:p>0,010754031853624</text:p>
          </table:table-cell>
          <table:table-cell table:formula="of:=[.I22]*[.I$1]" office:value-type="float" office:value="17.2744389272275" calcext:value-type="float">
            <text:p>17,2744389272275</text:p>
          </table:table-cell>
          <table:table-cell table:formula="of:=[.J22]*[.J$1]" office:value-type="float" office:value="3.38427914783709" calcext:value-type="float">
            <text:p>3,38427914783709</text:p>
          </table:table-cell>
          <table:table-cell table:formula="of:=[.K22]*[.K$1]" office:value-type="float" office:value="1.62659745840415" calcext:value-type="float">
            <text:p>1,62659745840415</text:p>
          </table:table-cell>
          <table:table-cell table:formula="of:=[.L22]*[.L$1]" office:value-type="float" office:value="1.63074811207297" calcext:value-type="float">
            <text:p>1,63074811207297</text:p>
          </table:table-cell>
          <table:table-cell table:formula="of:=[.M22]*[.M$1]" office:value-type="float" office:value="7.08248331026644" calcext:value-type="float">
            <text:p>7,08248331026644</text:p>
          </table:table-cell>
          <table:table-cell table:formula="of:=[.N22]*[.N$1]" office:value-type="float" office:value="5.69499013033307" calcext:value-type="float">
            <text:p>5,69499013033307</text:p>
          </table:table-cell>
          <table:table-cell table:formula="of:=[.O22]*[.O$1]" office:value-type="float" office:value="12.1292829255449" calcext:value-type="float">
            <text:p>12,1292829255449</text:p>
          </table:table-cell>
          <table:table-cell table:formula="of:=[.P22]*[.P$1]" office:value-type="float" office:value="0.0291588061827563" calcext:value-type="float">
            <text:p>0,029158806182756</text:p>
          </table:table-cell>
          <table:table-cell table:formula="of:=[.Q22]*[.Q$1]" office:value-type="float" office:value="5.27161694536946" calcext:value-type="float">
            <text:p>5,27161694536946</text:p>
          </table:table-cell>
          <table:table-cell table:formula="of:=[.R22]*[.R$1]" office:value-type="float" office:value="0.0193060409779419" calcext:value-type="float">
            <text:p>0,019306040977942</text:p>
          </table:table-cell>
          <table:table-cell table:formula="of:=[.S22]*[.S$1]" office:value-type="float" office:value="0.939490777268575" calcext:value-type="float">
            <text:p>0,939490777268575</text:p>
          </table:table-cell>
          <table:table-cell table:formula="of:=[.T22]*[.T$1]" office:value-type="float" office:value="6.87984229153944" calcext:value-type="float">
            <text:p>6,87984229153944</text:p>
          </table:table-cell>
          <table:table-cell table:formula="of:=[.U22]*[.U$1]" office:value-type="float" office:value="1.67695893289627" calcext:value-type="float">
            <text:p>1,67695893289627</text:p>
          </table:table-cell>
          <table:table-cell table:formula="of:=[.V22]*[.V$1]" office:value-type="float" office:value="2.88257231908272" calcext:value-type="float">
            <text:p>2,88257231908272</text:p>
          </table:table-cell>
          <table:table-cell table:formula="of:=[.W22]*[.W$1]" office:value-type="float" office:value="1.57903150238614" calcext:value-type="float">
            <text:p>1,57903150238614</text:p>
          </table:table-cell>
          <table:table-cell table:formula="of:=[.X22]*[.X$1]" office:value-type="float" office:value="8.1667856325978" calcext:value-type="float">
            <text:p>8,1667856325978</text:p>
          </table:table-cell>
          <table:table-cell table:formula="of:=[.Y22]*[.Y$1]" office:value-type="float" office:value="4.06099148669705" calcext:value-type="float">
            <text:p>4,06099148669705</text:p>
          </table:table-cell>
          <table:table-cell table:formula="of:=[.Z22]*[.Z$1]" office:value-type="float" office:value="0.623203451400712" calcext:value-type="float">
            <text:p>0,623203451400712</text:p>
          </table:table-cell>
          <table:table-cell table:formula="of:=[.AA22]*[.AA$1]" office:value-type="float" office:value="1.90765883383423" calcext:value-type="float">
            <text:p>1,90765883383423</text:p>
          </table:table-cell>
          <table:table-cell table:formula="of:=[.AB22]*[.AB$1]" office:value-type="float" office:value="-1.57491286112576" calcext:value-type="float">
            <text:p>-1,57491286112576</text:p>
          </table:table-cell>
          <table:table-cell table:formula="of:=[.AC22]*[.AC$1]" office:value-type="float" office:value="0.00854467365209316" calcext:value-type="float">
            <text:p>0,008544673652093</text:p>
          </table:table-cell>
          <table:table-cell table:formula="of:=[.AD22]*[.AD$1]" office:value-type="float" office:value="0.73409955817048" calcext:value-type="float">
            <text:p>0,73409955817048</text:p>
          </table:table-cell>
          <table:table-cell table:formula="of:=[.AE22]*[.AE$1]" office:value-type="float" office:value="0.0768903211974115" calcext:value-type="float">
            <text:p>0,076890321197412</text:p>
          </table:table-cell>
          <table:table-cell table:formula="of:=[.AF22]*[.AF$1]" office:value-type="float" office:value="0.361019773977663" calcext:value-type="float">
            <text:p>0,361019773977663</text:p>
          </table:table-cell>
          <table:table-cell table:formula="of:=[.AG22]*[.AG$1]" office:value-type="float" office:value="6.75020434563536" calcext:value-type="float">
            <text:p>6,75020434563536</text:p>
          </table:table-cell>
          <table:table-cell table:formula="of:=[.AH22]*[.AH$1]" office:value-type="float" office:value="1.25267342790919" calcext:value-type="float">
            <text:p>1,25267342790919</text:p>
          </table:table-cell>
          <table:table-cell table:formula="of:=[.AI22]*[.AI$1]" office:value-type="float" office:value="7.92647186553107" calcext:value-type="float">
            <text:p>7,92647186553107</text:p>
          </table:table-cell>
          <table:table-cell table:formula="of:=[.AJ22]*[.AJ$1]" office:value-type="float" office:value="0.86120147579971" calcext:value-type="float">
            <text:p>0,86120147579971</text:p>
          </table:table-cell>
          <table:table-cell/>
          <table:table-cell table:formula="of:=SUM([.AL22:.BQ22])+[.B22]" office:value-type="float" office:value="113.879731338766" calcext:value-type="float">
            <text:p>113,879731338766</text:p>
          </table:table-cell>
          <table:table-cell table:formula="of:=IF([.BS22]&lt;0;[$entrada.$C$16]*[.BS22];[.BS22])" office:value-type="float" office:value="113.879731338766" calcext:value-type="float">
            <text:p>113,879731338766</text:p>
          </table:table-cell>
        </table:table-row>
        <table:table-row table:style-name="ro1">
          <table:table-cell/>
          <table:table-cell office:value-type="float" office:value="0.049370848" calcext:value-type="float">
            <text:p>0,0493708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085708" calcext:value-type="float">
            <text:p>0,26085708</text:p>
          </table:table-cell>
          <table:table-cell office:value-type="float" office:value="0.35964802" calcext:value-type="float">
            <text:p>0,35964802</text:p>
          </table:table-cell>
          <table:table-cell office:value-type="float" office:value="0.14278182" calcext:value-type="float">
            <text:p>0,14278182</text:p>
          </table:table-cell>
          <table:table-cell office:value-type="float" office:value="-0.45799848" calcext:value-type="float">
            <text:p>-0,45799848</text:p>
          </table:table-cell>
          <table:table-cell office:value-type="float" office:value="0.678457" calcext:value-type="float">
            <text:p>0,678457</text:p>
          </table:table-cell>
          <table:table-cell office:value-type="float" office:value="0.23171245" calcext:value-type="float">
            <text:p>0,23171245</text:p>
          </table:table-cell>
          <table:table-cell office:value-type="float" office:value="0.20760623" calcext:value-type="float">
            <text:p>0,20760623</text:p>
          </table:table-cell>
          <table:table-cell office:value-type="float" office:value="0.22582929" calcext:value-type="float">
            <text:p>0,22582929</text:p>
          </table:table-cell>
          <table:table-cell office:value-type="float" office:value="1.0819811" calcext:value-type="float">
            <text:p>1,0819811</text:p>
          </table:table-cell>
          <table:table-cell office:value-type="float" office:value="0.8224617" calcext:value-type="float">
            <text:p>0,8224617</text:p>
          </table:table-cell>
          <table:table-cell office:value-type="float" office:value="0.7421602" calcext:value-type="float">
            <text:p>0,7421602</text:p>
          </table:table-cell>
          <table:table-cell office:value-type="float" office:value="-0.2621328" calcext:value-type="float">
            <text:p>-0,2621328</text:p>
          </table:table-cell>
          <table:table-cell office:value-type="float" office:value="0.46632746" calcext:value-type="float">
            <text:p>0,46632746</text:p>
          </table:table-cell>
          <table:table-cell office:value-type="float" office:value="-0.3488174" calcext:value-type="float">
            <text:p>-0,3488174</text:p>
          </table:table-cell>
          <table:table-cell office:value-type="float" office:value="0.2693861" calcext:value-type="float">
            <text:p>0,2693861</text:p>
          </table:table-cell>
          <table:table-cell office:value-type="float" office:value="1.0854163" calcext:value-type="float">
            <text:p>1,0854163</text:p>
          </table:table-cell>
          <table:table-cell office:value-type="float" office:value="0.26178122" calcext:value-type="float">
            <text:p>0,26178122</text:p>
          </table:table-cell>
          <table:table-cell office:value-type="float" office:value="0.23235643" calcext:value-type="float">
            <text:p>0,23235643</text:p>
          </table:table-cell>
          <table:table-cell office:value-type="float" office:value="0.27039212" calcext:value-type="float">
            <text:p>0,27039212</text:p>
          </table:table-cell>
          <table:table-cell office:value-type="float" office:value="0.92723984" calcext:value-type="float">
            <text:p>0,92723984</text:p>
          </table:table-cell>
          <table:table-cell office:value-type="float" office:value="0.26075375" calcext:value-type="float">
            <text:p>0,26075375</text:p>
          </table:table-cell>
          <table:table-cell office:value-type="float" office:value="0.13339533" calcext:value-type="float">
            <text:p>0,13339533</text:p>
          </table:table-cell>
          <table:table-cell office:value-type="float" office:value="0.22482142" calcext:value-type="float">
            <text:p>0,22482142</text:p>
          </table:table-cell>
          <table:table-cell office:value-type="float" office:value="-0.4105881" calcext:value-type="float">
            <text:p>-0,4105881</text:p>
          </table:table-cell>
          <table:table-cell office:value-type="float" office:value="-0.20664412" calcext:value-type="float">
            <text:p>-0,20664412</text:p>
          </table:table-cell>
          <table:table-cell office:value-type="float" office:value="0.18319102" calcext:value-type="float">
            <text:p>0,18319102</text:p>
          </table:table-cell>
          <table:table-cell office:value-type="float" office:value="-0.77051085" calcext:value-type="float">
            <text:p>-0,77051085</text:p>
          </table:table-cell>
          <table:table-cell office:value-type="float" office:value="0.2700288" calcext:value-type="float">
            <text:p>0,2700288</text:p>
          </table:table-cell>
          <table:table-cell office:value-type="float" office:value="1.3332831" calcext:value-type="float">
            <text:p>1,3332831</text:p>
          </table:table-cell>
          <table:table-cell office:value-type="float" office:value="0.31442824" calcext:value-type="float">
            <text:p>0,31442824</text:p>
          </table:table-cell>
          <table:table-cell office:value-type="float" office:value="0.9510028" calcext:value-type="float">
            <text:p>0,9510028</text:p>
          </table:table-cell>
          <table:table-cell office:value-type="float" office:value="0.25639698" calcext:value-type="float">
            <text:p>0,25639698</text:p>
          </table:table-cell>
          <table:table-cell/>
          <table:table-cell table:formula="of:=[.E23]*[.E$1]" office:value-type="float" office:value="2.02686278185655" calcext:value-type="float">
            <text:p>2,02686278185655</text:p>
          </table:table-cell>
          <table:table-cell table:formula="of:=[.F23]*[.F$1]" office:value-type="float" office:value="7.60220060702051" calcext:value-type="float">
            <text:p>7,60220060702051</text:p>
          </table:table-cell>
          <table:table-cell table:formula="of:=[.G23]*[.G$1]" office:value-type="float" office:value="1.26753181791362" calcext:value-type="float">
            <text:p>1,26753181791362</text:p>
          </table:table-cell>
          <table:table-cell table:formula="of:=[.H23]*[.H$1]" office:value-type="float" office:value="0.0248573435192879" calcext:value-type="float">
            <text:p>0,024857343519288</text:p>
          </table:table-cell>
          <table:table-cell table:formula="of:=[.I23]*[.I$1]" office:value-type="float" office:value="16.2206026606963" calcext:value-type="float">
            <text:p>16,2206026606963</text:p>
          </table:table-cell>
          <table:table-cell table:formula="of:=[.J23]*[.J$1]" office:value-type="float" office:value="2.20620021066987" calcext:value-type="float">
            <text:p>2,20620021066987</text:p>
          </table:table-cell>
          <table:table-cell table:formula="of:=[.K23]*[.K$1]" office:value-type="float" office:value="0.832748930227815" calcext:value-type="float">
            <text:p>0,832748930227815</text:p>
          </table:table-cell>
          <table:table-cell table:formula="of:=[.L23]*[.L$1]" office:value-type="float" office:value="1.5149428667982" calcext:value-type="float">
            <text:p>1,5149428667982</text:p>
          </table:table-cell>
          <table:table-cell table:formula="of:=[.M23]*[.M$1]" office:value-type="float" office:value="10.3188254325221" calcext:value-type="float">
            <text:p>10,3188254325221</text:p>
          </table:table-cell>
          <table:table-cell table:formula="of:=[.N23]*[.N$1]" office:value-type="float" office:value="7.05156038462648" calcext:value-type="float">
            <text:p>7,05156038462648</text:p>
          </table:table-cell>
          <table:table-cell table:formula="of:=[.O23]*[.O$1]" office:value-type="float" office:value="19.6540931400751" calcext:value-type="float">
            <text:p>19,6540931400751</text:p>
          </table:table-cell>
          <table:table-cell table:formula="of:=[.P23]*[.P$1]" office:value-type="float" office:value="0.0278085015961443" calcext:value-type="float">
            <text:p>0,027808501596144</text:p>
          </table:table-cell>
          <table:table-cell table:formula="of:=[.Q23]*[.Q$1]" office:value-type="float" office:value="6.4936807660106" calcext:value-type="float">
            <text:p>6,4936807660106</text:p>
          </table:table-cell>
          <table:table-cell table:formula="of:=[.R23]*[.R$1]" office:value-type="float" office:value="0.0264150564444896" calcext:value-type="float">
            <text:p>0,02641505644449</text:p>
          </table:table-cell>
          <table:table-cell table:formula="of:=[.S23]*[.S$1]" office:value-type="float" office:value="0.964959904915216" calcext:value-type="float">
            <text:p>0,964959904915216</text:p>
          </table:table-cell>
          <table:table-cell table:formula="of:=[.T23]*[.T$1]" office:value-type="float" office:value="6.34226806061053" calcext:value-type="float">
            <text:p>6,34226806061053</text:p>
          </table:table-cell>
          <table:table-cell table:formula="of:=[.U23]*[.U$1]" office:value-type="float" office:value="2.13932332272849" calcext:value-type="float">
            <text:p>2,13932332272849</text:p>
          </table:table-cell>
          <table:table-cell table:formula="of:=[.V23]*[.V$1]" office:value-type="float" office:value="2.2225802059233" calcext:value-type="float">
            <text:p>2,2225802059233</text:p>
          </table:table-cell>
          <table:table-cell table:formula="of:=[.W23]*[.W$1]" office:value-type="float" office:value="2.52098083479056" calcext:value-type="float">
            <text:p>2,52098083479056</text:p>
          </table:table-cell>
          <table:table-cell table:formula="of:=[.X23]*[.X$1]" office:value-type="float" office:value="6.59130897223196" calcext:value-type="float">
            <text:p>6,59130897223196</text:p>
          </table:table-cell>
          <table:table-cell table:formula="of:=[.Y23]*[.Y$1]" office:value-type="float" office:value="2.48488365880454" calcext:value-type="float">
            <text:p>2,48488365880454</text:p>
          </table:table-cell>
          <table:table-cell table:formula="of:=[.Z23]*[.Z$1]" office:value-type="float" office:value="0.605690880212497" calcext:value-type="float">
            <text:p>0,605690880212497</text:p>
          </table:table-cell>
          <table:table-cell table:formula="of:=[.AA23]*[.AA$1]" office:value-type="float" office:value="1.80328080059906" calcext:value-type="float">
            <text:p>1,80328080059906</text:p>
          </table:table-cell>
          <table:table-cell table:formula="of:=[.AB23]*[.AB$1]" office:value-type="float" office:value="-1.29402201916031" calcext:value-type="float">
            <text:p>-1,29402201916031</text:p>
          </table:table-cell>
          <table:table-cell table:formula="of:=[.AC23]*[.AC$1]" office:value-type="float" office:value="0.0108059603705651" calcext:value-type="float">
            <text:p>0,010805960370565</text:p>
          </table:table-cell>
          <table:table-cell table:formula="of:=[.AD23]*[.AD$1]" office:value-type="float" office:value="1.77861368108589" calcext:value-type="float">
            <text:p>1,77861368108589</text:p>
          </table:table-cell>
          <table:table-cell table:formula="of:=[.AE23]*[.AE$1]" office:value-type="float" office:value="0.0739131408486924" calcext:value-type="float">
            <text:p>0,073913140848693</text:p>
          </table:table-cell>
          <table:table-cell table:formula="of:=[.AF23]*[.AF$1]" office:value-type="float" office:value="3.14019630752488" calcext:value-type="float">
            <text:p>3,14019630752488</text:p>
          </table:table-cell>
          <table:table-cell table:formula="of:=[.AG23]*[.AG$1]" office:value-type="float" office:value="6.90411900916121" calcext:value-type="float">
            <text:p>6,90411900916121</text:p>
          </table:table-cell>
          <table:table-cell table:formula="of:=[.AH23]*[.AH$1]" office:value-type="float" office:value="2.68646845717947" calcext:value-type="float">
            <text:p>2,68646845717947</text:p>
          </table:table-cell>
          <table:table-cell table:formula="of:=[.AI23]*[.AI$1]" office:value-type="float" office:value="6.66593706477864" calcext:value-type="float">
            <text:p>6,66593706477864</text:p>
          </table:table-cell>
          <table:table-cell table:formula="of:=[.AJ23]*[.AJ$1]" office:value-type="float" office:value="0.58177105224541" calcext:value-type="float">
            <text:p>0,58177105224541</text:p>
          </table:table-cell>
          <table:table-cell/>
          <table:table-cell table:formula="of:=SUM([.AL23:.BQ23])+[.B23]" office:value-type="float" office:value="121.540780642828" calcext:value-type="float">
            <text:p>121,540780642828</text:p>
          </table:table-cell>
          <table:table-cell table:formula="of:=IF([.BS23]&lt;0;[$entrada.$C$16]*[.BS23];[.BS23])" office:value-type="float" office:value="121.540780642828" calcext:value-type="float">
            <text:p>121,540780642828</text:p>
          </table:table-cell>
        </table:table-row>
        <table:table-row table:style-name="ro1">
          <table:table-cell/>
          <table:table-cell office:value-type="float" office:value="-0.09756066" calcext:value-type="float">
            <text:p>-0,097560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0.16193134" calcext:value-type="float">
            <text:p>-0,16193134</text:p>
          </table:table-cell>
          <table:table-cell office:value-type="float" office:value="-0.4949278" calcext:value-type="float">
            <text:p>-0,4949278</text:p>
          </table:table-cell>
          <table:table-cell office:value-type="float" office:value="-0.33043462" calcext:value-type="float">
            <text:p>-0,33043462</text:p>
          </table:table-cell>
          <table:table-cell office:value-type="float" office:value="0.11708185" calcext:value-type="float">
            <text:p>0,11708185</text:p>
          </table:table-cell>
          <table:table-cell office:value-type="float" office:value="-0.57189053" calcext:value-type="float">
            <text:p>-0,57189053</text:p>
          </table:table-cell>
          <table:table-cell office:value-type="float" office:value="-0.43000054" calcext:value-type="float">
            <text:p>-0,43000054</text:p>
          </table:table-cell>
          <table:table-cell office:value-type="float" office:value="-0.3903738" calcext:value-type="float">
            <text:p>-0,3903738</text:p>
          </table:table-cell>
          <table:table-cell office:value-type="float" office:value="-0.6910286" calcext:value-type="float">
            <text:p>-0,6910286</text:p>
          </table:table-cell>
          <table:table-cell office:value-type="float" office:value="-0.5923352" calcext:value-type="float">
            <text:p>-0,5923352</text:p>
          </table:table-cell>
          <table:table-cell office:value-type="float" office:value="-0.70875365" calcext:value-type="float">
            <text:p>-0,70875365</text:p>
          </table:table-cell>
          <table:table-cell office:value-type="float" office:value="-0.310557" calcext:value-type="float">
            <text:p>-0,310557</text:p>
          </table:table-cell>
          <table:table-cell office:value-type="float" office:value="0.1679312" calcext:value-type="float">
            <text:p>0,1679312</text:p>
          </table:table-cell>
          <table:table-cell office:value-type="float" office:value="-0.45258835" calcext:value-type="float">
            <text:p>-0,45258835</text:p>
          </table:table-cell>
          <table:table-cell office:value-type="float" office:value="0.12636973" calcext:value-type="float">
            <text:p>0,12636973</text:p>
          </table:table-cell>
          <table:table-cell office:value-type="float" office:value="-0.4828815" calcext:value-type="float">
            <text:p>-0,4828815</text:p>
          </table:table-cell>
          <table:table-cell office:value-type="float" office:value="-0.8363258" calcext:value-type="float">
            <text:p>-0,8363258</text:p>
          </table:table-cell>
          <table:table-cell office:value-type="float" office:value="-0.3089157" calcext:value-type="float">
            <text:p>-0,3089157</text:p>
          </table:table-cell>
          <table:table-cell office:value-type="float" office:value="-0.18758896" calcext:value-type="float">
            <text:p>-0,18758896</text:p>
          </table:table-cell>
          <table:table-cell office:value-type="float" office:value="-0.2823569" calcext:value-type="float">
            <text:p>-0,2823569</text:p>
          </table:table-cell>
          <table:table-cell office:value-type="float" office:value="-0.64410406" calcext:value-type="float">
            <text:p>-0,64410406</text:p>
          </table:table-cell>
          <table:table-cell office:value-type="float" office:value="-0.19696732" calcext:value-type="float">
            <text:p>-0,19696732</text:p>
          </table:table-cell>
          <table:table-cell office:value-type="float" office:value="-0.18407908" calcext:value-type="float">
            <text:p>-0,18407908</text:p>
          </table:table-cell>
          <table:table-cell office:value-type="float" office:value="-0.36611214" calcext:value-type="float">
            <text:p>-0,36611214</text:p>
          </table:table-cell>
          <table:table-cell office:value-type="float" office:value="0.4860864" calcext:value-type="float">
            <text:p>0,4860864</text:p>
          </table:table-cell>
          <table:table-cell office:value-type="float" office:value="0.07771609" calcext:value-type="float">
            <text:p>0,07771609</text:p>
          </table:table-cell>
          <table:table-cell office:value-type="float" office:value="-0.29685342" calcext:value-type="float">
            <text:p>-0,29685342</text:p>
          </table:table-cell>
          <table:table-cell office:value-type="float" office:value="-0.054060336" calcext:value-type="float">
            <text:p>-0,054060336</text:p>
          </table:table-cell>
          <table:table-cell office:value-type="float" office:value="-0.18707877" calcext:value-type="float">
            <text:p>-0,18707877</text:p>
          </table:table-cell>
          <table:table-cell office:value-type="float" office:value="-0.8610728" calcext:value-type="float">
            <text:p>-0,8610728</text:p>
          </table:table-cell>
          <table:table-cell office:value-type="float" office:value="-0.088648975" calcext:value-type="float">
            <text:p>-0,088648975</text:p>
          </table:table-cell>
          <table:table-cell office:value-type="float" office:value="-1.3106294" calcext:value-type="float">
            <text:p>-1,3106294</text:p>
          </table:table-cell>
          <table:table-cell office:value-type="float" office:value="-0.056053214" calcext:value-type="float">
            <text:p>-0,056053214</text:p>
          </table:table-cell>
          <table:table-cell/>
          <table:table-cell table:formula="of:=[.E24]*[.E$1]" office:value-type="float" office:value="-1.25820854186575" calcext:value-type="float">
            <text:p>-1,25820854186575</text:p>
          </table:table-cell>
          <table:table-cell table:formula="of:=[.F24]*[.F$1]" office:value-type="float" office:value="-10.4617298368314" calcext:value-type="float">
            <text:p>-10,4617298368314</text:p>
          </table:table-cell>
          <table:table-cell table:formula="of:=[.G24]*[.G$1]" office:value-type="float" office:value="-2.93340142736797" calcext:value-type="float">
            <text:p>-2,93340142736797</text:p>
          </table:table-cell>
          <table:table-cell table:formula="of:=[.H24]*[.H$1]" office:value-type="float" office:value="-0.00635448345881789" calcext:value-type="float">
            <text:p>-0,006354483458818</text:p>
          </table:table-cell>
          <table:table-cell table:formula="of:=[.I24]*[.I$1]" office:value-type="float" office:value="-13.6728032175142" calcext:value-type="float">
            <text:p>-13,6728032175142</text:p>
          </table:table-cell>
          <table:table-cell table:formula="of:=[.J24]*[.J$1]" office:value-type="float" office:value="-4.09415757304434" calcext:value-type="float">
            <text:p>-4,09415757304434</text:p>
          </table:table-cell>
          <table:table-cell table:formula="of:=[.K24]*[.K$1]" office:value-type="float" office:value="-1.56586516858847" calcext:value-type="float">
            <text:p>-1,56586516858847</text:p>
          </table:table-cell>
          <table:table-cell table:formula="of:=[.L24]*[.L$1]" office:value-type="float" office:value="-4.63566461340575" calcext:value-type="float">
            <text:p>-4,63566461340575</text:p>
          </table:table-cell>
          <table:table-cell table:formula="of:=[.M24]*[.M$1]" office:value-type="float" office:value="-5.64908529949189" calcext:value-type="float">
            <text:p>-5,64908529949189</text:p>
          </table:table-cell>
          <table:table-cell table:formula="of:=[.N24]*[.N$1]" office:value-type="float" office:value="-6.0766588411344" calcext:value-type="float">
            <text:p>-6,0766588411344</text:p>
          </table:table-cell>
          <table:table-cell table:formula="of:=[.O24]*[.O$1]" office:value-type="float" office:value="-8.22425697753977" calcext:value-type="float">
            <text:p>-8,22425697753977</text:p>
          </table:table-cell>
          <table:table-cell table:formula="of:=[.P24]*[.P$1]" office:value-type="float" office:value="-0.0178150732882052" calcext:value-type="float">
            <text:p>-0,017815073288205</text:p>
          </table:table-cell>
          <table:table-cell table:formula="of:=[.Q24]*[.Q$1]" office:value-type="float" office:value="-6.30236157080579" calcext:value-type="float">
            <text:p>-6,30236157080579</text:p>
          </table:table-cell>
          <table:table-cell table:formula="of:=[.R24]*[.R$1]" office:value-type="float" office:value="-0.00956965894139716" calcext:value-type="float">
            <text:p>-0,009569658941397</text:p>
          </table:table-cell>
          <table:table-cell table:formula="of:=[.S24]*[.S$1]" office:value-type="float" office:value="-1.7297154022621" calcext:value-type="float">
            <text:p>-1,7297154022621</text:p>
          </table:table-cell>
          <table:table-cell table:formula="of:=[.T24]*[.T$1]" office:value-type="float" office:value="-4.88679081897384" calcext:value-type="float">
            <text:p>-4,88679081897384</text:p>
          </table:table-cell>
          <table:table-cell table:formula="of:=[.U24]*[.U$1]" office:value-type="float" office:value="-2.52451479050712" calcext:value-type="float">
            <text:p>-2,52451479050712</text:p>
          </table:table-cell>
          <table:table-cell table:formula="of:=[.V24]*[.V$1]" office:value-type="float" office:value="-1.79436183171577" calcext:value-type="float">
            <text:p>-1,79436183171577</text:p>
          </table:table-cell>
          <table:table-cell table:formula="of:=[.W24]*[.W$1]" office:value-type="float" office:value="-2.63253357187656" calcext:value-type="float">
            <text:p>-2,63253357187656</text:p>
          </table:table-cell>
          <table:table-cell table:formula="of:=[.X24]*[.X$1]" office:value-type="float" office:value="-4.57863077769505" calcext:value-type="float">
            <text:p>-4,57863077769505</text:p>
          </table:table-cell>
          <table:table-cell table:formula="of:=[.Y24]*[.Y$1]" office:value-type="float" office:value="-1.87702334016874" calcext:value-type="float">
            <text:p>-1,87702334016874</text:p>
          </table:table-cell>
          <table:table-cell table:formula="of:=[.Z24]*[.Z$1]" office:value-type="float" office:value="-0.835824012684002" calcext:value-type="float">
            <text:p>-0,835824012684002</text:p>
          </table:table-cell>
          <table:table-cell table:formula="of:=[.AA24]*[.AA$1]" office:value-type="float" office:value="-2.93656624412493" calcext:value-type="float">
            <text:p>-2,93656624412493</text:p>
          </table:table-cell>
          <table:table-cell table:formula="of:=[.AB24]*[.AB$1]" office:value-type="float" office:value="1.53196477154201" calcext:value-type="float">
            <text:p>1,53196477154201</text:p>
          </table:table-cell>
          <table:table-cell table:formula="of:=[.AC24]*[.AC$1]" office:value-type="float" office:value="-0.00406397718306852" calcext:value-type="float">
            <text:p>-0,004063977183069</text:p>
          </table:table-cell>
          <table:table-cell table:formula="of:=[.AD24]*[.AD$1]" office:value-type="float" office:value="-2.88216941031899" calcext:value-type="float">
            <text:p>-2,88216941031899</text:p>
          </table:table-cell>
          <table:table-cell table:formula="of:=[.AE24]*[.AE$1]" office:value-type="float" office:value="0.00518587016535282" calcext:value-type="float">
            <text:p>0,005185870165353</text:p>
          </table:table-cell>
          <table:table-cell table:formula="of:=[.AF24]*[.AF$1]" office:value-type="float" office:value="-2.17556076526021" calcext:value-type="float">
            <text:p>-2,17556076526021</text:p>
          </table:table-cell>
          <table:table-cell table:formula="of:=[.AG24]*[.AG$1]" office:value-type="float" office:value="-4.45887980336034" calcext:value-type="float">
            <text:p>-4,45887980336034</text:p>
          </table:table-cell>
          <table:table-cell table:formula="of:=[.AH24]*[.AH$1]" office:value-type="float" office:value="-0.757415030847074" calcext:value-type="float">
            <text:p>-0,757415030847074</text:p>
          </table:table-cell>
          <table:table-cell table:formula="of:=[.AI24]*[.AI$1]" office:value-type="float" office:value="-9.18669544994882" calcext:value-type="float">
            <text:p>-9,18669544994882</text:p>
          </table:table-cell>
          <table:table-cell table:formula="of:=[.AJ24]*[.AJ$1]" office:value-type="float" office:value="-0.127186120875984" calcext:value-type="float">
            <text:p>-0,127186120875984</text:p>
          </table:table-cell>
          <table:table-cell/>
          <table:table-cell table:formula="of:=SUM([.AL24:.BQ24])+[.B24]" office:value-type="float" office:value="-106.856273649373" calcext:value-type="float">
            <text:p>-106,856273649373</text:p>
          </table:table-cell>
          <table:table-cell table:formula="of:=IF([.BS24]&lt;0;[$entrada.$C$16]*[.BS24];[.BS24])" office:value-type="float" office:value="-1.06856273649373" calcext:value-type="float">
            <text:p>-1,06856273649373</text:p>
          </table:table-cell>
        </table:table-row>
        <table:table-row table:style-name="ro1">
          <table:table-cell/>
          <table:table-cell office:value-type="float" office:value="0.009560353" calcext:value-type="float">
            <text:p>0,0095603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5334284" calcext:value-type="float">
            <text:p>0,25334284</text:p>
          </table:table-cell>
          <table:table-cell office:value-type="float" office:value="0.5358734" calcext:value-type="float">
            <text:p>0,5358734</text:p>
          </table:table-cell>
          <table:table-cell office:value-type="float" office:value="0.39742824" calcext:value-type="float">
            <text:p>0,39742824</text:p>
          </table:table-cell>
          <table:table-cell office:value-type="float" office:value="-0.1527187" calcext:value-type="float">
            <text:p>-0,1527187</text:p>
          </table:table-cell>
          <table:table-cell office:value-type="float" office:value="0.58919555" calcext:value-type="float">
            <text:p>0,58919555</text:p>
          </table:table-cell>
          <table:table-cell office:value-type="float" office:value="0.24658558" calcext:value-type="float">
            <text:p>0,24658558</text:p>
          </table:table-cell>
          <table:table-cell office:value-type="float" office:value="0.18493424" calcext:value-type="float">
            <text:p>0,18493424</text:p>
          </table:table-cell>
          <table:table-cell office:value-type="float" office:value="1.0106826" calcext:value-type="float">
            <text:p>1,0106826</text:p>
          </table:table-cell>
          <table:table-cell office:value-type="float" office:value="0.5353625" calcext:value-type="float">
            <text:p>0,5353625</text:p>
          </table:table-cell>
          <table:table-cell office:value-type="float" office:value="0.3481166" calcext:value-type="float">
            <text:p>0,3481166</text:p>
          </table:table-cell>
          <table:table-cell office:value-type="float" office:value="0.43687037" calcext:value-type="float">
            <text:p>0,43687037</text:p>
          </table:table-cell>
          <table:table-cell office:value-type="float" office:value="-0.009815152" calcext:value-type="float">
            <text:p>-0,009815152</text:p>
          </table:table-cell>
          <table:table-cell office:value-type="float" office:value="0.56814104" calcext:value-type="float">
            <text:p>0,56814104</text:p>
          </table:table-cell>
          <table:table-cell office:value-type="float" office:value="-0.26938346" calcext:value-type="float">
            <text:p>-0,26938346</text:p>
          </table:table-cell>
          <table:table-cell office:value-type="float" office:value="0.19784875" calcext:value-type="float">
            <text:p>0,19784875</text:p>
          </table:table-cell>
          <table:table-cell office:value-type="float" office:value="0.4889232" calcext:value-type="float">
            <text:p>0,4889232</text:p>
          </table:table-cell>
          <table:table-cell office:value-type="float" office:value="0.3738937" calcext:value-type="float">
            <text:p>0,3738937</text:p>
          </table:table-cell>
          <table:table-cell office:value-type="float" office:value="0.122250706" calcext:value-type="float">
            <text:p>0,122250706</text:p>
          </table:table-cell>
          <table:table-cell office:value-type="float" office:value="0.36171407" calcext:value-type="float">
            <text:p>0,36171407</text:p>
          </table:table-cell>
          <table:table-cell office:value-type="float" office:value="0.2900736" calcext:value-type="float">
            <text:p>0,2900736</text:p>
          </table:table-cell>
          <table:table-cell office:value-type="float" office:value="0.39335653" calcext:value-type="float">
            <text:p>0,39335653</text:p>
          </table:table-cell>
          <table:table-cell office:value-type="float" office:value="0.3708817" calcext:value-type="float">
            <text:p>0,3708817</text:p>
          </table:table-cell>
          <table:table-cell office:value-type="float" office:value="0.29211745" calcext:value-type="float">
            <text:p>0,29211745</text:p>
          </table:table-cell>
          <table:table-cell office:value-type="float" office:value="-0.5088117" calcext:value-type="float">
            <text:p>-0,5088117</text:p>
          </table:table-cell>
          <table:table-cell office:value-type="float" office:value="-0.3813962" calcext:value-type="float">
            <text:p>-0,3813962</text:p>
          </table:table-cell>
          <table:table-cell office:value-type="float" office:value="0.19550069" calcext:value-type="float">
            <text:p>0,19550069</text:p>
          </table:table-cell>
          <table:table-cell office:value-type="float" office:value="0.33776674" calcext:value-type="float">
            <text:p>0,33776674</text:p>
          </table:table-cell>
          <table:table-cell office:value-type="float" office:value="0.26339093" calcext:value-type="float">
            <text:p>0,26339093</text:p>
          </table:table-cell>
          <table:table-cell office:value-type="float" office:value="0.6951757" calcext:value-type="float">
            <text:p>0,6951757</text:p>
          </table:table-cell>
          <table:table-cell office:value-type="float" office:value="0.07687665" calcext:value-type="float">
            <text:p>0,07687665</text:p>
          </table:table-cell>
          <table:table-cell office:value-type="float" office:value="1.5085101" calcext:value-type="float">
            <text:p>1,5085101</text:p>
          </table:table-cell>
          <table:table-cell office:value-type="float" office:value="0.3453784" calcext:value-type="float">
            <text:p>0,3453784</text:p>
          </table:table-cell>
          <table:table-cell/>
          <table:table-cell table:formula="of:=[.E25]*[.E$1]" office:value-type="float" office:value="1.96847704285365" calcext:value-type="float">
            <text:p>1,96847704285365</text:p>
          </table:table-cell>
          <table:table-cell table:formula="of:=[.F25]*[.F$1]" office:value-type="float" office:value="11.3272334622227" calcext:value-type="float">
            <text:p>11,3272334622227</text:p>
          </table:table-cell>
          <table:table-cell table:formula="of:=[.G25]*[.G$1]" office:value-type="float" office:value="3.52813081901751" calcext:value-type="float">
            <text:p>3,52813081901751</text:p>
          </table:table-cell>
          <table:table-cell table:formula="of:=[.H25]*[.H$1]" office:value-type="float" office:value="0.00828863272148647" calcext:value-type="float">
            <text:p>0,008288632721486</text:p>
          </table:table-cell>
          <table:table-cell table:formula="of:=[.I25]*[.I$1]" office:value-type="float" office:value="14.0865329799831" calcext:value-type="float">
            <text:p>14,0865329799831</text:p>
          </table:table-cell>
          <table:table-cell table:formula="of:=[.J25]*[.J$1]" office:value-type="float" office:value="2.34781151614491" calcext:value-type="float">
            <text:p>2,34781151614491</text:p>
          </table:table-cell>
          <table:table-cell table:formula="of:=[.K25]*[.K$1]" office:value-type="float" office:value="0.741807172754372" calcext:value-type="float">
            <text:p>0,741807172754372</text:p>
          </table:table-cell>
          <table:table-cell table:formula="of:=[.L25]*[.L$1]" office:value-type="float" office:value="6.78001686790521" calcext:value-type="float">
            <text:p>6,78001686790521</text:p>
          </table:table-cell>
          <table:table-cell table:formula="of:=[.M25]*[.M$1]" office:value-type="float" office:value="5.10573815071133" calcext:value-type="float">
            <text:p>5,10573815071133</text:p>
          </table:table-cell>
          <table:table-cell table:formula="of:=[.N25]*[.N$1]" office:value-type="float" office:value="2.98465597339166" calcext:value-type="float">
            <text:p>2,98465597339166</text:p>
          </table:table-cell>
          <table:table-cell table:formula="of:=[.O25]*[.O$1]" office:value-type="float" office:value="11.5693228256097" calcext:value-type="float">
            <text:p>11,5693228256097</text:p>
          </table:table-cell>
          <table:table-cell table:formula="of:=[.P25]*[.P$1]" office:value-type="float" office:value="0.00104124577335762" calcext:value-type="float">
            <text:p>0,001041245773358</text:p>
          </table:table-cell>
          <table:table-cell table:formula="of:=[.Q25]*[.Q$1]" office:value-type="float" office:value="7.91145034399059" calcext:value-type="float">
            <text:p>7,91145034399059</text:p>
          </table:table-cell>
          <table:table-cell table:formula="of:=[.R25]*[.R$1]" office:value-type="float" office:value="0.0203997257622811" calcext:value-type="float">
            <text:p>0,020399725762281</text:p>
          </table:table-cell>
          <table:table-cell table:formula="of:=[.S25]*[.S$1]" office:value-type="float" office:value="0.708708099592349" calcext:value-type="float">
            <text:p>0,708708099592349</text:p>
          </table:table-cell>
          <table:table-cell table:formula="of:=[.T25]*[.T$1]" office:value-type="float" office:value="2.85685961732056" calcext:value-type="float">
            <text:p>2,85685961732056</text:p>
          </table:table-cell>
          <table:table-cell table:formula="of:=[.U25]*[.U$1]" office:value-type="float" office:value="3.05552672048534" calcext:value-type="float">
            <text:p>3,05552672048534</text:p>
          </table:table-cell>
          <table:table-cell table:formula="of:=[.V25]*[.V$1]" office:value-type="float" office:value="1.16937585637612" calcext:value-type="float">
            <text:p>1,16937585637612</text:p>
          </table:table-cell>
          <table:table-cell table:formula="of:=[.W25]*[.W$1]" office:value-type="float" office:value="3.37241424840373" calcext:value-type="float">
            <text:p>3,37241424840373</text:p>
          </table:table-cell>
          <table:table-cell table:formula="of:=[.X25]*[.X$1]" office:value-type="float" office:value="2.0619958718422" calcext:value-type="float">
            <text:p>2,0619958718422</text:p>
          </table:table-cell>
          <table:table-cell table:formula="of:=[.Y25]*[.Y$1]" office:value-type="float" office:value="3.74853751281067" calcext:value-type="float">
            <text:p>3,74853751281067</text:p>
          </table:table-cell>
          <table:table-cell table:formula="of:=[.Z25]*[.Z$1]" office:value-type="float" office:value="1.68401445033876" calcext:value-type="float">
            <text:p>1,68401445033876</text:p>
          </table:table-cell>
          <table:table-cell table:formula="of:=[.AA25]*[.AA$1]" office:value-type="float" office:value="2.34305872236264" calcext:value-type="float">
            <text:p>2,34305872236264</text:p>
          </table:table-cell>
          <table:table-cell table:formula="of:=[.AB25]*[.AB$1]" office:value-type="float" office:value="-1.60358652237216" calcext:value-type="float">
            <text:p>-1,60358652237216</text:p>
          </table:table-cell>
          <table:table-cell table:formula="of:=[.AC25]*[.AC$1]" office:value-type="float" office:value="0.0199442027321374" calcext:value-type="float">
            <text:p>0,019944202732138</text:p>
          </table:table-cell>
          <table:table-cell table:formula="of:=[.AD25]*[.AD$1]" office:value-type="float" office:value="1.89812907802867" calcext:value-type="float">
            <text:p>1,89812907802867</text:p>
          </table:table-cell>
          <table:table-cell table:formula="of:=[.AE25]*[.AE$1]" office:value-type="float" office:value="-0.0324011019801002" calcext:value-type="float">
            <text:p>-0,0324011019801</text:p>
          </table:table-cell>
          <table:table-cell table:formula="of:=[.AF25]*[.AF$1]" office:value-type="float" office:value="3.06300374560619" calcext:value-type="float">
            <text:p>3,06300374560619</text:p>
          </table:table-cell>
          <table:table-cell table:formula="of:=[.AG25]*[.AG$1]" office:value-type="float" office:value="3.59981744693002" calcext:value-type="float">
            <text:p>3,59981744693002</text:p>
          </table:table-cell>
          <table:table-cell table:formula="of:=[.AH25]*[.AH$1]" office:value-type="float" office:value="0.656832526616013" calcext:value-type="float">
            <text:p>0,656832526616013</text:p>
          </table:table-cell>
          <table:table-cell table:formula="of:=[.AI25]*[.AI$1]" office:value-type="float" office:value="10.5737158588628" calcext:value-type="float">
            <text:p>10,5737158588628</text:p>
          </table:table-cell>
          <table:table-cell table:formula="of:=[.AJ25]*[.AJ$1]" office:value-type="float" office:value="0.783672082217334" calcext:value-type="float">
            <text:p>0,783672082217334</text:p>
          </table:table-cell>
          <table:table-cell/>
          <table:table-cell table:formula="of:=SUM([.AL25:.BQ25])+[.B25]" office:value-type="float" office:value="108.350085528015" calcext:value-type="float">
            <text:p>108,350085528015</text:p>
          </table:table-cell>
          <table:table-cell table:formula="of:=IF([.BS25]&lt;0;[$entrada.$C$16]*[.BS25];[.BS25])" office:value-type="float" office:value="108.350085528015" calcext:value-type="float">
            <text:p>108,350085528015</text:p>
          </table:table-cell>
        </table:table-row>
        <table:table-row table:style-name="ro1">
          <table:table-cell/>
          <table:table-cell office:value-type="float" office:value="-0.02131986" calcext:value-type="float">
            <text:p>-0,02131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0.2272965" calcext:value-type="float">
            <text:p>-0,2272965</text:p>
          </table:table-cell>
          <table:table-cell office:value-type="float" office:value="-0.40888503" calcext:value-type="float">
            <text:p>-0,40888503</text:p>
          </table:table-cell>
          <table:table-cell office:value-type="float" office:value="-0.2837172" calcext:value-type="float">
            <text:p>-0,2837172</text:p>
          </table:table-cell>
          <table:table-cell office:value-type="float" office:value="-0.058854517" calcext:value-type="float">
            <text:p>-0,058854517</text:p>
          </table:table-cell>
          <table:table-cell office:value-type="float" office:value="-0.6700162" calcext:value-type="float">
            <text:p>-0,6700162</text:p>
          </table:table-cell>
          <table:table-cell office:value-type="float" office:value="-0.40085685" calcext:value-type="float">
            <text:p>-0,40085685</text:p>
          </table:table-cell>
          <table:table-cell office:value-type="float" office:value="-0.3991799" calcext:value-type="float">
            <text:p>-0,3991799</text:p>
          </table:table-cell>
          <table:table-cell office:value-type="float" office:value="-0.799082" calcext:value-type="float">
            <text:p>-0,799082</text:p>
          </table:table-cell>
          <table:table-cell office:value-type="float" office:value="-0.39137578" calcext:value-type="float">
            <text:p>-0,39137578</text:p>
          </table:table-cell>
          <table:table-cell office:value-type="float" office:value="-0.59818095" calcext:value-type="float">
            <text:p>-0,59818095</text:p>
          </table:table-cell>
          <table:table-cell office:value-type="float" office:value="-0.31900492" calcext:value-type="float">
            <text:p>-0,31900492</text:p>
          </table:table-cell>
          <table:table-cell office:value-type="float" office:value="0.24343799" calcext:value-type="float">
            <text:p>0,24343799</text:p>
          </table:table-cell>
          <table:table-cell office:value-type="float" office:value="-0.49329048" calcext:value-type="float">
            <text:p>-0,49329048</text:p>
          </table:table-cell>
          <table:table-cell office:value-type="float" office:value="-0.027411073" calcext:value-type="float">
            <text:p>-0,027411073</text:p>
          </table:table-cell>
          <table:table-cell office:value-type="float" office:value="-0.41341743" calcext:value-type="float">
            <text:p>-0,41341743</text:p>
          </table:table-cell>
          <table:table-cell office:value-type="float" office:value="-0.41353756" calcext:value-type="float">
            <text:p>-0,41353756</text:p>
          </table:table-cell>
          <table:table-cell office:value-type="float" office:value="-0.07380672" calcext:value-type="float">
            <text:p>-0,07380672</text:p>
          </table:table-cell>
          <table:table-cell office:value-type="float" office:value="-0.419095" calcext:value-type="float">
            <text:p>-0,419095</text:p>
          </table:table-cell>
          <table:table-cell office:value-type="float" office:value="-0.31629062" calcext:value-type="float">
            <text:p>-0,31629062</text:p>
          </table:table-cell>
          <table:table-cell office:value-type="float" office:value="-0.20434618" calcext:value-type="float">
            <text:p>-0,20434618</text:p>
          </table:table-cell>
          <table:table-cell office:value-type="float" office:value="-0.27953538" calcext:value-type="float">
            <text:p>-0,27953538</text:p>
          </table:table-cell>
          <table:table-cell office:value-type="float" office:value="-0.07008203" calcext:value-type="float">
            <text:p>-0,07008203</text:p>
          </table:table-cell>
          <table:table-cell office:value-type="float" office:value="-0.12898608" calcext:value-type="float">
            <text:p>-0,12898608</text:p>
          </table:table-cell>
          <table:table-cell office:value-type="float" office:value="-0.095097706" calcext:value-type="float">
            <text:p>-0,095097706</text:p>
          </table:table-cell>
          <table:table-cell office:value-type="float" office:value="0.016011618" calcext:value-type="float">
            <text:p>0,016011618</text:p>
          </table:table-cell>
          <table:table-cell office:value-type="float" office:value="-0.037688572" calcext:value-type="float">
            <text:p>-0,037688572</text:p>
          </table:table-cell>
          <table:table-cell office:value-type="float" office:value="-0.36150616" calcext:value-type="float">
            <text:p>-0,36150616</text:p>
          </table:table-cell>
          <table:table-cell office:value-type="float" office:value="-0.25776523" calcext:value-type="float">
            <text:p>-0,25776523</text:p>
          </table:table-cell>
          <table:table-cell office:value-type="float" office:value="-0.7449489" calcext:value-type="float">
            <text:p>-0,7449489</text:p>
          </table:table-cell>
          <table:table-cell office:value-type="float" office:value="-0.019479165" calcext:value-type="float">
            <text:p>-0,019479165</text:p>
          </table:table-cell>
          <table:table-cell office:value-type="float" office:value="-1.2299407" calcext:value-type="float">
            <text:p>-1,2299407</text:p>
          </table:table-cell>
          <table:table-cell office:value-type="float" office:value="-0.3082737" calcext:value-type="float">
            <text:p>-0,3082737</text:p>
          </table:table-cell>
          <table:table-cell/>
          <table:table-cell table:formula="of:=[.E26]*[.E$1]" office:value-type="float" office:value="-1.76609665452154" calcext:value-type="float">
            <text:p>-1,76609665452154</text:p>
          </table:table-cell>
          <table:table-cell table:formula="of:=[.F26]*[.F$1]" office:value-type="float" office:value="-8.64296715234968" calcext:value-type="float">
            <text:p>-8,64296715234968</text:p>
          </table:table-cell>
          <table:table-cell table:formula="of:=[.G26]*[.G$1]" office:value-type="float" office:value="-2.51867204304695" calcext:value-type="float">
            <text:p>-2,51867204304695</text:p>
          </table:table-cell>
          <table:table-cell table:formula="of:=[.H26]*[.H$1]" office:value-type="float" office:value="0.00319426157643747" calcext:value-type="float">
            <text:p>0,003194261576437</text:p>
          </table:table-cell>
          <table:table-cell table:formula="of:=[.I26]*[.I$1]" office:value-type="float" office:value="-16.0187993585881" calcext:value-type="float">
            <text:p>-16,0187993585881</text:p>
          </table:table-cell>
          <table:table-cell table:formula="of:=[.J26]*[.J$1]" office:value-type="float" office:value="-3.81667220263072" calcext:value-type="float">
            <text:p>-3,81667220263072</text:p>
          </table:table-cell>
          <table:table-cell table:formula="of:=[.K26]*[.K$1]" office:value-type="float" office:value="-1.6011881468752" calcext:value-type="float">
            <text:p>-1,6011881468752</text:p>
          </table:table-cell>
          <table:table-cell table:formula="of:=[.L26]*[.L$1]" office:value-type="float" office:value="-5.36052509347586" calcext:value-type="float">
            <text:p>-5,36052509347586</text:p>
          </table:table-cell>
          <table:table-cell table:formula="of:=[.M26]*[.M$1]" office:value-type="float" office:value="-3.73254057056743" calcext:value-type="float">
            <text:p>-3,73254057056743</text:p>
          </table:table-cell>
          <table:table-cell table:formula="of:=[.N26]*[.N$1]" office:value-type="float" office:value="-5.12863892611441" calcext:value-type="float">
            <text:p>-5,12863892611441</text:p>
          </table:table-cell>
          <table:table-cell table:formula="of:=[.O26]*[.O$1]" office:value-type="float" office:value="-8.44797714809042" calcext:value-type="float">
            <text:p>-8,44797714809042</text:p>
          </table:table-cell>
          <table:table-cell table:formula="of:=[.P26]*[.P$1]" office:value-type="float" office:value="-0.0258252524425679" calcext:value-type="float">
            <text:p>-0,025825252442568</text:p>
          </table:table-cell>
          <table:table-cell table:formula="of:=[.Q26]*[.Q$1]" office:value-type="float" office:value="-6.8691449181057" calcext:value-type="float">
            <text:p>-6,8691449181057</text:p>
          </table:table-cell>
          <table:table-cell table:formula="of:=[.R26]*[.R$1]" office:value-type="float" office:value="0.00207577099221261" calcext:value-type="float">
            <text:p>0,002075770992213</text:p>
          </table:table-cell>
          <table:table-cell table:formula="of:=[.S26]*[.S$1]" office:value-type="float" office:value="-1.48089023131889" calcext:value-type="float">
            <text:p>-1,48089023131889</text:p>
          </table:table-cell>
          <table:table-cell table:formula="of:=[.T26]*[.T$1]" office:value-type="float" office:value="-2.41636877818291" calcext:value-type="float">
            <text:p>-2,41636877818291</text:p>
          </table:table-cell>
          <table:table-cell table:formula="of:=[.U26]*[.U$1]" office:value-type="float" office:value="-0.603161821425126" calcext:value-type="float">
            <text:p>-0,603161821425126</text:p>
          </table:table-cell>
          <table:table-cell table:formula="of:=[.V26]*[.V$1]" office:value-type="float" office:value="-4.0088077244147" calcext:value-type="float">
            <text:p>-4,0088077244147</text:p>
          </table:table-cell>
          <table:table-cell table:formula="of:=[.W26]*[.W$1]" office:value-type="float" office:value="-2.94891208828136" calcext:value-type="float">
            <text:p>-2,94891208828136</text:p>
          </table:table-cell>
          <table:table-cell table:formula="of:=[.X26]*[.X$1]" office:value-type="float" office:value="-1.45260023520487" calcext:value-type="float">
            <text:p>-1,45260023520487</text:p>
          </table:table-cell>
          <table:table-cell table:formula="of:=[.Y26]*[.Y$1]" office:value-type="float" office:value="-2.66386542022777" calcext:value-type="float">
            <text:p>-2,66386542022777</text:p>
          </table:table-cell>
          <table:table-cell table:formula="of:=[.Z26]*[.Z$1]" office:value-type="float" office:value="-0.318212387478472" calcext:value-type="float">
            <text:p>-0,318212387478472</text:p>
          </table:table-cell>
          <table:table-cell table:formula="of:=[.AA26]*[.AA$1]" office:value-type="float" office:value="-1.03459057241314" calcext:value-type="float">
            <text:p>-1,03459057241314</text:p>
          </table:table-cell>
          <table:table-cell table:formula="of:=[.AB26]*[.AB$1]" office:value-type="float" office:value="-0.299712840035145" calcext:value-type="float">
            <text:p>-0,299712840035145</text:p>
          </table:table-cell>
          <table:table-cell table:formula="of:=[.AC26]*[.AC$1]" office:value-type="float" office:value="-0.000837289295125491" calcext:value-type="float">
            <text:p>-0,000837289295125</text:p>
          </table:table-cell>
          <table:table-cell table:formula="of:=[.AD26]*[.AD$1]" office:value-type="float" office:value="-0.365920828323302" calcext:value-type="float">
            <text:p>-0,365920828323302</text:p>
          </table:table-cell>
          <table:table-cell table:formula="of:=[.AE26]*[.AE$1]" office:value-type="float" office:value="0.0346783639993518" calcext:value-type="float">
            <text:p>0,034678363999352</text:p>
          </table:table-cell>
          <table:table-cell table:formula="of:=[.AF26]*[.AF$1]" office:value-type="float" office:value="-2.99758182628779" calcext:value-type="float">
            <text:p>-2,99758182628779</text:p>
          </table:table-cell>
          <table:table-cell table:formula="of:=[.AG26]*[.AG$1]" office:value-type="float" office:value="-3.85755722947642" calcext:value-type="float">
            <text:p>-3,85755722947642</text:p>
          </table:table-cell>
          <table:table-cell table:formula="of:=[.AH26]*[.AH$1]" office:value-type="float" office:value="-0.166429587700819" calcext:value-type="float">
            <text:p>-0,166429587700819</text:p>
          </table:table-cell>
          <table:table-cell table:formula="of:=[.AI26]*[.AI$1]" office:value-type="float" office:value="-8.62111793951583" calcext:value-type="float">
            <text:p>-8,62111793951583</text:p>
          </table:table-cell>
          <table:table-cell table:formula="of:=[.AJ26]*[.AJ$1]" office:value-type="float" office:value="-0.699480605538278" calcext:value-type="float">
            <text:p>-0,699480605538278</text:p>
          </table:table-cell>
          <table:table-cell/>
          <table:table-cell table:formula="of:=SUM([.AL26:.BQ26])+[.B26]" office:value-type="float" office:value="-97.8464663353605" calcext:value-type="float">
            <text:p>-97,8464663353605</text:p>
          </table:table-cell>
          <table:table-cell table:formula="of:=IF([.BS26]&lt;0;[$entrada.$C$16]*[.BS26];[.BS26])" office:value-type="float" office:value="-0.978464663353605" calcext:value-type="float">
            <text:p>-0,978464663353605</text:p>
          </table:table-cell>
        </table:table-row>
        <table:table-row table:style-name="ro1">
          <table:table-cell/>
          <table:table-cell office:value-type="float" office:value="0.079212464" calcext:value-type="float">
            <text:p>0,0792124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148648" calcext:value-type="float">
            <text:p>0,12148648</text:p>
          </table:table-cell>
          <table:table-cell office:value-type="float" office:value="-0.33854485" calcext:value-type="float">
            <text:p>-0,33854485</text:p>
          </table:table-cell>
          <table:table-cell office:value-type="float" office:value="0.35505244" calcext:value-type="float">
            <text:p>0,35505244</text:p>
          </table:table-cell>
          <table:table-cell office:value-type="float" office:value="0.17233446" calcext:value-type="float">
            <text:p>0,17233446</text:p>
          </table:table-cell>
          <table:table-cell office:value-type="float" office:value="0.007217021" calcext:value-type="float">
            <text:p>0,007217021</text:p>
          </table:table-cell>
          <table:table-cell office:value-type="float" office:value="-0.25331587" calcext:value-type="float">
            <text:p>-0,25331587</text:p>
          </table:table-cell>
          <table:table-cell office:value-type="float" office:value="-0.40370074" calcext:value-type="float">
            <text:p>-0,40370074</text:p>
          </table:table-cell>
          <table:table-cell office:value-type="float" office:value="-0.03035279" calcext:value-type="float">
            <text:p>-0,03035279</text:p>
          </table:table-cell>
          <table:table-cell office:value-type="float" office:value="-1.1009719" calcext:value-type="float">
            <text:p>-1,1009719</text:p>
          </table:table-cell>
          <table:table-cell office:value-type="float" office:value="-0.5409747" calcext:value-type="float">
            <text:p>-0,5409747</text:p>
          </table:table-cell>
          <table:table-cell office:value-type="float" office:value="-0.57575315" calcext:value-type="float">
            <text:p>-0,57575315</text:p>
          </table:table-cell>
          <table:table-cell office:value-type="float" office:value="0.2968172" calcext:value-type="float">
            <text:p>0,2968172</text:p>
          </table:table-cell>
          <table:table-cell office:value-type="float" office:value="-0.8140515" calcext:value-type="float">
            <text:p>-0,8140515</text:p>
          </table:table-cell>
          <table:table-cell office:value-type="float" office:value="0.11492105" calcext:value-type="float">
            <text:p>0,11492105</text:p>
          </table:table-cell>
          <table:table-cell office:value-type="float" office:value="-0.18380259" calcext:value-type="float">
            <text:p>-0,18380259</text:p>
          </table:table-cell>
          <table:table-cell office:value-type="float" office:value="-1.3764298" calcext:value-type="float">
            <text:p>-1,3764298</text:p>
          </table:table-cell>
          <table:table-cell office:value-type="float" office:value="-0.1131701" calcext:value-type="float">
            <text:p>-0,1131701</text:p>
          </table:table-cell>
          <table:table-cell office:value-type="float" office:value="-0.43041372" calcext:value-type="float">
            <text:p>-0,43041372</text:p>
          </table:table-cell>
          <table:table-cell office:value-type="float" office:value="-0.033207823" calcext:value-type="float">
            <text:p>-0,033207823</text:p>
          </table:table-cell>
          <table:table-cell office:value-type="float" office:value="-1.2632781" calcext:value-type="float">
            <text:p>-1,2632781</text:p>
          </table:table-cell>
          <table:table-cell office:value-type="float" office:value="0.17716947" calcext:value-type="float">
            <text:p>0,17716947</text:p>
          </table:table-cell>
          <table:table-cell office:value-type="float" office:value="0.23506956" calcext:value-type="float">
            <text:p>0,23506956</text:p>
          </table:table-cell>
          <table:table-cell office:value-type="float" office:value="0.2928008" calcext:value-type="float">
            <text:p>0,2928008</text:p>
          </table:table-cell>
          <table:table-cell office:value-type="float" office:value="0.48826763" calcext:value-type="float">
            <text:p>0,48826763</text:p>
          </table:table-cell>
          <table:table-cell office:value-type="float" office:value="-0.19897501" calcext:value-type="float">
            <text:p>-0,19897501</text:p>
          </table:table-cell>
          <table:table-cell office:value-type="float" office:value="-0.23301582" calcext:value-type="float">
            <text:p>-0,23301582</text:p>
          </table:table-cell>
          <table:table-cell office:value-type="float" office:value="0.32494804" calcext:value-type="float">
            <text:p>0,32494804</text:p>
          </table:table-cell>
          <table:table-cell office:value-type="float" office:value="-0.4853359" calcext:value-type="float">
            <text:p>-0,4853359</text:p>
          </table:table-cell>
          <table:table-cell office:value-type="float" office:value="-1.3203034" calcext:value-type="float">
            <text:p>-1,3203034</text:p>
          </table:table-cell>
          <table:table-cell office:value-type="float" office:value="-0.37271658" calcext:value-type="float">
            <text:p>-0,37271658</text:p>
          </table:table-cell>
          <table:table-cell office:value-type="float" office:value="-0.613169" calcext:value-type="float">
            <text:p>-0,613169</text:p>
          </table:table-cell>
          <table:table-cell office:value-type="float" office:value="-0.06363045" calcext:value-type="float">
            <text:p>-0,06363045</text:p>
          </table:table-cell>
          <table:table-cell/>
          <table:table-cell table:formula="of:=[.E27]*[.E$1]" office:value-type="float" office:value="0.943951472625392" calcext:value-type="float">
            <text:p>0,943951472625392</text:p>
          </table:table-cell>
          <table:table-cell table:formula="of:=[.F27]*[.F$1]" office:value-type="float" office:value="-7.15612410204196" calcext:value-type="float">
            <text:p>-7,15612410204196</text:p>
          </table:table-cell>
          <table:table-cell table:formula="of:=[.G27]*[.G$1]" office:value-type="float" office:value="3.15194374695508" calcext:value-type="float">
            <text:p>3,15194374695508</text:p>
          </table:table-cell>
          <table:table-cell table:formula="of:=[.H27]*[.H$1]" office:value-type="float" office:value="-0.00935325565366718" calcext:value-type="float">
            <text:p>-0,009353255653667</text:p>
          </table:table-cell>
          <table:table-cell table:formula="of:=[.I27]*[.I$1]" office:value-type="float" office:value="0.172545098709131" calcext:value-type="float">
            <text:p>0,172545098709131</text:p>
          </table:table-cell>
          <table:table-cell table:formula="of:=[.J27]*[.J$1]" office:value-type="float" office:value="-2.41189252351361" calcext:value-type="float">
            <text:p>-2,41189252351361</text:p>
          </table:table-cell>
          <table:table-cell table:formula="of:=[.K27]*[.K$1]" office:value-type="float" office:value="-1.61932211459732" calcext:value-type="float">
            <text:p>-1,61932211459732</text:p>
          </table:table-cell>
          <table:table-cell table:formula="of:=[.L27]*[.L$1]" office:value-type="float" office:value="-0.203617266378173" calcext:value-type="float">
            <text:p>-0,203617266378173</text:p>
          </table:table-cell>
          <table:table-cell table:formula="of:=[.M27]*[.M$1]" office:value-type="float" office:value="-10.4999401950849" calcext:value-type="float">
            <text:p>-10,4999401950849</text:p>
          </table:table-cell>
          <table:table-cell table:formula="of:=[.N27]*[.N$1]" office:value-type="float" office:value="-4.63816827410346" calcext:value-type="float">
            <text:p>-4,63816827410346</text:p>
          </table:table-cell>
          <table:table-cell table:formula="of:=[.O27]*[.O$1]" office:value-type="float" office:value="-15.2472552904233" calcext:value-type="float">
            <text:p>-15,2472552904233</text:p>
          </table:table-cell>
          <table:table-cell table:formula="of:=[.P27]*[.P$1]" office:value-type="float" office:value="-0.0314880151585879" calcext:value-type="float">
            <text:p>-0,031488015158588</text:p>
          </table:table-cell>
          <table:table-cell table:formula="of:=[.Q27]*[.Q$1]" office:value-type="float" office:value="-11.335790879851" calcext:value-type="float">
            <text:p>-11,335790879851</text:p>
          </table:table-cell>
          <table:table-cell table:formula="of:=[.R27]*[.R$1]" office:value-type="float" office:value="-0.00870267946039965" calcext:value-type="float">
            <text:p>-0,0087026794604</text:p>
          </table:table-cell>
          <table:table-cell table:formula="of:=[.S27]*[.S$1]" office:value-type="float" office:value="-0.658393769276034" calcext:value-type="float">
            <text:p>-0,658393769276034</text:p>
          </table:table-cell>
          <table:table-cell table:formula="of:=[.T27]*[.T$1]" office:value-type="float" office:value="-8.0427083674831" calcext:value-type="float">
            <text:p>-8,0427083674831</text:p>
          </table:table-cell>
          <table:table-cell table:formula="of:=[.U27]*[.U$1]" office:value-type="float" office:value="-0.924846459060416" calcext:value-type="float">
            <text:p>-0,924846459060416</text:p>
          </table:table-cell>
          <table:table-cell table:formula="of:=[.V27]*[.V$1]" office:value-type="float" office:value="-4.11707571178389" calcext:value-type="float">
            <text:p>-4,11707571178389</text:p>
          </table:table-cell>
          <table:table-cell table:formula="of:=[.W27]*[.W$1]" office:value-type="float" office:value="-0.309610669675274" calcext:value-type="float">
            <text:p>-0,309610669675274</text:p>
          </table:table-cell>
          <table:table-cell table:formula="of:=[.X27]*[.X$1]" office:value-type="float" office:value="-8.98004584763543" calcext:value-type="float">
            <text:p>-8,98004584763543</text:p>
          </table:table-cell>
          <table:table-cell table:formula="of:=[.Y27]*[.Y$1]" office:value-type="float" office:value="1.6883573902276" calcext:value-type="float">
            <text:p>1,6883573902276</text:p>
          </table:table-cell>
          <table:table-cell table:formula="of:=[.Z27]*[.Z$1]" office:value-type="float" office:value="1.06734987429893" calcext:value-type="float">
            <text:p>1,06734987429893</text:p>
          </table:table-cell>
          <table:table-cell table:formula="of:=[.AA27]*[.AA$1]" office:value-type="float" office:value="2.34853983681824" calcext:value-type="float">
            <text:p>2,34853983681824</text:p>
          </table:table-cell>
          <table:table-cell table:formula="of:=[.AB27]*[.AB$1]" office:value-type="float" office:value="1.53883920275142" calcext:value-type="float">
            <text:p>1,53883920275142</text:p>
          </table:table-cell>
          <table:table-cell table:formula="of:=[.AC27]*[.AC$1]" office:value-type="float" office:value="0.010404922592488" calcext:value-type="float">
            <text:p>0,010404922592488</text:p>
          </table:table-cell>
          <table:table-cell table:formula="of:=[.AD27]*[.AD$1]" office:value-type="float" office:value="-2.26236594654829" calcext:value-type="float">
            <text:p>-2,26236594654829</text:p>
          </table:table-cell>
          <table:table-cell table:formula="of:=[.AE27]*[.AE$1]" office:value-type="float" office:value="-0.0311714367799318" calcext:value-type="float">
            <text:p>-0,031171436779932</text:p>
          </table:table-cell>
          <table:table-cell table:formula="of:=[.AF27]*[.AF$1]" office:value-type="float" office:value="-5.64402760405284" calcext:value-type="float">
            <text:p>-5,64402760405284</text:p>
          </table:table-cell>
          <table:table-cell table:formula="of:=[.AG27]*[.AG$1]" office:value-type="float" office:value="-6.83690643179995" calcext:value-type="float">
            <text:p>-6,83690643179995</text:p>
          </table:table-cell>
          <table:table-cell table:formula="of:=[.AH27]*[.AH$1]" office:value-type="float" office:value="-3.18448284300993" calcext:value-type="float">
            <text:p>-3,18448284300993</text:p>
          </table:table-cell>
          <table:table-cell table:formula="of:=[.AI27]*[.AI$1]" office:value-type="float" office:value="-4.29793262866655" calcext:value-type="float">
            <text:p>-4,29793262866655</text:p>
          </table:table-cell>
          <table:table-cell table:formula="of:=[.AJ27]*[.AJ$1]" office:value-type="float" office:value="-0.144379055679006" calcext:value-type="float">
            <text:p>-0,144379055679006</text:p>
          </table:table-cell>
          <table:table-cell/>
          <table:table-cell table:formula="of:=SUM([.AL27:.BQ27])+[.B27]" office:value-type="float" office:value="-87.5944573587388" calcext:value-type="float">
            <text:p>-87,5944573587388</text:p>
          </table:table-cell>
          <table:table-cell table:formula="of:=IF([.BS27]&lt;0;[$entrada.$C$16]*[.BS27];[.BS27])" office:value-type="float" office:value="-0.875944573587388" calcext:value-type="float">
            <text:p>-0,875944573587388</text:p>
          </table:table-cell>
        </table:table-row>
        <table:table-row table:style-name="ro1">
          <table:table-cell/>
          <table:table-cell office:value-type="float" office:value="-0.083606884" calcext:value-type="float">
            <text:p>-0,0836068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034072783" calcext:value-type="float">
            <text:p>-0,034072783</text:p>
          </table:table-cell>
          <table:table-cell office:value-type="float" office:value="-0.46187526" calcext:value-type="float">
            <text:p>-0,46187526</text:p>
          </table:table-cell>
          <table:table-cell office:value-type="float" office:value="0.29544666" calcext:value-type="float">
            <text:p>0,29544666</text:p>
          </table:table-cell>
          <table:table-cell office:value-type="float" office:value="0.31516358" calcext:value-type="float">
            <text:p>0,31516358</text:p>
          </table:table-cell>
          <table:table-cell office:value-type="float" office:value="-0.36708844" calcext:value-type="float">
            <text:p>-0,36708844</text:p>
          </table:table-cell>
          <table:table-cell office:value-type="float" office:value="-0.5177471" calcext:value-type="float">
            <text:p>-0,5177471</text:p>
          </table:table-cell>
          <table:table-cell office:value-type="float" office:value="-0.4329962" calcext:value-type="float">
            <text:p>-0,4329962</text:p>
          </table:table-cell>
          <table:table-cell office:value-type="float" office:value="-0.0839156" calcext:value-type="float">
            <text:p>-0,0839156</text:p>
          </table:table-cell>
          <table:table-cell office:value-type="float" office:value="-1.038168" calcext:value-type="float">
            <text:p>-1,038168</text:p>
          </table:table-cell>
          <table:table-cell office:value-type="float" office:value="-0.5664004" calcext:value-type="float">
            <text:p>-0,5664004</text:p>
          </table:table-cell>
          <table:table-cell office:value-type="float" office:value="-0.41496363" calcext:value-type="float">
            <text:p>-0,41496363</text:p>
          </table:table-cell>
          <table:table-cell office:value-type="float" office:value="0.22456588" calcext:value-type="float">
            <text:p>0,22456588</text:p>
          </table:table-cell>
          <table:table-cell office:value-type="float" office:value="-0.7482304" calcext:value-type="float">
            <text:p>-0,7482304</text:p>
          </table:table-cell>
          <table:table-cell office:value-type="float" office:value="0.0055158148" calcext:value-type="float">
            <text:p>0,0055158148</text:p>
          </table:table-cell>
          <table:table-cell office:value-type="float" office:value="-0.2593952" calcext:value-type="float">
            <text:p>-0,2593952</text:p>
          </table:table-cell>
          <table:table-cell office:value-type="float" office:value="-1.3979867" calcext:value-type="float">
            <text:p>-1,3979867</text:p>
          </table:table-cell>
          <table:table-cell office:value-type="float" office:value="-0.15251984" calcext:value-type="float">
            <text:p>-0,15251984</text:p>
          </table:table-cell>
          <table:table-cell office:value-type="float" office:value="-0.37916175" calcext:value-type="float">
            <text:p>-0,37916175</text:p>
          </table:table-cell>
          <table:table-cell office:value-type="float" office:value="-0.035018135" calcext:value-type="float">
            <text:p>-0,035018135</text:p>
          </table:table-cell>
          <table:table-cell office:value-type="float" office:value="-1.1636639" calcext:value-type="float">
            <text:p>-1,1636639</text:p>
          </table:table-cell>
          <table:table-cell office:value-type="float" office:value="-0.0915277" calcext:value-type="float">
            <text:p>-0,0915277</text:p>
          </table:table-cell>
          <table:table-cell office:value-type="float" office:value="0.11608534" calcext:value-type="float">
            <text:p>0,11608534</text:p>
          </table:table-cell>
          <table:table-cell office:value-type="float" office:value="0.11650257" calcext:value-type="float">
            <text:p>0,11650257</text:p>
          </table:table-cell>
          <table:table-cell office:value-type="float" office:value="0.12658316" calcext:value-type="float">
            <text:p>0,12658316</text:p>
          </table:table-cell>
          <table:table-cell office:value-type="float" office:value="-0.35303432" calcext:value-type="float">
            <text:p>-0,35303432</text:p>
          </table:table-cell>
          <table:table-cell office:value-type="float" office:value="-0.5588953" calcext:value-type="float">
            <text:p>-0,5588953</text:p>
          </table:table-cell>
          <table:table-cell office:value-type="float" office:value="0.40073842" calcext:value-type="float">
            <text:p>0,40073842</text:p>
          </table:table-cell>
          <table:table-cell office:value-type="float" office:value="-0.5604053" calcext:value-type="float">
            <text:p>-0,5604053</text:p>
          </table:table-cell>
          <table:table-cell office:value-type="float" office:value="-1.4513718" calcext:value-type="float">
            <text:p>-1,4513718</text:p>
          </table:table-cell>
          <table:table-cell office:value-type="float" office:value="-0.4563713" calcext:value-type="float">
            <text:p>-0,4563713</text:p>
          </table:table-cell>
          <table:table-cell office:value-type="float" office:value="-0.8267727" calcext:value-type="float">
            <text:p>-0,8267727</text:p>
          </table:table-cell>
          <table:table-cell office:value-type="float" office:value="0.09072998" calcext:value-type="float">
            <text:p>0,09072998</text:p>
          </table:table-cell>
          <table:table-cell/>
          <table:table-cell table:formula="of:=[.E28]*[.E$1]" office:value-type="float" office:value="-0.264745951066287" calcext:value-type="float">
            <text:p>-0,264745951066287</text:p>
          </table:table-cell>
          <table:table-cell table:formula="of:=[.F28]*[.F$1]" office:value-type="float" office:value="-9.7630688525402" calcext:value-type="float">
            <text:p>-9,7630688525402</text:p>
          </table:table-cell>
          <table:table-cell table:formula="of:=[.G28]*[.G$1]" office:value-type="float" office:value="2.62279919142582" calcext:value-type="float">
            <text:p>2,62279919142582</text:p>
          </table:table-cell>
          <table:table-cell table:formula="of:=[.H28]*[.H$1]" office:value-type="float" office:value="-0.0171051427350339" calcext:value-type="float">
            <text:p>-0,017105142735034</text:p>
          </table:table-cell>
          <table:table-cell table:formula="of:=[.I28]*[.I$1]" office:value-type="float" office:value="-8.77637894011684" calcext:value-type="float">
            <text:p>-8,77637894011684</text:p>
          </table:table-cell>
          <table:table-cell table:formula="of:=[.J28]*[.J$1]" office:value-type="float" office:value="-4.92961755440295" calcext:value-type="float">
            <text:p>-4,92961755440295</text:p>
          </table:table-cell>
          <table:table-cell table:formula="of:=[.K28]*[.K$1]" office:value-type="float" office:value="-1.73683189730245" calcext:value-type="float">
            <text:p>-1,73683189730245</text:p>
          </table:table-cell>
          <table:table-cell table:formula="of:=[.L28]*[.L$1]" office:value-type="float" office:value="-0.562935567981863" calcext:value-type="float">
            <text:p>-0,562935567981863</text:p>
          </table:table-cell>
          <table:table-cell table:formula="of:=[.M28]*[.M$1]" office:value-type="float" office:value="-9.90098104452158" calcext:value-type="float">
            <text:p>-9,90098104452158</text:p>
          </table:table-cell>
          <table:table-cell table:formula="of:=[.N28]*[.N$1]" office:value-type="float" office:value="-4.85616123216023" calcext:value-type="float">
            <text:p>-4,85616123216023</text:p>
          </table:table-cell>
          <table:table-cell table:formula="of:=[.O28]*[.O$1]" office:value-type="float" office:value="-10.9891824349563" calcext:value-type="float">
            <text:p>-10,9891824349563</text:p>
          </table:table-cell>
          <table:table-cell table:formula="of:=[.P28]*[.P$1]" office:value-type="float" office:value="-0.0238231943214262" calcext:value-type="float">
            <text:p>-0,023823194321426</text:p>
          </table:table-cell>
          <table:table-cell table:formula="of:=[.Q28]*[.Q$1]" office:value-type="float" office:value="-10.4192220570164" calcext:value-type="float">
            <text:p>-10,4192220570164</text:p>
          </table:table-cell>
          <table:table-cell table:formula="of:=[.R28]*[.R$1]" office:value-type="float" office:value="-0.00041769865631517" calcext:value-type="float">
            <text:p>-0,000417698656315</text:p>
          </table:table-cell>
          <table:table-cell table:formula="of:=[.S28]*[.S$1]" office:value-type="float" office:value="-0.929171800354449" calcext:value-type="float">
            <text:p>-0,929171800354449</text:p>
          </table:table-cell>
          <table:table-cell table:formula="of:=[.T28]*[.T$1]" office:value-type="float" office:value="-8.16866892137912" calcext:value-type="float">
            <text:p>-8,16866892137912</text:p>
          </table:table-cell>
          <table:table-cell table:formula="of:=[.U28]*[.U$1]" office:value-type="float" office:value="-1.24641962815674" calcext:value-type="float">
            <text:p>-1,24641962815674</text:p>
          </table:table-cell>
          <table:table-cell table:formula="of:=[.V28]*[.V$1]" office:value-type="float" office:value="-3.6268305568012" calcext:value-type="float">
            <text:p>-3,6268305568012</text:p>
          </table:table-cell>
          <table:table-cell table:formula="of:=[.W28]*[.W$1]" office:value-type="float" office:value="-0.326488979061625" calcext:value-type="float">
            <text:p>-0,326488979061625</text:p>
          </table:table-cell>
          <table:table-cell table:formula="of:=[.X28]*[.X$1]" office:value-type="float" office:value="-8.27193566740234" calcext:value-type="float">
            <text:p>-8,27193566740234</text:p>
          </table:table-cell>
          <table:table-cell table:formula="of:=[.Y28]*[.Y$1]" office:value-type="float" office:value="-0.872224027681151" calcext:value-type="float">
            <text:p>-0,872224027681151</text:p>
          </table:table-cell>
          <table:table-cell table:formula="of:=[.Z28]*[.Z$1]" office:value-type="float" office:value="0.527093652861513" calcext:value-type="float">
            <text:p>0,527093652861513</text:p>
          </table:table-cell>
          <table:table-cell table:formula="of:=[.AA28]*[.AA$1]" office:value-type="float" office:value="0.934460994425921" calcext:value-type="float">
            <text:p>0,934460994425921</text:p>
          </table:table-cell>
          <table:table-cell table:formula="of:=[.AB28]*[.AB$1]" office:value-type="float" office:value="0.398943360255432" calcext:value-type="float">
            <text:p>0,398943360255432</text:p>
          </table:table-cell>
          <table:table-cell table:formula="of:=[.AC28]*[.AC$1]" office:value-type="float" office:value="0.0184610860031701" calcext:value-type="float">
            <text:p>0,01846108600317</text:p>
          </table:table-cell>
          <table:table-cell table:formula="of:=[.AD28]*[.AD$1]" office:value-type="float" office:value="-5.42635128553027" calcext:value-type="float">
            <text:p>-5,42635128553027</text:p>
          </table:table-cell>
          <table:table-cell table:formula="of:=[.AE28]*[.AE$1]" office:value-type="float" office:value="-0.0384418146492583" calcext:value-type="float">
            <text:p>-0,038441814649258</text:p>
          </table:table-cell>
          <table:table-cell table:formula="of:=[.AF28]*[.AF$1]" office:value-type="float" office:value="-6.51701838388117" calcext:value-type="float">
            <text:p>-6,51701838388117</text:p>
          </table:table-cell>
          <table:table-cell table:formula="of:=[.AG28]*[.AG$1]" office:value-type="float" office:value="-7.51561587613352" calcext:value-type="float">
            <text:p>-7,51561587613352</text:p>
          </table:table-cell>
          <table:table-cell table:formula="of:=[.AH28]*[.AH$1]" office:value-type="float" office:value="-3.89922706119523" calcext:value-type="float">
            <text:p>-3,89922706119523</text:p>
          </table:table-cell>
          <table:table-cell table:formula="of:=[.AI28]*[.AI$1]" office:value-type="float" office:value="-5.79516147068874" calcext:value-type="float">
            <text:p>-5,79516147068874</text:p>
          </table:table-cell>
          <table:table-cell table:formula="of:=[.AJ28]*[.AJ$1]" office:value-type="float" office:value="0.205868555607812" calcext:value-type="float">
            <text:p>0,205868555607812</text:p>
          </table:table-cell>
          <table:table-cell/>
          <table:table-cell table:formula="of:=SUM([.AL28:.BQ28])+[.B28]" office:value-type="float" office:value="-110.250007084113" calcext:value-type="float">
            <text:p>-110,250007084113</text:p>
          </table:table-cell>
          <table:table-cell table:formula="of:=IF([.BS28]&lt;0;[$entrada.$C$16]*[.BS28];[.BS28])" office:value-type="float" office:value="-1.10250007084113" calcext:value-type="float">
            <text:p>-1,10250007084113</text:p>
          </table:table-cell>
        </table:table-row>
        <table:table-row table:style-name="ro1">
          <table:table-cell/>
          <table:table-cell office:value-type="float" office:value="0.053780146" calcext:value-type="float">
            <text:p>0,0537801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81228" calcext:value-type="float">
            <text:p>0,0981228</text:p>
          </table:table-cell>
          <table:table-cell office:value-type="float" office:value="0.43011877" calcext:value-type="float">
            <text:p>0,43011877</text:p>
          </table:table-cell>
          <table:table-cell office:value-type="float" office:value="0.36963585" calcext:value-type="float">
            <text:p>0,36963585</text:p>
          </table:table-cell>
          <table:table-cell office:value-type="float" office:value="0.19926111" calcext:value-type="float">
            <text:p>0,19926111</text:p>
          </table:table-cell>
          <table:table-cell office:value-type="float" office:value="0.25041074" calcext:value-type="float">
            <text:p>0,25041074</text:p>
          </table:table-cell>
          <table:table-cell office:value-type="float" office:value="-0.39045957" calcext:value-type="float">
            <text:p>-0,39045957</text:p>
          </table:table-cell>
          <table:table-cell office:value-type="float" office:value="-0.5433641" calcext:value-type="float">
            <text:p>-0,5433641</text:p>
          </table:table-cell>
          <table:table-cell office:value-type="float" office:value="-0.73378944" calcext:value-type="float">
            <text:p>-0,73378944</text:p>
          </table:table-cell>
          <table:table-cell office:value-type="float" office:value="-0.75660115" calcext:value-type="float">
            <text:p>-0,75660115</text:p>
          </table:table-cell>
          <table:table-cell office:value-type="float" office:value="-0.61234885" calcext:value-type="float">
            <text:p>-0,61234885</text:p>
          </table:table-cell>
          <table:table-cell office:value-type="float" office:value="0.188202" calcext:value-type="float">
            <text:p>0,188202</text:p>
          </table:table-cell>
          <table:table-cell office:value-type="float" office:value="0.2702888" calcext:value-type="float">
            <text:p>0,2702888</text:p>
          </table:table-cell>
          <table:table-cell office:value-type="float" office:value="-0.72978395" calcext:value-type="float">
            <text:p>-0,72978395</text:p>
          </table:table-cell>
          <table:table-cell office:value-type="float" office:value="-0.085956454" calcext:value-type="float">
            <text:p>-0,085956454</text:p>
          </table:table-cell>
          <table:table-cell office:value-type="float" office:value="-0.40002102" calcext:value-type="float">
            <text:p>-0,40002102</text:p>
          </table:table-cell>
          <table:table-cell office:value-type="float" office:value="-0.6122093" calcext:value-type="float">
            <text:p>-0,6122093</text:p>
          </table:table-cell>
          <table:table-cell office:value-type="float" office:value="0.20458205" calcext:value-type="float">
            <text:p>0,20458205</text:p>
          </table:table-cell>
          <table:table-cell office:value-type="float" office:value="-0.2573613" calcext:value-type="float">
            <text:p>-0,2573613</text:p>
          </table:table-cell>
          <table:table-cell office:value-type="float" office:value="0.3003085" calcext:value-type="float">
            <text:p>0,3003085</text:p>
          </table:table-cell>
          <table:table-cell office:value-type="float" office:value="-0.4365286" calcext:value-type="float">
            <text:p>-0,4365286</text:p>
          </table:table-cell>
          <table:table-cell office:value-type="float" office:value="0.33762798" calcext:value-type="float">
            <text:p>0,33762798</text:p>
          </table:table-cell>
          <table:table-cell office:value-type="float" office:value="0.16312525" calcext:value-type="float">
            <text:p>0,16312525</text:p>
          </table:table-cell>
          <table:table-cell office:value-type="float" office:value="0.3309834" calcext:value-type="float">
            <text:p>0,3309834</text:p>
          </table:table-cell>
          <table:table-cell office:value-type="float" office:value="0.0076253763" calcext:value-type="float">
            <text:p>0,0076253763</text:p>
          </table:table-cell>
          <table:table-cell office:value-type="float" office:value="-0.08046051" calcext:value-type="float">
            <text:p>-0,08046051</text:p>
          </table:table-cell>
          <table:table-cell office:value-type="float" office:value="-0.15715104" calcext:value-type="float">
            <text:p>-0,15715104</text:p>
          </table:table-cell>
          <table:table-cell office:value-type="float" office:value="-0.2366264" calcext:value-type="float">
            <text:p>-0,2366264</text:p>
          </table:table-cell>
          <table:table-cell office:value-type="float" office:value="-0.04476309" calcext:value-type="float">
            <text:p>-0,04476309</text:p>
          </table:table-cell>
          <table:table-cell office:value-type="float" office:value="-0.48802328" calcext:value-type="float">
            <text:p>-0,48802328</text:p>
          </table:table-cell>
          <table:table-cell office:value-type="float" office:value="-0.23023131" calcext:value-type="float">
            <text:p>-0,23023131</text:p>
          </table:table-cell>
          <table:table-cell office:value-type="float" office:value="-0.26047507" calcext:value-type="float">
            <text:p>-0,26047507</text:p>
          </table:table-cell>
          <table:table-cell office:value-type="float" office:value="-0.041377917" calcext:value-type="float">
            <text:p>-0,041377917</text:p>
          </table:table-cell>
          <table:table-cell/>
          <table:table-cell table:formula="of:=[.E29]*[.E$1]" office:value-type="float" office:value="0.762415386124669" calcext:value-type="float">
            <text:p>0,762415386124669</text:p>
          </table:table-cell>
          <table:table-cell table:formula="of:=[.F29]*[.F$1]" office:value-type="float" office:value="9.09180363174227" calcext:value-type="float">
            <text:p>9,09180363174227</text:p>
          </table:table-cell>
          <table:table-cell table:formula="of:=[.G29]*[.G$1]" office:value-type="float" office:value="3.28140656083909" calcext:value-type="float">
            <text:p>3,28140656083909</text:p>
          </table:table-cell>
          <table:table-cell table:formula="of:=[.H29]*[.H$1]" office:value-type="float" office:value="-0.0108146687764217" calcext:value-type="float">
            <text:p>-0,010814668776422</text:p>
          </table:table-cell>
          <table:table-cell table:formula="of:=[.I29]*[.I$1]" office:value-type="float" office:value="5.98683942462224" calcext:value-type="float">
            <text:p>5,98683942462224</text:p>
          </table:table-cell>
          <table:table-cell table:formula="of:=[.J29]*[.J$1]" office:value-type="float" office:value="-3.71767673939" calcext:value-type="float">
            <text:p>-3,71767673939</text:p>
          </table:table-cell>
          <table:table-cell table:formula="of:=[.K29]*[.K$1]" office:value-type="float" office:value="-2.17953899070948" calcext:value-type="float">
            <text:p>-2,17953899070948</text:p>
          </table:table-cell>
          <table:table-cell table:formula="of:=[.L29]*[.L$1]" office:value-type="float" office:value="-4.9225194741561" calcext:value-type="float">
            <text:p>-4,9225194741561</text:p>
          </table:table-cell>
          <table:table-cell table:formula="of:=[.M29]*[.M$1]" office:value-type="float" office:value="-7.21568536538713" calcext:value-type="float">
            <text:p>-7,21568536538713</text:p>
          </table:table-cell>
          <table:table-cell table:formula="of:=[.N29]*[.N$1]" office:value-type="float" office:value="-5.25011060360815" calcext:value-type="float">
            <text:p>-5,25011060360815</text:p>
          </table:table-cell>
          <table:table-cell table:formula="of:=[.O29]*[.O$1]" office:value-type="float" office:value="4.98401778638685" calcext:value-type="float">
            <text:p>4,98401778638685</text:p>
          </table:table-cell>
          <table:table-cell table:formula="of:=[.P29]*[.P$1]" office:value-type="float" office:value="-0.0286737353212567" calcext:value-type="float">
            <text:p>-0,028673735321257</text:p>
          </table:table-cell>
          <table:table-cell table:formula="of:=[.Q29]*[.Q$1]" office:value-type="float" office:value="-10.1623524367582" calcext:value-type="float">
            <text:p>-10,1623524367582</text:p>
          </table:table-cell>
          <table:table-cell table:formula="of:=[.R29]*[.R$1]" office:value-type="float" office:value="0.00650926411405558" calcext:value-type="float">
            <text:p>0,006509264114056</text:p>
          </table:table-cell>
          <table:table-cell table:formula="of:=[.S29]*[.S$1]" office:value-type="float" office:value="-1.43290335107598" calcext:value-type="float">
            <text:p>-1,43290335107598</text:p>
          </table:table-cell>
          <table:table-cell table:formula="of:=[.T29]*[.T$1]" office:value-type="float" office:value="-3.57724081515888" calcext:value-type="float">
            <text:p>-3,57724081515888</text:p>
          </table:table-cell>
          <table:table-cell table:formula="of:=[.U29]*[.U$1]" office:value-type="float" office:value="1.67188139384715" calcext:value-type="float">
            <text:p>1,67188139384715</text:p>
          </table:table-cell>
          <table:table-cell table:formula="of:=[.V29]*[.V$1]" office:value-type="float" office:value="-2.46176157531207" calcext:value-type="float">
            <text:p>-2,46176157531207</text:p>
          </table:table-cell>
          <table:table-cell table:formula="of:=[.W29]*[.W$1]" office:value-type="float" office:value="2.79990398028131" calcext:value-type="float">
            <text:p>2,79990398028131</text:p>
          </table:table-cell>
          <table:table-cell table:formula="of:=[.X29]*[.X$1]" office:value-type="float" office:value="-3.10307512004214" calcext:value-type="float">
            <text:p>-3,10307512004214</text:p>
          </table:table-cell>
          <table:table-cell table:formula="of:=[.Y29]*[.Y$1]" office:value-type="float" office:value="3.2174657133682" calcext:value-type="float">
            <text:p>3,2174657133682</text:p>
          </table:table-cell>
          <table:table-cell table:formula="of:=[.Z29]*[.Z$1]" office:value-type="float" office:value="0.740681673469256" calcext:value-type="float">
            <text:p>0,740681673469256</text:p>
          </table:table-cell>
          <table:table-cell table:formula="of:=[.AA29]*[.AA$1]" office:value-type="float" office:value="2.65480046579635" calcext:value-type="float">
            <text:p>2,65480046579635</text:p>
          </table:table-cell>
          <table:table-cell table:formula="of:=[.AB29]*[.AB$1]" office:value-type="float" office:value="0.02403236926882" calcext:value-type="float">
            <text:p>0,02403236926882</text:p>
          </table:table-cell>
          <table:table-cell table:formula="of:=[.AC29]*[.AC$1]" office:value-type="float" office:value="0.00420749006773316" calcext:value-type="float">
            <text:p>0,004207490067733</text:p>
          </table:table-cell>
          <table:table-cell table:formula="of:=[.AD29]*[.AD$1]" office:value-type="float" office:value="-1.52578979985414" calcext:value-type="float">
            <text:p>-1,52578979985414</text:p>
          </table:table-cell>
          <table:table-cell table:formula="of:=[.AE29]*[.AE$1]" office:value-type="float" office:value="0.0226989670965945" calcext:value-type="float">
            <text:p>0,022698967096595</text:p>
          </table:table-cell>
          <table:table-cell table:formula="of:=[.AF29]*[.AF$1]" office:value-type="float" office:value="-0.520555177564037" calcext:value-type="float">
            <text:p>-0,520555177564037</text:p>
          </table:table-cell>
          <table:table-cell table:formula="of:=[.AG29]*[.AG$1]" office:value-type="float" office:value="-2.5271233126417" calcext:value-type="float">
            <text:p>-2,5271233126417</text:p>
          </table:table-cell>
          <table:table-cell table:formula="of:=[.AH29]*[.AH$1]" office:value-type="float" office:value="-1.9670916078343" calcext:value-type="float">
            <text:p>-1,9670916078343</text:p>
          </table:table-cell>
          <table:table-cell table:formula="of:=[.AI29]*[.AI$1]" office:value-type="float" office:value="-1.82576794049798" calcext:value-type="float">
            <text:p>-1,82576794049798</text:p>
          </table:table-cell>
          <table:table-cell table:formula="of:=[.AJ29]*[.AJ$1]" office:value-type="float" office:value="-0.0938875111275228" calcext:value-type="float">
            <text:p>-0,093887511127523</text:p>
          </table:table-cell>
          <table:table-cell/>
          <table:table-cell table:formula="of:=SUM([.AL29:.BQ29])+[.B29]" office:value-type="float" office:value="-17.2201239721908" calcext:value-type="float">
            <text:p>-17,2201239721908</text:p>
          </table:table-cell>
          <table:table-cell table:formula="of:=IF([.BS29]&lt;0;[$entrada.$C$16]*[.BS29];[.BS29])" office:value-type="float" office:value="-0.172201239721908" calcext:value-type="float">
            <text:p>-0,172201239721908</text:p>
          </table:table-cell>
        </table:table-row>
        <table:table-row table:style-name="ro1">
          <table:table-cell/>
          <table:table-cell office:value-type="float" office:value="0.24245603" calcext:value-type="float">
            <text:p>0,2424560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026216822" calcext:value-type="float">
            <text:p>-0,026216822</text:p>
          </table:table-cell>
          <table:table-cell office:value-type="float" office:value="-0.6619159" calcext:value-type="float">
            <text:p>-0,6619159</text:p>
          </table:table-cell>
          <table:table-cell office:value-type="float" office:value="-0.28734568" calcext:value-type="float">
            <text:p>-0,28734568</text:p>
          </table:table-cell>
          <table:table-cell office:value-type="float" office:value="-0.20119905" calcext:value-type="float">
            <text:p>-0,20119905</text:p>
          </table:table-cell>
          <table:table-cell office:value-type="float" office:value="-0.41393209" calcext:value-type="float">
            <text:p>-0,41393209</text:p>
          </table:table-cell>
          <table:table-cell office:value-type="float" office:value="-0.09740714" calcext:value-type="float">
            <text:p>-0,09740714</text:p>
          </table:table-cell>
          <table:table-cell office:value-type="float" office:value="-0.34613222" calcext:value-type="float">
            <text:p>-0,34613222</text:p>
          </table:table-cell>
          <table:table-cell office:value-type="float" office:value="-1.0442274" calcext:value-type="float">
            <text:p>-1,0442274</text:p>
          </table:table-cell>
          <table:table-cell office:value-type="float" office:value="-0.47065347" calcext:value-type="float">
            <text:p>-0,47065347</text:p>
          </table:table-cell>
          <table:table-cell office:value-type="float" office:value="-0.4636409" calcext:value-type="float">
            <text:p>-0,4636409</text:p>
          </table:table-cell>
          <table:table-cell office:value-type="float" office:value="-0.38412753" calcext:value-type="float">
            <text:p>-0,38412753</text:p>
          </table:table-cell>
          <table:table-cell office:value-type="float" office:value="-0.032489575" calcext:value-type="float">
            <text:p>-0,032489575</text:p>
          </table:table-cell>
          <table:table-cell office:value-type="float" office:value="-0.505583" calcext:value-type="float">
            <text:p>-0,505583</text:p>
          </table:table-cell>
          <table:table-cell office:value-type="float" office:value="-0.0799873" calcext:value-type="float">
            <text:p>-0,0799873</text:p>
          </table:table-cell>
          <table:table-cell office:value-type="float" office:value="-0.13403724" calcext:value-type="float">
            <text:p>-0,13403724</text:p>
          </table:table-cell>
          <table:table-cell office:value-type="float" office:value="-0.5160589" calcext:value-type="float">
            <text:p>-0,5160589</text:p>
          </table:table-cell>
          <table:table-cell office:value-type="float" office:value="-0.12696905" calcext:value-type="float">
            <text:p>-0,12696905</text:p>
          </table:table-cell>
          <table:table-cell office:value-type="float" office:value="-0.27775553" calcext:value-type="float">
            <text:p>-0,27775553</text:p>
          </table:table-cell>
          <table:table-cell office:value-type="float" office:value="-0.18181229" calcext:value-type="float">
            <text:p>-0,18181229</text:p>
          </table:table-cell>
          <table:table-cell office:value-type="float" office:value="-0.19732721" calcext:value-type="float">
            <text:p>-0,19732721</text:p>
          </table:table-cell>
          <table:table-cell office:value-type="float" office:value="-0.17258194" calcext:value-type="float">
            <text:p>-0,17258194</text:p>
          </table:table-cell>
          <table:table-cell office:value-type="float" office:value="-0.20024197" calcext:value-type="float">
            <text:p>-0,20024197</text:p>
          </table:table-cell>
          <table:table-cell office:value-type="float" office:value="-0.22485544" calcext:value-type="float">
            <text:p>-0,22485544</text:p>
          </table:table-cell>
          <table:table-cell office:value-type="float" office:value="-0.04859697" calcext:value-type="float">
            <text:p>-0,04859697</text:p>
          </table:table-cell>
          <table:table-cell office:value-type="float" office:value="-0.13053547" calcext:value-type="float">
            <text:p>-0,13053547</text:p>
          </table:table-cell>
          <table:table-cell office:value-type="float" office:value="-0.17196673" calcext:value-type="float">
            <text:p>-0,17196673</text:p>
          </table:table-cell>
          <table:table-cell office:value-type="float" office:value="-0.50084406" calcext:value-type="float">
            <text:p>-0,50084406</text:p>
          </table:table-cell>
          <table:table-cell office:value-type="float" office:value="-0.012545393" calcext:value-type="float">
            <text:p>-0,012545393</text:p>
          </table:table-cell>
          <table:table-cell office:value-type="float" office:value="-0.8524589" calcext:value-type="float">
            <text:p>-0,8524589</text:p>
          </table:table-cell>
          <table:table-cell office:value-type="float" office:value="-0.08580691" calcext:value-type="float">
            <text:p>-0,08580691</text:p>
          </table:table-cell>
          <table:table-cell office:value-type="float" office:value="-1.5428967" calcext:value-type="float">
            <text:p>-1,5428967</text:p>
          </table:table-cell>
          <table:table-cell office:value-type="float" office:value="-0.0558309" calcext:value-type="float">
            <text:p>-0,0558309</text:p>
          </table:table-cell>
          <table:table-cell/>
          <table:table-cell table:formula="of:=[.E30]*[.E$1]" office:value-type="float" office:value="-0.203705035609376" calcext:value-type="float">
            <text:p>-0,203705035609376</text:p>
          </table:table-cell>
          <table:table-cell table:formula="of:=[.F30]*[.F$1]" office:value-type="float" office:value="-13.9915060752358" calcext:value-type="float">
            <text:p>-13,9915060752358</text:p>
          </table:table-cell>
          <table:table-cell table:formula="of:=[.G30]*[.G$1]" office:value-type="float" office:value="-2.55088352382695" calcext:value-type="float">
            <text:p>-2,55088352382695</text:p>
          </table:table-cell>
          <table:table-cell table:formula="of:=[.H30]*[.H$1]" office:value-type="float" office:value="0.010919848252781" calcext:value-type="float">
            <text:p>0,010919848252781</text:p>
          </table:table-cell>
          <table:table-cell table:formula="of:=[.I30]*[.I$1]" office:value-type="float" office:value="-9.89632056328047" calcext:value-type="float">
            <text:p>-9,89632056328047</text:p>
          </table:table-cell>
          <table:table-cell table:formula="of:=[.J30]*[.J$1]" office:value-type="float" office:value="-0.927441114142765" calcext:value-type="float">
            <text:p>-0,927441114142765</text:p>
          </table:table-cell>
          <table:table-cell table:formula="of:=[.K30]*[.K$1]" office:value-type="float" office:value="-1.38840359425812" calcext:value-type="float">
            <text:p>-1,38840359425812</text:p>
          </table:table-cell>
          <table:table-cell table:formula="of:=[.L30]*[.L$1]" office:value-type="float" office:value="-7.00504726798383" calcext:value-type="float">
            <text:p>-7,00504726798383</text:p>
          </table:table-cell>
          <table:table-cell table:formula="of:=[.M30]*[.M$1]" office:value-type="float" office:value="-4.48860982520007" calcext:value-type="float">
            <text:p>-4,48860982520007</text:p>
          </table:table-cell>
          <table:table-cell table:formula="of:=[.N30]*[.N$1]" office:value-type="float" office:value="-3.9751295447953" calcext:value-type="float">
            <text:p>-3,9751295447953</text:p>
          </table:table-cell>
          <table:table-cell table:formula="of:=[.O30]*[.O$1]" office:value-type="float" office:value="-10.1725722455704" calcext:value-type="float">
            <text:p>-10,1725722455704</text:p>
          </table:table-cell>
          <table:table-cell table:formula="of:=[.P30]*[.P$1]" office:value-type="float" office:value="0.00344667435073196" calcext:value-type="float">
            <text:p>0,003446674350732</text:p>
          </table:table-cell>
          <table:table-cell table:formula="of:=[.Q30]*[.Q$1]" office:value-type="float" office:value="-7.04032012766723" calcext:value-type="float">
            <text:p>-7,04032012766723</text:p>
          </table:table-cell>
          <table:table-cell table:formula="of:=[.R30]*[.R$1]" office:value-type="float" office:value="0.00605723523064595" calcext:value-type="float">
            <text:p>0,006057235230646</text:p>
          </table:table-cell>
          <table:table-cell table:formula="of:=[.S30]*[.S$1]" office:value-type="float" office:value="-0.480130795039158" calcext:value-type="float">
            <text:p>-0,480130795039158</text:p>
          </table:table-cell>
          <table:table-cell table:formula="of:=[.T30]*[.T$1]" office:value-type="float" office:value="-3.01541802796199" calcext:value-type="float">
            <text:p>-3,01541802796199</text:p>
          </table:table-cell>
          <table:table-cell table:formula="of:=[.U30]*[.U$1]" office:value-type="float" office:value="-1.03761396608084" calcext:value-type="float">
            <text:p>-1,03761396608084</text:p>
          </table:table-cell>
          <table:table-cell table:formula="of:=[.V30]*[.V$1]" office:value-type="float" office:value="-2.65684036832437" calcext:value-type="float">
            <text:p>-2,65684036832437</text:p>
          </table:table-cell>
          <table:table-cell table:formula="of:=[.W30]*[.W$1]" office:value-type="float" office:value="-1.69511337319809" calcext:value-type="float">
            <text:p>-1,69511337319809</text:p>
          </table:table-cell>
          <table:table-cell table:formula="of:=[.X30]*[.X$1]" office:value-type="float" office:value="-1.4027057009743" calcext:value-type="float">
            <text:p>-1,4027057009743</text:p>
          </table:table-cell>
          <table:table-cell table:formula="of:=[.Y30]*[.Y$1]" office:value-type="float" office:value="-1.64463998124968" calcext:value-type="float">
            <text:p>-1,64463998124968</text:p>
          </table:table-cell>
          <table:table-cell table:formula="of:=[.Z30]*[.Z$1]" office:value-type="float" office:value="-0.909212751786621" calcext:value-type="float">
            <text:p>-0,909212751786621</text:p>
          </table:table-cell>
          <table:table-cell table:formula="of:=[.AA30]*[.AA$1]" office:value-type="float" office:value="-1.80355367323208" calcext:value-type="float">
            <text:p>-1,80355367323208</text:p>
          </table:table-cell>
          <table:table-cell table:formula="of:=[.AB30]*[.AB$1]" office:value-type="float" office:value="-0.153159697625122" calcext:value-type="float">
            <text:p>-0,153159697625122</text:p>
          </table:table-cell>
          <table:table-cell table:formula="of:=[.AC30]*[.AC$1]" office:value-type="float" office:value="0.0068260404204731" calcext:value-type="float">
            <text:p>0,006826040420473</text:p>
          </table:table-cell>
          <table:table-cell table:formula="of:=[.AD30]*[.AD$1]" office:value-type="float" office:value="-1.66963631006369" calcext:value-type="float">
            <text:p>-1,66963631006369</text:p>
          </table:table-cell>
          <table:table-cell table:formula="of:=[.AE30]*[.AE$1]" office:value-type="float" office:value="0.048044693400503" calcext:value-type="float">
            <text:p>0,048044693400503</text:p>
          </table:table-cell>
          <table:table-cell table:formula="of:=[.AF30]*[.AF$1]" office:value-type="float" office:value="-0.145891833667551" calcext:value-type="float">
            <text:p>-0,145891833667551</text:p>
          </table:table-cell>
          <table:table-cell table:formula="of:=[.AG30]*[.AG$1]" office:value-type="float" office:value="-4.41427457980878" calcext:value-type="float">
            <text:p>-4,41427457980878</text:p>
          </table:table-cell>
          <table:table-cell table:formula="of:=[.AH30]*[.AH$1]" office:value-type="float" office:value="-0.733132485565029" calcext:value-type="float">
            <text:p>-0,733132485565029</text:p>
          </table:table-cell>
          <table:table-cell table:formula="of:=[.AI30]*[.AI$1]" office:value-type="float" office:value="-10.8147444988118" calcext:value-type="float">
            <text:p>-10,8147444988118</text:p>
          </table:table-cell>
          <table:table-cell table:formula="of:=[.AJ30]*[.AJ$1]" office:value-type="float" office:value="-0.126681684943435" calcext:value-type="float">
            <text:p>-0,126681684943435</text:p>
          </table:table-cell>
          <table:table-cell/>
          <table:table-cell table:formula="of:=SUM([.AL30:.BQ30])+[.B30]" office:value-type="float" office:value="-94.0249381242478" calcext:value-type="float">
            <text:p>-94,0249381242478</text:p>
          </table:table-cell>
          <table:table-cell table:formula="of:=IF([.BS30]&lt;0;[$entrada.$C$16]*[.BS30];[.BS30])" office:value-type="float" office:value="-0.940249381242478" calcext:value-type="float">
            <text:p>-0,940249381242478</text:p>
          </table:table-cell>
        </table:table-row>
        <table:table-row table:style-name="ro1">
          <table:table-cell/>
          <table:table-cell office:value-type="float" office:value="0.32514128" calcext:value-type="float">
            <text:p>0,325141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347356" calcext:value-type="float">
            <text:p>0,4347356</text:p>
          </table:table-cell>
          <table:table-cell office:value-type="float" office:value="0.5049547" calcext:value-type="float">
            <text:p>0,5049547</text:p>
          </table:table-cell>
          <table:table-cell office:value-type="float" office:value="0.1406857" calcext:value-type="float">
            <text:p>0,1406857</text:p>
          </table:table-cell>
          <table:table-cell office:value-type="float" office:value="-0.029635802" calcext:value-type="float">
            <text:p>-0,029635802</text:p>
          </table:table-cell>
          <table:table-cell office:value-type="float" office:value="0.56779456" calcext:value-type="float">
            <text:p>0,56779456</text:p>
          </table:table-cell>
          <table:table-cell office:value-type="float" office:value="0.08211863" calcext:value-type="float">
            <text:p>0,08211863</text:p>
          </table:table-cell>
          <table:table-cell office:value-type="float" office:value="0.40077242" calcext:value-type="float">
            <text:p>0,40077242</text:p>
          </table:table-cell>
          <table:table-cell office:value-type="float" office:value="0.9763361" calcext:value-type="float">
            <text:p>0,9763361</text:p>
          </table:table-cell>
          <table:table-cell office:value-type="float" office:value="0.5200518" calcext:value-type="float">
            <text:p>0,5200518</text:p>
          </table:table-cell>
          <table:table-cell office:value-type="float" office:value="0.43135726" calcext:value-type="float">
            <text:p>0,43135726</text:p>
          </table:table-cell>
          <table:table-cell office:value-type="float" office:value="0.15360108" calcext:value-type="float">
            <text:p>0,15360108</text:p>
          </table:table-cell>
          <table:table-cell office:value-type="float" office:value="-0.13493411" calcext:value-type="float">
            <text:p>-0,13493411</text:p>
          </table:table-cell>
          <table:table-cell office:value-type="float" office:value="0.49190938" calcext:value-type="float">
            <text:p>0,49190938</text:p>
          </table:table-cell>
          <table:table-cell office:value-type="float" office:value="-0.2640601" calcext:value-type="float">
            <text:p>-0,2640601</text:p>
          </table:table-cell>
          <table:table-cell office:value-type="float" office:value="0.31157073" calcext:value-type="float">
            <text:p>0,31157073</text:p>
          </table:table-cell>
          <table:table-cell office:value-type="float" office:value="0.57137865" calcext:value-type="float">
            <text:p>0,57137865</text:p>
          </table:table-cell>
          <table:table-cell office:value-type="float" office:value="0.121929936" calcext:value-type="float">
            <text:p>0,121929936</text:p>
          </table:table-cell>
          <table:table-cell office:value-type="float" office:value="0.35339046" calcext:value-type="float">
            <text:p>0,35339046</text:p>
          </table:table-cell>
          <table:table-cell office:value-type="float" office:value="0.38125727" calcext:value-type="float">
            <text:p>0,38125727</text:p>
          </table:table-cell>
          <table:table-cell office:value-type="float" office:value="0.45772195" calcext:value-type="float">
            <text:p>0,45772195</text:p>
          </table:table-cell>
          <table:table-cell office:value-type="float" office:value="0.27157962" calcext:value-type="float">
            <text:p>0,27157962</text:p>
          </table:table-cell>
          <table:table-cell office:value-type="float" office:value="0.37059373" calcext:value-type="float">
            <text:p>0,37059373</text:p>
          </table:table-cell>
          <table:table-cell office:value-type="float" office:value="0.35031113" calcext:value-type="float">
            <text:p>0,35031113</text:p>
          </table:table-cell>
          <table:table-cell office:value-type="float" office:value="-0.35038334" calcext:value-type="float">
            <text:p>-0,35038334</text:p>
          </table:table-cell>
          <table:table-cell office:value-type="float" office:value="-0.37584049" calcext:value-type="float">
            <text:p>-0,37584049</text:p>
          </table:table-cell>
          <table:table-cell office:value-type="float" office:value="0.056190204" calcext:value-type="float">
            <text:p>0,056190204</text:p>
          </table:table-cell>
          <table:table-cell office:value-type="float" office:value="0.23516104" calcext:value-type="float">
            <text:p>0,23516104</text:p>
          </table:table-cell>
          <table:table-cell office:value-type="float" office:value="0.24500877" calcext:value-type="float">
            <text:p>0,24500877</text:p>
          </table:table-cell>
          <table:table-cell office:value-type="float" office:value="0.62772274" calcext:value-type="float">
            <text:p>0,62772274</text:p>
          </table:table-cell>
          <table:table-cell office:value-type="float" office:value="0.20853034" calcext:value-type="float">
            <text:p>0,20853034</text:p>
          </table:table-cell>
          <table:table-cell office:value-type="float" office:value="1.3288816" calcext:value-type="float">
            <text:p>1,3288816</text:p>
          </table:table-cell>
          <table:table-cell office:value-type="float" office:value="0.26698035" calcext:value-type="float">
            <text:p>0,26698035</text:p>
          </table:table-cell>
          <table:table-cell/>
          <table:table-cell table:formula="of:=[.E31]*[.E$1]" office:value-type="float" office:value="3.37790106209912" calcext:value-type="float">
            <text:p>3,37790106209912</text:p>
          </table:table-cell>
          <table:table-cell table:formula="of:=[.F31]*[.F$1]" office:value-type="float" office:value="10.6736773550369" calcext:value-type="float">
            <text:p>10,6736773550369</text:p>
          </table:table-cell>
          <table:table-cell table:formula="of:=[.G31]*[.G$1]" office:value-type="float" office:value="1.24892371504615" calcext:value-type="float">
            <text:p>1,24892371504615</text:p>
          </table:table-cell>
          <table:table-cell table:formula="of:=[.H31]*[.H$1]" office:value-type="float" office:value="0.0016084492480927" calcext:value-type="float">
            <text:p>0,001608449248093</text:p>
          </table:table-cell>
          <table:table-cell table:formula="of:=[.I31]*[.I$1]" office:value-type="float" office:value="13.5748764485662" calcext:value-type="float">
            <text:p>13,5748764485662</text:p>
          </table:table-cell>
          <table:table-cell table:formula="of:=[.J31]*[.J$1]" office:value-type="float" office:value="0.781874857418845" calcext:value-type="float">
            <text:p>0,781874857418845</text:p>
          </table:table-cell>
          <table:table-cell table:formula="of:=[.K31]*[.K$1]" office:value-type="float" office:value="1.60757605405104" calcext:value-type="float">
            <text:p>1,60757605405104</text:p>
          </table:table-cell>
          <table:table-cell table:formula="of:=[.L31]*[.L$1]" office:value-type="float" office:value="6.5496083802618" calcext:value-type="float">
            <text:p>6,5496083802618</text:p>
          </table:table-cell>
          <table:table-cell table:formula="of:=[.M31]*[.M$1]" office:value-type="float" office:value="4.95972040553102" calcext:value-type="float">
            <text:p>4,95972040553102</text:p>
          </table:table-cell>
          <table:table-cell table:formula="of:=[.N31]*[.N$1]" office:value-type="float" office:value="3.69833849556402" calcext:value-type="float">
            <text:p>3,69833849556402</text:p>
          </table:table-cell>
          <table:table-cell table:formula="of:=[.O31]*[.O$1]" office:value-type="float" office:value="4.06770658509596" calcext:value-type="float">
            <text:p>4,06770658509596</text:p>
          </table:table-cell>
          <table:table-cell table:formula="of:=[.P31]*[.P$1]" office:value-type="float" office:value="0.0143145589308523" calcext:value-type="float">
            <text:p>0,014314558930852</text:p>
          </table:table-cell>
          <table:table-cell table:formula="of:=[.Q31]*[.Q$1]" office:value-type="float" office:value="6.84991289066743" calcext:value-type="float">
            <text:p>6,84991289066743</text:p>
          </table:table-cell>
          <table:table-cell table:formula="of:=[.R31]*[.R$1]" office:value-type="float" office:value="0.0199966012195423" calcext:value-type="float">
            <text:p>0,019996601219542</text:p>
          </table:table-cell>
          <table:table-cell table:formula="of:=[.S31]*[.S$1]" office:value-type="float" office:value="1.11606820840112" calcext:value-type="float">
            <text:p>1,11606820840112</text:p>
          </table:table-cell>
          <table:table-cell table:formula="of:=[.T31]*[.T$1]" office:value-type="float" office:value="3.33866053274653" calcext:value-type="float">
            <text:p>3,33866053274653</text:p>
          </table:table-cell>
          <table:table-cell table:formula="of:=[.U31]*[.U$1]" office:value-type="float" office:value="0.996433418041189" calcext:value-type="float">
            <text:p>0,996433418041189</text:p>
          </table:table-cell>
          <table:table-cell table:formula="of:=[.V31]*[.V$1]" office:value-type="float" office:value="3.38031808010705" calcext:value-type="float">
            <text:p>3,38031808010705</text:p>
          </table:table-cell>
          <table:table-cell table:formula="of:=[.W31]*[.W$1]" office:value-type="float" office:value="3.5546238211179" calcext:value-type="float">
            <text:p>3,5546238211179</text:p>
          </table:table-cell>
          <table:table-cell table:formula="of:=[.X31]*[.X$1]" office:value-type="float" office:value="3.25372861008917" calcext:value-type="float">
            <text:p>3,25372861008917</text:p>
          </table:table-cell>
          <table:table-cell table:formula="of:=[.Y31]*[.Y$1]" office:value-type="float" office:value="2.58805006563605" calcext:value-type="float">
            <text:p>2,58805006563605</text:p>
          </table:table-cell>
          <table:table-cell table:formula="of:=[.Z31]*[.Z$1]" office:value-type="float" office:value="1.6827069022951" calcext:value-type="float">
            <text:p>1,6827069022951</text:p>
          </table:table-cell>
          <table:table-cell table:formula="of:=[.AA31]*[.AA$1]" office:value-type="float" office:value="2.80982717289643" calcext:value-type="float">
            <text:p>2,80982717289643</text:p>
          </table:table-cell>
          <table:table-cell table:formula="of:=[.AB31]*[.AB$1]" office:value-type="float" office:value="-1.10427885539531" calcext:value-type="float">
            <text:p>-1,10427885539531</text:p>
          </table:table-cell>
          <table:table-cell table:formula="of:=[.AC31]*[.AC$1]" office:value-type="float" office:value="0.0196536801559792" calcext:value-type="float">
            <text:p>0,019653680155979</text:p>
          </table:table-cell>
          <table:table-cell table:formula="of:=[.AD31]*[.AD$1]" office:value-type="float" office:value="0.545554392226251" calcext:value-type="float">
            <text:p>0,545554392226251</text:p>
          </table:table-cell>
          <table:table-cell table:formula="of:=[.AE31]*[.AE$1]" office:value-type="float" office:value="-0.0225583988488222" calcext:value-type="float">
            <text:p>-0,022558398848822</text:p>
          </table:table-cell>
          <table:table-cell table:formula="of:=[.AF31]*[.AF$1]" office:value-type="float" office:value="2.84923546993955" calcext:value-type="float">
            <text:p>2,84923546993955</text:p>
          </table:table-cell>
          <table:table-cell table:formula="of:=[.AG31]*[.AG$1]" office:value-type="float" office:value="3.25052683988626" calcext:value-type="float">
            <text:p>3,25052683988626</text:p>
          </table:table-cell>
          <table:table-cell table:formula="of:=[.AH31]*[.AH$1]" office:value-type="float" office:value="1.78167896361634" calcext:value-type="float">
            <text:p>1,78167896361634</text:p>
          </table:table-cell>
          <table:table-cell table:formula="of:=[.AI31]*[.AI$1]" office:value-type="float" office:value="9.31463199913012" calcext:value-type="float">
            <text:p>9,31463199913012</text:p>
          </table:table-cell>
          <table:table-cell table:formula="of:=[.AJ31]*[.AJ$1]" office:value-type="float" office:value="0.6057849790132" calcext:value-type="float">
            <text:p>0,6057849790132</text:p>
          </table:table-cell>
          <table:table-cell/>
          <table:table-cell table:formula="of:=SUM([.AL31:.BQ31])+[.B31]" office:value-type="float" office:value="97.7118230197911" calcext:value-type="float">
            <text:p>97,7118230197911</text:p>
          </table:table-cell>
          <table:table-cell table:formula="of:=IF([.BS31]&lt;0;[$entrada.$C$16]*[.BS31];[.BS31])" office:value-type="float" office:value="97.7118230197911" calcext:value-type="float">
            <text:p>97,7118230197911</text:p>
          </table:table-cell>
        </table:table-row>
        <table:table-row table:style-name="ro1">
          <table:table-cell/>
          <table:table-cell office:value-type="float" office:value="0.00815369" calcext:value-type="float">
            <text:p>0,008153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8012072" calcext:value-type="float">
            <text:p>0,38012072</text:p>
          </table:table-cell>
          <table:table-cell office:value-type="float" office:value="0.32438806" calcext:value-type="float">
            <text:p>0,32438806</text:p>
          </table:table-cell>
          <table:table-cell office:value-type="float" office:value="0.35186923" calcext:value-type="float">
            <text:p>0,35186923</text:p>
          </table:table-cell>
          <table:table-cell office:value-type="float" office:value="-0.31802732" calcext:value-type="float">
            <text:p>-0,31802732</text:p>
          </table:table-cell>
          <table:table-cell office:value-type="float" office:value="0.7639699" calcext:value-type="float">
            <text:p>0,7639699</text:p>
          </table:table-cell>
          <table:table-cell office:value-type="float" office:value="0.33518457" calcext:value-type="float">
            <text:p>0,33518457</text:p>
          </table:table-cell>
          <table:table-cell office:value-type="float" office:value="0.1148091" calcext:value-type="float">
            <text:p>0,1148091</text:p>
          </table:table-cell>
          <table:table-cell office:value-type="float" office:value="0.36094207" calcext:value-type="float">
            <text:p>0,36094207</text:p>
          </table:table-cell>
          <table:table-cell office:value-type="float" office:value="0.98551905" calcext:value-type="float">
            <text:p>0,98551905</text:p>
          </table:table-cell>
          <table:table-cell office:value-type="float" office:value="0.7105382" calcext:value-type="float">
            <text:p>0,7105382</text:p>
          </table:table-cell>
          <table:table-cell office:value-type="float" office:value="0.40536" calcext:value-type="float">
            <text:p>0,40536</text:p>
          </table:table-cell>
          <table:table-cell office:value-type="float" office:value="-0.230692" calcext:value-type="float">
            <text:p>-0,230692</text:p>
          </table:table-cell>
          <table:table-cell office:value-type="float" office:value="0.48987782" calcext:value-type="float">
            <text:p>0,48987782</text:p>
          </table:table-cell>
          <table:table-cell office:value-type="float" office:value="-0.3211442" calcext:value-type="float">
            <text:p>-0,3211442</text:p>
          </table:table-cell>
          <table:table-cell office:value-type="float" office:value="0.06796685" calcext:value-type="float">
            <text:p>0,06796685</text:p>
          </table:table-cell>
          <table:table-cell office:value-type="float" office:value="1.0727861" calcext:value-type="float">
            <text:p>1,0727861</text:p>
          </table:table-cell>
          <table:table-cell office:value-type="float" office:value="0.36755264" calcext:value-type="float">
            <text:p>0,36755264</text:p>
          </table:table-cell>
          <table:table-cell office:value-type="float" office:value="0.30733106" calcext:value-type="float">
            <text:p>0,30733106</text:p>
          </table:table-cell>
          <table:table-cell office:value-type="float" office:value="0.34057048" calcext:value-type="float">
            <text:p>0,34057048</text:p>
          </table:table-cell>
          <table:table-cell office:value-type="float" office:value="0.85610664" calcext:value-type="float">
            <text:p>0,85610664</text:p>
          </table:table-cell>
          <table:table-cell office:value-type="float" office:value="0.4197494" calcext:value-type="float">
            <text:p>0,4197494</text:p>
          </table:table-cell>
          <table:table-cell office:value-type="float" office:value="0.25992188" calcext:value-type="float">
            <text:p>0,25992188</text:p>
          </table:table-cell>
          <table:table-cell office:value-type="float" office:value="0.09006589" calcext:value-type="float">
            <text:p>0,09006589</text:p>
          </table:table-cell>
          <table:table-cell office:value-type="float" office:value="-0.53151757" calcext:value-type="float">
            <text:p>-0,53151757</text:p>
          </table:table-cell>
          <table:table-cell office:value-type="float" office:value="-0.01807943" calcext:value-type="float">
            <text:p>-0,01807943</text:p>
          </table:table-cell>
          <table:table-cell office:value-type="float" office:value="0.15253791" calcext:value-type="float">
            <text:p>0,15253791</text:p>
          </table:table-cell>
          <table:table-cell office:value-type="float" office:value="-0.7219414" calcext:value-type="float">
            <text:p>-0,7219414</text:p>
          </table:table-cell>
          <table:table-cell office:value-type="float" office:value="0.21159455" calcext:value-type="float">
            <text:p>0,21159455</text:p>
          </table:table-cell>
          <table:table-cell office:value-type="float" office:value="1.3710515" calcext:value-type="float">
            <text:p>1,3710515</text:p>
          </table:table-cell>
          <table:table-cell office:value-type="float" office:value="0.21991804" calcext:value-type="float">
            <text:p>0,21991804</text:p>
          </table:table-cell>
          <table:table-cell office:value-type="float" office:value="0.83669144" calcext:value-type="float">
            <text:p>0,83669144</text:p>
          </table:table-cell>
          <table:table-cell office:value-type="float" office:value="0.08952666" calcext:value-type="float">
            <text:p>0,08952666</text:p>
          </table:table-cell>
          <table:table-cell/>
          <table:table-cell table:formula="of:=[.E32]*[.E$1]" office:value-type="float" office:value="2.95354275981512" calcext:value-type="float">
            <text:p>2,95354275981512</text:p>
          </table:table-cell>
          <table:table-cell table:formula="of:=[.F32]*[.F$1]" office:value-type="float" office:value="6.856879419612" calcext:value-type="float">
            <text:p>6,856879419612</text:p>
          </table:table-cell>
          <table:table-cell table:formula="of:=[.G32]*[.G$1]" office:value-type="float" office:value="3.12368510759819" calcext:value-type="float">
            <text:p>3,12368510759819</text:p>
          </table:table-cell>
          <table:table-cell table:formula="of:=[.H32]*[.H$1]" office:value-type="float" office:value="0.0172605689472124" calcext:value-type="float">
            <text:p>0,017260568947213</text:p>
          </table:table-cell>
          <table:table-cell table:formula="of:=[.I32]*[.I$1]" office:value-type="float" office:value="18.2650517168102" calcext:value-type="float">
            <text:p>18,2650517168102</text:p>
          </table:table-cell>
          <table:table-cell table:formula="of:=[.J32]*[.J$1]" office:value-type="float" office:value="3.19138772624125" calcext:value-type="float">
            <text:p>3,19138772624125</text:p>
          </table:table-cell>
          <table:table-cell table:formula="of:=[.K32]*[.K$1]" office:value-type="float" office:value="0.460521609613634" calcext:value-type="float">
            <text:p>0,460521609613634</text:p>
          </table:table-cell>
          <table:table-cell table:formula="of:=[.L32]*[.L$1]" office:value-type="float" office:value="2.42132725242982" calcext:value-type="float">
            <text:p>2,42132725242982</text:p>
          </table:table-cell>
          <table:table-cell table:formula="of:=[.M32]*[.M$1]" office:value-type="float" office:value="9.39886938632757" calcext:value-type="float">
            <text:p>9,39886938632757</text:p>
          </table:table-cell>
          <table:table-cell table:formula="of:=[.N32]*[.N$1]" office:value-type="float" office:value="6.09195908196553" calcext:value-type="float">
            <text:p>6,09195908196553</text:p>
          </table:table-cell>
          <table:table-cell table:formula="of:=[.O32]*[.O$1]" office:value-type="float" office:value="10.7348564302705" calcext:value-type="float">
            <text:p>10,7348564302705</text:p>
          </table:table-cell>
          <table:table-cell table:formula="of:=[.P32]*[.P$1]" office:value-type="float" office:value="0.0244730871154534" calcext:value-type="float">
            <text:p>0,024473087115453</text:p>
          </table:table-cell>
          <table:table-cell table:formula="of:=[.Q32]*[.Q$1]" office:value-type="float" office:value="6.82162310885403" calcext:value-type="float">
            <text:p>6,82162310885403</text:p>
          </table:table-cell>
          <table:table-cell table:formula="of:=[.R32]*[.R$1]" office:value-type="float" office:value="0.0243194352398144" calcext:value-type="float">
            <text:p>0,024319435239815</text:p>
          </table:table-cell>
          <table:table-cell table:formula="of:=[.S32]*[.S$1]" office:value-type="float" office:value="0.24346202388834" calcext:value-type="float">
            <text:p>0,24346202388834</text:p>
          </table:table-cell>
          <table:table-cell table:formula="of:=[.T32]*[.T$1]" office:value-type="float" office:value="6.26846770027034" calcext:value-type="float">
            <text:p>6,26846770027034</text:p>
          </table:table-cell>
          <table:table-cell table:formula="of:=[.U32]*[.U$1]" office:value-type="float" office:value="3.00370643502399" calcext:value-type="float">
            <text:p>3,00370643502399</text:p>
          </table:table-cell>
          <table:table-cell table:formula="of:=[.V32]*[.V$1]" office:value-type="float" office:value="2.93974188973994" calcext:value-type="float">
            <text:p>2,93974188973994</text:p>
          </table:table-cell>
          <table:table-cell table:formula="of:=[.W32]*[.W$1]" office:value-type="float" office:value="3.17528355846843" calcext:value-type="float">
            <text:p>3,17528355846843</text:p>
          </table:table-cell>
          <table:table-cell table:formula="of:=[.X32]*[.X$1]" office:value-type="float" office:value="6.08565673517583" calcext:value-type="float">
            <text:p>6,08565673517583</text:p>
          </table:table-cell>
          <table:table-cell table:formula="of:=[.Y32]*[.Y$1]" office:value-type="float" office:value="4.00005148479364" calcext:value-type="float">
            <text:p>4,00005148479364</text:p>
          </table:table-cell>
          <table:table-cell table:formula="of:=[.Z32]*[.Z$1]" office:value-type="float" office:value="1.18019358161704" calcext:value-type="float">
            <text:p>1,18019358161704</text:p>
          </table:table-cell>
          <table:table-cell table:formula="of:=[.AA32]*[.AA$1]" office:value-type="float" office:value="0.722413772788494" calcext:value-type="float">
            <text:p>0,722413772788494</text:p>
          </table:table-cell>
          <table:table-cell table:formula="of:=[.AB32]*[.AB$1]" office:value-type="float" office:value="-1.67514703701979" calcext:value-type="float">
            <text:p>-1,67514703701979</text:p>
          </table:table-cell>
          <table:table-cell table:formula="of:=[.AC32]*[.AC$1]" office:value-type="float" office:value="0.000945420581540895" calcext:value-type="float">
            <text:p>0,000945420581541</text:p>
          </table:table-cell>
          <table:table-cell table:formula="of:=[.AD32]*[.AD$1]" office:value-type="float" office:value="1.48100061678923" calcext:value-type="float">
            <text:p>1,48100061678923</text:p>
          </table:table-cell>
          <table:table-cell table:formula="of:=[.AE32]*[.AE$1]" office:value-type="float" office:value="0.0692539973742125" calcext:value-type="float">
            <text:p>0,069253997374213</text:p>
          </table:table-cell>
          <table:table-cell table:formula="of:=[.AF32]*[.AF$1]" office:value-type="float" office:value="2.46065762097372" calcext:value-type="float">
            <text:p>2,46065762097372</text:p>
          </table:table-cell>
          <table:table-cell table:formula="of:=[.AG32]*[.AG$1]" office:value-type="float" office:value="7.09969452375792" calcext:value-type="float">
            <text:p>7,09969452375792</text:p>
          </table:table-cell>
          <table:table-cell table:formula="of:=[.AH32]*[.AH$1]" office:value-type="float" office:value="1.87897523970726" calcext:value-type="float">
            <text:p>1,87897523970726</text:p>
          </table:table-cell>
          <table:table-cell table:formula="of:=[.AI32]*[.AI$1]" office:value-type="float" office:value="5.86468565779093" calcext:value-type="float">
            <text:p>5,86468565779093</text:p>
          </table:table-cell>
          <table:table-cell table:formula="of:=[.AJ32]*[.AJ$1]" office:value-type="float" office:value="0.203138192939" calcext:value-type="float">
            <text:p>0,203138192939</text:p>
          </table:table-cell>
          <table:table-cell/>
          <table:table-cell table:formula="of:=SUM([.AL32:.BQ32])+[.B32]" office:value-type="float" office:value="115.3960917955" calcext:value-type="float">
            <text:p>115,3960917955</text:p>
          </table:table-cell>
          <table:table-cell table:formula="of:=IF([.BS32]&lt;0;[$entrada.$C$16]*[.BS32];[.BS32])" office:value-type="float" office:value="115.3960917955" calcext:value-type="float">
            <text:p>115,3960917955</text:p>
          </table:table-cell>
        </table:table-row>
        <table:table-row table:style-name="ro1">
          <table:table-cell/>
          <table:table-cell office:value-type="float" office:value="0.2928105" calcext:value-type="float">
            <text:p>0,29281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24312" calcext:value-type="float">
            <text:p>0,40324312</text:p>
          </table:table-cell>
          <table:table-cell office:value-type="float" office:value="0.3637268" calcext:value-type="float">
            <text:p>0,3637268</text:p>
          </table:table-cell>
          <table:table-cell office:value-type="float" office:value="0.21529853" calcext:value-type="float">
            <text:p>0,21529853</text:p>
          </table:table-cell>
          <table:table-cell office:value-type="float" office:value="-0.43451223" calcext:value-type="float">
            <text:p>-0,43451223</text:p>
          </table:table-cell>
          <table:table-cell office:value-type="float" office:value="0.7500777" calcext:value-type="float">
            <text:p>0,7500777</text:p>
          </table:table-cell>
          <table:table-cell office:value-type="float" office:value="0.3602789" calcext:value-type="float">
            <text:p>0,3602789</text:p>
          </table:table-cell>
          <table:table-cell office:value-type="float" office:value="0.17540099" calcext:value-type="float">
            <text:p>0,17540099</text:p>
          </table:table-cell>
          <table:table-cell office:value-type="float" office:value="0.48433337" calcext:value-type="float">
            <text:p>0,48433337</text:p>
          </table:table-cell>
          <table:table-cell office:value-type="float" office:value="0.8097919" calcext:value-type="float">
            <text:p>0,8097919</text:p>
          </table:table-cell>
          <table:table-cell office:value-type="float" office:value="0.5580966" calcext:value-type="float">
            <text:p>0,5580966</text:p>
          </table:table-cell>
          <table:table-cell office:value-type="float" office:value="0.5581721" calcext:value-type="float">
            <text:p>0,5581721</text:p>
          </table:table-cell>
          <table:table-cell office:value-type="float" office:value="-0.2344247" calcext:value-type="float">
            <text:p>-0,2344247</text:p>
          </table:table-cell>
          <table:table-cell office:value-type="float" office:value="0.3182927" calcext:value-type="float">
            <text:p>0,3182927</text:p>
          </table:table-cell>
          <table:table-cell office:value-type="float" office:value="-0.29611382" calcext:value-type="float">
            <text:p>-0,29611382</text:p>
          </table:table-cell>
          <table:table-cell office:value-type="float" office:value="0.43086305" calcext:value-type="float">
            <text:p>0,43086305</text:p>
          </table:table-cell>
          <table:table-cell office:value-type="float" office:value="1.1570817" calcext:value-type="float">
            <text:p>1,1570817</text:p>
          </table:table-cell>
          <table:table-cell office:value-type="float" office:value="0.3259241" calcext:value-type="float">
            <text:p>0,3259241</text:p>
          </table:table-cell>
          <table:table-cell office:value-type="float" office:value="0.21191342" calcext:value-type="float">
            <text:p>0,21191342</text:p>
          </table:table-cell>
          <table:table-cell office:value-type="float" office:value="0.3767989" calcext:value-type="float">
            <text:p>0,3767989</text:p>
          </table:table-cell>
          <table:table-cell office:value-type="float" office:value="1.0820441" calcext:value-type="float">
            <text:p>1,0820441</text:p>
          </table:table-cell>
          <table:table-cell office:value-type="float" office:value="0.37678176" calcext:value-type="float">
            <text:p>0,37678176</text:p>
          </table:table-cell>
          <table:table-cell office:value-type="float" office:value="0.27138534" calcext:value-type="float">
            <text:p>0,27138534</text:p>
          </table:table-cell>
          <table:table-cell office:value-type="float" office:value="0.19809808" calcext:value-type="float">
            <text:p>0,19809808</text:p>
          </table:table-cell>
          <table:table-cell office:value-type="float" office:value="-0.5768698" calcext:value-type="float">
            <text:p>-0,5768698</text:p>
          </table:table-cell>
          <table:table-cell office:value-type="float" office:value="-0.30851325" calcext:value-type="float">
            <text:p>-0,30851325</text:p>
          </table:table-cell>
          <table:table-cell office:value-type="float" office:value="0.29454583" calcext:value-type="float">
            <text:p>0,29454583</text:p>
          </table:table-cell>
          <table:table-cell office:value-type="float" office:value="-0.91978735" calcext:value-type="float">
            <text:p>-0,91978735</text:p>
          </table:table-cell>
          <table:table-cell office:value-type="float" office:value="0.12125285" calcext:value-type="float">
            <text:p>0,12125285</text:p>
          </table:table-cell>
          <table:table-cell office:value-type="float" office:value="1.350123" calcext:value-type="float">
            <text:p>1,350123</text:p>
          </table:table-cell>
          <table:table-cell office:value-type="float" office:value="0.17292576" calcext:value-type="float">
            <text:p>0,17292576</text:p>
          </table:table-cell>
          <table:table-cell office:value-type="float" office:value="0.9673212" calcext:value-type="float">
            <text:p>0,9673212</text:p>
          </table:table-cell>
          <table:table-cell office:value-type="float" office:value="0.17423515" calcext:value-type="float">
            <text:p>0,17423515</text:p>
          </table:table-cell>
          <table:table-cell/>
          <table:table-cell table:formula="of:=[.E33]*[.E$1]" office:value-type="float" office:value="3.13320409769102" calcext:value-type="float">
            <text:p>3,13320409769102</text:p>
          </table:table-cell>
          <table:table-cell table:formula="of:=[.F33]*[.F$1]" office:value-type="float" office:value="7.68841741364134" calcext:value-type="float">
            <text:p>7,68841741364134</text:p>
          </table:table-cell>
          <table:table-cell table:formula="of:=[.G33]*[.G$1]" office:value-type="float" office:value="1.91129190764643" calcext:value-type="float">
            <text:p>1,91129190764643</text:p>
          </table:table-cell>
          <table:table-cell table:formula="of:=[.H33]*[.H$1]" office:value-type="float" office:value="0.023582654170472" calcext:value-type="float">
            <text:p>0,023582654170472</text:p>
          </table:table-cell>
          <table:table-cell table:formula="of:=[.I33]*[.I$1]" office:value-type="float" office:value="17.9329159200199" calcext:value-type="float">
            <text:p>17,9329159200199</text:p>
          </table:table-cell>
          <table:table-cell table:formula="of:=[.J33]*[.J$1]" office:value-type="float" office:value="3.43031798714273" calcext:value-type="float">
            <text:p>3,43031798714273</text:p>
          </table:table-cell>
          <table:table-cell table:formula="of:=[.K33]*[.K$1]" office:value-type="float" office:value="0.703567454519065" calcext:value-type="float">
            <text:p>0,703567454519065</text:p>
          </table:table-cell>
          <table:table-cell table:formula="of:=[.L33]*[.L$1]" office:value-type="float" office:value="3.24907979843462" calcext:value-type="float">
            <text:p>3,24907979843462</text:p>
          </table:table-cell>
          <table:table-cell table:formula="of:=[.M33]*[.M$1]" office:value-type="float" office:value="7.72296415600087" calcext:value-type="float">
            <text:p>7,72296415600087</text:p>
          </table:table-cell>
          <table:table-cell table:formula="of:=[.N33]*[.N$1]" office:value-type="float" office:value="4.7849667350525" calcext:value-type="float">
            <text:p>4,7849667350525</text:p>
          </table:table-cell>
          <table:table-cell table:formula="of:=[.O33]*[.O$1]" office:value-type="float" office:value="14.7816690272415" calcext:value-type="float">
            <text:p>14,7816690272415</text:p>
          </table:table-cell>
          <table:table-cell table:formula="of:=[.P33]*[.P$1]" office:value-type="float" office:value="0.0248690726384705" calcext:value-type="float">
            <text:p>0,024869072638471</text:p>
          </table:table-cell>
          <table:table-cell table:formula="of:=[.Q33]*[.Q$1]" office:value-type="float" office:value="4.43227423054088" calcext:value-type="float">
            <text:p>4,43227423054088</text:p>
          </table:table-cell>
          <table:table-cell table:formula="of:=[.R33]*[.R$1]" office:value-type="float" office:value="0.0224239480865732" calcext:value-type="float">
            <text:p>0,022423948086573</text:p>
          </table:table-cell>
          <table:table-cell table:formula="of:=[.S33]*[.S$1]" office:value-type="float" office:value="1.543381665793" calcext:value-type="float">
            <text:p>1,543381665793</text:p>
          </table:table-cell>
          <table:table-cell table:formula="of:=[.T33]*[.T$1]" office:value-type="float" office:value="6.76102091835818" calcext:value-type="float">
            <text:p>6,76102091835818</text:p>
          </table:table-cell>
          <table:table-cell table:formula="of:=[.U33]*[.U$1]" office:value-type="float" office:value="2.66351050151456" calcext:value-type="float">
            <text:p>2,66351050151456</text:p>
          </table:table-cell>
          <table:table-cell table:formula="of:=[.V33]*[.V$1]" office:value-type="float" office:value="2.02703481311669" calcext:value-type="float">
            <text:p>2,02703481311669</text:p>
          </table:table-cell>
          <table:table-cell table:formula="of:=[.W33]*[.W$1]" office:value-type="float" office:value="3.51305653977699" calcext:value-type="float">
            <text:p>3,51305653977699</text:p>
          </table:table-cell>
          <table:table-cell table:formula="of:=[.X33]*[.X$1]" office:value-type="float" office:value="7.69173915637691" calcext:value-type="float">
            <text:p>7,69173915637691</text:p>
          </table:table-cell>
          <table:table-cell table:formula="of:=[.Y33]*[.Y$1]" office:value-type="float" office:value="3.59058628441437" calcext:value-type="float">
            <text:p>3,59058628441437</text:p>
          </table:table-cell>
          <table:table-cell table:formula="of:=[.Z33]*[.Z$1]" office:value-type="float" office:value="1.23224422820025" calcext:value-type="float">
            <text:p>1,23224422820025</text:p>
          </table:table-cell>
          <table:table-cell table:formula="of:=[.AA33]*[.AA$1]" office:value-type="float" office:value="1.58893429415905" calcext:value-type="float">
            <text:p>1,58893429415905</text:p>
          </table:table-cell>
          <table:table-cell table:formula="of:=[.AB33]*[.AB$1]" office:value-type="float" office:value="-1.81808051277815" calcext:value-type="float">
            <text:p>-1,81808051277815</text:p>
          </table:table-cell>
          <table:table-cell table:formula="of:=[.AC33]*[.AC$1]" office:value-type="float" office:value="0.0161329630540383" calcext:value-type="float">
            <text:p>0,016132963054038</text:p>
          </table:table-cell>
          <table:table-cell table:formula="of:=[.AD33]*[.AD$1]" office:value-type="float" office:value="2.85976486699401" calcext:value-type="float">
            <text:p>2,85976486699401</text:p>
          </table:table-cell>
          <table:table-cell table:formula="of:=[.AE33]*[.AE$1]" office:value-type="float" office:value="0.088232854801974" calcext:value-type="float">
            <text:p>0,088232854801974</text:p>
          </table:table-cell>
          <table:table-cell table:formula="of:=[.AF33]*[.AF$1]" office:value-type="float" office:value="1.41006348895699" calcext:value-type="float">
            <text:p>1,41006348895699</text:p>
          </table:table-cell>
          <table:table-cell table:formula="of:=[.AG33]*[.AG$1]" office:value-type="float" office:value="6.99132079976545" calcext:value-type="float">
            <text:p>6,99132079976545</text:p>
          </table:table-cell>
          <table:table-cell table:formula="of:=[.AH33]*[.AH$1]" office:value-type="float" office:value="1.4774741596804" calcext:value-type="float">
            <text:p>1,4774741596804</text:p>
          </table:table-cell>
          <table:table-cell table:formula="of:=[.AI33]*[.AI$1]" office:value-type="float" office:value="6.78031888089725" calcext:value-type="float">
            <text:p>6,78031888089725</text:p>
          </table:table-cell>
          <table:table-cell table:formula="of:=[.AJ33]*[.AJ$1]" office:value-type="float" office:value="0.395343839672514" calcext:value-type="float">
            <text:p>0,395343839672514</text:p>
          </table:table-cell>
          <table:table-cell/>
          <table:table-cell table:formula="of:=SUM([.AL33:.BQ33])+[.B33]" office:value-type="float" office:value="118.946434645581" calcext:value-type="float">
            <text:p>118,946434645581</text:p>
          </table:table-cell>
          <table:table-cell table:formula="of:=IF([.BS33]&lt;0;[$entrada.$C$16]*[.BS33];[.BS33])" office:value-type="float" office:value="118.946434645581" calcext:value-type="float">
            <text:p>118,946434645581</text:p>
          </table:table-cell>
        </table:table-row>
        <table:table-row table:style-name="ro1">
          <table:table-cell/>
          <table:table-cell office:value-type="float" office:value="0.0761459" calcext:value-type="float">
            <text:p>0,07614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40219674" calcext:value-type="float">
            <text:p>0,40219674</text:p>
          </table:table-cell>
          <table:table-cell office:value-type="float" office:value="0.3504491" calcext:value-type="float">
            <text:p>0,3504491</text:p>
          </table:table-cell>
          <table:table-cell office:value-type="float" office:value="0.17393671" calcext:value-type="float">
            <text:p>0,17393671</text:p>
          </table:table-cell>
          <table:table-cell office:value-type="float" office:value="-0.014303199" calcext:value-type="float">
            <text:p>-0,014303199</text:p>
          </table:table-cell>
          <table:table-cell office:value-type="float" office:value="0.87993294" calcext:value-type="float">
            <text:p>0,87993294</text:p>
          </table:table-cell>
          <table:table-cell office:value-type="float" office:value="0.003803099" calcext:value-type="float">
            <text:p>0,003803099</text:p>
          </table:table-cell>
          <table:table-cell office:value-type="float" office:value="0.072091274" calcext:value-type="float">
            <text:p>0,072091274</text:p>
          </table:table-cell>
          <table:table-cell office:value-type="float" office:value="0.62802696" calcext:value-type="float">
            <text:p>0,62802696</text:p>
          </table:table-cell>
          <table:table-cell office:value-type="float" office:value="0.70587593" calcext:value-type="float">
            <text:p>0,70587593</text:p>
          </table:table-cell>
          <table:table-cell office:value-type="float" office:value="0.7531109" calcext:value-type="float">
            <text:p>0,7531109</text:p>
          </table:table-cell>
          <table:table-cell office:value-type="float" office:value="0.2788443" calcext:value-type="float">
            <text:p>0,2788443</text:p>
          </table:table-cell>
          <table:table-cell office:value-type="float" office:value="0.076323844" calcext:value-type="float">
            <text:p>0,076323844</text:p>
          </table:table-cell>
          <table:table-cell office:value-type="float" office:value="0.43938127" calcext:value-type="float">
            <text:p>0,43938127</text:p>
          </table:table-cell>
          <table:table-cell office:value-type="float" office:value="-0.08322495" calcext:value-type="float">
            <text:p>-0,08322495</text:p>
          </table:table-cell>
          <table:table-cell office:value-type="float" office:value="0.27789056" calcext:value-type="float">
            <text:p>0,27789056</text:p>
          </table:table-cell>
          <table:table-cell office:value-type="float" office:value="0.8082842" calcext:value-type="float">
            <text:p>0,8082842</text:p>
          </table:table-cell>
          <table:table-cell office:value-type="float" office:value="0.22858419" calcext:value-type="float">
            <text:p>0,22858419</text:p>
          </table:table-cell>
          <table:table-cell office:value-type="float" office:value="0.3339543" calcext:value-type="float">
            <text:p>0,3339543</text:p>
          </table:table-cell>
          <table:table-cell office:value-type="float" office:value="0.19122563" calcext:value-type="float">
            <text:p>0,19122563</text:p>
          </table:table-cell>
          <table:table-cell office:value-type="float" office:value="0.71150964" calcext:value-type="float">
            <text:p>0,71150964</text:p>
          </table:table-cell>
          <table:table-cell office:value-type="float" office:value="0.091216795" calcext:value-type="float">
            <text:p>0,091216795</text:p>
          </table:table-cell>
          <table:table-cell office:value-type="float" office:value="0.21673714" calcext:value-type="float">
            <text:p>0,21673714</text:p>
          </table:table-cell>
          <table:table-cell office:value-type="float" office:value="0.16867094" calcext:value-type="float">
            <text:p>0,16867094</text:p>
          </table:table-cell>
          <table:table-cell office:value-type="float" office:value="-0.07295927" calcext:value-type="float">
            <text:p>-0,07295927</text:p>
          </table:table-cell>
          <table:table-cell office:value-type="float" office:value="-0.25373858" calcext:value-type="float">
            <text:p>-0,25373858</text:p>
          </table:table-cell>
          <table:table-cell office:value-type="float" office:value="0.14284815" calcext:value-type="float">
            <text:p>0,14284815</text:p>
          </table:table-cell>
          <table:table-cell office:value-type="float" office:value="-0.52972037" calcext:value-type="float">
            <text:p>-0,52972037</text:p>
          </table:table-cell>
          <table:table-cell office:value-type="float" office:value="0.014181419" calcext:value-type="float">
            <text:p>0,014181419</text:p>
          </table:table-cell>
          <table:table-cell office:value-type="float" office:value="0.8102363" calcext:value-type="float">
            <text:p>0,8102363</text:p>
          </table:table-cell>
          <table:table-cell office:value-type="float" office:value="0.16834949" calcext:value-type="float">
            <text:p>0,16834949</text:p>
          </table:table-cell>
          <table:table-cell office:value-type="float" office:value="1.2431347" calcext:value-type="float">
            <text:p>1,2431347</text:p>
          </table:table-cell>
          <table:table-cell office:value-type="float" office:value="0.19662327" calcext:value-type="float">
            <text:p>0,19662327</text:p>
          </table:table-cell>
          <table:table-cell/>
          <table:table-cell table:formula="of:=[.E34]*[.E$1]" office:value-type="float" office:value="3.12507371197299" calcext:value-type="float">
            <text:p>3,12507371197299</text:p>
          </table:table-cell>
          <table:table-cell table:formula="of:=[.F34]*[.F$1]" office:value-type="float" office:value="7.40775483971743" calcext:value-type="float">
            <text:p>7,40775483971743</text:p>
          </table:table-cell>
          <table:table-cell table:formula="of:=[.G34]*[.G$1]" office:value-type="float" office:value="1.54410634510902" calcext:value-type="float">
            <text:p>1,54410634510902</text:p>
          </table:table-cell>
          <table:table-cell table:formula="of:=[.H34]*[.H$1]" office:value-type="float" office:value="0.000776289761851905" calcext:value-type="float">
            <text:p>0,000776289761852</text:p>
          </table:table-cell>
          <table:table-cell table:formula="of:=[.I34]*[.I$1]" office:value-type="float" office:value="21.0375050855077" calcext:value-type="float">
            <text:p>21,0375050855077</text:p>
          </table:table-cell>
          <table:table-cell table:formula="of:=[.J34]*[.J$1]" office:value-type="float" office:value="0.0362103884145991" calcext:value-type="float">
            <text:p>0,036210388414599</text:p>
          </table:table-cell>
          <table:table-cell table:formula="of:=[.K34]*[.K$1]" office:value-type="float" office:value="0.289172108670632" calcext:value-type="float">
            <text:p>0,289172108670632</text:p>
          </table:table-cell>
          <table:table-cell table:formula="of:=[.L34]*[.L$1]" office:value-type="float" office:value="4.21302729689739" calcext:value-type="float">
            <text:p>4,21302729689739</text:p>
          </table:table-cell>
          <table:table-cell table:formula="of:=[.M34]*[.M$1]" office:value-type="float" office:value="6.73192026985425" calcext:value-type="float">
            <text:p>6,73192026985425</text:p>
          </table:table-cell>
          <table:table-cell table:formula="of:=[.N34]*[.N$1]" office:value-type="float" office:value="6.45696570146719" calcext:value-type="float">
            <text:p>6,45696570146719</text:p>
          </table:table-cell>
          <table:table-cell table:formula="of:=[.O34]*[.O$1]" office:value-type="float" office:value="7.38443242278291" calcext:value-type="float">
            <text:p>7,38443242278291</text:p>
          </table:table-cell>
          <table:table-cell table:formula="of:=[.P34]*[.P$1]" office:value-type="float" office:value="-0.00809685677525998" calcext:value-type="float">
            <text:p>-0,00809685677526</text:p>
          </table:table-cell>
          <table:table-cell table:formula="of:=[.Q34]*[.Q$1]" office:value-type="float" office:value="6.1184509742238" calcext:value-type="float">
            <text:p>6,1184509742238</text:p>
          </table:table-cell>
          <table:table-cell table:formula="of:=[.R34]*[.R$1]" office:value-type="float" office:value="0.00630241424837128" calcext:value-type="float">
            <text:p>0,006302414248371</text:p>
          </table:table-cell>
          <table:table-cell table:formula="of:=[.S34]*[.S$1]" office:value-type="float" office:value="0.995423477137225" calcext:value-type="float">
            <text:p>0,995423477137225</text:p>
          </table:table-cell>
          <table:table-cell table:formula="of:=[.T34]*[.T$1]" office:value-type="float" office:value="4.72293908388527" calcext:value-type="float">
            <text:p>4,72293908388527</text:p>
          </table:table-cell>
          <table:table-cell table:formula="of:=[.U34]*[.U$1]" office:value-type="float" office:value="1.86803120893852" calcext:value-type="float">
            <text:p>1,86803120893852</text:p>
          </table:table-cell>
          <table:table-cell table:formula="of:=[.V34]*[.V$1]" office:value-type="float" office:value="3.19440360166909" calcext:value-type="float">
            <text:p>3,19440360166909</text:p>
          </table:table-cell>
          <table:table-cell table:formula="of:=[.W34]*[.W$1]" office:value-type="float" office:value="1.78287794907171" calcext:value-type="float">
            <text:p>1,78287794907171</text:p>
          </table:table-cell>
          <table:table-cell table:formula="of:=[.X34]*[.X$1]" office:value-type="float" office:value="5.05778512920835" calcext:value-type="float">
            <text:p>5,05778512920835</text:p>
          </table:table-cell>
          <table:table-cell table:formula="of:=[.Y34]*[.Y$1]" office:value-type="float" office:value="0.869261221762001" calcext:value-type="float">
            <text:p>0,869261221762001</text:p>
          </table:table-cell>
          <table:table-cell table:formula="of:=[.Z34]*[.Z$1]" office:value-type="float" office:value="0.984110231605103" calcext:value-type="float">
            <text:p>0,984110231605103</text:p>
          </table:table-cell>
          <table:table-cell table:formula="of:=[.AA34]*[.AA$1]" office:value-type="float" office:value="1.35290074994187" calcext:value-type="float">
            <text:p>1,35290074994187</text:p>
          </table:table-cell>
          <table:table-cell table:formula="of:=[.AB34]*[.AB$1]" office:value-type="float" office:value="-0.229940667744298" calcext:value-type="float">
            <text:p>-0,229940667744298</text:p>
          </table:table-cell>
          <table:table-cell table:formula="of:=[.AC34]*[.AC$1]" office:value-type="float" office:value="0.0132686525992778" calcext:value-type="float">
            <text:p>0,013268652599278</text:p>
          </table:table-cell>
          <table:table-cell table:formula="of:=[.AD34]*[.AD$1]" office:value-type="float" office:value="1.38692209862584" calcext:value-type="float">
            <text:p>1,38692209862584</text:p>
          </table:table-cell>
          <table:table-cell table:formula="of:=[.AE34]*[.AE$1]" office:value-type="float" office:value="0.0508147241771242" calcext:value-type="float">
            <text:p>0,050814724177124</text:p>
          </table:table-cell>
          <table:table-cell table:formula="of:=[.AF34]*[.AF$1]" office:value-type="float" office:value="0.164917370218522" calcext:value-type="float">
            <text:p>0,164917370218522</text:p>
          </table:table-cell>
          <table:table-cell table:formula="of:=[.AG34]*[.AG$1]" office:value-type="float" office:value="4.19563395106594" calcext:value-type="float">
            <text:p>4,19563395106594</text:p>
          </table:table-cell>
          <table:table-cell table:formula="of:=[.AH34]*[.AH$1]" office:value-type="float" office:value="1.43837460231705" calcext:value-type="float">
            <text:p>1,43837460231705</text:p>
          </table:table-cell>
          <table:table-cell table:formula="of:=[.AI34]*[.AI$1]" office:value-type="float" office:value="8.71359965842632" calcext:value-type="float">
            <text:p>8,71359965842632</text:p>
          </table:table-cell>
          <table:table-cell table:formula="of:=[.AJ34]*[.AJ$1]" office:value-type="float" office:value="0.446143034460988" calcext:value-type="float">
            <text:p>0,446143034460988</text:p>
          </table:table-cell>
          <table:table-cell/>
          <table:table-cell table:formula="of:=SUM([.AL34:.BQ34])+[.B34]" office:value-type="float" office:value="101.427212969219" calcext:value-type="float">
            <text:p>101,427212969219</text:p>
          </table:table-cell>
          <table:table-cell table:formula="of:=IF([.BS34]&lt;0;[$entrada.$C$16]*[.BS34];[.BS34])" office:value-type="float" office:value="101.427212969219" calcext:value-type="float">
            <text:p>101,427212969219</text:p>
          </table:table-cell>
        </table:table-row>
        <table:table-row table:style-name="ro1" table:number-rows-repeated="38">
          <table:table-cell table:number-columns-repeated="72"/>
        </table:table-row>
        <table:table-row table:style-name="ro1">
          <table:table-cell table:number-columns-repeated="3"/>
          <table:table-cell table:style-name="ce2"/>
          <table:table-cell table:number-columns-repeated="68"/>
        </table:table-row>
      </table:table>
      <table:table table:name="salida" table:style-name="ta1">
        <table:table-column table:style-name="co4" table:number-columns-repeated="71" table:default-cell-style-name="Default"/>
        <table:table-row table:style-name="ro1">
          <table:table-cell office:value-type="string" calcext:value-type="string">
            <text:p>TRASPONER</text:p>
          </table:table-cell>
          <table:table-cell table:number-columns-repeated="2"/>
          <table:table-cell table:style-name="ce2"/>
          <table:table-cell table:number-columns-repeated="67"/>
        </table:table-row>
        <table:table-row table:style-name="ro1">
          <table:table-cell/>
          <table:table-cell office:value-type="string" calcext:value-type="string">
            <text:p>Salida layer anterior</text:p>
          </table:table-cell>
          <table:table-cell/>
          <table:table-cell table:style-name="ce2" office:value-type="string" calcext:value-type="string">
            <text:p>w_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/>
          <table:table-cell office:value-type="string" calcext:value-type="string">
            <text:p>salida layer</text:p>
          </table:table-cell>
        </table:table-row>
        <table:table-row table:style-name="ro1">
          <table:table-cell office:value-type="string" calcext:value-type="string">
            <text:p>X_i</text:p>
          </table:table-cell>
          <table:table-cell table:formula="of:=[$layer3.BT3]" office:value-type="float" office:value="95.9735143272153" calcext:value-type="float">
            <text:p>95,9735143272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109814" calcext:value-type="float">
            <text:p>0,89109814</text:p>
          </table:table-cell>
          <table:table-cell office:value-type="float" office:value="-0.18858604" calcext:value-type="float">
            <text:p>-0,18858604</text:p>
          </table:table-cell>
          <table:table-cell table:number-columns-repeated="31"/>
          <table:table-cell table:formula="of:=[.E3]*[.E$1]" office:value-type="float" office:value="0" calcext:value-type="float">
            <text:p>0</text:p>
          </table:table-cell>
          <table:table-cell table:formula="of:=[.F3]*[.F$1]" office:value-type="float" office:value="-0" calcext:value-type="float">
            <text:p>0</text:p>
          </table:table-cell>
          <table:table-cell table:formula="of:=[.G3]*[.G$1]" office:value-type="float" office:value="0" calcext:value-type="float">
            <text:p>0</text:p>
          </table:table-cell>
          <table:table-cell table:formula="of:=[.H3]*[.H$1]" office:value-type="float" office:value="0" calcext:value-type="float">
            <text:p>0</text:p>
          </table:table-cell>
          <table:table-cell table:formula="of:=[.I3]*[.I$1]" office:value-type="float" office:value="0" calcext:value-type="float">
            <text:p>0</text:p>
          </table:table-cell>
          <table:table-cell table:formula="of:=[.J3]*[.J$1]" office:value-type="float" office:value="0" calcext:value-type="float">
            <text:p>0</text:p>
          </table:table-cell>
          <table:table-cell table:formula="of:=[.K3]*[.K$1]" office:value-type="float" office:value="0" calcext:value-type="float">
            <text:p>0</text:p>
          </table:table-cell>
          <table:table-cell table:formula="of:=[.L3]*[.L$1]" office:value-type="float" office:value="0" calcext:value-type="float">
            <text:p>0</text:p>
          </table:table-cell>
          <table:table-cell table:formula="of:=[.M3]*[.M$1]" office:value-type="float" office:value="0" calcext:value-type="float">
            <text:p>0</text:p>
          </table:table-cell>
          <table:table-cell table:formula="of:=[.N3]*[.N$1]" office:value-type="float" office:value="0" calcext:value-type="float">
            <text:p>0</text:p>
          </table:table-cell>
          <table:table-cell table:formula="of:=[.O3]*[.O$1]" office:value-type="float" office:value="0" calcext:value-type="float">
            <text:p>0</text:p>
          </table:table-cell>
          <table:table-cell table:formula="of:=[.P3]*[.P$1]" office:value-type="float" office:value="0" calcext:value-type="float">
            <text:p>0</text:p>
          </table:table-cell>
          <table:table-cell table:formula="of:=[.Q3]*[.Q$1]" office:value-type="float" office:value="0" calcext:value-type="float">
            <text:p>0</text:p>
          </table:table-cell>
          <table:table-cell table:formula="of:=[.R3]*[.R$1]" office:value-type="float" office:value="0" calcext:value-type="float">
            <text:p>0</text:p>
          </table:table-cell>
          <table:table-cell table:formula="of:=[.S3]*[.S$1]" office:value-type="float" office:value="0" calcext:value-type="float">
            <text:p>0</text:p>
          </table:table-cell>
          <table:table-cell table:formula="of:=[.T3]*[.T$1]" office:value-type="float" office:value="0" calcext:value-type="float">
            <text:p>0</text:p>
          </table:table-cell>
          <table:table-cell table:formula="of:=[.U3]*[.U$1]" office:value-type="float" office:value="0" calcext:value-type="float">
            <text:p>0</text:p>
          </table:table-cell>
          <table:table-cell table:formula="of:=[.V3]*[.V$1]" office:value-type="float" office:value="0" calcext:value-type="float">
            <text:p>0</text:p>
          </table:table-cell>
          <table:table-cell table:formula="of:=[.W3]*[.W$1]" office:value-type="float" office:value="0" calcext:value-type="float">
            <text:p>0</text:p>
          </table:table-cell>
          <table:table-cell table:formula="of:=[.X3]*[.X$1]" office:value-type="float" office:value="0" calcext:value-type="float">
            <text:p>0</text:p>
          </table:table-cell>
          <table:table-cell table:formula="of:=[.Y3]*[.Y$1]" office:value-type="float" office:value="0" calcext:value-type="float">
            <text:p>0</text:p>
          </table:table-cell>
          <table:table-cell table:formula="of:=[.Z3]*[.Z$1]" office:value-type="float" office:value="0" calcext:value-type="float">
            <text:p>0</text:p>
          </table:table-cell>
          <table:table-cell table:formula="of:=[.AA3]*[.AA$1]" office:value-type="float" office:value="0" calcext:value-type="float">
            <text:p>0</text:p>
          </table:table-cell>
          <table:table-cell table:formula="of:=[.AB3]*[.AB$1]" office:value-type="float" office:value="0" calcext:value-type="float">
            <text:p>0</text:p>
          </table:table-cell>
          <table:table-cell table:formula="of:=[.AC3]*[.AC$1]" office:value-type="float" office:value="0" calcext:value-type="float">
            <text:p>0</text:p>
          </table:table-cell>
          <table:table-cell table:formula="of:=[.AD3]*[.AD$1]" office:value-type="float" office:value="0" calcext:value-type="float">
            <text:p>0</text:p>
          </table:table-cell>
          <table:table-cell table:formula="of:=[.AE3]*[.AE$1]" office:value-type="float" office:value="0" calcext:value-type="float">
            <text:p>0</text:p>
          </table:table-cell>
          <table:table-cell table:formula="of:=[.AF3]*[.AF$1]" office:value-type="float" office:value="0" calcext:value-type="float">
            <text:p>0</text:p>
          </table:table-cell>
          <table:table-cell table:formula="of:=[.AG3]*[.AG$1]" office:value-type="float" office:value="0" calcext:value-type="float">
            <text:p>0</text:p>
          </table:table-cell>
          <table:table-cell table:formula="of:=[.AH3]*[.AH$1]" office:value-type="float" office:value="0" calcext:value-type="float">
            <text:p>0</text:p>
          </table:table-cell>
          <table:table-cell table:formula="of:=[.AI3]*[.AI$1]" office:value-type="float" office:value="0" calcext:value-type="float">
            <text:p>0</text:p>
          </table:table-cell>
          <table:table-cell table:formula="of:=[.AJ3]*[.AJ$1]" office:value-type="float" office:value="0" calcext:value-type="float">
            <text:p>0</text:p>
          </table:table-cell>
          <table:table-cell/>
          <table:table-cell table:formula="of:=SUM([.AL3:.BQ3])+[.B3]" office:value-type="float" office:value="95.9735143272153" calcext:value-type="float">
            <text:p>95,9735143272153</text:p>
          </table:table-cell>
        </table:table-row>
        <table:table-row table:style-name="ro1">
          <table:table-cell/>
          <table:table-cell table:formula="of:=[$layer3.BT4]" office:value-type="float" office:value="97.5395713039186" calcext:value-type="float">
            <text:p>97,5395713039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712794" calcext:value-type="float">
            <text:p>0,75712794</text:p>
          </table:table-cell>
          <table:table-cell office:value-type="float" office:value="-0.19511881" calcext:value-type="float">
            <text:p>-0,19511881</text:p>
          </table:table-cell>
          <table:table-cell table:number-columns-repeated="30"/>
          <table:table-cell table:style-name="ce2"/>
          <table:table-cell table:formula="of:=[.E4]*[.E$1]" office:value-type="float" office:value="0" calcext:value-type="float">
            <text:p>0</text:p>
          </table:table-cell>
          <table:table-cell table:formula="of:=[.F4]*[.F$1]" office:value-type="float" office:value="-0" calcext:value-type="float">
            <text:p>0</text:p>
          </table:table-cell>
          <table:table-cell table:formula="of:=[.G4]*[.G$1]" office:value-type="float" office:value="0" calcext:value-type="float">
            <text:p>0</text:p>
          </table:table-cell>
          <table:table-cell table:formula="of:=[.H4]*[.H$1]" office:value-type="float" office:value="0" calcext:value-type="float">
            <text:p>0</text:p>
          </table:table-cell>
          <table:table-cell table:formula="of:=[.I4]*[.I$1]" office:value-type="float" office:value="0" calcext:value-type="float">
            <text:p>0</text:p>
          </table:table-cell>
          <table:table-cell table:formula="of:=[.J4]*[.J$1]" office:value-type="float" office:value="0" calcext:value-type="float">
            <text:p>0</text:p>
          </table:table-cell>
          <table:table-cell table:formula="of:=[.K4]*[.K$1]" office:value-type="float" office:value="0" calcext:value-type="float">
            <text:p>0</text:p>
          </table:table-cell>
          <table:table-cell table:formula="of:=[.L4]*[.L$1]" office:value-type="float" office:value="0" calcext:value-type="float">
            <text:p>0</text:p>
          </table:table-cell>
          <table:table-cell table:formula="of:=[.M4]*[.M$1]" office:value-type="float" office:value="0" calcext:value-type="float">
            <text:p>0</text:p>
          </table:table-cell>
          <table:table-cell table:formula="of:=[.N4]*[.N$1]" office:value-type="float" office:value="0" calcext:value-type="float">
            <text:p>0</text:p>
          </table:table-cell>
          <table:table-cell table:formula="of:=[.O4]*[.O$1]" office:value-type="float" office:value="0" calcext:value-type="float">
            <text:p>0</text:p>
          </table:table-cell>
          <table:table-cell table:formula="of:=[.P4]*[.P$1]" office:value-type="float" office:value="0" calcext:value-type="float">
            <text:p>0</text:p>
          </table:table-cell>
          <table:table-cell table:formula="of:=[.Q4]*[.Q$1]" office:value-type="float" office:value="0" calcext:value-type="float">
            <text:p>0</text:p>
          </table:table-cell>
          <table:table-cell table:formula="of:=[.R4]*[.R$1]" office:value-type="float" office:value="0" calcext:value-type="float">
            <text:p>0</text:p>
          </table:table-cell>
          <table:table-cell table:formula="of:=[.S4]*[.S$1]" office:value-type="float" office:value="0" calcext:value-type="float">
            <text:p>0</text:p>
          </table:table-cell>
          <table:table-cell table:formula="of:=[.T4]*[.T$1]" office:value-type="float" office:value="0" calcext:value-type="float">
            <text:p>0</text:p>
          </table:table-cell>
          <table:table-cell table:formula="of:=[.U4]*[.U$1]" office:value-type="float" office:value="0" calcext:value-type="float">
            <text:p>0</text:p>
          </table:table-cell>
          <table:table-cell table:formula="of:=[.V4]*[.V$1]" office:value-type="float" office:value="0" calcext:value-type="float">
            <text:p>0</text:p>
          </table:table-cell>
          <table:table-cell table:formula="of:=[.W4]*[.W$1]" office:value-type="float" office:value="0" calcext:value-type="float">
            <text:p>0</text:p>
          </table:table-cell>
          <table:table-cell table:formula="of:=[.X4]*[.X$1]" office:value-type="float" office:value="0" calcext:value-type="float">
            <text:p>0</text:p>
          </table:table-cell>
          <table:table-cell table:formula="of:=[.Y4]*[.Y$1]" office:value-type="float" office:value="0" calcext:value-type="float">
            <text:p>0</text:p>
          </table:table-cell>
          <table:table-cell table:formula="of:=[.Z4]*[.Z$1]" office:value-type="float" office:value="0" calcext:value-type="float">
            <text:p>0</text:p>
          </table:table-cell>
          <table:table-cell table:formula="of:=[.AA4]*[.AA$1]" office:value-type="float" office:value="0" calcext:value-type="float">
            <text:p>0</text:p>
          </table:table-cell>
          <table:table-cell table:formula="of:=[.AB4]*[.AB$1]" office:value-type="float" office:value="0" calcext:value-type="float">
            <text:p>0</text:p>
          </table:table-cell>
          <table:table-cell table:formula="of:=[.AC4]*[.AC$1]" office:value-type="float" office:value="0" calcext:value-type="float">
            <text:p>0</text:p>
          </table:table-cell>
          <table:table-cell table:formula="of:=[.AD4]*[.AD$1]" office:value-type="float" office:value="0" calcext:value-type="float">
            <text:p>0</text:p>
          </table:table-cell>
          <table:table-cell table:formula="of:=[.AE4]*[.AE$1]" office:value-type="float" office:value="0" calcext:value-type="float">
            <text:p>0</text:p>
          </table:table-cell>
          <table:table-cell table:formula="of:=[.AF4]*[.AF$1]" office:value-type="float" office:value="0" calcext:value-type="float">
            <text:p>0</text:p>
          </table:table-cell>
          <table:table-cell table:formula="of:=[.AG4]*[.AG$1]" office:value-type="float" office:value="0" calcext:value-type="float">
            <text:p>0</text:p>
          </table:table-cell>
          <table:table-cell table:formula="of:=[.AH4]*[.AH$1]" office:value-type="float" office:value="0" calcext:value-type="float">
            <text:p>0</text:p>
          </table:table-cell>
          <table:table-cell table:formula="of:=[.AI4]*[.AI$1]" office:value-type="float" office:value="0" calcext:value-type="float">
            <text:p>0</text:p>
          </table:table-cell>
          <table:table-cell table:formula="of:=[.AJ4]*[.AJ$1]" office:value-type="float" office:value="0" calcext:value-type="float">
            <text:p>0</text:p>
          </table:table-cell>
          <table:table-cell/>
          <table:table-cell table:formula="of:=SUM([.AL4:.BQ4])+[.B4]" office:value-type="float" office:value="97.5395713039186" calcext:value-type="float">
            <text:p>97,5395713039186</text:p>
          </table:table-cell>
        </table:table-row>
        <table:table-row table:style-name="ro1">
          <table:table-cell/>
          <table:table-cell table:formula="of:=[$layer3.BT5]" office:value-type="float" office:value="130.762699368468" calcext:value-type="float">
            <text:p>130,762699368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674962" calcext:value-type="float">
            <text:p>0,7674962</text:p>
          </table:table-cell>
          <table:table-cell office:value-type="float" office:value="-0.5107698" calcext:value-type="float">
            <text:p>-0,5107698</text:p>
          </table:table-cell>
          <table:table-cell table:number-columns-repeated="31"/>
          <table:table-cell table:formula="of:=[.E5]*[.E$1]" office:value-type="float" office:value="0" calcext:value-type="float">
            <text:p>0</text:p>
          </table:table-cell>
          <table:table-cell table:formula="of:=[.F5]*[.F$1]" office:value-type="float" office:value="-0" calcext:value-type="float">
            <text:p>0</text:p>
          </table:table-cell>
          <table:table-cell table:formula="of:=[.G5]*[.G$1]" office:value-type="float" office:value="0" calcext:value-type="float">
            <text:p>0</text:p>
          </table:table-cell>
          <table:table-cell table:formula="of:=[.H5]*[.H$1]" office:value-type="float" office:value="0" calcext:value-type="float">
            <text:p>0</text:p>
          </table:table-cell>
          <table:table-cell table:formula="of:=[.I5]*[.I$1]" office:value-type="float" office:value="0" calcext:value-type="float">
            <text:p>0</text:p>
          </table:table-cell>
          <table:table-cell table:formula="of:=[.J5]*[.J$1]" office:value-type="float" office:value="0" calcext:value-type="float">
            <text:p>0</text:p>
          </table:table-cell>
          <table:table-cell table:formula="of:=[.K5]*[.K$1]" office:value-type="float" office:value="0" calcext:value-type="float">
            <text:p>0</text:p>
          </table:table-cell>
          <table:table-cell table:formula="of:=[.L5]*[.L$1]" office:value-type="float" office:value="0" calcext:value-type="float">
            <text:p>0</text:p>
          </table:table-cell>
          <table:table-cell table:formula="of:=[.M5]*[.M$1]" office:value-type="float" office:value="0" calcext:value-type="float">
            <text:p>0</text:p>
          </table:table-cell>
          <table:table-cell table:formula="of:=[.N5]*[.N$1]" office:value-type="float" office:value="0" calcext:value-type="float">
            <text:p>0</text:p>
          </table:table-cell>
          <table:table-cell table:formula="of:=[.O5]*[.O$1]" office:value-type="float" office:value="0" calcext:value-type="float">
            <text:p>0</text:p>
          </table:table-cell>
          <table:table-cell table:formula="of:=[.P5]*[.P$1]" office:value-type="float" office:value="0" calcext:value-type="float">
            <text:p>0</text:p>
          </table:table-cell>
          <table:table-cell table:formula="of:=[.Q5]*[.Q$1]" office:value-type="float" office:value="0" calcext:value-type="float">
            <text:p>0</text:p>
          </table:table-cell>
          <table:table-cell table:formula="of:=[.R5]*[.R$1]" office:value-type="float" office:value="0" calcext:value-type="float">
            <text:p>0</text:p>
          </table:table-cell>
          <table:table-cell table:formula="of:=[.S5]*[.S$1]" office:value-type="float" office:value="0" calcext:value-type="float">
            <text:p>0</text:p>
          </table:table-cell>
          <table:table-cell table:formula="of:=[.T5]*[.T$1]" office:value-type="float" office:value="0" calcext:value-type="float">
            <text:p>0</text:p>
          </table:table-cell>
          <table:table-cell table:formula="of:=[.U5]*[.U$1]" office:value-type="float" office:value="0" calcext:value-type="float">
            <text:p>0</text:p>
          </table:table-cell>
          <table:table-cell table:formula="of:=[.V5]*[.V$1]" office:value-type="float" office:value="0" calcext:value-type="float">
            <text:p>0</text:p>
          </table:table-cell>
          <table:table-cell table:formula="of:=[.W5]*[.W$1]" office:value-type="float" office:value="0" calcext:value-type="float">
            <text:p>0</text:p>
          </table:table-cell>
          <table:table-cell table:formula="of:=[.X5]*[.X$1]" office:value-type="float" office:value="0" calcext:value-type="float">
            <text:p>0</text:p>
          </table:table-cell>
          <table:table-cell table:formula="of:=[.Y5]*[.Y$1]" office:value-type="float" office:value="0" calcext:value-type="float">
            <text:p>0</text:p>
          </table:table-cell>
          <table:table-cell table:formula="of:=[.Z5]*[.Z$1]" office:value-type="float" office:value="0" calcext:value-type="float">
            <text:p>0</text:p>
          </table:table-cell>
          <table:table-cell table:formula="of:=[.AA5]*[.AA$1]" office:value-type="float" office:value="0" calcext:value-type="float">
            <text:p>0</text:p>
          </table:table-cell>
          <table:table-cell table:formula="of:=[.AB5]*[.AB$1]" office:value-type="float" office:value="0" calcext:value-type="float">
            <text:p>0</text:p>
          </table:table-cell>
          <table:table-cell table:formula="of:=[.AC5]*[.AC$1]" office:value-type="float" office:value="0" calcext:value-type="float">
            <text:p>0</text:p>
          </table:table-cell>
          <table:table-cell table:formula="of:=[.AD5]*[.AD$1]" office:value-type="float" office:value="0" calcext:value-type="float">
            <text:p>0</text:p>
          </table:table-cell>
          <table:table-cell table:formula="of:=[.AE5]*[.AE$1]" office:value-type="float" office:value="0" calcext:value-type="float">
            <text:p>0</text:p>
          </table:table-cell>
          <table:table-cell table:formula="of:=[.AF5]*[.AF$1]" office:value-type="float" office:value="0" calcext:value-type="float">
            <text:p>0</text:p>
          </table:table-cell>
          <table:table-cell table:formula="of:=[.AG5]*[.AG$1]" office:value-type="float" office:value="0" calcext:value-type="float">
            <text:p>0</text:p>
          </table:table-cell>
          <table:table-cell table:formula="of:=[.AH5]*[.AH$1]" office:value-type="float" office:value="0" calcext:value-type="float">
            <text:p>0</text:p>
          </table:table-cell>
          <table:table-cell table:formula="of:=[.AI5]*[.AI$1]" office:value-type="float" office:value="0" calcext:value-type="float">
            <text:p>0</text:p>
          </table:table-cell>
          <table:table-cell table:formula="of:=[.AJ5]*[.AJ$1]" office:value-type="float" office:value="0" calcext:value-type="float">
            <text:p>0</text:p>
          </table:table-cell>
          <table:table-cell/>
          <table:table-cell table:formula="of:=SUM([.AL5:.BQ5])+[.B5]" office:value-type="float" office:value="130.762699368468" calcext:value-type="float">
            <text:p>130,762699368468</text:p>
          </table:table-cell>
        </table:table-row>
        <table:table-row table:style-name="ro1">
          <table:table-cell/>
          <table:table-cell table:formula="of:=[$layer3.BT6]" office:value-type="float" office:value="105.698404477406" calcext:value-type="float">
            <text:p>105,698404477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261247" calcext:value-type="float">
            <text:p>0,7261247</text:p>
          </table:table-cell>
          <table:table-cell office:value-type="float" office:value="0.66875696" calcext:value-type="float">
            <text:p>0,66875696</text:p>
          </table:table-cell>
          <table:table-cell table:number-columns-repeated="31"/>
          <table:table-cell table:formula="of:=[.E6]*[.E$1]" office:value-type="float" office:value="0" calcext:value-type="float">
            <text:p>0</text:p>
          </table:table-cell>
          <table:table-cell table:formula="of:=[.F6]*[.F$1]" office:value-type="float" office:value="0" calcext:value-type="float">
            <text:p>0</text:p>
          </table:table-cell>
          <table:table-cell table:formula="of:=[.G6]*[.G$1]" office:value-type="float" office:value="0" calcext:value-type="float">
            <text:p>0</text:p>
          </table:table-cell>
          <table:table-cell table:formula="of:=[.H6]*[.H$1]" office:value-type="float" office:value="0" calcext:value-type="float">
            <text:p>0</text:p>
          </table:table-cell>
          <table:table-cell table:formula="of:=[.I6]*[.I$1]" office:value-type="float" office:value="0" calcext:value-type="float">
            <text:p>0</text:p>
          </table:table-cell>
          <table:table-cell table:formula="of:=[.J6]*[.J$1]" office:value-type="float" office:value="0" calcext:value-type="float">
            <text:p>0</text:p>
          </table:table-cell>
          <table:table-cell table:formula="of:=[.K6]*[.K$1]" office:value-type="float" office:value="0" calcext:value-type="float">
            <text:p>0</text:p>
          </table:table-cell>
          <table:table-cell table:formula="of:=[.L6]*[.L$1]" office:value-type="float" office:value="0" calcext:value-type="float">
            <text:p>0</text:p>
          </table:table-cell>
          <table:table-cell table:formula="of:=[.M6]*[.M$1]" office:value-type="float" office:value="0" calcext:value-type="float">
            <text:p>0</text:p>
          </table:table-cell>
          <table:table-cell table:formula="of:=[.N6]*[.N$1]" office:value-type="float" office:value="0" calcext:value-type="float">
            <text:p>0</text:p>
          </table:table-cell>
          <table:table-cell table:formula="of:=[.O6]*[.O$1]" office:value-type="float" office:value="0" calcext:value-type="float">
            <text:p>0</text:p>
          </table:table-cell>
          <table:table-cell table:formula="of:=[.P6]*[.P$1]" office:value-type="float" office:value="0" calcext:value-type="float">
            <text:p>0</text:p>
          </table:table-cell>
          <table:table-cell table:formula="of:=[.Q6]*[.Q$1]" office:value-type="float" office:value="0" calcext:value-type="float">
            <text:p>0</text:p>
          </table:table-cell>
          <table:table-cell table:formula="of:=[.R6]*[.R$1]" office:value-type="float" office:value="0" calcext:value-type="float">
            <text:p>0</text:p>
          </table:table-cell>
          <table:table-cell table:formula="of:=[.S6]*[.S$1]" office:value-type="float" office:value="0" calcext:value-type="float">
            <text:p>0</text:p>
          </table:table-cell>
          <table:table-cell table:formula="of:=[.T6]*[.T$1]" office:value-type="float" office:value="0" calcext:value-type="float">
            <text:p>0</text:p>
          </table:table-cell>
          <table:table-cell table:formula="of:=[.U6]*[.U$1]" office:value-type="float" office:value="0" calcext:value-type="float">
            <text:p>0</text:p>
          </table:table-cell>
          <table:table-cell table:formula="of:=[.V6]*[.V$1]" office:value-type="float" office:value="0" calcext:value-type="float">
            <text:p>0</text:p>
          </table:table-cell>
          <table:table-cell table:formula="of:=[.W6]*[.W$1]" office:value-type="float" office:value="0" calcext:value-type="float">
            <text:p>0</text:p>
          </table:table-cell>
          <table:table-cell table:formula="of:=[.X6]*[.X$1]" office:value-type="float" office:value="0" calcext:value-type="float">
            <text:p>0</text:p>
          </table:table-cell>
          <table:table-cell table:formula="of:=[.Y6]*[.Y$1]" office:value-type="float" office:value="0" calcext:value-type="float">
            <text:p>0</text:p>
          </table:table-cell>
          <table:table-cell table:formula="of:=[.Z6]*[.Z$1]" office:value-type="float" office:value="0" calcext:value-type="float">
            <text:p>0</text:p>
          </table:table-cell>
          <table:table-cell table:formula="of:=[.AA6]*[.AA$1]" office:value-type="float" office:value="0" calcext:value-type="float">
            <text:p>0</text:p>
          </table:table-cell>
          <table:table-cell table:formula="of:=[.AB6]*[.AB$1]" office:value-type="float" office:value="0" calcext:value-type="float">
            <text:p>0</text:p>
          </table:table-cell>
          <table:table-cell table:formula="of:=[.AC6]*[.AC$1]" office:value-type="float" office:value="0" calcext:value-type="float">
            <text:p>0</text:p>
          </table:table-cell>
          <table:table-cell table:formula="of:=[.AD6]*[.AD$1]" office:value-type="float" office:value="0" calcext:value-type="float">
            <text:p>0</text:p>
          </table:table-cell>
          <table:table-cell table:formula="of:=[.AE6]*[.AE$1]" office:value-type="float" office:value="0" calcext:value-type="float">
            <text:p>0</text:p>
          </table:table-cell>
          <table:table-cell table:formula="of:=[.AF6]*[.AF$1]" office:value-type="float" office:value="0" calcext:value-type="float">
            <text:p>0</text:p>
          </table:table-cell>
          <table:table-cell table:formula="of:=[.AG6]*[.AG$1]" office:value-type="float" office:value="0" calcext:value-type="float">
            <text:p>0</text:p>
          </table:table-cell>
          <table:table-cell table:formula="of:=[.AH6]*[.AH$1]" office:value-type="float" office:value="0" calcext:value-type="float">
            <text:p>0</text:p>
          </table:table-cell>
          <table:table-cell table:formula="of:=[.AI6]*[.AI$1]" office:value-type="float" office:value="0" calcext:value-type="float">
            <text:p>0</text:p>
          </table:table-cell>
          <table:table-cell table:formula="of:=[.AJ6]*[.AJ$1]" office:value-type="float" office:value="0" calcext:value-type="float">
            <text:p>0</text:p>
          </table:table-cell>
          <table:table-cell/>
          <table:table-cell table:formula="of:=SUM([.AL6:.BQ6])+[.B6]" office:value-type="float" office:value="105.698404477406" calcext:value-type="float">
            <text:p>105,698404477406</text:p>
          </table:table-cell>
        </table:table-row>
        <table:table-row table:style-name="ro1">
          <table:table-cell/>
          <table:table-cell table:formula="of:=[$layer3.BT7]" office:value-type="float" office:value="102.197124745674" calcext:value-type="float">
            <text:p>102,1971247456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745329" calcext:value-type="float">
            <text:p>0,6745329</text:p>
          </table:table-cell>
          <table:table-cell office:value-type="float" office:value="0.6510174" calcext:value-type="float">
            <text:p>0,6510174</text:p>
          </table:table-cell>
          <table:table-cell table:number-columns-repeated="31"/>
          <table:table-cell table:formula="of:=[.E7]*[.E$1]" office:value-type="float" office:value="0" calcext:value-type="float">
            <text:p>0</text:p>
          </table:table-cell>
          <table:table-cell table:formula="of:=[.F7]*[.F$1]" office:value-type="float" office:value="0" calcext:value-type="float">
            <text:p>0</text:p>
          </table:table-cell>
          <table:table-cell table:formula="of:=[.G7]*[.G$1]" office:value-type="float" office:value="0" calcext:value-type="float">
            <text:p>0</text:p>
          </table:table-cell>
          <table:table-cell table:formula="of:=[.H7]*[.H$1]" office:value-type="float" office:value="0" calcext:value-type="float">
            <text:p>0</text:p>
          </table:table-cell>
          <table:table-cell table:formula="of:=[.I7]*[.I$1]" office:value-type="float" office:value="0" calcext:value-type="float">
            <text:p>0</text:p>
          </table:table-cell>
          <table:table-cell table:formula="of:=[.J7]*[.J$1]" office:value-type="float" office:value="0" calcext:value-type="float">
            <text:p>0</text:p>
          </table:table-cell>
          <table:table-cell table:formula="of:=[.K7]*[.K$1]" office:value-type="float" office:value="0" calcext:value-type="float">
            <text:p>0</text:p>
          </table:table-cell>
          <table:table-cell table:formula="of:=[.L7]*[.L$1]" office:value-type="float" office:value="0" calcext:value-type="float">
            <text:p>0</text:p>
          </table:table-cell>
          <table:table-cell table:formula="of:=[.M7]*[.M$1]" office:value-type="float" office:value="0" calcext:value-type="float">
            <text:p>0</text:p>
          </table:table-cell>
          <table:table-cell table:formula="of:=[.N7]*[.N$1]" office:value-type="float" office:value="0" calcext:value-type="float">
            <text:p>0</text:p>
          </table:table-cell>
          <table:table-cell table:formula="of:=[.O7]*[.O$1]" office:value-type="float" office:value="0" calcext:value-type="float">
            <text:p>0</text:p>
          </table:table-cell>
          <table:table-cell table:formula="of:=[.P7]*[.P$1]" office:value-type="float" office:value="0" calcext:value-type="float">
            <text:p>0</text:p>
          </table:table-cell>
          <table:table-cell table:formula="of:=[.Q7]*[.Q$1]" office:value-type="float" office:value="0" calcext:value-type="float">
            <text:p>0</text:p>
          </table:table-cell>
          <table:table-cell table:formula="of:=[.R7]*[.R$1]" office:value-type="float" office:value="0" calcext:value-type="float">
            <text:p>0</text:p>
          </table:table-cell>
          <table:table-cell table:formula="of:=[.S7]*[.S$1]" office:value-type="float" office:value="0" calcext:value-type="float">
            <text:p>0</text:p>
          </table:table-cell>
          <table:table-cell table:formula="of:=[.T7]*[.T$1]" office:value-type="float" office:value="0" calcext:value-type="float">
            <text:p>0</text:p>
          </table:table-cell>
          <table:table-cell table:formula="of:=[.U7]*[.U$1]" office:value-type="float" office:value="0" calcext:value-type="float">
            <text:p>0</text:p>
          </table:table-cell>
          <table:table-cell table:formula="of:=[.V7]*[.V$1]" office:value-type="float" office:value="0" calcext:value-type="float">
            <text:p>0</text:p>
          </table:table-cell>
          <table:table-cell table:formula="of:=[.W7]*[.W$1]" office:value-type="float" office:value="0" calcext:value-type="float">
            <text:p>0</text:p>
          </table:table-cell>
          <table:table-cell table:formula="of:=[.X7]*[.X$1]" office:value-type="float" office:value="0" calcext:value-type="float">
            <text:p>0</text:p>
          </table:table-cell>
          <table:table-cell table:formula="of:=[.Y7]*[.Y$1]" office:value-type="float" office:value="0" calcext:value-type="float">
            <text:p>0</text:p>
          </table:table-cell>
          <table:table-cell table:formula="of:=[.Z7]*[.Z$1]" office:value-type="float" office:value="0" calcext:value-type="float">
            <text:p>0</text:p>
          </table:table-cell>
          <table:table-cell table:formula="of:=[.AA7]*[.AA$1]" office:value-type="float" office:value="0" calcext:value-type="float">
            <text:p>0</text:p>
          </table:table-cell>
          <table:table-cell table:formula="of:=[.AB7]*[.AB$1]" office:value-type="float" office:value="0" calcext:value-type="float">
            <text:p>0</text:p>
          </table:table-cell>
          <table:table-cell table:formula="of:=[.AC7]*[.AC$1]" office:value-type="float" office:value="0" calcext:value-type="float">
            <text:p>0</text:p>
          </table:table-cell>
          <table:table-cell table:formula="of:=[.AD7]*[.AD$1]" office:value-type="float" office:value="0" calcext:value-type="float">
            <text:p>0</text:p>
          </table:table-cell>
          <table:table-cell table:formula="of:=[.AE7]*[.AE$1]" office:value-type="float" office:value="0" calcext:value-type="float">
            <text:p>0</text:p>
          </table:table-cell>
          <table:table-cell table:formula="of:=[.AF7]*[.AF$1]" office:value-type="float" office:value="0" calcext:value-type="float">
            <text:p>0</text:p>
          </table:table-cell>
          <table:table-cell table:formula="of:=[.AG7]*[.AG$1]" office:value-type="float" office:value="0" calcext:value-type="float">
            <text:p>0</text:p>
          </table:table-cell>
          <table:table-cell table:formula="of:=[.AH7]*[.AH$1]" office:value-type="float" office:value="0" calcext:value-type="float">
            <text:p>0</text:p>
          </table:table-cell>
          <table:table-cell table:formula="of:=[.AI7]*[.AI$1]" office:value-type="float" office:value="0" calcext:value-type="float">
            <text:p>0</text:p>
          </table:table-cell>
          <table:table-cell table:formula="of:=[.AJ7]*[.AJ$1]" office:value-type="float" office:value="0" calcext:value-type="float">
            <text:p>0</text:p>
          </table:table-cell>
          <table:table-cell/>
          <table:table-cell table:formula="of:=SUM([.AL7:.BQ7])+[.B7]" office:value-type="float" office:value="102.197124745674" calcext:value-type="float">
            <text:p>102,197124745674</text:p>
          </table:table-cell>
        </table:table-row>
        <table:table-row table:style-name="ro1">
          <table:table-cell/>
          <table:table-cell table:formula="of:=[$layer3.BT8]" office:value-type="float" office:value="91.2572545219177" calcext:value-type="float">
            <text:p>91,25725452191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714613" calcext:value-type="float">
            <text:p>0,80714613</text:p>
          </table:table-cell>
          <table:table-cell office:value-type="float" office:value="0.34059542" calcext:value-type="float">
            <text:p>0,34059542</text:p>
          </table:table-cell>
          <table:table-cell table:number-columns-repeated="31"/>
          <table:table-cell table:formula="of:=[.E8]*[.E$1]" office:value-type="float" office:value="0" calcext:value-type="float">
            <text:p>0</text:p>
          </table:table-cell>
          <table:table-cell table:formula="of:=[.F8]*[.F$1]" office:value-type="float" office:value="0" calcext:value-type="float">
            <text:p>0</text:p>
          </table:table-cell>
          <table:table-cell table:formula="of:=[.G8]*[.G$1]" office:value-type="float" office:value="0" calcext:value-type="float">
            <text:p>0</text:p>
          </table:table-cell>
          <table:table-cell table:formula="of:=[.H8]*[.H$1]" office:value-type="float" office:value="0" calcext:value-type="float">
            <text:p>0</text:p>
          </table:table-cell>
          <table:table-cell table:formula="of:=[.I8]*[.I$1]" office:value-type="float" office:value="0" calcext:value-type="float">
            <text:p>0</text:p>
          </table:table-cell>
          <table:table-cell table:formula="of:=[.J8]*[.J$1]" office:value-type="float" office:value="0" calcext:value-type="float">
            <text:p>0</text:p>
          </table:table-cell>
          <table:table-cell table:formula="of:=[.K8]*[.K$1]" office:value-type="float" office:value="0" calcext:value-type="float">
            <text:p>0</text:p>
          </table:table-cell>
          <table:table-cell table:formula="of:=[.L8]*[.L$1]" office:value-type="float" office:value="0" calcext:value-type="float">
            <text:p>0</text:p>
          </table:table-cell>
          <table:table-cell table:formula="of:=[.M8]*[.M$1]" office:value-type="float" office:value="0" calcext:value-type="float">
            <text:p>0</text:p>
          </table:table-cell>
          <table:table-cell table:formula="of:=[.N8]*[.N$1]" office:value-type="float" office:value="0" calcext:value-type="float">
            <text:p>0</text:p>
          </table:table-cell>
          <table:table-cell table:formula="of:=[.O8]*[.O$1]" office:value-type="float" office:value="0" calcext:value-type="float">
            <text:p>0</text:p>
          </table:table-cell>
          <table:table-cell table:formula="of:=[.P8]*[.P$1]" office:value-type="float" office:value="0" calcext:value-type="float">
            <text:p>0</text:p>
          </table:table-cell>
          <table:table-cell table:formula="of:=[.Q8]*[.Q$1]" office:value-type="float" office:value="0" calcext:value-type="float">
            <text:p>0</text:p>
          </table:table-cell>
          <table:table-cell table:formula="of:=[.R8]*[.R$1]" office:value-type="float" office:value="0" calcext:value-type="float">
            <text:p>0</text:p>
          </table:table-cell>
          <table:table-cell table:formula="of:=[.S8]*[.S$1]" office:value-type="float" office:value="0" calcext:value-type="float">
            <text:p>0</text:p>
          </table:table-cell>
          <table:table-cell table:formula="of:=[.T8]*[.T$1]" office:value-type="float" office:value="0" calcext:value-type="float">
            <text:p>0</text:p>
          </table:table-cell>
          <table:table-cell table:formula="of:=[.U8]*[.U$1]" office:value-type="float" office:value="0" calcext:value-type="float">
            <text:p>0</text:p>
          </table:table-cell>
          <table:table-cell table:formula="of:=[.V8]*[.V$1]" office:value-type="float" office:value="0" calcext:value-type="float">
            <text:p>0</text:p>
          </table:table-cell>
          <table:table-cell table:formula="of:=[.W8]*[.W$1]" office:value-type="float" office:value="0" calcext:value-type="float">
            <text:p>0</text:p>
          </table:table-cell>
          <table:table-cell table:formula="of:=[.X8]*[.X$1]" office:value-type="float" office:value="0" calcext:value-type="float">
            <text:p>0</text:p>
          </table:table-cell>
          <table:table-cell table:formula="of:=[.Y8]*[.Y$1]" office:value-type="float" office:value="0" calcext:value-type="float">
            <text:p>0</text:p>
          </table:table-cell>
          <table:table-cell table:formula="of:=[.Z8]*[.Z$1]" office:value-type="float" office:value="0" calcext:value-type="float">
            <text:p>0</text:p>
          </table:table-cell>
          <table:table-cell table:formula="of:=[.AA8]*[.AA$1]" office:value-type="float" office:value="0" calcext:value-type="float">
            <text:p>0</text:p>
          </table:table-cell>
          <table:table-cell table:formula="of:=[.AB8]*[.AB$1]" office:value-type="float" office:value="0" calcext:value-type="float">
            <text:p>0</text:p>
          </table:table-cell>
          <table:table-cell table:formula="of:=[.AC8]*[.AC$1]" office:value-type="float" office:value="0" calcext:value-type="float">
            <text:p>0</text:p>
          </table:table-cell>
          <table:table-cell table:formula="of:=[.AD8]*[.AD$1]" office:value-type="float" office:value="0" calcext:value-type="float">
            <text:p>0</text:p>
          </table:table-cell>
          <table:table-cell table:formula="of:=[.AE8]*[.AE$1]" office:value-type="float" office:value="0" calcext:value-type="float">
            <text:p>0</text:p>
          </table:table-cell>
          <table:table-cell table:formula="of:=[.AF8]*[.AF$1]" office:value-type="float" office:value="0" calcext:value-type="float">
            <text:p>0</text:p>
          </table:table-cell>
          <table:table-cell table:formula="of:=[.AG8]*[.AG$1]" office:value-type="float" office:value="0" calcext:value-type="float">
            <text:p>0</text:p>
          </table:table-cell>
          <table:table-cell table:formula="of:=[.AH8]*[.AH$1]" office:value-type="float" office:value="0" calcext:value-type="float">
            <text:p>0</text:p>
          </table:table-cell>
          <table:table-cell table:formula="of:=[.AI8]*[.AI$1]" office:value-type="float" office:value="0" calcext:value-type="float">
            <text:p>0</text:p>
          </table:table-cell>
          <table:table-cell table:formula="of:=[.AJ8]*[.AJ$1]" office:value-type="float" office:value="0" calcext:value-type="float">
            <text:p>0</text:p>
          </table:table-cell>
          <table:table-cell/>
          <table:table-cell table:formula="of:=SUM([.AL8:.BQ8])+[.B8]" office:value-type="float" office:value="91.2572545219177" calcext:value-type="float">
            <text:p>91,2572545219177</text:p>
          </table:table-cell>
        </table:table-row>
        <table:table-row table:style-name="ro1">
          <table:table-cell/>
          <table:table-cell table:formula="of:=[$layer3.BT9]" office:value-type="float" office:value="122.966084380007" calcext:value-type="float">
            <text:p>122,966084380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4406254" calcext:value-type="float">
            <text:p>0,74406254</text:p>
          </table:table-cell>
          <table:table-cell office:value-type="float" office:value="-0.7423332" calcext:value-type="float">
            <text:p>-0,7423332</text:p>
          </table:table-cell>
          <table:table-cell table:number-columns-repeated="31"/>
          <table:table-cell table:formula="of:=[.E9]*[.E$1]" office:value-type="float" office:value="0" calcext:value-type="float">
            <text:p>0</text:p>
          </table:table-cell>
          <table:table-cell table:formula="of:=[.F9]*[.F$1]" office:value-type="float" office:value="-0" calcext:value-type="float">
            <text:p>0</text:p>
          </table:table-cell>
          <table:table-cell table:formula="of:=[.G9]*[.G$1]" office:value-type="float" office:value="0" calcext:value-type="float">
            <text:p>0</text:p>
          </table:table-cell>
          <table:table-cell table:formula="of:=[.H9]*[.H$1]" office:value-type="float" office:value="0" calcext:value-type="float">
            <text:p>0</text:p>
          </table:table-cell>
          <table:table-cell table:formula="of:=[.I9]*[.I$1]" office:value-type="float" office:value="0" calcext:value-type="float">
            <text:p>0</text:p>
          </table:table-cell>
          <table:table-cell table:formula="of:=[.J9]*[.J$1]" office:value-type="float" office:value="0" calcext:value-type="float">
            <text:p>0</text:p>
          </table:table-cell>
          <table:table-cell table:formula="of:=[.K9]*[.K$1]" office:value-type="float" office:value="0" calcext:value-type="float">
            <text:p>0</text:p>
          </table:table-cell>
          <table:table-cell table:formula="of:=[.L9]*[.L$1]" office:value-type="float" office:value="0" calcext:value-type="float">
            <text:p>0</text:p>
          </table:table-cell>
          <table:table-cell table:formula="of:=[.M9]*[.M$1]" office:value-type="float" office:value="0" calcext:value-type="float">
            <text:p>0</text:p>
          </table:table-cell>
          <table:table-cell table:formula="of:=[.N9]*[.N$1]" office:value-type="float" office:value="0" calcext:value-type="float">
            <text:p>0</text:p>
          </table:table-cell>
          <table:table-cell table:formula="of:=[.O9]*[.O$1]" office:value-type="float" office:value="0" calcext:value-type="float">
            <text:p>0</text:p>
          </table:table-cell>
          <table:table-cell table:formula="of:=[.P9]*[.P$1]" office:value-type="float" office:value="0" calcext:value-type="float">
            <text:p>0</text:p>
          </table:table-cell>
          <table:table-cell table:formula="of:=[.Q9]*[.Q$1]" office:value-type="float" office:value="0" calcext:value-type="float">
            <text:p>0</text:p>
          </table:table-cell>
          <table:table-cell table:formula="of:=[.R9]*[.R$1]" office:value-type="float" office:value="0" calcext:value-type="float">
            <text:p>0</text:p>
          </table:table-cell>
          <table:table-cell table:formula="of:=[.S9]*[.S$1]" office:value-type="float" office:value="0" calcext:value-type="float">
            <text:p>0</text:p>
          </table:table-cell>
          <table:table-cell table:formula="of:=[.T9]*[.T$1]" office:value-type="float" office:value="0" calcext:value-type="float">
            <text:p>0</text:p>
          </table:table-cell>
          <table:table-cell table:formula="of:=[.U9]*[.U$1]" office:value-type="float" office:value="0" calcext:value-type="float">
            <text:p>0</text:p>
          </table:table-cell>
          <table:table-cell table:formula="of:=[.V9]*[.V$1]" office:value-type="float" office:value="0" calcext:value-type="float">
            <text:p>0</text:p>
          </table:table-cell>
          <table:table-cell table:formula="of:=[.W9]*[.W$1]" office:value-type="float" office:value="0" calcext:value-type="float">
            <text:p>0</text:p>
          </table:table-cell>
          <table:table-cell table:formula="of:=[.X9]*[.X$1]" office:value-type="float" office:value="0" calcext:value-type="float">
            <text:p>0</text:p>
          </table:table-cell>
          <table:table-cell table:formula="of:=[.Y9]*[.Y$1]" office:value-type="float" office:value="0" calcext:value-type="float">
            <text:p>0</text:p>
          </table:table-cell>
          <table:table-cell table:formula="of:=[.Z9]*[.Z$1]" office:value-type="float" office:value="0" calcext:value-type="float">
            <text:p>0</text:p>
          </table:table-cell>
          <table:table-cell table:formula="of:=[.AA9]*[.AA$1]" office:value-type="float" office:value="0" calcext:value-type="float">
            <text:p>0</text:p>
          </table:table-cell>
          <table:table-cell table:formula="of:=[.AB9]*[.AB$1]" office:value-type="float" office:value="0" calcext:value-type="float">
            <text:p>0</text:p>
          </table:table-cell>
          <table:table-cell table:formula="of:=[.AC9]*[.AC$1]" office:value-type="float" office:value="0" calcext:value-type="float">
            <text:p>0</text:p>
          </table:table-cell>
          <table:table-cell table:formula="of:=[.AD9]*[.AD$1]" office:value-type="float" office:value="0" calcext:value-type="float">
            <text:p>0</text:p>
          </table:table-cell>
          <table:table-cell table:formula="of:=[.AE9]*[.AE$1]" office:value-type="float" office:value="0" calcext:value-type="float">
            <text:p>0</text:p>
          </table:table-cell>
          <table:table-cell table:formula="of:=[.AF9]*[.AF$1]" office:value-type="float" office:value="0" calcext:value-type="float">
            <text:p>0</text:p>
          </table:table-cell>
          <table:table-cell table:formula="of:=[.AG9]*[.AG$1]" office:value-type="float" office:value="0" calcext:value-type="float">
            <text:p>0</text:p>
          </table:table-cell>
          <table:table-cell table:formula="of:=[.AH9]*[.AH$1]" office:value-type="float" office:value="0" calcext:value-type="float">
            <text:p>0</text:p>
          </table:table-cell>
          <table:table-cell table:formula="of:=[.AI9]*[.AI$1]" office:value-type="float" office:value="0" calcext:value-type="float">
            <text:p>0</text:p>
          </table:table-cell>
          <table:table-cell table:formula="of:=[.AJ9]*[.AJ$1]" office:value-type="float" office:value="0" calcext:value-type="float">
            <text:p>0</text:p>
          </table:table-cell>
          <table:table-cell/>
          <table:table-cell table:formula="of:=SUM([.AL9:.BQ9])+[.B9]" office:value-type="float" office:value="122.966084380007" calcext:value-type="float">
            <text:p>122,966084380007</text:p>
          </table:table-cell>
        </table:table-row>
        <table:table-row table:style-name="ro1">
          <table:table-cell/>
          <table:table-cell table:formula="of:=[$layer3.BT10]" office:value-type="float" office:value="93.3574528680416" calcext:value-type="float">
            <text:p>93,35745286804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2494396" calcext:value-type="float">
            <text:p>0,82494396</text:p>
          </table:table-cell>
          <table:table-cell office:value-type="float" office:value="-0.31132454" calcext:value-type="float">
            <text:p>-0,31132454</text:p>
          </table:table-cell>
          <table:table-cell table:number-columns-repeated="31"/>
          <table:table-cell table:formula="of:=[.E10]*[.E$1]" office:value-type="float" office:value="0" calcext:value-type="float">
            <text:p>0</text:p>
          </table:table-cell>
          <table:table-cell table:formula="of:=[.F10]*[.F$1]" office:value-type="float" office:value="-0" calcext:value-type="float">
            <text:p>0</text:p>
          </table:table-cell>
          <table:table-cell table:formula="of:=[.G10]*[.G$1]" office:value-type="float" office:value="0" calcext:value-type="float">
            <text:p>0</text:p>
          </table:table-cell>
          <table:table-cell table:formula="of:=[.H10]*[.H$1]" office:value-type="float" office:value="0" calcext:value-type="float">
            <text:p>0</text:p>
          </table:table-cell>
          <table:table-cell table:formula="of:=[.I10]*[.I$1]" office:value-type="float" office:value="0" calcext:value-type="float">
            <text:p>0</text:p>
          </table:table-cell>
          <table:table-cell table:formula="of:=[.J10]*[.J$1]" office:value-type="float" office:value="0" calcext:value-type="float">
            <text:p>0</text:p>
          </table:table-cell>
          <table:table-cell table:formula="of:=[.K10]*[.K$1]" office:value-type="float" office:value="0" calcext:value-type="float">
            <text:p>0</text:p>
          </table:table-cell>
          <table:table-cell table:formula="of:=[.L10]*[.L$1]" office:value-type="float" office:value="0" calcext:value-type="float">
            <text:p>0</text:p>
          </table:table-cell>
          <table:table-cell table:formula="of:=[.M10]*[.M$1]" office:value-type="float" office:value="0" calcext:value-type="float">
            <text:p>0</text:p>
          </table:table-cell>
          <table:table-cell table:formula="of:=[.N10]*[.N$1]" office:value-type="float" office:value="0" calcext:value-type="float">
            <text:p>0</text:p>
          </table:table-cell>
          <table:table-cell table:formula="of:=[.O10]*[.O$1]" office:value-type="float" office:value="0" calcext:value-type="float">
            <text:p>0</text:p>
          </table:table-cell>
          <table:table-cell table:formula="of:=[.P10]*[.P$1]" office:value-type="float" office:value="0" calcext:value-type="float">
            <text:p>0</text:p>
          </table:table-cell>
          <table:table-cell table:formula="of:=[.Q10]*[.Q$1]" office:value-type="float" office:value="0" calcext:value-type="float">
            <text:p>0</text:p>
          </table:table-cell>
          <table:table-cell table:formula="of:=[.R10]*[.R$1]" office:value-type="float" office:value="0" calcext:value-type="float">
            <text:p>0</text:p>
          </table:table-cell>
          <table:table-cell table:formula="of:=[.S10]*[.S$1]" office:value-type="float" office:value="0" calcext:value-type="float">
            <text:p>0</text:p>
          </table:table-cell>
          <table:table-cell table:formula="of:=[.T10]*[.T$1]" office:value-type="float" office:value="0" calcext:value-type="float">
            <text:p>0</text:p>
          </table:table-cell>
          <table:table-cell table:formula="of:=[.U10]*[.U$1]" office:value-type="float" office:value="0" calcext:value-type="float">
            <text:p>0</text:p>
          </table:table-cell>
          <table:table-cell table:formula="of:=[.V10]*[.V$1]" office:value-type="float" office:value="0" calcext:value-type="float">
            <text:p>0</text:p>
          </table:table-cell>
          <table:table-cell table:formula="of:=[.W10]*[.W$1]" office:value-type="float" office:value="0" calcext:value-type="float">
            <text:p>0</text:p>
          </table:table-cell>
          <table:table-cell table:formula="of:=[.X10]*[.X$1]" office:value-type="float" office:value="0" calcext:value-type="float">
            <text:p>0</text:p>
          </table:table-cell>
          <table:table-cell table:formula="of:=[.Y10]*[.Y$1]" office:value-type="float" office:value="0" calcext:value-type="float">
            <text:p>0</text:p>
          </table:table-cell>
          <table:table-cell table:formula="of:=[.Z10]*[.Z$1]" office:value-type="float" office:value="0" calcext:value-type="float">
            <text:p>0</text:p>
          </table:table-cell>
          <table:table-cell table:formula="of:=[.AA10]*[.AA$1]" office:value-type="float" office:value="0" calcext:value-type="float">
            <text:p>0</text:p>
          </table:table-cell>
          <table:table-cell table:formula="of:=[.AB10]*[.AB$1]" office:value-type="float" office:value="0" calcext:value-type="float">
            <text:p>0</text:p>
          </table:table-cell>
          <table:table-cell table:formula="of:=[.AC10]*[.AC$1]" office:value-type="float" office:value="0" calcext:value-type="float">
            <text:p>0</text:p>
          </table:table-cell>
          <table:table-cell table:formula="of:=[.AD10]*[.AD$1]" office:value-type="float" office:value="0" calcext:value-type="float">
            <text:p>0</text:p>
          </table:table-cell>
          <table:table-cell table:formula="of:=[.AE10]*[.AE$1]" office:value-type="float" office:value="0" calcext:value-type="float">
            <text:p>0</text:p>
          </table:table-cell>
          <table:table-cell table:formula="of:=[.AF10]*[.AF$1]" office:value-type="float" office:value="0" calcext:value-type="float">
            <text:p>0</text:p>
          </table:table-cell>
          <table:table-cell table:formula="of:=[.AG10]*[.AG$1]" office:value-type="float" office:value="0" calcext:value-type="float">
            <text:p>0</text:p>
          </table:table-cell>
          <table:table-cell table:formula="of:=[.AH10]*[.AH$1]" office:value-type="float" office:value="0" calcext:value-type="float">
            <text:p>0</text:p>
          </table:table-cell>
          <table:table-cell table:formula="of:=[.AI10]*[.AI$1]" office:value-type="float" office:value="0" calcext:value-type="float">
            <text:p>0</text:p>
          </table:table-cell>
          <table:table-cell table:formula="of:=[.AJ10]*[.AJ$1]" office:value-type="float" office:value="0" calcext:value-type="float">
            <text:p>0</text:p>
          </table:table-cell>
          <table:table-cell/>
          <table:table-cell table:formula="of:=SUM([.AL10:.BQ10])+[.B10]" office:value-type="float" office:value="93.3574528680416" calcext:value-type="float">
            <text:p>93,3574528680416</text:p>
          </table:table-cell>
        </table:table-row>
        <table:table-row table:style-name="ro1">
          <table:table-cell/>
          <table:table-cell table:formula="of:=[$layer3.BT11]" office:value-type="float" office:value="97.6323239604058" calcext:value-type="float">
            <text:p>97,63232396040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910956" calcext:value-type="float">
            <text:p>0,6910956</text:p>
          </table:table-cell>
          <table:table-cell office:value-type="float" office:value="0.83687025" calcext:value-type="float">
            <text:p>0,83687025</text:p>
          </table:table-cell>
          <table:table-cell table:number-columns-repeated="31"/>
          <table:table-cell table:formula="of:=[.E11]*[.E$1]" office:value-type="float" office:value="0" calcext:value-type="float">
            <text:p>0</text:p>
          </table:table-cell>
          <table:table-cell table:formula="of:=[.F11]*[.F$1]" office:value-type="float" office:value="0" calcext:value-type="float">
            <text:p>0</text:p>
          </table:table-cell>
          <table:table-cell table:formula="of:=[.G11]*[.G$1]" office:value-type="float" office:value="0" calcext:value-type="float">
            <text:p>0</text:p>
          </table:table-cell>
          <table:table-cell table:formula="of:=[.H11]*[.H$1]" office:value-type="float" office:value="0" calcext:value-type="float">
            <text:p>0</text:p>
          </table:table-cell>
          <table:table-cell table:formula="of:=[.I11]*[.I$1]" office:value-type="float" office:value="0" calcext:value-type="float">
            <text:p>0</text:p>
          </table:table-cell>
          <table:table-cell table:formula="of:=[.J11]*[.J$1]" office:value-type="float" office:value="0" calcext:value-type="float">
            <text:p>0</text:p>
          </table:table-cell>
          <table:table-cell table:formula="of:=[.K11]*[.K$1]" office:value-type="float" office:value="0" calcext:value-type="float">
            <text:p>0</text:p>
          </table:table-cell>
          <table:table-cell table:formula="of:=[.L11]*[.L$1]" office:value-type="float" office:value="0" calcext:value-type="float">
            <text:p>0</text:p>
          </table:table-cell>
          <table:table-cell table:formula="of:=[.M11]*[.M$1]" office:value-type="float" office:value="0" calcext:value-type="float">
            <text:p>0</text:p>
          </table:table-cell>
          <table:table-cell table:formula="of:=[.N11]*[.N$1]" office:value-type="float" office:value="0" calcext:value-type="float">
            <text:p>0</text:p>
          </table:table-cell>
          <table:table-cell table:formula="of:=[.O11]*[.O$1]" office:value-type="float" office:value="0" calcext:value-type="float">
            <text:p>0</text:p>
          </table:table-cell>
          <table:table-cell table:formula="of:=[.P11]*[.P$1]" office:value-type="float" office:value="0" calcext:value-type="float">
            <text:p>0</text:p>
          </table:table-cell>
          <table:table-cell table:formula="of:=[.Q11]*[.Q$1]" office:value-type="float" office:value="0" calcext:value-type="float">
            <text:p>0</text:p>
          </table:table-cell>
          <table:table-cell table:formula="of:=[.R11]*[.R$1]" office:value-type="float" office:value="0" calcext:value-type="float">
            <text:p>0</text:p>
          </table:table-cell>
          <table:table-cell table:formula="of:=[.S11]*[.S$1]" office:value-type="float" office:value="0" calcext:value-type="float">
            <text:p>0</text:p>
          </table:table-cell>
          <table:table-cell table:formula="of:=[.T11]*[.T$1]" office:value-type="float" office:value="0" calcext:value-type="float">
            <text:p>0</text:p>
          </table:table-cell>
          <table:table-cell table:formula="of:=[.U11]*[.U$1]" office:value-type="float" office:value="0" calcext:value-type="float">
            <text:p>0</text:p>
          </table:table-cell>
          <table:table-cell table:formula="of:=[.V11]*[.V$1]" office:value-type="float" office:value="0" calcext:value-type="float">
            <text:p>0</text:p>
          </table:table-cell>
          <table:table-cell table:formula="of:=[.W11]*[.W$1]" office:value-type="float" office:value="0" calcext:value-type="float">
            <text:p>0</text:p>
          </table:table-cell>
          <table:table-cell table:formula="of:=[.X11]*[.X$1]" office:value-type="float" office:value="0" calcext:value-type="float">
            <text:p>0</text:p>
          </table:table-cell>
          <table:table-cell table:formula="of:=[.Y11]*[.Y$1]" office:value-type="float" office:value="0" calcext:value-type="float">
            <text:p>0</text:p>
          </table:table-cell>
          <table:table-cell table:formula="of:=[.Z11]*[.Z$1]" office:value-type="float" office:value="0" calcext:value-type="float">
            <text:p>0</text:p>
          </table:table-cell>
          <table:table-cell table:formula="of:=[.AA11]*[.AA$1]" office:value-type="float" office:value="0" calcext:value-type="float">
            <text:p>0</text:p>
          </table:table-cell>
          <table:table-cell table:formula="of:=[.AB11]*[.AB$1]" office:value-type="float" office:value="0" calcext:value-type="float">
            <text:p>0</text:p>
          </table:table-cell>
          <table:table-cell table:formula="of:=[.AC11]*[.AC$1]" office:value-type="float" office:value="0" calcext:value-type="float">
            <text:p>0</text:p>
          </table:table-cell>
          <table:table-cell table:formula="of:=[.AD11]*[.AD$1]" office:value-type="float" office:value="0" calcext:value-type="float">
            <text:p>0</text:p>
          </table:table-cell>
          <table:table-cell table:formula="of:=[.AE11]*[.AE$1]" office:value-type="float" office:value="0" calcext:value-type="float">
            <text:p>0</text:p>
          </table:table-cell>
          <table:table-cell table:formula="of:=[.AF11]*[.AF$1]" office:value-type="float" office:value="0" calcext:value-type="float">
            <text:p>0</text:p>
          </table:table-cell>
          <table:table-cell table:formula="of:=[.AG11]*[.AG$1]" office:value-type="float" office:value="0" calcext:value-type="float">
            <text:p>0</text:p>
          </table:table-cell>
          <table:table-cell table:formula="of:=[.AH11]*[.AH$1]" office:value-type="float" office:value="0" calcext:value-type="float">
            <text:p>0</text:p>
          </table:table-cell>
          <table:table-cell table:formula="of:=[.AI11]*[.AI$1]" office:value-type="float" office:value="0" calcext:value-type="float">
            <text:p>0</text:p>
          </table:table-cell>
          <table:table-cell table:formula="of:=[.AJ11]*[.AJ$1]" office:value-type="float" office:value="0" calcext:value-type="float">
            <text:p>0</text:p>
          </table:table-cell>
          <table:table-cell/>
          <table:table-cell table:formula="of:=SUM([.AL11:.BQ11])+[.B11]" office:value-type="float" office:value="97.6323239604058" calcext:value-type="float">
            <text:p>97,6323239604058</text:p>
          </table:table-cell>
        </table:table-row>
        <table:table-row table:style-name="ro1">
          <table:table-cell/>
          <table:table-cell table:formula="of:=[$layer3.BT12]" office:value-type="float" office:value="-0.989246530864316" calcext:value-type="float">
            <text:p>-0,9892465308643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7768845" calcext:value-type="float">
            <text:p>-0,7768845</text:p>
          </table:table-cell>
          <table:table-cell office:value-type="float" office:value="1.186735" calcext:value-type="float">
            <text:p>1,186735</text:p>
          </table:table-cell>
          <table:table-cell table:number-columns-repeated="31"/>
          <table:table-cell table:formula="of:=[.E12]*[.E$1]" office:value-type="float" office:value="-0" calcext:value-type="float">
            <text:p>0</text:p>
          </table:table-cell>
          <table:table-cell table:formula="of:=[.F12]*[.F$1]" office:value-type="float" office:value="0" calcext:value-type="float">
            <text:p>0</text:p>
          </table:table-cell>
          <table:table-cell table:formula="of:=[.G12]*[.G$1]" office:value-type="float" office:value="0" calcext:value-type="float">
            <text:p>0</text:p>
          </table:table-cell>
          <table:table-cell table:formula="of:=[.H12]*[.H$1]" office:value-type="float" office:value="0" calcext:value-type="float">
            <text:p>0</text:p>
          </table:table-cell>
          <table:table-cell table:formula="of:=[.I12]*[.I$1]" office:value-type="float" office:value="0" calcext:value-type="float">
            <text:p>0</text:p>
          </table:table-cell>
          <table:table-cell table:formula="of:=[.J12]*[.J$1]" office:value-type="float" office:value="0" calcext:value-type="float">
            <text:p>0</text:p>
          </table:table-cell>
          <table:table-cell table:formula="of:=[.K12]*[.K$1]" office:value-type="float" office:value="0" calcext:value-type="float">
            <text:p>0</text:p>
          </table:table-cell>
          <table:table-cell table:formula="of:=[.L12]*[.L$1]" office:value-type="float" office:value="0" calcext:value-type="float">
            <text:p>0</text:p>
          </table:table-cell>
          <table:table-cell table:formula="of:=[.M12]*[.M$1]" office:value-type="float" office:value="0" calcext:value-type="float">
            <text:p>0</text:p>
          </table:table-cell>
          <table:table-cell table:formula="of:=[.N12]*[.N$1]" office:value-type="float" office:value="0" calcext:value-type="float">
            <text:p>0</text:p>
          </table:table-cell>
          <table:table-cell table:formula="of:=[.O12]*[.O$1]" office:value-type="float" office:value="0" calcext:value-type="float">
            <text:p>0</text:p>
          </table:table-cell>
          <table:table-cell table:formula="of:=[.P12]*[.P$1]" office:value-type="float" office:value="0" calcext:value-type="float">
            <text:p>0</text:p>
          </table:table-cell>
          <table:table-cell table:formula="of:=[.Q12]*[.Q$1]" office:value-type="float" office:value="0" calcext:value-type="float">
            <text:p>0</text:p>
          </table:table-cell>
          <table:table-cell table:formula="of:=[.R12]*[.R$1]" office:value-type="float" office:value="0" calcext:value-type="float">
            <text:p>0</text:p>
          </table:table-cell>
          <table:table-cell table:formula="of:=[.S12]*[.S$1]" office:value-type="float" office:value="0" calcext:value-type="float">
            <text:p>0</text:p>
          </table:table-cell>
          <table:table-cell table:formula="of:=[.T12]*[.T$1]" office:value-type="float" office:value="0" calcext:value-type="float">
            <text:p>0</text:p>
          </table:table-cell>
          <table:table-cell table:formula="of:=[.U12]*[.U$1]" office:value-type="float" office:value="0" calcext:value-type="float">
            <text:p>0</text:p>
          </table:table-cell>
          <table:table-cell table:formula="of:=[.V12]*[.V$1]" office:value-type="float" office:value="0" calcext:value-type="float">
            <text:p>0</text:p>
          </table:table-cell>
          <table:table-cell table:formula="of:=[.W12]*[.W$1]" office:value-type="float" office:value="0" calcext:value-type="float">
            <text:p>0</text:p>
          </table:table-cell>
          <table:table-cell table:formula="of:=[.X12]*[.X$1]" office:value-type="float" office:value="0" calcext:value-type="float">
            <text:p>0</text:p>
          </table:table-cell>
          <table:table-cell table:formula="of:=[.Y12]*[.Y$1]" office:value-type="float" office:value="0" calcext:value-type="float">
            <text:p>0</text:p>
          </table:table-cell>
          <table:table-cell table:formula="of:=[.Z12]*[.Z$1]" office:value-type="float" office:value="0" calcext:value-type="float">
            <text:p>0</text:p>
          </table:table-cell>
          <table:table-cell table:formula="of:=[.AA12]*[.AA$1]" office:value-type="float" office:value="0" calcext:value-type="float">
            <text:p>0</text:p>
          </table:table-cell>
          <table:table-cell table:formula="of:=[.AB12]*[.AB$1]" office:value-type="float" office:value="0" calcext:value-type="float">
            <text:p>0</text:p>
          </table:table-cell>
          <table:table-cell table:formula="of:=[.AC12]*[.AC$1]" office:value-type="float" office:value="0" calcext:value-type="float">
            <text:p>0</text:p>
          </table:table-cell>
          <table:table-cell table:formula="of:=[.AD12]*[.AD$1]" office:value-type="float" office:value="0" calcext:value-type="float">
            <text:p>0</text:p>
          </table:table-cell>
          <table:table-cell table:formula="of:=[.AE12]*[.AE$1]" office:value-type="float" office:value="0" calcext:value-type="float">
            <text:p>0</text:p>
          </table:table-cell>
          <table:table-cell table:formula="of:=[.AF12]*[.AF$1]" office:value-type="float" office:value="0" calcext:value-type="float">
            <text:p>0</text:p>
          </table:table-cell>
          <table:table-cell table:formula="of:=[.AG12]*[.AG$1]" office:value-type="float" office:value="0" calcext:value-type="float">
            <text:p>0</text:p>
          </table:table-cell>
          <table:table-cell table:formula="of:=[.AH12]*[.AH$1]" office:value-type="float" office:value="0" calcext:value-type="float">
            <text:p>0</text:p>
          </table:table-cell>
          <table:table-cell table:formula="of:=[.AI12]*[.AI$1]" office:value-type="float" office:value="0" calcext:value-type="float">
            <text:p>0</text:p>
          </table:table-cell>
          <table:table-cell table:formula="of:=[.AJ12]*[.AJ$1]" office:value-type="float" office:value="0" calcext:value-type="float">
            <text:p>0</text:p>
          </table:table-cell>
          <table:table-cell/>
          <table:table-cell table:formula="of:=SUM([.AL12:.BQ12])+[.B12]" office:value-type="float" office:value="-0.989246530864316" calcext:value-type="float">
            <text:p>-0,989246530864316</text:p>
          </table:table-cell>
        </table:table-row>
        <table:table-row table:style-name="ro1">
          <table:table-cell/>
          <table:table-cell table:formula="of:=[$layer3.BT13]" office:value-type="float" office:value="88.8795871684349" calcext:value-type="float">
            <text:p>88,87958716843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176006" calcext:value-type="float">
            <text:p>0,88176006</text:p>
          </table:table-cell>
          <table:table-cell office:value-type="float" office:value="0.61972374" calcext:value-type="float">
            <text:p>0,61972374</text:p>
          </table:table-cell>
          <table:table-cell table:number-columns-repeated="31"/>
          <table:table-cell table:formula="of:=[.E13]*[.E$1]" office:value-type="float" office:value="0" calcext:value-type="float">
            <text:p>0</text:p>
          </table:table-cell>
          <table:table-cell table:formula="of:=[.F13]*[.F$1]" office:value-type="float" office:value="0" calcext:value-type="float">
            <text:p>0</text:p>
          </table:table-cell>
          <table:table-cell table:formula="of:=[.G13]*[.G$1]" office:value-type="float" office:value="0" calcext:value-type="float">
            <text:p>0</text:p>
          </table:table-cell>
          <table:table-cell table:formula="of:=[.H13]*[.H$1]" office:value-type="float" office:value="0" calcext:value-type="float">
            <text:p>0</text:p>
          </table:table-cell>
          <table:table-cell table:formula="of:=[.I13]*[.I$1]" office:value-type="float" office:value="0" calcext:value-type="float">
            <text:p>0</text:p>
          </table:table-cell>
          <table:table-cell table:formula="of:=[.J13]*[.J$1]" office:value-type="float" office:value="0" calcext:value-type="float">
            <text:p>0</text:p>
          </table:table-cell>
          <table:table-cell table:formula="of:=[.K13]*[.K$1]" office:value-type="float" office:value="0" calcext:value-type="float">
            <text:p>0</text:p>
          </table:table-cell>
          <table:table-cell table:formula="of:=[.L13]*[.L$1]" office:value-type="float" office:value="0" calcext:value-type="float">
            <text:p>0</text:p>
          </table:table-cell>
          <table:table-cell table:formula="of:=[.M13]*[.M$1]" office:value-type="float" office:value="0" calcext:value-type="float">
            <text:p>0</text:p>
          </table:table-cell>
          <table:table-cell table:formula="of:=[.N13]*[.N$1]" office:value-type="float" office:value="0" calcext:value-type="float">
            <text:p>0</text:p>
          </table:table-cell>
          <table:table-cell table:formula="of:=[.O13]*[.O$1]" office:value-type="float" office:value="0" calcext:value-type="float">
            <text:p>0</text:p>
          </table:table-cell>
          <table:table-cell table:formula="of:=[.P13]*[.P$1]" office:value-type="float" office:value="0" calcext:value-type="float">
            <text:p>0</text:p>
          </table:table-cell>
          <table:table-cell table:formula="of:=[.Q13]*[.Q$1]" office:value-type="float" office:value="0" calcext:value-type="float">
            <text:p>0</text:p>
          </table:table-cell>
          <table:table-cell table:formula="of:=[.R13]*[.R$1]" office:value-type="float" office:value="0" calcext:value-type="float">
            <text:p>0</text:p>
          </table:table-cell>
          <table:table-cell table:formula="of:=[.S13]*[.S$1]" office:value-type="float" office:value="0" calcext:value-type="float">
            <text:p>0</text:p>
          </table:table-cell>
          <table:table-cell table:formula="of:=[.T13]*[.T$1]" office:value-type="float" office:value="0" calcext:value-type="float">
            <text:p>0</text:p>
          </table:table-cell>
          <table:table-cell table:formula="of:=[.U13]*[.U$1]" office:value-type="float" office:value="0" calcext:value-type="float">
            <text:p>0</text:p>
          </table:table-cell>
          <table:table-cell table:formula="of:=[.V13]*[.V$1]" office:value-type="float" office:value="0" calcext:value-type="float">
            <text:p>0</text:p>
          </table:table-cell>
          <table:table-cell table:formula="of:=[.W13]*[.W$1]" office:value-type="float" office:value="0" calcext:value-type="float">
            <text:p>0</text:p>
          </table:table-cell>
          <table:table-cell table:formula="of:=[.X13]*[.X$1]" office:value-type="float" office:value="0" calcext:value-type="float">
            <text:p>0</text:p>
          </table:table-cell>
          <table:table-cell table:formula="of:=[.Y13]*[.Y$1]" office:value-type="float" office:value="0" calcext:value-type="float">
            <text:p>0</text:p>
          </table:table-cell>
          <table:table-cell table:formula="of:=[.Z13]*[.Z$1]" office:value-type="float" office:value="0" calcext:value-type="float">
            <text:p>0</text:p>
          </table:table-cell>
          <table:table-cell table:formula="of:=[.AA13]*[.AA$1]" office:value-type="float" office:value="0" calcext:value-type="float">
            <text:p>0</text:p>
          </table:table-cell>
          <table:table-cell table:formula="of:=[.AB13]*[.AB$1]" office:value-type="float" office:value="0" calcext:value-type="float">
            <text:p>0</text:p>
          </table:table-cell>
          <table:table-cell table:formula="of:=[.AC13]*[.AC$1]" office:value-type="float" office:value="0" calcext:value-type="float">
            <text:p>0</text:p>
          </table:table-cell>
          <table:table-cell table:formula="of:=[.AD13]*[.AD$1]" office:value-type="float" office:value="0" calcext:value-type="float">
            <text:p>0</text:p>
          </table:table-cell>
          <table:table-cell table:formula="of:=[.AE13]*[.AE$1]" office:value-type="float" office:value="0" calcext:value-type="float">
            <text:p>0</text:p>
          </table:table-cell>
          <table:table-cell table:formula="of:=[.AF13]*[.AF$1]" office:value-type="float" office:value="0" calcext:value-type="float">
            <text:p>0</text:p>
          </table:table-cell>
          <table:table-cell table:formula="of:=[.AG13]*[.AG$1]" office:value-type="float" office:value="0" calcext:value-type="float">
            <text:p>0</text:p>
          </table:table-cell>
          <table:table-cell table:formula="of:=[.AH13]*[.AH$1]" office:value-type="float" office:value="0" calcext:value-type="float">
            <text:p>0</text:p>
          </table:table-cell>
          <table:table-cell table:formula="of:=[.AI13]*[.AI$1]" office:value-type="float" office:value="0" calcext:value-type="float">
            <text:p>0</text:p>
          </table:table-cell>
          <table:table-cell table:formula="of:=[.AJ13]*[.AJ$1]" office:value-type="float" office:value="0" calcext:value-type="float">
            <text:p>0</text:p>
          </table:table-cell>
          <table:table-cell/>
          <table:table-cell table:formula="of:=SUM([.AL13:.BQ13])+[.B13]" office:value-type="float" office:value="88.8795871684349" calcext:value-type="float">
            <text:p>88,8795871684349</text:p>
          </table:table-cell>
        </table:table-row>
        <table:table-row table:style-name="ro1">
          <table:table-cell/>
          <table:table-cell table:formula="of:=[$layer3.BT14]" office:value-type="float" office:value="21.0822052791212" calcext:value-type="float">
            <text:p>21,08220527912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.0700963" calcext:value-type="float">
            <text:p>-2,0700963</text:p>
          </table:table-cell>
          <table:table-cell office:value-type="float" office:value="1.2276293" calcext:value-type="float">
            <text:p>1,2276293</text:p>
          </table:table-cell>
          <table:table-cell table:number-columns-repeated="31"/>
          <table:table-cell table:formula="of:=[.E14]*[.E$1]" office:value-type="float" office:value="-0" calcext:value-type="float">
            <text:p>0</text:p>
          </table:table-cell>
          <table:table-cell table:formula="of:=[.F14]*[.F$1]" office:value-type="float" office:value="0" calcext:value-type="float">
            <text:p>0</text:p>
          </table:table-cell>
          <table:table-cell table:formula="of:=[.G14]*[.G$1]" office:value-type="float" office:value="0" calcext:value-type="float">
            <text:p>0</text:p>
          </table:table-cell>
          <table:table-cell table:formula="of:=[.H14]*[.H$1]" office:value-type="float" office:value="0" calcext:value-type="float">
            <text:p>0</text:p>
          </table:table-cell>
          <table:table-cell table:formula="of:=[.I14]*[.I$1]" office:value-type="float" office:value="0" calcext:value-type="float">
            <text:p>0</text:p>
          </table:table-cell>
          <table:table-cell table:formula="of:=[.J14]*[.J$1]" office:value-type="float" office:value="0" calcext:value-type="float">
            <text:p>0</text:p>
          </table:table-cell>
          <table:table-cell table:formula="of:=[.K14]*[.K$1]" office:value-type="float" office:value="0" calcext:value-type="float">
            <text:p>0</text:p>
          </table:table-cell>
          <table:table-cell table:formula="of:=[.L14]*[.L$1]" office:value-type="float" office:value="0" calcext:value-type="float">
            <text:p>0</text:p>
          </table:table-cell>
          <table:table-cell table:formula="of:=[.M14]*[.M$1]" office:value-type="float" office:value="0" calcext:value-type="float">
            <text:p>0</text:p>
          </table:table-cell>
          <table:table-cell table:formula="of:=[.N14]*[.N$1]" office:value-type="float" office:value="0" calcext:value-type="float">
            <text:p>0</text:p>
          </table:table-cell>
          <table:table-cell table:formula="of:=[.O14]*[.O$1]" office:value-type="float" office:value="0" calcext:value-type="float">
            <text:p>0</text:p>
          </table:table-cell>
          <table:table-cell table:formula="of:=[.P14]*[.P$1]" office:value-type="float" office:value="0" calcext:value-type="float">
            <text:p>0</text:p>
          </table:table-cell>
          <table:table-cell table:formula="of:=[.Q14]*[.Q$1]" office:value-type="float" office:value="0" calcext:value-type="float">
            <text:p>0</text:p>
          </table:table-cell>
          <table:table-cell table:formula="of:=[.R14]*[.R$1]" office:value-type="float" office:value="0" calcext:value-type="float">
            <text:p>0</text:p>
          </table:table-cell>
          <table:table-cell table:formula="of:=[.S14]*[.S$1]" office:value-type="float" office:value="0" calcext:value-type="float">
            <text:p>0</text:p>
          </table:table-cell>
          <table:table-cell table:formula="of:=[.T14]*[.T$1]" office:value-type="float" office:value="0" calcext:value-type="float">
            <text:p>0</text:p>
          </table:table-cell>
          <table:table-cell table:formula="of:=[.U14]*[.U$1]" office:value-type="float" office:value="0" calcext:value-type="float">
            <text:p>0</text:p>
          </table:table-cell>
          <table:table-cell table:formula="of:=[.V14]*[.V$1]" office:value-type="float" office:value="0" calcext:value-type="float">
            <text:p>0</text:p>
          </table:table-cell>
          <table:table-cell table:formula="of:=[.W14]*[.W$1]" office:value-type="float" office:value="0" calcext:value-type="float">
            <text:p>0</text:p>
          </table:table-cell>
          <table:table-cell table:formula="of:=[.X14]*[.X$1]" office:value-type="float" office:value="0" calcext:value-type="float">
            <text:p>0</text:p>
          </table:table-cell>
          <table:table-cell table:formula="of:=[.Y14]*[.Y$1]" office:value-type="float" office:value="0" calcext:value-type="float">
            <text:p>0</text:p>
          </table:table-cell>
          <table:table-cell table:formula="of:=[.Z14]*[.Z$1]" office:value-type="float" office:value="0" calcext:value-type="float">
            <text:p>0</text:p>
          </table:table-cell>
          <table:table-cell table:formula="of:=[.AA14]*[.AA$1]" office:value-type="float" office:value="0" calcext:value-type="float">
            <text:p>0</text:p>
          </table:table-cell>
          <table:table-cell table:formula="of:=[.AB14]*[.AB$1]" office:value-type="float" office:value="0" calcext:value-type="float">
            <text:p>0</text:p>
          </table:table-cell>
          <table:table-cell table:formula="of:=[.AC14]*[.AC$1]" office:value-type="float" office:value="0" calcext:value-type="float">
            <text:p>0</text:p>
          </table:table-cell>
          <table:table-cell table:formula="of:=[.AD14]*[.AD$1]" office:value-type="float" office:value="0" calcext:value-type="float">
            <text:p>0</text:p>
          </table:table-cell>
          <table:table-cell table:formula="of:=[.AE14]*[.AE$1]" office:value-type="float" office:value="0" calcext:value-type="float">
            <text:p>0</text:p>
          </table:table-cell>
          <table:table-cell table:formula="of:=[.AF14]*[.AF$1]" office:value-type="float" office:value="0" calcext:value-type="float">
            <text:p>0</text:p>
          </table:table-cell>
          <table:table-cell table:formula="of:=[.AG14]*[.AG$1]" office:value-type="float" office:value="0" calcext:value-type="float">
            <text:p>0</text:p>
          </table:table-cell>
          <table:table-cell table:formula="of:=[.AH14]*[.AH$1]" office:value-type="float" office:value="0" calcext:value-type="float">
            <text:p>0</text:p>
          </table:table-cell>
          <table:table-cell table:formula="of:=[.AI14]*[.AI$1]" office:value-type="float" office:value="0" calcext:value-type="float">
            <text:p>0</text:p>
          </table:table-cell>
          <table:table-cell table:formula="of:=[.AJ14]*[.AJ$1]" office:value-type="float" office:value="0" calcext:value-type="float">
            <text:p>0</text:p>
          </table:table-cell>
          <table:table-cell/>
          <table:table-cell table:formula="of:=SUM([.AL14:.BQ14])+[.B14]" office:value-type="float" office:value="21.0822052791212" calcext:value-type="float">
            <text:p>21,0822052791212</text:p>
          </table:table-cell>
        </table:table-row>
        <table:table-row table:style-name="ro1">
          <table:table-cell/>
          <table:table-cell table:formula="of:=[$layer3.BT15]" office:value-type="float" office:value="94.7773830628461" calcext:value-type="float">
            <text:p>94,77738306284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681112" calcext:value-type="float">
            <text:p>0,8681112</text:p>
          </table:table-cell>
          <table:table-cell office:value-type="float" office:value="0.80767095" calcext:value-type="float">
            <text:p>0,80767095</text:p>
          </table:table-cell>
          <table:table-cell table:number-columns-repeated="31"/>
          <table:table-cell table:formula="of:=[.E15]*[.E$1]" office:value-type="float" office:value="0" calcext:value-type="float">
            <text:p>0</text:p>
          </table:table-cell>
          <table:table-cell table:formula="of:=[.F15]*[.F$1]" office:value-type="float" office:value="0" calcext:value-type="float">
            <text:p>0</text:p>
          </table:table-cell>
          <table:table-cell table:formula="of:=[.G15]*[.G$1]" office:value-type="float" office:value="0" calcext:value-type="float">
            <text:p>0</text:p>
          </table:table-cell>
          <table:table-cell table:formula="of:=[.H15]*[.H$1]" office:value-type="float" office:value="0" calcext:value-type="float">
            <text:p>0</text:p>
          </table:table-cell>
          <table:table-cell table:formula="of:=[.I15]*[.I$1]" office:value-type="float" office:value="0" calcext:value-type="float">
            <text:p>0</text:p>
          </table:table-cell>
          <table:table-cell table:formula="of:=[.J15]*[.J$1]" office:value-type="float" office:value="0" calcext:value-type="float">
            <text:p>0</text:p>
          </table:table-cell>
          <table:table-cell table:formula="of:=[.K15]*[.K$1]" office:value-type="float" office:value="0" calcext:value-type="float">
            <text:p>0</text:p>
          </table:table-cell>
          <table:table-cell table:formula="of:=[.L15]*[.L$1]" office:value-type="float" office:value="0" calcext:value-type="float">
            <text:p>0</text:p>
          </table:table-cell>
          <table:table-cell table:formula="of:=[.M15]*[.M$1]" office:value-type="float" office:value="0" calcext:value-type="float">
            <text:p>0</text:p>
          </table:table-cell>
          <table:table-cell table:formula="of:=[.N15]*[.N$1]" office:value-type="float" office:value="0" calcext:value-type="float">
            <text:p>0</text:p>
          </table:table-cell>
          <table:table-cell table:formula="of:=[.O15]*[.O$1]" office:value-type="float" office:value="0" calcext:value-type="float">
            <text:p>0</text:p>
          </table:table-cell>
          <table:table-cell table:formula="of:=[.P15]*[.P$1]" office:value-type="float" office:value="0" calcext:value-type="float">
            <text:p>0</text:p>
          </table:table-cell>
          <table:table-cell table:formula="of:=[.Q15]*[.Q$1]" office:value-type="float" office:value="0" calcext:value-type="float">
            <text:p>0</text:p>
          </table:table-cell>
          <table:table-cell table:formula="of:=[.R15]*[.R$1]" office:value-type="float" office:value="0" calcext:value-type="float">
            <text:p>0</text:p>
          </table:table-cell>
          <table:table-cell table:formula="of:=[.S15]*[.S$1]" office:value-type="float" office:value="0" calcext:value-type="float">
            <text:p>0</text:p>
          </table:table-cell>
          <table:table-cell table:formula="of:=[.T15]*[.T$1]" office:value-type="float" office:value="0" calcext:value-type="float">
            <text:p>0</text:p>
          </table:table-cell>
          <table:table-cell table:formula="of:=[.U15]*[.U$1]" office:value-type="float" office:value="0" calcext:value-type="float">
            <text:p>0</text:p>
          </table:table-cell>
          <table:table-cell table:formula="of:=[.V15]*[.V$1]" office:value-type="float" office:value="0" calcext:value-type="float">
            <text:p>0</text:p>
          </table:table-cell>
          <table:table-cell table:formula="of:=[.W15]*[.W$1]" office:value-type="float" office:value="0" calcext:value-type="float">
            <text:p>0</text:p>
          </table:table-cell>
          <table:table-cell table:formula="of:=[.X15]*[.X$1]" office:value-type="float" office:value="0" calcext:value-type="float">
            <text:p>0</text:p>
          </table:table-cell>
          <table:table-cell table:formula="of:=[.Y15]*[.Y$1]" office:value-type="float" office:value="0" calcext:value-type="float">
            <text:p>0</text:p>
          </table:table-cell>
          <table:table-cell table:formula="of:=[.Z15]*[.Z$1]" office:value-type="float" office:value="0" calcext:value-type="float">
            <text:p>0</text:p>
          </table:table-cell>
          <table:table-cell table:formula="of:=[.AA15]*[.AA$1]" office:value-type="float" office:value="0" calcext:value-type="float">
            <text:p>0</text:p>
          </table:table-cell>
          <table:table-cell table:formula="of:=[.AB15]*[.AB$1]" office:value-type="float" office:value="0" calcext:value-type="float">
            <text:p>0</text:p>
          </table:table-cell>
          <table:table-cell table:formula="of:=[.AC15]*[.AC$1]" office:value-type="float" office:value="0" calcext:value-type="float">
            <text:p>0</text:p>
          </table:table-cell>
          <table:table-cell table:formula="of:=[.AD15]*[.AD$1]" office:value-type="float" office:value="0" calcext:value-type="float">
            <text:p>0</text:p>
          </table:table-cell>
          <table:table-cell table:formula="of:=[.AE15]*[.AE$1]" office:value-type="float" office:value="0" calcext:value-type="float">
            <text:p>0</text:p>
          </table:table-cell>
          <table:table-cell table:formula="of:=[.AF15]*[.AF$1]" office:value-type="float" office:value="0" calcext:value-type="float">
            <text:p>0</text:p>
          </table:table-cell>
          <table:table-cell table:formula="of:=[.AG15]*[.AG$1]" office:value-type="float" office:value="0" calcext:value-type="float">
            <text:p>0</text:p>
          </table:table-cell>
          <table:table-cell table:formula="of:=[.AH15]*[.AH$1]" office:value-type="float" office:value="0" calcext:value-type="float">
            <text:p>0</text:p>
          </table:table-cell>
          <table:table-cell table:formula="of:=[.AI15]*[.AI$1]" office:value-type="float" office:value="0" calcext:value-type="float">
            <text:p>0</text:p>
          </table:table-cell>
          <table:table-cell table:formula="of:=[.AJ15]*[.AJ$1]" office:value-type="float" office:value="0" calcext:value-type="float">
            <text:p>0</text:p>
          </table:table-cell>
          <table:table-cell/>
          <table:table-cell table:formula="of:=SUM([.AL15:.BQ15])+[.B15]" office:value-type="float" office:value="94.7773830628461" calcext:value-type="float">
            <text:p>94,7773830628461</text:p>
          </table:table-cell>
        </table:table-row>
        <table:table-row table:style-name="ro1">
          <table:table-cell/>
          <table:table-cell table:formula="of:=[$layer3.BT16]" office:value-type="float" office:value="97.3660674422014" calcext:value-type="float">
            <text:p>97,36606744220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258432" calcext:value-type="float">
            <text:p>0,7258432</text:p>
          </table:table-cell>
          <table:table-cell office:value-type="float" office:value="0.9701205" calcext:value-type="float">
            <text:p>0,9701205</text:p>
          </table:table-cell>
          <table:table-cell table:number-columns-repeated="31"/>
          <table:table-cell table:formula="of:=[.E16]*[.E$1]" office:value-type="float" office:value="0" calcext:value-type="float">
            <text:p>0</text:p>
          </table:table-cell>
          <table:table-cell table:formula="of:=[.F16]*[.F$1]" office:value-type="float" office:value="0" calcext:value-type="float">
            <text:p>0</text:p>
          </table:table-cell>
          <table:table-cell table:formula="of:=[.G16]*[.G$1]" office:value-type="float" office:value="0" calcext:value-type="float">
            <text:p>0</text:p>
          </table:table-cell>
          <table:table-cell table:formula="of:=[.H16]*[.H$1]" office:value-type="float" office:value="0" calcext:value-type="float">
            <text:p>0</text:p>
          </table:table-cell>
          <table:table-cell table:formula="of:=[.I16]*[.I$1]" office:value-type="float" office:value="0" calcext:value-type="float">
            <text:p>0</text:p>
          </table:table-cell>
          <table:table-cell table:formula="of:=[.J16]*[.J$1]" office:value-type="float" office:value="0" calcext:value-type="float">
            <text:p>0</text:p>
          </table:table-cell>
          <table:table-cell table:formula="of:=[.K16]*[.K$1]" office:value-type="float" office:value="0" calcext:value-type="float">
            <text:p>0</text:p>
          </table:table-cell>
          <table:table-cell table:formula="of:=[.L16]*[.L$1]" office:value-type="float" office:value="0" calcext:value-type="float">
            <text:p>0</text:p>
          </table:table-cell>
          <table:table-cell table:formula="of:=[.M16]*[.M$1]" office:value-type="float" office:value="0" calcext:value-type="float">
            <text:p>0</text:p>
          </table:table-cell>
          <table:table-cell table:formula="of:=[.N16]*[.N$1]" office:value-type="float" office:value="0" calcext:value-type="float">
            <text:p>0</text:p>
          </table:table-cell>
          <table:table-cell table:formula="of:=[.O16]*[.O$1]" office:value-type="float" office:value="0" calcext:value-type="float">
            <text:p>0</text:p>
          </table:table-cell>
          <table:table-cell table:formula="of:=[.P16]*[.P$1]" office:value-type="float" office:value="0" calcext:value-type="float">
            <text:p>0</text:p>
          </table:table-cell>
          <table:table-cell table:formula="of:=[.Q16]*[.Q$1]" office:value-type="float" office:value="0" calcext:value-type="float">
            <text:p>0</text:p>
          </table:table-cell>
          <table:table-cell table:formula="of:=[.R16]*[.R$1]" office:value-type="float" office:value="0" calcext:value-type="float">
            <text:p>0</text:p>
          </table:table-cell>
          <table:table-cell table:formula="of:=[.S16]*[.S$1]" office:value-type="float" office:value="0" calcext:value-type="float">
            <text:p>0</text:p>
          </table:table-cell>
          <table:table-cell table:formula="of:=[.T16]*[.T$1]" office:value-type="float" office:value="0" calcext:value-type="float">
            <text:p>0</text:p>
          </table:table-cell>
          <table:table-cell table:formula="of:=[.U16]*[.U$1]" office:value-type="float" office:value="0" calcext:value-type="float">
            <text:p>0</text:p>
          </table:table-cell>
          <table:table-cell table:formula="of:=[.V16]*[.V$1]" office:value-type="float" office:value="0" calcext:value-type="float">
            <text:p>0</text:p>
          </table:table-cell>
          <table:table-cell table:formula="of:=[.W16]*[.W$1]" office:value-type="float" office:value="0" calcext:value-type="float">
            <text:p>0</text:p>
          </table:table-cell>
          <table:table-cell table:formula="of:=[.X16]*[.X$1]" office:value-type="float" office:value="0" calcext:value-type="float">
            <text:p>0</text:p>
          </table:table-cell>
          <table:table-cell table:formula="of:=[.Y16]*[.Y$1]" office:value-type="float" office:value="0" calcext:value-type="float">
            <text:p>0</text:p>
          </table:table-cell>
          <table:table-cell table:formula="of:=[.Z16]*[.Z$1]" office:value-type="float" office:value="0" calcext:value-type="float">
            <text:p>0</text:p>
          </table:table-cell>
          <table:table-cell table:formula="of:=[.AA16]*[.AA$1]" office:value-type="float" office:value="0" calcext:value-type="float">
            <text:p>0</text:p>
          </table:table-cell>
          <table:table-cell table:formula="of:=[.AB16]*[.AB$1]" office:value-type="float" office:value="0" calcext:value-type="float">
            <text:p>0</text:p>
          </table:table-cell>
          <table:table-cell table:formula="of:=[.AC16]*[.AC$1]" office:value-type="float" office:value="0" calcext:value-type="float">
            <text:p>0</text:p>
          </table:table-cell>
          <table:table-cell table:formula="of:=[.AD16]*[.AD$1]" office:value-type="float" office:value="0" calcext:value-type="float">
            <text:p>0</text:p>
          </table:table-cell>
          <table:table-cell table:formula="of:=[.AE16]*[.AE$1]" office:value-type="float" office:value="0" calcext:value-type="float">
            <text:p>0</text:p>
          </table:table-cell>
          <table:table-cell table:formula="of:=[.AF16]*[.AF$1]" office:value-type="float" office:value="0" calcext:value-type="float">
            <text:p>0</text:p>
          </table:table-cell>
          <table:table-cell table:formula="of:=[.AG16]*[.AG$1]" office:value-type="float" office:value="0" calcext:value-type="float">
            <text:p>0</text:p>
          </table:table-cell>
          <table:table-cell table:formula="of:=[.AH16]*[.AH$1]" office:value-type="float" office:value="0" calcext:value-type="float">
            <text:p>0</text:p>
          </table:table-cell>
          <table:table-cell table:formula="of:=[.AI16]*[.AI$1]" office:value-type="float" office:value="0" calcext:value-type="float">
            <text:p>0</text:p>
          </table:table-cell>
          <table:table-cell table:formula="of:=[.AJ16]*[.AJ$1]" office:value-type="float" office:value="0" calcext:value-type="float">
            <text:p>0</text:p>
          </table:table-cell>
          <table:table-cell/>
          <table:table-cell table:formula="of:=SUM([.AL16:.BQ16])+[.B16]" office:value-type="float" office:value="97.3660674422014" calcext:value-type="float">
            <text:p>97,3660674422014</text:p>
          </table:table-cell>
        </table:table-row>
        <table:table-row table:style-name="ro1">
          <table:table-cell/>
          <table:table-cell table:formula="of:=[$layer3.BT17]" office:value-type="float" office:value="111.604074665862" calcext:value-type="float">
            <text:p>111,6040746658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5087883" calcext:value-type="float">
            <text:p>0,85087883</text:p>
          </table:table-cell>
          <table:table-cell office:value-type="float" office:value="-0.8328646" calcext:value-type="float">
            <text:p>-0,8328646</text:p>
          </table:table-cell>
          <table:table-cell table:number-columns-repeated="31"/>
          <table:table-cell table:formula="of:=[.E17]*[.E$1]" office:value-type="float" office:value="0" calcext:value-type="float">
            <text:p>0</text:p>
          </table:table-cell>
          <table:table-cell table:formula="of:=[.F17]*[.F$1]" office:value-type="float" office:value="-0" calcext:value-type="float">
            <text:p>0</text:p>
          </table:table-cell>
          <table:table-cell table:formula="of:=[.G17]*[.G$1]" office:value-type="float" office:value="0" calcext:value-type="float">
            <text:p>0</text:p>
          </table:table-cell>
          <table:table-cell table:formula="of:=[.H17]*[.H$1]" office:value-type="float" office:value="0" calcext:value-type="float">
            <text:p>0</text:p>
          </table:table-cell>
          <table:table-cell table:formula="of:=[.I17]*[.I$1]" office:value-type="float" office:value="0" calcext:value-type="float">
            <text:p>0</text:p>
          </table:table-cell>
          <table:table-cell table:formula="of:=[.J17]*[.J$1]" office:value-type="float" office:value="0" calcext:value-type="float">
            <text:p>0</text:p>
          </table:table-cell>
          <table:table-cell table:formula="of:=[.K17]*[.K$1]" office:value-type="float" office:value="0" calcext:value-type="float">
            <text:p>0</text:p>
          </table:table-cell>
          <table:table-cell table:formula="of:=[.L17]*[.L$1]" office:value-type="float" office:value="0" calcext:value-type="float">
            <text:p>0</text:p>
          </table:table-cell>
          <table:table-cell table:formula="of:=[.M17]*[.M$1]" office:value-type="float" office:value="0" calcext:value-type="float">
            <text:p>0</text:p>
          </table:table-cell>
          <table:table-cell table:formula="of:=[.N17]*[.N$1]" office:value-type="float" office:value="0" calcext:value-type="float">
            <text:p>0</text:p>
          </table:table-cell>
          <table:table-cell table:formula="of:=[.O17]*[.O$1]" office:value-type="float" office:value="0" calcext:value-type="float">
            <text:p>0</text:p>
          </table:table-cell>
          <table:table-cell table:formula="of:=[.P17]*[.P$1]" office:value-type="float" office:value="0" calcext:value-type="float">
            <text:p>0</text:p>
          </table:table-cell>
          <table:table-cell table:formula="of:=[.Q17]*[.Q$1]" office:value-type="float" office:value="0" calcext:value-type="float">
            <text:p>0</text:p>
          </table:table-cell>
          <table:table-cell table:formula="of:=[.R17]*[.R$1]" office:value-type="float" office:value="0" calcext:value-type="float">
            <text:p>0</text:p>
          </table:table-cell>
          <table:table-cell table:formula="of:=[.S17]*[.S$1]" office:value-type="float" office:value="0" calcext:value-type="float">
            <text:p>0</text:p>
          </table:table-cell>
          <table:table-cell table:formula="of:=[.T17]*[.T$1]" office:value-type="float" office:value="0" calcext:value-type="float">
            <text:p>0</text:p>
          </table:table-cell>
          <table:table-cell table:formula="of:=[.U17]*[.U$1]" office:value-type="float" office:value="0" calcext:value-type="float">
            <text:p>0</text:p>
          </table:table-cell>
          <table:table-cell table:formula="of:=[.V17]*[.V$1]" office:value-type="float" office:value="0" calcext:value-type="float">
            <text:p>0</text:p>
          </table:table-cell>
          <table:table-cell table:formula="of:=[.W17]*[.W$1]" office:value-type="float" office:value="0" calcext:value-type="float">
            <text:p>0</text:p>
          </table:table-cell>
          <table:table-cell table:formula="of:=[.X17]*[.X$1]" office:value-type="float" office:value="0" calcext:value-type="float">
            <text:p>0</text:p>
          </table:table-cell>
          <table:table-cell table:formula="of:=[.Y17]*[.Y$1]" office:value-type="float" office:value="0" calcext:value-type="float">
            <text:p>0</text:p>
          </table:table-cell>
          <table:table-cell table:formula="of:=[.Z17]*[.Z$1]" office:value-type="float" office:value="0" calcext:value-type="float">
            <text:p>0</text:p>
          </table:table-cell>
          <table:table-cell table:formula="of:=[.AA17]*[.AA$1]" office:value-type="float" office:value="0" calcext:value-type="float">
            <text:p>0</text:p>
          </table:table-cell>
          <table:table-cell table:formula="of:=[.AB17]*[.AB$1]" office:value-type="float" office:value="0" calcext:value-type="float">
            <text:p>0</text:p>
          </table:table-cell>
          <table:table-cell table:formula="of:=[.AC17]*[.AC$1]" office:value-type="float" office:value="0" calcext:value-type="float">
            <text:p>0</text:p>
          </table:table-cell>
          <table:table-cell table:formula="of:=[.AD17]*[.AD$1]" office:value-type="float" office:value="0" calcext:value-type="float">
            <text:p>0</text:p>
          </table:table-cell>
          <table:table-cell table:formula="of:=[.AE17]*[.AE$1]" office:value-type="float" office:value="0" calcext:value-type="float">
            <text:p>0</text:p>
          </table:table-cell>
          <table:table-cell table:formula="of:=[.AF17]*[.AF$1]" office:value-type="float" office:value="0" calcext:value-type="float">
            <text:p>0</text:p>
          </table:table-cell>
          <table:table-cell table:formula="of:=[.AG17]*[.AG$1]" office:value-type="float" office:value="0" calcext:value-type="float">
            <text:p>0</text:p>
          </table:table-cell>
          <table:table-cell table:formula="of:=[.AH17]*[.AH$1]" office:value-type="float" office:value="0" calcext:value-type="float">
            <text:p>0</text:p>
          </table:table-cell>
          <table:table-cell table:formula="of:=[.AI17]*[.AI$1]" office:value-type="float" office:value="0" calcext:value-type="float">
            <text:p>0</text:p>
          </table:table-cell>
          <table:table-cell table:formula="of:=[.AJ17]*[.AJ$1]" office:value-type="float" office:value="0" calcext:value-type="float">
            <text:p>0</text:p>
          </table:table-cell>
          <table:table-cell/>
          <table:table-cell table:formula="of:=SUM([.AL17:.BQ17])+[.B17]" office:value-type="float" office:value="111.604074665862" calcext:value-type="float">
            <text:p>111,604074665862</text:p>
          </table:table-cell>
        </table:table-row>
        <table:table-row table:style-name="ro1">
          <table:table-cell/>
          <table:table-cell table:formula="of:=[$layer3.BT18]" office:value-type="float" office:value="109.183661849874" calcext:value-type="float">
            <text:p>109,1836618498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598512" calcext:value-type="float">
            <text:p>0,8598512</text:p>
          </table:table-cell>
          <table:table-cell office:value-type="float" office:value="-0.43362015" calcext:value-type="float">
            <text:p>-0,43362015</text:p>
          </table:table-cell>
          <table:table-cell table:number-columns-repeated="31"/>
          <table:table-cell table:formula="of:=[.E18]*[.E$1]" office:value-type="float" office:value="0" calcext:value-type="float">
            <text:p>0</text:p>
          </table:table-cell>
          <table:table-cell table:formula="of:=[.F18]*[.F$1]" office:value-type="float" office:value="-0" calcext:value-type="float">
            <text:p>0</text:p>
          </table:table-cell>
          <table:table-cell table:formula="of:=[.G18]*[.G$1]" office:value-type="float" office:value="0" calcext:value-type="float">
            <text:p>0</text:p>
          </table:table-cell>
          <table:table-cell table:formula="of:=[.H18]*[.H$1]" office:value-type="float" office:value="0" calcext:value-type="float">
            <text:p>0</text:p>
          </table:table-cell>
          <table:table-cell table:formula="of:=[.I18]*[.I$1]" office:value-type="float" office:value="0" calcext:value-type="float">
            <text:p>0</text:p>
          </table:table-cell>
          <table:table-cell table:formula="of:=[.J18]*[.J$1]" office:value-type="float" office:value="0" calcext:value-type="float">
            <text:p>0</text:p>
          </table:table-cell>
          <table:table-cell table:formula="of:=[.K18]*[.K$1]" office:value-type="float" office:value="0" calcext:value-type="float">
            <text:p>0</text:p>
          </table:table-cell>
          <table:table-cell table:formula="of:=[.L18]*[.L$1]" office:value-type="float" office:value="0" calcext:value-type="float">
            <text:p>0</text:p>
          </table:table-cell>
          <table:table-cell table:formula="of:=[.M18]*[.M$1]" office:value-type="float" office:value="0" calcext:value-type="float">
            <text:p>0</text:p>
          </table:table-cell>
          <table:table-cell table:formula="of:=[.N18]*[.N$1]" office:value-type="float" office:value="0" calcext:value-type="float">
            <text:p>0</text:p>
          </table:table-cell>
          <table:table-cell table:formula="of:=[.O18]*[.O$1]" office:value-type="float" office:value="0" calcext:value-type="float">
            <text:p>0</text:p>
          </table:table-cell>
          <table:table-cell table:formula="of:=[.P18]*[.P$1]" office:value-type="float" office:value="0" calcext:value-type="float">
            <text:p>0</text:p>
          </table:table-cell>
          <table:table-cell table:formula="of:=[.Q18]*[.Q$1]" office:value-type="float" office:value="0" calcext:value-type="float">
            <text:p>0</text:p>
          </table:table-cell>
          <table:table-cell table:formula="of:=[.R18]*[.R$1]" office:value-type="float" office:value="0" calcext:value-type="float">
            <text:p>0</text:p>
          </table:table-cell>
          <table:table-cell table:formula="of:=[.S18]*[.S$1]" office:value-type="float" office:value="0" calcext:value-type="float">
            <text:p>0</text:p>
          </table:table-cell>
          <table:table-cell table:formula="of:=[.T18]*[.T$1]" office:value-type="float" office:value="0" calcext:value-type="float">
            <text:p>0</text:p>
          </table:table-cell>
          <table:table-cell table:formula="of:=[.U18]*[.U$1]" office:value-type="float" office:value="0" calcext:value-type="float">
            <text:p>0</text:p>
          </table:table-cell>
          <table:table-cell table:formula="of:=[.V18]*[.V$1]" office:value-type="float" office:value="0" calcext:value-type="float">
            <text:p>0</text:p>
          </table:table-cell>
          <table:table-cell table:formula="of:=[.W18]*[.W$1]" office:value-type="float" office:value="0" calcext:value-type="float">
            <text:p>0</text:p>
          </table:table-cell>
          <table:table-cell table:formula="of:=[.X18]*[.X$1]" office:value-type="float" office:value="0" calcext:value-type="float">
            <text:p>0</text:p>
          </table:table-cell>
          <table:table-cell table:formula="of:=[.Y18]*[.Y$1]" office:value-type="float" office:value="0" calcext:value-type="float">
            <text:p>0</text:p>
          </table:table-cell>
          <table:table-cell table:formula="of:=[.Z18]*[.Z$1]" office:value-type="float" office:value="0" calcext:value-type="float">
            <text:p>0</text:p>
          </table:table-cell>
          <table:table-cell table:formula="of:=[.AA18]*[.AA$1]" office:value-type="float" office:value="0" calcext:value-type="float">
            <text:p>0</text:p>
          </table:table-cell>
          <table:table-cell table:formula="of:=[.AB18]*[.AB$1]" office:value-type="float" office:value="0" calcext:value-type="float">
            <text:p>0</text:p>
          </table:table-cell>
          <table:table-cell table:formula="of:=[.AC18]*[.AC$1]" office:value-type="float" office:value="0" calcext:value-type="float">
            <text:p>0</text:p>
          </table:table-cell>
          <table:table-cell table:formula="of:=[.AD18]*[.AD$1]" office:value-type="float" office:value="0" calcext:value-type="float">
            <text:p>0</text:p>
          </table:table-cell>
          <table:table-cell table:formula="of:=[.AE18]*[.AE$1]" office:value-type="float" office:value="0" calcext:value-type="float">
            <text:p>0</text:p>
          </table:table-cell>
          <table:table-cell table:formula="of:=[.AF18]*[.AF$1]" office:value-type="float" office:value="0" calcext:value-type="float">
            <text:p>0</text:p>
          </table:table-cell>
          <table:table-cell table:formula="of:=[.AG18]*[.AG$1]" office:value-type="float" office:value="0" calcext:value-type="float">
            <text:p>0</text:p>
          </table:table-cell>
          <table:table-cell table:formula="of:=[.AH18]*[.AH$1]" office:value-type="float" office:value="0" calcext:value-type="float">
            <text:p>0</text:p>
          </table:table-cell>
          <table:table-cell table:formula="of:=[.AI18]*[.AI$1]" office:value-type="float" office:value="0" calcext:value-type="float">
            <text:p>0</text:p>
          </table:table-cell>
          <table:table-cell table:formula="of:=[.AJ18]*[.AJ$1]" office:value-type="float" office:value="0" calcext:value-type="float">
            <text:p>0</text:p>
          </table:table-cell>
          <table:table-cell/>
          <table:table-cell table:formula="of:=SUM([.AL18:.BQ18])+[.B18]" office:value-type="float" office:value="109.183661849874" calcext:value-type="float">
            <text:p>109,183661849874</text:p>
          </table:table-cell>
        </table:table-row>
        <table:table-row table:style-name="ro1">
          <table:table-cell/>
          <table:table-cell table:formula="of:=[$layer3.BT19]" office:value-type="float" office:value="106.513288632518" calcext:value-type="float">
            <text:p>106,5132886325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7359456" calcext:value-type="float">
            <text:p>0,77359456</text:p>
          </table:table-cell>
          <table:table-cell office:value-type="float" office:value="-0.39740553" calcext:value-type="float">
            <text:p>-0,39740553</text:p>
          </table:table-cell>
          <table:table-cell table:number-columns-repeated="31"/>
          <table:table-cell table:formula="of:=[.E19]*[.E$1]" office:value-type="float" office:value="0" calcext:value-type="float">
            <text:p>0</text:p>
          </table:table-cell>
          <table:table-cell table:formula="of:=[.F19]*[.F$1]" office:value-type="float" office:value="-0" calcext:value-type="float">
            <text:p>0</text:p>
          </table:table-cell>
          <table:table-cell table:formula="of:=[.G19]*[.G$1]" office:value-type="float" office:value="0" calcext:value-type="float">
            <text:p>0</text:p>
          </table:table-cell>
          <table:table-cell table:formula="of:=[.H19]*[.H$1]" office:value-type="float" office:value="0" calcext:value-type="float">
            <text:p>0</text:p>
          </table:table-cell>
          <table:table-cell table:formula="of:=[.I19]*[.I$1]" office:value-type="float" office:value="0" calcext:value-type="float">
            <text:p>0</text:p>
          </table:table-cell>
          <table:table-cell table:formula="of:=[.J19]*[.J$1]" office:value-type="float" office:value="0" calcext:value-type="float">
            <text:p>0</text:p>
          </table:table-cell>
          <table:table-cell table:formula="of:=[.K19]*[.K$1]" office:value-type="float" office:value="0" calcext:value-type="float">
            <text:p>0</text:p>
          </table:table-cell>
          <table:table-cell table:formula="of:=[.L19]*[.L$1]" office:value-type="float" office:value="0" calcext:value-type="float">
            <text:p>0</text:p>
          </table:table-cell>
          <table:table-cell table:formula="of:=[.M19]*[.M$1]" office:value-type="float" office:value="0" calcext:value-type="float">
            <text:p>0</text:p>
          </table:table-cell>
          <table:table-cell table:formula="of:=[.N19]*[.N$1]" office:value-type="float" office:value="0" calcext:value-type="float">
            <text:p>0</text:p>
          </table:table-cell>
          <table:table-cell table:formula="of:=[.O19]*[.O$1]" office:value-type="float" office:value="0" calcext:value-type="float">
            <text:p>0</text:p>
          </table:table-cell>
          <table:table-cell table:formula="of:=[.P19]*[.P$1]" office:value-type="float" office:value="0" calcext:value-type="float">
            <text:p>0</text:p>
          </table:table-cell>
          <table:table-cell table:formula="of:=[.Q19]*[.Q$1]" office:value-type="float" office:value="0" calcext:value-type="float">
            <text:p>0</text:p>
          </table:table-cell>
          <table:table-cell table:formula="of:=[.R19]*[.R$1]" office:value-type="float" office:value="0" calcext:value-type="float">
            <text:p>0</text:p>
          </table:table-cell>
          <table:table-cell table:formula="of:=[.S19]*[.S$1]" office:value-type="float" office:value="0" calcext:value-type="float">
            <text:p>0</text:p>
          </table:table-cell>
          <table:table-cell table:formula="of:=[.T19]*[.T$1]" office:value-type="float" office:value="0" calcext:value-type="float">
            <text:p>0</text:p>
          </table:table-cell>
          <table:table-cell table:formula="of:=[.U19]*[.U$1]" office:value-type="float" office:value="0" calcext:value-type="float">
            <text:p>0</text:p>
          </table:table-cell>
          <table:table-cell table:formula="of:=[.V19]*[.V$1]" office:value-type="float" office:value="0" calcext:value-type="float">
            <text:p>0</text:p>
          </table:table-cell>
          <table:table-cell table:formula="of:=[.W19]*[.W$1]" office:value-type="float" office:value="0" calcext:value-type="float">
            <text:p>0</text:p>
          </table:table-cell>
          <table:table-cell table:formula="of:=[.X19]*[.X$1]" office:value-type="float" office:value="0" calcext:value-type="float">
            <text:p>0</text:p>
          </table:table-cell>
          <table:table-cell table:formula="of:=[.Y19]*[.Y$1]" office:value-type="float" office:value="0" calcext:value-type="float">
            <text:p>0</text:p>
          </table:table-cell>
          <table:table-cell table:formula="of:=[.Z19]*[.Z$1]" office:value-type="float" office:value="0" calcext:value-type="float">
            <text:p>0</text:p>
          </table:table-cell>
          <table:table-cell table:formula="of:=[.AA19]*[.AA$1]" office:value-type="float" office:value="0" calcext:value-type="float">
            <text:p>0</text:p>
          </table:table-cell>
          <table:table-cell table:formula="of:=[.AB19]*[.AB$1]" office:value-type="float" office:value="0" calcext:value-type="float">
            <text:p>0</text:p>
          </table:table-cell>
          <table:table-cell table:formula="of:=[.AC19]*[.AC$1]" office:value-type="float" office:value="0" calcext:value-type="float">
            <text:p>0</text:p>
          </table:table-cell>
          <table:table-cell table:formula="of:=[.AD19]*[.AD$1]" office:value-type="float" office:value="0" calcext:value-type="float">
            <text:p>0</text:p>
          </table:table-cell>
          <table:table-cell table:formula="of:=[.AE19]*[.AE$1]" office:value-type="float" office:value="0" calcext:value-type="float">
            <text:p>0</text:p>
          </table:table-cell>
          <table:table-cell table:formula="of:=[.AF19]*[.AF$1]" office:value-type="float" office:value="0" calcext:value-type="float">
            <text:p>0</text:p>
          </table:table-cell>
          <table:table-cell table:formula="of:=[.AG19]*[.AG$1]" office:value-type="float" office:value="0" calcext:value-type="float">
            <text:p>0</text:p>
          </table:table-cell>
          <table:table-cell table:formula="of:=[.AH19]*[.AH$1]" office:value-type="float" office:value="0" calcext:value-type="float">
            <text:p>0</text:p>
          </table:table-cell>
          <table:table-cell table:formula="of:=[.AI19]*[.AI$1]" office:value-type="float" office:value="0" calcext:value-type="float">
            <text:p>0</text:p>
          </table:table-cell>
          <table:table-cell table:formula="of:=[.AJ19]*[.AJ$1]" office:value-type="float" office:value="0" calcext:value-type="float">
            <text:p>0</text:p>
          </table:table-cell>
          <table:table-cell/>
          <table:table-cell table:formula="of:=SUM([.AL19:.BQ19])+[.B19]" office:value-type="float" office:value="106.513288632518" calcext:value-type="float">
            <text:p>106,513288632518</text:p>
          </table:table-cell>
        </table:table-row>
        <table:table-row table:style-name="ro1">
          <table:table-cell/>
          <table:table-cell table:formula="of:=[$layer3.BT20]" office:value-type="float" office:value="93.5215868314993" calcext:value-type="float">
            <text:p>93,52158683149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657675" calcext:value-type="float">
            <text:p>0,7657675</text:p>
          </table:table-cell>
          <table:table-cell office:value-type="float" office:value="-0.058462486" calcext:value-type="float">
            <text:p>-0,058462486</text:p>
          </table:table-cell>
          <table:table-cell table:number-columns-repeated="31"/>
          <table:table-cell table:formula="of:=[.E20]*[.E$1]" office:value-type="float" office:value="0" calcext:value-type="float">
            <text:p>0</text:p>
          </table:table-cell>
          <table:table-cell table:formula="of:=[.F20]*[.F$1]" office:value-type="float" office:value="-0" calcext:value-type="float">
            <text:p>0</text:p>
          </table:table-cell>
          <table:table-cell table:formula="of:=[.G20]*[.G$1]" office:value-type="float" office:value="0" calcext:value-type="float">
            <text:p>0</text:p>
          </table:table-cell>
          <table:table-cell table:formula="of:=[.H20]*[.H$1]" office:value-type="float" office:value="0" calcext:value-type="float">
            <text:p>0</text:p>
          </table:table-cell>
          <table:table-cell table:formula="of:=[.I20]*[.I$1]" office:value-type="float" office:value="0" calcext:value-type="float">
            <text:p>0</text:p>
          </table:table-cell>
          <table:table-cell table:formula="of:=[.J20]*[.J$1]" office:value-type="float" office:value="0" calcext:value-type="float">
            <text:p>0</text:p>
          </table:table-cell>
          <table:table-cell table:formula="of:=[.K20]*[.K$1]" office:value-type="float" office:value="0" calcext:value-type="float">
            <text:p>0</text:p>
          </table:table-cell>
          <table:table-cell table:formula="of:=[.L20]*[.L$1]" office:value-type="float" office:value="0" calcext:value-type="float">
            <text:p>0</text:p>
          </table:table-cell>
          <table:table-cell table:formula="of:=[.M20]*[.M$1]" office:value-type="float" office:value="0" calcext:value-type="float">
            <text:p>0</text:p>
          </table:table-cell>
          <table:table-cell table:formula="of:=[.N20]*[.N$1]" office:value-type="float" office:value="0" calcext:value-type="float">
            <text:p>0</text:p>
          </table:table-cell>
          <table:table-cell table:formula="of:=[.O20]*[.O$1]" office:value-type="float" office:value="0" calcext:value-type="float">
            <text:p>0</text:p>
          </table:table-cell>
          <table:table-cell table:formula="of:=[.P20]*[.P$1]" office:value-type="float" office:value="0" calcext:value-type="float">
            <text:p>0</text:p>
          </table:table-cell>
          <table:table-cell table:formula="of:=[.Q20]*[.Q$1]" office:value-type="float" office:value="0" calcext:value-type="float">
            <text:p>0</text:p>
          </table:table-cell>
          <table:table-cell table:formula="of:=[.R20]*[.R$1]" office:value-type="float" office:value="0" calcext:value-type="float">
            <text:p>0</text:p>
          </table:table-cell>
          <table:table-cell table:formula="of:=[.S20]*[.S$1]" office:value-type="float" office:value="0" calcext:value-type="float">
            <text:p>0</text:p>
          </table:table-cell>
          <table:table-cell table:formula="of:=[.T20]*[.T$1]" office:value-type="float" office:value="0" calcext:value-type="float">
            <text:p>0</text:p>
          </table:table-cell>
          <table:table-cell table:formula="of:=[.U20]*[.U$1]" office:value-type="float" office:value="0" calcext:value-type="float">
            <text:p>0</text:p>
          </table:table-cell>
          <table:table-cell table:formula="of:=[.V20]*[.V$1]" office:value-type="float" office:value="0" calcext:value-type="float">
            <text:p>0</text:p>
          </table:table-cell>
          <table:table-cell table:formula="of:=[.W20]*[.W$1]" office:value-type="float" office:value="0" calcext:value-type="float">
            <text:p>0</text:p>
          </table:table-cell>
          <table:table-cell table:formula="of:=[.X20]*[.X$1]" office:value-type="float" office:value="0" calcext:value-type="float">
            <text:p>0</text:p>
          </table:table-cell>
          <table:table-cell table:formula="of:=[.Y20]*[.Y$1]" office:value-type="float" office:value="0" calcext:value-type="float">
            <text:p>0</text:p>
          </table:table-cell>
          <table:table-cell table:formula="of:=[.Z20]*[.Z$1]" office:value-type="float" office:value="0" calcext:value-type="float">
            <text:p>0</text:p>
          </table:table-cell>
          <table:table-cell table:formula="of:=[.AA20]*[.AA$1]" office:value-type="float" office:value="0" calcext:value-type="float">
            <text:p>0</text:p>
          </table:table-cell>
          <table:table-cell table:formula="of:=[.AB20]*[.AB$1]" office:value-type="float" office:value="0" calcext:value-type="float">
            <text:p>0</text:p>
          </table:table-cell>
          <table:table-cell table:formula="of:=[.AC20]*[.AC$1]" office:value-type="float" office:value="0" calcext:value-type="float">
            <text:p>0</text:p>
          </table:table-cell>
          <table:table-cell table:formula="of:=[.AD20]*[.AD$1]" office:value-type="float" office:value="0" calcext:value-type="float">
            <text:p>0</text:p>
          </table:table-cell>
          <table:table-cell table:formula="of:=[.AE20]*[.AE$1]" office:value-type="float" office:value="0" calcext:value-type="float">
            <text:p>0</text:p>
          </table:table-cell>
          <table:table-cell table:formula="of:=[.AF20]*[.AF$1]" office:value-type="float" office:value="0" calcext:value-type="float">
            <text:p>0</text:p>
          </table:table-cell>
          <table:table-cell table:formula="of:=[.AG20]*[.AG$1]" office:value-type="float" office:value="0" calcext:value-type="float">
            <text:p>0</text:p>
          </table:table-cell>
          <table:table-cell table:formula="of:=[.AH20]*[.AH$1]" office:value-type="float" office:value="0" calcext:value-type="float">
            <text:p>0</text:p>
          </table:table-cell>
          <table:table-cell table:formula="of:=[.AI20]*[.AI$1]" office:value-type="float" office:value="0" calcext:value-type="float">
            <text:p>0</text:p>
          </table:table-cell>
          <table:table-cell table:formula="of:=[.AJ20]*[.AJ$1]" office:value-type="float" office:value="0" calcext:value-type="float">
            <text:p>0</text:p>
          </table:table-cell>
          <table:table-cell/>
          <table:table-cell table:formula="of:=SUM([.AL20:.BQ20])+[.B20]" office:value-type="float" office:value="93.5215868314993" calcext:value-type="float">
            <text:p>93,5215868314993</text:p>
          </table:table-cell>
        </table:table-row>
        <table:table-row table:style-name="ro1">
          <table:table-cell/>
          <table:table-cell table:formula="of:=[$layer3.BT21]" office:value-type="float" office:value="95.5282415291227" calcext:value-type="float">
            <text:p>95,52824152912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2286936" calcext:value-type="float">
            <text:p>0,82286936</text:p>
          </table:table-cell>
          <table:table-cell office:value-type="float" office:value="0.7869676" calcext:value-type="float">
            <text:p>0,7869676</text:p>
          </table:table-cell>
          <table:table-cell table:number-columns-repeated="31"/>
          <table:table-cell table:formula="of:=[.E21]*[.E$1]" office:value-type="float" office:value="0" calcext:value-type="float">
            <text:p>0</text:p>
          </table:table-cell>
          <table:table-cell table:formula="of:=[.F21]*[.F$1]" office:value-type="float" office:value="0" calcext:value-type="float">
            <text:p>0</text:p>
          </table:table-cell>
          <table:table-cell table:formula="of:=[.G21]*[.G$1]" office:value-type="float" office:value="0" calcext:value-type="float">
            <text:p>0</text:p>
          </table:table-cell>
          <table:table-cell table:formula="of:=[.H21]*[.H$1]" office:value-type="float" office:value="0" calcext:value-type="float">
            <text:p>0</text:p>
          </table:table-cell>
          <table:table-cell table:formula="of:=[.I21]*[.I$1]" office:value-type="float" office:value="0" calcext:value-type="float">
            <text:p>0</text:p>
          </table:table-cell>
          <table:table-cell table:formula="of:=[.J21]*[.J$1]" office:value-type="float" office:value="0" calcext:value-type="float">
            <text:p>0</text:p>
          </table:table-cell>
          <table:table-cell table:formula="of:=[.K21]*[.K$1]" office:value-type="float" office:value="0" calcext:value-type="float">
            <text:p>0</text:p>
          </table:table-cell>
          <table:table-cell table:formula="of:=[.L21]*[.L$1]" office:value-type="float" office:value="0" calcext:value-type="float">
            <text:p>0</text:p>
          </table:table-cell>
          <table:table-cell table:formula="of:=[.M21]*[.M$1]" office:value-type="float" office:value="0" calcext:value-type="float">
            <text:p>0</text:p>
          </table:table-cell>
          <table:table-cell table:formula="of:=[.N21]*[.N$1]" office:value-type="float" office:value="0" calcext:value-type="float">
            <text:p>0</text:p>
          </table:table-cell>
          <table:table-cell table:formula="of:=[.O21]*[.O$1]" office:value-type="float" office:value="0" calcext:value-type="float">
            <text:p>0</text:p>
          </table:table-cell>
          <table:table-cell table:formula="of:=[.P21]*[.P$1]" office:value-type="float" office:value="0" calcext:value-type="float">
            <text:p>0</text:p>
          </table:table-cell>
          <table:table-cell table:formula="of:=[.Q21]*[.Q$1]" office:value-type="float" office:value="0" calcext:value-type="float">
            <text:p>0</text:p>
          </table:table-cell>
          <table:table-cell table:formula="of:=[.R21]*[.R$1]" office:value-type="float" office:value="0" calcext:value-type="float">
            <text:p>0</text:p>
          </table:table-cell>
          <table:table-cell table:formula="of:=[.S21]*[.S$1]" office:value-type="float" office:value="0" calcext:value-type="float">
            <text:p>0</text:p>
          </table:table-cell>
          <table:table-cell table:formula="of:=[.T21]*[.T$1]" office:value-type="float" office:value="0" calcext:value-type="float">
            <text:p>0</text:p>
          </table:table-cell>
          <table:table-cell table:formula="of:=[.U21]*[.U$1]" office:value-type="float" office:value="0" calcext:value-type="float">
            <text:p>0</text:p>
          </table:table-cell>
          <table:table-cell table:formula="of:=[.V21]*[.V$1]" office:value-type="float" office:value="0" calcext:value-type="float">
            <text:p>0</text:p>
          </table:table-cell>
          <table:table-cell table:formula="of:=[.W21]*[.W$1]" office:value-type="float" office:value="0" calcext:value-type="float">
            <text:p>0</text:p>
          </table:table-cell>
          <table:table-cell table:formula="of:=[.X21]*[.X$1]" office:value-type="float" office:value="0" calcext:value-type="float">
            <text:p>0</text:p>
          </table:table-cell>
          <table:table-cell table:formula="of:=[.Y21]*[.Y$1]" office:value-type="float" office:value="0" calcext:value-type="float">
            <text:p>0</text:p>
          </table:table-cell>
          <table:table-cell table:formula="of:=[.Z21]*[.Z$1]" office:value-type="float" office:value="0" calcext:value-type="float">
            <text:p>0</text:p>
          </table:table-cell>
          <table:table-cell table:formula="of:=[.AA21]*[.AA$1]" office:value-type="float" office:value="0" calcext:value-type="float">
            <text:p>0</text:p>
          </table:table-cell>
          <table:table-cell table:formula="of:=[.AB21]*[.AB$1]" office:value-type="float" office:value="0" calcext:value-type="float">
            <text:p>0</text:p>
          </table:table-cell>
          <table:table-cell table:formula="of:=[.AC21]*[.AC$1]" office:value-type="float" office:value="0" calcext:value-type="float">
            <text:p>0</text:p>
          </table:table-cell>
          <table:table-cell table:formula="of:=[.AD21]*[.AD$1]" office:value-type="float" office:value="0" calcext:value-type="float">
            <text:p>0</text:p>
          </table:table-cell>
          <table:table-cell table:formula="of:=[.AE21]*[.AE$1]" office:value-type="float" office:value="0" calcext:value-type="float">
            <text:p>0</text:p>
          </table:table-cell>
          <table:table-cell table:formula="of:=[.AF21]*[.AF$1]" office:value-type="float" office:value="0" calcext:value-type="float">
            <text:p>0</text:p>
          </table:table-cell>
          <table:table-cell table:formula="of:=[.AG21]*[.AG$1]" office:value-type="float" office:value="0" calcext:value-type="float">
            <text:p>0</text:p>
          </table:table-cell>
          <table:table-cell table:formula="of:=[.AH21]*[.AH$1]" office:value-type="float" office:value="0" calcext:value-type="float">
            <text:p>0</text:p>
          </table:table-cell>
          <table:table-cell table:formula="of:=[.AI21]*[.AI$1]" office:value-type="float" office:value="0" calcext:value-type="float">
            <text:p>0</text:p>
          </table:table-cell>
          <table:table-cell table:formula="of:=[.AJ21]*[.AJ$1]" office:value-type="float" office:value="0" calcext:value-type="float">
            <text:p>0</text:p>
          </table:table-cell>
          <table:table-cell/>
          <table:table-cell table:formula="of:=SUM([.AL21:.BQ21])+[.B21]" office:value-type="float" office:value="95.5282415291227" calcext:value-type="float">
            <text:p>95,5282415291227</text:p>
          </table:table-cell>
        </table:table-row>
        <table:table-row table:style-name="ro1">
          <table:table-cell/>
          <table:table-cell table:formula="of:=[$layer3.BT22]" office:value-type="float" office:value="113.879731338766" calcext:value-type="float">
            <text:p>113,879731338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056913" calcext:value-type="float">
            <text:p>0,8056913</text:p>
          </table:table-cell>
          <table:table-cell office:value-type="float" office:value="-0.49159828" calcext:value-type="float">
            <text:p>-0,49159828</text:p>
          </table:table-cell>
          <table:table-cell table:number-columns-repeated="31"/>
          <table:table-cell table:formula="of:=[.E22]*[.E$1]" office:value-type="float" office:value="0" calcext:value-type="float">
            <text:p>0</text:p>
          </table:table-cell>
          <table:table-cell table:formula="of:=[.F22]*[.F$1]" office:value-type="float" office:value="-0" calcext:value-type="float">
            <text:p>0</text:p>
          </table:table-cell>
          <table:table-cell table:formula="of:=[.G22]*[.G$1]" office:value-type="float" office:value="0" calcext:value-type="float">
            <text:p>0</text:p>
          </table:table-cell>
          <table:table-cell table:formula="of:=[.H22]*[.H$1]" office:value-type="float" office:value="0" calcext:value-type="float">
            <text:p>0</text:p>
          </table:table-cell>
          <table:table-cell table:formula="of:=[.I22]*[.I$1]" office:value-type="float" office:value="0" calcext:value-type="float">
            <text:p>0</text:p>
          </table:table-cell>
          <table:table-cell table:formula="of:=[.J22]*[.J$1]" office:value-type="float" office:value="0" calcext:value-type="float">
            <text:p>0</text:p>
          </table:table-cell>
          <table:table-cell table:formula="of:=[.K22]*[.K$1]" office:value-type="float" office:value="0" calcext:value-type="float">
            <text:p>0</text:p>
          </table:table-cell>
          <table:table-cell table:formula="of:=[.L22]*[.L$1]" office:value-type="float" office:value="0" calcext:value-type="float">
            <text:p>0</text:p>
          </table:table-cell>
          <table:table-cell table:formula="of:=[.M22]*[.M$1]" office:value-type="float" office:value="0" calcext:value-type="float">
            <text:p>0</text:p>
          </table:table-cell>
          <table:table-cell table:formula="of:=[.N22]*[.N$1]" office:value-type="float" office:value="0" calcext:value-type="float">
            <text:p>0</text:p>
          </table:table-cell>
          <table:table-cell table:formula="of:=[.O22]*[.O$1]" office:value-type="float" office:value="0" calcext:value-type="float">
            <text:p>0</text:p>
          </table:table-cell>
          <table:table-cell table:formula="of:=[.P22]*[.P$1]" office:value-type="float" office:value="0" calcext:value-type="float">
            <text:p>0</text:p>
          </table:table-cell>
          <table:table-cell table:formula="of:=[.Q22]*[.Q$1]" office:value-type="float" office:value="0" calcext:value-type="float">
            <text:p>0</text:p>
          </table:table-cell>
          <table:table-cell table:formula="of:=[.R22]*[.R$1]" office:value-type="float" office:value="0" calcext:value-type="float">
            <text:p>0</text:p>
          </table:table-cell>
          <table:table-cell table:formula="of:=[.S22]*[.S$1]" office:value-type="float" office:value="0" calcext:value-type="float">
            <text:p>0</text:p>
          </table:table-cell>
          <table:table-cell table:formula="of:=[.T22]*[.T$1]" office:value-type="float" office:value="0" calcext:value-type="float">
            <text:p>0</text:p>
          </table:table-cell>
          <table:table-cell table:formula="of:=[.U22]*[.U$1]" office:value-type="float" office:value="0" calcext:value-type="float">
            <text:p>0</text:p>
          </table:table-cell>
          <table:table-cell table:formula="of:=[.V22]*[.V$1]" office:value-type="float" office:value="0" calcext:value-type="float">
            <text:p>0</text:p>
          </table:table-cell>
          <table:table-cell table:formula="of:=[.W22]*[.W$1]" office:value-type="float" office:value="0" calcext:value-type="float">
            <text:p>0</text:p>
          </table:table-cell>
          <table:table-cell table:formula="of:=[.X22]*[.X$1]" office:value-type="float" office:value="0" calcext:value-type="float">
            <text:p>0</text:p>
          </table:table-cell>
          <table:table-cell table:formula="of:=[.Y22]*[.Y$1]" office:value-type="float" office:value="0" calcext:value-type="float">
            <text:p>0</text:p>
          </table:table-cell>
          <table:table-cell table:formula="of:=[.Z22]*[.Z$1]" office:value-type="float" office:value="0" calcext:value-type="float">
            <text:p>0</text:p>
          </table:table-cell>
          <table:table-cell table:formula="of:=[.AA22]*[.AA$1]" office:value-type="float" office:value="0" calcext:value-type="float">
            <text:p>0</text:p>
          </table:table-cell>
          <table:table-cell table:formula="of:=[.AB22]*[.AB$1]" office:value-type="float" office:value="0" calcext:value-type="float">
            <text:p>0</text:p>
          </table:table-cell>
          <table:table-cell table:formula="of:=[.AC22]*[.AC$1]" office:value-type="float" office:value="0" calcext:value-type="float">
            <text:p>0</text:p>
          </table:table-cell>
          <table:table-cell table:formula="of:=[.AD22]*[.AD$1]" office:value-type="float" office:value="0" calcext:value-type="float">
            <text:p>0</text:p>
          </table:table-cell>
          <table:table-cell table:formula="of:=[.AE22]*[.AE$1]" office:value-type="float" office:value="0" calcext:value-type="float">
            <text:p>0</text:p>
          </table:table-cell>
          <table:table-cell table:formula="of:=[.AF22]*[.AF$1]" office:value-type="float" office:value="0" calcext:value-type="float">
            <text:p>0</text:p>
          </table:table-cell>
          <table:table-cell table:formula="of:=[.AG22]*[.AG$1]" office:value-type="float" office:value="0" calcext:value-type="float">
            <text:p>0</text:p>
          </table:table-cell>
          <table:table-cell table:formula="of:=[.AH22]*[.AH$1]" office:value-type="float" office:value="0" calcext:value-type="float">
            <text:p>0</text:p>
          </table:table-cell>
          <table:table-cell table:formula="of:=[.AI22]*[.AI$1]" office:value-type="float" office:value="0" calcext:value-type="float">
            <text:p>0</text:p>
          </table:table-cell>
          <table:table-cell table:formula="of:=[.AJ22]*[.AJ$1]" office:value-type="float" office:value="0" calcext:value-type="float">
            <text:p>0</text:p>
          </table:table-cell>
          <table:table-cell/>
          <table:table-cell table:formula="of:=SUM([.AL22:.BQ22])+[.B22]" office:value-type="float" office:value="113.879731338766" calcext:value-type="float">
            <text:p>113,879731338766</text:p>
          </table:table-cell>
        </table:table-row>
        <table:table-row table:style-name="ro1">
          <table:table-cell/>
          <table:table-cell table:formula="of:=[$layer3.BT23]" office:value-type="float" office:value="121.540780642828" calcext:value-type="float">
            <text:p>121,5407806428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9274935" calcext:value-type="float">
            <text:p>0,79274935</text:p>
          </table:table-cell>
          <table:table-cell office:value-type="float" office:value="-0.621442" calcext:value-type="float">
            <text:p>-0,621442</text:p>
          </table:table-cell>
          <table:table-cell table:number-columns-repeated="31"/>
          <table:table-cell table:formula="of:=[.E23]*[.E$1]" office:value-type="float" office:value="0" calcext:value-type="float">
            <text:p>0</text:p>
          </table:table-cell>
          <table:table-cell table:formula="of:=[.F23]*[.F$1]" office:value-type="float" office:value="-0" calcext:value-type="float">
            <text:p>0</text:p>
          </table:table-cell>
          <table:table-cell table:formula="of:=[.G23]*[.G$1]" office:value-type="float" office:value="0" calcext:value-type="float">
            <text:p>0</text:p>
          </table:table-cell>
          <table:table-cell table:formula="of:=[.H23]*[.H$1]" office:value-type="float" office:value="0" calcext:value-type="float">
            <text:p>0</text:p>
          </table:table-cell>
          <table:table-cell table:formula="of:=[.I23]*[.I$1]" office:value-type="float" office:value="0" calcext:value-type="float">
            <text:p>0</text:p>
          </table:table-cell>
          <table:table-cell table:formula="of:=[.J23]*[.J$1]" office:value-type="float" office:value="0" calcext:value-type="float">
            <text:p>0</text:p>
          </table:table-cell>
          <table:table-cell table:formula="of:=[.K23]*[.K$1]" office:value-type="float" office:value="0" calcext:value-type="float">
            <text:p>0</text:p>
          </table:table-cell>
          <table:table-cell table:formula="of:=[.L23]*[.L$1]" office:value-type="float" office:value="0" calcext:value-type="float">
            <text:p>0</text:p>
          </table:table-cell>
          <table:table-cell table:formula="of:=[.M23]*[.M$1]" office:value-type="float" office:value="0" calcext:value-type="float">
            <text:p>0</text:p>
          </table:table-cell>
          <table:table-cell table:formula="of:=[.N23]*[.N$1]" office:value-type="float" office:value="0" calcext:value-type="float">
            <text:p>0</text:p>
          </table:table-cell>
          <table:table-cell table:formula="of:=[.O23]*[.O$1]" office:value-type="float" office:value="0" calcext:value-type="float">
            <text:p>0</text:p>
          </table:table-cell>
          <table:table-cell table:formula="of:=[.P23]*[.P$1]" office:value-type="float" office:value="0" calcext:value-type="float">
            <text:p>0</text:p>
          </table:table-cell>
          <table:table-cell table:formula="of:=[.Q23]*[.Q$1]" office:value-type="float" office:value="0" calcext:value-type="float">
            <text:p>0</text:p>
          </table:table-cell>
          <table:table-cell table:formula="of:=[.R23]*[.R$1]" office:value-type="float" office:value="0" calcext:value-type="float">
            <text:p>0</text:p>
          </table:table-cell>
          <table:table-cell table:formula="of:=[.S23]*[.S$1]" office:value-type="float" office:value="0" calcext:value-type="float">
            <text:p>0</text:p>
          </table:table-cell>
          <table:table-cell table:formula="of:=[.T23]*[.T$1]" office:value-type="float" office:value="0" calcext:value-type="float">
            <text:p>0</text:p>
          </table:table-cell>
          <table:table-cell table:formula="of:=[.U23]*[.U$1]" office:value-type="float" office:value="0" calcext:value-type="float">
            <text:p>0</text:p>
          </table:table-cell>
          <table:table-cell table:formula="of:=[.V23]*[.V$1]" office:value-type="float" office:value="0" calcext:value-type="float">
            <text:p>0</text:p>
          </table:table-cell>
          <table:table-cell table:formula="of:=[.W23]*[.W$1]" office:value-type="float" office:value="0" calcext:value-type="float">
            <text:p>0</text:p>
          </table:table-cell>
          <table:table-cell table:formula="of:=[.X23]*[.X$1]" office:value-type="float" office:value="0" calcext:value-type="float">
            <text:p>0</text:p>
          </table:table-cell>
          <table:table-cell table:formula="of:=[.Y23]*[.Y$1]" office:value-type="float" office:value="0" calcext:value-type="float">
            <text:p>0</text:p>
          </table:table-cell>
          <table:table-cell table:formula="of:=[.Z23]*[.Z$1]" office:value-type="float" office:value="0" calcext:value-type="float">
            <text:p>0</text:p>
          </table:table-cell>
          <table:table-cell table:formula="of:=[.AA23]*[.AA$1]" office:value-type="float" office:value="0" calcext:value-type="float">
            <text:p>0</text:p>
          </table:table-cell>
          <table:table-cell table:formula="of:=[.AB23]*[.AB$1]" office:value-type="float" office:value="0" calcext:value-type="float">
            <text:p>0</text:p>
          </table:table-cell>
          <table:table-cell table:formula="of:=[.AC23]*[.AC$1]" office:value-type="float" office:value="0" calcext:value-type="float">
            <text:p>0</text:p>
          </table:table-cell>
          <table:table-cell table:formula="of:=[.AD23]*[.AD$1]" office:value-type="float" office:value="0" calcext:value-type="float">
            <text:p>0</text:p>
          </table:table-cell>
          <table:table-cell table:formula="of:=[.AE23]*[.AE$1]" office:value-type="float" office:value="0" calcext:value-type="float">
            <text:p>0</text:p>
          </table:table-cell>
          <table:table-cell table:formula="of:=[.AF23]*[.AF$1]" office:value-type="float" office:value="0" calcext:value-type="float">
            <text:p>0</text:p>
          </table:table-cell>
          <table:table-cell table:formula="of:=[.AG23]*[.AG$1]" office:value-type="float" office:value="0" calcext:value-type="float">
            <text:p>0</text:p>
          </table:table-cell>
          <table:table-cell table:formula="of:=[.AH23]*[.AH$1]" office:value-type="float" office:value="0" calcext:value-type="float">
            <text:p>0</text:p>
          </table:table-cell>
          <table:table-cell table:formula="of:=[.AI23]*[.AI$1]" office:value-type="float" office:value="0" calcext:value-type="float">
            <text:p>0</text:p>
          </table:table-cell>
          <table:table-cell table:formula="of:=[.AJ23]*[.AJ$1]" office:value-type="float" office:value="0" calcext:value-type="float">
            <text:p>0</text:p>
          </table:table-cell>
          <table:table-cell/>
          <table:table-cell table:formula="of:=SUM([.AL23:.BQ23])+[.B23]" office:value-type="float" office:value="121.540780642828" calcext:value-type="float">
            <text:p>121,540780642828</text:p>
          </table:table-cell>
        </table:table-row>
        <table:table-row table:style-name="ro1">
          <table:table-cell/>
          <table:table-cell table:formula="of:=[$layer3.BT24]" office:value-type="float" office:value="-1.06856273649373" calcext:value-type="float">
            <text:p>-1,068562736493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0.6829211" calcext:value-type="float">
            <text:p>-0,6829211</text:p>
          </table:table-cell>
          <table:table-cell office:value-type="float" office:value="-0.29272145" calcext:value-type="float">
            <text:p>-0,29272145</text:p>
          </table:table-cell>
          <table:table-cell table:number-columns-repeated="31"/>
          <table:table-cell table:formula="of:=[.E24]*[.E$1]" office:value-type="float" office:value="-0" calcext:value-type="float">
            <text:p>0</text:p>
          </table:table-cell>
          <table:table-cell table:formula="of:=[.F24]*[.F$1]" office:value-type="float" office:value="-0" calcext:value-type="float">
            <text:p>0</text:p>
          </table:table-cell>
          <table:table-cell table:formula="of:=[.G24]*[.G$1]" office:value-type="float" office:value="0" calcext:value-type="float">
            <text:p>0</text:p>
          </table:table-cell>
          <table:table-cell table:formula="of:=[.H24]*[.H$1]" office:value-type="float" office:value="0" calcext:value-type="float">
            <text:p>0</text:p>
          </table:table-cell>
          <table:table-cell table:formula="of:=[.I24]*[.I$1]" office:value-type="float" office:value="0" calcext:value-type="float">
            <text:p>0</text:p>
          </table:table-cell>
          <table:table-cell table:formula="of:=[.J24]*[.J$1]" office:value-type="float" office:value="0" calcext:value-type="float">
            <text:p>0</text:p>
          </table:table-cell>
          <table:table-cell table:formula="of:=[.K24]*[.K$1]" office:value-type="float" office:value="0" calcext:value-type="float">
            <text:p>0</text:p>
          </table:table-cell>
          <table:table-cell table:formula="of:=[.L24]*[.L$1]" office:value-type="float" office:value="0" calcext:value-type="float">
            <text:p>0</text:p>
          </table:table-cell>
          <table:table-cell table:formula="of:=[.M24]*[.M$1]" office:value-type="float" office:value="0" calcext:value-type="float">
            <text:p>0</text:p>
          </table:table-cell>
          <table:table-cell table:formula="of:=[.N24]*[.N$1]" office:value-type="float" office:value="0" calcext:value-type="float">
            <text:p>0</text:p>
          </table:table-cell>
          <table:table-cell table:formula="of:=[.O24]*[.O$1]" office:value-type="float" office:value="0" calcext:value-type="float">
            <text:p>0</text:p>
          </table:table-cell>
          <table:table-cell table:formula="of:=[.P24]*[.P$1]" office:value-type="float" office:value="0" calcext:value-type="float">
            <text:p>0</text:p>
          </table:table-cell>
          <table:table-cell table:formula="of:=[.Q24]*[.Q$1]" office:value-type="float" office:value="0" calcext:value-type="float">
            <text:p>0</text:p>
          </table:table-cell>
          <table:table-cell table:formula="of:=[.R24]*[.R$1]" office:value-type="float" office:value="0" calcext:value-type="float">
            <text:p>0</text:p>
          </table:table-cell>
          <table:table-cell table:formula="of:=[.S24]*[.S$1]" office:value-type="float" office:value="0" calcext:value-type="float">
            <text:p>0</text:p>
          </table:table-cell>
          <table:table-cell table:formula="of:=[.T24]*[.T$1]" office:value-type="float" office:value="0" calcext:value-type="float">
            <text:p>0</text:p>
          </table:table-cell>
          <table:table-cell table:formula="of:=[.U24]*[.U$1]" office:value-type="float" office:value="0" calcext:value-type="float">
            <text:p>0</text:p>
          </table:table-cell>
          <table:table-cell table:formula="of:=[.V24]*[.V$1]" office:value-type="float" office:value="0" calcext:value-type="float">
            <text:p>0</text:p>
          </table:table-cell>
          <table:table-cell table:formula="of:=[.W24]*[.W$1]" office:value-type="float" office:value="0" calcext:value-type="float">
            <text:p>0</text:p>
          </table:table-cell>
          <table:table-cell table:formula="of:=[.X24]*[.X$1]" office:value-type="float" office:value="0" calcext:value-type="float">
            <text:p>0</text:p>
          </table:table-cell>
          <table:table-cell table:formula="of:=[.Y24]*[.Y$1]" office:value-type="float" office:value="0" calcext:value-type="float">
            <text:p>0</text:p>
          </table:table-cell>
          <table:table-cell table:formula="of:=[.Z24]*[.Z$1]" office:value-type="float" office:value="0" calcext:value-type="float">
            <text:p>0</text:p>
          </table:table-cell>
          <table:table-cell table:formula="of:=[.AA24]*[.AA$1]" office:value-type="float" office:value="0" calcext:value-type="float">
            <text:p>0</text:p>
          </table:table-cell>
          <table:table-cell table:formula="of:=[.AB24]*[.AB$1]" office:value-type="float" office:value="0" calcext:value-type="float">
            <text:p>0</text:p>
          </table:table-cell>
          <table:table-cell table:formula="of:=[.AC24]*[.AC$1]" office:value-type="float" office:value="0" calcext:value-type="float">
            <text:p>0</text:p>
          </table:table-cell>
          <table:table-cell table:formula="of:=[.AD24]*[.AD$1]" office:value-type="float" office:value="0" calcext:value-type="float">
            <text:p>0</text:p>
          </table:table-cell>
          <table:table-cell table:formula="of:=[.AE24]*[.AE$1]" office:value-type="float" office:value="0" calcext:value-type="float">
            <text:p>0</text:p>
          </table:table-cell>
          <table:table-cell table:formula="of:=[.AF24]*[.AF$1]" office:value-type="float" office:value="0" calcext:value-type="float">
            <text:p>0</text:p>
          </table:table-cell>
          <table:table-cell table:formula="of:=[.AG24]*[.AG$1]" office:value-type="float" office:value="0" calcext:value-type="float">
            <text:p>0</text:p>
          </table:table-cell>
          <table:table-cell table:formula="of:=[.AH24]*[.AH$1]" office:value-type="float" office:value="0" calcext:value-type="float">
            <text:p>0</text:p>
          </table:table-cell>
          <table:table-cell table:formula="of:=[.AI24]*[.AI$1]" office:value-type="float" office:value="0" calcext:value-type="float">
            <text:p>0</text:p>
          </table:table-cell>
          <table:table-cell table:formula="of:=[.AJ24]*[.AJ$1]" office:value-type="float" office:value="0" calcext:value-type="float">
            <text:p>0</text:p>
          </table:table-cell>
          <table:table-cell/>
          <table:table-cell table:formula="of:=SUM([.AL24:.BQ24])+[.B24]" office:value-type="float" office:value="-1.06856273649373" calcext:value-type="float">
            <text:p>-1,06856273649373</text:p>
          </table:table-cell>
        </table:table-row>
        <table:table-row table:style-name="ro1">
          <table:table-cell/>
          <table:table-cell table:formula="of:=[$layer3.BT25]" office:value-type="float" office:value="108.350085528015" calcext:value-type="float">
            <text:p>108,3500855280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3445156" calcext:value-type="float">
            <text:p>0,83445156</text:p>
          </table:table-cell>
          <table:table-cell office:value-type="float" office:value="0.8509235" calcext:value-type="float">
            <text:p>0,8509235</text:p>
          </table:table-cell>
          <table:table-cell table:number-columns-repeated="31"/>
          <table:table-cell table:formula="of:=[.E25]*[.E$1]" office:value-type="float" office:value="0" calcext:value-type="float">
            <text:p>0</text:p>
          </table:table-cell>
          <table:table-cell table:formula="of:=[.F25]*[.F$1]" office:value-type="float" office:value="0" calcext:value-type="float">
            <text:p>0</text:p>
          </table:table-cell>
          <table:table-cell table:formula="of:=[.G25]*[.G$1]" office:value-type="float" office:value="0" calcext:value-type="float">
            <text:p>0</text:p>
          </table:table-cell>
          <table:table-cell table:formula="of:=[.H25]*[.H$1]" office:value-type="float" office:value="0" calcext:value-type="float">
            <text:p>0</text:p>
          </table:table-cell>
          <table:table-cell table:formula="of:=[.I25]*[.I$1]" office:value-type="float" office:value="0" calcext:value-type="float">
            <text:p>0</text:p>
          </table:table-cell>
          <table:table-cell table:formula="of:=[.J25]*[.J$1]" office:value-type="float" office:value="0" calcext:value-type="float">
            <text:p>0</text:p>
          </table:table-cell>
          <table:table-cell table:formula="of:=[.K25]*[.K$1]" office:value-type="float" office:value="0" calcext:value-type="float">
            <text:p>0</text:p>
          </table:table-cell>
          <table:table-cell table:formula="of:=[.L25]*[.L$1]" office:value-type="float" office:value="0" calcext:value-type="float">
            <text:p>0</text:p>
          </table:table-cell>
          <table:table-cell table:formula="of:=[.M25]*[.M$1]" office:value-type="float" office:value="0" calcext:value-type="float">
            <text:p>0</text:p>
          </table:table-cell>
          <table:table-cell table:formula="of:=[.N25]*[.N$1]" office:value-type="float" office:value="0" calcext:value-type="float">
            <text:p>0</text:p>
          </table:table-cell>
          <table:table-cell table:formula="of:=[.O25]*[.O$1]" office:value-type="float" office:value="0" calcext:value-type="float">
            <text:p>0</text:p>
          </table:table-cell>
          <table:table-cell table:formula="of:=[.P25]*[.P$1]" office:value-type="float" office:value="0" calcext:value-type="float">
            <text:p>0</text:p>
          </table:table-cell>
          <table:table-cell table:formula="of:=[.Q25]*[.Q$1]" office:value-type="float" office:value="0" calcext:value-type="float">
            <text:p>0</text:p>
          </table:table-cell>
          <table:table-cell table:formula="of:=[.R25]*[.R$1]" office:value-type="float" office:value="0" calcext:value-type="float">
            <text:p>0</text:p>
          </table:table-cell>
          <table:table-cell table:formula="of:=[.S25]*[.S$1]" office:value-type="float" office:value="0" calcext:value-type="float">
            <text:p>0</text:p>
          </table:table-cell>
          <table:table-cell table:formula="of:=[.T25]*[.T$1]" office:value-type="float" office:value="0" calcext:value-type="float">
            <text:p>0</text:p>
          </table:table-cell>
          <table:table-cell table:formula="of:=[.U25]*[.U$1]" office:value-type="float" office:value="0" calcext:value-type="float">
            <text:p>0</text:p>
          </table:table-cell>
          <table:table-cell table:formula="of:=[.V25]*[.V$1]" office:value-type="float" office:value="0" calcext:value-type="float">
            <text:p>0</text:p>
          </table:table-cell>
          <table:table-cell table:formula="of:=[.W25]*[.W$1]" office:value-type="float" office:value="0" calcext:value-type="float">
            <text:p>0</text:p>
          </table:table-cell>
          <table:table-cell table:formula="of:=[.X25]*[.X$1]" office:value-type="float" office:value="0" calcext:value-type="float">
            <text:p>0</text:p>
          </table:table-cell>
          <table:table-cell table:formula="of:=[.Y25]*[.Y$1]" office:value-type="float" office:value="0" calcext:value-type="float">
            <text:p>0</text:p>
          </table:table-cell>
          <table:table-cell table:formula="of:=[.Z25]*[.Z$1]" office:value-type="float" office:value="0" calcext:value-type="float">
            <text:p>0</text:p>
          </table:table-cell>
          <table:table-cell table:formula="of:=[.AA25]*[.AA$1]" office:value-type="float" office:value="0" calcext:value-type="float">
            <text:p>0</text:p>
          </table:table-cell>
          <table:table-cell table:formula="of:=[.AB25]*[.AB$1]" office:value-type="float" office:value="0" calcext:value-type="float">
            <text:p>0</text:p>
          </table:table-cell>
          <table:table-cell table:formula="of:=[.AC25]*[.AC$1]" office:value-type="float" office:value="0" calcext:value-type="float">
            <text:p>0</text:p>
          </table:table-cell>
          <table:table-cell table:formula="of:=[.AD25]*[.AD$1]" office:value-type="float" office:value="0" calcext:value-type="float">
            <text:p>0</text:p>
          </table:table-cell>
          <table:table-cell table:formula="of:=[.AE25]*[.AE$1]" office:value-type="float" office:value="0" calcext:value-type="float">
            <text:p>0</text:p>
          </table:table-cell>
          <table:table-cell table:formula="of:=[.AF25]*[.AF$1]" office:value-type="float" office:value="0" calcext:value-type="float">
            <text:p>0</text:p>
          </table:table-cell>
          <table:table-cell table:formula="of:=[.AG25]*[.AG$1]" office:value-type="float" office:value="0" calcext:value-type="float">
            <text:p>0</text:p>
          </table:table-cell>
          <table:table-cell table:formula="of:=[.AH25]*[.AH$1]" office:value-type="float" office:value="0" calcext:value-type="float">
            <text:p>0</text:p>
          </table:table-cell>
          <table:table-cell table:formula="of:=[.AI25]*[.AI$1]" office:value-type="float" office:value="0" calcext:value-type="float">
            <text:p>0</text:p>
          </table:table-cell>
          <table:table-cell table:formula="of:=[.AJ25]*[.AJ$1]" office:value-type="float" office:value="0" calcext:value-type="float">
            <text:p>0</text:p>
          </table:table-cell>
          <table:table-cell/>
          <table:table-cell table:formula="of:=SUM([.AL25:.BQ25])+[.B25]" office:value-type="float" office:value="108.350085528015" calcext:value-type="float">
            <text:p>108,350085528015</text:p>
          </table:table-cell>
        </table:table-row>
        <table:table-row table:style-name="ro1">
          <table:table-cell/>
          <table:table-cell table:formula="of:=[$layer3.BT26]" office:value-type="float" office:value="-0.978464663353605" calcext:value-type="float">
            <text:p>-0,9784646633536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0.802021" calcext:value-type="float">
            <text:p>-0,802021</text:p>
          </table:table-cell>
          <table:table-cell office:value-type="float" office:value="-0.5556231" calcext:value-type="float">
            <text:p>-0,5556231</text:p>
          </table:table-cell>
          <table:table-cell table:number-columns-repeated="31"/>
          <table:table-cell table:formula="of:=[.E26]*[.E$1]" office:value-type="float" office:value="-0" calcext:value-type="float">
            <text:p>0</text:p>
          </table:table-cell>
          <table:table-cell table:formula="of:=[.F26]*[.F$1]" office:value-type="float" office:value="-0" calcext:value-type="float">
            <text:p>0</text:p>
          </table:table-cell>
          <table:table-cell table:formula="of:=[.G26]*[.G$1]" office:value-type="float" office:value="0" calcext:value-type="float">
            <text:p>0</text:p>
          </table:table-cell>
          <table:table-cell table:formula="of:=[.H26]*[.H$1]" office:value-type="float" office:value="0" calcext:value-type="float">
            <text:p>0</text:p>
          </table:table-cell>
          <table:table-cell table:formula="of:=[.I26]*[.I$1]" office:value-type="float" office:value="0" calcext:value-type="float">
            <text:p>0</text:p>
          </table:table-cell>
          <table:table-cell table:formula="of:=[.J26]*[.J$1]" office:value-type="float" office:value="0" calcext:value-type="float">
            <text:p>0</text:p>
          </table:table-cell>
          <table:table-cell table:formula="of:=[.K26]*[.K$1]" office:value-type="float" office:value="0" calcext:value-type="float">
            <text:p>0</text:p>
          </table:table-cell>
          <table:table-cell table:formula="of:=[.L26]*[.L$1]" office:value-type="float" office:value="0" calcext:value-type="float">
            <text:p>0</text:p>
          </table:table-cell>
          <table:table-cell table:formula="of:=[.M26]*[.M$1]" office:value-type="float" office:value="0" calcext:value-type="float">
            <text:p>0</text:p>
          </table:table-cell>
          <table:table-cell table:formula="of:=[.N26]*[.N$1]" office:value-type="float" office:value="0" calcext:value-type="float">
            <text:p>0</text:p>
          </table:table-cell>
          <table:table-cell table:formula="of:=[.O26]*[.O$1]" office:value-type="float" office:value="0" calcext:value-type="float">
            <text:p>0</text:p>
          </table:table-cell>
          <table:table-cell table:formula="of:=[.P26]*[.P$1]" office:value-type="float" office:value="0" calcext:value-type="float">
            <text:p>0</text:p>
          </table:table-cell>
          <table:table-cell table:formula="of:=[.Q26]*[.Q$1]" office:value-type="float" office:value="0" calcext:value-type="float">
            <text:p>0</text:p>
          </table:table-cell>
          <table:table-cell table:formula="of:=[.R26]*[.R$1]" office:value-type="float" office:value="0" calcext:value-type="float">
            <text:p>0</text:p>
          </table:table-cell>
          <table:table-cell table:formula="of:=[.S26]*[.S$1]" office:value-type="float" office:value="0" calcext:value-type="float">
            <text:p>0</text:p>
          </table:table-cell>
          <table:table-cell table:formula="of:=[.T26]*[.T$1]" office:value-type="float" office:value="0" calcext:value-type="float">
            <text:p>0</text:p>
          </table:table-cell>
          <table:table-cell table:formula="of:=[.U26]*[.U$1]" office:value-type="float" office:value="0" calcext:value-type="float">
            <text:p>0</text:p>
          </table:table-cell>
          <table:table-cell table:formula="of:=[.V26]*[.V$1]" office:value-type="float" office:value="0" calcext:value-type="float">
            <text:p>0</text:p>
          </table:table-cell>
          <table:table-cell table:formula="of:=[.W26]*[.W$1]" office:value-type="float" office:value="0" calcext:value-type="float">
            <text:p>0</text:p>
          </table:table-cell>
          <table:table-cell table:formula="of:=[.X26]*[.X$1]" office:value-type="float" office:value="0" calcext:value-type="float">
            <text:p>0</text:p>
          </table:table-cell>
          <table:table-cell table:formula="of:=[.Y26]*[.Y$1]" office:value-type="float" office:value="0" calcext:value-type="float">
            <text:p>0</text:p>
          </table:table-cell>
          <table:table-cell table:formula="of:=[.Z26]*[.Z$1]" office:value-type="float" office:value="0" calcext:value-type="float">
            <text:p>0</text:p>
          </table:table-cell>
          <table:table-cell table:formula="of:=[.AA26]*[.AA$1]" office:value-type="float" office:value="0" calcext:value-type="float">
            <text:p>0</text:p>
          </table:table-cell>
          <table:table-cell table:formula="of:=[.AB26]*[.AB$1]" office:value-type="float" office:value="0" calcext:value-type="float">
            <text:p>0</text:p>
          </table:table-cell>
          <table:table-cell table:formula="of:=[.AC26]*[.AC$1]" office:value-type="float" office:value="0" calcext:value-type="float">
            <text:p>0</text:p>
          </table:table-cell>
          <table:table-cell table:formula="of:=[.AD26]*[.AD$1]" office:value-type="float" office:value="0" calcext:value-type="float">
            <text:p>0</text:p>
          </table:table-cell>
          <table:table-cell table:formula="of:=[.AE26]*[.AE$1]" office:value-type="float" office:value="0" calcext:value-type="float">
            <text:p>0</text:p>
          </table:table-cell>
          <table:table-cell table:formula="of:=[.AF26]*[.AF$1]" office:value-type="float" office:value="0" calcext:value-type="float">
            <text:p>0</text:p>
          </table:table-cell>
          <table:table-cell table:formula="of:=[.AG26]*[.AG$1]" office:value-type="float" office:value="0" calcext:value-type="float">
            <text:p>0</text:p>
          </table:table-cell>
          <table:table-cell table:formula="of:=[.AH26]*[.AH$1]" office:value-type="float" office:value="0" calcext:value-type="float">
            <text:p>0</text:p>
          </table:table-cell>
          <table:table-cell table:formula="of:=[.AI26]*[.AI$1]" office:value-type="float" office:value="0" calcext:value-type="float">
            <text:p>0</text:p>
          </table:table-cell>
          <table:table-cell table:formula="of:=[.AJ26]*[.AJ$1]" office:value-type="float" office:value="0" calcext:value-type="float">
            <text:p>0</text:p>
          </table:table-cell>
          <table:table-cell/>
          <table:table-cell table:formula="of:=SUM([.AL26:.BQ26])+[.B26]" office:value-type="float" office:value="-0.978464663353605" calcext:value-type="float">
            <text:p>-0,978464663353605</text:p>
          </table:table-cell>
        </table:table-row>
        <table:table-row table:style-name="ro1">
          <table:table-cell/>
          <table:table-cell table:formula="of:=[$layer3.BT27]" office:value-type="float" office:value="-0.875944573587388" calcext:value-type="float">
            <text:p>-0,8759445735873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0.8410983" calcext:value-type="float">
            <text:p>-0,8410983</text:p>
          </table:table-cell>
          <table:table-cell office:value-type="float" office:value="1.3535762" calcext:value-type="float">
            <text:p>1,3535762</text:p>
          </table:table-cell>
          <table:table-cell table:number-columns-repeated="31"/>
          <table:table-cell table:formula="of:=[.E27]*[.E$1]" office:value-type="float" office:value="-0" calcext:value-type="float">
            <text:p>0</text:p>
          </table:table-cell>
          <table:table-cell table:formula="of:=[.F27]*[.F$1]" office:value-type="float" office:value="0" calcext:value-type="float">
            <text:p>0</text:p>
          </table:table-cell>
          <table:table-cell table:formula="of:=[.G27]*[.G$1]" office:value-type="float" office:value="0" calcext:value-type="float">
            <text:p>0</text:p>
          </table:table-cell>
          <table:table-cell table:formula="of:=[.H27]*[.H$1]" office:value-type="float" office:value="0" calcext:value-type="float">
            <text:p>0</text:p>
          </table:table-cell>
          <table:table-cell table:formula="of:=[.I27]*[.I$1]" office:value-type="float" office:value="0" calcext:value-type="float">
            <text:p>0</text:p>
          </table:table-cell>
          <table:table-cell table:formula="of:=[.J27]*[.J$1]" office:value-type="float" office:value="0" calcext:value-type="float">
            <text:p>0</text:p>
          </table:table-cell>
          <table:table-cell table:formula="of:=[.K27]*[.K$1]" office:value-type="float" office:value="0" calcext:value-type="float">
            <text:p>0</text:p>
          </table:table-cell>
          <table:table-cell table:formula="of:=[.L27]*[.L$1]" office:value-type="float" office:value="0" calcext:value-type="float">
            <text:p>0</text:p>
          </table:table-cell>
          <table:table-cell table:formula="of:=[.M27]*[.M$1]" office:value-type="float" office:value="0" calcext:value-type="float">
            <text:p>0</text:p>
          </table:table-cell>
          <table:table-cell table:formula="of:=[.N27]*[.N$1]" office:value-type="float" office:value="0" calcext:value-type="float">
            <text:p>0</text:p>
          </table:table-cell>
          <table:table-cell table:formula="of:=[.O27]*[.O$1]" office:value-type="float" office:value="0" calcext:value-type="float">
            <text:p>0</text:p>
          </table:table-cell>
          <table:table-cell table:formula="of:=[.P27]*[.P$1]" office:value-type="float" office:value="0" calcext:value-type="float">
            <text:p>0</text:p>
          </table:table-cell>
          <table:table-cell table:formula="of:=[.Q27]*[.Q$1]" office:value-type="float" office:value="0" calcext:value-type="float">
            <text:p>0</text:p>
          </table:table-cell>
          <table:table-cell table:formula="of:=[.R27]*[.R$1]" office:value-type="float" office:value="0" calcext:value-type="float">
            <text:p>0</text:p>
          </table:table-cell>
          <table:table-cell table:formula="of:=[.S27]*[.S$1]" office:value-type="float" office:value="0" calcext:value-type="float">
            <text:p>0</text:p>
          </table:table-cell>
          <table:table-cell table:formula="of:=[.T27]*[.T$1]" office:value-type="float" office:value="0" calcext:value-type="float">
            <text:p>0</text:p>
          </table:table-cell>
          <table:table-cell table:formula="of:=[.U27]*[.U$1]" office:value-type="float" office:value="0" calcext:value-type="float">
            <text:p>0</text:p>
          </table:table-cell>
          <table:table-cell table:formula="of:=[.V27]*[.V$1]" office:value-type="float" office:value="0" calcext:value-type="float">
            <text:p>0</text:p>
          </table:table-cell>
          <table:table-cell table:formula="of:=[.W27]*[.W$1]" office:value-type="float" office:value="0" calcext:value-type="float">
            <text:p>0</text:p>
          </table:table-cell>
          <table:table-cell table:formula="of:=[.X27]*[.X$1]" office:value-type="float" office:value="0" calcext:value-type="float">
            <text:p>0</text:p>
          </table:table-cell>
          <table:table-cell table:formula="of:=[.Y27]*[.Y$1]" office:value-type="float" office:value="0" calcext:value-type="float">
            <text:p>0</text:p>
          </table:table-cell>
          <table:table-cell table:formula="of:=[.Z27]*[.Z$1]" office:value-type="float" office:value="0" calcext:value-type="float">
            <text:p>0</text:p>
          </table:table-cell>
          <table:table-cell table:formula="of:=[.AA27]*[.AA$1]" office:value-type="float" office:value="0" calcext:value-type="float">
            <text:p>0</text:p>
          </table:table-cell>
          <table:table-cell table:formula="of:=[.AB27]*[.AB$1]" office:value-type="float" office:value="0" calcext:value-type="float">
            <text:p>0</text:p>
          </table:table-cell>
          <table:table-cell table:formula="of:=[.AC27]*[.AC$1]" office:value-type="float" office:value="0" calcext:value-type="float">
            <text:p>0</text:p>
          </table:table-cell>
          <table:table-cell table:formula="of:=[.AD27]*[.AD$1]" office:value-type="float" office:value="0" calcext:value-type="float">
            <text:p>0</text:p>
          </table:table-cell>
          <table:table-cell table:formula="of:=[.AE27]*[.AE$1]" office:value-type="float" office:value="0" calcext:value-type="float">
            <text:p>0</text:p>
          </table:table-cell>
          <table:table-cell table:formula="of:=[.AF27]*[.AF$1]" office:value-type="float" office:value="0" calcext:value-type="float">
            <text:p>0</text:p>
          </table:table-cell>
          <table:table-cell table:formula="of:=[.AG27]*[.AG$1]" office:value-type="float" office:value="0" calcext:value-type="float">
            <text:p>0</text:p>
          </table:table-cell>
          <table:table-cell table:formula="of:=[.AH27]*[.AH$1]" office:value-type="float" office:value="0" calcext:value-type="float">
            <text:p>0</text:p>
          </table:table-cell>
          <table:table-cell table:formula="of:=[.AI27]*[.AI$1]" office:value-type="float" office:value="0" calcext:value-type="float">
            <text:p>0</text:p>
          </table:table-cell>
          <table:table-cell table:formula="of:=[.AJ27]*[.AJ$1]" office:value-type="float" office:value="0" calcext:value-type="float">
            <text:p>0</text:p>
          </table:table-cell>
          <table:table-cell/>
          <table:table-cell table:formula="of:=SUM([.AL27:.BQ27])+[.B27]" office:value-type="float" office:value="-0.875944573587388" calcext:value-type="float">
            <text:p>-0,875944573587388</text:p>
          </table:table-cell>
        </table:table-row>
        <table:table-row table:style-name="ro1">
          <table:table-cell/>
          <table:table-cell table:formula="of:=[$layer3.BT28]" office:value-type="float" office:value="-1.10250007084113" calcext:value-type="float">
            <text:p>-1,102500070841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7416296" calcext:value-type="float">
            <text:p>-0,7416296</text:p>
          </table:table-cell>
          <table:table-cell office:value-type="float" office:value="1.0783486" calcext:value-type="float">
            <text:p>1,0783486</text:p>
          </table:table-cell>
          <table:table-cell table:number-columns-repeated="31"/>
          <table:table-cell table:formula="of:=[.E28]*[.E$1]" office:value-type="float" office:value="-0" calcext:value-type="float">
            <text:p>0</text:p>
          </table:table-cell>
          <table:table-cell table:formula="of:=[.F28]*[.F$1]" office:value-type="float" office:value="0" calcext:value-type="float">
            <text:p>0</text:p>
          </table:table-cell>
          <table:table-cell table:formula="of:=[.G28]*[.G$1]" office:value-type="float" office:value="0" calcext:value-type="float">
            <text:p>0</text:p>
          </table:table-cell>
          <table:table-cell table:formula="of:=[.H28]*[.H$1]" office:value-type="float" office:value="0" calcext:value-type="float">
            <text:p>0</text:p>
          </table:table-cell>
          <table:table-cell table:formula="of:=[.I28]*[.I$1]" office:value-type="float" office:value="0" calcext:value-type="float">
            <text:p>0</text:p>
          </table:table-cell>
          <table:table-cell table:formula="of:=[.J28]*[.J$1]" office:value-type="float" office:value="0" calcext:value-type="float">
            <text:p>0</text:p>
          </table:table-cell>
          <table:table-cell table:formula="of:=[.K28]*[.K$1]" office:value-type="float" office:value="0" calcext:value-type="float">
            <text:p>0</text:p>
          </table:table-cell>
          <table:table-cell table:formula="of:=[.L28]*[.L$1]" office:value-type="float" office:value="0" calcext:value-type="float">
            <text:p>0</text:p>
          </table:table-cell>
          <table:table-cell table:formula="of:=[.M28]*[.M$1]" office:value-type="float" office:value="0" calcext:value-type="float">
            <text:p>0</text:p>
          </table:table-cell>
          <table:table-cell table:formula="of:=[.N28]*[.N$1]" office:value-type="float" office:value="0" calcext:value-type="float">
            <text:p>0</text:p>
          </table:table-cell>
          <table:table-cell table:formula="of:=[.O28]*[.O$1]" office:value-type="float" office:value="0" calcext:value-type="float">
            <text:p>0</text:p>
          </table:table-cell>
          <table:table-cell table:formula="of:=[.P28]*[.P$1]" office:value-type="float" office:value="0" calcext:value-type="float">
            <text:p>0</text:p>
          </table:table-cell>
          <table:table-cell table:formula="of:=[.Q28]*[.Q$1]" office:value-type="float" office:value="0" calcext:value-type="float">
            <text:p>0</text:p>
          </table:table-cell>
          <table:table-cell table:formula="of:=[.R28]*[.R$1]" office:value-type="float" office:value="0" calcext:value-type="float">
            <text:p>0</text:p>
          </table:table-cell>
          <table:table-cell table:formula="of:=[.S28]*[.S$1]" office:value-type="float" office:value="0" calcext:value-type="float">
            <text:p>0</text:p>
          </table:table-cell>
          <table:table-cell table:formula="of:=[.T28]*[.T$1]" office:value-type="float" office:value="0" calcext:value-type="float">
            <text:p>0</text:p>
          </table:table-cell>
          <table:table-cell table:formula="of:=[.U28]*[.U$1]" office:value-type="float" office:value="0" calcext:value-type="float">
            <text:p>0</text:p>
          </table:table-cell>
          <table:table-cell table:formula="of:=[.V28]*[.V$1]" office:value-type="float" office:value="0" calcext:value-type="float">
            <text:p>0</text:p>
          </table:table-cell>
          <table:table-cell table:formula="of:=[.W28]*[.W$1]" office:value-type="float" office:value="0" calcext:value-type="float">
            <text:p>0</text:p>
          </table:table-cell>
          <table:table-cell table:formula="of:=[.X28]*[.X$1]" office:value-type="float" office:value="0" calcext:value-type="float">
            <text:p>0</text:p>
          </table:table-cell>
          <table:table-cell table:formula="of:=[.Y28]*[.Y$1]" office:value-type="float" office:value="0" calcext:value-type="float">
            <text:p>0</text:p>
          </table:table-cell>
          <table:table-cell table:formula="of:=[.Z28]*[.Z$1]" office:value-type="float" office:value="0" calcext:value-type="float">
            <text:p>0</text:p>
          </table:table-cell>
          <table:table-cell table:formula="of:=[.AA28]*[.AA$1]" office:value-type="float" office:value="0" calcext:value-type="float">
            <text:p>0</text:p>
          </table:table-cell>
          <table:table-cell table:formula="of:=[.AB28]*[.AB$1]" office:value-type="float" office:value="0" calcext:value-type="float">
            <text:p>0</text:p>
          </table:table-cell>
          <table:table-cell table:formula="of:=[.AC28]*[.AC$1]" office:value-type="float" office:value="0" calcext:value-type="float">
            <text:p>0</text:p>
          </table:table-cell>
          <table:table-cell table:formula="of:=[.AD28]*[.AD$1]" office:value-type="float" office:value="0" calcext:value-type="float">
            <text:p>0</text:p>
          </table:table-cell>
          <table:table-cell table:formula="of:=[.AE28]*[.AE$1]" office:value-type="float" office:value="0" calcext:value-type="float">
            <text:p>0</text:p>
          </table:table-cell>
          <table:table-cell table:formula="of:=[.AF28]*[.AF$1]" office:value-type="float" office:value="0" calcext:value-type="float">
            <text:p>0</text:p>
          </table:table-cell>
          <table:table-cell table:formula="of:=[.AG28]*[.AG$1]" office:value-type="float" office:value="0" calcext:value-type="float">
            <text:p>0</text:p>
          </table:table-cell>
          <table:table-cell table:formula="of:=[.AH28]*[.AH$1]" office:value-type="float" office:value="0" calcext:value-type="float">
            <text:p>0</text:p>
          </table:table-cell>
          <table:table-cell table:formula="of:=[.AI28]*[.AI$1]" office:value-type="float" office:value="0" calcext:value-type="float">
            <text:p>0</text:p>
          </table:table-cell>
          <table:table-cell table:formula="of:=[.AJ28]*[.AJ$1]" office:value-type="float" office:value="0" calcext:value-type="float">
            <text:p>0</text:p>
          </table:table-cell>
          <table:table-cell/>
          <table:table-cell table:formula="of:=SUM([.AL28:.BQ28])+[.B28]" office:value-type="float" office:value="-1.10250007084113" calcext:value-type="float">
            <text:p>-1,10250007084113</text:p>
          </table:table-cell>
        </table:table-row>
        <table:table-row table:style-name="ro1">
          <table:table-cell/>
          <table:table-cell table:formula="of:=[$layer3.BT29]" office:value-type="float" office:value="-0.172201239721908" calcext:value-type="float">
            <text:p>-0,1722012397219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0.8594362" calcext:value-type="float">
            <text:p>-0,8594362</text:p>
          </table:table-cell>
          <table:table-cell office:value-type="float" office:value="-1.2806387" calcext:value-type="float">
            <text:p>-1,2806387</text:p>
          </table:table-cell>
          <table:table-cell table:number-columns-repeated="31"/>
          <table:table-cell table:formula="of:=[.E29]*[.E$1]" office:value-type="float" office:value="-0" calcext:value-type="float">
            <text:p>0</text:p>
          </table:table-cell>
          <table:table-cell table:formula="of:=[.F29]*[.F$1]" office:value-type="float" office:value="-0" calcext:value-type="float">
            <text:p>0</text:p>
          </table:table-cell>
          <table:table-cell table:formula="of:=[.G29]*[.G$1]" office:value-type="float" office:value="0" calcext:value-type="float">
            <text:p>0</text:p>
          </table:table-cell>
          <table:table-cell table:formula="of:=[.H29]*[.H$1]" office:value-type="float" office:value="0" calcext:value-type="float">
            <text:p>0</text:p>
          </table:table-cell>
          <table:table-cell table:formula="of:=[.I29]*[.I$1]" office:value-type="float" office:value="0" calcext:value-type="float">
            <text:p>0</text:p>
          </table:table-cell>
          <table:table-cell table:formula="of:=[.J29]*[.J$1]" office:value-type="float" office:value="0" calcext:value-type="float">
            <text:p>0</text:p>
          </table:table-cell>
          <table:table-cell table:formula="of:=[.K29]*[.K$1]" office:value-type="float" office:value="0" calcext:value-type="float">
            <text:p>0</text:p>
          </table:table-cell>
          <table:table-cell table:formula="of:=[.L29]*[.L$1]" office:value-type="float" office:value="0" calcext:value-type="float">
            <text:p>0</text:p>
          </table:table-cell>
          <table:table-cell table:formula="of:=[.M29]*[.M$1]" office:value-type="float" office:value="0" calcext:value-type="float">
            <text:p>0</text:p>
          </table:table-cell>
          <table:table-cell table:formula="of:=[.N29]*[.N$1]" office:value-type="float" office:value="0" calcext:value-type="float">
            <text:p>0</text:p>
          </table:table-cell>
          <table:table-cell table:formula="of:=[.O29]*[.O$1]" office:value-type="float" office:value="0" calcext:value-type="float">
            <text:p>0</text:p>
          </table:table-cell>
          <table:table-cell table:formula="of:=[.P29]*[.P$1]" office:value-type="float" office:value="0" calcext:value-type="float">
            <text:p>0</text:p>
          </table:table-cell>
          <table:table-cell table:formula="of:=[.Q29]*[.Q$1]" office:value-type="float" office:value="0" calcext:value-type="float">
            <text:p>0</text:p>
          </table:table-cell>
          <table:table-cell table:formula="of:=[.R29]*[.R$1]" office:value-type="float" office:value="0" calcext:value-type="float">
            <text:p>0</text:p>
          </table:table-cell>
          <table:table-cell table:formula="of:=[.S29]*[.S$1]" office:value-type="float" office:value="0" calcext:value-type="float">
            <text:p>0</text:p>
          </table:table-cell>
          <table:table-cell table:formula="of:=[.T29]*[.T$1]" office:value-type="float" office:value="0" calcext:value-type="float">
            <text:p>0</text:p>
          </table:table-cell>
          <table:table-cell table:formula="of:=[.U29]*[.U$1]" office:value-type="float" office:value="0" calcext:value-type="float">
            <text:p>0</text:p>
          </table:table-cell>
          <table:table-cell table:formula="of:=[.V29]*[.V$1]" office:value-type="float" office:value="0" calcext:value-type="float">
            <text:p>0</text:p>
          </table:table-cell>
          <table:table-cell table:formula="of:=[.W29]*[.W$1]" office:value-type="float" office:value="0" calcext:value-type="float">
            <text:p>0</text:p>
          </table:table-cell>
          <table:table-cell table:formula="of:=[.X29]*[.X$1]" office:value-type="float" office:value="0" calcext:value-type="float">
            <text:p>0</text:p>
          </table:table-cell>
          <table:table-cell table:formula="of:=[.Y29]*[.Y$1]" office:value-type="float" office:value="0" calcext:value-type="float">
            <text:p>0</text:p>
          </table:table-cell>
          <table:table-cell table:formula="of:=[.Z29]*[.Z$1]" office:value-type="float" office:value="0" calcext:value-type="float">
            <text:p>0</text:p>
          </table:table-cell>
          <table:table-cell table:formula="of:=[.AA29]*[.AA$1]" office:value-type="float" office:value="0" calcext:value-type="float">
            <text:p>0</text:p>
          </table:table-cell>
          <table:table-cell table:formula="of:=[.AB29]*[.AB$1]" office:value-type="float" office:value="0" calcext:value-type="float">
            <text:p>0</text:p>
          </table:table-cell>
          <table:table-cell table:formula="of:=[.AC29]*[.AC$1]" office:value-type="float" office:value="0" calcext:value-type="float">
            <text:p>0</text:p>
          </table:table-cell>
          <table:table-cell table:formula="of:=[.AD29]*[.AD$1]" office:value-type="float" office:value="0" calcext:value-type="float">
            <text:p>0</text:p>
          </table:table-cell>
          <table:table-cell table:formula="of:=[.AE29]*[.AE$1]" office:value-type="float" office:value="0" calcext:value-type="float">
            <text:p>0</text:p>
          </table:table-cell>
          <table:table-cell table:formula="of:=[.AF29]*[.AF$1]" office:value-type="float" office:value="0" calcext:value-type="float">
            <text:p>0</text:p>
          </table:table-cell>
          <table:table-cell table:formula="of:=[.AG29]*[.AG$1]" office:value-type="float" office:value="0" calcext:value-type="float">
            <text:p>0</text:p>
          </table:table-cell>
          <table:table-cell table:formula="of:=[.AH29]*[.AH$1]" office:value-type="float" office:value="0" calcext:value-type="float">
            <text:p>0</text:p>
          </table:table-cell>
          <table:table-cell table:formula="of:=[.AI29]*[.AI$1]" office:value-type="float" office:value="0" calcext:value-type="float">
            <text:p>0</text:p>
          </table:table-cell>
          <table:table-cell table:formula="of:=[.AJ29]*[.AJ$1]" office:value-type="float" office:value="0" calcext:value-type="float">
            <text:p>0</text:p>
          </table:table-cell>
          <table:table-cell/>
          <table:table-cell table:formula="of:=SUM([.AL29:.BQ29])+[.B29]" office:value-type="float" office:value="-0.172201239721908" calcext:value-type="float">
            <text:p>-0,172201239721908</text:p>
          </table:table-cell>
        </table:table-row>
        <table:table-row table:style-name="ro1">
          <table:table-cell/>
          <table:table-cell table:formula="of:=[$layer3.BT30]" office:value-type="float" office:value="-0.940249381242478" calcext:value-type="float">
            <text:p>-0,9402493812424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64882237" calcext:value-type="float">
            <text:p>-0,64882237</text:p>
          </table:table-cell>
          <table:table-cell office:value-type="float" office:value="-0.9005213" calcext:value-type="float">
            <text:p>-0,9005213</text:p>
          </table:table-cell>
          <table:table-cell table:number-columns-repeated="31"/>
          <table:table-cell table:formula="of:=[.E30]*[.E$1]" office:value-type="float" office:value="-0" calcext:value-type="float">
            <text:p>0</text:p>
          </table:table-cell>
          <table:table-cell table:formula="of:=[.F30]*[.F$1]" office:value-type="float" office:value="-0" calcext:value-type="float">
            <text:p>0</text:p>
          </table:table-cell>
          <table:table-cell table:formula="of:=[.G30]*[.G$1]" office:value-type="float" office:value="0" calcext:value-type="float">
            <text:p>0</text:p>
          </table:table-cell>
          <table:table-cell table:formula="of:=[.H30]*[.H$1]" office:value-type="float" office:value="0" calcext:value-type="float">
            <text:p>0</text:p>
          </table:table-cell>
          <table:table-cell table:formula="of:=[.I30]*[.I$1]" office:value-type="float" office:value="0" calcext:value-type="float">
            <text:p>0</text:p>
          </table:table-cell>
          <table:table-cell table:formula="of:=[.J30]*[.J$1]" office:value-type="float" office:value="0" calcext:value-type="float">
            <text:p>0</text:p>
          </table:table-cell>
          <table:table-cell table:formula="of:=[.K30]*[.K$1]" office:value-type="float" office:value="0" calcext:value-type="float">
            <text:p>0</text:p>
          </table:table-cell>
          <table:table-cell table:formula="of:=[.L30]*[.L$1]" office:value-type="float" office:value="0" calcext:value-type="float">
            <text:p>0</text:p>
          </table:table-cell>
          <table:table-cell table:formula="of:=[.M30]*[.M$1]" office:value-type="float" office:value="0" calcext:value-type="float">
            <text:p>0</text:p>
          </table:table-cell>
          <table:table-cell table:formula="of:=[.N30]*[.N$1]" office:value-type="float" office:value="0" calcext:value-type="float">
            <text:p>0</text:p>
          </table:table-cell>
          <table:table-cell table:formula="of:=[.O30]*[.O$1]" office:value-type="float" office:value="0" calcext:value-type="float">
            <text:p>0</text:p>
          </table:table-cell>
          <table:table-cell table:formula="of:=[.P30]*[.P$1]" office:value-type="float" office:value="0" calcext:value-type="float">
            <text:p>0</text:p>
          </table:table-cell>
          <table:table-cell table:formula="of:=[.Q30]*[.Q$1]" office:value-type="float" office:value="0" calcext:value-type="float">
            <text:p>0</text:p>
          </table:table-cell>
          <table:table-cell table:formula="of:=[.R30]*[.R$1]" office:value-type="float" office:value="0" calcext:value-type="float">
            <text:p>0</text:p>
          </table:table-cell>
          <table:table-cell table:formula="of:=[.S30]*[.S$1]" office:value-type="float" office:value="0" calcext:value-type="float">
            <text:p>0</text:p>
          </table:table-cell>
          <table:table-cell table:formula="of:=[.T30]*[.T$1]" office:value-type="float" office:value="0" calcext:value-type="float">
            <text:p>0</text:p>
          </table:table-cell>
          <table:table-cell table:formula="of:=[.U30]*[.U$1]" office:value-type="float" office:value="0" calcext:value-type="float">
            <text:p>0</text:p>
          </table:table-cell>
          <table:table-cell table:formula="of:=[.V30]*[.V$1]" office:value-type="float" office:value="0" calcext:value-type="float">
            <text:p>0</text:p>
          </table:table-cell>
          <table:table-cell table:formula="of:=[.W30]*[.W$1]" office:value-type="float" office:value="0" calcext:value-type="float">
            <text:p>0</text:p>
          </table:table-cell>
          <table:table-cell table:formula="of:=[.X30]*[.X$1]" office:value-type="float" office:value="0" calcext:value-type="float">
            <text:p>0</text:p>
          </table:table-cell>
          <table:table-cell table:formula="of:=[.Y30]*[.Y$1]" office:value-type="float" office:value="0" calcext:value-type="float">
            <text:p>0</text:p>
          </table:table-cell>
          <table:table-cell table:formula="of:=[.Z30]*[.Z$1]" office:value-type="float" office:value="0" calcext:value-type="float">
            <text:p>0</text:p>
          </table:table-cell>
          <table:table-cell table:formula="of:=[.AA30]*[.AA$1]" office:value-type="float" office:value="0" calcext:value-type="float">
            <text:p>0</text:p>
          </table:table-cell>
          <table:table-cell table:formula="of:=[.AB30]*[.AB$1]" office:value-type="float" office:value="0" calcext:value-type="float">
            <text:p>0</text:p>
          </table:table-cell>
          <table:table-cell table:formula="of:=[.AC30]*[.AC$1]" office:value-type="float" office:value="0" calcext:value-type="float">
            <text:p>0</text:p>
          </table:table-cell>
          <table:table-cell table:formula="of:=[.AD30]*[.AD$1]" office:value-type="float" office:value="0" calcext:value-type="float">
            <text:p>0</text:p>
          </table:table-cell>
          <table:table-cell table:formula="of:=[.AE30]*[.AE$1]" office:value-type="float" office:value="0" calcext:value-type="float">
            <text:p>0</text:p>
          </table:table-cell>
          <table:table-cell table:formula="of:=[.AF30]*[.AF$1]" office:value-type="float" office:value="0" calcext:value-type="float">
            <text:p>0</text:p>
          </table:table-cell>
          <table:table-cell table:formula="of:=[.AG30]*[.AG$1]" office:value-type="float" office:value="0" calcext:value-type="float">
            <text:p>0</text:p>
          </table:table-cell>
          <table:table-cell table:formula="of:=[.AH30]*[.AH$1]" office:value-type="float" office:value="0" calcext:value-type="float">
            <text:p>0</text:p>
          </table:table-cell>
          <table:table-cell table:formula="of:=[.AI30]*[.AI$1]" office:value-type="float" office:value="0" calcext:value-type="float">
            <text:p>0</text:p>
          </table:table-cell>
          <table:table-cell table:formula="of:=[.AJ30]*[.AJ$1]" office:value-type="float" office:value="0" calcext:value-type="float">
            <text:p>0</text:p>
          </table:table-cell>
          <table:table-cell/>
          <table:table-cell table:formula="of:=SUM([.AL30:.BQ30])+[.B30]" office:value-type="float" office:value="-0.940249381242478" calcext:value-type="float">
            <text:p>-0,940249381242478</text:p>
          </table:table-cell>
        </table:table-row>
        <table:table-row table:style-name="ro1">
          <table:table-cell/>
          <table:table-cell table:formula="of:=[$layer3.BT31]" office:value-type="float" office:value="97.7118230197911" calcext:value-type="float">
            <text:p>97,71182301979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990885" calcext:value-type="float">
            <text:p>0,76990885</text:p>
          </table:table-cell>
          <table:table-cell office:value-type="float" office:value="0.75487477" calcext:value-type="float">
            <text:p>0,75487477</text:p>
          </table:table-cell>
          <table:table-cell table:number-columns-repeated="31"/>
          <table:table-cell table:formula="of:=[.E31]*[.E$1]" office:value-type="float" office:value="0" calcext:value-type="float">
            <text:p>0</text:p>
          </table:table-cell>
          <table:table-cell table:formula="of:=[.F31]*[.F$1]" office:value-type="float" office:value="0" calcext:value-type="float">
            <text:p>0</text:p>
          </table:table-cell>
          <table:table-cell table:formula="of:=[.G31]*[.G$1]" office:value-type="float" office:value="0" calcext:value-type="float">
            <text:p>0</text:p>
          </table:table-cell>
          <table:table-cell table:formula="of:=[.H31]*[.H$1]" office:value-type="float" office:value="0" calcext:value-type="float">
            <text:p>0</text:p>
          </table:table-cell>
          <table:table-cell table:formula="of:=[.I31]*[.I$1]" office:value-type="float" office:value="0" calcext:value-type="float">
            <text:p>0</text:p>
          </table:table-cell>
          <table:table-cell table:formula="of:=[.J31]*[.J$1]" office:value-type="float" office:value="0" calcext:value-type="float">
            <text:p>0</text:p>
          </table:table-cell>
          <table:table-cell table:formula="of:=[.K31]*[.K$1]" office:value-type="float" office:value="0" calcext:value-type="float">
            <text:p>0</text:p>
          </table:table-cell>
          <table:table-cell table:formula="of:=[.L31]*[.L$1]" office:value-type="float" office:value="0" calcext:value-type="float">
            <text:p>0</text:p>
          </table:table-cell>
          <table:table-cell table:formula="of:=[.M31]*[.M$1]" office:value-type="float" office:value="0" calcext:value-type="float">
            <text:p>0</text:p>
          </table:table-cell>
          <table:table-cell table:formula="of:=[.N31]*[.N$1]" office:value-type="float" office:value="0" calcext:value-type="float">
            <text:p>0</text:p>
          </table:table-cell>
          <table:table-cell table:formula="of:=[.O31]*[.O$1]" office:value-type="float" office:value="0" calcext:value-type="float">
            <text:p>0</text:p>
          </table:table-cell>
          <table:table-cell table:formula="of:=[.P31]*[.P$1]" office:value-type="float" office:value="0" calcext:value-type="float">
            <text:p>0</text:p>
          </table:table-cell>
          <table:table-cell table:formula="of:=[.Q31]*[.Q$1]" office:value-type="float" office:value="0" calcext:value-type="float">
            <text:p>0</text:p>
          </table:table-cell>
          <table:table-cell table:formula="of:=[.R31]*[.R$1]" office:value-type="float" office:value="0" calcext:value-type="float">
            <text:p>0</text:p>
          </table:table-cell>
          <table:table-cell table:formula="of:=[.S31]*[.S$1]" office:value-type="float" office:value="0" calcext:value-type="float">
            <text:p>0</text:p>
          </table:table-cell>
          <table:table-cell table:formula="of:=[.T31]*[.T$1]" office:value-type="float" office:value="0" calcext:value-type="float">
            <text:p>0</text:p>
          </table:table-cell>
          <table:table-cell table:formula="of:=[.U31]*[.U$1]" office:value-type="float" office:value="0" calcext:value-type="float">
            <text:p>0</text:p>
          </table:table-cell>
          <table:table-cell table:formula="of:=[.V31]*[.V$1]" office:value-type="float" office:value="0" calcext:value-type="float">
            <text:p>0</text:p>
          </table:table-cell>
          <table:table-cell table:formula="of:=[.W31]*[.W$1]" office:value-type="float" office:value="0" calcext:value-type="float">
            <text:p>0</text:p>
          </table:table-cell>
          <table:table-cell table:formula="of:=[.X31]*[.X$1]" office:value-type="float" office:value="0" calcext:value-type="float">
            <text:p>0</text:p>
          </table:table-cell>
          <table:table-cell table:formula="of:=[.Y31]*[.Y$1]" office:value-type="float" office:value="0" calcext:value-type="float">
            <text:p>0</text:p>
          </table:table-cell>
          <table:table-cell table:formula="of:=[.Z31]*[.Z$1]" office:value-type="float" office:value="0" calcext:value-type="float">
            <text:p>0</text:p>
          </table:table-cell>
          <table:table-cell table:formula="of:=[.AA31]*[.AA$1]" office:value-type="float" office:value="0" calcext:value-type="float">
            <text:p>0</text:p>
          </table:table-cell>
          <table:table-cell table:formula="of:=[.AB31]*[.AB$1]" office:value-type="float" office:value="0" calcext:value-type="float">
            <text:p>0</text:p>
          </table:table-cell>
          <table:table-cell table:formula="of:=[.AC31]*[.AC$1]" office:value-type="float" office:value="0" calcext:value-type="float">
            <text:p>0</text:p>
          </table:table-cell>
          <table:table-cell table:formula="of:=[.AD31]*[.AD$1]" office:value-type="float" office:value="0" calcext:value-type="float">
            <text:p>0</text:p>
          </table:table-cell>
          <table:table-cell table:formula="of:=[.AE31]*[.AE$1]" office:value-type="float" office:value="0" calcext:value-type="float">
            <text:p>0</text:p>
          </table:table-cell>
          <table:table-cell table:formula="of:=[.AF31]*[.AF$1]" office:value-type="float" office:value="0" calcext:value-type="float">
            <text:p>0</text:p>
          </table:table-cell>
          <table:table-cell table:formula="of:=[.AG31]*[.AG$1]" office:value-type="float" office:value="0" calcext:value-type="float">
            <text:p>0</text:p>
          </table:table-cell>
          <table:table-cell table:formula="of:=[.AH31]*[.AH$1]" office:value-type="float" office:value="0" calcext:value-type="float">
            <text:p>0</text:p>
          </table:table-cell>
          <table:table-cell table:formula="of:=[.AI31]*[.AI$1]" office:value-type="float" office:value="0" calcext:value-type="float">
            <text:p>0</text:p>
          </table:table-cell>
          <table:table-cell table:formula="of:=[.AJ31]*[.AJ$1]" office:value-type="float" office:value="0" calcext:value-type="float">
            <text:p>0</text:p>
          </table:table-cell>
          <table:table-cell/>
          <table:table-cell table:formula="of:=SUM([.AL31:.BQ31])+[.B31]" office:value-type="float" office:value="97.7118230197911" calcext:value-type="float">
            <text:p>97,7118230197911</text:p>
          </table:table-cell>
        </table:table-row>
        <table:table-row table:style-name="ro1">
          <table:table-cell/>
          <table:table-cell table:formula="of:=[$layer3.BT32]" office:value-type="float" office:value="115.3960917955" calcext:value-type="float">
            <text:p>115,39609179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6061416" calcext:value-type="float">
            <text:p>0,76061416</text:p>
          </table:table-cell>
          <table:table-cell office:value-type="float" office:value="-0.47219107" calcext:value-type="float">
            <text:p>-0,47219107</text:p>
          </table:table-cell>
          <table:table-cell table:number-columns-repeated="31"/>
          <table:table-cell table:formula="of:=[.E32]*[.E$1]" office:value-type="float" office:value="0" calcext:value-type="float">
            <text:p>0</text:p>
          </table:table-cell>
          <table:table-cell table:formula="of:=[.F32]*[.F$1]" office:value-type="float" office:value="-0" calcext:value-type="float">
            <text:p>0</text:p>
          </table:table-cell>
          <table:table-cell table:formula="of:=[.G32]*[.G$1]" office:value-type="float" office:value="0" calcext:value-type="float">
            <text:p>0</text:p>
          </table:table-cell>
          <table:table-cell table:formula="of:=[.H32]*[.H$1]" office:value-type="float" office:value="0" calcext:value-type="float">
            <text:p>0</text:p>
          </table:table-cell>
          <table:table-cell table:formula="of:=[.I32]*[.I$1]" office:value-type="float" office:value="0" calcext:value-type="float">
            <text:p>0</text:p>
          </table:table-cell>
          <table:table-cell table:formula="of:=[.J32]*[.J$1]" office:value-type="float" office:value="0" calcext:value-type="float">
            <text:p>0</text:p>
          </table:table-cell>
          <table:table-cell table:formula="of:=[.K32]*[.K$1]" office:value-type="float" office:value="0" calcext:value-type="float">
            <text:p>0</text:p>
          </table:table-cell>
          <table:table-cell table:formula="of:=[.L32]*[.L$1]" office:value-type="float" office:value="0" calcext:value-type="float">
            <text:p>0</text:p>
          </table:table-cell>
          <table:table-cell table:formula="of:=[.M32]*[.M$1]" office:value-type="float" office:value="0" calcext:value-type="float">
            <text:p>0</text:p>
          </table:table-cell>
          <table:table-cell table:formula="of:=[.N32]*[.N$1]" office:value-type="float" office:value="0" calcext:value-type="float">
            <text:p>0</text:p>
          </table:table-cell>
          <table:table-cell table:formula="of:=[.O32]*[.O$1]" office:value-type="float" office:value="0" calcext:value-type="float">
            <text:p>0</text:p>
          </table:table-cell>
          <table:table-cell table:formula="of:=[.P32]*[.P$1]" office:value-type="float" office:value="0" calcext:value-type="float">
            <text:p>0</text:p>
          </table:table-cell>
          <table:table-cell table:formula="of:=[.Q32]*[.Q$1]" office:value-type="float" office:value="0" calcext:value-type="float">
            <text:p>0</text:p>
          </table:table-cell>
          <table:table-cell table:formula="of:=[.R32]*[.R$1]" office:value-type="float" office:value="0" calcext:value-type="float">
            <text:p>0</text:p>
          </table:table-cell>
          <table:table-cell table:formula="of:=[.S32]*[.S$1]" office:value-type="float" office:value="0" calcext:value-type="float">
            <text:p>0</text:p>
          </table:table-cell>
          <table:table-cell table:formula="of:=[.T32]*[.T$1]" office:value-type="float" office:value="0" calcext:value-type="float">
            <text:p>0</text:p>
          </table:table-cell>
          <table:table-cell table:formula="of:=[.U32]*[.U$1]" office:value-type="float" office:value="0" calcext:value-type="float">
            <text:p>0</text:p>
          </table:table-cell>
          <table:table-cell table:formula="of:=[.V32]*[.V$1]" office:value-type="float" office:value="0" calcext:value-type="float">
            <text:p>0</text:p>
          </table:table-cell>
          <table:table-cell table:formula="of:=[.W32]*[.W$1]" office:value-type="float" office:value="0" calcext:value-type="float">
            <text:p>0</text:p>
          </table:table-cell>
          <table:table-cell table:formula="of:=[.X32]*[.X$1]" office:value-type="float" office:value="0" calcext:value-type="float">
            <text:p>0</text:p>
          </table:table-cell>
          <table:table-cell table:formula="of:=[.Y32]*[.Y$1]" office:value-type="float" office:value="0" calcext:value-type="float">
            <text:p>0</text:p>
          </table:table-cell>
          <table:table-cell table:formula="of:=[.Z32]*[.Z$1]" office:value-type="float" office:value="0" calcext:value-type="float">
            <text:p>0</text:p>
          </table:table-cell>
          <table:table-cell table:formula="of:=[.AA32]*[.AA$1]" office:value-type="float" office:value="0" calcext:value-type="float">
            <text:p>0</text:p>
          </table:table-cell>
          <table:table-cell table:formula="of:=[.AB32]*[.AB$1]" office:value-type="float" office:value="0" calcext:value-type="float">
            <text:p>0</text:p>
          </table:table-cell>
          <table:table-cell table:formula="of:=[.AC32]*[.AC$1]" office:value-type="float" office:value="0" calcext:value-type="float">
            <text:p>0</text:p>
          </table:table-cell>
          <table:table-cell table:formula="of:=[.AD32]*[.AD$1]" office:value-type="float" office:value="0" calcext:value-type="float">
            <text:p>0</text:p>
          </table:table-cell>
          <table:table-cell table:formula="of:=[.AE32]*[.AE$1]" office:value-type="float" office:value="0" calcext:value-type="float">
            <text:p>0</text:p>
          </table:table-cell>
          <table:table-cell table:formula="of:=[.AF32]*[.AF$1]" office:value-type="float" office:value="0" calcext:value-type="float">
            <text:p>0</text:p>
          </table:table-cell>
          <table:table-cell table:formula="of:=[.AG32]*[.AG$1]" office:value-type="float" office:value="0" calcext:value-type="float">
            <text:p>0</text:p>
          </table:table-cell>
          <table:table-cell table:formula="of:=[.AH32]*[.AH$1]" office:value-type="float" office:value="0" calcext:value-type="float">
            <text:p>0</text:p>
          </table:table-cell>
          <table:table-cell table:formula="of:=[.AI32]*[.AI$1]" office:value-type="float" office:value="0" calcext:value-type="float">
            <text:p>0</text:p>
          </table:table-cell>
          <table:table-cell table:formula="of:=[.AJ32]*[.AJ$1]" office:value-type="float" office:value="0" calcext:value-type="float">
            <text:p>0</text:p>
          </table:table-cell>
          <table:table-cell/>
          <table:table-cell table:formula="of:=SUM([.AL32:.BQ32])+[.B32]" office:value-type="float" office:value="115.3960917955" calcext:value-type="float">
            <text:p>115,3960917955</text:p>
          </table:table-cell>
        </table:table-row>
        <table:table-row table:style-name="ro1">
          <table:table-cell/>
          <table:table-cell table:formula="of:=[$layer3.BT33]" office:value-type="float" office:value="118.946434645581" calcext:value-type="float">
            <text:p>118,9464346455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181727" calcext:value-type="float">
            <text:p>0,7181727</text:p>
          </table:table-cell>
          <table:table-cell office:value-type="float" office:value="-0.5213396" calcext:value-type="float">
            <text:p>-0,5213396</text:p>
          </table:table-cell>
          <table:table-cell table:number-columns-repeated="31"/>
          <table:table-cell table:formula="of:=[.E33]*[.E$1]" office:value-type="float" office:value="0" calcext:value-type="float">
            <text:p>0</text:p>
          </table:table-cell>
          <table:table-cell table:formula="of:=[.F33]*[.F$1]" office:value-type="float" office:value="-0" calcext:value-type="float">
            <text:p>0</text:p>
          </table:table-cell>
          <table:table-cell table:formula="of:=[.G33]*[.G$1]" office:value-type="float" office:value="0" calcext:value-type="float">
            <text:p>0</text:p>
          </table:table-cell>
          <table:table-cell table:formula="of:=[.H33]*[.H$1]" office:value-type="float" office:value="0" calcext:value-type="float">
            <text:p>0</text:p>
          </table:table-cell>
          <table:table-cell table:formula="of:=[.I33]*[.I$1]" office:value-type="float" office:value="0" calcext:value-type="float">
            <text:p>0</text:p>
          </table:table-cell>
          <table:table-cell table:formula="of:=[.J33]*[.J$1]" office:value-type="float" office:value="0" calcext:value-type="float">
            <text:p>0</text:p>
          </table:table-cell>
          <table:table-cell table:formula="of:=[.K33]*[.K$1]" office:value-type="float" office:value="0" calcext:value-type="float">
            <text:p>0</text:p>
          </table:table-cell>
          <table:table-cell table:formula="of:=[.L33]*[.L$1]" office:value-type="float" office:value="0" calcext:value-type="float">
            <text:p>0</text:p>
          </table:table-cell>
          <table:table-cell table:formula="of:=[.M33]*[.M$1]" office:value-type="float" office:value="0" calcext:value-type="float">
            <text:p>0</text:p>
          </table:table-cell>
          <table:table-cell table:formula="of:=[.N33]*[.N$1]" office:value-type="float" office:value="0" calcext:value-type="float">
            <text:p>0</text:p>
          </table:table-cell>
          <table:table-cell table:formula="of:=[.O33]*[.O$1]" office:value-type="float" office:value="0" calcext:value-type="float">
            <text:p>0</text:p>
          </table:table-cell>
          <table:table-cell table:formula="of:=[.P33]*[.P$1]" office:value-type="float" office:value="0" calcext:value-type="float">
            <text:p>0</text:p>
          </table:table-cell>
          <table:table-cell table:formula="of:=[.Q33]*[.Q$1]" office:value-type="float" office:value="0" calcext:value-type="float">
            <text:p>0</text:p>
          </table:table-cell>
          <table:table-cell table:formula="of:=[.R33]*[.R$1]" office:value-type="float" office:value="0" calcext:value-type="float">
            <text:p>0</text:p>
          </table:table-cell>
          <table:table-cell table:formula="of:=[.S33]*[.S$1]" office:value-type="float" office:value="0" calcext:value-type="float">
            <text:p>0</text:p>
          </table:table-cell>
          <table:table-cell table:formula="of:=[.T33]*[.T$1]" office:value-type="float" office:value="0" calcext:value-type="float">
            <text:p>0</text:p>
          </table:table-cell>
          <table:table-cell table:formula="of:=[.U33]*[.U$1]" office:value-type="float" office:value="0" calcext:value-type="float">
            <text:p>0</text:p>
          </table:table-cell>
          <table:table-cell table:formula="of:=[.V33]*[.V$1]" office:value-type="float" office:value="0" calcext:value-type="float">
            <text:p>0</text:p>
          </table:table-cell>
          <table:table-cell table:formula="of:=[.W33]*[.W$1]" office:value-type="float" office:value="0" calcext:value-type="float">
            <text:p>0</text:p>
          </table:table-cell>
          <table:table-cell table:formula="of:=[.X33]*[.X$1]" office:value-type="float" office:value="0" calcext:value-type="float">
            <text:p>0</text:p>
          </table:table-cell>
          <table:table-cell table:formula="of:=[.Y33]*[.Y$1]" office:value-type="float" office:value="0" calcext:value-type="float">
            <text:p>0</text:p>
          </table:table-cell>
          <table:table-cell table:formula="of:=[.Z33]*[.Z$1]" office:value-type="float" office:value="0" calcext:value-type="float">
            <text:p>0</text:p>
          </table:table-cell>
          <table:table-cell table:formula="of:=[.AA33]*[.AA$1]" office:value-type="float" office:value="0" calcext:value-type="float">
            <text:p>0</text:p>
          </table:table-cell>
          <table:table-cell table:formula="of:=[.AB33]*[.AB$1]" office:value-type="float" office:value="0" calcext:value-type="float">
            <text:p>0</text:p>
          </table:table-cell>
          <table:table-cell table:formula="of:=[.AC33]*[.AC$1]" office:value-type="float" office:value="0" calcext:value-type="float">
            <text:p>0</text:p>
          </table:table-cell>
          <table:table-cell table:formula="of:=[.AD33]*[.AD$1]" office:value-type="float" office:value="0" calcext:value-type="float">
            <text:p>0</text:p>
          </table:table-cell>
          <table:table-cell table:formula="of:=[.AE33]*[.AE$1]" office:value-type="float" office:value="0" calcext:value-type="float">
            <text:p>0</text:p>
          </table:table-cell>
          <table:table-cell table:formula="of:=[.AF33]*[.AF$1]" office:value-type="float" office:value="0" calcext:value-type="float">
            <text:p>0</text:p>
          </table:table-cell>
          <table:table-cell table:formula="of:=[.AG33]*[.AG$1]" office:value-type="float" office:value="0" calcext:value-type="float">
            <text:p>0</text:p>
          </table:table-cell>
          <table:table-cell table:formula="of:=[.AH33]*[.AH$1]" office:value-type="float" office:value="0" calcext:value-type="float">
            <text:p>0</text:p>
          </table:table-cell>
          <table:table-cell table:formula="of:=[.AI33]*[.AI$1]" office:value-type="float" office:value="0" calcext:value-type="float">
            <text:p>0</text:p>
          </table:table-cell>
          <table:table-cell table:formula="of:=[.AJ33]*[.AJ$1]" office:value-type="float" office:value="0" calcext:value-type="float">
            <text:p>0</text:p>
          </table:table-cell>
          <table:table-cell/>
          <table:table-cell table:formula="of:=SUM([.AL33:.BQ33])+[.B33]" office:value-type="float" office:value="118.946434645581" calcext:value-type="float">
            <text:p>118,946434645581</text:p>
          </table:table-cell>
        </table:table-row>
        <table:table-row table:style-name="ro1">
          <table:table-cell/>
          <table:table-cell table:formula="of:=[$layer3.BT34]" office:value-type="float" office:value="101.427212969219" calcext:value-type="float">
            <text:p>101,4272129692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290634" calcext:value-type="float">
            <text:p>0,8290634</text:p>
          </table:table-cell>
          <table:table-cell office:value-type="float" office:value="-0.035935003" calcext:value-type="float">
            <text:p>-0,035935003</text:p>
          </table:table-cell>
          <table:table-cell table:number-columns-repeated="31"/>
          <table:table-cell table:formula="of:=[.E34]*[.E$1]" office:value-type="float" office:value="0" calcext:value-type="float">
            <text:p>0</text:p>
          </table:table-cell>
          <table:table-cell table:formula="of:=[.F34]*[.F$1]" office:value-type="float" office:value="-0" calcext:value-type="float">
            <text:p>0</text:p>
          </table:table-cell>
          <table:table-cell table:formula="of:=[.G34]*[.G$1]" office:value-type="float" office:value="0" calcext:value-type="float">
            <text:p>0</text:p>
          </table:table-cell>
          <table:table-cell table:formula="of:=[.H34]*[.H$1]" office:value-type="float" office:value="0" calcext:value-type="float">
            <text:p>0</text:p>
          </table:table-cell>
          <table:table-cell table:formula="of:=[.I34]*[.I$1]" office:value-type="float" office:value="0" calcext:value-type="float">
            <text:p>0</text:p>
          </table:table-cell>
          <table:table-cell table:formula="of:=[.J34]*[.J$1]" office:value-type="float" office:value="0" calcext:value-type="float">
            <text:p>0</text:p>
          </table:table-cell>
          <table:table-cell table:formula="of:=[.K34]*[.K$1]" office:value-type="float" office:value="0" calcext:value-type="float">
            <text:p>0</text:p>
          </table:table-cell>
          <table:table-cell table:formula="of:=[.L34]*[.L$1]" office:value-type="float" office:value="0" calcext:value-type="float">
            <text:p>0</text:p>
          </table:table-cell>
          <table:table-cell table:formula="of:=[.M34]*[.M$1]" office:value-type="float" office:value="0" calcext:value-type="float">
            <text:p>0</text:p>
          </table:table-cell>
          <table:table-cell table:formula="of:=[.N34]*[.N$1]" office:value-type="float" office:value="0" calcext:value-type="float">
            <text:p>0</text:p>
          </table:table-cell>
          <table:table-cell table:formula="of:=[.O34]*[.O$1]" office:value-type="float" office:value="0" calcext:value-type="float">
            <text:p>0</text:p>
          </table:table-cell>
          <table:table-cell table:formula="of:=[.P34]*[.P$1]" office:value-type="float" office:value="0" calcext:value-type="float">
            <text:p>0</text:p>
          </table:table-cell>
          <table:table-cell table:formula="of:=[.Q34]*[.Q$1]" office:value-type="float" office:value="0" calcext:value-type="float">
            <text:p>0</text:p>
          </table:table-cell>
          <table:table-cell table:formula="of:=[.R34]*[.R$1]" office:value-type="float" office:value="0" calcext:value-type="float">
            <text:p>0</text:p>
          </table:table-cell>
          <table:table-cell table:formula="of:=[.S34]*[.S$1]" office:value-type="float" office:value="0" calcext:value-type="float">
            <text:p>0</text:p>
          </table:table-cell>
          <table:table-cell table:formula="of:=[.T34]*[.T$1]" office:value-type="float" office:value="0" calcext:value-type="float">
            <text:p>0</text:p>
          </table:table-cell>
          <table:table-cell table:formula="of:=[.U34]*[.U$1]" office:value-type="float" office:value="0" calcext:value-type="float">
            <text:p>0</text:p>
          </table:table-cell>
          <table:table-cell table:formula="of:=[.V34]*[.V$1]" office:value-type="float" office:value="0" calcext:value-type="float">
            <text:p>0</text:p>
          </table:table-cell>
          <table:table-cell table:formula="of:=[.W34]*[.W$1]" office:value-type="float" office:value="0" calcext:value-type="float">
            <text:p>0</text:p>
          </table:table-cell>
          <table:table-cell table:formula="of:=[.X34]*[.X$1]" office:value-type="float" office:value="0" calcext:value-type="float">
            <text:p>0</text:p>
          </table:table-cell>
          <table:table-cell table:formula="of:=[.Y34]*[.Y$1]" office:value-type="float" office:value="0" calcext:value-type="float">
            <text:p>0</text:p>
          </table:table-cell>
          <table:table-cell table:formula="of:=[.Z34]*[.Z$1]" office:value-type="float" office:value="0" calcext:value-type="float">
            <text:p>0</text:p>
          </table:table-cell>
          <table:table-cell table:formula="of:=[.AA34]*[.AA$1]" office:value-type="float" office:value="0" calcext:value-type="float">
            <text:p>0</text:p>
          </table:table-cell>
          <table:table-cell table:formula="of:=[.AB34]*[.AB$1]" office:value-type="float" office:value="0" calcext:value-type="float">
            <text:p>0</text:p>
          </table:table-cell>
          <table:table-cell table:formula="of:=[.AC34]*[.AC$1]" office:value-type="float" office:value="0" calcext:value-type="float">
            <text:p>0</text:p>
          </table:table-cell>
          <table:table-cell table:formula="of:=[.AD34]*[.AD$1]" office:value-type="float" office:value="0" calcext:value-type="float">
            <text:p>0</text:p>
          </table:table-cell>
          <table:table-cell table:formula="of:=[.AE34]*[.AE$1]" office:value-type="float" office:value="0" calcext:value-type="float">
            <text:p>0</text:p>
          </table:table-cell>
          <table:table-cell table:formula="of:=[.AF34]*[.AF$1]" office:value-type="float" office:value="0" calcext:value-type="float">
            <text:p>0</text:p>
          </table:table-cell>
          <table:table-cell table:formula="of:=[.AG34]*[.AG$1]" office:value-type="float" office:value="0" calcext:value-type="float">
            <text:p>0</text:p>
          </table:table-cell>
          <table:table-cell table:formula="of:=[.AH34]*[.AH$1]" office:value-type="float" office:value="0" calcext:value-type="float">
            <text:p>0</text:p>
          </table:table-cell>
          <table:table-cell table:formula="of:=[.AI34]*[.AI$1]" office:value-type="float" office:value="0" calcext:value-type="float">
            <text:p>0</text:p>
          </table:table-cell>
          <table:table-cell table:formula="of:=[.AJ34]*[.AJ$1]" office:value-type="float" office:value="0" calcext:value-type="float">
            <text:p>0</text:p>
          </table:table-cell>
          <table:table-cell/>
          <table:table-cell table:formula="of:=SUM([.AL34:.BQ34])+[.B34]" office:value-type="float" office:value="101.427212969219" calcext:value-type="float">
            <text:p>101,427212969219</text:p>
          </table:table-cell>
        </table:table-row>
        <table:table-row table:style-name="ro1" table:number-rows-repeated="3">
          <table:table-cell table:number-columns-repeated="71"/>
        </table:table-row>
        <table:table-row table:style-name="ro1">
          <table:table-cell table:number-columns-repeated="4"/>
          <table:table-cell table:formula="of:=[.E3]*[.$B3]" office:value-type="float" office:value="85.5218201062449" calcext:value-type="float">
            <text:p>85,5218201062449</text:p>
          </table:table-cell>
          <table:table-cell table:formula="of:=[.F3]*[.$B3]" office:value-type="float" office:value="-18.0992650118528" calcext:value-type="float">
            <text:p>-18,0992650118528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4]*[.$B4]" office:value-type="float" office:value="73.849934689819" calcext:value-type="float">
            <text:p>73,849934689819</text:p>
          </table:table-cell>
          <table:table-cell table:formula="of:=[.F4]*[.$B4]" office:value-type="float" office:value="-19.0318050807307" calcext:value-type="float">
            <text:p>-19,0318050807307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5]*[.$B5]" office:value-type="float" office:value="100.359874867042" calcext:value-type="float">
            <text:p>100,359874867042</text:p>
          </table:table-cell>
          <table:table-cell table:formula="of:=[.F5]*[.$B5]" office:value-type="float" office:value="-66.7896378038925" calcext:value-type="float">
            <text:p>-66,7896378038925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6]*[.$B6]" office:value-type="float" office:value="76.7502222416352" calcext:value-type="float">
            <text:p>76,7502222416352</text:p>
          </table:table-cell>
          <table:table-cell table:formula="of:=[.F6]*[.$B6]" office:value-type="float" office:value="70.6865436551606" calcext:value-type="float">
            <text:p>70,6865436551606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7]*[.$B7]" office:value-type="float" office:value="68.9353229263611" calcext:value-type="float">
            <text:p>68,9353229263611</text:p>
          </table:table-cell>
          <table:table-cell table:formula="of:=[.F7]*[.$B7]" office:value-type="float" office:value="66.5321064394042" calcext:value-type="float">
            <text:p>66,532106439404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8]*[.$B8]" office:value-type="float" office:value="73.6579398217909" calcext:value-type="float">
            <text:p>73,6579398217909</text:p>
          </table:table-cell>
          <table:table-cell table:formula="of:=[.F8]*[.$B8]" office:value-type="float" office:value="31.0818029319395" calcext:value-type="float">
            <text:p>31,0818029319395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9]*[.$B9]" office:value-type="float" office:value="91.4944570776425" calcext:value-type="float">
            <text:p>91,4944570776425</text:p>
          </table:table-cell>
          <table:table-cell table:formula="of:=[.F9]*[.$B9]" office:value-type="float" office:value="-91.2818069092808" calcext:value-type="float">
            <text:p>-91,2818069092808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0]*[.$B10]" office:value-type="float" office:value="77.0146668644756" calcext:value-type="float">
            <text:p>77,0146668644756</text:p>
          </table:table-cell>
          <table:table-cell table:formula="of:=[.F10]*[.$B10]" office:value-type="float" office:value="-29.0644660697147" calcext:value-type="float">
            <text:p>-29,0644660697147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1]*[.$B11]" office:value-type="float" office:value="67.473269506811" calcext:value-type="float">
            <text:p>67,473269506811</text:p>
          </table:table-cell>
          <table:table-cell table:formula="of:=[.F11]*[.$B11]" office:value-type="float" office:value="81.7055873608258" calcext:value-type="float">
            <text:p>81,7055873608258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2]*[.$B12]" office:value-type="float" office:value="0.768530296507259" calcext:value-type="float">
            <text:p>0,768530296507259</text:p>
          </table:table-cell>
          <table:table-cell table:formula="of:=[.F12]*[.$B12]" office:value-type="float" office:value="-1.17397348180526" calcext:value-type="float">
            <text:p>-1,17397348180526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3]*[.$B13]" office:value-type="float" office:value="78.3704701144143" calcext:value-type="float">
            <text:p>78,3704701144143</text:p>
          </table:table-cell>
          <table:table-cell table:formula="of:=[.F13]*[.$B13]" office:value-type="float" office:value="55.0807901696785" calcext:value-type="float">
            <text:p>55,0807901696785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4]*[.$B14]" office:value-type="float" office:value="-43.6421951441493" calcext:value-type="float">
            <text:p>-43,6421951441493</text:p>
          </table:table-cell>
          <table:table-cell table:formula="of:=[.F14]*[.$B14]" office:value-type="float" office:value="25.8811329092639" calcext:value-type="float">
            <text:p>25,8811329092639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5]*[.$B15]" office:value-type="float" office:value="82.277307743547" calcext:value-type="float">
            <text:p>82,277307743547</text:p>
          </table:table-cell>
          <table:table-cell table:formula="of:=[.F15]*[.$B15]" office:value-type="float" office:value="76.5489390168828" calcext:value-type="float">
            <text:p>76,5489390168828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6]*[.$B16]" office:value-type="float" office:value="70.6724979636632" calcext:value-type="float">
            <text:p>70,6724979636632</text:p>
          </table:table-cell>
          <table:table-cell table:formula="of:=[.F16]*[.$B16]" office:value-type="float" office:value="94.4568180300621" calcext:value-type="float">
            <text:p>94,456818030062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7]*[.$B17]" office:value-type="float" office:value="94.9615444749214" calcext:value-type="float">
            <text:p>94,9615444749214</text:p>
          </table:table-cell>
          <table:table-cell table:formula="of:=[.F17]*[.$B17]" office:value-type="float" office:value="-92.9510830049534" calcext:value-type="float">
            <text:p>-92,9510830049534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8]*[.$B18]" office:value-type="float" office:value="93.8817026620088" calcext:value-type="float">
            <text:p>93,8817026620088</text:p>
          </table:table-cell>
          <table:table-cell table:formula="of:=[.F18]*[.$B18]" office:value-type="float" office:value="-47.3442358288918" calcext:value-type="float">
            <text:p>-47,3442358288918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19]*[.$B19]" office:value-type="float" office:value="82.3981006538255" calcext:value-type="float">
            <text:p>82,3981006538255</text:p>
          </table:table-cell>
          <table:table-cell table:formula="of:=[.F19]*[.$B19]" office:value-type="float" office:value="-42.3289699210486" calcext:value-type="float">
            <text:p>-42,3289699210486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0]*[.$B20]" office:value-type="float" office:value="71.6157917439902" calcext:value-type="float">
            <text:p>71,6157917439902</text:p>
          </table:table-cell>
          <table:table-cell table:formula="of:=[.F20]*[.$B20]" office:value-type="float" office:value="-5.46750446083431" calcext:value-type="float">
            <text:p>-5,4675044608343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1]*[.$B21]" office:value-type="float" office:value="78.6072629689946" calcext:value-type="float">
            <text:p>78,6072629689946</text:p>
          </table:table-cell>
          <table:table-cell table:formula="of:=[.F21]*[.$B21]" office:value-type="float" office:value="75.177630968394" calcext:value-type="float">
            <text:p>75,177630968394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2]*[.$B22]" office:value-type="float" office:value="91.7519087859807" calcext:value-type="float">
            <text:p>91,7519087859807</text:p>
          </table:table-cell>
          <table:table-cell table:formula="of:=[.F22]*[.$B22]" office:value-type="float" office:value="-55.9830800529992" calcext:value-type="float">
            <text:p>-55,983080052999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3]*[.$B23]" office:value-type="float" office:value="96.3513748530942" calcext:value-type="float">
            <text:p>96,3513748530942</text:p>
          </table:table-cell>
          <table:table-cell table:formula="of:=[.F23]*[.$B23]" office:value-type="float" office:value="-75.5305458042401" calcext:value-type="float">
            <text:p>-75,530545804240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4]*[.$B24]" office:value-type="float" office:value="0.729744039425311" calcext:value-type="float">
            <text:p>0,729744039425311</text:p>
          </table:table-cell>
          <table:table-cell table:formula="of:=[.F24]*[.$B24]" office:value-type="float" office:value="0.312791233642414" calcext:value-type="float">
            <text:p>0,312791233642414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5]*[.$B25]" office:value-type="float" office:value="90.4128978949857" calcext:value-type="float">
            <text:p>90,4128978949857</text:p>
          </table:table-cell>
          <table:table-cell table:formula="of:=[.F25]*[.$B25]" office:value-type="float" office:value="92.197634002798" calcext:value-type="float">
            <text:p>92,197634002798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6]*[.$B26]" office:value-type="float" office:value="0.784749207767522" calcext:value-type="float">
            <text:p>0,784749207767522</text:p>
          </table:table-cell>
          <table:table-cell table:formula="of:=[.F26]*[.$B26]" office:value-type="float" office:value="0.543657569492987" calcext:value-type="float">
            <text:p>0,543657569492987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7]*[.$B27]" office:value-type="float" office:value="0.736755491738577" calcext:value-type="float">
            <text:p>0,736755491738577</text:p>
          </table:table-cell>
          <table:table-cell table:formula="of:=[.F27]*[.$B27]" office:value-type="float" office:value="-1.18565772732704" calcext:value-type="float">
            <text:p>-1,18565772732704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8]*[.$B28]" office:value-type="float" office:value="0.817646686537879" calcext:value-type="float">
            <text:p>0,817646686537879</text:p>
          </table:table-cell>
          <table:table-cell table:formula="of:=[.F28]*[.$B28]" office:value-type="float" office:value="-1.18887940789143" calcext:value-type="float">
            <text:p>-1,1888794078914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29]*[.$B29]" office:value-type="float" office:value="0.147995979101886" calcext:value-type="float">
            <text:p>0,147995979101886</text:p>
          </table:table-cell>
          <table:table-cell table:formula="of:=[.F29]*[.$B29]" office:value-type="float" office:value="0.220527571775853" calcext:value-type="float">
            <text:p>0,22052757177585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30]*[.$B30]" office:value-type="float" office:value="0.610054831928778" calcext:value-type="float">
            <text:p>0,610054831928778</text:p>
          </table:table-cell>
          <table:table-cell table:formula="of:=[.F30]*[.$B30]" office:value-type="float" office:value="0.846714595120672" calcext:value-type="float">
            <text:p>0,84671459512067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31]*[.$B31]" office:value-type="float" office:value="75.2291972925709" calcext:value-type="float">
            <text:p>75,2291972925709</text:p>
          </table:table-cell>
          <table:table-cell table:formula="of:=[.F31]*[.$B31]" office:value-type="float" office:value="73.7601899283455" calcext:value-type="float">
            <text:p>73,7601899283455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32]*[.$B32]" office:value-type="float" office:value="87.7719014283174" calcext:value-type="float">
            <text:p>87,7719014283174</text:p>
          </table:table-cell>
          <table:table-cell table:formula="of:=[.F32]*[.$B32]" office:value-type="float" office:value="-54.4890040587356" calcext:value-type="float">
            <text:p>-54,4890040587356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33]*[.$B33]" office:value-type="float" office:value="85.4240821247903" calcext:value-type="float">
            <text:p>85,4240821247903</text:p>
          </table:table-cell>
          <table:table-cell table:formula="of:=[.F33]*[.$B33]" office:value-type="float" office:value="-62.0114866595532" calcext:value-type="float">
            <text:p>-62,011486659553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formula="of:=[.E34]*[.$B34]" office:value-type="float" office:value="84.0895900367846" calcext:value-type="float">
            <text:p>84,0895900367846</text:p>
          </table:table-cell>
          <table:table-cell table:formula="of:=[.F34]*[.$B34]" office:value-type="float" office:value="-3.64478720233052" calcext:value-type="float">
            <text:p>-3,64478720233052</text:p>
          </table:table-cell>
          <table:table-cell table:number-columns-repeated="65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biases</text:p>
          </table:table-cell>
          <table:table-cell office:value-type="float" office:value="0.18271239" calcext:value-type="float">
            <text:p>0,18271239</text:p>
          </table:table-cell>
          <table:table-cell office:value-type="float" office:value="0.74172056" calcext:value-type="float">
            <text:p>0,74172056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2" office:value-type="string" calcext:value-type="string">
            <text:p>Salida layer</text:p>
          </table:table-cell>
          <table:table-cell table:style-name="ce3" table:formula="of:=SUM([.E38:.E69])+[.E71]" office:value-type="float" office:value="1940.00913262257" calcext:value-type="float">
            <text:p>1940,00913262257</text:p>
          </table:table-cell>
          <table:table-cell table:style-name="ce3" table:formula="of:=SUM([.F38:.F69])+[.F71]" office:value-type="float" office:value="78.2083984567046" calcext:value-type="float">
            <text:p>78,2083984567046</text:p>
          </table:table-cell>
          <table:table-cell table:number-columns-repeated="65"/>
        </table:table-row>
        <table:table-row table:style-name="ro1">
          <table:table-cell table:number-columns-repeated="3"/>
          <table:table-cell table:style-name="ce2"/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9:45:16.753785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5T12:20:01.180180771</dc:date>
    <meta:editing-duration>P1DT19H20M12S</meta:editing-duration>
    <meta:editing-cycles>5</meta:editing-cycles>
    <meta:generator>LibreOffice/6.0.7.3$Linux_X86_64 LibreOffice_project/00m0$Build-3</meta:generator>
    <meta:document-statistic meta:table-count="5" meta:cell-count="5974" meta:object-count="0"/>
  </office:meta>
</office:document-meta>
</file>